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fbfbf" fo:border-left="0.06pt solid #bfbfbf" fo:border-right="0.99pt solid #bfbfbf" fo:border-top="0.06pt solid #bfbfbf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82">
            <text:p>0.4482</text:p>
          </table:table-cell>
          <table:table-cell table:formula="of:=IF([.B1]&gt;[.$E$1];1;0)" office:value-type="float" office:value="0">
            <text:p>0</text:p>
          </table:table-cell>
          <table:table-cell table:formula="of:=ABS([.A1]-[.C1])" office:value-type="float" office:value="1">
            <text:p>1</text:p>
          </table:table-cell>
          <table:table-cell office:value-type="float" office:value="0.52">
            <text:p>0.52</text:p>
          </table:table-cell>
          <table:table-cell table:formula="of:=SUM([.D1:.D1250])" office:value-type="float" office:value="437">
            <text:p>437</text:p>
          </table:table-cell>
          <table:table-cell table:style-name="ce2" office:value-type="float" office:value="0.545905">
            <text:p>0.545905</text:p>
          </table:table-cell>
          <table:table-cell office:value-type="string">
            <text:p>File 4</text:p>
          </table:table-cell>
          <table:table-cell table:style-name="ce2" office:value-type="string">
            <text:p>1, 0.448272 1</text:p>
          </table:table-cell>
          <table:table-cell table:formula="of:=MID([.I1];1;1)" office:value-type="string" office:string-value="1">
            <text:p>1</text:p>
          </table:table-cell>
          <table:table-cell table:formula="of:=MID([.I1];4;6)" office:value-type="string" office:string-value="0.4482">
            <text:p>0.448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08">
            <text:p>0.5508</text:p>
          </table:table-cell>
          <table:table-cell table:formula="of:=IF([.B2]&gt;[.$E$1];1;0)" office:value-type="float" office:value="1">
            <text:p>1</text:p>
          </table:table-cell>
          <table:table-cell table:formula="of:=ABS([.A2]-[.C2])" office:value-type="float" office:value="0">
            <text:p>0</text:p>
          </table:table-cell>
          <table:table-cell table:formula="of:=1-SUM([.D1:.D1250])/1250" office:value-type="float" office:value="0.6504">
            <text:p>0.6504</text:p>
          </table:table-cell>
          <table:table-cell table:formula="of:=1250-[.F1]" office:value-type="float" office:value="813">
            <text:p>813</text:p>
          </table:table-cell>
          <table:table-cell table:style-name="ce2" office:value-type="float" office:value="0.4693281">
            <text:p>0.4693281</text:p>
          </table:table-cell>
          <table:table-cell/>
          <table:table-cell table:style-name="ce2" office:value-type="string">
            <text:p>1, 0.550863 2</text:p>
          </table:table-cell>
          <table:table-cell table:formula="of:=MID([.I2];1;1)" office:value-type="string" office:string-value="1">
            <text:p>1</text:p>
          </table:table-cell>
          <table:table-cell table:formula="of:=MID([.I2];4;6)" office:value-type="string" office:string-value="0.5508">
            <text:p>0.550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68">
            <text:p>0.6768</text:p>
          </table:table-cell>
          <table:table-cell table:formula="of:=IF([.B3]&gt;[.$E$1];1;0)" office:value-type="float" office:value="1">
            <text:p>1</text:p>
          </table:table-cell>
          <table:table-cell table:formula="of:=ABS([.A3]-[.C3])" office:value-type="float" office:value="1">
            <text:p>1</text:p>
          </table:table-cell>
          <table:table-cell table:number-columns-repeated="2"/>
          <table:table-cell table:style-name="ce2" office:value-type="float" office:value="0.5569822">
            <text:p>0.5569822</text:p>
          </table:table-cell>
          <table:table-cell/>
          <table:table-cell table:style-name="ce2" office:value-type="string">
            <text:p>0, 0.67681 3</text:p>
          </table:table-cell>
          <table:table-cell table:formula="of:=MID([.I3];1;1)" office:value-type="string" office:string-value="0">
            <text:p>0</text:p>
          </table:table-cell>
          <table:table-cell table:formula="of:=MID([.I3];4;6)" office:value-type="string" office:string-value="0.6768">
            <text:p>0.676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33">
            <text:p>0.7433</text:p>
          </table:table-cell>
          <table:table-cell table:formula="of:=IF([.B4]&gt;[.$E$1];1;0)" office:value-type="float" office:value="1">
            <text:p>1</text:p>
          </table:table-cell>
          <table:table-cell table:formula="of:=ABS([.A4]-[.C4])" office:value-type="float" office:value="0">
            <text:p>0</text:p>
          </table:table-cell>
          <table:table-cell/>
          <table:table-cell table:formula="of:=COUNTIFS([.A1:.A1250];1)" office:value-type="float" office:value="824">
            <text:p>824</text:p>
          </table:table-cell>
          <table:table-cell table:style-name="ce2" office:value-type="float" office:value="0.7415393">
            <text:p>0.7415393</text:p>
          </table:table-cell>
          <table:table-cell/>
          <table:table-cell table:style-name="ce2" office:value-type="string">
            <text:p>1, 0.743353 5</text:p>
          </table:table-cell>
          <table:table-cell table:formula="of:=MID([.I4];1;1)" office:value-type="string" office:string-value="1">
            <text:p>1</text:p>
          </table:table-cell>
          <table:table-cell table:formula="of:=MID([.I4];4;6)" office:value-type="string" office:string-value="0.7433">
            <text:p>0.743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01">
            <text:p>0.7101</text:p>
          </table:table-cell>
          <table:table-cell table:formula="of:=IF([.B5]&gt;[.$E$1];1;0)" office:value-type="float" office:value="1">
            <text:p>1</text:p>
          </table:table-cell>
          <table:table-cell table:formula="of:=ABS([.A5]-[.C5])" office:value-type="float" office:value="1">
            <text:p>1</text:p>
          </table:table-cell>
          <table:table-cell office:value-type="string">
            <text:p>TP</text:p>
          </table:table-cell>
          <table:table-cell table:formula="of:=COUNTIFS([.A1:.A1250];1;[.C1:.C1250];1)" office:value-type="float" office:value="583">
            <text:p>583</text:p>
          </table:table-cell>
          <table:table-cell table:style-name="ce2" office:value-type="float" office:value="0.3056754">
            <text:p>0.3056754</text:p>
          </table:table-cell>
          <table:table-cell/>
          <table:table-cell table:style-name="ce2" office:value-type="string">
            <text:p>0, 0.71011 6</text:p>
          </table:table-cell>
          <table:table-cell table:formula="of:=MID([.I5];1;1)" office:value-type="string" office:string-value="0">
            <text:p>0</text:p>
          </table:table-cell>
          <table:table-cell table:formula="of:=MID([.I5];4;6)" office:value-type="string" office:string-value="0.7101">
            <text:p>0.710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88">
            <text:p>0.5688</text:p>
          </table:table-cell>
          <table:table-cell table:formula="of:=IF([.B6]&gt;[.$E$1];1;0)" office:value-type="float" office:value="1">
            <text:p>1</text:p>
          </table:table-cell>
          <table:table-cell table:formula="of:=ABS([.A6]-[.C6])" office:value-type="float" office:value="0">
            <text:p>0</text:p>
          </table:table-cell>
          <table:table-cell office:value-type="string">
            <text:p>TN</text:p>
          </table:table-cell>
          <table:table-cell table:formula="of:=COUNTIFS([.A1:.A1250];0;[.C1:.C1250];0)" office:value-type="float" office:value="230">
            <text:p>230</text:p>
          </table:table-cell>
          <table:table-cell table:style-name="ce2" office:value-type="float" office:value="0.7527395">
            <text:p>0.7527395</text:p>
          </table:table-cell>
          <table:table-cell/>
          <table:table-cell table:style-name="ce2" office:value-type="string">
            <text:p>1, 0.568879 7</text:p>
          </table:table-cell>
          <table:table-cell table:formula="of:=MID([.I6];1;1)" office:value-type="string" office:string-value="1">
            <text:p>1</text:p>
          </table:table-cell>
          <table:table-cell table:formula="of:=MID([.I6];4;6)" office:value-type="string" office:string-value="0.5688">
            <text:p>0.568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86">
            <text:p>0.5386</text:p>
          </table:table-cell>
          <table:table-cell table:formula="of:=IF([.B7]&gt;[.$E$1];1;0)" office:value-type="float" office:value="1">
            <text:p>1</text:p>
          </table:table-cell>
          <table:table-cell table:formula="of:=ABS([.A7]-[.C7])" office:value-type="float" office:value="0">
            <text:p>0</text:p>
          </table:table-cell>
          <table:table-cell office:value-type="string">
            <text:p>FP</text:p>
          </table:table-cell>
          <table:table-cell table:formula="of:=COUNTIFS([.A1:.A1250];0;[.C1:.C1250];1)" office:value-type="float" office:value="196">
            <text:p>196</text:p>
          </table:table-cell>
          <table:table-cell table:style-name="ce2" office:value-type="float" office:value="0.5415796">
            <text:p>0.5415796</text:p>
          </table:table-cell>
          <table:table-cell/>
          <table:table-cell table:style-name="ce2" office:value-type="string">
            <text:p>1, 0.538645 10</text:p>
          </table:table-cell>
          <table:table-cell table:formula="of:=MID([.I7];1;1)" office:value-type="string" office:string-value="1">
            <text:p>1</text:p>
          </table:table-cell>
          <table:table-cell table:formula="of:=MID([.I7];4;6)" office:value-type="string" office:string-value="0.5386">
            <text:p>0.538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82">
            <text:p>0.3882</text:p>
          </table:table-cell>
          <table:table-cell table:formula="of:=IF([.B8]&gt;[.$E$1];1;0)" office:value-type="float" office:value="0">
            <text:p>0</text:p>
          </table:table-cell>
          <table:table-cell table:formula="of:=ABS([.A8]-[.C8])" office:value-type="float" office:value="1">
            <text:p>1</text:p>
          </table:table-cell>
          <table:table-cell office:value-type="string">
            <text:p>FN</text:p>
          </table:table-cell>
          <table:table-cell table:formula="of:=COUNTIFS([.A2:.A1251];1;[.C2:.C1251];0)" office:value-type="float" office:value="240">
            <text:p>240</text:p>
          </table:table-cell>
          <table:table-cell table:style-name="ce2" office:value-type="float" office:value="0.4947527">
            <text:p>0.4947527</text:p>
          </table:table-cell>
          <table:table-cell/>
          <table:table-cell table:style-name="ce2" office:value-type="string">
            <text:p>1, 0.388242 11</text:p>
          </table:table-cell>
          <table:table-cell table:formula="of:=MID([.I8];1;1)" office:value-type="string" office:string-value="1">
            <text:p>1</text:p>
          </table:table-cell>
          <table:table-cell table:formula="of:=MID([.I8];4;6)" office:value-type="string" office:string-value="0.3882">
            <text:p>0.388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5">
            <text:p>0.6015</text:p>
          </table:table-cell>
          <table:table-cell table:formula="of:=IF([.B9]&gt;[.$E$1];1;0)" office:value-type="float" office:value="1">
            <text:p>1</text:p>
          </table:table-cell>
          <table:table-cell table:formula="of:=ABS([.A9]-[.C9])" office:value-type="float" office:value="0">
            <text:p>0</text:p>
          </table:table-cell>
          <table:table-cell office:value-type="string">
            <text:p>pre</text:p>
          </table:table-cell>
          <table:table-cell table:formula="of:=[.F5]/([.F5]+[.F7])" office:value-type="float" office:value="0.748395378690629">
            <text:p>0.7483953787</text:p>
          </table:table-cell>
          <table:table-cell table:style-name="ce2" office:value-type="float" office:value="0.6069358">
            <text:p>0.6069358</text:p>
          </table:table-cell>
          <table:table-cell/>
          <table:table-cell table:style-name="ce2" office:value-type="string">
            <text:p>1, 0.601597 12</text:p>
          </table:table-cell>
          <table:table-cell table:formula="of:=MID([.I9];1;1)" office:value-type="string" office:string-value="1">
            <text:p>1</text:p>
          </table:table-cell>
          <table:table-cell table:formula="of:=MID([.I9];4;6)" office:value-type="string" office:string-value="0.6015">
            <text:p>0.601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76">
            <text:p>0.3476</text:p>
          </table:table-cell>
          <table:table-cell table:formula="of:=IF([.B10]&gt;[.$E$1];1;0)" office:value-type="float" office:value="0">
            <text:p>0</text:p>
          </table:table-cell>
          <table:table-cell table:formula="of:=ABS([.A10]-[.C10])" office:value-type="float" office:value="0">
            <text:p>0</text:p>
          </table:table-cell>
          <table:table-cell office:value-type="string">
            <text:p>recall</text:p>
          </table:table-cell>
          <table:table-cell table:formula="of:=[.F5]/([.F5]+[.F8])" office:value-type="float" office:value="0.708383961117861">
            <text:p>0.7083839611</text:p>
          </table:table-cell>
          <table:table-cell table:style-name="ce2" office:value-type="float" office:value="0.4853539">
            <text:p>0.4853539</text:p>
          </table:table-cell>
          <table:table-cell/>
          <table:table-cell table:style-name="ce2" office:value-type="string">
            <text:p>0, 0.347641 13</text:p>
          </table:table-cell>
          <table:table-cell table:formula="of:=MID([.I10];1;1)" office:value-type="string" office:string-value="0">
            <text:p>0</text:p>
          </table:table-cell>
          <table:table-cell table:formula="of:=MID([.I10];4;6)" office:value-type="string" office:string-value="0.3476">
            <text:p>0.347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8">
            <text:p>0.5348</text:p>
          </table:table-cell>
          <table:table-cell table:formula="of:=IF([.B11]&gt;[.$E$1];1;0)" office:value-type="float" office:value="1">
            <text:p>1</text:p>
          </table:table-cell>
          <table:table-cell table:formula="of:=ABS([.A11]-[.C11])" office:value-type="float" office:value="0">
            <text:p>0</text:p>
          </table:table-cell>
          <table:table-cell office:value-type="string">
            <text:p>Acc</text:p>
          </table:table-cell>
          <table:table-cell table:formula="of:=([.F5]+[.F6])/([.F5]+[.F6]+[.F7]+[.F8])" office:value-type="float" office:value="0.650920736589271">
            <text:p>0.6509207366</text:p>
          </table:table-cell>
          <table:table-cell table:style-name="ce2" office:value-type="float" office:value="0.5718961">
            <text:p>0.5718961</text:p>
          </table:table-cell>
          <table:table-cell/>
          <table:table-cell table:style-name="ce2" office:value-type="string">
            <text:p>1, 0.534861 14</text:p>
          </table:table-cell>
          <table:table-cell table:formula="of:=MID([.I11];1;1)" office:value-type="string" office:string-value="1">
            <text:p>1</text:p>
          </table:table-cell>
          <table:table-cell table:formula="of:=MID([.I11];4;6)" office:value-type="string" office:string-value="0.5348">
            <text:p>0.534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56">
            <text:p>0.3156</text:p>
          </table:table-cell>
          <table:table-cell table:formula="of:=IF([.B12]&gt;[.$E$1];1;0)" office:value-type="float" office:value="0">
            <text:p>0</text:p>
          </table:table-cell>
          <table:table-cell table:formula="of:=ABS([.A12]-[.C12])" office:value-type="float" office:value="0">
            <text:p>0</text:p>
          </table:table-cell>
          <table:table-cell office:value-type="string">
            <text:p>F1</text:p>
          </table:table-cell>
          <table:table-cell table:formula="of:=2*[.F10]*[.F9]/([.F10]+[.F9])" office:value-type="float" office:value="0.727840199750312">
            <text:p>0.7278401998</text:p>
          </table:table-cell>
          <table:table-cell table:style-name="ce2" office:value-type="float" office:value="0.51077211">
            <text:p>0.51077211</text:p>
          </table:table-cell>
          <table:table-cell/>
          <table:table-cell table:style-name="ce2" office:value-type="string">
            <text:p>0, 0.315647 15</text:p>
          </table:table-cell>
          <table:table-cell table:formula="of:=MID([.I12];1;1)" office:value-type="string" office:string-value="0">
            <text:p>0</text:p>
          </table:table-cell>
          <table:table-cell table:formula="of:=MID([.I12];4;6)" office:value-type="string" office:string-value="0.3156">
            <text:p>0.315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47">
            <text:p>0.5047</text:p>
          </table:table-cell>
          <table:table-cell table:formula="of:=IF([.B13]&gt;[.$E$1];1;0)" office:value-type="float" office:value="0">
            <text:p>0</text:p>
          </table:table-cell>
          <table:table-cell table:formula="of:=ABS([.A13]-[.C13])" office:value-type="float" office:value="1">
            <text:p>1</text:p>
          </table:table-cell>
          <table:table-cell table:number-columns-repeated="2"/>
          <table:table-cell table:style-name="ce2" office:value-type="float" office:value="0.5828512">
            <text:p>0.5828512</text:p>
          </table:table-cell>
          <table:table-cell/>
          <table:table-cell table:style-name="ce2" office:value-type="string">
            <text:p>1, 0.504726 16</text:p>
          </table:table-cell>
          <table:table-cell table:formula="of:=MID([.I13];1;1)" office:value-type="string" office:string-value="1">
            <text:p>1</text:p>
          </table:table-cell>
          <table:table-cell table:formula="of:=MID([.I13];4;6)" office:value-type="string" office:string-value="0.5047">
            <text:p>0.504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9">
            <text:p>0.6389</text:p>
          </table:table-cell>
          <table:table-cell table:formula="of:=IF([.B14]&gt;[.$E$1];1;0)" office:value-type="float" office:value="1">
            <text:p>1</text:p>
          </table:table-cell>
          <table:table-cell table:formula="of:=ABS([.A14]-[.C14])" office:value-type="float" office:value="0">
            <text:p>0</text:p>
          </table:table-cell>
          <table:table-cell table:number-columns-repeated="2"/>
          <table:table-cell table:style-name="ce2" office:value-type="float" office:value="0.3751413">
            <text:p>0.3751413</text:p>
          </table:table-cell>
          <table:table-cell/>
          <table:table-cell table:style-name="ce2" office:value-type="string">
            <text:p>1, 0.638914 18</text:p>
          </table:table-cell>
          <table:table-cell table:formula="of:=MID([.I14];1;1)" office:value-type="string" office:string-value="1">
            <text:p>1</text:p>
          </table:table-cell>
          <table:table-cell table:formula="of:=MID([.I14];4;6)" office:value-type="string" office:string-value="0.6389">
            <text:p>0.638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8">
            <text:p>0.7238</text:p>
          </table:table-cell>
          <table:table-cell table:formula="of:=IF([.B15]&gt;[.$E$1];1;0)" office:value-type="float" office:value="1">
            <text:p>1</text:p>
          </table:table-cell>
          <table:table-cell table:formula="of:=ABS([.A15]-[.C15])" office:value-type="float" office:value="0">
            <text:p>0</text:p>
          </table:table-cell>
          <table:table-cell table:number-columns-repeated="2"/>
          <table:table-cell table:style-name="ce2" office:value-type="float" office:value="0.63026514">
            <text:p>0.63026514</text:p>
          </table:table-cell>
          <table:table-cell/>
          <table:table-cell table:style-name="ce2" office:value-type="string">
            <text:p>1, 0.723883 19</text:p>
          </table:table-cell>
          <table:table-cell table:formula="of:=MID([.I15];1;1)" office:value-type="string" office:string-value="1">
            <text:p>1</text:p>
          </table:table-cell>
          <table:table-cell table:formula="of:=MID([.I15];4;6)" office:value-type="string" office:string-value="0.7238">
            <text:p>0.723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1">
            <text:p>0.491</text:p>
          </table:table-cell>
          <table:table-cell table:formula="of:=IF([.B16]&gt;[.$E$1];1;0)" office:value-type="float" office:value="0">
            <text:p>0</text:p>
          </table:table-cell>
          <table:table-cell table:formula="of:=ABS([.A16]-[.C16])" office:value-type="float" office:value="1">
            <text:p>1</text:p>
          </table:table-cell>
          <table:table-cell table:number-columns-repeated="2"/>
          <table:table-cell table:style-name="ce2" office:value-type="float" office:value="0.3706915">
            <text:p>0.3706915</text:p>
          </table:table-cell>
          <table:table-cell/>
          <table:table-cell table:style-name="ce2" office:value-type="string">
            <text:p>1, 0.49101 20</text:p>
          </table:table-cell>
          <table:table-cell table:formula="of:=MID([.I16];1;1)" office:value-type="string" office:string-value="1">
            <text:p>1</text:p>
          </table:table-cell>
          <table:table-cell table:formula="of:=MID([.I16];4;6)" office:value-type="string" office:string-value="0.4910">
            <text:p>0.491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98">
            <text:p>0.7598</text:p>
          </table:table-cell>
          <table:table-cell table:formula="of:=IF([.B17]&gt;[.$E$1];1;0)" office:value-type="float" office:value="1">
            <text:p>1</text:p>
          </table:table-cell>
          <table:table-cell table:formula="of:=ABS([.A17]-[.C17])" office:value-type="float" office:value="0">
            <text:p>0</text:p>
          </table:table-cell>
          <table:table-cell table:number-columns-repeated="2"/>
          <table:table-cell table:style-name="ce2" office:value-type="float" office:value="0.51248916">
            <text:p>0.51248916</text:p>
          </table:table-cell>
          <table:table-cell/>
          <table:table-cell table:style-name="ce2" office:value-type="string">
            <text:p>1, 0.759849 21</text:p>
          </table:table-cell>
          <table:table-cell table:formula="of:=MID([.I17];1;1)" office:value-type="string" office:string-value="1">
            <text:p>1</text:p>
          </table:table-cell>
          <table:table-cell table:formula="of:=MID([.I17];4;6)" office:value-type="string" office:string-value="0.7598">
            <text:p>0.759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42">
            <text:p>0.5742</text:p>
          </table:table-cell>
          <table:table-cell table:formula="of:=IF([.B18]&gt;[.$E$1];1;0)" office:value-type="float" office:value="1">
            <text:p>1</text:p>
          </table:table-cell>
          <table:table-cell table:formula="of:=ABS([.A18]-[.C18])" office:value-type="float" office:value="0">
            <text:p>0</text:p>
          </table:table-cell>
          <table:table-cell table:number-columns-repeated="2"/>
          <table:table-cell table:style-name="ce2" office:value-type="float" office:value="0.55042117">
            <text:p>0.55042117</text:p>
          </table:table-cell>
          <table:table-cell/>
          <table:table-cell table:style-name="ce2" office:value-type="string">
            <text:p>1, 0.574238 23</text:p>
          </table:table-cell>
          <table:table-cell table:formula="of:=MID([.I18];1;1)" office:value-type="string" office:string-value="1">
            <text:p>1</text:p>
          </table:table-cell>
          <table:table-cell table:formula="of:=MID([.I18];4;6)" office:value-type="string" office:string-value="0.5742">
            <text:p>0.574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24">
            <text:p>0.4424</text:p>
          </table:table-cell>
          <table:table-cell table:formula="of:=IF([.B19]&gt;[.$E$1];1;0)" office:value-type="float" office:value="0">
            <text:p>0</text:p>
          </table:table-cell>
          <table:table-cell table:formula="of:=ABS([.A19]-[.C19])" office:value-type="float" office:value="0">
            <text:p>0</text:p>
          </table:table-cell>
          <table:table-cell table:number-columns-repeated="2"/>
          <table:table-cell table:style-name="ce2" office:value-type="float" office:value="0.64907218">
            <text:p>0.64907218</text:p>
          </table:table-cell>
          <table:table-cell/>
          <table:table-cell table:style-name="ce2" office:value-type="string">
            <text:p>0, 0.442423 24</text:p>
          </table:table-cell>
          <table:table-cell table:formula="of:=MID([.I19];1;1)" office:value-type="string" office:string-value="0">
            <text:p>0</text:p>
          </table:table-cell>
          <table:table-cell table:formula="of:=MID([.I19];4;6)" office:value-type="string" office:string-value="0.4424">
            <text:p>0.442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35">
            <text:p>0.3835</text:p>
          </table:table-cell>
          <table:table-cell table:formula="of:=IF([.B20]&gt;[.$E$1];1;0)" office:value-type="float" office:value="0">
            <text:p>0</text:p>
          </table:table-cell>
          <table:table-cell table:formula="of:=ABS([.A20]-[.C20])" office:value-type="float" office:value="1">
            <text:p>1</text:p>
          </table:table-cell>
          <table:table-cell table:number-columns-repeated="2"/>
          <table:table-cell table:style-name="ce2" office:value-type="float" office:value="0.83582919">
            <text:p>0.83582919</text:p>
          </table:table-cell>
          <table:table-cell/>
          <table:table-cell table:style-name="ce2" office:value-type="string">
            <text:p>1, 0.383562 25</text:p>
          </table:table-cell>
          <table:table-cell table:formula="of:=MID([.I20];1;1)" office:value-type="string" office:string-value="1">
            <text:p>1</text:p>
          </table:table-cell>
          <table:table-cell table:formula="of:=MID([.I20];4;6)" office:value-type="string" office:string-value="0.3835">
            <text:p>0.383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44">
            <text:p>0.5044</text:p>
          </table:table-cell>
          <table:table-cell table:formula="of:=IF([.B21]&gt;[.$E$1];1;0)" office:value-type="float" office:value="0">
            <text:p>0</text:p>
          </table:table-cell>
          <table:table-cell table:formula="of:=ABS([.A21]-[.C21])" office:value-type="float" office:value="1">
            <text:p>1</text:p>
          </table:table-cell>
          <table:table-cell table:number-columns-repeated="2"/>
          <table:table-cell table:style-name="ce2" office:value-type="float" office:value="0.3756542">
            <text:p>0.3756542</text:p>
          </table:table-cell>
          <table:table-cell/>
          <table:table-cell table:style-name="ce2" office:value-type="string">
            <text:p>1, 0.504482 26</text:p>
          </table:table-cell>
          <table:table-cell table:formula="of:=MID([.I21];1;1)" office:value-type="string" office:string-value="1">
            <text:p>1</text:p>
          </table:table-cell>
          <table:table-cell table:formula="of:=MID([.I21];4;6)" office:value-type="string" office:string-value="0.5044">
            <text:p>0.504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6">
            <text:p>0.6526</text:p>
          </table:table-cell>
          <table:table-cell table:formula="of:=IF([.B22]&gt;[.$E$1];1;0)" office:value-type="float" office:value="1">
            <text:p>1</text:p>
          </table:table-cell>
          <table:table-cell table:formula="of:=ABS([.A22]-[.C22])" office:value-type="float" office:value="0">
            <text:p>0</text:p>
          </table:table-cell>
          <table:table-cell table:number-columns-repeated="2"/>
          <table:table-cell table:style-name="ce2" office:value-type="float" office:value="0.68496821">
            <text:p>0.68496821</text:p>
          </table:table-cell>
          <table:table-cell/>
          <table:table-cell table:style-name="ce2" office:value-type="string">
            <text:p>1, 0.652605 27</text:p>
          </table:table-cell>
          <table:table-cell table:formula="of:=MID([.I22];1;1)" office:value-type="string" office:string-value="1">
            <text:p>1</text:p>
          </table:table-cell>
          <table:table-cell table:formula="of:=MID([.I22];4;6)" office:value-type="string" office:string-value="0.6526">
            <text:p>0.652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2">
            <text:p>0.5822</text:p>
          </table:table-cell>
          <table:table-cell table:formula="of:=IF([.B23]&gt;[.$E$1];1;0)" office:value-type="float" office:value="1">
            <text:p>1</text:p>
          </table:table-cell>
          <table:table-cell table:formula="of:=ABS([.A23]-[.C23])" office:value-type="float" office:value="0">
            <text:p>0</text:p>
          </table:table-cell>
          <table:table-cell table:number-columns-repeated="2"/>
          <table:table-cell table:style-name="ce2" office:value-type="float" office:value="0.65138422">
            <text:p>0.65138422</text:p>
          </table:table-cell>
          <table:table-cell/>
          <table:table-cell table:style-name="ce2" office:value-type="string">
            <text:p>1, 0.582263 29</text:p>
          </table:table-cell>
          <table:table-cell table:formula="of:=MID([.I23];1;1)" office:value-type="string" office:string-value="1">
            <text:p>1</text:p>
          </table:table-cell>
          <table:table-cell table:formula="of:=MID([.I23];4;6)" office:value-type="string" office:string-value="0.5822">
            <text:p>0.58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82">
            <text:p>0.3682</text:p>
          </table:table-cell>
          <table:table-cell table:formula="of:=IF([.B24]&gt;[.$E$1];1;0)" office:value-type="float" office:value="0">
            <text:p>0</text:p>
          </table:table-cell>
          <table:table-cell table:formula="of:=ABS([.A24]-[.C24])" office:value-type="float" office:value="1">
            <text:p>1</text:p>
          </table:table-cell>
          <table:table-cell table:number-columns-repeated="2"/>
          <table:table-cell table:style-name="ce2" office:value-type="float" office:value="0.57187323">
            <text:p>0.57187323</text:p>
          </table:table-cell>
          <table:table-cell/>
          <table:table-cell table:style-name="ce2" office:value-type="string">
            <text:p>1, 0.368286 30</text:p>
          </table:table-cell>
          <table:table-cell table:formula="of:=MID([.I24];1;1)" office:value-type="string" office:string-value="1">
            <text:p>1</text:p>
          </table:table-cell>
          <table:table-cell table:formula="of:=MID([.I24];4;6)" office:value-type="string" office:string-value="0.3682">
            <text:p>0.368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352">
            <text:p>0.8352</text:p>
          </table:table-cell>
          <table:table-cell table:formula="of:=IF([.B25]&gt;[.$E$1];1;0)" office:value-type="float" office:value="1">
            <text:p>1</text:p>
          </table:table-cell>
          <table:table-cell table:formula="of:=ABS([.A25]-[.C25])" office:value-type="float" office:value="1">
            <text:p>1</text:p>
          </table:table-cell>
          <table:table-cell table:number-columns-repeated="2"/>
          <table:table-cell table:style-name="ce2" office:value-type="float" office:value="0.46967824">
            <text:p>0.46967824</text:p>
          </table:table-cell>
          <table:table-cell/>
          <table:table-cell table:style-name="ce2" office:value-type="string">
            <text:p>0, 0.835245 31</text:p>
          </table:table-cell>
          <table:table-cell table:formula="of:=MID([.I25];1;1)" office:value-type="string" office:string-value="0">
            <text:p>0</text:p>
          </table:table-cell>
          <table:table-cell table:formula="of:=MID([.I25];4;6)" office:value-type="string" office:string-value="0.8352">
            <text:p>0.835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13">
            <text:p>0.7713</text:p>
          </table:table-cell>
          <table:table-cell table:formula="of:=IF([.B26]&gt;[.$E$1];1;0)" office:value-type="float" office:value="1">
            <text:p>1</text:p>
          </table:table-cell>
          <table:table-cell table:formula="of:=ABS([.A26]-[.C26])" office:value-type="float" office:value="1">
            <text:p>1</text:p>
          </table:table-cell>
          <table:table-cell table:number-columns-repeated="2"/>
          <table:table-cell table:style-name="ce2" office:value-type="float" office:value="0.43269525">
            <text:p>0.43269525</text:p>
          </table:table-cell>
          <table:table-cell/>
          <table:table-cell table:style-name="ce2" office:value-type="string">
            <text:p>0, 0.771386 32</text:p>
          </table:table-cell>
          <table:table-cell table:formula="of:=MID([.I26];1;1)" office:value-type="string" office:string-value="0">
            <text:p>0</text:p>
          </table:table-cell>
          <table:table-cell table:formula="of:=MID([.I26];4;6)" office:value-type="string" office:string-value="0.7713">
            <text:p>0.771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58">
            <text:p>0.6658</text:p>
          </table:table-cell>
          <table:table-cell table:formula="of:=IF([.B27]&gt;[.$E$1];1;0)" office:value-type="float" office:value="1">
            <text:p>1</text:p>
          </table:table-cell>
          <table:table-cell table:formula="of:=ABS([.A27]-[.C27])" office:value-type="float" office:value="1">
            <text:p>1</text:p>
          </table:table-cell>
          <table:table-cell table:number-columns-repeated="2"/>
          <table:table-cell table:style-name="ce2" office:value-type="float" office:value="0.56386326">
            <text:p>0.56386326</text:p>
          </table:table-cell>
          <table:table-cell/>
          <table:table-cell table:style-name="ce2" office:value-type="string">
            <text:p>0, 0.665838 33</text:p>
          </table:table-cell>
          <table:table-cell table:formula="of:=MID([.I27];1;1)" office:value-type="string" office:string-value="0">
            <text:p>0</text:p>
          </table:table-cell>
          <table:table-cell table:formula="of:=MID([.I27];4;6)" office:value-type="string" office:string-value="0.6658">
            <text:p>0.665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7">
            <text:p>0.6137</text:p>
          </table:table-cell>
          <table:table-cell table:formula="of:=IF([.B28]&gt;[.$E$1];1;0)" office:value-type="float" office:value="1">
            <text:p>1</text:p>
          </table:table-cell>
          <table:table-cell table:formula="of:=ABS([.A28]-[.C28])" office:value-type="float" office:value="0">
            <text:p>0</text:p>
          </table:table-cell>
          <table:table-cell table:number-columns-repeated="2"/>
          <table:table-cell table:style-name="ce2" office:value-type="float" office:value="0.65798427">
            <text:p>0.65798427</text:p>
          </table:table-cell>
          <table:table-cell/>
          <table:table-cell table:style-name="ce2" office:value-type="string">
            <text:p>1, 0.613776 34</text:p>
          </table:table-cell>
          <table:table-cell table:formula="of:=MID([.I28];1;1)" office:value-type="string" office:string-value="1">
            <text:p>1</text:p>
          </table:table-cell>
          <table:table-cell table:formula="of:=MID([.I28];4;6)" office:value-type="string" office:string-value="0.6137">
            <text:p>0.613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63">
            <text:p>0.6063</text:p>
          </table:table-cell>
          <table:table-cell table:formula="of:=IF([.B29]&gt;[.$E$1];1;0)" office:value-type="float" office:value="1">
            <text:p>1</text:p>
          </table:table-cell>
          <table:table-cell table:formula="of:=ABS([.A29]-[.C29])" office:value-type="float" office:value="1">
            <text:p>1</text:p>
          </table:table-cell>
          <table:table-cell table:number-columns-repeated="2"/>
          <table:table-cell table:style-name="ce2" office:value-type="float" office:value="0.78621528">
            <text:p>0.78621528</text:p>
          </table:table-cell>
          <table:table-cell/>
          <table:table-cell table:style-name="ce2" office:value-type="string">
            <text:p>0, 0.606339 35</text:p>
          </table:table-cell>
          <table:table-cell table:formula="of:=MID([.I29];1;1)" office:value-type="string" office:string-value="0">
            <text:p>0</text:p>
          </table:table-cell>
          <table:table-cell table:formula="of:=MID([.I29];4;6)" office:value-type="string" office:string-value="0.6063">
            <text:p>0.606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04">
            <text:p>0.6804</text:p>
          </table:table-cell>
          <table:table-cell table:formula="of:=IF([.B30]&gt;[.$E$1];1;0)" office:value-type="float" office:value="1">
            <text:p>1</text:p>
          </table:table-cell>
          <table:table-cell table:formula="of:=ABS([.A30]-[.C30])" office:value-type="float" office:value="0">
            <text:p>0</text:p>
          </table:table-cell>
          <table:table-cell table:number-columns-repeated="2"/>
          <table:table-cell table:style-name="ce2" office:value-type="float" office:value="0.53257629">
            <text:p>0.53257629</text:p>
          </table:table-cell>
          <table:table-cell/>
          <table:table-cell table:style-name="ce2" office:value-type="string">
            <text:p>1, 0.680457 36</text:p>
          </table:table-cell>
          <table:table-cell table:formula="of:=MID([.I30];1;1)" office:value-type="string" office:string-value="1">
            <text:p>1</text:p>
          </table:table-cell>
          <table:table-cell table:formula="of:=MID([.I30];4;6)" office:value-type="string" office:string-value="0.6804">
            <text:p>0.680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25">
            <text:p>0.6825</text:p>
          </table:table-cell>
          <table:table-cell table:formula="of:=IF([.B31]&gt;[.$E$1];1;0)" office:value-type="float" office:value="1">
            <text:p>1</text:p>
          </table:table-cell>
          <table:table-cell table:formula="of:=ABS([.A31]-[.C31])" office:value-type="float" office:value="0">
            <text:p>0</text:p>
          </table:table-cell>
          <table:table-cell table:number-columns-repeated="2"/>
          <table:table-cell table:style-name="ce2" office:value-type="float" office:value="0.4703783">
            <text:p>0.4703783</text:p>
          </table:table-cell>
          <table:table-cell/>
          <table:table-cell table:style-name="ce2" office:value-type="string">
            <text:p>1, 0.682566 37</text:p>
          </table:table-cell>
          <table:table-cell table:formula="of:=MID([.I31];1;1)" office:value-type="string" office:string-value="1">
            <text:p>1</text:p>
          </table:table-cell>
          <table:table-cell table:formula="of:=MID([.I31];4;6)" office:value-type="string" office:string-value="0.6825">
            <text:p>0.682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77">
            <text:p>0.6077</text:p>
          </table:table-cell>
          <table:table-cell table:formula="of:=IF([.B32]&gt;[.$E$1];1;0)" office:value-type="float" office:value="1">
            <text:p>1</text:p>
          </table:table-cell>
          <table:table-cell table:formula="of:=ABS([.A32]-[.C32])" office:value-type="float" office:value="1">
            <text:p>1</text:p>
          </table:table-cell>
          <table:table-cell table:number-columns-repeated="2"/>
          <table:table-cell table:style-name="ce2" office:value-type="float" office:value="0.8541631">
            <text:p>0.8541631</text:p>
          </table:table-cell>
          <table:table-cell/>
          <table:table-cell table:style-name="ce2" office:value-type="string">
            <text:p>0, 0.607762 38</text:p>
          </table:table-cell>
          <table:table-cell table:formula="of:=MID([.I32];1;1)" office:value-type="string" office:string-value="0">
            <text:p>0</text:p>
          </table:table-cell>
          <table:table-cell table:formula="of:=MID([.I32];4;6)" office:value-type="string" office:string-value="0.6077">
            <text:p>0.607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1">
            <text:p>0.671</text:p>
          </table:table-cell>
          <table:table-cell table:formula="of:=IF([.B33]&gt;[.$E$1];1;0)" office:value-type="float" office:value="1">
            <text:p>1</text:p>
          </table:table-cell>
          <table:table-cell table:formula="of:=ABS([.A33]-[.C33])" office:value-type="float" office:value="0">
            <text:p>0</text:p>
          </table:table-cell>
          <table:table-cell table:number-columns-repeated="2"/>
          <table:table-cell table:style-name="ce2" office:value-type="float" office:value="0.77011332">
            <text:p>0.77011332</text:p>
          </table:table-cell>
          <table:table-cell/>
          <table:table-cell table:style-name="ce2" office:value-type="string">
            <text:p>1, 0.671062 39</text:p>
          </table:table-cell>
          <table:table-cell table:formula="of:=MID([.I33];1;1)" office:value-type="string" office:string-value="1">
            <text:p>1</text:p>
          </table:table-cell>
          <table:table-cell table:formula="of:=MID([.I33];4;6)" office:value-type="string" office:string-value="0.6710">
            <text:p>0.671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8">
            <text:p>0.7328</text:p>
          </table:table-cell>
          <table:table-cell table:formula="of:=IF([.B34]&gt;[.$E$1];1;0)" office:value-type="float" office:value="1">
            <text:p>1</text:p>
          </table:table-cell>
          <table:table-cell table:formula="of:=ABS([.A34]-[.C34])" office:value-type="float" office:value="0">
            <text:p>0</text:p>
          </table:table-cell>
          <table:table-cell table:number-columns-repeated="2"/>
          <table:table-cell table:style-name="ce2" office:value-type="float" office:value="0.69386133">
            <text:p>0.69386133</text:p>
          </table:table-cell>
          <table:table-cell/>
          <table:table-cell table:style-name="ce2" office:value-type="string">
            <text:p>1, 0.732879 40</text:p>
          </table:table-cell>
          <table:table-cell table:formula="of:=MID([.I34];1;1)" office:value-type="string" office:string-value="1">
            <text:p>1</text:p>
          </table:table-cell>
          <table:table-cell table:formula="of:=MID([.I34];4;6)" office:value-type="string" office:string-value="0.7328">
            <text:p>0.732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25">
            <text:p>0.3425</text:p>
          </table:table-cell>
          <table:table-cell table:formula="of:=IF([.B35]&gt;[.$E$1];1;0)" office:value-type="float" office:value="0">
            <text:p>0</text:p>
          </table:table-cell>
          <table:table-cell table:formula="of:=ABS([.A35]-[.C35])" office:value-type="float" office:value="0">
            <text:p>0</text:p>
          </table:table-cell>
          <table:table-cell table:number-columns-repeated="2"/>
          <table:table-cell table:style-name="ce2" office:value-type="float" office:value="0.54489334">
            <text:p>0.54489334</text:p>
          </table:table-cell>
          <table:table-cell/>
          <table:table-cell table:style-name="ce2" office:value-type="string">
            <text:p>0, 0.342512 42</text:p>
          </table:table-cell>
          <table:table-cell table:formula="of:=MID([.I35];1;1)" office:value-type="string" office:string-value="0">
            <text:p>0</text:p>
          </table:table-cell>
          <table:table-cell table:formula="of:=MID([.I35];4;6)" office:value-type="string" office:string-value="0.3425">
            <text:p>0.342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81">
            <text:p>0.5181</text:p>
          </table:table-cell>
          <table:table-cell table:formula="of:=IF([.B36]&gt;[.$E$1];1;0)" office:value-type="float" office:value="0">
            <text:p>0</text:p>
          </table:table-cell>
          <table:table-cell table:formula="of:=ABS([.A36]-[.C36])" office:value-type="float" office:value="1">
            <text:p>1</text:p>
          </table:table-cell>
          <table:table-cell table:number-columns-repeated="2"/>
          <table:table-cell table:style-name="ce2" office:value-type="float" office:value="0.6059235">
            <text:p>0.6059235</text:p>
          </table:table-cell>
          <table:table-cell/>
          <table:table-cell table:style-name="ce2" office:value-type="string">
            <text:p>1, 0.518139 43</text:p>
          </table:table-cell>
          <table:table-cell table:formula="of:=MID([.I36];1;1)" office:value-type="string" office:string-value="1">
            <text:p>1</text:p>
          </table:table-cell>
          <table:table-cell table:formula="of:=MID([.I36];4;6)" office:value-type="string" office:string-value="0.5181">
            <text:p>0.51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">
            <text:p>0.678</text:p>
          </table:table-cell>
          <table:table-cell table:formula="of:=IF([.B37]&gt;[.$E$1];1;0)" office:value-type="float" office:value="1">
            <text:p>1</text:p>
          </table:table-cell>
          <table:table-cell table:formula="of:=ABS([.A37]-[.C37])" office:value-type="float" office:value="0">
            <text:p>0</text:p>
          </table:table-cell>
          <table:table-cell table:number-columns-repeated="2"/>
          <table:table-cell table:style-name="ce2" office:value-type="float" office:value="0.69518236">
            <text:p>0.69518236</text:p>
          </table:table-cell>
          <table:table-cell/>
          <table:table-cell table:style-name="ce2" office:value-type="string">
            <text:p>1, 0.678037 44</text:p>
          </table:table-cell>
          <table:table-cell table:formula="of:=MID([.I37];1;1)" office:value-type="string" office:string-value="1">
            <text:p>1</text:p>
          </table:table-cell>
          <table:table-cell table:formula="of:=MID([.I37];4;6)" office:value-type="string" office:string-value="0.6780">
            <text:p>0.678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93">
            <text:p>0.4193</text:p>
          </table:table-cell>
          <table:table-cell table:formula="of:=IF([.B38]&gt;[.$E$1];1;0)" office:value-type="float" office:value="0">
            <text:p>0</text:p>
          </table:table-cell>
          <table:table-cell table:formula="of:=ABS([.A38]-[.C38])" office:value-type="float" office:value="0">
            <text:p>0</text:p>
          </table:table-cell>
          <table:table-cell table:number-columns-repeated="2"/>
          <table:table-cell table:style-name="ce2" office:value-type="float" office:value="0.67819837">
            <text:p>0.67819837</text:p>
          </table:table-cell>
          <table:table-cell/>
          <table:table-cell table:style-name="ce2" office:value-type="string">
            <text:p>0, 0.419345 45</text:p>
          </table:table-cell>
          <table:table-cell table:formula="of:=MID([.I38];1;1)" office:value-type="string" office:string-value="0">
            <text:p>0</text:p>
          </table:table-cell>
          <table:table-cell table:formula="of:=MID([.I38];4;6)" office:value-type="string" office:string-value="0.4193">
            <text:p>0.419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57">
            <text:p>0.6257</text:p>
          </table:table-cell>
          <table:table-cell table:formula="of:=IF([.B39]&gt;[.$E$1];1;0)" office:value-type="float" office:value="1">
            <text:p>1</text:p>
          </table:table-cell>
          <table:table-cell table:formula="of:=ABS([.A39]-[.C39])" office:value-type="float" office:value="1">
            <text:p>1</text:p>
          </table:table-cell>
          <table:table-cell table:number-columns-repeated="2"/>
          <table:table-cell table:style-name="ce2" office:value-type="float" office:value="0.61749138">
            <text:p>0.61749138</text:p>
          </table:table-cell>
          <table:table-cell/>
          <table:table-cell table:style-name="ce2" office:value-type="string">
            <text:p>0, 0.625774 46</text:p>
          </table:table-cell>
          <table:table-cell table:formula="of:=MID([.I39];1;1)" office:value-type="string" office:string-value="0">
            <text:p>0</text:p>
          </table:table-cell>
          <table:table-cell table:formula="of:=MID([.I39];4;6)" office:value-type="string" office:string-value="0.6257">
            <text:p>0.625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9">
            <text:p>0.349</text:p>
          </table:table-cell>
          <table:table-cell table:formula="of:=IF([.B40]&gt;[.$E$1];1;0)" office:value-type="float" office:value="0">
            <text:p>0</text:p>
          </table:table-cell>
          <table:table-cell table:formula="of:=ABS([.A40]-[.C40])" office:value-type="float" office:value="0">
            <text:p>0</text:p>
          </table:table-cell>
          <table:table-cell table:number-columns-repeated="2"/>
          <table:table-cell table:style-name="ce2" office:value-type="float" office:value="0.41991139">
            <text:p>0.41991139</text:p>
          </table:table-cell>
          <table:table-cell/>
          <table:table-cell table:style-name="ce2" office:value-type="string">
            <text:p>0, 0.349008 47</text:p>
          </table:table-cell>
          <table:table-cell table:formula="of:=MID([.I40];1;1)" office:value-type="string" office:string-value="0">
            <text:p>0</text:p>
          </table:table-cell>
          <table:table-cell table:formula="of:=MID([.I40];4;6)" office:value-type="string" office:string-value="0.3490">
            <text:p>0.349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58">
            <text:p>0.7658</text:p>
          </table:table-cell>
          <table:table-cell table:formula="of:=IF([.B41]&gt;[.$E$1];1;0)" office:value-type="float" office:value="1">
            <text:p>1</text:p>
          </table:table-cell>
          <table:table-cell table:formula="of:=ABS([.A41]-[.C41])" office:value-type="float" office:value="0">
            <text:p>0</text:p>
          </table:table-cell>
          <table:table-cell table:number-columns-repeated="2"/>
          <table:table-cell table:style-name="ce2" office:value-type="float" office:value="0.7332154">
            <text:p>0.7332154</text:p>
          </table:table-cell>
          <table:table-cell/>
          <table:table-cell table:style-name="ce2" office:value-type="string">
            <text:p>1, 0.765825 48</text:p>
          </table:table-cell>
          <table:table-cell table:formula="of:=MID([.I41];1;1)" office:value-type="string" office:string-value="1">
            <text:p>1</text:p>
          </table:table-cell>
          <table:table-cell table:formula="of:=MID([.I41];4;6)" office:value-type="string" office:string-value="0.7658">
            <text:p>0.765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9">
            <text:p>0.6079</text:p>
          </table:table-cell>
          <table:table-cell table:formula="of:=IF([.B42]&gt;[.$E$1];1;0)" office:value-type="float" office:value="1">
            <text:p>1</text:p>
          </table:table-cell>
          <table:table-cell table:formula="of:=ABS([.A42]-[.C42])" office:value-type="float" office:value="0">
            <text:p>0</text:p>
          </table:table-cell>
          <table:table-cell table:number-columns-repeated="2"/>
          <table:table-cell table:style-name="ce2" office:value-type="float" office:value="0.42697741">
            <text:p>0.42697741</text:p>
          </table:table-cell>
          <table:table-cell/>
          <table:table-cell table:style-name="ce2" office:value-type="string">
            <text:p>1, 0.607949 50</text:p>
          </table:table-cell>
          <table:table-cell table:formula="of:=MID([.I42];1;1)" office:value-type="string" office:string-value="1">
            <text:p>1</text:p>
          </table:table-cell>
          <table:table-cell table:formula="of:=MID([.I42];4;6)" office:value-type="string" office:string-value="0.6079">
            <text:p>0.607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7">
            <text:p>0.6287</text:p>
          </table:table-cell>
          <table:table-cell table:formula="of:=IF([.B43]&gt;[.$E$1];1;0)" office:value-type="float" office:value="1">
            <text:p>1</text:p>
          </table:table-cell>
          <table:table-cell table:formula="of:=ABS([.A43]-[.C43])" office:value-type="float" office:value="0">
            <text:p>0</text:p>
          </table:table-cell>
          <table:table-cell table:number-columns-repeated="2"/>
          <table:table-cell table:style-name="ce2" office:value-type="float" office:value="0.30886342">
            <text:p>0.30886342</text:p>
          </table:table-cell>
          <table:table-cell/>
          <table:table-cell table:style-name="ce2" office:value-type="string">
            <text:p>1, 0.628758 51</text:p>
          </table:table-cell>
          <table:table-cell table:formula="of:=MID([.I43];1;1)" office:value-type="string" office:string-value="1">
            <text:p>1</text:p>
          </table:table-cell>
          <table:table-cell table:formula="of:=MID([.I43];4;6)" office:value-type="string" office:string-value="0.6287">
            <text:p>0.628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81">
            <text:p>0.3881</text:p>
          </table:table-cell>
          <table:table-cell table:formula="of:=IF([.B44]&gt;[.$E$1];1;0)" office:value-type="float" office:value="0">
            <text:p>0</text:p>
          </table:table-cell>
          <table:table-cell table:formula="of:=ABS([.A44]-[.C44])" office:value-type="float" office:value="1">
            <text:p>1</text:p>
          </table:table-cell>
          <table:table-cell table:number-columns-repeated="2"/>
          <table:table-cell table:style-name="ce2" office:value-type="float" office:value="0.56938843">
            <text:p>0.56938843</text:p>
          </table:table-cell>
          <table:table-cell/>
          <table:table-cell table:style-name="ce2" office:value-type="string">
            <text:p>1, 0.388133 52</text:p>
          </table:table-cell>
          <table:table-cell table:formula="of:=MID([.I44];1;1)" office:value-type="string" office:string-value="1">
            <text:p>1</text:p>
          </table:table-cell>
          <table:table-cell table:formula="of:=MID([.I44];4;6)" office:value-type="string" office:string-value="0.3881">
            <text:p>0.38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4">
            <text:p>0.404</text:p>
          </table:table-cell>
          <table:table-cell table:formula="of:=IF([.B45]&gt;[.$E$1];1;0)" office:value-type="float" office:value="0">
            <text:p>0</text:p>
          </table:table-cell>
          <table:table-cell table:formula="of:=ABS([.A45]-[.C45])" office:value-type="float" office:value="1">
            <text:p>1</text:p>
          </table:table-cell>
          <table:table-cell table:number-columns-repeated="2"/>
          <table:table-cell table:style-name="ce2" office:value-type="float" office:value="0.58661844">
            <text:p>0.58661844</text:p>
          </table:table-cell>
          <table:table-cell/>
          <table:table-cell table:style-name="ce2" office:value-type="string">
            <text:p>1, 0.404052 53</text:p>
          </table:table-cell>
          <table:table-cell table:formula="of:=MID([.I45];1;1)" office:value-type="string" office:string-value="1">
            <text:p>1</text:p>
          </table:table-cell>
          <table:table-cell table:formula="of:=MID([.I45];4;6)" office:value-type="string" office:string-value="0.4040">
            <text:p>0.404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13">
            <text:p>0.5613</text:p>
          </table:table-cell>
          <table:table-cell table:formula="of:=IF([.B46]&gt;[.$E$1];1;0)" office:value-type="float" office:value="1">
            <text:p>1</text:p>
          </table:table-cell>
          <table:table-cell table:formula="of:=ABS([.A46]-[.C46])" office:value-type="float" office:value="1">
            <text:p>1</text:p>
          </table:table-cell>
          <table:table-cell table:number-columns-repeated="2"/>
          <table:table-cell table:style-name="ce2" office:value-type="float" office:value="0.38483445">
            <text:p>0.38483445</text:p>
          </table:table-cell>
          <table:table-cell/>
          <table:table-cell table:style-name="ce2" office:value-type="string">
            <text:p>0, 0.561344 54</text:p>
          </table:table-cell>
          <table:table-cell table:formula="of:=MID([.I46];1;1)" office:value-type="string" office:string-value="0">
            <text:p>0</text:p>
          </table:table-cell>
          <table:table-cell table:formula="of:=MID([.I46];4;6)" office:value-type="string" office:string-value="0.5613">
            <text:p>0.561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06">
            <text:p>0.4006</text:p>
          </table:table-cell>
          <table:table-cell table:formula="of:=IF([.B47]&gt;[.$E$1];1;0)" office:value-type="float" office:value="0">
            <text:p>0</text:p>
          </table:table-cell>
          <table:table-cell table:formula="of:=ABS([.A47]-[.C47])" office:value-type="float" office:value="0">
            <text:p>0</text:p>
          </table:table-cell>
          <table:table-cell table:number-columns-repeated="2"/>
          <table:table-cell table:style-name="ce2" office:value-type="float" office:value="0.63388146">
            <text:p>0.63388146</text:p>
          </table:table-cell>
          <table:table-cell/>
          <table:table-cell table:style-name="ce2" office:value-type="string">
            <text:p>0, 0.400646 58</text:p>
          </table:table-cell>
          <table:table-cell table:formula="of:=MID([.I47];1;1)" office:value-type="string" office:string-value="0">
            <text:p>0</text:p>
          </table:table-cell>
          <table:table-cell table:formula="of:=MID([.I47];4;6)" office:value-type="string" office:string-value="0.4006">
            <text:p>0.400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1">
            <text:p>0.6691</text:p>
          </table:table-cell>
          <table:table-cell table:formula="of:=IF([.B48]&gt;[.$E$1];1;0)" office:value-type="float" office:value="1">
            <text:p>1</text:p>
          </table:table-cell>
          <table:table-cell table:formula="of:=ABS([.A48]-[.C48])" office:value-type="float" office:value="0">
            <text:p>0</text:p>
          </table:table-cell>
          <table:table-cell table:number-columns-repeated="2"/>
          <table:table-cell table:style-name="ce2" office:value-type="float" office:value="0.39718847">
            <text:p>0.39718847</text:p>
          </table:table-cell>
          <table:table-cell/>
          <table:table-cell table:style-name="ce2" office:value-type="string">
            <text:p>1, 0.669116 59</text:p>
          </table:table-cell>
          <table:table-cell table:formula="of:=MID([.I48];1;1)" office:value-type="string" office:string-value="1">
            <text:p>1</text:p>
          </table:table-cell>
          <table:table-cell table:formula="of:=MID([.I48];4;6)" office:value-type="string" office:string-value="0.6691">
            <text:p>0.669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34">
            <text:p>0.8234</text:p>
          </table:table-cell>
          <table:table-cell table:formula="of:=IF([.B49]&gt;[.$E$1];1;0)" office:value-type="float" office:value="1">
            <text:p>1</text:p>
          </table:table-cell>
          <table:table-cell table:formula="of:=ABS([.A49]-[.C49])" office:value-type="float" office:value="0">
            <text:p>0</text:p>
          </table:table-cell>
          <table:table-cell table:number-columns-repeated="2"/>
          <table:table-cell table:style-name="ce2" office:value-type="float" office:value="0.76643848">
            <text:p>0.76643848</text:p>
          </table:table-cell>
          <table:table-cell/>
          <table:table-cell table:style-name="ce2" office:value-type="string">
            <text:p>1, 0.823426 60</text:p>
          </table:table-cell>
          <table:table-cell table:formula="of:=MID([.I49];1;1)" office:value-type="string" office:string-value="1">
            <text:p>1</text:p>
          </table:table-cell>
          <table:table-cell table:formula="of:=MID([.I49];4;6)" office:value-type="string" office:string-value="0.8234">
            <text:p>0.823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7">
            <text:p>0.7557</text:p>
          </table:table-cell>
          <table:table-cell table:formula="of:=IF([.B50]&gt;[.$E$1];1;0)" office:value-type="float" office:value="1">
            <text:p>1</text:p>
          </table:table-cell>
          <table:table-cell table:formula="of:=ABS([.A50]-[.C50])" office:value-type="float" office:value="0">
            <text:p>0</text:p>
          </table:table-cell>
          <table:table-cell table:number-columns-repeated="2"/>
          <table:table-cell table:style-name="ce2" office:value-type="float" office:value="0.42035149">
            <text:p>0.42035149</text:p>
          </table:table-cell>
          <table:table-cell/>
          <table:table-cell table:style-name="ce2" office:value-type="string">
            <text:p>1, 0.755778 61</text:p>
          </table:table-cell>
          <table:table-cell table:formula="of:=MID([.I50];1;1)" office:value-type="string" office:string-value="1">
            <text:p>1</text:p>
          </table:table-cell>
          <table:table-cell table:formula="of:=MID([.I50];4;6)" office:value-type="string" office:string-value="0.7557">
            <text:p>0.755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77">
            <text:p>0.7277</text:p>
          </table:table-cell>
          <table:table-cell table:formula="of:=IF([.B51]&gt;[.$E$1];1;0)" office:value-type="float" office:value="1">
            <text:p>1</text:p>
          </table:table-cell>
          <table:table-cell table:formula="of:=ABS([.A51]-[.C51])" office:value-type="float" office:value="0">
            <text:p>0</text:p>
          </table:table-cell>
          <table:table-cell table:number-columns-repeated="2"/>
          <table:table-cell table:style-name="ce2" office:value-type="float" office:value="0.6375245">
            <text:p>0.6375245</text:p>
          </table:table-cell>
          <table:table-cell/>
          <table:table-cell table:style-name="ce2" office:value-type="string">
            <text:p>1, 0.727758 62</text:p>
          </table:table-cell>
          <table:table-cell table:formula="of:=MID([.I51];1;1)" office:value-type="string" office:string-value="1">
            <text:p>1</text:p>
          </table:table-cell>
          <table:table-cell table:formula="of:=MID([.I51];4;6)" office:value-type="string" office:string-value="0.7277">
            <text:p>0.727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99">
            <text:p>0.5399</text:p>
          </table:table-cell>
          <table:table-cell table:formula="of:=IF([.B52]&gt;[.$E$1];1;0)" office:value-type="float" office:value="1">
            <text:p>1</text:p>
          </table:table-cell>
          <table:table-cell table:formula="of:=ABS([.A52]-[.C52])" office:value-type="float" office:value="0">
            <text:p>0</text:p>
          </table:table-cell>
          <table:table-cell table:number-columns-repeated="2"/>
          <table:table-cell table:style-name="ce2" office:value-type="float" office:value="0.66005251">
            <text:p>0.66005251</text:p>
          </table:table-cell>
          <table:table-cell/>
          <table:table-cell table:style-name="ce2" office:value-type="string">
            <text:p>1, 0.539929 63</text:p>
          </table:table-cell>
          <table:table-cell table:formula="of:=MID([.I52];1;1)" office:value-type="string" office:string-value="1">
            <text:p>1</text:p>
          </table:table-cell>
          <table:table-cell table:formula="of:=MID([.I52];4;6)" office:value-type="string" office:string-value="0.5399">
            <text:p>0.539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3">
            <text:p>0.5613</text:p>
          </table:table-cell>
          <table:table-cell table:formula="of:=IF([.B53]&gt;[.$E$1];1;0)" office:value-type="float" office:value="1">
            <text:p>1</text:p>
          </table:table-cell>
          <table:table-cell table:formula="of:=ABS([.A53]-[.C53])" office:value-type="float" office:value="0">
            <text:p>0</text:p>
          </table:table-cell>
          <table:table-cell table:number-columns-repeated="2"/>
          <table:table-cell table:style-name="ce2" office:value-type="float" office:value="0.33531952">
            <text:p>0.33531952</text:p>
          </table:table-cell>
          <table:table-cell/>
          <table:table-cell table:style-name="ce2" office:value-type="string">
            <text:p>1, 0.561327 64</text:p>
          </table:table-cell>
          <table:table-cell table:formula="of:=MID([.I53];1;1)" office:value-type="string" office:string-value="1">
            <text:p>1</text:p>
          </table:table-cell>
          <table:table-cell table:formula="of:=MID([.I53];4;6)" office:value-type="string" office:string-value="0.5613">
            <text:p>0.561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8">
            <text:p>0.6138</text:p>
          </table:table-cell>
          <table:table-cell table:formula="of:=IF([.B54]&gt;[.$E$1];1;0)" office:value-type="float" office:value="1">
            <text:p>1</text:p>
          </table:table-cell>
          <table:table-cell table:formula="of:=ABS([.A54]-[.C54])" office:value-type="float" office:value="0">
            <text:p>0</text:p>
          </table:table-cell>
          <table:table-cell table:number-columns-repeated="2"/>
          <table:table-cell table:style-name="ce2" office:value-type="float" office:value="0.38468653">
            <text:p>0.38468653</text:p>
          </table:table-cell>
          <table:table-cell/>
          <table:table-cell table:style-name="ce2" office:value-type="string">
            <text:p>1, 0.613832 65</text:p>
          </table:table-cell>
          <table:table-cell table:formula="of:=MID([.I54];1;1)" office:value-type="string" office:string-value="1">
            <text:p>1</text:p>
          </table:table-cell>
          <table:table-cell table:formula="of:=MID([.I54];4;6)" office:value-type="string" office:string-value="0.6138">
            <text:p>0.613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05">
            <text:p>0.5805</text:p>
          </table:table-cell>
          <table:table-cell table:formula="of:=IF([.B55]&gt;[.$E$1];1;0)" office:value-type="float" office:value="1">
            <text:p>1</text:p>
          </table:table-cell>
          <table:table-cell table:formula="of:=ABS([.A55]-[.C55])" office:value-type="float" office:value="0">
            <text:p>0</text:p>
          </table:table-cell>
          <table:table-cell table:number-columns-repeated="2"/>
          <table:table-cell table:style-name="ce2" office:value-type="float" office:value="0.5267654">
            <text:p>0.5267654</text:p>
          </table:table-cell>
          <table:table-cell/>
          <table:table-cell table:style-name="ce2" office:value-type="string">
            <text:p>1, 0.580551 66</text:p>
          </table:table-cell>
          <table:table-cell table:formula="of:=MID([.I55];1;1)" office:value-type="string" office:string-value="1">
            <text:p>1</text:p>
          </table:table-cell>
          <table:table-cell table:formula="of:=MID([.I55];4;6)" office:value-type="string" office:string-value="0.5805">
            <text:p>0.580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54">
            <text:p>0.6554</text:p>
          </table:table-cell>
          <table:table-cell table:formula="of:=IF([.B56]&gt;[.$E$1];1;0)" office:value-type="float" office:value="1">
            <text:p>1</text:p>
          </table:table-cell>
          <table:table-cell table:formula="of:=ABS([.A56]-[.C56])" office:value-type="float" office:value="0">
            <text:p>0</text:p>
          </table:table-cell>
          <table:table-cell table:number-columns-repeated="2"/>
          <table:table-cell table:style-name="ce2" office:value-type="float" office:value="0.32729355">
            <text:p>0.32729355</text:p>
          </table:table-cell>
          <table:table-cell/>
          <table:table-cell table:style-name="ce2" office:value-type="string">
            <text:p>1, 0.655439 68</text:p>
          </table:table-cell>
          <table:table-cell table:formula="of:=MID([.I56];1;1)" office:value-type="string" office:string-value="1">
            <text:p>1</text:p>
          </table:table-cell>
          <table:table-cell table:formula="of:=MID([.I56];4;6)" office:value-type="string" office:string-value="0.6554">
            <text:p>0.655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8">
            <text:p>0.6988</text:p>
          </table:table-cell>
          <table:table-cell table:formula="of:=IF([.B57]&gt;[.$E$1];1;0)" office:value-type="float" office:value="1">
            <text:p>1</text:p>
          </table:table-cell>
          <table:table-cell table:formula="of:=ABS([.A57]-[.C57])" office:value-type="float" office:value="0">
            <text:p>0</text:p>
          </table:table-cell>
          <table:table-cell table:number-columns-repeated="2"/>
          <table:table-cell table:style-name="ce2" office:value-type="float" office:value="0.54213756">
            <text:p>0.54213756</text:p>
          </table:table-cell>
          <table:table-cell/>
          <table:table-cell table:style-name="ce2" office:value-type="string">
            <text:p>1, 0.698804 71</text:p>
          </table:table-cell>
          <table:table-cell table:formula="of:=MID([.I57];1;1)" office:value-type="string" office:string-value="1">
            <text:p>1</text:p>
          </table:table-cell>
          <table:table-cell table:formula="of:=MID([.I57];4;6)" office:value-type="string" office:string-value="0.6988">
            <text:p>0.698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1">
            <text:p>0.7371</text:p>
          </table:table-cell>
          <table:table-cell table:formula="of:=IF([.B58]&gt;[.$E$1];1;0)" office:value-type="float" office:value="1">
            <text:p>1</text:p>
          </table:table-cell>
          <table:table-cell table:formula="of:=ABS([.A58]-[.C58])" office:value-type="float" office:value="0">
            <text:p>0</text:p>
          </table:table-cell>
          <table:table-cell table:number-columns-repeated="2"/>
          <table:table-cell table:style-name="ce2" office:value-type="float" office:value="0.37237257">
            <text:p>0.37237257</text:p>
          </table:table-cell>
          <table:table-cell/>
          <table:table-cell table:style-name="ce2" office:value-type="string">
            <text:p>1, 0.737105 72</text:p>
          </table:table-cell>
          <table:table-cell table:formula="of:=MID([.I58];1;1)" office:value-type="string" office:string-value="1">
            <text:p>1</text:p>
          </table:table-cell>
          <table:table-cell table:formula="of:=MID([.I58];4;6)" office:value-type="string" office:string-value="0.7371">
            <text:p>0.737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7">
            <text:p>0.477</text:p>
          </table:table-cell>
          <table:table-cell table:formula="of:=IF([.B59]&gt;[.$E$1];1;0)" office:value-type="float" office:value="0">
            <text:p>0</text:p>
          </table:table-cell>
          <table:table-cell table:formula="of:=ABS([.A59]-[.C59])" office:value-type="float" office:value="0">
            <text:p>0</text:p>
          </table:table-cell>
          <table:table-cell table:number-columns-repeated="2"/>
          <table:table-cell table:style-name="ce2" office:value-type="float" office:value="0.41282958">
            <text:p>0.41282958</text:p>
          </table:table-cell>
          <table:table-cell/>
          <table:table-cell table:style-name="ce2" office:value-type="string">
            <text:p>0, 0.477032 73</text:p>
          </table:table-cell>
          <table:table-cell table:formula="of:=MID([.I59];1;1)" office:value-type="string" office:string-value="0">
            <text:p>0</text:p>
          </table:table-cell>
          <table:table-cell table:formula="of:=MID([.I59];4;6)" office:value-type="string" office:string-value="0.4770">
            <text:p>0.477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27">
            <text:p>0.4527</text:p>
          </table:table-cell>
          <table:table-cell table:formula="of:=IF([.B60]&gt;[.$E$1];1;0)" office:value-type="float" office:value="0">
            <text:p>0</text:p>
          </table:table-cell>
          <table:table-cell table:formula="of:=ABS([.A60]-[.C60])" office:value-type="float" office:value="1">
            <text:p>1</text:p>
          </table:table-cell>
          <table:table-cell table:number-columns-repeated="2"/>
          <table:table-cell table:style-name="ce2" office:value-type="float" office:value="0.67773759">
            <text:p>0.67773759</text:p>
          </table:table-cell>
          <table:table-cell/>
          <table:table-cell table:style-name="ce2" office:value-type="string">
            <text:p>1, 0.452778 75</text:p>
          </table:table-cell>
          <table:table-cell table:formula="of:=MID([.I60];1;1)" office:value-type="string" office:string-value="1">
            <text:p>1</text:p>
          </table:table-cell>
          <table:table-cell table:formula="of:=MID([.I60];4;6)" office:value-type="string" office:string-value="0.4527">
            <text:p>0.452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3">
            <text:p>0.6583</text:p>
          </table:table-cell>
          <table:table-cell table:formula="of:=IF([.B61]&gt;[.$E$1];1;0)" office:value-type="float" office:value="1">
            <text:p>1</text:p>
          </table:table-cell>
          <table:table-cell table:formula="of:=ABS([.A61]-[.C61])" office:value-type="float" office:value="0">
            <text:p>0</text:p>
          </table:table-cell>
          <table:table-cell table:number-columns-repeated="2"/>
          <table:table-cell table:style-name="ce2" office:value-type="float" office:value="0.8227656">
            <text:p>0.8227656</text:p>
          </table:table-cell>
          <table:table-cell/>
          <table:table-cell table:style-name="ce2" office:value-type="string">
            <text:p>1, 0.658301 76</text:p>
          </table:table-cell>
          <table:table-cell table:formula="of:=MID([.I61];1;1)" office:value-type="string" office:string-value="1">
            <text:p>1</text:p>
          </table:table-cell>
          <table:table-cell table:formula="of:=MID([.I61];4;6)" office:value-type="string" office:string-value="0.6583">
            <text:p>0.658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71">
            <text:p>0.5271</text:p>
          </table:table-cell>
          <table:table-cell table:formula="of:=IF([.B62]&gt;[.$E$1];1;0)" office:value-type="float" office:value="1">
            <text:p>1</text:p>
          </table:table-cell>
          <table:table-cell table:formula="of:=ABS([.A62]-[.C62])" office:value-type="float" office:value="0">
            <text:p>0</text:p>
          </table:table-cell>
          <table:table-cell table:number-columns-repeated="2"/>
          <table:table-cell table:style-name="ce2" office:value-type="float" office:value="0.80746661">
            <text:p>0.80746661</text:p>
          </table:table-cell>
          <table:table-cell/>
          <table:table-cell table:style-name="ce2" office:value-type="string">
            <text:p>1, 0.52714 77</text:p>
          </table:table-cell>
          <table:table-cell table:formula="of:=MID([.I62];1;1)" office:value-type="string" office:string-value="1">
            <text:p>1</text:p>
          </table:table-cell>
          <table:table-cell table:formula="of:=MID([.I62];4;6)" office:value-type="string" office:string-value="0.5271">
            <text:p>0.527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31">
            <text:p>0.6531</text:p>
          </table:table-cell>
          <table:table-cell table:formula="of:=IF([.B63]&gt;[.$E$1];1;0)" office:value-type="float" office:value="1">
            <text:p>1</text:p>
          </table:table-cell>
          <table:table-cell table:formula="of:=ABS([.A63]-[.C63])" office:value-type="float" office:value="1">
            <text:p>1</text:p>
          </table:table-cell>
          <table:table-cell table:number-columns-repeated="2"/>
          <table:table-cell table:style-name="ce2" office:value-type="float" office:value="0.73910562">
            <text:p>0.73910562</text:p>
          </table:table-cell>
          <table:table-cell/>
          <table:table-cell table:style-name="ce2" office:value-type="string">
            <text:p>0, 0.653161 78</text:p>
          </table:table-cell>
          <table:table-cell table:formula="of:=MID([.I63];1;1)" office:value-type="string" office:string-value="0">
            <text:p>0</text:p>
          </table:table-cell>
          <table:table-cell table:formula="of:=MID([.I63];4;6)" office:value-type="string" office:string-value="0.6531">
            <text:p>0.653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94">
            <text:p>0.5894</text:p>
          </table:table-cell>
          <table:table-cell table:formula="of:=IF([.B64]&gt;[.$E$1];1;0)" office:value-type="float" office:value="1">
            <text:p>1</text:p>
          </table:table-cell>
          <table:table-cell table:formula="of:=ABS([.A64]-[.C64])" office:value-type="float" office:value="1">
            <text:p>1</text:p>
          </table:table-cell>
          <table:table-cell table:number-columns-repeated="2"/>
          <table:table-cell table:style-name="ce2" office:value-type="float" office:value="0.58513863">
            <text:p>0.58513863</text:p>
          </table:table-cell>
          <table:table-cell/>
          <table:table-cell table:style-name="ce2" office:value-type="string">
            <text:p>0, 0.589467 79</text:p>
          </table:table-cell>
          <table:table-cell table:formula="of:=MID([.I64];1;1)" office:value-type="string" office:string-value="0">
            <text:p>0</text:p>
          </table:table-cell>
          <table:table-cell table:formula="of:=MID([.I64];4;6)" office:value-type="string" office:string-value="0.5894">
            <text:p>0.589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18">
            <text:p>0.6618</text:p>
          </table:table-cell>
          <table:table-cell table:formula="of:=IF([.B65]&gt;[.$E$1];1;0)" office:value-type="float" office:value="1">
            <text:p>1</text:p>
          </table:table-cell>
          <table:table-cell table:formula="of:=ABS([.A65]-[.C65])" office:value-type="float" office:value="0">
            <text:p>0</text:p>
          </table:table-cell>
          <table:table-cell table:number-columns-repeated="2"/>
          <table:table-cell table:style-name="ce2" office:value-type="float" office:value="0.5297664">
            <text:p>0.5297664</text:p>
          </table:table-cell>
          <table:table-cell/>
          <table:table-cell table:style-name="ce2" office:value-type="string">
            <text:p>1, 0.661821 80</text:p>
          </table:table-cell>
          <table:table-cell table:formula="of:=MID([.I65];1;1)" office:value-type="string" office:string-value="1">
            <text:p>1</text:p>
          </table:table-cell>
          <table:table-cell table:formula="of:=MID([.I65];4;6)" office:value-type="string" office:string-value="0.6618">
            <text:p>0.661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23">
            <text:p>0.4023</text:p>
          </table:table-cell>
          <table:table-cell table:formula="of:=IF([.B66]&gt;[.$E$1];1;0)" office:value-type="float" office:value="0">
            <text:p>0</text:p>
          </table:table-cell>
          <table:table-cell table:formula="of:=ABS([.A66]-[.C66])" office:value-type="float" office:value="0">
            <text:p>0</text:p>
          </table:table-cell>
          <table:table-cell table:number-columns-repeated="2"/>
          <table:table-cell table:style-name="ce2" office:value-type="float" office:value="0.50105965">
            <text:p>0.50105965</text:p>
          </table:table-cell>
          <table:table-cell/>
          <table:table-cell table:style-name="ce2" office:value-type="string">
            <text:p>0, 0.402368 81</text:p>
          </table:table-cell>
          <table:table-cell table:formula="of:=MID([.I66];1;1)" office:value-type="string" office:string-value="0">
            <text:p>0</text:p>
          </table:table-cell>
          <table:table-cell table:formula="of:=MID([.I66];4;6)" office:value-type="string" office:string-value="0.4023">
            <text:p>0.402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99">
            <text:p>0.3799</text:p>
          </table:table-cell>
          <table:table-cell table:formula="of:=IF([.B67]&gt;[.$E$1];1;0)" office:value-type="float" office:value="0">
            <text:p>0</text:p>
          </table:table-cell>
          <table:table-cell table:formula="of:=ABS([.A67]-[.C67])" office:value-type="float" office:value="0">
            <text:p>0</text:p>
          </table:table-cell>
          <table:table-cell table:number-columns-repeated="2"/>
          <table:table-cell table:style-name="ce2" office:value-type="float" office:value="0.55665566">
            <text:p>0.55665566</text:p>
          </table:table-cell>
          <table:table-cell/>
          <table:table-cell table:style-name="ce2" office:value-type="string">
            <text:p>0, 0.379967 83</text:p>
          </table:table-cell>
          <table:table-cell table:formula="of:=MID([.I67];1;1)" office:value-type="string" office:string-value="0">
            <text:p>0</text:p>
          </table:table-cell>
          <table:table-cell table:formula="of:=MID([.I67];4;6)" office:value-type="string" office:string-value="0.3799">
            <text:p>0.379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02">
            <text:p>0.4502</text:p>
          </table:table-cell>
          <table:table-cell table:formula="of:=IF([.B68]&gt;[.$E$1];1;0)" office:value-type="float" office:value="0">
            <text:p>0</text:p>
          </table:table-cell>
          <table:table-cell table:formula="of:=ABS([.A68]-[.C68])" office:value-type="float" office:value="0">
            <text:p>0</text:p>
          </table:table-cell>
          <table:table-cell table:number-columns-repeated="2"/>
          <table:table-cell table:style-name="ce2" office:value-type="float" office:value="0.15755467">
            <text:p>0.15755467</text:p>
          </table:table-cell>
          <table:table-cell/>
          <table:table-cell table:style-name="ce2" office:value-type="string">
            <text:p>0, 0.450222 84</text:p>
          </table:table-cell>
          <table:table-cell table:formula="of:=MID([.I68];1;1)" office:value-type="string" office:string-value="0">
            <text:p>0</text:p>
          </table:table-cell>
          <table:table-cell table:formula="of:=MID([.I68];4;6)" office:value-type="string" office:string-value="0.4502">
            <text:p>0.450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75">
            <text:p>0.6475</text:p>
          </table:table-cell>
          <table:table-cell table:formula="of:=IF([.B69]&gt;[.$E$1];1;0)" office:value-type="float" office:value="1">
            <text:p>1</text:p>
          </table:table-cell>
          <table:table-cell table:formula="of:=ABS([.A69]-[.C69])" office:value-type="float" office:value="0">
            <text:p>0</text:p>
          </table:table-cell>
          <table:table-cell table:number-columns-repeated="2"/>
          <table:table-cell table:style-name="ce2" office:value-type="float" office:value="0.69001268">
            <text:p>0.69001268</text:p>
          </table:table-cell>
          <table:table-cell/>
          <table:table-cell table:style-name="ce2" office:value-type="string">
            <text:p>1, 0.647555 86</text:p>
          </table:table-cell>
          <table:table-cell table:formula="of:=MID([.I69];1;1)" office:value-type="string" office:string-value="1">
            <text:p>1</text:p>
          </table:table-cell>
          <table:table-cell table:formula="of:=MID([.I69];4;6)" office:value-type="string" office:string-value="0.6475">
            <text:p>0.647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06">
            <text:p>0.5806</text:p>
          </table:table-cell>
          <table:table-cell table:formula="of:=IF([.B70]&gt;[.$E$1];1;0)" office:value-type="float" office:value="1">
            <text:p>1</text:p>
          </table:table-cell>
          <table:table-cell table:formula="of:=ABS([.A70]-[.C70])" office:value-type="float" office:value="0">
            <text:p>0</text:p>
          </table:table-cell>
          <table:table-cell table:number-columns-repeated="2"/>
          <table:table-cell table:style-name="ce2" office:value-type="float" office:value="0.50438569">
            <text:p>0.50438569</text:p>
          </table:table-cell>
          <table:table-cell/>
          <table:table-cell table:style-name="ce2" office:value-type="string">
            <text:p>1, 0.580673 87</text:p>
          </table:table-cell>
          <table:table-cell table:formula="of:=MID([.I70];1;1)" office:value-type="string" office:string-value="1">
            <text:p>1</text:p>
          </table:table-cell>
          <table:table-cell table:formula="of:=MID([.I70];4;6)" office:value-type="string" office:string-value="0.5806">
            <text:p>0.580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42">
            <text:p>0.6042</text:p>
          </table:table-cell>
          <table:table-cell table:formula="of:=IF([.B71]&gt;[.$E$1];1;0)" office:value-type="float" office:value="1">
            <text:p>1</text:p>
          </table:table-cell>
          <table:table-cell table:formula="of:=ABS([.A71]-[.C71])" office:value-type="float" office:value="1">
            <text:p>1</text:p>
          </table:table-cell>
          <table:table-cell table:number-columns-repeated="2"/>
          <table:table-cell table:style-name="ce2" office:value-type="float" office:value="0.3028547">
            <text:p>0.3028547</text:p>
          </table:table-cell>
          <table:table-cell/>
          <table:table-cell table:style-name="ce2" office:value-type="string">
            <text:p>0, 0.60429 88</text:p>
          </table:table-cell>
          <table:table-cell table:formula="of:=MID([.I71];1;1)" office:value-type="string" office:string-value="0">
            <text:p>0</text:p>
          </table:table-cell>
          <table:table-cell table:formula="of:=MID([.I71];4;6)" office:value-type="string" office:string-value="0.6042">
            <text:p>0.604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54">
            <text:p>0.6354</text:p>
          </table:table-cell>
          <table:table-cell table:formula="of:=IF([.B72]&gt;[.$E$1];1;0)" office:value-type="float" office:value="1">
            <text:p>1</text:p>
          </table:table-cell>
          <table:table-cell table:formula="of:=ABS([.A72]-[.C72])" office:value-type="float" office:value="0">
            <text:p>0</text:p>
          </table:table-cell>
          <table:table-cell table:number-columns-repeated="2"/>
          <table:table-cell table:style-name="ce2" office:value-type="float" office:value="0.78409771">
            <text:p>0.78409771</text:p>
          </table:table-cell>
          <table:table-cell/>
          <table:table-cell table:style-name="ce2" office:value-type="string">
            <text:p>1, 0.635492 89</text:p>
          </table:table-cell>
          <table:table-cell table:formula="of:=MID([.I72];1;1)" office:value-type="string" office:string-value="1">
            <text:p>1</text:p>
          </table:table-cell>
          <table:table-cell table:formula="of:=MID([.I72];4;6)" office:value-type="string" office:string-value="0.6354">
            <text:p>0.635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58">
            <text:p>0.5758</text:p>
          </table:table-cell>
          <table:table-cell table:formula="of:=IF([.B73]&gt;[.$E$1];1;0)" office:value-type="float" office:value="1">
            <text:p>1</text:p>
          </table:table-cell>
          <table:table-cell table:formula="of:=ABS([.A73]-[.C73])" office:value-type="float" office:value="1">
            <text:p>1</text:p>
          </table:table-cell>
          <table:table-cell table:number-columns-repeated="2"/>
          <table:table-cell table:style-name="ce2" office:value-type="float" office:value="0.78796372">
            <text:p>0.78796372</text:p>
          </table:table-cell>
          <table:table-cell/>
          <table:table-cell table:style-name="ce2" office:value-type="string">
            <text:p>0, 0.575865 90</text:p>
          </table:table-cell>
          <table:table-cell table:formula="of:=MID([.I73];1;1)" office:value-type="string" office:string-value="0">
            <text:p>0</text:p>
          </table:table-cell>
          <table:table-cell table:formula="of:=MID([.I73];4;6)" office:value-type="string" office:string-value="0.5758">
            <text:p>0.575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514">
            <text:p>0.2514</text:p>
          </table:table-cell>
          <table:table-cell table:formula="of:=IF([.B74]&gt;[.$E$1];1;0)" office:value-type="float" office:value="0">
            <text:p>0</text:p>
          </table:table-cell>
          <table:table-cell table:formula="of:=ABS([.A74]-[.C74])" office:value-type="float" office:value="1">
            <text:p>1</text:p>
          </table:table-cell>
          <table:table-cell table:number-columns-repeated="2"/>
          <table:table-cell table:style-name="ce2" office:value-type="float" office:value="0.41991273">
            <text:p>0.41991273</text:p>
          </table:table-cell>
          <table:table-cell/>
          <table:table-cell table:style-name="ce2" office:value-type="string">
            <text:p>1, 0.251494 91</text:p>
          </table:table-cell>
          <table:table-cell table:formula="of:=MID([.I74];1;1)" office:value-type="string" office:string-value="1">
            <text:p>1</text:p>
          </table:table-cell>
          <table:table-cell table:formula="of:=MID([.I74];4;6)" office:value-type="string" office:string-value="0.2514">
            <text:p>0.251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2">
            <text:p>0.7072</text:p>
          </table:table-cell>
          <table:table-cell table:formula="of:=IF([.B75]&gt;[.$E$1];1;0)" office:value-type="float" office:value="1">
            <text:p>1</text:p>
          </table:table-cell>
          <table:table-cell table:formula="of:=ABS([.A75]-[.C75])" office:value-type="float" office:value="0">
            <text:p>0</text:p>
          </table:table-cell>
          <table:table-cell table:number-columns-repeated="2"/>
          <table:table-cell table:style-name="ce2" office:value-type="float" office:value="0.42867474">
            <text:p>0.42867474</text:p>
          </table:table-cell>
          <table:table-cell/>
          <table:table-cell table:style-name="ce2" office:value-type="string">
            <text:p>1, 0.70721 92</text:p>
          </table:table-cell>
          <table:table-cell table:formula="of:=MID([.I75];1;1)" office:value-type="string" office:string-value="1">
            <text:p>1</text:p>
          </table:table-cell>
          <table:table-cell table:formula="of:=MID([.I75];4;6)" office:value-type="string" office:string-value="0.7072">
            <text:p>0.707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988">
            <text:p>0.2988</text:p>
          </table:table-cell>
          <table:table-cell table:formula="of:=IF([.B76]&gt;[.$E$1];1;0)" office:value-type="float" office:value="0">
            <text:p>0</text:p>
          </table:table-cell>
          <table:table-cell table:formula="of:=ABS([.A76]-[.C76])" office:value-type="float" office:value="0">
            <text:p>0</text:p>
          </table:table-cell>
          <table:table-cell table:number-columns-repeated="2"/>
          <table:table-cell table:style-name="ce2" office:value-type="float" office:value="0.47182475">
            <text:p>0.47182475</text:p>
          </table:table-cell>
          <table:table-cell/>
          <table:table-cell table:style-name="ce2" office:value-type="string">
            <text:p>0, 0.298836 93</text:p>
          </table:table-cell>
          <table:table-cell table:formula="of:=MID([.I76];1;1)" office:value-type="string" office:string-value="0">
            <text:p>0</text:p>
          </table:table-cell>
          <table:table-cell table:formula="of:=MID([.I76];4;6)" office:value-type="string" office:string-value="0.2988">
            <text:p>0.298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9">
            <text:p>0.729</text:p>
          </table:table-cell>
          <table:table-cell table:formula="of:=IF([.B77]&gt;[.$E$1];1;0)" office:value-type="float" office:value="1">
            <text:p>1</text:p>
          </table:table-cell>
          <table:table-cell table:formula="of:=ABS([.A77]-[.C77])" office:value-type="float" office:value="0">
            <text:p>0</text:p>
          </table:table-cell>
          <table:table-cell table:number-columns-repeated="2"/>
          <table:table-cell table:style-name="ce2" office:value-type="float" office:value="0.67035576">
            <text:p>0.67035576</text:p>
          </table:table-cell>
          <table:table-cell/>
          <table:table-cell table:style-name="ce2" office:value-type="string">
            <text:p>1, 0.729051 94</text:p>
          </table:table-cell>
          <table:table-cell table:formula="of:=MID([.I77];1;1)" office:value-type="string" office:string-value="1">
            <text:p>1</text:p>
          </table:table-cell>
          <table:table-cell table:formula="of:=MID([.I77];4;6)" office:value-type="string" office:string-value="0.7290">
            <text:p>0.729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84">
            <text:p>0.3484</text:p>
          </table:table-cell>
          <table:table-cell table:formula="of:=IF([.B78]&gt;[.$E$1];1;0)" office:value-type="float" office:value="0">
            <text:p>0</text:p>
          </table:table-cell>
          <table:table-cell table:formula="of:=ABS([.A78]-[.C78])" office:value-type="float" office:value="0">
            <text:p>0</text:p>
          </table:table-cell>
          <table:table-cell table:number-columns-repeated="2"/>
          <table:table-cell table:style-name="ce2" office:value-type="float" office:value="0.52695677">
            <text:p>0.52695677</text:p>
          </table:table-cell>
          <table:table-cell/>
          <table:table-cell table:style-name="ce2" office:value-type="string">
            <text:p>0, 0.348421 95</text:p>
          </table:table-cell>
          <table:table-cell table:formula="of:=MID([.I78];1;1)" office:value-type="string" office:string-value="0">
            <text:p>0</text:p>
          </table:table-cell>
          <table:table-cell table:formula="of:=MID([.I78];4;6)" office:value-type="string" office:string-value="0.3484">
            <text:p>0.348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formula="of:=IF([.B79]&gt;[.$E$1];1;0)" office:value-type="float" office:value="0">
            <text:p>0</text:p>
          </table:table-cell>
          <table:table-cell table:formula="of:=ABS([.A79]-[.C79])" office:value-type="float" office:value="0">
            <text:p>0</text:p>
          </table:table-cell>
          <table:table-cell table:number-columns-repeated="2"/>
          <table:table-cell table:style-name="ce2" office:value-type="float" office:value="0.65730778">
            <text:p>0.65730778</text:p>
          </table:table-cell>
          <table:table-cell/>
          <table:table-cell table:style-name="ce2" office:value-type="string">
            <text:p>0, 0.50008 96</text:p>
          </table:table-cell>
          <table:table-cell table:formula="of:=MID([.I79];1;1)" office:value-type="string" office:string-value="0">
            <text:p>0</text:p>
          </table:table-cell>
          <table:table-cell table:formula="of:=MID([.I79];4;6)" office:value-type="string" office:string-value="0.5000">
            <text:p>0.500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88">
            <text:p>0.4488</text:p>
          </table:table-cell>
          <table:table-cell table:formula="of:=IF([.B80]&gt;[.$E$1];1;0)" office:value-type="float" office:value="0">
            <text:p>0</text:p>
          </table:table-cell>
          <table:table-cell table:formula="of:=ABS([.A80]-[.C80])" office:value-type="float" office:value="1">
            <text:p>1</text:p>
          </table:table-cell>
          <table:table-cell table:number-columns-repeated="2"/>
          <table:table-cell table:style-name="ce2" office:value-type="float" office:value="0.57624179">
            <text:p>0.57624179</text:p>
          </table:table-cell>
          <table:table-cell/>
          <table:table-cell table:style-name="ce2" office:value-type="string">
            <text:p>1, 0.448834 97</text:p>
          </table:table-cell>
          <table:table-cell table:formula="of:=MID([.I80];1;1)" office:value-type="string" office:string-value="1">
            <text:p>1</text:p>
          </table:table-cell>
          <table:table-cell table:formula="of:=MID([.I80];4;6)" office:value-type="string" office:string-value="0.4488">
            <text:p>0.448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93">
            <text:p>0.3993</text:p>
          </table:table-cell>
          <table:table-cell table:formula="of:=IF([.B81]&gt;[.$E$1];1;0)" office:value-type="float" office:value="0">
            <text:p>0</text:p>
          </table:table-cell>
          <table:table-cell table:formula="of:=ABS([.A81]-[.C81])" office:value-type="float" office:value="0">
            <text:p>0</text:p>
          </table:table-cell>
          <table:table-cell table:number-columns-repeated="2"/>
          <table:table-cell table:style-name="ce2" office:value-type="float" office:value="0.6992188">
            <text:p>0.6992188</text:p>
          </table:table-cell>
          <table:table-cell/>
          <table:table-cell table:style-name="ce2" office:value-type="string">
            <text:p>0, 0.399306 98</text:p>
          </table:table-cell>
          <table:table-cell table:formula="of:=MID([.I81];1;1)" office:value-type="string" office:string-value="0">
            <text:p>0</text:p>
          </table:table-cell>
          <table:table-cell table:formula="of:=MID([.I81];4;6)" office:value-type="string" office:string-value="0.3993">
            <text:p>0.399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8">
            <text:p>0.798</text:p>
          </table:table-cell>
          <table:table-cell table:formula="of:=IF([.B82]&gt;[.$E$1];1;0)" office:value-type="float" office:value="1">
            <text:p>1</text:p>
          </table:table-cell>
          <table:table-cell table:formula="of:=ABS([.A82]-[.C82])" office:value-type="float" office:value="0">
            <text:p>0</text:p>
          </table:table-cell>
          <table:table-cell table:number-columns-repeated="2"/>
          <table:table-cell table:style-name="ce2" office:value-type="float" office:value="0.41828381">
            <text:p>0.41828381</text:p>
          </table:table-cell>
          <table:table-cell/>
          <table:table-cell table:style-name="ce2" office:value-type="string">
            <text:p>1, 0.79804 99</text:p>
          </table:table-cell>
          <table:table-cell table:formula="of:=MID([.I82];1;1)" office:value-type="string" office:string-value="1">
            <text:p>1</text:p>
          </table:table-cell>
          <table:table-cell table:formula="of:=MID([.I82];4;6)" office:value-type="string" office:string-value="0.7980">
            <text:p>0.798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08">
            <text:p>0.4008</text:p>
          </table:table-cell>
          <table:table-cell table:formula="of:=IF([.B83]&gt;[.$E$1];1;0)" office:value-type="float" office:value="0">
            <text:p>0</text:p>
          </table:table-cell>
          <table:table-cell table:formula="of:=ABS([.A83]-[.C83])" office:value-type="float" office:value="1">
            <text:p>1</text:p>
          </table:table-cell>
          <table:table-cell table:number-columns-repeated="2"/>
          <table:table-cell table:style-name="ce2" office:value-type="float" office:value="0.5125682">
            <text:p>0.5125682</text:p>
          </table:table-cell>
          <table:table-cell/>
          <table:table-cell table:style-name="ce2" office:value-type="string">
            <text:p>1, 0.40086 100</text:p>
          </table:table-cell>
          <table:table-cell table:formula="of:=MID([.I83];1;1)" office:value-type="string" office:string-value="1">
            <text:p>1</text:p>
          </table:table-cell>
          <table:table-cell table:formula="of:=MID([.I83];4;6)" office:value-type="string" office:string-value="0.4008">
            <text:p>0.400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22">
            <text:p>0.4422</text:p>
          </table:table-cell>
          <table:table-cell table:formula="of:=IF([.B84]&gt;[.$E$1];1;0)" office:value-type="float" office:value="0">
            <text:p>0</text:p>
          </table:table-cell>
          <table:table-cell table:formula="of:=ABS([.A84]-[.C84])" office:value-type="float" office:value="1">
            <text:p>1</text:p>
          </table:table-cell>
          <table:table-cell table:number-columns-repeated="2"/>
          <table:table-cell table:style-name="ce2" office:value-type="float" office:value="0.39802283">
            <text:p>0.39802283</text:p>
          </table:table-cell>
          <table:table-cell/>
          <table:table-cell table:style-name="ce2" office:value-type="string">
            <text:p>1, 0.442219 102</text:p>
          </table:table-cell>
          <table:table-cell table:formula="of:=MID([.I84];1;1)" office:value-type="string" office:string-value="1">
            <text:p>1</text:p>
          </table:table-cell>
          <table:table-cell table:formula="of:=MID([.I84];4;6)" office:value-type="string" office:string-value="0.4422">
            <text:p>0.44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6">
            <text:p>0.7136</text:p>
          </table:table-cell>
          <table:table-cell table:formula="of:=IF([.B85]&gt;[.$E$1];1;0)" office:value-type="float" office:value="1">
            <text:p>1</text:p>
          </table:table-cell>
          <table:table-cell table:formula="of:=ABS([.A85]-[.C85])" office:value-type="float" office:value="0">
            <text:p>0</text:p>
          </table:table-cell>
          <table:table-cell table:number-columns-repeated="2"/>
          <table:table-cell table:style-name="ce2" office:value-type="float" office:value="0.45205384">
            <text:p>0.45205384</text:p>
          </table:table-cell>
          <table:table-cell/>
          <table:table-cell table:style-name="ce2" office:value-type="string">
            <text:p>1, 0.713648 104</text:p>
          </table:table-cell>
          <table:table-cell table:formula="of:=MID([.I85];1;1)" office:value-type="string" office:string-value="1">
            <text:p>1</text:p>
          </table:table-cell>
          <table:table-cell table:formula="of:=MID([.I85];4;6)" office:value-type="string" office:string-value="0.7136">
            <text:p>0.713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63">
            <text:p>0.4563</text:p>
          </table:table-cell>
          <table:table-cell table:formula="of:=IF([.B86]&gt;[.$E$1];1;0)" office:value-type="float" office:value="0">
            <text:p>0</text:p>
          </table:table-cell>
          <table:table-cell table:formula="of:=ABS([.A86]-[.C86])" office:value-type="float" office:value="0">
            <text:p>0</text:p>
          </table:table-cell>
          <table:table-cell table:number-columns-repeated="2"/>
          <table:table-cell table:style-name="ce2" office:value-type="float" office:value="0.24893985">
            <text:p>0.24893985</text:p>
          </table:table-cell>
          <table:table-cell/>
          <table:table-cell table:style-name="ce2" office:value-type="string">
            <text:p>0, 0.456351 105</text:p>
          </table:table-cell>
          <table:table-cell table:formula="of:=MID([.I86];1;1)" office:value-type="string" office:string-value="0">
            <text:p>0</text:p>
          </table:table-cell>
          <table:table-cell table:formula="of:=MID([.I86];4;6)" office:value-type="string" office:string-value="0.4563">
            <text:p>0.456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27">
            <text:p>0.4527</text:p>
          </table:table-cell>
          <table:table-cell table:formula="of:=IF([.B87]&gt;[.$E$1];1;0)" office:value-type="float" office:value="0">
            <text:p>0</text:p>
          </table:table-cell>
          <table:table-cell table:formula="of:=ABS([.A87]-[.C87])" office:value-type="float" office:value="1">
            <text:p>1</text:p>
          </table:table-cell>
          <table:table-cell table:number-columns-repeated="2"/>
          <table:table-cell table:style-name="ce2" office:value-type="float" office:value="0.62672286">
            <text:p>0.62672286</text:p>
          </table:table-cell>
          <table:table-cell/>
          <table:table-cell table:style-name="ce2" office:value-type="string">
            <text:p>1, 0.452746 106</text:p>
          </table:table-cell>
          <table:table-cell table:formula="of:=MID([.I87];1;1)" office:value-type="string" office:string-value="1">
            <text:p>1</text:p>
          </table:table-cell>
          <table:table-cell table:formula="of:=MID([.I87];4;6)" office:value-type="string" office:string-value="0.4527">
            <text:p>0.452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69">
            <text:p>0.6569</text:p>
          </table:table-cell>
          <table:table-cell table:formula="of:=IF([.B88]&gt;[.$E$1];1;0)" office:value-type="float" office:value="1">
            <text:p>1</text:p>
          </table:table-cell>
          <table:table-cell table:formula="of:=ABS([.A88]-[.C88])" office:value-type="float" office:value="0">
            <text:p>0</text:p>
          </table:table-cell>
          <table:table-cell table:number-columns-repeated="2"/>
          <table:table-cell table:style-name="ce2" office:value-type="float" office:value="0.62097487">
            <text:p>0.62097487</text:p>
          </table:table-cell>
          <table:table-cell/>
          <table:table-cell table:style-name="ce2" office:value-type="string">
            <text:p>1, 0.656953 107</text:p>
          </table:table-cell>
          <table:table-cell table:formula="of:=MID([.I88];1;1)" office:value-type="string" office:string-value="1">
            <text:p>1</text:p>
          </table:table-cell>
          <table:table-cell table:formula="of:=MID([.I88];4;6)" office:value-type="string" office:string-value="0.6569">
            <text:p>0.656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66">
            <text:p>0.3766</text:p>
          </table:table-cell>
          <table:table-cell table:formula="of:=IF([.B89]&gt;[.$E$1];1;0)" office:value-type="float" office:value="0">
            <text:p>0</text:p>
          </table:table-cell>
          <table:table-cell table:formula="of:=ABS([.A89]-[.C89])" office:value-type="float" office:value="1">
            <text:p>1</text:p>
          </table:table-cell>
          <table:table-cell table:number-columns-repeated="2"/>
          <table:table-cell table:style-name="ce2" office:value-type="float" office:value="0.56381988">
            <text:p>0.56381988</text:p>
          </table:table-cell>
          <table:table-cell/>
          <table:table-cell table:style-name="ce2" office:value-type="string">
            <text:p>1, 0.376611 108</text:p>
          </table:table-cell>
          <table:table-cell table:formula="of:=MID([.I89];1;1)" office:value-type="string" office:string-value="1">
            <text:p>1</text:p>
          </table:table-cell>
          <table:table-cell table:formula="of:=MID([.I89];4;6)" office:value-type="string" office:string-value="0.3766">
            <text:p>0.376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13">
            <text:p>0.7513</text:p>
          </table:table-cell>
          <table:table-cell table:formula="of:=IF([.B90]&gt;[.$E$1];1;0)" office:value-type="float" office:value="1">
            <text:p>1</text:p>
          </table:table-cell>
          <table:table-cell table:formula="of:=ABS([.A90]-[.C90])" office:value-type="float" office:value="0">
            <text:p>0</text:p>
          </table:table-cell>
          <table:table-cell table:number-columns-repeated="2"/>
          <table:table-cell table:style-name="ce2" office:value-type="float" office:value="0.64051789">
            <text:p>0.64051789</text:p>
          </table:table-cell>
          <table:table-cell/>
          <table:table-cell table:style-name="ce2" office:value-type="string">
            <text:p>1, 0.751348 109</text:p>
          </table:table-cell>
          <table:table-cell table:formula="of:=MID([.I90];1;1)" office:value-type="string" office:string-value="1">
            <text:p>1</text:p>
          </table:table-cell>
          <table:table-cell table:formula="of:=MID([.I90];4;6)" office:value-type="string" office:string-value="0.7513">
            <text:p>0.751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2">
            <text:p>0.6782</text:p>
          </table:table-cell>
          <table:table-cell table:formula="of:=IF([.B91]&gt;[.$E$1];1;0)" office:value-type="float" office:value="1">
            <text:p>1</text:p>
          </table:table-cell>
          <table:table-cell table:formula="of:=ABS([.A91]-[.C91])" office:value-type="float" office:value="0">
            <text:p>0</text:p>
          </table:table-cell>
          <table:table-cell table:number-columns-repeated="2"/>
          <table:table-cell table:style-name="ce2" office:value-type="float" office:value="0.5653339">
            <text:p>0.5653339</text:p>
          </table:table-cell>
          <table:table-cell/>
          <table:table-cell table:style-name="ce2" office:value-type="string">
            <text:p>1, 0.678203 110</text:p>
          </table:table-cell>
          <table:table-cell table:formula="of:=MID([.I91];1;1)" office:value-type="string" office:string-value="1">
            <text:p>1</text:p>
          </table:table-cell>
          <table:table-cell table:formula="of:=MID([.I91];4;6)" office:value-type="string" office:string-value="0.6782">
            <text:p>0.678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39">
            <text:p>0.6339</text:p>
          </table:table-cell>
          <table:table-cell table:formula="of:=IF([.B92]&gt;[.$E$1];1;0)" office:value-type="float" office:value="1">
            <text:p>1</text:p>
          </table:table-cell>
          <table:table-cell table:formula="of:=ABS([.A92]-[.C92])" office:value-type="float" office:value="1">
            <text:p>1</text:p>
          </table:table-cell>
          <table:table-cell table:number-columns-repeated="2"/>
          <table:table-cell table:style-name="ce2" office:value-type="float" office:value="0.35011391">
            <text:p>0.35011391</text:p>
          </table:table-cell>
          <table:table-cell/>
          <table:table-cell table:style-name="ce2" office:value-type="string">
            <text:p>0, 0.633982 112</text:p>
          </table:table-cell>
          <table:table-cell table:formula="of:=MID([.I92];1;1)" office:value-type="string" office:string-value="0">
            <text:p>0</text:p>
          </table:table-cell>
          <table:table-cell table:formula="of:=MID([.I92];4;6)" office:value-type="string" office:string-value="0.6339">
            <text:p>0.633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66">
            <text:p>0.8166</text:p>
          </table:table-cell>
          <table:table-cell table:formula="of:=IF([.B93]&gt;[.$E$1];1;0)" office:value-type="float" office:value="1">
            <text:p>1</text:p>
          </table:table-cell>
          <table:table-cell table:formula="of:=ABS([.A93]-[.C93])" office:value-type="float" office:value="0">
            <text:p>0</text:p>
          </table:table-cell>
          <table:table-cell table:number-columns-repeated="2"/>
          <table:table-cell table:style-name="ce2" office:value-type="float" office:value="0.74192992">
            <text:p>0.74192992</text:p>
          </table:table-cell>
          <table:table-cell/>
          <table:table-cell table:style-name="ce2" office:value-type="string">
            <text:p>1, 0.816606 113</text:p>
          </table:table-cell>
          <table:table-cell table:formula="of:=MID([.I93];1;1)" office:value-type="string" office:string-value="1">
            <text:p>1</text:p>
          </table:table-cell>
          <table:table-cell table:formula="of:=MID([.I93];4;6)" office:value-type="string" office:string-value="0.8166">
            <text:p>0.816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6">
            <text:p>0.6516</text:p>
          </table:table-cell>
          <table:table-cell table:formula="of:=IF([.B94]&gt;[.$E$1];1;0)" office:value-type="float" office:value="1">
            <text:p>1</text:p>
          </table:table-cell>
          <table:table-cell table:formula="of:=ABS([.A94]-[.C94])" office:value-type="float" office:value="0">
            <text:p>0</text:p>
          </table:table-cell>
          <table:table-cell table:number-columns-repeated="2"/>
          <table:table-cell table:style-name="ce2" office:value-type="float" office:value="0.32200493">
            <text:p>0.32200493</text:p>
          </table:table-cell>
          <table:table-cell/>
          <table:table-cell table:style-name="ce2" office:value-type="string">
            <text:p>1, 0.651636 114</text:p>
          </table:table-cell>
          <table:table-cell table:formula="of:=MID([.I94];1;1)" office:value-type="string" office:string-value="1">
            <text:p>1</text:p>
          </table:table-cell>
          <table:table-cell table:formula="of:=MID([.I94];4;6)" office:value-type="string" office:string-value="0.6516">
            <text:p>0.651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57">
            <text:p>0.3357</text:p>
          </table:table-cell>
          <table:table-cell table:formula="of:=IF([.B95]&gt;[.$E$1];1;0)" office:value-type="float" office:value="0">
            <text:p>0</text:p>
          </table:table-cell>
          <table:table-cell table:formula="of:=ABS([.A95]-[.C95])" office:value-type="float" office:value="0">
            <text:p>0</text:p>
          </table:table-cell>
          <table:table-cell table:number-columns-repeated="2"/>
          <table:table-cell table:style-name="ce2" office:value-type="float" office:value="0.73586694">
            <text:p>0.73586694</text:p>
          </table:table-cell>
          <table:table-cell/>
          <table:table-cell table:style-name="ce2" office:value-type="string">
            <text:p>0, 0.335766 115</text:p>
          </table:table-cell>
          <table:table-cell table:formula="of:=MID([.I95];1;1)" office:value-type="string" office:string-value="0">
            <text:p>0</text:p>
          </table:table-cell>
          <table:table-cell table:formula="of:=MID([.I95];4;6)" office:value-type="string" office:string-value="0.3357">
            <text:p>0.335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71">
            <text:p>0.6771</text:p>
          </table:table-cell>
          <table:table-cell table:formula="of:=IF([.B96]&gt;[.$E$1];1;0)" office:value-type="float" office:value="1">
            <text:p>1</text:p>
          </table:table-cell>
          <table:table-cell table:formula="of:=ABS([.A96]-[.C96])" office:value-type="float" office:value="1">
            <text:p>1</text:p>
          </table:table-cell>
          <table:table-cell table:number-columns-repeated="2"/>
          <table:table-cell table:style-name="ce2" office:value-type="float" office:value="0.31018595">
            <text:p>0.31018595</text:p>
          </table:table-cell>
          <table:table-cell/>
          <table:table-cell table:style-name="ce2" office:value-type="string">
            <text:p>0, 0.677139 118</text:p>
          </table:table-cell>
          <table:table-cell table:formula="of:=MID([.I96];1;1)" office:value-type="string" office:string-value="0">
            <text:p>0</text:p>
          </table:table-cell>
          <table:table-cell table:formula="of:=MID([.I96];4;6)" office:value-type="string" office:string-value="0.6771">
            <text:p>0.677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14">
            <text:p>0.4214</text:p>
          </table:table-cell>
          <table:table-cell table:formula="of:=IF([.B97]&gt;[.$E$1];1;0)" office:value-type="float" office:value="0">
            <text:p>0</text:p>
          </table:table-cell>
          <table:table-cell table:formula="of:=ABS([.A97]-[.C97])" office:value-type="float" office:value="1">
            <text:p>1</text:p>
          </table:table-cell>
          <table:table-cell table:number-columns-repeated="2"/>
          <table:table-cell table:style-name="ce2" office:value-type="float" office:value="0.54606296">
            <text:p>0.54606296</text:p>
          </table:table-cell>
          <table:table-cell/>
          <table:table-cell table:style-name="ce2" office:value-type="string">
            <text:p>1, 0.421432 119</text:p>
          </table:table-cell>
          <table:table-cell table:formula="of:=MID([.I97];1;1)" office:value-type="string" office:string-value="1">
            <text:p>1</text:p>
          </table:table-cell>
          <table:table-cell table:formula="of:=MID([.I97];4;6)" office:value-type="string" office:string-value="0.4214">
            <text:p>0.421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2">
            <text:p>0.392</text:p>
          </table:table-cell>
          <table:table-cell table:formula="of:=IF([.B98]&gt;[.$E$1];1;0)" office:value-type="float" office:value="0">
            <text:p>0</text:p>
          </table:table-cell>
          <table:table-cell table:formula="of:=ABS([.A98]-[.C98])" office:value-type="float" office:value="1">
            <text:p>1</text:p>
          </table:table-cell>
          <table:table-cell table:number-columns-repeated="2"/>
          <table:table-cell table:style-name="ce2" office:value-type="float" office:value="0.45240297">
            <text:p>0.45240297</text:p>
          </table:table-cell>
          <table:table-cell/>
          <table:table-cell table:style-name="ce2" office:value-type="string">
            <text:p>1, 0.392098 120</text:p>
          </table:table-cell>
          <table:table-cell table:formula="of:=MID([.I98];1;1)" office:value-type="string" office:string-value="1">
            <text:p>1</text:p>
          </table:table-cell>
          <table:table-cell table:formula="of:=MID([.I98];4;6)" office:value-type="string" office:string-value="0.3920">
            <text:p>0.392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3">
            <text:p>0.563</text:p>
          </table:table-cell>
          <table:table-cell table:formula="of:=IF([.B99]&gt;[.$E$1];1;0)" office:value-type="float" office:value="1">
            <text:p>1</text:p>
          </table:table-cell>
          <table:table-cell table:formula="of:=ABS([.A99]-[.C99])" office:value-type="float" office:value="1">
            <text:p>1</text:p>
          </table:table-cell>
          <table:table-cell table:number-columns-repeated="2"/>
          <table:table-cell table:style-name="ce2" office:value-type="float" office:value="0.47090698">
            <text:p>0.47090698</text:p>
          </table:table-cell>
          <table:table-cell/>
          <table:table-cell table:style-name="ce2" office:value-type="string">
            <text:p>0, 0.563096 121</text:p>
          </table:table-cell>
          <table:table-cell table:formula="of:=MID([.I99];1;1)" office:value-type="string" office:string-value="0">
            <text:p>0</text:p>
          </table:table-cell>
          <table:table-cell table:formula="of:=MID([.I99];4;6)" office:value-type="string" office:string-value="0.5630">
            <text:p>0.563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54">
            <text:p>0.4154</text:p>
          </table:table-cell>
          <table:table-cell table:formula="of:=IF([.B100]&gt;[.$E$1];1;0)" office:value-type="float" office:value="0">
            <text:p>0</text:p>
          </table:table-cell>
          <table:table-cell table:formula="of:=ABS([.A100]-[.C100])" office:value-type="float" office:value="1">
            <text:p>1</text:p>
          </table:table-cell>
          <table:table-cell table:number-columns-repeated="2"/>
          <table:table-cell table:style-name="ce2" office:value-type="float" office:value="0.74985599">
            <text:p>0.74985599</text:p>
          </table:table-cell>
          <table:table-cell/>
          <table:table-cell table:style-name="ce2" office:value-type="string">
            <text:p>1, 0.41549 122</text:p>
          </table:table-cell>
          <table:table-cell table:formula="of:=MID([.I100];1;1)" office:value-type="string" office:string-value="1">
            <text:p>1</text:p>
          </table:table-cell>
          <table:table-cell table:formula="of:=MID([.I100];4;6)" office:value-type="string" office:string-value="0.4154">
            <text:p>0.415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7">
            <text:p>0.6677</text:p>
          </table:table-cell>
          <table:table-cell table:formula="of:=IF([.B101]&gt;[.$E$1];1;0)" office:value-type="float" office:value="1">
            <text:p>1</text:p>
          </table:table-cell>
          <table:table-cell table:formula="of:=ABS([.A101]-[.C101])" office:value-type="float" office:value="0">
            <text:p>0</text:p>
          </table:table-cell>
          <table:table-cell table:number-columns-repeated="2"/>
          <table:table-cell table:style-name="ce2" office:value-type="float" office:value="0.4508561">
            <text:p>0.4508561</text:p>
          </table:table-cell>
          <table:table-cell/>
          <table:table-cell table:style-name="ce2" office:value-type="string">
            <text:p>1, 0.667735 124</text:p>
          </table:table-cell>
          <table:table-cell table:formula="of:=MID([.I101];1;1)" office:value-type="string" office:string-value="1">
            <text:p>1</text:p>
          </table:table-cell>
          <table:table-cell table:formula="of:=MID([.I101];4;6)" office:value-type="string" office:string-value="0.6677">
            <text:p>0.667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59">
            <text:p>0.5259</text:p>
          </table:table-cell>
          <table:table-cell table:formula="of:=IF([.B102]&gt;[.$E$1];1;0)" office:value-type="float" office:value="1">
            <text:p>1</text:p>
          </table:table-cell>
          <table:table-cell table:formula="of:=ABS([.A102]-[.C102])" office:value-type="float" office:value="0">
            <text:p>0</text:p>
          </table:table-cell>
          <table:table-cell table:number-columns-repeated="2"/>
          <table:table-cell table:style-name="ce2" office:value-type="float" office:value="0.489298101">
            <text:p>0.489298101</text:p>
          </table:table-cell>
          <table:table-cell/>
          <table:table-cell table:style-name="ce2" office:value-type="string">
            <text:p>1, 0.525941 125</text:p>
          </table:table-cell>
          <table:table-cell table:formula="of:=MID([.I102];1;1)" office:value-type="string" office:string-value="1">
            <text:p>1</text:p>
          </table:table-cell>
          <table:table-cell table:formula="of:=MID([.I102];4;6)" office:value-type="string" office:string-value="0.5259">
            <text:p>0.525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03">
            <text:p>0.6003</text:p>
          </table:table-cell>
          <table:table-cell table:formula="of:=IF([.B103]&gt;[.$E$1];1;0)" office:value-type="float" office:value="1">
            <text:p>1</text:p>
          </table:table-cell>
          <table:table-cell table:formula="of:=ABS([.A103]-[.C103])" office:value-type="float" office:value="0">
            <text:p>0</text:p>
          </table:table-cell>
          <table:table-cell table:number-columns-repeated="2"/>
          <table:table-cell table:style-name="ce2" office:value-type="float" office:value="0.47554102">
            <text:p>0.47554102</text:p>
          </table:table-cell>
          <table:table-cell/>
          <table:table-cell table:style-name="ce2" office:value-type="string">
            <text:p>1, 0.60031 126</text:p>
          </table:table-cell>
          <table:table-cell table:formula="of:=MID([.I103];1;1)" office:value-type="string" office:string-value="1">
            <text:p>1</text:p>
          </table:table-cell>
          <table:table-cell table:formula="of:=MID([.I103];4;6)" office:value-type="string" office:string-value="0.6003">
            <text:p>0.600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7">
            <text:p>0.6137</text:p>
          </table:table-cell>
          <table:table-cell table:formula="of:=IF([.B104]&gt;[.$E$1];1;0)" office:value-type="float" office:value="1">
            <text:p>1</text:p>
          </table:table-cell>
          <table:table-cell table:formula="of:=ABS([.A104]-[.C104])" office:value-type="float" office:value="0">
            <text:p>0</text:p>
          </table:table-cell>
          <table:table-cell table:number-columns-repeated="2"/>
          <table:table-cell table:style-name="ce2" office:value-type="float" office:value="0.596124103">
            <text:p>0.596124103</text:p>
          </table:table-cell>
          <table:table-cell/>
          <table:table-cell table:style-name="ce2" office:value-type="string">
            <text:p>1, 0.61377 127</text:p>
          </table:table-cell>
          <table:table-cell table:formula="of:=MID([.I104];1;1)" office:value-type="string" office:string-value="1">
            <text:p>1</text:p>
          </table:table-cell>
          <table:table-cell table:formula="of:=MID([.I104];4;6)" office:value-type="string" office:string-value="0.6137">
            <text:p>0.613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91">
            <text:p>0.7291</text:p>
          </table:table-cell>
          <table:table-cell table:formula="of:=IF([.B105]&gt;[.$E$1];1;0)" office:value-type="float" office:value="1">
            <text:p>1</text:p>
          </table:table-cell>
          <table:table-cell table:formula="of:=ABS([.A105]-[.C105])" office:value-type="float" office:value="1">
            <text:p>1</text:p>
          </table:table-cell>
          <table:table-cell table:number-columns-repeated="2"/>
          <table:table-cell table:style-name="ce2" office:value-type="float" office:value="0.75202104">
            <text:p>0.75202104</text:p>
          </table:table-cell>
          <table:table-cell/>
          <table:table-cell table:style-name="ce2" office:value-type="string">
            <text:p>0, 0.729148 128</text:p>
          </table:table-cell>
          <table:table-cell table:formula="of:=MID([.I105];1;1)" office:value-type="string" office:string-value="0">
            <text:p>0</text:p>
          </table:table-cell>
          <table:table-cell table:formula="of:=MID([.I105];4;6)" office:value-type="string" office:string-value="0.7291">
            <text:p>0.729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96">
            <text:p>0.4996</text:p>
          </table:table-cell>
          <table:table-cell table:formula="of:=IF([.B106]&gt;[.$E$1];1;0)" office:value-type="float" office:value="0">
            <text:p>0</text:p>
          </table:table-cell>
          <table:table-cell table:formula="of:=ABS([.A106]-[.C106])" office:value-type="float" office:value="1">
            <text:p>1</text:p>
          </table:table-cell>
          <table:table-cell table:number-columns-repeated="2"/>
          <table:table-cell table:style-name="ce2" office:value-type="float" office:value="0.459821105">
            <text:p>0.459821105</text:p>
          </table:table-cell>
          <table:table-cell/>
          <table:table-cell table:style-name="ce2" office:value-type="string">
            <text:p>1, 0.499637 129</text:p>
          </table:table-cell>
          <table:table-cell table:formula="of:=MID([.I106];1;1)" office:value-type="string" office:string-value="1">
            <text:p>1</text:p>
          </table:table-cell>
          <table:table-cell table:formula="of:=MID([.I106];4;6)" office:value-type="string" office:string-value="0.4996">
            <text:p>0.499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75">
            <text:p>0.6175</text:p>
          </table:table-cell>
          <table:table-cell table:formula="of:=IF([.B107]&gt;[.$E$1];1;0)" office:value-type="float" office:value="1">
            <text:p>1</text:p>
          </table:table-cell>
          <table:table-cell table:formula="of:=ABS([.A107]-[.C107])" office:value-type="float" office:value="1">
            <text:p>1</text:p>
          </table:table-cell>
          <table:table-cell table:number-columns-repeated="2"/>
          <table:table-cell table:style-name="ce2" office:value-type="float" office:value="0.559594106">
            <text:p>0.559594106</text:p>
          </table:table-cell>
          <table:table-cell/>
          <table:table-cell table:style-name="ce2" office:value-type="string">
            <text:p>0, 0.617507 132</text:p>
          </table:table-cell>
          <table:table-cell table:formula="of:=MID([.I107];1;1)" office:value-type="string" office:string-value="0">
            <text:p>0</text:p>
          </table:table-cell>
          <table:table-cell table:formula="of:=MID([.I107];4;6)" office:value-type="string" office:string-value="0.6175">
            <text:p>0.617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45">
            <text:p>0.5745</text:p>
          </table:table-cell>
          <table:table-cell table:formula="of:=IF([.B108]&gt;[.$E$1];1;0)" office:value-type="float" office:value="1">
            <text:p>1</text:p>
          </table:table-cell>
          <table:table-cell table:formula="of:=ABS([.A108]-[.C108])" office:value-type="float" office:value="1">
            <text:p>1</text:p>
          </table:table-cell>
          <table:table-cell table:formula="of:=1-SUM([.D1:.D299])/299" office:value-type="float" office:value="0.638795986622074">
            <text:p>0.6387959866</text:p>
          </table:table-cell>
          <table:table-cell office:value-type="float" office:value="1">
            <text:p>1</text:p>
          </table:table-cell>
          <table:table-cell table:style-name="ce2" office:value-type="float" office:value="0.678779107">
            <text:p>0.678779107</text:p>
          </table:table-cell>
          <table:table-cell/>
          <table:table-cell table:style-name="ce2" office:value-type="string">
            <text:p>0, 0.574502 133</text:p>
          </table:table-cell>
          <table:table-cell table:formula="of:=MID([.I108];1;1)" office:value-type="string" office:string-value="0">
            <text:p>0</text:p>
          </table:table-cell>
          <table:table-cell table:formula="of:=MID([.I108];4;6)" office:value-type="string" office:string-value="0.5745">
            <text:p>0.574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67">
            <text:p>0.4867</text:p>
          </table:table-cell>
          <table:table-cell table:formula="of:=IF([.B109]&gt;[.$E$1];1;0)" office:value-type="float" office:value="0">
            <text:p>0</text:p>
          </table:table-cell>
          <table:table-cell table:formula="of:=ABS([.A109]-[.C109])" office:value-type="float" office:value="1">
            <text:p>1</text:p>
          </table:table-cell>
          <table:table-cell table:number-columns-repeated="2"/>
          <table:table-cell table:style-name="ce2" office:value-type="float" office:value="0.387913108">
            <text:p>0.387913108</text:p>
          </table:table-cell>
          <table:table-cell/>
          <table:table-cell table:style-name="ce2" office:value-type="string">
            <text:p>1, 0.486711 134</text:p>
          </table:table-cell>
          <table:table-cell table:formula="of:=MID([.I109];1;1)" office:value-type="string" office:string-value="1">
            <text:p>1</text:p>
          </table:table-cell>
          <table:table-cell table:formula="of:=MID([.I109];4;6)" office:value-type="string" office:string-value="0.4867">
            <text:p>0.486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47">
            <text:p>0.5247</text:p>
          </table:table-cell>
          <table:table-cell table:formula="of:=IF([.B110]&gt;[.$E$1];1;0)" office:value-type="float" office:value="1">
            <text:p>1</text:p>
          </table:table-cell>
          <table:table-cell table:formula="of:=ABS([.A110]-[.C110])" office:value-type="float" office:value="0">
            <text:p>0</text:p>
          </table:table-cell>
          <table:table-cell table:number-columns-repeated="2"/>
          <table:table-cell table:style-name="ce2" office:value-type="float" office:value="0.671644109">
            <text:p>0.671644109</text:p>
          </table:table-cell>
          <table:table-cell/>
          <table:table-cell table:style-name="ce2" office:value-type="string">
            <text:p>1, 0.524721 137</text:p>
          </table:table-cell>
          <table:table-cell table:formula="of:=MID([.I110];1;1)" office:value-type="string" office:string-value="1">
            <text:p>1</text:p>
          </table:table-cell>
          <table:table-cell table:formula="of:=MID([.I110];4;6)" office:value-type="string" office:string-value="0.5247">
            <text:p>0.524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71">
            <text:p>0.9071</text:p>
          </table:table-cell>
          <table:table-cell table:formula="of:=IF([.B111]&gt;[.$E$1];1;0)" office:value-type="float" office:value="1">
            <text:p>1</text:p>
          </table:table-cell>
          <table:table-cell table:formula="of:=ABS([.A111]-[.C111])" office:value-type="float" office:value="0">
            <text:p>0</text:p>
          </table:table-cell>
          <table:table-cell table:number-columns-repeated="2"/>
          <table:table-cell table:style-name="ce2" office:value-type="float" office:value="0.65515611">
            <text:p>0.65515611</text:p>
          </table:table-cell>
          <table:table-cell/>
          <table:table-cell table:style-name="ce2" office:value-type="string">
            <text:p>1, 0.907153 139</text:p>
          </table:table-cell>
          <table:table-cell table:formula="of:=MID([.I111];1;1)" office:value-type="string" office:string-value="1">
            <text:p>1</text:p>
          </table:table-cell>
          <table:table-cell table:formula="of:=MID([.I111];4;6)" office:value-type="string" office:string-value="0.9071">
            <text:p>0.907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9">
            <text:p>0.6099</text:p>
          </table:table-cell>
          <table:table-cell table:formula="of:=IF([.B112]&gt;[.$E$1];1;0)" office:value-type="float" office:value="1">
            <text:p>1</text:p>
          </table:table-cell>
          <table:table-cell table:formula="of:=ABS([.A112]-[.C112])" office:value-type="float" office:value="0">
            <text:p>0</text:p>
          </table:table-cell>
          <table:table-cell table:number-columns-repeated="2"/>
          <table:table-cell table:style-name="ce2" office:value-type="float" office:value="0.536793111">
            <text:p>0.536793111</text:p>
          </table:table-cell>
          <table:table-cell/>
          <table:table-cell table:style-name="ce2" office:value-type="string">
            <text:p>1, 0.60997 140</text:p>
          </table:table-cell>
          <table:table-cell table:formula="of:=MID([.I112];1;1)" office:value-type="string" office:string-value="1">
            <text:p>1</text:p>
          </table:table-cell>
          <table:table-cell table:formula="of:=MID([.I112];4;6)" office:value-type="string" office:string-value="0.6099">
            <text:p>0.609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87">
            <text:p>0.7087</text:p>
          </table:table-cell>
          <table:table-cell table:formula="of:=IF([.B113]&gt;[.$E$1];1;0)" office:value-type="float" office:value="1">
            <text:p>1</text:p>
          </table:table-cell>
          <table:table-cell table:formula="of:=ABS([.A113]-[.C113])" office:value-type="float" office:value="0">
            <text:p>0</text:p>
          </table:table-cell>
          <table:table-cell table:number-columns-repeated="2"/>
          <table:table-cell table:style-name="ce2" office:value-type="float" office:value="0.560738112">
            <text:p>0.560738112</text:p>
          </table:table-cell>
          <table:table-cell/>
          <table:table-cell table:style-name="ce2" office:value-type="string">
            <text:p>1, 0.708736 141</text:p>
          </table:table-cell>
          <table:table-cell table:formula="of:=MID([.I113];1;1)" office:value-type="string" office:string-value="1">
            <text:p>1</text:p>
          </table:table-cell>
          <table:table-cell table:formula="of:=MID([.I113];4;6)" office:value-type="string" office:string-value="0.7087">
            <text:p>0.708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4">
            <text:p>0.6064</text:p>
          </table:table-cell>
          <table:table-cell table:formula="of:=IF([.B114]&gt;[.$E$1];1;0)" office:value-type="float" office:value="1">
            <text:p>1</text:p>
          </table:table-cell>
          <table:table-cell table:formula="of:=ABS([.A114]-[.C114])" office:value-type="float" office:value="0">
            <text:p>0</text:p>
          </table:table-cell>
          <table:table-cell table:number-columns-repeated="2"/>
          <table:table-cell table:style-name="ce2" office:value-type="float" office:value="0.75242113">
            <text:p>0.75242113</text:p>
          </table:table-cell>
          <table:table-cell/>
          <table:table-cell table:style-name="ce2" office:value-type="string">
            <text:p>1, 0.606424 142</text:p>
          </table:table-cell>
          <table:table-cell table:formula="of:=MID([.I114];1;1)" office:value-type="string" office:string-value="1">
            <text:p>1</text:p>
          </table:table-cell>
          <table:table-cell table:formula="of:=MID([.I114];4;6)" office:value-type="string" office:string-value="0.6064">
            <text:p>0.606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84">
            <text:p>0.5384</text:p>
          </table:table-cell>
          <table:table-cell table:formula="of:=IF([.B115]&gt;[.$E$1];1;0)" office:value-type="float" office:value="1">
            <text:p>1</text:p>
          </table:table-cell>
          <table:table-cell table:formula="of:=ABS([.A115]-[.C115])" office:value-type="float" office:value="0">
            <text:p>0</text:p>
          </table:table-cell>
          <table:table-cell table:number-columns-repeated="2"/>
          <table:table-cell table:style-name="ce2" office:value-type="float" office:value="0.663713114">
            <text:p>0.663713114</text:p>
          </table:table-cell>
          <table:table-cell/>
          <table:table-cell table:style-name="ce2" office:value-type="string">
            <text:p>1, 0.538496 143</text:p>
          </table:table-cell>
          <table:table-cell table:formula="of:=MID([.I115];1;1)" office:value-type="string" office:string-value="1">
            <text:p>1</text:p>
          </table:table-cell>
          <table:table-cell table:formula="of:=MID([.I115];4;6)" office:value-type="string" office:string-value="0.5384">
            <text:p>0.538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73">
            <text:p>0.4273</text:p>
          </table:table-cell>
          <table:table-cell table:formula="of:=IF([.B116]&gt;[.$E$1];1;0)" office:value-type="float" office:value="0">
            <text:p>0</text:p>
          </table:table-cell>
          <table:table-cell table:formula="of:=ABS([.A116]-[.C116])" office:value-type="float" office:value="1">
            <text:p>1</text:p>
          </table:table-cell>
          <table:table-cell table:number-columns-repeated="2"/>
          <table:table-cell table:style-name="ce2" office:value-type="float" office:value="0.406862115">
            <text:p>0.406862115</text:p>
          </table:table-cell>
          <table:table-cell/>
          <table:table-cell table:style-name="ce2" office:value-type="string">
            <text:p>1, 0.4273 144</text:p>
          </table:table-cell>
          <table:table-cell table:formula="of:=MID([.I116];1;1)" office:value-type="string" office:string-value="1">
            <text:p>1</text:p>
          </table:table-cell>
          <table:table-cell table:formula="of:=MID([.I116];4;6)" office:value-type="string" office:string-value="0.4273">
            <text:p>0.427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46">
            <text:p>0.3746</text:p>
          </table:table-cell>
          <table:table-cell table:formula="of:=IF([.B117]&gt;[.$E$1];1;0)" office:value-type="float" office:value="0">
            <text:p>0</text:p>
          </table:table-cell>
          <table:table-cell table:formula="of:=ABS([.A117]-[.C117])" office:value-type="float" office:value="0">
            <text:p>0</text:p>
          </table:table-cell>
          <table:table-cell table:number-columns-repeated="2"/>
          <table:table-cell table:style-name="ce2" office:value-type="float" office:value="0.454174116">
            <text:p>0.454174116</text:p>
          </table:table-cell>
          <table:table-cell/>
          <table:table-cell table:style-name="ce2" office:value-type="string">
            <text:p>0, 0.374613 146</text:p>
          </table:table-cell>
          <table:table-cell table:formula="of:=MID([.I117];1;1)" office:value-type="string" office:string-value="0">
            <text:p>0</text:p>
          </table:table-cell>
          <table:table-cell table:formula="of:=MID([.I117];4;6)" office:value-type="string" office:string-value="0.3746">
            <text:p>0.374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81">
            <text:p>0.6481</text:p>
          </table:table-cell>
          <table:table-cell table:formula="of:=IF([.B118]&gt;[.$E$1];1;0)" office:value-type="float" office:value="1">
            <text:p>1</text:p>
          </table:table-cell>
          <table:table-cell table:formula="of:=ABS([.A118]-[.C118])" office:value-type="float" office:value="0">
            <text:p>0</text:p>
          </table:table-cell>
          <table:table-cell table:number-columns-repeated="2"/>
          <table:table-cell table:style-name="ce2" office:value-type="float" office:value="0.418568117">
            <text:p>0.418568117</text:p>
          </table:table-cell>
          <table:table-cell/>
          <table:table-cell table:style-name="ce2" office:value-type="string">
            <text:p>1, 0.64818 147</text:p>
          </table:table-cell>
          <table:table-cell table:formula="of:=MID([.I118];1;1)" office:value-type="string" office:string-value="1">
            <text:p>1</text:p>
          </table:table-cell>
          <table:table-cell table:formula="of:=MID([.I118];4;6)" office:value-type="string" office:string-value="0.6481">
            <text:p>0.64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36">
            <text:p>0.6636</text:p>
          </table:table-cell>
          <table:table-cell table:formula="of:=IF([.B119]&gt;[.$E$1];1;0)" office:value-type="float" office:value="1">
            <text:p>1</text:p>
          </table:table-cell>
          <table:table-cell table:formula="of:=ABS([.A119]-[.C119])" office:value-type="float" office:value="0">
            <text:p>0</text:p>
          </table:table-cell>
          <table:table-cell table:number-columns-repeated="2"/>
          <table:table-cell table:style-name="ce2" office:value-type="float" office:value="0.651618118">
            <text:p>0.651618118</text:p>
          </table:table-cell>
          <table:table-cell/>
          <table:table-cell table:style-name="ce2" office:value-type="string">
            <text:p>1, 0.663617 148</text:p>
          </table:table-cell>
          <table:table-cell table:formula="of:=MID([.I119];1;1)" office:value-type="string" office:string-value="1">
            <text:p>1</text:p>
          </table:table-cell>
          <table:table-cell table:formula="of:=MID([.I119];4;6)" office:value-type="string" office:string-value="0.6636">
            <text:p>0.663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28">
            <text:p>0.6628</text:p>
          </table:table-cell>
          <table:table-cell table:formula="of:=IF([.B120]&gt;[.$E$1];1;0)" office:value-type="float" office:value="1">
            <text:p>1</text:p>
          </table:table-cell>
          <table:table-cell table:formula="of:=ABS([.A120]-[.C120])" office:value-type="float" office:value="0">
            <text:p>0</text:p>
          </table:table-cell>
          <table:table-cell table:number-columns-repeated="2"/>
          <table:table-cell table:style-name="ce2" office:value-type="float" office:value="0.428329119">
            <text:p>0.428329119</text:p>
          </table:table-cell>
          <table:table-cell/>
          <table:table-cell table:style-name="ce2" office:value-type="string">
            <text:p>1, 0.662843 149</text:p>
          </table:table-cell>
          <table:table-cell table:formula="of:=MID([.I120];1;1)" office:value-type="string" office:string-value="1">
            <text:p>1</text:p>
          </table:table-cell>
          <table:table-cell table:formula="of:=MID([.I120];4;6)" office:value-type="string" office:string-value="0.6628">
            <text:p>0.662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27">
            <text:p>0.4027</text:p>
          </table:table-cell>
          <table:table-cell table:formula="of:=IF([.B121]&gt;[.$E$1];1;0)" office:value-type="float" office:value="0">
            <text:p>0</text:p>
          </table:table-cell>
          <table:table-cell table:formula="of:=ABS([.A121]-[.C121])" office:value-type="float" office:value="1">
            <text:p>1</text:p>
          </table:table-cell>
          <table:table-cell table:number-columns-repeated="2"/>
          <table:table-cell table:style-name="ce2" office:value-type="float" office:value="0.39121312">
            <text:p>0.39121312</text:p>
          </table:table-cell>
          <table:table-cell/>
          <table:table-cell table:style-name="ce2" office:value-type="string">
            <text:p>1, 0.402733 150</text:p>
          </table:table-cell>
          <table:table-cell table:formula="of:=MID([.I121];1;1)" office:value-type="string" office:string-value="1">
            <text:p>1</text:p>
          </table:table-cell>
          <table:table-cell table:formula="of:=MID([.I121];4;6)" office:value-type="string" office:string-value="0.4027">
            <text:p>0.402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98">
            <text:p>0.3698</text:p>
          </table:table-cell>
          <table:table-cell table:formula="of:=IF([.B122]&gt;[.$E$1];1;0)" office:value-type="float" office:value="0">
            <text:p>0</text:p>
          </table:table-cell>
          <table:table-cell table:formula="of:=ABS([.A122]-[.C122])" office:value-type="float" office:value="1">
            <text:p>1</text:p>
          </table:table-cell>
          <table:table-cell table:number-columns-repeated="2"/>
          <table:table-cell table:style-name="ce2" office:value-type="float" office:value="0.569619121">
            <text:p>0.569619121</text:p>
          </table:table-cell>
          <table:table-cell/>
          <table:table-cell table:style-name="ce2" office:value-type="string">
            <text:p>1, 0.369866 151</text:p>
          </table:table-cell>
          <table:table-cell table:formula="of:=MID([.I122];1;1)" office:value-type="string" office:string-value="1">
            <text:p>1</text:p>
          </table:table-cell>
          <table:table-cell table:formula="of:=MID([.I122];4;6)" office:value-type="string" office:string-value="0.3698">
            <text:p>0.369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98">
            <text:p>0.5798</text:p>
          </table:table-cell>
          <table:table-cell table:formula="of:=IF([.B123]&gt;[.$E$1];1;0)" office:value-type="float" office:value="1">
            <text:p>1</text:p>
          </table:table-cell>
          <table:table-cell table:formula="of:=ABS([.A123]-[.C123])" office:value-type="float" office:value="1">
            <text:p>1</text:p>
          </table:table-cell>
          <table:table-cell table:number-columns-repeated="2"/>
          <table:table-cell table:style-name="ce2" office:value-type="float" office:value="0.349975122">
            <text:p>0.349975122</text:p>
          </table:table-cell>
          <table:table-cell/>
          <table:table-cell table:style-name="ce2" office:value-type="string">
            <text:p>0, 0.579802 152</text:p>
          </table:table-cell>
          <table:table-cell table:formula="of:=MID([.I123];1;1)" office:value-type="string" office:string-value="0">
            <text:p>0</text:p>
          </table:table-cell>
          <table:table-cell table:formula="of:=MID([.I123];4;6)" office:value-type="string" office:string-value="0.5798">
            <text:p>0.579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61">
            <text:p>0.3261</text:p>
          </table:table-cell>
          <table:table-cell table:formula="of:=IF([.B124]&gt;[.$E$1];1;0)" office:value-type="float" office:value="0">
            <text:p>0</text:p>
          </table:table-cell>
          <table:table-cell table:formula="of:=ABS([.A124]-[.C124])" office:value-type="float" office:value="0">
            <text:p>0</text:p>
          </table:table-cell>
          <table:table-cell table:number-columns-repeated="2"/>
          <table:table-cell table:style-name="ce2" office:value-type="float" office:value="0.230944123">
            <text:p>0.230944123</text:p>
          </table:table-cell>
          <table:table-cell/>
          <table:table-cell table:style-name="ce2" office:value-type="string">
            <text:p>0, 0.326167 153</text:p>
          </table:table-cell>
          <table:table-cell table:formula="of:=MID([.I124];1;1)" office:value-type="string" office:string-value="0">
            <text:p>0</text:p>
          </table:table-cell>
          <table:table-cell table:formula="of:=MID([.I124];4;6)" office:value-type="string" office:string-value="0.3261">
            <text:p>0.326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9">
            <text:p>0.6589</text:p>
          </table:table-cell>
          <table:table-cell table:formula="of:=IF([.B125]&gt;[.$E$1];1;0)" office:value-type="float" office:value="1">
            <text:p>1</text:p>
          </table:table-cell>
          <table:table-cell table:formula="of:=ABS([.A125]-[.C125])" office:value-type="float" office:value="0">
            <text:p>0</text:p>
          </table:table-cell>
          <table:table-cell table:number-columns-repeated="2"/>
          <table:table-cell table:style-name="ce2" office:value-type="float" office:value="0.668584124">
            <text:p>0.668584124</text:p>
          </table:table-cell>
          <table:table-cell/>
          <table:table-cell table:style-name="ce2" office:value-type="string">
            <text:p>1, 0.658934 154</text:p>
          </table:table-cell>
          <table:table-cell table:formula="of:=MID([.I125];1;1)" office:value-type="string" office:string-value="1">
            <text:p>1</text:p>
          </table:table-cell>
          <table:table-cell table:formula="of:=MID([.I125];4;6)" office:value-type="string" office:string-value="0.6589">
            <text:p>0.658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19">
            <text:p>0.7019</text:p>
          </table:table-cell>
          <table:table-cell table:formula="of:=IF([.B126]&gt;[.$E$1];1;0)" office:value-type="float" office:value="1">
            <text:p>1</text:p>
          </table:table-cell>
          <table:table-cell table:formula="of:=ABS([.A126]-[.C126])" office:value-type="float" office:value="0">
            <text:p>0</text:p>
          </table:table-cell>
          <table:table-cell table:number-columns-repeated="2"/>
          <table:table-cell table:style-name="ce2" office:value-type="float" office:value="0.556378125">
            <text:p>0.556378125</text:p>
          </table:table-cell>
          <table:table-cell/>
          <table:table-cell table:style-name="ce2" office:value-type="string">
            <text:p>1, 0.701959 156</text:p>
          </table:table-cell>
          <table:table-cell table:formula="of:=MID([.I126];1;1)" office:value-type="string" office:string-value="1">
            <text:p>1</text:p>
          </table:table-cell>
          <table:table-cell table:formula="of:=MID([.I126];4;6)" office:value-type="string" office:string-value="0.7019">
            <text:p>0.701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1">
            <text:p>0.6981</text:p>
          </table:table-cell>
          <table:table-cell table:formula="of:=IF([.B127]&gt;[.$E$1];1;0)" office:value-type="float" office:value="1">
            <text:p>1</text:p>
          </table:table-cell>
          <table:table-cell table:formula="of:=ABS([.A127]-[.C127])" office:value-type="float" office:value="0">
            <text:p>0</text:p>
          </table:table-cell>
          <table:table-cell table:number-columns-repeated="2"/>
          <table:table-cell table:style-name="ce2" office:value-type="float" office:value="0.630608126">
            <text:p>0.630608126</text:p>
          </table:table-cell>
          <table:table-cell/>
          <table:table-cell table:style-name="ce2" office:value-type="string">
            <text:p>1, 0.69818 157</text:p>
          </table:table-cell>
          <table:table-cell table:formula="of:=MID([.I127];1;1)" office:value-type="string" office:string-value="1">
            <text:p>1</text:p>
          </table:table-cell>
          <table:table-cell table:formula="of:=MID([.I127];4;6)" office:value-type="string" office:string-value="0.6981">
            <text:p>0.698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8">
            <text:p>0.498</text:p>
          </table:table-cell>
          <table:table-cell table:formula="of:=IF([.B128]&gt;[.$E$1];1;0)" office:value-type="float" office:value="0">
            <text:p>0</text:p>
          </table:table-cell>
          <table:table-cell table:formula="of:=ABS([.A128]-[.C128])" office:value-type="float" office:value="0">
            <text:p>0</text:p>
          </table:table-cell>
          <table:table-cell table:number-columns-repeated="2"/>
          <table:table-cell table:style-name="ce2" office:value-type="float" office:value="0.653561127">
            <text:p>0.653561127</text:p>
          </table:table-cell>
          <table:table-cell/>
          <table:table-cell table:style-name="ce2" office:value-type="string">
            <text:p>0, 0.498067 158</text:p>
          </table:table-cell>
          <table:table-cell table:formula="of:=MID([.I128];1;1)" office:value-type="string" office:string-value="0">
            <text:p>0</text:p>
          </table:table-cell>
          <table:table-cell table:formula="of:=MID([.I128];4;6)" office:value-type="string" office:string-value="0.4980">
            <text:p>0.498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53">
            <text:p>0.4053</text:p>
          </table:table-cell>
          <table:table-cell table:formula="of:=IF([.B129]&gt;[.$E$1];1;0)" office:value-type="float" office:value="0">
            <text:p>0</text:p>
          </table:table-cell>
          <table:table-cell table:formula="of:=ABS([.A129]-[.C129])" office:value-type="float" office:value="1">
            <text:p>1</text:p>
          </table:table-cell>
          <table:table-cell table:number-columns-repeated="2"/>
          <table:table-cell table:style-name="ce2" office:value-type="float" office:value="0.720133128">
            <text:p>0.720133128</text:p>
          </table:table-cell>
          <table:table-cell/>
          <table:table-cell table:style-name="ce2" office:value-type="string">
            <text:p>1, 0.405302 160</text:p>
          </table:table-cell>
          <table:table-cell table:formula="of:=MID([.I129];1;1)" office:value-type="string" office:string-value="1">
            <text:p>1</text:p>
          </table:table-cell>
          <table:table-cell table:formula="of:=MID([.I129];4;6)" office:value-type="string" office:string-value="0.4053">
            <text:p>0.405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">
            <text:p>0.76</text:p>
          </table:table-cell>
          <table:table-cell table:formula="of:=IF([.B130]&gt;[.$E$1];1;0)" office:value-type="float" office:value="1">
            <text:p>1</text:p>
          </table:table-cell>
          <table:table-cell table:formula="of:=ABS([.A130]-[.C130])" office:value-type="float" office:value="0">
            <text:p>0</text:p>
          </table:table-cell>
          <table:table-cell table:number-columns-repeated="2"/>
          <table:table-cell table:style-name="ce2" office:value-type="float" office:value="0.531056129">
            <text:p>0.531056129</text:p>
          </table:table-cell>
          <table:table-cell/>
          <table:table-cell table:style-name="ce2" office:value-type="string">
            <text:p>1, 0.760043 161</text:p>
          </table:table-cell>
          <table:table-cell table:formula="of:=MID([.I130];1;1)" office:value-type="string" office:string-value="1">
            <text:p>1</text:p>
          </table:table-cell>
          <table:table-cell table:formula="of:=MID([.I130];4;6)" office:value-type="string" office:string-value="0.7600">
            <text:p>0.760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03">
            <text:p>0.7603</text:p>
          </table:table-cell>
          <table:table-cell table:formula="of:=IF([.B131]&gt;[.$E$1];1;0)" office:value-type="float" office:value="1">
            <text:p>1</text:p>
          </table:table-cell>
          <table:table-cell table:formula="of:=ABS([.A131]-[.C131])" office:value-type="float" office:value="0">
            <text:p>0</text:p>
          </table:table-cell>
          <table:table-cell table:number-columns-repeated="2"/>
          <table:table-cell table:style-name="ce2" office:value-type="float" office:value="0.54878213">
            <text:p>0.54878213</text:p>
          </table:table-cell>
          <table:table-cell/>
          <table:table-cell table:style-name="ce2" office:value-type="string">
            <text:p>1, 0.760322 162</text:p>
          </table:table-cell>
          <table:table-cell table:formula="of:=MID([.I131];1;1)" office:value-type="string" office:string-value="1">
            <text:p>1</text:p>
          </table:table-cell>
          <table:table-cell table:formula="of:=MID([.I131];4;6)" office:value-type="string" office:string-value="0.7603">
            <text:p>0.760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62">
            <text:p>0.8462</text:p>
          </table:table-cell>
          <table:table-cell table:formula="of:=IF([.B132]&gt;[.$E$1];1;0)" office:value-type="float" office:value="1">
            <text:p>1</text:p>
          </table:table-cell>
          <table:table-cell table:formula="of:=ABS([.A132]-[.C132])" office:value-type="float" office:value="0">
            <text:p>0</text:p>
          </table:table-cell>
          <table:table-cell table:number-columns-repeated="2"/>
          <table:table-cell table:style-name="ce2" office:value-type="float" office:value="0.536303131">
            <text:p>0.536303131</text:p>
          </table:table-cell>
          <table:table-cell/>
          <table:table-cell table:style-name="ce2" office:value-type="string">
            <text:p>1, 0.846257 163</text:p>
          </table:table-cell>
          <table:table-cell table:formula="of:=MID([.I132];1;1)" office:value-type="string" office:string-value="1">
            <text:p>1</text:p>
          </table:table-cell>
          <table:table-cell table:formula="of:=MID([.I132];4;6)" office:value-type="string" office:string-value="0.8462">
            <text:p>0.846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">
            <text:p>0.7</text:p>
          </table:table-cell>
          <table:table-cell table:formula="of:=IF([.B133]&gt;[.$E$1];1;0)" office:value-type="float" office:value="1">
            <text:p>1</text:p>
          </table:table-cell>
          <table:table-cell table:formula="of:=ABS([.A133]-[.C133])" office:value-type="float" office:value="1">
            <text:p>1</text:p>
          </table:table-cell>
          <table:table-cell table:number-columns-repeated="2"/>
          <table:table-cell table:style-name="ce2" office:value-type="float" office:value="0.597183132">
            <text:p>0.597183132</text:p>
          </table:table-cell>
          <table:table-cell/>
          <table:table-cell table:style-name="ce2" office:value-type="string">
            <text:p>0, 0.700037 164</text:p>
          </table:table-cell>
          <table:table-cell table:formula="of:=MID([.I133];1;1)" office:value-type="string" office:string-value="0">
            <text:p>0</text:p>
          </table:table-cell>
          <table:table-cell table:formula="of:=MID([.I133];4;6)" office:value-type="string" office:string-value="0.7000">
            <text:p>0.700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06">
            <text:p>0.6006</text:p>
          </table:table-cell>
          <table:table-cell table:formula="of:=IF([.B134]&gt;[.$E$1];1;0)" office:value-type="float" office:value="1">
            <text:p>1</text:p>
          </table:table-cell>
          <table:table-cell table:formula="of:=ABS([.A134]-[.C134])" office:value-type="float" office:value="0">
            <text:p>0</text:p>
          </table:table-cell>
          <table:table-cell table:number-columns-repeated="2"/>
          <table:table-cell table:style-name="ce2" office:value-type="float" office:value="0.476147133">
            <text:p>0.476147133</text:p>
          </table:table-cell>
          <table:table-cell/>
          <table:table-cell table:style-name="ce2" office:value-type="string">
            <text:p>1, 0.600603 165</text:p>
          </table:table-cell>
          <table:table-cell table:formula="of:=MID([.I134];1;1)" office:value-type="string" office:string-value="1">
            <text:p>1</text:p>
          </table:table-cell>
          <table:table-cell table:formula="of:=MID([.I134];4;6)" office:value-type="string" office:string-value="0.6006">
            <text:p>0.600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96">
            <text:p>0.5796</text:p>
          </table:table-cell>
          <table:table-cell table:formula="of:=IF([.B135]&gt;[.$E$1];1;0)" office:value-type="float" office:value="1">
            <text:p>1</text:p>
          </table:table-cell>
          <table:table-cell table:formula="of:=ABS([.A135]-[.C135])" office:value-type="float" office:value="0">
            <text:p>0</text:p>
          </table:table-cell>
          <table:table-cell table:number-columns-repeated="2"/>
          <table:table-cell table:style-name="ce2" office:value-type="float" office:value="0.527123134">
            <text:p>0.527123134</text:p>
          </table:table-cell>
          <table:table-cell/>
          <table:table-cell table:style-name="ce2" office:value-type="string">
            <text:p>1, 0.579681 166</text:p>
          </table:table-cell>
          <table:table-cell table:formula="of:=MID([.I135];1;1)" office:value-type="string" office:string-value="1">
            <text:p>1</text:p>
          </table:table-cell>
          <table:table-cell table:formula="of:=MID([.I135];4;6)" office:value-type="string" office:string-value="0.5796">
            <text:p>0.579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72">
            <text:p>0.5272</text:p>
          </table:table-cell>
          <table:table-cell table:formula="of:=IF([.B136]&gt;[.$E$1];1;0)" office:value-type="float" office:value="1">
            <text:p>1</text:p>
          </table:table-cell>
          <table:table-cell table:formula="of:=ABS([.A136]-[.C136])" office:value-type="float" office:value="0">
            <text:p>0</text:p>
          </table:table-cell>
          <table:table-cell table:number-columns-repeated="2"/>
          <table:table-cell table:style-name="ce2" office:value-type="float" office:value="0.458128135">
            <text:p>0.458128135</text:p>
          </table:table-cell>
          <table:table-cell/>
          <table:table-cell table:style-name="ce2" office:value-type="string">
            <text:p>1, 0.527206 168</text:p>
          </table:table-cell>
          <table:table-cell table:formula="of:=MID([.I136];1;1)" office:value-type="string" office:string-value="1">
            <text:p>1</text:p>
          </table:table-cell>
          <table:table-cell table:formula="of:=MID([.I136];4;6)" office:value-type="string" office:string-value="0.5272">
            <text:p>0.527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09">
            <text:p>0.4709</text:p>
          </table:table-cell>
          <table:table-cell table:formula="of:=IF([.B137]&gt;[.$E$1];1;0)" office:value-type="float" office:value="0">
            <text:p>0</text:p>
          </table:table-cell>
          <table:table-cell table:formula="of:=ABS([.A137]-[.C137])" office:value-type="float" office:value="1">
            <text:p>1</text:p>
          </table:table-cell>
          <table:table-cell table:number-columns-repeated="2"/>
          <table:table-cell table:style-name="ce2" office:value-type="float" office:value="0.699353136">
            <text:p>0.699353136</text:p>
          </table:table-cell>
          <table:table-cell/>
          <table:table-cell table:style-name="ce2" office:value-type="string">
            <text:p>1, 0.470993 170</text:p>
          </table:table-cell>
          <table:table-cell table:formula="of:=MID([.I137];1;1)" office:value-type="string" office:string-value="1">
            <text:p>1</text:p>
          </table:table-cell>
          <table:table-cell table:formula="of:=MID([.I137];4;6)" office:value-type="string" office:string-value="0.4709">
            <text:p>0.470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53">
            <text:p>0.5253</text:p>
          </table:table-cell>
          <table:table-cell table:formula="of:=IF([.B138]&gt;[.$E$1];1;0)" office:value-type="float" office:value="1">
            <text:p>1</text:p>
          </table:table-cell>
          <table:table-cell table:formula="of:=ABS([.A138]-[.C138])" office:value-type="float" office:value="0">
            <text:p>0</text:p>
          </table:table-cell>
          <table:table-cell table:number-columns-repeated="2"/>
          <table:table-cell table:style-name="ce2" office:value-type="float" office:value="0.51865137">
            <text:p>0.51865137</text:p>
          </table:table-cell>
          <table:table-cell/>
          <table:table-cell table:style-name="ce2" office:value-type="string">
            <text:p>1, 0.525379 171</text:p>
          </table:table-cell>
          <table:table-cell table:formula="of:=MID([.I138];1;1)" office:value-type="string" office:string-value="1">
            <text:p>1</text:p>
          </table:table-cell>
          <table:table-cell table:formula="of:=MID([.I138];4;6)" office:value-type="string" office:string-value="0.5253">
            <text:p>0.525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05">
            <text:p>0.6505</text:p>
          </table:table-cell>
          <table:table-cell table:formula="of:=IF([.B139]&gt;[.$E$1];1;0)" office:value-type="float" office:value="1">
            <text:p>1</text:p>
          </table:table-cell>
          <table:table-cell table:formula="of:=ABS([.A139]-[.C139])" office:value-type="float" office:value="0">
            <text:p>0</text:p>
          </table:table-cell>
          <table:table-cell table:number-columns-repeated="2"/>
          <table:table-cell table:style-name="ce2" office:value-type="float" office:value="0.659945138">
            <text:p>0.659945138</text:p>
          </table:table-cell>
          <table:table-cell/>
          <table:table-cell table:style-name="ce2" office:value-type="string">
            <text:p>1, 0.650539 172</text:p>
          </table:table-cell>
          <table:table-cell table:formula="of:=MID([.I139];1;1)" office:value-type="string" office:string-value="1">
            <text:p>1</text:p>
          </table:table-cell>
          <table:table-cell table:formula="of:=MID([.I139];4;6)" office:value-type="string" office:string-value="0.6505">
            <text:p>0.650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9">
            <text:p>0.409</text:p>
          </table:table-cell>
          <table:table-cell table:formula="of:=IF([.B140]&gt;[.$E$1];1;0)" office:value-type="float" office:value="0">
            <text:p>0</text:p>
          </table:table-cell>
          <table:table-cell table:formula="of:=ABS([.A140]-[.C140])" office:value-type="float" office:value="0">
            <text:p>0</text:p>
          </table:table-cell>
          <table:table-cell table:number-columns-repeated="2"/>
          <table:table-cell table:style-name="ce2" office:value-type="float" office:value="0.909659139">
            <text:p>0.909659139</text:p>
          </table:table-cell>
          <table:table-cell/>
          <table:table-cell table:style-name="ce2" office:value-type="string">
            <text:p>0, 0.409009 173</text:p>
          </table:table-cell>
          <table:table-cell table:formula="of:=MID([.I140];1;1)" office:value-type="string" office:string-value="0">
            <text:p>0</text:p>
          </table:table-cell>
          <table:table-cell table:formula="of:=MID([.I140];4;6)" office:value-type="string" office:string-value="0.4090">
            <text:p>0.409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42">
            <text:p>0.5642</text:p>
          </table:table-cell>
          <table:table-cell table:formula="of:=IF([.B141]&gt;[.$E$1];1;0)" office:value-type="float" office:value="1">
            <text:p>1</text:p>
          </table:table-cell>
          <table:table-cell table:formula="of:=ABS([.A141]-[.C141])" office:value-type="float" office:value="1">
            <text:p>1</text:p>
          </table:table-cell>
          <table:table-cell table:number-columns-repeated="2"/>
          <table:table-cell table:style-name="ce2" office:value-type="float" office:value="0.63457414">
            <text:p>0.63457414</text:p>
          </table:table-cell>
          <table:table-cell/>
          <table:table-cell table:style-name="ce2" office:value-type="string">
            <text:p>0, 0.564224 174</text:p>
          </table:table-cell>
          <table:table-cell table:formula="of:=MID([.I141];1;1)" office:value-type="string" office:string-value="0">
            <text:p>0</text:p>
          </table:table-cell>
          <table:table-cell table:formula="of:=MID([.I141];4;6)" office:value-type="string" office:string-value="0.5642">
            <text:p>0.564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83">
            <text:p>0.5483</text:p>
          </table:table-cell>
          <table:table-cell table:formula="of:=IF([.B142]&gt;[.$E$1];1;0)" office:value-type="float" office:value="1">
            <text:p>1</text:p>
          </table:table-cell>
          <table:table-cell table:formula="of:=ABS([.A142]-[.C142])" office:value-type="float" office:value="1">
            <text:p>1</text:p>
          </table:table-cell>
          <table:table-cell table:number-columns-repeated="2"/>
          <table:table-cell table:style-name="ce2" office:value-type="float" office:value="0.706672141">
            <text:p>0.706672141</text:p>
          </table:table-cell>
          <table:table-cell/>
          <table:table-cell table:style-name="ce2" office:value-type="string">
            <text:p>0, 0.548309 175</text:p>
          </table:table-cell>
          <table:table-cell table:formula="of:=MID([.I142];1;1)" office:value-type="string" office:string-value="0">
            <text:p>0</text:p>
          </table:table-cell>
          <table:table-cell table:formula="of:=MID([.I142];4;6)" office:value-type="string" office:string-value="0.5483">
            <text:p>0.548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28">
            <text:p>0.5028</text:p>
          </table:table-cell>
          <table:table-cell table:formula="of:=IF([.B143]&gt;[.$E$1];1;0)" office:value-type="float" office:value="0">
            <text:p>0</text:p>
          </table:table-cell>
          <table:table-cell table:formula="of:=ABS([.A143]-[.C143])" office:value-type="float" office:value="1">
            <text:p>1</text:p>
          </table:table-cell>
          <table:table-cell table:number-columns-repeated="2"/>
          <table:table-cell table:style-name="ce2" office:value-type="float" office:value="0.587635142">
            <text:p>0.587635142</text:p>
          </table:table-cell>
          <table:table-cell/>
          <table:table-cell table:style-name="ce2" office:value-type="string">
            <text:p>1, 0.502825 176</text:p>
          </table:table-cell>
          <table:table-cell table:formula="of:=MID([.I143];1;1)" office:value-type="string" office:string-value="1">
            <text:p>1</text:p>
          </table:table-cell>
          <table:table-cell table:formula="of:=MID([.I143];4;6)" office:value-type="string" office:string-value="0.5028">
            <text:p>0.502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29">
            <text:p>0.3729</text:p>
          </table:table-cell>
          <table:table-cell table:formula="of:=IF([.B144]&gt;[.$E$1];1;0)" office:value-type="float" office:value="0">
            <text:p>0</text:p>
          </table:table-cell>
          <table:table-cell table:formula="of:=ABS([.A144]-[.C144])" office:value-type="float" office:value="0">
            <text:p>0</text:p>
          </table:table-cell>
          <table:table-cell table:number-columns-repeated="2"/>
          <table:table-cell table:style-name="ce2" office:value-type="float" office:value="0.596913143">
            <text:p>0.596913143</text:p>
          </table:table-cell>
          <table:table-cell/>
          <table:table-cell table:style-name="ce2" office:value-type="string">
            <text:p>0, 0.372935 177</text:p>
          </table:table-cell>
          <table:table-cell table:formula="of:=MID([.I144];1;1)" office:value-type="string" office:string-value="0">
            <text:p>0</text:p>
          </table:table-cell>
          <table:table-cell table:formula="of:=MID([.I144];4;6)" office:value-type="string" office:string-value="0.3729">
            <text:p>0.372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42">
            <text:p>0.4942</text:p>
          </table:table-cell>
          <table:table-cell table:formula="of:=IF([.B145]&gt;[.$E$1];1;0)" office:value-type="float" office:value="0">
            <text:p>0</text:p>
          </table:table-cell>
          <table:table-cell table:formula="of:=ABS([.A145]-[.C145])" office:value-type="float" office:value="1">
            <text:p>1</text:p>
          </table:table-cell>
          <table:table-cell table:number-columns-repeated="2"/>
          <table:table-cell table:style-name="ce2" office:value-type="float" office:value="0.441962144">
            <text:p>0.441962144</text:p>
          </table:table-cell>
          <table:table-cell/>
          <table:table-cell table:style-name="ce2" office:value-type="string">
            <text:p>1, 0.494281 178</text:p>
          </table:table-cell>
          <table:table-cell table:formula="of:=MID([.I145];1;1)" office:value-type="string" office:string-value="1">
            <text:p>1</text:p>
          </table:table-cell>
          <table:table-cell table:formula="of:=MID([.I145];4;6)" office:value-type="string" office:string-value="0.4942">
            <text:p>0.494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53">
            <text:p>0.5453</text:p>
          </table:table-cell>
          <table:table-cell table:formula="of:=IF([.B146]&gt;[.$E$1];1;0)" office:value-type="float" office:value="1">
            <text:p>1</text:p>
          </table:table-cell>
          <table:table-cell table:formula="of:=ABS([.A146]-[.C146])" office:value-type="float" office:value="0">
            <text:p>0</text:p>
          </table:table-cell>
          <table:table-cell table:number-columns-repeated="2"/>
          <table:table-cell table:style-name="ce2" office:value-type="float" office:value="0.684166145">
            <text:p>0.684166145</text:p>
          </table:table-cell>
          <table:table-cell/>
          <table:table-cell table:style-name="ce2" office:value-type="string">
            <text:p>1, 0.545335 179</text:p>
          </table:table-cell>
          <table:table-cell table:formula="of:=MID([.I146];1;1)" office:value-type="string" office:string-value="1">
            <text:p>1</text:p>
          </table:table-cell>
          <table:table-cell table:formula="of:=MID([.I146];4;6)" office:value-type="string" office:string-value="0.5453">
            <text:p>0.545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03">
            <text:p>0.3803</text:p>
          </table:table-cell>
          <table:table-cell table:formula="of:=IF([.B147]&gt;[.$E$1];1;0)" office:value-type="float" office:value="0">
            <text:p>0</text:p>
          </table:table-cell>
          <table:table-cell table:formula="of:=ABS([.A147]-[.C147])" office:value-type="float" office:value="0">
            <text:p>0</text:p>
          </table:table-cell>
          <table:table-cell table:number-columns-repeated="2"/>
          <table:table-cell table:style-name="ce2" office:value-type="float" office:value="0.217357146">
            <text:p>0.217357146</text:p>
          </table:table-cell>
          <table:table-cell/>
          <table:table-cell table:style-name="ce2" office:value-type="string">
            <text:p>0, 0.380353 180</text:p>
          </table:table-cell>
          <table:table-cell table:formula="of:=MID([.I147];1;1)" office:value-type="string" office:string-value="0">
            <text:p>0</text:p>
          </table:table-cell>
          <table:table-cell table:formula="of:=MID([.I147];4;6)" office:value-type="string" office:string-value="0.3803">
            <text:p>0.380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47">
            <text:p>0.3847</text:p>
          </table:table-cell>
          <table:table-cell table:formula="of:=IF([.B148]&gt;[.$E$1];1;0)" office:value-type="float" office:value="0">
            <text:p>0</text:p>
          </table:table-cell>
          <table:table-cell table:formula="of:=ABS([.A148]-[.C148])" office:value-type="float" office:value="0">
            <text:p>0</text:p>
          </table:table-cell>
          <table:table-cell table:number-columns-repeated="2"/>
          <table:table-cell table:style-name="ce2" office:value-type="float" office:value="0.590105147">
            <text:p>0.590105147</text:p>
          </table:table-cell>
          <table:table-cell/>
          <table:table-cell table:style-name="ce2" office:value-type="string">
            <text:p>0, 0.38478 181</text:p>
          </table:table-cell>
          <table:table-cell table:formula="of:=MID([.I148];1;1)" office:value-type="string" office:string-value="0">
            <text:p>0</text:p>
          </table:table-cell>
          <table:table-cell table:formula="of:=MID([.I148];4;6)" office:value-type="string" office:string-value="0.3847">
            <text:p>0.384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69">
            <text:p>0.4569</text:p>
          </table:table-cell>
          <table:table-cell table:formula="of:=IF([.B149]&gt;[.$E$1];1;0)" office:value-type="float" office:value="0">
            <text:p>0</text:p>
          </table:table-cell>
          <table:table-cell table:formula="of:=ABS([.A149]-[.C149])" office:value-type="float" office:value="0">
            <text:p>0</text:p>
          </table:table-cell>
          <table:table-cell table:number-columns-repeated="2"/>
          <table:table-cell table:style-name="ce2" office:value-type="float" office:value="0.596952148">
            <text:p>0.596952148</text:p>
          </table:table-cell>
          <table:table-cell/>
          <table:table-cell table:style-name="ce2" office:value-type="string">
            <text:p>0, 0.456981 182</text:p>
          </table:table-cell>
          <table:table-cell table:formula="of:=MID([.I149];1;1)" office:value-type="string" office:string-value="0">
            <text:p>0</text:p>
          </table:table-cell>
          <table:table-cell table:formula="of:=MID([.I149];4;6)" office:value-type="string" office:string-value="0.4569">
            <text:p>0.456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68">
            <text:p>0.4368</text:p>
          </table:table-cell>
          <table:table-cell table:formula="of:=IF([.B150]&gt;[.$E$1];1;0)" office:value-type="float" office:value="0">
            <text:p>0</text:p>
          </table:table-cell>
          <table:table-cell table:formula="of:=ABS([.A150]-[.C150])" office:value-type="float" office:value="1">
            <text:p>1</text:p>
          </table:table-cell>
          <table:table-cell table:number-columns-repeated="2"/>
          <table:table-cell table:style-name="ce2" office:value-type="float" office:value="0.696874149">
            <text:p>0.696874149</text:p>
          </table:table-cell>
          <table:table-cell/>
          <table:table-cell table:style-name="ce2" office:value-type="string">
            <text:p>1, 0.436828 183</text:p>
          </table:table-cell>
          <table:table-cell table:formula="of:=MID([.I150];1;1)" office:value-type="string" office:string-value="1">
            <text:p>1</text:p>
          </table:table-cell>
          <table:table-cell table:formula="of:=MID([.I150];4;6)" office:value-type="string" office:string-value="0.4368">
            <text:p>0.436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81">
            <text:p>0.4981</text:p>
          </table:table-cell>
          <table:table-cell table:formula="of:=IF([.B151]&gt;[.$E$1];1;0)" office:value-type="float" office:value="0">
            <text:p>0</text:p>
          </table:table-cell>
          <table:table-cell table:formula="of:=ABS([.A151]-[.C151])" office:value-type="float" office:value="1">
            <text:p>1</text:p>
          </table:table-cell>
          <table:table-cell table:number-columns-repeated="2"/>
          <table:table-cell table:style-name="ce2" office:value-type="float" office:value="0.35764715">
            <text:p>0.35764715</text:p>
          </table:table-cell>
          <table:table-cell/>
          <table:table-cell table:style-name="ce2" office:value-type="string">
            <text:p>1, 0.498199 185</text:p>
          </table:table-cell>
          <table:table-cell table:formula="of:=MID([.I151];1;1)" office:value-type="string" office:string-value="1">
            <text:p>1</text:p>
          </table:table-cell>
          <table:table-cell table:formula="of:=MID([.I151];4;6)" office:value-type="string" office:string-value="0.4981">
            <text:p>0.498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84">
            <text:p>0.4784</text:p>
          </table:table-cell>
          <table:table-cell table:formula="of:=IF([.B152]&gt;[.$E$1];1;0)" office:value-type="float" office:value="0">
            <text:p>0</text:p>
          </table:table-cell>
          <table:table-cell table:formula="of:=ABS([.A152]-[.C152])" office:value-type="float" office:value="0">
            <text:p>0</text:p>
          </table:table-cell>
          <table:table-cell table:number-columns-repeated="2"/>
          <table:table-cell table:style-name="ce2" office:value-type="float" office:value="0.336413151">
            <text:p>0.336413151</text:p>
          </table:table-cell>
          <table:table-cell/>
          <table:table-cell table:style-name="ce2" office:value-type="string">
            <text:p>0, 0.478431 186</text:p>
          </table:table-cell>
          <table:table-cell table:formula="of:=MID([.I152];1;1)" office:value-type="string" office:string-value="0">
            <text:p>0</text:p>
          </table:table-cell>
          <table:table-cell table:formula="of:=MID([.I152];4;6)" office:value-type="string" office:string-value="0.4784">
            <text:p>0.478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8">
            <text:p>0.4228</text:p>
          </table:table-cell>
          <table:table-cell table:formula="of:=IF([.B153]&gt;[.$E$1];1;0)" office:value-type="float" office:value="0">
            <text:p>0</text:p>
          </table:table-cell>
          <table:table-cell table:formula="of:=ABS([.A153]-[.C153])" office:value-type="float" office:value="0">
            <text:p>0</text:p>
          </table:table-cell>
          <table:table-cell table:number-columns-repeated="2"/>
          <table:table-cell table:style-name="ce2" office:value-type="float" office:value="0.650481152">
            <text:p>0.650481152</text:p>
          </table:table-cell>
          <table:table-cell/>
          <table:table-cell table:style-name="ce2" office:value-type="string">
            <text:p>0, 0.422881 187</text:p>
          </table:table-cell>
          <table:table-cell table:formula="of:=MID([.I153];1;1)" office:value-type="string" office:string-value="0">
            <text:p>0</text:p>
          </table:table-cell>
          <table:table-cell table:formula="of:=MID([.I153];4;6)" office:value-type="string" office:string-value="0.4228">
            <text:p>0.422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74">
            <text:p>0.6274</text:p>
          </table:table-cell>
          <table:table-cell table:formula="of:=IF([.B154]&gt;[.$E$1];1;0)" office:value-type="float" office:value="1">
            <text:p>1</text:p>
          </table:table-cell>
          <table:table-cell table:formula="of:=ABS([.A154]-[.C154])" office:value-type="float" office:value="1">
            <text:p>1</text:p>
          </table:table-cell>
          <table:table-cell table:number-columns-repeated="2"/>
          <table:table-cell table:style-name="ce2" office:value-type="float" office:value="0.389182153">
            <text:p>0.389182153</text:p>
          </table:table-cell>
          <table:table-cell/>
          <table:table-cell table:style-name="ce2" office:value-type="string">
            <text:p>0, 0.627403 190</text:p>
          </table:table-cell>
          <table:table-cell table:formula="of:=MID([.I154];1;1)" office:value-type="string" office:string-value="0">
            <text:p>0</text:p>
          </table:table-cell>
          <table:table-cell table:formula="of:=MID([.I154];4;6)" office:value-type="string" office:string-value="0.6274">
            <text:p>0.627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59">
            <text:p>0.4259</text:p>
          </table:table-cell>
          <table:table-cell table:formula="of:=IF([.B155]&gt;[.$E$1];1;0)" office:value-type="float" office:value="0">
            <text:p>0</text:p>
          </table:table-cell>
          <table:table-cell table:formula="of:=ABS([.A155]-[.C155])" office:value-type="float" office:value="0">
            <text:p>0</text:p>
          </table:table-cell>
          <table:table-cell table:number-columns-repeated="2"/>
          <table:table-cell table:style-name="ce2" office:value-type="float" office:value="0.674979154">
            <text:p>0.674979154</text:p>
          </table:table-cell>
          <table:table-cell/>
          <table:table-cell table:style-name="ce2" office:value-type="string">
            <text:p>0, 0.425996 191</text:p>
          </table:table-cell>
          <table:table-cell table:formula="of:=MID([.I155];1;1)" office:value-type="string" office:string-value="0">
            <text:p>0</text:p>
          </table:table-cell>
          <table:table-cell table:formula="of:=MID([.I155];4;6)" office:value-type="string" office:string-value="0.4259">
            <text:p>0.425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8">
            <text:p>0.6418</text:p>
          </table:table-cell>
          <table:table-cell table:formula="of:=IF([.B156]&gt;[.$E$1];1;0)" office:value-type="float" office:value="1">
            <text:p>1</text:p>
          </table:table-cell>
          <table:table-cell table:formula="of:=ABS([.A156]-[.C156])" office:value-type="float" office:value="0">
            <text:p>0</text:p>
          </table:table-cell>
          <table:table-cell table:number-columns-repeated="2"/>
          <table:table-cell table:style-name="ce2" office:value-type="float" office:value="0.48375155">
            <text:p>0.48375155</text:p>
          </table:table-cell>
          <table:table-cell/>
          <table:table-cell table:style-name="ce2" office:value-type="string">
            <text:p>1, 0.64182 193</text:p>
          </table:table-cell>
          <table:table-cell table:formula="of:=MID([.I156];1;1)" office:value-type="string" office:string-value="1">
            <text:p>1</text:p>
          </table:table-cell>
          <table:table-cell table:formula="of:=MID([.I156];4;6)" office:value-type="string" office:string-value="0.6418">
            <text:p>0.641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51">
            <text:p>0.3551</text:p>
          </table:table-cell>
          <table:table-cell table:formula="of:=IF([.B157]&gt;[.$E$1];1;0)" office:value-type="float" office:value="0">
            <text:p>0</text:p>
          </table:table-cell>
          <table:table-cell table:formula="of:=ABS([.A157]-[.C157])" office:value-type="float" office:value="0">
            <text:p>0</text:p>
          </table:table-cell>
          <table:table-cell table:number-columns-repeated="2"/>
          <table:table-cell table:style-name="ce2" office:value-type="float" office:value="0.813499156">
            <text:p>0.813499156</text:p>
          </table:table-cell>
          <table:table-cell/>
          <table:table-cell table:style-name="ce2" office:value-type="string">
            <text:p>0, 0.355123 194</text:p>
          </table:table-cell>
          <table:table-cell table:formula="of:=MID([.I157];1;1)" office:value-type="string" office:string-value="0">
            <text:p>0</text:p>
          </table:table-cell>
          <table:table-cell table:formula="of:=MID([.I157];4;6)" office:value-type="string" office:string-value="0.3551">
            <text:p>0.355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86">
            <text:p>0.4186</text:p>
          </table:table-cell>
          <table:table-cell table:formula="of:=IF([.B158]&gt;[.$E$1];1;0)" office:value-type="float" office:value="0">
            <text:p>0</text:p>
          </table:table-cell>
          <table:table-cell table:formula="of:=ABS([.A158]-[.C158])" office:value-type="float" office:value="1">
            <text:p>1</text:p>
          </table:table-cell>
          <table:table-cell table:number-columns-repeated="2"/>
          <table:table-cell table:style-name="ce2" office:value-type="float" office:value="0.61841157">
            <text:p>0.61841157</text:p>
          </table:table-cell>
          <table:table-cell/>
          <table:table-cell table:style-name="ce2" office:value-type="string">
            <text:p>1, 0.41864 195</text:p>
          </table:table-cell>
          <table:table-cell table:formula="of:=MID([.I158];1;1)" office:value-type="string" office:string-value="1">
            <text:p>1</text:p>
          </table:table-cell>
          <table:table-cell table:formula="of:=MID([.I158];4;6)" office:value-type="string" office:string-value="0.4186">
            <text:p>0.418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45">
            <text:p>0.4545</text:p>
          </table:table-cell>
          <table:table-cell table:formula="of:=IF([.B159]&gt;[.$E$1];1;0)" office:value-type="float" office:value="0">
            <text:p>0</text:p>
          </table:table-cell>
          <table:table-cell table:formula="of:=ABS([.A159]-[.C159])" office:value-type="float" office:value="1">
            <text:p>1</text:p>
          </table:table-cell>
          <table:table-cell table:number-columns-repeated="2"/>
          <table:table-cell table:style-name="ce2" office:value-type="float" office:value="0.484201158">
            <text:p>0.484201158</text:p>
          </table:table-cell>
          <table:table-cell/>
          <table:table-cell table:style-name="ce2" office:value-type="string">
            <text:p>1, 0.454558 198</text:p>
          </table:table-cell>
          <table:table-cell table:formula="of:=MID([.I159];1;1)" office:value-type="string" office:string-value="1">
            <text:p>1</text:p>
          </table:table-cell>
          <table:table-cell table:formula="of:=MID([.I159];4;6)" office:value-type="string" office:string-value="0.4545">
            <text:p>0.454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91">
            <text:p>0.5691</text:p>
          </table:table-cell>
          <table:table-cell table:formula="of:=IF([.B160]&gt;[.$E$1];1;0)" office:value-type="float" office:value="1">
            <text:p>1</text:p>
          </table:table-cell>
          <table:table-cell table:formula="of:=ABS([.A160]-[.C160])" office:value-type="float" office:value="1">
            <text:p>1</text:p>
          </table:table-cell>
          <table:table-cell table:number-columns-repeated="2"/>
          <table:table-cell table:style-name="ce2" office:value-type="float" office:value="0.467755159">
            <text:p>0.467755159</text:p>
          </table:table-cell>
          <table:table-cell/>
          <table:table-cell table:style-name="ce2" office:value-type="string">
            <text:p>0, 0.569105 199</text:p>
          </table:table-cell>
          <table:table-cell table:formula="of:=MID([.I160];1;1)" office:value-type="string" office:string-value="0">
            <text:p>0</text:p>
          </table:table-cell>
          <table:table-cell table:formula="of:=MID([.I160];4;6)" office:value-type="string" office:string-value="0.5691">
            <text:p>0.569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3">
            <text:p>0.6523</text:p>
          </table:table-cell>
          <table:table-cell table:formula="of:=IF([.B161]&gt;[.$E$1];1;0)" office:value-type="float" office:value="1">
            <text:p>1</text:p>
          </table:table-cell>
          <table:table-cell table:formula="of:=ABS([.A161]-[.C161])" office:value-type="float" office:value="0">
            <text:p>0</text:p>
          </table:table-cell>
          <table:table-cell table:number-columns-repeated="2"/>
          <table:table-cell table:style-name="ce2" office:value-type="float" office:value="0.47378316">
            <text:p>0.47378316</text:p>
          </table:table-cell>
          <table:table-cell/>
          <table:table-cell table:style-name="ce2" office:value-type="string">
            <text:p>1, 0.652341 202</text:p>
          </table:table-cell>
          <table:table-cell table:formula="of:=MID([.I161];1;1)" office:value-type="string" office:string-value="1">
            <text:p>1</text:p>
          </table:table-cell>
          <table:table-cell table:formula="of:=MID([.I161];4;6)" office:value-type="string" office:string-value="0.6523">
            <text:p>0.652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84">
            <text:p>0.6784</text:p>
          </table:table-cell>
          <table:table-cell table:formula="of:=IF([.B162]&gt;[.$E$1];1;0)" office:value-type="float" office:value="1">
            <text:p>1</text:p>
          </table:table-cell>
          <table:table-cell table:formula="of:=ABS([.A162]-[.C162])" office:value-type="float" office:value="1">
            <text:p>1</text:p>
          </table:table-cell>
          <table:table-cell table:number-columns-repeated="2"/>
          <table:table-cell table:style-name="ce2" office:value-type="float" office:value="0.863124161">
            <text:p>0.863124161</text:p>
          </table:table-cell>
          <table:table-cell/>
          <table:table-cell table:style-name="ce2" office:value-type="string">
            <text:p>0, 0.678481 204</text:p>
          </table:table-cell>
          <table:table-cell table:formula="of:=MID([.I162];1;1)" office:value-type="string" office:string-value="0">
            <text:p>0</text:p>
          </table:table-cell>
          <table:table-cell table:formula="of:=MID([.I162];4;6)" office:value-type="string" office:string-value="0.6784">
            <text:p>0.678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49">
            <text:p>0.6349</text:p>
          </table:table-cell>
          <table:table-cell table:formula="of:=IF([.B163]&gt;[.$E$1];1;0)" office:value-type="float" office:value="1">
            <text:p>1</text:p>
          </table:table-cell>
          <table:table-cell table:formula="of:=ABS([.A163]-[.C163])" office:value-type="float" office:value="1">
            <text:p>1</text:p>
          </table:table-cell>
          <table:table-cell table:number-columns-repeated="2"/>
          <table:table-cell table:style-name="ce2" office:value-type="float" office:value="0.767004162">
            <text:p>0.767004162</text:p>
          </table:table-cell>
          <table:table-cell/>
          <table:table-cell table:style-name="ce2" office:value-type="string">
            <text:p>0, 0.634976 205</text:p>
          </table:table-cell>
          <table:table-cell table:formula="of:=MID([.I163];1;1)" office:value-type="string" office:string-value="0">
            <text:p>0</text:p>
          </table:table-cell>
          <table:table-cell table:formula="of:=MID([.I163];4;6)" office:value-type="string" office:string-value="0.6349">
            <text:p>0.634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">
            <text:p>0.651</text:p>
          </table:table-cell>
          <table:table-cell table:formula="of:=IF([.B164]&gt;[.$E$1];1;0)" office:value-type="float" office:value="1">
            <text:p>1</text:p>
          </table:table-cell>
          <table:table-cell table:formula="of:=ABS([.A164]-[.C164])" office:value-type="float" office:value="0">
            <text:p>0</text:p>
          </table:table-cell>
          <table:table-cell table:number-columns-repeated="2"/>
          <table:table-cell table:style-name="ce2" office:value-type="float" office:value="0.862983163">
            <text:p>0.862983163</text:p>
          </table:table-cell>
          <table:table-cell/>
          <table:table-cell table:style-name="ce2" office:value-type="string">
            <text:p>1, 0.651052 206</text:p>
          </table:table-cell>
          <table:table-cell table:formula="of:=MID([.I164];1;1)" office:value-type="string" office:string-value="1">
            <text:p>1</text:p>
          </table:table-cell>
          <table:table-cell table:formula="of:=MID([.I164];4;6)" office:value-type="string" office:string-value="0.6510">
            <text:p>0.651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81">
            <text:p>0.4581</text:p>
          </table:table-cell>
          <table:table-cell table:formula="of:=IF([.B165]&gt;[.$E$1];1;0)" office:value-type="float" office:value="0">
            <text:p>0</text:p>
          </table:table-cell>
          <table:table-cell table:formula="of:=ABS([.A165]-[.C165])" office:value-type="float" office:value="1">
            <text:p>1</text:p>
          </table:table-cell>
          <table:table-cell table:number-columns-repeated="2"/>
          <table:table-cell table:style-name="ce2" office:value-type="float" office:value="0.744794164">
            <text:p>0.744794164</text:p>
          </table:table-cell>
          <table:table-cell/>
          <table:table-cell table:style-name="ce2" office:value-type="string">
            <text:p>1, 0.45813 207</text:p>
          </table:table-cell>
          <table:table-cell table:formula="of:=MID([.I165];1;1)" office:value-type="string" office:string-value="1">
            <text:p>1</text:p>
          </table:table-cell>
          <table:table-cell table:formula="of:=MID([.I165];4;6)" office:value-type="string" office:string-value="0.4581">
            <text:p>0.458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82">
            <text:p>0.4482</text:p>
          </table:table-cell>
          <table:table-cell table:formula="of:=IF([.B166]&gt;[.$E$1];1;0)" office:value-type="float" office:value="0">
            <text:p>0</text:p>
          </table:table-cell>
          <table:table-cell table:formula="of:=ABS([.A166]-[.C166])" office:value-type="float" office:value="0">
            <text:p>0</text:p>
          </table:table-cell>
          <table:table-cell table:number-columns-repeated="2"/>
          <table:table-cell table:style-name="ce2" office:value-type="float" office:value="0.625401165">
            <text:p>0.625401165</text:p>
          </table:table-cell>
          <table:table-cell/>
          <table:table-cell table:style-name="ce2" office:value-type="string">
            <text:p>0, 0.448206 208</text:p>
          </table:table-cell>
          <table:table-cell table:formula="of:=MID([.I166];1;1)" office:value-type="string" office:string-value="0">
            <text:p>0</text:p>
          </table:table-cell>
          <table:table-cell table:formula="of:=MID([.I166];4;6)" office:value-type="string" office:string-value="0.4482">
            <text:p>0.448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2">
            <text:p>0.312</text:p>
          </table:table-cell>
          <table:table-cell table:formula="of:=IF([.B167]&gt;[.$E$1];1;0)" office:value-type="float" office:value="0">
            <text:p>0</text:p>
          </table:table-cell>
          <table:table-cell table:formula="of:=ABS([.A167]-[.C167])" office:value-type="float" office:value="0">
            <text:p>0</text:p>
          </table:table-cell>
          <table:table-cell table:number-columns-repeated="2"/>
          <table:table-cell table:style-name="ce2" office:value-type="float" office:value="0.584042166">
            <text:p>0.584042166</text:p>
          </table:table-cell>
          <table:table-cell/>
          <table:table-cell table:style-name="ce2" office:value-type="string">
            <text:p>0, 0.312084 210</text:p>
          </table:table-cell>
          <table:table-cell table:formula="of:=MID([.I167];1;1)" office:value-type="string" office:string-value="0">
            <text:p>0</text:p>
          </table:table-cell>
          <table:table-cell table:formula="of:=MID([.I167];4;6)" office:value-type="string" office:string-value="0.3120">
            <text:p>0.312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93">
            <text:p>0.4993</text:p>
          </table:table-cell>
          <table:table-cell table:formula="of:=IF([.B168]&gt;[.$E$1];1;0)" office:value-type="float" office:value="0">
            <text:p>0</text:p>
          </table:table-cell>
          <table:table-cell table:formula="of:=ABS([.A168]-[.C168])" office:value-type="float" office:value="1">
            <text:p>1</text:p>
          </table:table-cell>
          <table:table-cell table:number-columns-repeated="2"/>
          <table:table-cell table:style-name="ce2" office:value-type="float" office:value="0.77291167">
            <text:p>0.77291167</text:p>
          </table:table-cell>
          <table:table-cell/>
          <table:table-cell table:style-name="ce2" office:value-type="string">
            <text:p>1, 0.499364 212</text:p>
          </table:table-cell>
          <table:table-cell table:formula="of:=MID([.I168];1;1)" office:value-type="string" office:string-value="1">
            <text:p>1</text:p>
          </table:table-cell>
          <table:table-cell table:formula="of:=MID([.I168];4;6)" office:value-type="string" office:string-value="0.4993">
            <text:p>0.499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24">
            <text:p>0.3124</text:p>
          </table:table-cell>
          <table:table-cell table:formula="of:=IF([.B169]&gt;[.$E$1];1;0)" office:value-type="float" office:value="0">
            <text:p>0</text:p>
          </table:table-cell>
          <table:table-cell table:formula="of:=ABS([.A169]-[.C169])" office:value-type="float" office:value="0">
            <text:p>0</text:p>
          </table:table-cell>
          <table:table-cell table:number-columns-repeated="2"/>
          <table:table-cell table:style-name="ce2" office:value-type="float" office:value="0.506316168">
            <text:p>0.506316168</text:p>
          </table:table-cell>
          <table:table-cell/>
          <table:table-cell table:style-name="ce2" office:value-type="string">
            <text:p>0, 0.312435 213</text:p>
          </table:table-cell>
          <table:table-cell table:formula="of:=MID([.I169];1;1)" office:value-type="string" office:string-value="0">
            <text:p>0</text:p>
          </table:table-cell>
          <table:table-cell table:formula="of:=MID([.I169];4;6)" office:value-type="string" office:string-value="0.3124">
            <text:p>0.312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1">
            <text:p>0.5341</text:p>
          </table:table-cell>
          <table:table-cell table:formula="of:=IF([.B170]&gt;[.$E$1];1;0)" office:value-type="float" office:value="1">
            <text:p>1</text:p>
          </table:table-cell>
          <table:table-cell table:formula="of:=ABS([.A170]-[.C170])" office:value-type="float" office:value="0">
            <text:p>0</text:p>
          </table:table-cell>
          <table:table-cell table:number-columns-repeated="2"/>
          <table:table-cell table:style-name="ce2" office:value-type="float" office:value="0.455435169">
            <text:p>0.455435169</text:p>
          </table:table-cell>
          <table:table-cell/>
          <table:table-cell table:style-name="ce2" office:value-type="string">
            <text:p>1, 0.534103 214</text:p>
          </table:table-cell>
          <table:table-cell table:formula="of:=MID([.I170];1;1)" office:value-type="string" office:string-value="1">
            <text:p>1</text:p>
          </table:table-cell>
          <table:table-cell table:formula="of:=MID([.I170];4;6)" office:value-type="string" office:string-value="0.5341">
            <text:p>0.534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23">
            <text:p>0.6123</text:p>
          </table:table-cell>
          <table:table-cell table:formula="of:=IF([.B171]&gt;[.$E$1];1;0)" office:value-type="float" office:value="1">
            <text:p>1</text:p>
          </table:table-cell>
          <table:table-cell table:formula="of:=ABS([.A171]-[.C171])" office:value-type="float" office:value="1">
            <text:p>1</text:p>
          </table:table-cell>
          <table:table-cell table:number-columns-repeated="2"/>
          <table:table-cell table:style-name="ce2" office:value-type="float" office:value="0.51999817">
            <text:p>0.51999817</text:p>
          </table:table-cell>
          <table:table-cell/>
          <table:table-cell table:style-name="ce2" office:value-type="string">
            <text:p>0, 0.612342 215</text:p>
          </table:table-cell>
          <table:table-cell table:formula="of:=MID([.I171];1;1)" office:value-type="string" office:string-value="0">
            <text:p>0</text:p>
          </table:table-cell>
          <table:table-cell table:formula="of:=MID([.I171];4;6)" office:value-type="string" office:string-value="0.6123">
            <text:p>0.612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25">
            <text:p>0.5125</text:p>
          </table:table-cell>
          <table:table-cell table:formula="of:=IF([.B172]&gt;[.$E$1];1;0)" office:value-type="float" office:value="0">
            <text:p>0</text:p>
          </table:table-cell>
          <table:table-cell table:formula="of:=ABS([.A172]-[.C172])" office:value-type="float" office:value="1">
            <text:p>1</text:p>
          </table:table-cell>
          <table:table-cell table:number-columns-repeated="2"/>
          <table:table-cell table:style-name="ce2" office:value-type="float" office:value="0.543008171">
            <text:p>0.543008171</text:p>
          </table:table-cell>
          <table:table-cell/>
          <table:table-cell table:style-name="ce2" office:value-type="string">
            <text:p>1, 0.51256 217</text:p>
          </table:table-cell>
          <table:table-cell table:formula="of:=MID([.I172];1;1)" office:value-type="string" office:string-value="1">
            <text:p>1</text:p>
          </table:table-cell>
          <table:table-cell table:formula="of:=MID([.I172];4;6)" office:value-type="string" office:string-value="0.5125">
            <text:p>0.512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25">
            <text:p>0.5025</text:p>
          </table:table-cell>
          <table:table-cell table:formula="of:=IF([.B173]&gt;[.$E$1];1;0)" office:value-type="float" office:value="0">
            <text:p>0</text:p>
          </table:table-cell>
          <table:table-cell table:formula="of:=ABS([.A173]-[.C173])" office:value-type="float" office:value="1">
            <text:p>1</text:p>
          </table:table-cell>
          <table:table-cell table:number-columns-repeated="2"/>
          <table:table-cell table:style-name="ce2" office:value-type="float" office:value="0.705487172">
            <text:p>0.705487172</text:p>
          </table:table-cell>
          <table:table-cell/>
          <table:table-cell table:style-name="ce2" office:value-type="string">
            <text:p>1, 0.502585 218</text:p>
          </table:table-cell>
          <table:table-cell table:formula="of:=MID([.I173];1;1)" office:value-type="string" office:string-value="1">
            <text:p>1</text:p>
          </table:table-cell>
          <table:table-cell table:formula="of:=MID([.I173];4;6)" office:value-type="string" office:string-value="0.5025">
            <text:p>0.502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5">
            <text:p>0.6495</text:p>
          </table:table-cell>
          <table:table-cell table:formula="of:=IF([.B174]&gt;[.$E$1];1;0)" office:value-type="float" office:value="1">
            <text:p>1</text:p>
          </table:table-cell>
          <table:table-cell table:formula="of:=ABS([.A174]-[.C174])" office:value-type="float" office:value="0">
            <text:p>0</text:p>
          </table:table-cell>
          <table:table-cell table:number-columns-repeated="2"/>
          <table:table-cell table:style-name="ce2" office:value-type="float" office:value="0.42892173">
            <text:p>0.42892173</text:p>
          </table:table-cell>
          <table:table-cell/>
          <table:table-cell table:style-name="ce2" office:value-type="string">
            <text:p>1, 0.64958 220</text:p>
          </table:table-cell>
          <table:table-cell table:formula="of:=MID([.I174];1;1)" office:value-type="string" office:string-value="1">
            <text:p>1</text:p>
          </table:table-cell>
          <table:table-cell table:formula="of:=MID([.I174];4;6)" office:value-type="string" office:string-value="0.6495">
            <text:p>0.649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25">
            <text:p>0.8025</text:p>
          </table:table-cell>
          <table:table-cell table:formula="of:=IF([.B175]&gt;[.$E$1];1;0)" office:value-type="float" office:value="1">
            <text:p>1</text:p>
          </table:table-cell>
          <table:table-cell table:formula="of:=ABS([.A175]-[.C175])" office:value-type="float" office:value="1">
            <text:p>1</text:p>
          </table:table-cell>
          <table:table-cell table:number-columns-repeated="2"/>
          <table:table-cell table:style-name="ce2" office:value-type="float" office:value="0.630715174">
            <text:p>0.630715174</text:p>
          </table:table-cell>
          <table:table-cell/>
          <table:table-cell table:style-name="ce2" office:value-type="string">
            <text:p>0, 0.802516 223</text:p>
          </table:table-cell>
          <table:table-cell table:formula="of:=MID([.I175];1;1)" office:value-type="string" office:string-value="0">
            <text:p>0</text:p>
          </table:table-cell>
          <table:table-cell table:formula="of:=MID([.I175];4;6)" office:value-type="string" office:string-value="0.8025">
            <text:p>0.802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1">
            <text:p>0.5411</text:p>
          </table:table-cell>
          <table:table-cell table:formula="of:=IF([.B176]&gt;[.$E$1];1;0)" office:value-type="float" office:value="1">
            <text:p>1</text:p>
          </table:table-cell>
          <table:table-cell table:formula="of:=ABS([.A176]-[.C176])" office:value-type="float" office:value="0">
            <text:p>0</text:p>
          </table:table-cell>
          <table:table-cell table:number-columns-repeated="2"/>
          <table:table-cell table:style-name="ce2" office:value-type="float" office:value="0.56099175">
            <text:p>0.56099175</text:p>
          </table:table-cell>
          <table:table-cell/>
          <table:table-cell table:style-name="ce2" office:value-type="string">
            <text:p>1, 0.541161 224</text:p>
          </table:table-cell>
          <table:table-cell table:formula="of:=MID([.I176];1;1)" office:value-type="string" office:string-value="1">
            <text:p>1</text:p>
          </table:table-cell>
          <table:table-cell table:formula="of:=MID([.I176];4;6)" office:value-type="string" office:string-value="0.5411">
            <text:p>0.541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1867">
            <text:p>0.1867</text:p>
          </table:table-cell>
          <table:table-cell table:formula="of:=IF([.B177]&gt;[.$E$1];1;0)" office:value-type="float" office:value="0">
            <text:p>0</text:p>
          </table:table-cell>
          <table:table-cell table:formula="of:=ABS([.A177]-[.C177])" office:value-type="float" office:value="1">
            <text:p>1</text:p>
          </table:table-cell>
          <table:table-cell table:number-columns-repeated="2"/>
          <table:table-cell table:style-name="ce2" office:value-type="float" office:value="0.537826176">
            <text:p>0.537826176</text:p>
          </table:table-cell>
          <table:table-cell/>
          <table:table-cell table:style-name="ce2" office:value-type="string">
            <text:p>1, 0.186757 226</text:p>
          </table:table-cell>
          <table:table-cell table:formula="of:=MID([.I177];1;1)" office:value-type="string" office:string-value="1">
            <text:p>1</text:p>
          </table:table-cell>
          <table:table-cell table:formula="of:=MID([.I177];4;6)" office:value-type="string" office:string-value="0.1867">
            <text:p>0.186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17">
            <text:p>0.4817</text:p>
          </table:table-cell>
          <table:table-cell table:formula="of:=IF([.B178]&gt;[.$E$1];1;0)" office:value-type="float" office:value="0">
            <text:p>0</text:p>
          </table:table-cell>
          <table:table-cell table:formula="of:=ABS([.A178]-[.C178])" office:value-type="float" office:value="0">
            <text:p>0</text:p>
          </table:table-cell>
          <table:table-cell table:number-columns-repeated="2"/>
          <table:table-cell table:style-name="ce2" office:value-type="float" office:value="0.421513177">
            <text:p>0.421513177</text:p>
          </table:table-cell>
          <table:table-cell/>
          <table:table-cell table:style-name="ce2" office:value-type="string">
            <text:p>0, 0.481797 227</text:p>
          </table:table-cell>
          <table:table-cell table:formula="of:=MID([.I178];1;1)" office:value-type="string" office:string-value="0">
            <text:p>0</text:p>
          </table:table-cell>
          <table:table-cell table:formula="of:=MID([.I178];4;6)" office:value-type="string" office:string-value="0.4817">
            <text:p>0.481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76">
            <text:p>0.7376</text:p>
          </table:table-cell>
          <table:table-cell table:formula="of:=IF([.B179]&gt;[.$E$1];1;0)" office:value-type="float" office:value="1">
            <text:p>1</text:p>
          </table:table-cell>
          <table:table-cell table:formula="of:=ABS([.A179]-[.C179])" office:value-type="float" office:value="1">
            <text:p>1</text:p>
          </table:table-cell>
          <table:table-cell table:number-columns-repeated="2"/>
          <table:table-cell table:style-name="ce2" office:value-type="float" office:value="0.469069178">
            <text:p>0.469069178</text:p>
          </table:table-cell>
          <table:table-cell/>
          <table:table-cell table:style-name="ce2" office:value-type="string">
            <text:p>0, 0.737653 228</text:p>
          </table:table-cell>
          <table:table-cell table:formula="of:=MID([.I179];1;1)" office:value-type="string" office:string-value="0">
            <text:p>0</text:p>
          </table:table-cell>
          <table:table-cell table:formula="of:=MID([.I179];4;6)" office:value-type="string" office:string-value="0.7376">
            <text:p>0.737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56">
            <text:p>0.6556</text:p>
          </table:table-cell>
          <table:table-cell table:formula="of:=IF([.B180]&gt;[.$E$1];1;0)" office:value-type="float" office:value="1">
            <text:p>1</text:p>
          </table:table-cell>
          <table:table-cell table:formula="of:=ABS([.A180]-[.C180])" office:value-type="float" office:value="1">
            <text:p>1</text:p>
          </table:table-cell>
          <table:table-cell table:number-columns-repeated="2"/>
          <table:table-cell table:style-name="ce2" office:value-type="float" office:value="0.523279179">
            <text:p>0.523279179</text:p>
          </table:table-cell>
          <table:table-cell/>
          <table:table-cell table:style-name="ce2" office:value-type="string">
            <text:p>0, 0.65562 229</text:p>
          </table:table-cell>
          <table:table-cell table:formula="of:=MID([.I180];1;1)" office:value-type="string" office:string-value="0">
            <text:p>0</text:p>
          </table:table-cell>
          <table:table-cell table:formula="of:=MID([.I180];4;6)" office:value-type="string" office:string-value="0.6556">
            <text:p>0.655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94">
            <text:p>0.7294</text:p>
          </table:table-cell>
          <table:table-cell table:formula="of:=IF([.B181]&gt;[.$E$1];1;0)" office:value-type="float" office:value="1">
            <text:p>1</text:p>
          </table:table-cell>
          <table:table-cell table:formula="of:=ABS([.A181]-[.C181])" office:value-type="float" office:value="0">
            <text:p>0</text:p>
          </table:table-cell>
          <table:table-cell table:number-columns-repeated="2"/>
          <table:table-cell table:style-name="ce2" office:value-type="float" office:value="0.40774518">
            <text:p>0.40774518</text:p>
          </table:table-cell>
          <table:table-cell/>
          <table:table-cell table:style-name="ce2" office:value-type="string">
            <text:p>1, 0.729402 230</text:p>
          </table:table-cell>
          <table:table-cell table:formula="of:=MID([.I181];1;1)" office:value-type="string" office:string-value="1">
            <text:p>1</text:p>
          </table:table-cell>
          <table:table-cell table:formula="of:=MID([.I181];4;6)" office:value-type="string" office:string-value="0.7294">
            <text:p>0.729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9">
            <text:p>0.489</text:p>
          </table:table-cell>
          <table:table-cell table:formula="of:=IF([.B182]&gt;[.$E$1];1;0)" office:value-type="float" office:value="0">
            <text:p>0</text:p>
          </table:table-cell>
          <table:table-cell table:formula="of:=ABS([.A182]-[.C182])" office:value-type="float" office:value="1">
            <text:p>1</text:p>
          </table:table-cell>
          <table:table-cell table:number-columns-repeated="2"/>
          <table:table-cell table:style-name="ce2" office:value-type="float" office:value="0.439992181">
            <text:p>0.439992181</text:p>
          </table:table-cell>
          <table:table-cell/>
          <table:table-cell table:style-name="ce2" office:value-type="string">
            <text:p>1, 0.489015 231</text:p>
          </table:table-cell>
          <table:table-cell table:formula="of:=MID([.I182];1;1)" office:value-type="string" office:string-value="1">
            <text:p>1</text:p>
          </table:table-cell>
          <table:table-cell table:formula="of:=MID([.I182];4;6)" office:value-type="string" office:string-value="0.4890">
            <text:p>0.489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89">
            <text:p>0.8989</text:p>
          </table:table-cell>
          <table:table-cell table:formula="of:=IF([.B183]&gt;[.$E$1];1;0)" office:value-type="float" office:value="1">
            <text:p>1</text:p>
          </table:table-cell>
          <table:table-cell table:formula="of:=ABS([.A183]-[.C183])" office:value-type="float" office:value="0">
            <text:p>0</text:p>
          </table:table-cell>
          <table:table-cell table:number-columns-repeated="2"/>
          <table:table-cell table:style-name="ce2" office:value-type="float" office:value="0.476086182">
            <text:p>0.476086182</text:p>
          </table:table-cell>
          <table:table-cell/>
          <table:table-cell table:style-name="ce2" office:value-type="string">
            <text:p>1, 0.89898 233</text:p>
          </table:table-cell>
          <table:table-cell table:formula="of:=MID([.I183];1;1)" office:value-type="string" office:string-value="1">
            <text:p>1</text:p>
          </table:table-cell>
          <table:table-cell table:formula="of:=MID([.I183];4;6)" office:value-type="string" office:string-value="0.8989">
            <text:p>0.898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98">
            <text:p>0.7498</text:p>
          </table:table-cell>
          <table:table-cell table:formula="of:=IF([.B184]&gt;[.$E$1];1;0)" office:value-type="float" office:value="1">
            <text:p>1</text:p>
          </table:table-cell>
          <table:table-cell table:formula="of:=ABS([.A184]-[.C184])" office:value-type="float" office:value="1">
            <text:p>1</text:p>
          </table:table-cell>
          <table:table-cell table:number-columns-repeated="2"/>
          <table:table-cell table:style-name="ce2" office:value-type="float" office:value="0.437582183">
            <text:p>0.437582183</text:p>
          </table:table-cell>
          <table:table-cell/>
          <table:table-cell table:style-name="ce2" office:value-type="string">
            <text:p>0, 0.749872 234</text:p>
          </table:table-cell>
          <table:table-cell table:formula="of:=MID([.I184];1;1)" office:value-type="string" office:string-value="0">
            <text:p>0</text:p>
          </table:table-cell>
          <table:table-cell table:formula="of:=MID([.I184];4;6)" office:value-type="string" office:string-value="0.7498">
            <text:p>0.749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1">
            <text:p>0.6811</text:p>
          </table:table-cell>
          <table:table-cell table:formula="of:=IF([.B185]&gt;[.$E$1];1;0)" office:value-type="float" office:value="1">
            <text:p>1</text:p>
          </table:table-cell>
          <table:table-cell table:formula="of:=ABS([.A185]-[.C185])" office:value-type="float" office:value="0">
            <text:p>0</text:p>
          </table:table-cell>
          <table:table-cell table:number-columns-repeated="2"/>
          <table:table-cell table:style-name="ce2" office:value-type="float" office:value="0.645346184">
            <text:p>0.645346184</text:p>
          </table:table-cell>
          <table:table-cell/>
          <table:table-cell table:style-name="ce2" office:value-type="string">
            <text:p>1, 0.681147 235</text:p>
          </table:table-cell>
          <table:table-cell table:formula="of:=MID([.I185];1;1)" office:value-type="string" office:string-value="1">
            <text:p>1</text:p>
          </table:table-cell>
          <table:table-cell table:formula="of:=MID([.I185];4;6)" office:value-type="string" office:string-value="0.6811">
            <text:p>0.681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9">
            <text:p>0.7619</text:p>
          </table:table-cell>
          <table:table-cell table:formula="of:=IF([.B186]&gt;[.$E$1];1;0)" office:value-type="float" office:value="1">
            <text:p>1</text:p>
          </table:table-cell>
          <table:table-cell table:formula="of:=ABS([.A186]-[.C186])" office:value-type="float" office:value="0">
            <text:p>0</text:p>
          </table:table-cell>
          <table:table-cell table:number-columns-repeated="2"/>
          <table:table-cell table:style-name="ce2" office:value-type="float" office:value="0.544236185">
            <text:p>0.544236185</text:p>
          </table:table-cell>
          <table:table-cell/>
          <table:table-cell table:style-name="ce2" office:value-type="string">
            <text:p>1, 0.761936 237</text:p>
          </table:table-cell>
          <table:table-cell table:formula="of:=MID([.I186];1;1)" office:value-type="string" office:string-value="1">
            <text:p>1</text:p>
          </table:table-cell>
          <table:table-cell table:formula="of:=MID([.I186];4;6)" office:value-type="string" office:string-value="0.7619">
            <text:p>0.761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95">
            <text:p>0.5895</text:p>
          </table:table-cell>
          <table:table-cell table:formula="of:=IF([.B187]&gt;[.$E$1];1;0)" office:value-type="float" office:value="1">
            <text:p>1</text:p>
          </table:table-cell>
          <table:table-cell table:formula="of:=ABS([.A187]-[.C187])" office:value-type="float" office:value="1">
            <text:p>1</text:p>
          </table:table-cell>
          <table:table-cell table:number-columns-repeated="2"/>
          <table:table-cell table:style-name="ce2" office:value-type="float" office:value="0.501872186">
            <text:p>0.501872186</text:p>
          </table:table-cell>
          <table:table-cell/>
          <table:table-cell table:style-name="ce2" office:value-type="string">
            <text:p>0, 0.58954 238</text:p>
          </table:table-cell>
          <table:table-cell table:formula="of:=MID([.I187];1;1)" office:value-type="string" office:string-value="0">
            <text:p>0</text:p>
          </table:table-cell>
          <table:table-cell table:formula="of:=MID([.I187];4;6)" office:value-type="string" office:string-value="0.5895">
            <text:p>0.589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4">
            <text:p>0.564</text:p>
          </table:table-cell>
          <table:table-cell table:formula="of:=IF([.B188]&gt;[.$E$1];1;0)" office:value-type="float" office:value="1">
            <text:p>1</text:p>
          </table:table-cell>
          <table:table-cell table:formula="of:=ABS([.A188]-[.C188])" office:value-type="float" office:value="1">
            <text:p>1</text:p>
          </table:table-cell>
          <table:table-cell table:number-columns-repeated="2"/>
          <table:table-cell table:style-name="ce2" office:value-type="float" office:value="0.439185187">
            <text:p>0.439185187</text:p>
          </table:table-cell>
          <table:table-cell/>
          <table:table-cell table:style-name="ce2" office:value-type="string">
            <text:p>0, 0.56402 241</text:p>
          </table:table-cell>
          <table:table-cell table:formula="of:=MID([.I188];1;1)" office:value-type="string" office:string-value="0">
            <text:p>0</text:p>
          </table:table-cell>
          <table:table-cell table:formula="of:=MID([.I188];4;6)" office:value-type="string" office:string-value="0.5640">
            <text:p>0.564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8">
            <text:p>0.6418</text:p>
          </table:table-cell>
          <table:table-cell table:formula="of:=IF([.B189]&gt;[.$E$1];1;0)" office:value-type="float" office:value="1">
            <text:p>1</text:p>
          </table:table-cell>
          <table:table-cell table:formula="of:=ABS([.A189]-[.C189])" office:value-type="float" office:value="0">
            <text:p>0</text:p>
          </table:table-cell>
          <table:table-cell table:number-columns-repeated="2"/>
          <table:table-cell table:style-name="ce2" office:value-type="float" office:value="0.316976188">
            <text:p>0.316976188</text:p>
          </table:table-cell>
          <table:table-cell/>
          <table:table-cell table:style-name="ce2" office:value-type="string">
            <text:p>1, 0.641818 242</text:p>
          </table:table-cell>
          <table:table-cell table:formula="of:=MID([.I189];1;1)" office:value-type="string" office:string-value="1">
            <text:p>1</text:p>
          </table:table-cell>
          <table:table-cell table:formula="of:=MID([.I189];4;6)" office:value-type="string" office:string-value="0.6418">
            <text:p>0.641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41">
            <text:p>0.3141</text:p>
          </table:table-cell>
          <table:table-cell table:formula="of:=IF([.B190]&gt;[.$E$1];1;0)" office:value-type="float" office:value="0">
            <text:p>0</text:p>
          </table:table-cell>
          <table:table-cell table:formula="of:=ABS([.A190]-[.C190])" office:value-type="float" office:value="0">
            <text:p>0</text:p>
          </table:table-cell>
          <table:table-cell table:number-columns-repeated="2"/>
          <table:table-cell table:style-name="ce2" office:value-type="float" office:value="0.631008189">
            <text:p>0.631008189</text:p>
          </table:table-cell>
          <table:table-cell/>
          <table:table-cell table:style-name="ce2" office:value-type="string">
            <text:p>0, 0.314197 244</text:p>
          </table:table-cell>
          <table:table-cell table:formula="of:=MID([.I190];1;1)" office:value-type="string" office:string-value="0">
            <text:p>0</text:p>
          </table:table-cell>
          <table:table-cell table:formula="of:=MID([.I190];4;6)" office:value-type="string" office:string-value="0.3141">
            <text:p>0.314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8">
            <text:p>0.7328</text:p>
          </table:table-cell>
          <table:table-cell table:formula="of:=IF([.B191]&gt;[.$E$1];1;0)" office:value-type="float" office:value="1">
            <text:p>1</text:p>
          </table:table-cell>
          <table:table-cell table:formula="of:=ABS([.A191]-[.C191])" office:value-type="float" office:value="0">
            <text:p>0</text:p>
          </table:table-cell>
          <table:table-cell table:number-columns-repeated="2"/>
          <table:table-cell table:style-name="ce2" office:value-type="float" office:value="0.60899219">
            <text:p>0.60899219</text:p>
          </table:table-cell>
          <table:table-cell/>
          <table:table-cell table:style-name="ce2" office:value-type="string">
            <text:p>1, 0.732867 245</text:p>
          </table:table-cell>
          <table:table-cell table:formula="of:=MID([.I191];1;1)" office:value-type="string" office:string-value="1">
            <text:p>1</text:p>
          </table:table-cell>
          <table:table-cell table:formula="of:=MID([.I191];4;6)" office:value-type="string" office:string-value="0.7328">
            <text:p>0.732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62">
            <text:p>0.6562</text:p>
          </table:table-cell>
          <table:table-cell table:formula="of:=IF([.B192]&gt;[.$E$1];1;0)" office:value-type="float" office:value="1">
            <text:p>1</text:p>
          </table:table-cell>
          <table:table-cell table:formula="of:=ABS([.A192]-[.C192])" office:value-type="float" office:value="0">
            <text:p>0</text:p>
          </table:table-cell>
          <table:table-cell table:number-columns-repeated="2"/>
          <table:table-cell table:style-name="ce2" office:value-type="float" office:value="0.482829191">
            <text:p>0.482829191</text:p>
          </table:table-cell>
          <table:table-cell/>
          <table:table-cell table:style-name="ce2" office:value-type="string">
            <text:p>1, 0.656298 246</text:p>
          </table:table-cell>
          <table:table-cell table:formula="of:=MID([.I192];1;1)" office:value-type="string" office:string-value="1">
            <text:p>1</text:p>
          </table:table-cell>
          <table:table-cell table:formula="of:=MID([.I192];4;6)" office:value-type="string" office:string-value="0.6562">
            <text:p>0.656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98">
            <text:p>0.3798</text:p>
          </table:table-cell>
          <table:table-cell table:formula="of:=IF([.B193]&gt;[.$E$1];1;0)" office:value-type="float" office:value="0">
            <text:p>0</text:p>
          </table:table-cell>
          <table:table-cell table:formula="of:=ABS([.A193]-[.C193])" office:value-type="float" office:value="1">
            <text:p>1</text:p>
          </table:table-cell>
          <table:table-cell table:number-columns-repeated="2"/>
          <table:table-cell table:style-name="ce2" office:value-type="float" office:value="0.455509192">
            <text:p>0.455509192</text:p>
          </table:table-cell>
          <table:table-cell/>
          <table:table-cell table:style-name="ce2" office:value-type="string">
            <text:p>1, 0.37982 247</text:p>
          </table:table-cell>
          <table:table-cell table:formula="of:=MID([.I193];1;1)" office:value-type="string" office:string-value="1">
            <text:p>1</text:p>
          </table:table-cell>
          <table:table-cell table:formula="of:=MID([.I193];4;6)" office:value-type="string" office:string-value="0.3798">
            <text:p>0.379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32">
            <text:p>0.6632</text:p>
          </table:table-cell>
          <table:table-cell table:formula="of:=IF([.B194]&gt;[.$E$1];1;0)" office:value-type="float" office:value="1">
            <text:p>1</text:p>
          </table:table-cell>
          <table:table-cell table:formula="of:=ABS([.A194]-[.C194])" office:value-type="float" office:value="0">
            <text:p>0</text:p>
          </table:table-cell>
          <table:table-cell table:number-columns-repeated="2"/>
          <table:table-cell table:style-name="ce2" office:value-type="float" office:value="0.7157193">
            <text:p>0.7157193</text:p>
          </table:table-cell>
          <table:table-cell/>
          <table:table-cell table:style-name="ce2" office:value-type="string">
            <text:p>1, 0.663253 248</text:p>
          </table:table-cell>
          <table:table-cell table:formula="of:=MID([.I194];1;1)" office:value-type="string" office:string-value="1">
            <text:p>1</text:p>
          </table:table-cell>
          <table:table-cell table:formula="of:=MID([.I194];4;6)" office:value-type="string" office:string-value="0.6632">
            <text:p>0.663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97">
            <text:p>0.5897</text:p>
          </table:table-cell>
          <table:table-cell table:formula="of:=IF([.B195]&gt;[.$E$1];1;0)" office:value-type="float" office:value="1">
            <text:p>1</text:p>
          </table:table-cell>
          <table:table-cell table:formula="of:=ABS([.A195]-[.C195])" office:value-type="float" office:value="1">
            <text:p>1</text:p>
          </table:table-cell>
          <table:table-cell table:number-columns-repeated="2"/>
          <table:table-cell table:style-name="ce2" office:value-type="float" office:value="0.333856194">
            <text:p>0.333856194</text:p>
          </table:table-cell>
          <table:table-cell/>
          <table:table-cell table:style-name="ce2" office:value-type="string">
            <text:p>0, 0.589765 249</text:p>
          </table:table-cell>
          <table:table-cell table:formula="of:=MID([.I195];1;1)" office:value-type="string" office:string-value="0">
            <text:p>0</text:p>
          </table:table-cell>
          <table:table-cell table:formula="of:=MID([.I195];4;6)" office:value-type="string" office:string-value="0.5897">
            <text:p>0.589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9413">
            <text:p>0.9413</text:p>
          </table:table-cell>
          <table:table-cell table:formula="of:=IF([.B196]&gt;[.$E$1];1;0)" office:value-type="float" office:value="1">
            <text:p>1</text:p>
          </table:table-cell>
          <table:table-cell table:formula="of:=ABS([.A196]-[.C196])" office:value-type="float" office:value="1">
            <text:p>1</text:p>
          </table:table-cell>
          <table:table-cell table:number-columns-repeated="2"/>
          <table:table-cell table:style-name="ce2" office:value-type="float" office:value="0.411402195">
            <text:p>0.411402195</text:p>
          </table:table-cell>
          <table:table-cell/>
          <table:table-cell table:style-name="ce2" office:value-type="string">
            <text:p>0, 0.941326 251</text:p>
          </table:table-cell>
          <table:table-cell table:formula="of:=MID([.I196];1;1)" office:value-type="string" office:string-value="0">
            <text:p>0</text:p>
          </table:table-cell>
          <table:table-cell table:formula="of:=MID([.I196];4;6)" office:value-type="string" office:string-value="0.9413">
            <text:p>0.941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56">
            <text:p>0.6556</text:p>
          </table:table-cell>
          <table:table-cell table:formula="of:=IF([.B197]&gt;[.$E$1];1;0)" office:value-type="float" office:value="1">
            <text:p>1</text:p>
          </table:table-cell>
          <table:table-cell table:formula="of:=ABS([.A197]-[.C197])" office:value-type="float" office:value="1">
            <text:p>1</text:p>
          </table:table-cell>
          <table:table-cell table:number-columns-repeated="2"/>
          <table:table-cell table:style-name="ce2" office:value-type="float" office:value="0.425275196">
            <text:p>0.425275196</text:p>
          </table:table-cell>
          <table:table-cell/>
          <table:table-cell table:style-name="ce2" office:value-type="string">
            <text:p>0, 0.655663 252</text:p>
          </table:table-cell>
          <table:table-cell table:formula="of:=MID([.I197];1;1)" office:value-type="string" office:string-value="0">
            <text:p>0</text:p>
          </table:table-cell>
          <table:table-cell table:formula="of:=MID([.I197];4;6)" office:value-type="string" office:string-value="0.6556">
            <text:p>0.655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04">
            <text:p>0.4004</text:p>
          </table:table-cell>
          <table:table-cell table:formula="of:=IF([.B198]&gt;[.$E$1];1;0)" office:value-type="float" office:value="0">
            <text:p>0</text:p>
          </table:table-cell>
          <table:table-cell table:formula="of:=ABS([.A198]-[.C198])" office:value-type="float" office:value="0">
            <text:p>0</text:p>
          </table:table-cell>
          <table:table-cell table:number-columns-repeated="2"/>
          <table:table-cell table:style-name="ce2" office:value-type="float" office:value="0.308717197">
            <text:p>0.308717197</text:p>
          </table:table-cell>
          <table:table-cell/>
          <table:table-cell table:style-name="ce2" office:value-type="string">
            <text:p>0, 0.400462 253</text:p>
          </table:table-cell>
          <table:table-cell table:formula="of:=MID([.I198];1;1)" office:value-type="string" office:string-value="0">
            <text:p>0</text:p>
          </table:table-cell>
          <table:table-cell table:formula="of:=MID([.I198];4;6)" office:value-type="string" office:string-value="0.4004">
            <text:p>0.400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12">
            <text:p>0.4612</text:p>
          </table:table-cell>
          <table:table-cell table:formula="of:=IF([.B199]&gt;[.$E$1];1;0)" office:value-type="float" office:value="0">
            <text:p>0</text:p>
          </table:table-cell>
          <table:table-cell table:formula="of:=ABS([.A199]-[.C199])" office:value-type="float" office:value="1">
            <text:p>1</text:p>
          </table:table-cell>
          <table:table-cell table:number-columns-repeated="2"/>
          <table:table-cell table:style-name="ce2" office:value-type="float" office:value="0.46853198">
            <text:p>0.46853198</text:p>
          </table:table-cell>
          <table:table-cell/>
          <table:table-cell table:style-name="ce2" office:value-type="string">
            <text:p>1, 0.46126 254</text:p>
          </table:table-cell>
          <table:table-cell table:formula="of:=MID([.I199];1;1)" office:value-type="string" office:string-value="1">
            <text:p>1</text:p>
          </table:table-cell>
          <table:table-cell table:formula="of:=MID([.I199];4;6)" office:value-type="string" office:string-value="0.4612">
            <text:p>0.461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09">
            <text:p>0.7109</text:p>
          </table:table-cell>
          <table:table-cell table:formula="of:=IF([.B200]&gt;[.$E$1];1;0)" office:value-type="float" office:value="1">
            <text:p>1</text:p>
          </table:table-cell>
          <table:table-cell table:formula="of:=ABS([.A200]-[.C200])" office:value-type="float" office:value="0">
            <text:p>0</text:p>
          </table:table-cell>
          <table:table-cell table:number-columns-repeated="2"/>
          <table:table-cell table:style-name="ce2" office:value-type="float" office:value="0.695591199">
            <text:p>0.695591199</text:p>
          </table:table-cell>
          <table:table-cell/>
          <table:table-cell table:style-name="ce2" office:value-type="string">
            <text:p>1, 0.710986 255</text:p>
          </table:table-cell>
          <table:table-cell table:formula="of:=MID([.I200];1;1)" office:value-type="string" office:string-value="1">
            <text:p>1</text:p>
          </table:table-cell>
          <table:table-cell table:formula="of:=MID([.I200];4;6)" office:value-type="string" office:string-value="0.7109">
            <text:p>0.710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11">
            <text:p>0.4911</text:p>
          </table:table-cell>
          <table:table-cell table:formula="of:=IF([.B201]&gt;[.$E$1];1;0)" office:value-type="float" office:value="0">
            <text:p>0</text:p>
          </table:table-cell>
          <table:table-cell table:formula="of:=ABS([.A201]-[.C201])" office:value-type="float" office:value="1">
            <text:p>1</text:p>
          </table:table-cell>
          <table:table-cell table:number-columns-repeated="2"/>
          <table:table-cell table:style-name="ce2" office:value-type="float" office:value="0.7972162">
            <text:p>0.7972162</text:p>
          </table:table-cell>
          <table:table-cell/>
          <table:table-cell table:style-name="ce2" office:value-type="string">
            <text:p>1, 0.491163 256</text:p>
          </table:table-cell>
          <table:table-cell table:formula="of:=MID([.I201];1;1)" office:value-type="string" office:string-value="1">
            <text:p>1</text:p>
          </table:table-cell>
          <table:table-cell table:formula="of:=MID([.I201];4;6)" office:value-type="string" office:string-value="0.4911">
            <text:p>0.491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97">
            <text:p>0.4497</text:p>
          </table:table-cell>
          <table:table-cell table:formula="of:=IF([.B202]&gt;[.$E$1];1;0)" office:value-type="float" office:value="0">
            <text:p>0</text:p>
          </table:table-cell>
          <table:table-cell table:formula="of:=ABS([.A202]-[.C202])" office:value-type="float" office:value="1">
            <text:p>1</text:p>
          </table:table-cell>
          <table:table-cell table:number-columns-repeated="2"/>
          <table:table-cell table:style-name="ce2" office:value-type="float" office:value="0.368387201">
            <text:p>0.368387201</text:p>
          </table:table-cell>
          <table:table-cell/>
          <table:table-cell table:style-name="ce2" office:value-type="string">
            <text:p>1, 0.449737 257</text:p>
          </table:table-cell>
          <table:table-cell table:formula="of:=MID([.I202];1;1)" office:value-type="string" office:string-value="1">
            <text:p>1</text:p>
          </table:table-cell>
          <table:table-cell table:formula="of:=MID([.I202];4;6)" office:value-type="string" office:string-value="0.4497">
            <text:p>0.449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42">
            <text:p>0.3542</text:p>
          </table:table-cell>
          <table:table-cell table:formula="of:=IF([.B203]&gt;[.$E$1];1;0)" office:value-type="float" office:value="0">
            <text:p>0</text:p>
          </table:table-cell>
          <table:table-cell table:formula="of:=ABS([.A203]-[.C203])" office:value-type="float" office:value="1">
            <text:p>1</text:p>
          </table:table-cell>
          <table:table-cell table:number-columns-repeated="2"/>
          <table:table-cell table:style-name="ce2" office:value-type="float" office:value="0.656401202">
            <text:p>0.656401202</text:p>
          </table:table-cell>
          <table:table-cell/>
          <table:table-cell table:style-name="ce2" office:value-type="string">
            <text:p>1, 0.354225 258</text:p>
          </table:table-cell>
          <table:table-cell table:formula="of:=MID([.I203];1;1)" office:value-type="string" office:string-value="1">
            <text:p>1</text:p>
          </table:table-cell>
          <table:table-cell table:formula="of:=MID([.I203];4;6)" office:value-type="string" office:string-value="0.3542">
            <text:p>0.354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83">
            <text:p>0.5783</text:p>
          </table:table-cell>
          <table:table-cell table:formula="of:=IF([.B204]&gt;[.$E$1];1;0)" office:value-type="float" office:value="1">
            <text:p>1</text:p>
          </table:table-cell>
          <table:table-cell table:formula="of:=ABS([.A204]-[.C204])" office:value-type="float" office:value="0">
            <text:p>0</text:p>
          </table:table-cell>
          <table:table-cell table:number-columns-repeated="2"/>
          <table:table-cell table:style-name="ce2" office:value-type="float" office:value="0.540026203">
            <text:p>0.540026203</text:p>
          </table:table-cell>
          <table:table-cell/>
          <table:table-cell table:style-name="ce2" office:value-type="string">
            <text:p>1, 0.578331 259</text:p>
          </table:table-cell>
          <table:table-cell table:formula="of:=MID([.I204];1;1)" office:value-type="string" office:string-value="1">
            <text:p>1</text:p>
          </table:table-cell>
          <table:table-cell table:formula="of:=MID([.I204];4;6)" office:value-type="string" office:string-value="0.5783">
            <text:p>0.578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55">
            <text:p>0.5655</text:p>
          </table:table-cell>
          <table:table-cell table:formula="of:=IF([.B205]&gt;[.$E$1];1;0)" office:value-type="float" office:value="1">
            <text:p>1</text:p>
          </table:table-cell>
          <table:table-cell table:formula="of:=ABS([.A205]-[.C205])" office:value-type="float" office:value="0">
            <text:p>0</text:p>
          </table:table-cell>
          <table:table-cell table:number-columns-repeated="2"/>
          <table:table-cell table:style-name="ce2" office:value-type="float" office:value="0.688887204">
            <text:p>0.688887204</text:p>
          </table:table-cell>
          <table:table-cell/>
          <table:table-cell table:style-name="ce2" office:value-type="string">
            <text:p>1, 0.565543 260</text:p>
          </table:table-cell>
          <table:table-cell table:formula="of:=MID([.I205];1;1)" office:value-type="string" office:string-value="1">
            <text:p>1</text:p>
          </table:table-cell>
          <table:table-cell table:formula="of:=MID([.I205];4;6)" office:value-type="string" office:string-value="0.5655">
            <text:p>0.565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23">
            <text:p>0.4623</text:p>
          </table:table-cell>
          <table:table-cell table:formula="of:=IF([.B206]&gt;[.$E$1];1;0)" office:value-type="float" office:value="0">
            <text:p>0</text:p>
          </table:table-cell>
          <table:table-cell table:formula="of:=ABS([.A206]-[.C206])" office:value-type="float" office:value="1">
            <text:p>1</text:p>
          </table:table-cell>
          <table:table-cell table:number-columns-repeated="2"/>
          <table:table-cell table:style-name="ce2" office:value-type="float" office:value="0.546348205">
            <text:p>0.546348205</text:p>
          </table:table-cell>
          <table:table-cell/>
          <table:table-cell table:style-name="ce2" office:value-type="string">
            <text:p>1, 0.462309 261</text:p>
          </table:table-cell>
          <table:table-cell table:formula="of:=MID([.I206];1;1)" office:value-type="string" office:string-value="1">
            <text:p>1</text:p>
          </table:table-cell>
          <table:table-cell table:formula="of:=MID([.I206];4;6)" office:value-type="string" office:string-value="0.4623">
            <text:p>0.462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94">
            <text:p>0.4394</text:p>
          </table:table-cell>
          <table:table-cell table:formula="of:=IF([.B207]&gt;[.$E$1];1;0)" office:value-type="float" office:value="0">
            <text:p>0</text:p>
          </table:table-cell>
          <table:table-cell table:formula="of:=ABS([.A207]-[.C207])" office:value-type="float" office:value="1">
            <text:p>1</text:p>
          </table:table-cell>
          <table:table-cell table:number-columns-repeated="2"/>
          <table:table-cell table:style-name="ce2" office:value-type="float" office:value="0.657074206">
            <text:p>0.657074206</text:p>
          </table:table-cell>
          <table:table-cell/>
          <table:table-cell table:style-name="ce2" office:value-type="string">
            <text:p>1, 0.439492 262</text:p>
          </table:table-cell>
          <table:table-cell table:formula="of:=MID([.I207];1;1)" office:value-type="string" office:string-value="1">
            <text:p>1</text:p>
          </table:table-cell>
          <table:table-cell table:formula="of:=MID([.I207];4;6)" office:value-type="string" office:string-value="0.4394">
            <text:p>0.439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29">
            <text:p>0.3829</text:p>
          </table:table-cell>
          <table:table-cell table:formula="of:=IF([.B208]&gt;[.$E$1];1;0)" office:value-type="float" office:value="0">
            <text:p>0</text:p>
          </table:table-cell>
          <table:table-cell table:formula="of:=ABS([.A208]-[.C208])" office:value-type="float" office:value="1">
            <text:p>1</text:p>
          </table:table-cell>
          <table:table-cell table:number-columns-repeated="2"/>
          <table:table-cell table:style-name="ce2" office:value-type="float" office:value="0.383615207">
            <text:p>0.383615207</text:p>
          </table:table-cell>
          <table:table-cell/>
          <table:table-cell table:style-name="ce2" office:value-type="string">
            <text:p>1, 0.382958 263</text:p>
          </table:table-cell>
          <table:table-cell table:formula="of:=MID([.I208];1;1)" office:value-type="string" office:string-value="1">
            <text:p>1</text:p>
          </table:table-cell>
          <table:table-cell table:formula="of:=MID([.I208];4;6)" office:value-type="string" office:string-value="0.3829">
            <text:p>0.382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62">
            <text:p>0.4262</text:p>
          </table:table-cell>
          <table:table-cell table:formula="of:=IF([.B209]&gt;[.$E$1];1;0)" office:value-type="float" office:value="0">
            <text:p>0</text:p>
          </table:table-cell>
          <table:table-cell table:formula="of:=ABS([.A209]-[.C209])" office:value-type="float" office:value="0">
            <text:p>0</text:p>
          </table:table-cell>
          <table:table-cell table:number-columns-repeated="2"/>
          <table:table-cell table:style-name="ce2" office:value-type="float" office:value="0.451953208">
            <text:p>0.451953208</text:p>
          </table:table-cell>
          <table:table-cell/>
          <table:table-cell table:style-name="ce2" office:value-type="string">
            <text:p>0, 0.426268 264</text:p>
          </table:table-cell>
          <table:table-cell table:formula="of:=MID([.I209];1;1)" office:value-type="string" office:string-value="0">
            <text:p>0</text:p>
          </table:table-cell>
          <table:table-cell table:formula="of:=MID([.I209];4;6)" office:value-type="string" office:string-value="0.4262">
            <text:p>0.426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34">
            <text:p>0.3734</text:p>
          </table:table-cell>
          <table:table-cell table:formula="of:=IF([.B210]&gt;[.$E$1];1;0)" office:value-type="float" office:value="0">
            <text:p>0</text:p>
          </table:table-cell>
          <table:table-cell table:formula="of:=ABS([.A210]-[.C210])" office:value-type="float" office:value="0">
            <text:p>0</text:p>
          </table:table-cell>
          <table:table-cell table:number-columns-repeated="2"/>
          <table:table-cell table:style-name="ce2" office:value-type="float" office:value="0.543017209">
            <text:p>0.543017209</text:p>
          </table:table-cell>
          <table:table-cell/>
          <table:table-cell table:style-name="ce2" office:value-type="string">
            <text:p>0, 0.373427 265</text:p>
          </table:table-cell>
          <table:table-cell table:formula="of:=MID([.I210];1;1)" office:value-type="string" office:string-value="0">
            <text:p>0</text:p>
          </table:table-cell>
          <table:table-cell table:formula="of:=MID([.I210];4;6)" office:value-type="string" office:string-value="0.3734">
            <text:p>0.373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6">
            <text:p>0.4756</text:p>
          </table:table-cell>
          <table:table-cell table:formula="of:=IF([.B211]&gt;[.$E$1];1;0)" office:value-type="float" office:value="0">
            <text:p>0</text:p>
          </table:table-cell>
          <table:table-cell table:formula="of:=ABS([.A211]-[.C211])" office:value-type="float" office:value="0">
            <text:p>0</text:p>
          </table:table-cell>
          <table:table-cell table:number-columns-repeated="2"/>
          <table:table-cell table:style-name="ce2" office:value-type="float" office:value="0.35072121">
            <text:p>0.35072121</text:p>
          </table:table-cell>
          <table:table-cell/>
          <table:table-cell table:style-name="ce2" office:value-type="string">
            <text:p>0, 0.475637 266</text:p>
          </table:table-cell>
          <table:table-cell table:formula="of:=MID([.I211];1;1)" office:value-type="string" office:string-value="0">
            <text:p>0</text:p>
          </table:table-cell>
          <table:table-cell table:formula="of:=MID([.I211];4;6)" office:value-type="string" office:string-value="0.4756">
            <text:p>0.475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6">
            <text:p>0.506</text:p>
          </table:table-cell>
          <table:table-cell table:formula="of:=IF([.B212]&gt;[.$E$1];1;0)" office:value-type="float" office:value="0">
            <text:p>0</text:p>
          </table:table-cell>
          <table:table-cell table:formula="of:=ABS([.A212]-[.C212])" office:value-type="float" office:value="0">
            <text:p>0</text:p>
          </table:table-cell>
          <table:table-cell table:number-columns-repeated="2"/>
          <table:table-cell table:style-name="ce2" office:value-type="float" office:value="0.407845211">
            <text:p>0.407845211</text:p>
          </table:table-cell>
          <table:table-cell/>
          <table:table-cell table:style-name="ce2" office:value-type="string">
            <text:p>0, 0.506099 267</text:p>
          </table:table-cell>
          <table:table-cell table:formula="of:=MID([.I212];1;1)" office:value-type="string" office:string-value="0">
            <text:p>0</text:p>
          </table:table-cell>
          <table:table-cell table:formula="of:=MID([.I212];4;6)" office:value-type="string" office:string-value="0.5060">
            <text:p>0.506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8">
            <text:p>0.6458</text:p>
          </table:table-cell>
          <table:table-cell table:formula="of:=IF([.B213]&gt;[.$E$1];1;0)" office:value-type="float" office:value="1">
            <text:p>1</text:p>
          </table:table-cell>
          <table:table-cell table:formula="of:=ABS([.A213]-[.C213])" office:value-type="float" office:value="0">
            <text:p>0</text:p>
          </table:table-cell>
          <table:table-cell table:number-columns-repeated="2"/>
          <table:table-cell table:style-name="ce2" office:value-type="float" office:value="0.643857212">
            <text:p>0.643857212</text:p>
          </table:table-cell>
          <table:table-cell/>
          <table:table-cell table:style-name="ce2" office:value-type="string">
            <text:p>1, 0.645882 268</text:p>
          </table:table-cell>
          <table:table-cell table:formula="of:=MID([.I213];1;1)" office:value-type="string" office:string-value="1">
            <text:p>1</text:p>
          </table:table-cell>
          <table:table-cell table:formula="of:=MID([.I213];4;6)" office:value-type="string" office:string-value="0.6458">
            <text:p>0.645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09">
            <text:p>0.7609</text:p>
          </table:table-cell>
          <table:table-cell table:formula="of:=IF([.B214]&gt;[.$E$1];1;0)" office:value-type="float" office:value="1">
            <text:p>1</text:p>
          </table:table-cell>
          <table:table-cell table:formula="of:=ABS([.A214]-[.C214])" office:value-type="float" office:value="0">
            <text:p>0</text:p>
          </table:table-cell>
          <table:table-cell table:number-columns-repeated="2"/>
          <table:table-cell table:style-name="ce2" office:value-type="float" office:value="0.316822213">
            <text:p>0.316822213</text:p>
          </table:table-cell>
          <table:table-cell/>
          <table:table-cell table:style-name="ce2" office:value-type="string">
            <text:p>1, 0.760916 269</text:p>
          </table:table-cell>
          <table:table-cell table:formula="of:=MID([.I214];1;1)" office:value-type="string" office:string-value="1">
            <text:p>1</text:p>
          </table:table-cell>
          <table:table-cell table:formula="of:=MID([.I214];4;6)" office:value-type="string" office:string-value="0.7609">
            <text:p>0.760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6">
            <text:p>0.6746</text:p>
          </table:table-cell>
          <table:table-cell table:formula="of:=IF([.B215]&gt;[.$E$1];1;0)" office:value-type="float" office:value="1">
            <text:p>1</text:p>
          </table:table-cell>
          <table:table-cell table:formula="of:=ABS([.A215]-[.C215])" office:value-type="float" office:value="0">
            <text:p>0</text:p>
          </table:table-cell>
          <table:table-cell table:number-columns-repeated="2"/>
          <table:table-cell table:style-name="ce2" office:value-type="float" office:value="0.566522214">
            <text:p>0.566522214</text:p>
          </table:table-cell>
          <table:table-cell/>
          <table:table-cell table:style-name="ce2" office:value-type="string">
            <text:p>1, 0.674603 270</text:p>
          </table:table-cell>
          <table:table-cell table:formula="of:=MID([.I215];1;1)" office:value-type="string" office:string-value="1">
            <text:p>1</text:p>
          </table:table-cell>
          <table:table-cell table:formula="of:=MID([.I215];4;6)" office:value-type="string" office:string-value="0.6746">
            <text:p>0.674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74">
            <text:p>0.4974</text:p>
          </table:table-cell>
          <table:table-cell table:formula="of:=IF([.B216]&gt;[.$E$1];1;0)" office:value-type="float" office:value="0">
            <text:p>0</text:p>
          </table:table-cell>
          <table:table-cell table:formula="of:=ABS([.A216]-[.C216])" office:value-type="float" office:value="0">
            <text:p>0</text:p>
          </table:table-cell>
          <table:table-cell table:number-columns-repeated="2"/>
          <table:table-cell table:style-name="ce2" office:value-type="float" office:value="0.586274215">
            <text:p>0.586274215</text:p>
          </table:table-cell>
          <table:table-cell/>
          <table:table-cell table:style-name="ce2" office:value-type="string">
            <text:p>0, 0.497413 271</text:p>
          </table:table-cell>
          <table:table-cell table:formula="of:=MID([.I216];1;1)" office:value-type="string" office:string-value="0">
            <text:p>0</text:p>
          </table:table-cell>
          <table:table-cell table:formula="of:=MID([.I216];4;6)" office:value-type="string" office:string-value="0.4974">
            <text:p>0.497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6">
            <text:p>0.6986</text:p>
          </table:table-cell>
          <table:table-cell table:formula="of:=IF([.B217]&gt;[.$E$1];1;0)" office:value-type="float" office:value="1">
            <text:p>1</text:p>
          </table:table-cell>
          <table:table-cell table:formula="of:=ABS([.A217]-[.C217])" office:value-type="float" office:value="0">
            <text:p>0</text:p>
          </table:table-cell>
          <table:table-cell table:number-columns-repeated="2"/>
          <table:table-cell table:style-name="ce2" office:value-type="float" office:value="0.726712216">
            <text:p>0.726712216</text:p>
          </table:table-cell>
          <table:table-cell/>
          <table:table-cell table:style-name="ce2" office:value-type="string">
            <text:p>1, 0.698663 272</text:p>
          </table:table-cell>
          <table:table-cell table:formula="of:=MID([.I217];1;1)" office:value-type="string" office:string-value="1">
            <text:p>1</text:p>
          </table:table-cell>
          <table:table-cell table:formula="of:=MID([.I217];4;6)" office:value-type="string" office:string-value="0.6986">
            <text:p>0.698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66">
            <text:p>0.3766</text:p>
          </table:table-cell>
          <table:table-cell table:formula="of:=IF([.B218]&gt;[.$E$1];1;0)" office:value-type="float" office:value="0">
            <text:p>0</text:p>
          </table:table-cell>
          <table:table-cell table:formula="of:=ABS([.A218]-[.C218])" office:value-type="float" office:value="0">
            <text:p>0</text:p>
          </table:table-cell>
          <table:table-cell table:number-columns-repeated="2"/>
          <table:table-cell table:style-name="ce2" office:value-type="float" office:value="0.456986217">
            <text:p>0.456986217</text:p>
          </table:table-cell>
          <table:table-cell/>
          <table:table-cell table:style-name="ce2" office:value-type="string">
            <text:p>0, 0.37662 273</text:p>
          </table:table-cell>
          <table:table-cell table:formula="of:=MID([.I218];1;1)" office:value-type="string" office:string-value="0">
            <text:p>0</text:p>
          </table:table-cell>
          <table:table-cell table:formula="of:=MID([.I218];4;6)" office:value-type="string" office:string-value="0.3766">
            <text:p>0.376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99">
            <text:p>0.4799</text:p>
          </table:table-cell>
          <table:table-cell table:formula="of:=IF([.B219]&gt;[.$E$1];1;0)" office:value-type="float" office:value="0">
            <text:p>0</text:p>
          </table:table-cell>
          <table:table-cell table:formula="of:=ABS([.A219]-[.C219])" office:value-type="float" office:value="0">
            <text:p>0</text:p>
          </table:table-cell>
          <table:table-cell table:number-columns-repeated="2"/>
          <table:table-cell table:style-name="ce2" office:value-type="float" office:value="0.451689218">
            <text:p>0.451689218</text:p>
          </table:table-cell>
          <table:table-cell/>
          <table:table-cell table:style-name="ce2" office:value-type="string">
            <text:p>0, 0.479918 274</text:p>
          </table:table-cell>
          <table:table-cell table:formula="of:=MID([.I219];1;1)" office:value-type="string" office:string-value="0">
            <text:p>0</text:p>
          </table:table-cell>
          <table:table-cell table:formula="of:=MID([.I219];4;6)" office:value-type="string" office:string-value="0.4799">
            <text:p>0.479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28">
            <text:p>0.6228</text:p>
          </table:table-cell>
          <table:table-cell table:formula="of:=IF([.B220]&gt;[.$E$1];1;0)" office:value-type="float" office:value="1">
            <text:p>1</text:p>
          </table:table-cell>
          <table:table-cell table:formula="of:=ABS([.A220]-[.C220])" office:value-type="float" office:value="1">
            <text:p>1</text:p>
          </table:table-cell>
          <table:table-cell table:number-columns-repeated="2"/>
          <table:table-cell table:style-name="ce2" office:value-type="float" office:value="0.778081219">
            <text:p>0.778081219</text:p>
          </table:table-cell>
          <table:table-cell/>
          <table:table-cell table:style-name="ce2" office:value-type="string">
            <text:p>0, 0.622864 275</text:p>
          </table:table-cell>
          <table:table-cell table:formula="of:=MID([.I220];1;1)" office:value-type="string" office:string-value="0">
            <text:p>0</text:p>
          </table:table-cell>
          <table:table-cell table:formula="of:=MID([.I220];4;6)" office:value-type="string" office:string-value="0.6228">
            <text:p>0.622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43">
            <text:p>0.6243</text:p>
          </table:table-cell>
          <table:table-cell table:formula="of:=IF([.B221]&gt;[.$E$1];1;0)" office:value-type="float" office:value="1">
            <text:p>1</text:p>
          </table:table-cell>
          <table:table-cell table:formula="of:=ABS([.A221]-[.C221])" office:value-type="float" office:value="0">
            <text:p>0</text:p>
          </table:table-cell>
          <table:table-cell table:number-columns-repeated="2"/>
          <table:table-cell table:style-name="ce2" office:value-type="float" office:value="0.64400722">
            <text:p>0.64400722</text:p>
          </table:table-cell>
          <table:table-cell/>
          <table:table-cell table:style-name="ce2" office:value-type="string">
            <text:p>1, 0.624365 276</text:p>
          </table:table-cell>
          <table:table-cell table:formula="of:=MID([.I221];1;1)" office:value-type="string" office:string-value="1">
            <text:p>1</text:p>
          </table:table-cell>
          <table:table-cell table:formula="of:=MID([.I221];4;6)" office:value-type="string" office:string-value="0.6243">
            <text:p>0.624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91">
            <text:p>0.3691</text:p>
          </table:table-cell>
          <table:table-cell table:formula="of:=IF([.B222]&gt;[.$E$1];1;0)" office:value-type="float" office:value="0">
            <text:p>0</text:p>
          </table:table-cell>
          <table:table-cell table:formula="of:=ABS([.A222]-[.C222])" office:value-type="float" office:value="1">
            <text:p>1</text:p>
          </table:table-cell>
          <table:table-cell table:number-columns-repeated="2"/>
          <table:table-cell table:style-name="ce2" office:value-type="float" office:value="0.436541221">
            <text:p>0.436541221</text:p>
          </table:table-cell>
          <table:table-cell/>
          <table:table-cell table:style-name="ce2" office:value-type="string">
            <text:p>1, 0.369199 277</text:p>
          </table:table-cell>
          <table:table-cell table:formula="of:=MID([.I222];1;1)" office:value-type="string" office:string-value="1">
            <text:p>1</text:p>
          </table:table-cell>
          <table:table-cell table:formula="of:=MID([.I222];4;6)" office:value-type="string" office:string-value="0.3691">
            <text:p>0.369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61">
            <text:p>0.5361</text:p>
          </table:table-cell>
          <table:table-cell table:formula="of:=IF([.B223]&gt;[.$E$1];1;0)" office:value-type="float" office:value="1">
            <text:p>1</text:p>
          </table:table-cell>
          <table:table-cell table:formula="of:=ABS([.A223]-[.C223])" office:value-type="float" office:value="0">
            <text:p>0</text:p>
          </table:table-cell>
          <table:table-cell table:number-columns-repeated="2"/>
          <table:table-cell table:style-name="ce2" office:value-type="float" office:value="0.652701222">
            <text:p>0.652701222</text:p>
          </table:table-cell>
          <table:table-cell/>
          <table:table-cell table:style-name="ce2" office:value-type="string">
            <text:p>1, 0.536158 278</text:p>
          </table:table-cell>
          <table:table-cell table:formula="of:=MID([.I223];1;1)" office:value-type="string" office:string-value="1">
            <text:p>1</text:p>
          </table:table-cell>
          <table:table-cell table:formula="of:=MID([.I223];4;6)" office:value-type="string" office:string-value="0.5361">
            <text:p>0.536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56">
            <text:p>0.7356</text:p>
          </table:table-cell>
          <table:table-cell table:formula="of:=IF([.B224]&gt;[.$E$1];1;0)" office:value-type="float" office:value="1">
            <text:p>1</text:p>
          </table:table-cell>
          <table:table-cell table:formula="of:=ABS([.A224]-[.C224])" office:value-type="float" office:value="0">
            <text:p>0</text:p>
          </table:table-cell>
          <table:table-cell table:number-columns-repeated="2"/>
          <table:table-cell table:style-name="ce2" office:value-type="float" office:value="0.765235223">
            <text:p>0.765235223</text:p>
          </table:table-cell>
          <table:table-cell/>
          <table:table-cell table:style-name="ce2" office:value-type="string">
            <text:p>1, 0.735673 279</text:p>
          </table:table-cell>
          <table:table-cell table:formula="of:=MID([.I224];1;1)" office:value-type="string" office:string-value="1">
            <text:p>1</text:p>
          </table:table-cell>
          <table:table-cell table:formula="of:=MID([.I224];4;6)" office:value-type="string" office:string-value="0.7356">
            <text:p>0.735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4">
            <text:p>0.5624</text:p>
          </table:table-cell>
          <table:table-cell table:formula="of:=IF([.B225]&gt;[.$E$1];1;0)" office:value-type="float" office:value="1">
            <text:p>1</text:p>
          </table:table-cell>
          <table:table-cell table:formula="of:=ABS([.A225]-[.C225])" office:value-type="float" office:value="0">
            <text:p>0</text:p>
          </table:table-cell>
          <table:table-cell table:number-columns-repeated="2"/>
          <table:table-cell table:style-name="ce2" office:value-type="float" office:value="0.575088224">
            <text:p>0.575088224</text:p>
          </table:table-cell>
          <table:table-cell/>
          <table:table-cell table:style-name="ce2" office:value-type="string">
            <text:p>1, 0.562467 280</text:p>
          </table:table-cell>
          <table:table-cell table:formula="of:=MID([.I225];1;1)" office:value-type="string" office:string-value="1">
            <text:p>1</text:p>
          </table:table-cell>
          <table:table-cell table:formula="of:=MID([.I225];4;6)" office:value-type="string" office:string-value="0.5624">
            <text:p>0.562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13">
            <text:p>0.6613</text:p>
          </table:table-cell>
          <table:table-cell table:formula="of:=IF([.B226]&gt;[.$E$1];1;0)" office:value-type="float" office:value="1">
            <text:p>1</text:p>
          </table:table-cell>
          <table:table-cell table:formula="of:=ABS([.A226]-[.C226])" office:value-type="float" office:value="1">
            <text:p>1</text:p>
          </table:table-cell>
          <table:table-cell table:number-columns-repeated="2"/>
          <table:table-cell table:style-name="ce2" office:value-type="float" office:value="0.206187225">
            <text:p>0.206187225</text:p>
          </table:table-cell>
          <table:table-cell/>
          <table:table-cell table:style-name="ce2" office:value-type="string">
            <text:p>0, 0.661302 281</text:p>
          </table:table-cell>
          <table:table-cell table:formula="of:=MID([.I226];1;1)" office:value-type="string" office:string-value="0">
            <text:p>0</text:p>
          </table:table-cell>
          <table:table-cell table:formula="of:=MID([.I226];4;6)" office:value-type="string" office:string-value="0.6613">
            <text:p>0.661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87">
            <text:p>0.7987</text:p>
          </table:table-cell>
          <table:table-cell table:formula="of:=IF([.B227]&gt;[.$E$1];1;0)" office:value-type="float" office:value="1">
            <text:p>1</text:p>
          </table:table-cell>
          <table:table-cell table:formula="of:=ABS([.A227]-[.C227])" office:value-type="float" office:value="0">
            <text:p>0</text:p>
          </table:table-cell>
          <table:table-cell table:number-columns-repeated="2"/>
          <table:table-cell table:style-name="ce2" office:value-type="float" office:value="0.185406226">
            <text:p>0.185406226</text:p>
          </table:table-cell>
          <table:table-cell/>
          <table:table-cell table:style-name="ce2" office:value-type="string">
            <text:p>1, 0.798726 282</text:p>
          </table:table-cell>
          <table:table-cell table:formula="of:=MID([.I227];1;1)" office:value-type="string" office:string-value="1">
            <text:p>1</text:p>
          </table:table-cell>
          <table:table-cell table:formula="of:=MID([.I227];4;6)" office:value-type="string" office:string-value="0.7987">
            <text:p>0.798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14">
            <text:p>0.5714</text:p>
          </table:table-cell>
          <table:table-cell table:formula="of:=IF([.B228]&gt;[.$E$1];1;0)" office:value-type="float" office:value="1">
            <text:p>1</text:p>
          </table:table-cell>
          <table:table-cell table:formula="of:=ABS([.A228]-[.C228])" office:value-type="float" office:value="0">
            <text:p>0</text:p>
          </table:table-cell>
          <table:table-cell table:number-columns-repeated="2"/>
          <table:table-cell table:style-name="ce2" office:value-type="float" office:value="0.458329227">
            <text:p>0.458329227</text:p>
          </table:table-cell>
          <table:table-cell/>
          <table:table-cell table:style-name="ce2" office:value-type="string">
            <text:p>1, 0.571481 283</text:p>
          </table:table-cell>
          <table:table-cell table:formula="of:=MID([.I228];1;1)" office:value-type="string" office:string-value="1">
            <text:p>1</text:p>
          </table:table-cell>
          <table:table-cell table:formula="of:=MID([.I228];4;6)" office:value-type="string" office:string-value="0.5714">
            <text:p>0.571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27">
            <text:p>0.4827</text:p>
          </table:table-cell>
          <table:table-cell table:formula="of:=IF([.B229]&gt;[.$E$1];1;0)" office:value-type="float" office:value="0">
            <text:p>0</text:p>
          </table:table-cell>
          <table:table-cell table:formula="of:=ABS([.A229]-[.C229])" office:value-type="float" office:value="1">
            <text:p>1</text:p>
          </table:table-cell>
          <table:table-cell table:number-columns-repeated="2"/>
          <table:table-cell table:style-name="ce2" office:value-type="float" office:value="0.753111228">
            <text:p>0.753111228</text:p>
          </table:table-cell>
          <table:table-cell/>
          <table:table-cell table:style-name="ce2" office:value-type="string">
            <text:p>1, 0.482747 284</text:p>
          </table:table-cell>
          <table:table-cell table:formula="of:=MID([.I229];1;1)" office:value-type="string" office:string-value="1">
            <text:p>1</text:p>
          </table:table-cell>
          <table:table-cell table:formula="of:=MID([.I229];4;6)" office:value-type="string" office:string-value="0.4827">
            <text:p>0.482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773">
            <text:p>0.2773</text:p>
          </table:table-cell>
          <table:table-cell table:formula="of:=IF([.B230]&gt;[.$E$1];1;0)" office:value-type="float" office:value="0">
            <text:p>0</text:p>
          </table:table-cell>
          <table:table-cell table:formula="of:=ABS([.A230]-[.C230])" office:value-type="float" office:value="0">
            <text:p>0</text:p>
          </table:table-cell>
          <table:table-cell table:number-columns-repeated="2"/>
          <table:table-cell table:style-name="ce2" office:value-type="float" office:value="0.648422229">
            <text:p>0.648422229</text:p>
          </table:table-cell>
          <table:table-cell/>
          <table:table-cell table:style-name="ce2" office:value-type="string">
            <text:p>0, 0.277313 285</text:p>
          </table:table-cell>
          <table:table-cell table:formula="of:=MID([.I230];1;1)" office:value-type="string" office:string-value="0">
            <text:p>0</text:p>
          </table:table-cell>
          <table:table-cell table:formula="of:=MID([.I230];4;6)" office:value-type="string" office:string-value="0.2773">
            <text:p>0.277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49">
            <text:p>0.4349</text:p>
          </table:table-cell>
          <table:table-cell table:formula="of:=IF([.B231]&gt;[.$E$1];1;0)" office:value-type="float" office:value="0">
            <text:p>0</text:p>
          </table:table-cell>
          <table:table-cell table:formula="of:=ABS([.A231]-[.C231])" office:value-type="float" office:value="0">
            <text:p>0</text:p>
          </table:table-cell>
          <table:table-cell table:number-columns-repeated="2"/>
          <table:table-cell table:style-name="ce2" office:value-type="float" office:value="0.76628923">
            <text:p>0.76628923</text:p>
          </table:table-cell>
          <table:table-cell/>
          <table:table-cell table:style-name="ce2" office:value-type="string">
            <text:p>0, 0.434926 287</text:p>
          </table:table-cell>
          <table:table-cell table:formula="of:=MID([.I231];1;1)" office:value-type="string" office:string-value="0">
            <text:p>0</text:p>
          </table:table-cell>
          <table:table-cell table:formula="of:=MID([.I231];4;6)" office:value-type="string" office:string-value="0.4349">
            <text:p>0.434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28">
            <text:p>0.4128</text:p>
          </table:table-cell>
          <table:table-cell table:formula="of:=IF([.B232]&gt;[.$E$1];1;0)" office:value-type="float" office:value="0">
            <text:p>0</text:p>
          </table:table-cell>
          <table:table-cell table:formula="of:=ABS([.A232]-[.C232])" office:value-type="float" office:value="0">
            <text:p>0</text:p>
          </table:table-cell>
          <table:table-cell table:number-columns-repeated="2"/>
          <table:table-cell table:style-name="ce2" office:value-type="float" office:value="0.567207231">
            <text:p>0.567207231</text:p>
          </table:table-cell>
          <table:table-cell/>
          <table:table-cell table:style-name="ce2" office:value-type="string">
            <text:p>0, 0.412882 288</text:p>
          </table:table-cell>
          <table:table-cell table:formula="of:=MID([.I232];1;1)" office:value-type="string" office:string-value="0">
            <text:p>0</text:p>
          </table:table-cell>
          <table:table-cell table:formula="of:=MID([.I232];4;6)" office:value-type="string" office:string-value="0.4128">
            <text:p>0.412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97">
            <text:p>0.6397</text:p>
          </table:table-cell>
          <table:table-cell table:formula="of:=IF([.B233]&gt;[.$E$1];1;0)" office:value-type="float" office:value="1">
            <text:p>1</text:p>
          </table:table-cell>
          <table:table-cell table:formula="of:=ABS([.A233]-[.C233])" office:value-type="float" office:value="1">
            <text:p>1</text:p>
          </table:table-cell>
          <table:table-cell table:number-columns-repeated="2"/>
          <table:table-cell table:style-name="ce2" office:value-type="float" office:value="0.275493232">
            <text:p>0.275493232</text:p>
          </table:table-cell>
          <table:table-cell/>
          <table:table-cell table:style-name="ce2" office:value-type="string">
            <text:p>0, 0.639762 289</text:p>
          </table:table-cell>
          <table:table-cell table:formula="of:=MID([.I233];1;1)" office:value-type="string" office:string-value="0">
            <text:p>0</text:p>
          </table:table-cell>
          <table:table-cell table:formula="of:=MID([.I233];4;6)" office:value-type="string" office:string-value="0.6397">
            <text:p>0.639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82">
            <text:p>0.6682</text:p>
          </table:table-cell>
          <table:table-cell table:formula="of:=IF([.B234]&gt;[.$E$1];1;0)" office:value-type="float" office:value="1">
            <text:p>1</text:p>
          </table:table-cell>
          <table:table-cell table:formula="of:=ABS([.A234]-[.C234])" office:value-type="float" office:value="1">
            <text:p>1</text:p>
          </table:table-cell>
          <table:table-cell table:number-columns-repeated="2"/>
          <table:table-cell table:style-name="ce2" office:value-type="float" office:value="0.898338233">
            <text:p>0.898338233</text:p>
          </table:table-cell>
          <table:table-cell/>
          <table:table-cell table:style-name="ce2" office:value-type="string">
            <text:p>0, 0.668273 290</text:p>
          </table:table-cell>
          <table:table-cell table:formula="of:=MID([.I234];1;1)" office:value-type="string" office:string-value="0">
            <text:p>0</text:p>
          </table:table-cell>
          <table:table-cell table:formula="of:=MID([.I234];4;6)" office:value-type="string" office:string-value="0.6682">
            <text:p>0.668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21">
            <text:p>0.4021</text:p>
          </table:table-cell>
          <table:table-cell table:formula="of:=IF([.B235]&gt;[.$E$1];1;0)" office:value-type="float" office:value="0">
            <text:p>0</text:p>
          </table:table-cell>
          <table:table-cell table:formula="of:=ABS([.A235]-[.C235])" office:value-type="float" office:value="1">
            <text:p>1</text:p>
          </table:table-cell>
          <table:table-cell table:number-columns-repeated="2"/>
          <table:table-cell table:style-name="ce2" office:value-type="float" office:value="0.718948234">
            <text:p>0.718948234</text:p>
          </table:table-cell>
          <table:table-cell/>
          <table:table-cell table:style-name="ce2" office:value-type="string">
            <text:p>1, 0.402161 291</text:p>
          </table:table-cell>
          <table:table-cell table:formula="of:=MID([.I235];1;1)" office:value-type="string" office:string-value="1">
            <text:p>1</text:p>
          </table:table-cell>
          <table:table-cell table:formula="of:=MID([.I235];4;6)" office:value-type="string" office:string-value="0.4021">
            <text:p>0.402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81">
            <text:p>0.4081</text:p>
          </table:table-cell>
          <table:table-cell table:formula="of:=IF([.B236]&gt;[.$E$1];1;0)" office:value-type="float" office:value="0">
            <text:p>0</text:p>
          </table:table-cell>
          <table:table-cell table:formula="of:=ABS([.A236]-[.C236])" office:value-type="float" office:value="1">
            <text:p>1</text:p>
          </table:table-cell>
          <table:table-cell table:number-columns-repeated="2"/>
          <table:table-cell table:style-name="ce2" office:value-type="float" office:value="0.746893235">
            <text:p>0.746893235</text:p>
          </table:table-cell>
          <table:table-cell/>
          <table:table-cell table:style-name="ce2" office:value-type="string">
            <text:p>1, 0.408178 292</text:p>
          </table:table-cell>
          <table:table-cell table:formula="of:=MID([.I236];1;1)" office:value-type="string" office:string-value="1">
            <text:p>1</text:p>
          </table:table-cell>
          <table:table-cell table:formula="of:=MID([.I236];4;6)" office:value-type="string" office:string-value="0.4081">
            <text:p>0.40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31">
            <text:p>0.7331</text:p>
          </table:table-cell>
          <table:table-cell table:formula="of:=IF([.B237]&gt;[.$E$1];1;0)" office:value-type="float" office:value="1">
            <text:p>1</text:p>
          </table:table-cell>
          <table:table-cell table:formula="of:=ABS([.A237]-[.C237])" office:value-type="float" office:value="0">
            <text:p>0</text:p>
          </table:table-cell>
          <table:table-cell table:number-columns-repeated="2"/>
          <table:table-cell table:style-name="ce2" office:value-type="float" office:value="0.413228236">
            <text:p>0.413228236</text:p>
          </table:table-cell>
          <table:table-cell/>
          <table:table-cell table:style-name="ce2" office:value-type="string">
            <text:p>1, 0.733153 293</text:p>
          </table:table-cell>
          <table:table-cell table:formula="of:=MID([.I237];1;1)" office:value-type="string" office:string-value="1">
            <text:p>1</text:p>
          </table:table-cell>
          <table:table-cell table:formula="of:=MID([.I237];4;6)" office:value-type="string" office:string-value="0.7331">
            <text:p>0.733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3">
            <text:p>0.523</text:p>
          </table:table-cell>
          <table:table-cell table:formula="of:=IF([.B238]&gt;[.$E$1];1;0)" office:value-type="float" office:value="1">
            <text:p>1</text:p>
          </table:table-cell>
          <table:table-cell table:formula="of:=ABS([.A238]-[.C238])" office:value-type="float" office:value="0">
            <text:p>0</text:p>
          </table:table-cell>
          <table:table-cell table:number-columns-repeated="2"/>
          <table:table-cell table:style-name="ce2" office:value-type="float" office:value="0.797523237">
            <text:p>0.797523237</text:p>
          </table:table-cell>
          <table:table-cell/>
          <table:table-cell table:style-name="ce2" office:value-type="string">
            <text:p>1, 0.523014 294</text:p>
          </table:table-cell>
          <table:table-cell table:formula="of:=MID([.I238];1;1)" office:value-type="string" office:string-value="1">
            <text:p>1</text:p>
          </table:table-cell>
          <table:table-cell table:formula="of:=MID([.I238];4;6)" office:value-type="string" office:string-value="0.5230">
            <text:p>0.523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25">
            <text:p>0.6325</text:p>
          </table:table-cell>
          <table:table-cell table:formula="of:=IF([.B239]&gt;[.$E$1];1;0)" office:value-type="float" office:value="1">
            <text:p>1</text:p>
          </table:table-cell>
          <table:table-cell table:formula="of:=ABS([.A239]-[.C239])" office:value-type="float" office:value="0">
            <text:p>0</text:p>
          </table:table-cell>
          <table:table-cell table:number-columns-repeated="2"/>
          <table:table-cell table:style-name="ce2" office:value-type="float" office:value="0.527693238">
            <text:p>0.527693238</text:p>
          </table:table-cell>
          <table:table-cell/>
          <table:table-cell table:style-name="ce2" office:value-type="string">
            <text:p>1, 0.632527 295</text:p>
          </table:table-cell>
          <table:table-cell table:formula="of:=MID([.I239];1;1)" office:value-type="string" office:string-value="1">
            <text:p>1</text:p>
          </table:table-cell>
          <table:table-cell table:formula="of:=MID([.I239];4;6)" office:value-type="string" office:string-value="0.6325">
            <text:p>0.632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57">
            <text:p>0.4957</text:p>
          </table:table-cell>
          <table:table-cell table:formula="of:=IF([.B240]&gt;[.$E$1];1;0)" office:value-type="float" office:value="0">
            <text:p>0</text:p>
          </table:table-cell>
          <table:table-cell table:formula="of:=ABS([.A240]-[.C240])" office:value-type="float" office:value="0">
            <text:p>0</text:p>
          </table:table-cell>
          <table:table-cell table:number-columns-repeated="2"/>
          <table:table-cell table:style-name="ce2" office:value-type="float" office:value="0.454819239">
            <text:p>0.454819239</text:p>
          </table:table-cell>
          <table:table-cell/>
          <table:table-cell table:style-name="ce2" office:value-type="string">
            <text:p>0, 0.495712 296</text:p>
          </table:table-cell>
          <table:table-cell table:formula="of:=MID([.I240];1;1)" office:value-type="string" office:string-value="0">
            <text:p>0</text:p>
          </table:table-cell>
          <table:table-cell table:formula="of:=MID([.I240];4;6)" office:value-type="string" office:string-value="0.4957">
            <text:p>0.495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45">
            <text:p>0.2845</text:p>
          </table:table-cell>
          <table:table-cell table:formula="of:=IF([.B241]&gt;[.$E$1];1;0)" office:value-type="float" office:value="0">
            <text:p>0</text:p>
          </table:table-cell>
          <table:table-cell table:formula="of:=ABS([.A241]-[.C241])" office:value-type="float" office:value="0">
            <text:p>0</text:p>
          </table:table-cell>
          <table:table-cell table:number-columns-repeated="2"/>
          <table:table-cell table:style-name="ce2" office:value-type="float" office:value="0.59266924">
            <text:p>0.59266924</text:p>
          </table:table-cell>
          <table:table-cell/>
          <table:table-cell table:style-name="ce2" office:value-type="string">
            <text:p>0, 0.284521 297</text:p>
          </table:table-cell>
          <table:table-cell table:formula="of:=MID([.I241];1;1)" office:value-type="string" office:string-value="0">
            <text:p>0</text:p>
          </table:table-cell>
          <table:table-cell table:formula="of:=MID([.I241];4;6)" office:value-type="string" office:string-value="0.2845">
            <text:p>0.284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99">
            <text:p>0.8099</text:p>
          </table:table-cell>
          <table:table-cell table:formula="of:=IF([.B242]&gt;[.$E$1];1;0)" office:value-type="float" office:value="1">
            <text:p>1</text:p>
          </table:table-cell>
          <table:table-cell table:formula="of:=ABS([.A242]-[.C242])" office:value-type="float" office:value="0">
            <text:p>0</text:p>
          </table:table-cell>
          <table:table-cell table:number-columns-repeated="2"/>
          <table:table-cell table:style-name="ce2" office:value-type="float" office:value="0.522344241">
            <text:p>0.522344241</text:p>
          </table:table-cell>
          <table:table-cell/>
          <table:table-cell table:style-name="ce2" office:value-type="string">
            <text:p>1, 0.809904 298</text:p>
          </table:table-cell>
          <table:table-cell table:formula="of:=MID([.I242];1;1)" office:value-type="string" office:string-value="1">
            <text:p>1</text:p>
          </table:table-cell>
          <table:table-cell table:formula="of:=MID([.I242];4;6)" office:value-type="string" office:string-value="0.8099">
            <text:p>0.809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27">
            <text:p>0.5527</text:p>
          </table:table-cell>
          <table:table-cell table:formula="of:=IF([.B243]&gt;[.$E$1];1;0)" office:value-type="float" office:value="1">
            <text:p>1</text:p>
          </table:table-cell>
          <table:table-cell table:formula="of:=ABS([.A243]-[.C243])" office:value-type="float" office:value="0">
            <text:p>0</text:p>
          </table:table-cell>
          <table:table-cell table:number-columns-repeated="2"/>
          <table:table-cell table:style-name="ce2" office:value-type="float" office:value="0.554599242">
            <text:p>0.554599242</text:p>
          </table:table-cell>
          <table:table-cell/>
          <table:table-cell table:style-name="ce2" office:value-type="string">
            <text:p>1, 0.55271 299</text:p>
          </table:table-cell>
          <table:table-cell table:formula="of:=MID([.I243];1;1)" office:value-type="string" office:string-value="1">
            <text:p>1</text:p>
          </table:table-cell>
          <table:table-cell table:formula="of:=MID([.I243];4;6)" office:value-type="string" office:string-value="0.5527">
            <text:p>0.552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81">
            <text:p>0.5881</text:p>
          </table:table-cell>
          <table:table-cell table:formula="of:=IF([.B244]&gt;[.$E$1];1;0)" office:value-type="float" office:value="1">
            <text:p>1</text:p>
          </table:table-cell>
          <table:table-cell table:formula="of:=ABS([.A244]-[.C244])" office:value-type="float" office:value="0">
            <text:p>0</text:p>
          </table:table-cell>
          <table:table-cell table:number-columns-repeated="2"/>
          <table:table-cell table:style-name="ce2" office:value-type="float" office:value="0.313175243">
            <text:p>0.313175243</text:p>
          </table:table-cell>
          <table:table-cell/>
          <table:table-cell table:style-name="ce2" office:value-type="string">
            <text:p>1, 0.588199 0</text:p>
          </table:table-cell>
          <table:table-cell table:formula="of:=MID([.I244];1;1)" office:value-type="string" office:string-value="1">
            <text:p>1</text:p>
          </table:table-cell>
          <table:table-cell table:formula="of:=MID([.I244];4;6)" office:value-type="string" office:string-value="0.5881">
            <text:p>0.58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71">
            <text:p>0.3971</text:p>
          </table:table-cell>
          <table:table-cell table:formula="of:=IF([.B245]&gt;[.$E$1];1;0)" office:value-type="float" office:value="0">
            <text:p>0</text:p>
          </table:table-cell>
          <table:table-cell table:formula="of:=ABS([.A245]-[.C245])" office:value-type="float" office:value="1">
            <text:p>1</text:p>
          </table:table-cell>
          <table:table-cell table:number-columns-repeated="2"/>
          <table:table-cell table:style-name="ce2" office:value-type="float" office:value="0.278486244">
            <text:p>0.278486244</text:p>
          </table:table-cell>
          <table:table-cell/>
          <table:table-cell table:style-name="ce2" office:value-type="string">
            <text:p>1, 0.397199 1</text:p>
          </table:table-cell>
          <table:table-cell table:formula="of:=MID([.I245];1;1)" office:value-type="string" office:string-value="1">
            <text:p>1</text:p>
          </table:table-cell>
          <table:table-cell table:formula="of:=MID([.I245];4;6)" office:value-type="string" office:string-value="0.3971">
            <text:p>0.397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81">
            <text:p>0.5581</text:p>
          </table:table-cell>
          <table:table-cell table:formula="of:=IF([.B246]&gt;[.$E$1];1;0)" office:value-type="float" office:value="1">
            <text:p>1</text:p>
          </table:table-cell>
          <table:table-cell table:formula="of:=ABS([.A246]-[.C246])" office:value-type="float" office:value="0">
            <text:p>0</text:p>
          </table:table-cell>
          <table:table-cell table:number-columns-repeated="2"/>
          <table:table-cell table:style-name="ce2" office:value-type="float" office:value="0.743464245">
            <text:p>0.743464245</text:p>
          </table:table-cell>
          <table:table-cell/>
          <table:table-cell table:style-name="ce2" office:value-type="string">
            <text:p>1, 0.558123 2</text:p>
          </table:table-cell>
          <table:table-cell table:formula="of:=MID([.I246];1;1)" office:value-type="string" office:string-value="1">
            <text:p>1</text:p>
          </table:table-cell>
          <table:table-cell table:formula="of:=MID([.I246];4;6)" office:value-type="string" office:string-value="0.5581">
            <text:p>0.55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89">
            <text:p>0.3689</text:p>
          </table:table-cell>
          <table:table-cell table:formula="of:=IF([.B247]&gt;[.$E$1];1;0)" office:value-type="float" office:value="0">
            <text:p>0</text:p>
          </table:table-cell>
          <table:table-cell table:formula="of:=ABS([.A247]-[.C247])" office:value-type="float" office:value="1">
            <text:p>1</text:p>
          </table:table-cell>
          <table:table-cell table:number-columns-repeated="2"/>
          <table:table-cell table:style-name="ce2" office:value-type="float" office:value="0.703154246">
            <text:p>0.703154246</text:p>
          </table:table-cell>
          <table:table-cell/>
          <table:table-cell table:style-name="ce2" office:value-type="string">
            <text:p>1, 0.368955 4</text:p>
          </table:table-cell>
          <table:table-cell table:formula="of:=MID([.I247];1;1)" office:value-type="string" office:string-value="1">
            <text:p>1</text:p>
          </table:table-cell>
          <table:table-cell table:formula="of:=MID([.I247];4;6)" office:value-type="string" office:string-value="0.3689">
            <text:p>0.368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3">
            <text:p>0.783</text:p>
          </table:table-cell>
          <table:table-cell table:formula="of:=IF([.B248]&gt;[.$E$1];1;0)" office:value-type="float" office:value="1">
            <text:p>1</text:p>
          </table:table-cell>
          <table:table-cell table:formula="of:=ABS([.A248]-[.C248])" office:value-type="float" office:value="0">
            <text:p>0</text:p>
          </table:table-cell>
          <table:table-cell table:number-columns-repeated="2"/>
          <table:table-cell table:style-name="ce2" office:value-type="float" office:value="0.344775247">
            <text:p>0.344775247</text:p>
          </table:table-cell>
          <table:table-cell/>
          <table:table-cell table:style-name="ce2" office:value-type="string">
            <text:p>1, 0.783056 5</text:p>
          </table:table-cell>
          <table:table-cell table:formula="of:=MID([.I248];1;1)" office:value-type="string" office:string-value="1">
            <text:p>1</text:p>
          </table:table-cell>
          <table:table-cell table:formula="of:=MID([.I248];4;6)" office:value-type="string" office:string-value="0.7830">
            <text:p>0.783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56">
            <text:p>0.5656</text:p>
          </table:table-cell>
          <table:table-cell table:formula="of:=IF([.B249]&gt;[.$E$1];1;0)" office:value-type="float" office:value="1">
            <text:p>1</text:p>
          </table:table-cell>
          <table:table-cell table:formula="of:=ABS([.A249]-[.C249])" office:value-type="float" office:value="0">
            <text:p>0</text:p>
          </table:table-cell>
          <table:table-cell table:number-columns-repeated="2"/>
          <table:table-cell table:style-name="ce2" office:value-type="float" office:value="0.634422248">
            <text:p>0.634422248</text:p>
          </table:table-cell>
          <table:table-cell/>
          <table:table-cell table:style-name="ce2" office:value-type="string">
            <text:p>1, 0.565649 6</text:p>
          </table:table-cell>
          <table:table-cell table:formula="of:=MID([.I249];1;1)" office:value-type="string" office:string-value="1">
            <text:p>1</text:p>
          </table:table-cell>
          <table:table-cell table:formula="of:=MID([.I249];4;6)" office:value-type="string" office:string-value="0.5656">
            <text:p>0.565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7">
            <text:p>0.597</text:p>
          </table:table-cell>
          <table:table-cell table:formula="of:=IF([.B250]&gt;[.$E$1];1;0)" office:value-type="float" office:value="1">
            <text:p>1</text:p>
          </table:table-cell>
          <table:table-cell table:formula="of:=ABS([.A250]-[.C250])" office:value-type="float" office:value="0">
            <text:p>0</text:p>
          </table:table-cell>
          <table:table-cell table:number-columns-repeated="2"/>
          <table:table-cell table:style-name="ce2" office:value-type="float" office:value="0.621237249">
            <text:p>0.621237249</text:p>
          </table:table-cell>
          <table:table-cell/>
          <table:table-cell table:style-name="ce2" office:value-type="string">
            <text:p>1, 0.597048 7</text:p>
          </table:table-cell>
          <table:table-cell table:formula="of:=MID([.I250];1;1)" office:value-type="string" office:string-value="1">
            <text:p>1</text:p>
          </table:table-cell>
          <table:table-cell table:formula="of:=MID([.I250];4;6)" office:value-type="string" office:string-value="0.5970">
            <text:p>0.597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36">
            <text:p>0.7336</text:p>
          </table:table-cell>
          <table:table-cell table:formula="of:=IF([.B251]&gt;[.$E$1];1;0)" office:value-type="float" office:value="1">
            <text:p>1</text:p>
          </table:table-cell>
          <table:table-cell table:formula="of:=ABS([.A251]-[.C251])" office:value-type="float" office:value="0">
            <text:p>0</text:p>
          </table:table-cell>
          <table:table-cell table:number-columns-repeated="2"/>
          <table:table-cell table:style-name="ce2" office:value-type="float" office:value="0.61545125">
            <text:p>0.61545125</text:p>
          </table:table-cell>
          <table:table-cell/>
          <table:table-cell table:style-name="ce2" office:value-type="string">
            <text:p>1, 0.733656 8</text:p>
          </table:table-cell>
          <table:table-cell table:formula="of:=MID([.I251];1;1)" office:value-type="string" office:string-value="1">
            <text:p>1</text:p>
          </table:table-cell>
          <table:table-cell table:formula="of:=MID([.I251];4;6)" office:value-type="string" office:string-value="0.7336">
            <text:p>0.733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1">
            <text:p>0.5671</text:p>
          </table:table-cell>
          <table:table-cell table:formula="of:=IF([.B252]&gt;[.$E$1];1;0)" office:value-type="float" office:value="1">
            <text:p>1</text:p>
          </table:table-cell>
          <table:table-cell table:formula="of:=ABS([.A252]-[.C252])" office:value-type="float" office:value="0">
            <text:p>0</text:p>
          </table:table-cell>
          <table:table-cell table:number-columns-repeated="2"/>
          <table:table-cell table:style-name="ce2" office:value-type="float" office:value="0.943589251">
            <text:p>0.943589251</text:p>
          </table:table-cell>
          <table:table-cell/>
          <table:table-cell table:style-name="ce2" office:value-type="string">
            <text:p>1, 0.56716 9</text:p>
          </table:table-cell>
          <table:table-cell table:formula="of:=MID([.I252];1;1)" office:value-type="string" office:string-value="1">
            <text:p>1</text:p>
          </table:table-cell>
          <table:table-cell table:formula="of:=MID([.I252];4;6)" office:value-type="string" office:string-value="0.5671">
            <text:p>0.567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33">
            <text:p>0.3333</text:p>
          </table:table-cell>
          <table:table-cell table:formula="of:=IF([.B253]&gt;[.$E$1];1;0)" office:value-type="float" office:value="0">
            <text:p>0</text:p>
          </table:table-cell>
          <table:table-cell table:formula="of:=ABS([.A253]-[.C253])" office:value-type="float" office:value="0">
            <text:p>0</text:p>
          </table:table-cell>
          <table:table-cell table:number-columns-repeated="2"/>
          <table:table-cell table:style-name="ce2" office:value-type="float" office:value="0.678136252">
            <text:p>0.678136252</text:p>
          </table:table-cell>
          <table:table-cell/>
          <table:table-cell table:style-name="ce2" office:value-type="string">
            <text:p>0, 0.333341 10</text:p>
          </table:table-cell>
          <table:table-cell table:formula="of:=MID([.I253];1;1)" office:value-type="string" office:string-value="0">
            <text:p>0</text:p>
          </table:table-cell>
          <table:table-cell table:formula="of:=MID([.I253];4;6)" office:value-type="string" office:string-value="0.3333">
            <text:p>0.333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">
            <text:p>0.736</text:p>
          </table:table-cell>
          <table:table-cell table:formula="of:=IF([.B254]&gt;[.$E$1];1;0)" office:value-type="float" office:value="1">
            <text:p>1</text:p>
          </table:table-cell>
          <table:table-cell table:formula="of:=ABS([.A254]-[.C254])" office:value-type="float" office:value="0">
            <text:p>0</text:p>
          </table:table-cell>
          <table:table-cell table:number-columns-repeated="2"/>
          <table:table-cell table:style-name="ce2" office:value-type="float" office:value="0.436872253">
            <text:p>0.436872253</text:p>
          </table:table-cell>
          <table:table-cell/>
          <table:table-cell table:style-name="ce2" office:value-type="string">
            <text:p>1, 0.736002 11</text:p>
          </table:table-cell>
          <table:table-cell table:formula="of:=MID([.I254];1;1)" office:value-type="string" office:string-value="1">
            <text:p>1</text:p>
          </table:table-cell>
          <table:table-cell table:formula="of:=MID([.I254];4;6)" office:value-type="string" office:string-value="0.7360">
            <text:p>0.736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55">
            <text:p>0.6555</text:p>
          </table:table-cell>
          <table:table-cell table:formula="of:=IF([.B255]&gt;[.$E$1];1;0)" office:value-type="float" office:value="1">
            <text:p>1</text:p>
          </table:table-cell>
          <table:table-cell table:formula="of:=ABS([.A255]-[.C255])" office:value-type="float" office:value="0">
            <text:p>0</text:p>
          </table:table-cell>
          <table:table-cell table:number-columns-repeated="2"/>
          <table:table-cell table:style-name="ce2" office:value-type="float" office:value="0.427993254">
            <text:p>0.427993254</text:p>
          </table:table-cell>
          <table:table-cell/>
          <table:table-cell table:style-name="ce2" office:value-type="string">
            <text:p>1, 0.655513 12</text:p>
          </table:table-cell>
          <table:table-cell table:formula="of:=MID([.I255];1;1)" office:value-type="string" office:string-value="1">
            <text:p>1</text:p>
          </table:table-cell>
          <table:table-cell table:formula="of:=MID([.I255];4;6)" office:value-type="string" office:string-value="0.6555">
            <text:p>0.655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02">
            <text:p>0.6302</text:p>
          </table:table-cell>
          <table:table-cell table:formula="of:=IF([.B256]&gt;[.$E$1];1;0)" office:value-type="float" office:value="1">
            <text:p>1</text:p>
          </table:table-cell>
          <table:table-cell table:formula="of:=ABS([.A256]-[.C256])" office:value-type="float" office:value="0">
            <text:p>0</text:p>
          </table:table-cell>
          <table:table-cell table:number-columns-repeated="2"/>
          <table:table-cell table:style-name="ce2" office:value-type="float" office:value="0.726952255">
            <text:p>0.726952255</text:p>
          </table:table-cell>
          <table:table-cell/>
          <table:table-cell table:style-name="ce2" office:value-type="string">
            <text:p>1, 0.63028 13</text:p>
          </table:table-cell>
          <table:table-cell table:formula="of:=MID([.I256];1;1)" office:value-type="string" office:string-value="1">
            <text:p>1</text:p>
          </table:table-cell>
          <table:table-cell table:formula="of:=MID([.I256];4;6)" office:value-type="string" office:string-value="0.6302">
            <text:p>0.630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69">
            <text:p>0.4469</text:p>
          </table:table-cell>
          <table:table-cell table:formula="of:=IF([.B257]&gt;[.$E$1];1;0)" office:value-type="float" office:value="0">
            <text:p>0</text:p>
          </table:table-cell>
          <table:table-cell table:formula="of:=ABS([.A257]-[.C257])" office:value-type="float" office:value="1">
            <text:p>1</text:p>
          </table:table-cell>
          <table:table-cell table:number-columns-repeated="2"/>
          <table:table-cell table:style-name="ce2" office:value-type="float" office:value="0.517321256">
            <text:p>0.517321256</text:p>
          </table:table-cell>
          <table:table-cell/>
          <table:table-cell table:style-name="ce2" office:value-type="string">
            <text:p>1, 0.446938 14</text:p>
          </table:table-cell>
          <table:table-cell table:formula="of:=MID([.I257];1;1)" office:value-type="string" office:string-value="1">
            <text:p>1</text:p>
          </table:table-cell>
          <table:table-cell table:formula="of:=MID([.I257];4;6)" office:value-type="string" office:string-value="0.4469">
            <text:p>0.446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35">
            <text:p>0.8235</text:p>
          </table:table-cell>
          <table:table-cell table:formula="of:=IF([.B258]&gt;[.$E$1];1;0)" office:value-type="float" office:value="1">
            <text:p>1</text:p>
          </table:table-cell>
          <table:table-cell table:formula="of:=ABS([.A258]-[.C258])" office:value-type="float" office:value="0">
            <text:p>0</text:p>
          </table:table-cell>
          <table:table-cell table:number-columns-repeated="2"/>
          <table:table-cell table:style-name="ce2" office:value-type="float" office:value="0.481291257">
            <text:p>0.481291257</text:p>
          </table:table-cell>
          <table:table-cell/>
          <table:table-cell table:style-name="ce2" office:value-type="string">
            <text:p>1, 0.823543 15</text:p>
          </table:table-cell>
          <table:table-cell table:formula="of:=MID([.I258];1;1)" office:value-type="string" office:string-value="1">
            <text:p>1</text:p>
          </table:table-cell>
          <table:table-cell table:formula="of:=MID([.I258];4;6)" office:value-type="string" office:string-value="0.8235">
            <text:p>0.823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5">
            <text:p>0.7855</text:p>
          </table:table-cell>
          <table:table-cell table:formula="of:=IF([.B259]&gt;[.$E$1];1;0)" office:value-type="float" office:value="1">
            <text:p>1</text:p>
          </table:table-cell>
          <table:table-cell table:formula="of:=ABS([.A259]-[.C259])" office:value-type="float" office:value="0">
            <text:p>0</text:p>
          </table:table-cell>
          <table:table-cell table:number-columns-repeated="2"/>
          <table:table-cell table:style-name="ce2" office:value-type="float" office:value="0.355215258">
            <text:p>0.355215258</text:p>
          </table:table-cell>
          <table:table-cell/>
          <table:table-cell table:style-name="ce2" office:value-type="string">
            <text:p>1, 0.785597 16</text:p>
          </table:table-cell>
          <table:table-cell table:formula="of:=MID([.I259];1;1)" office:value-type="string" office:string-value="1">
            <text:p>1</text:p>
          </table:table-cell>
          <table:table-cell table:formula="of:=MID([.I259];4;6)" office:value-type="string" office:string-value="0.7855">
            <text:p>0.785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03">
            <text:p>0.2803</text:p>
          </table:table-cell>
          <table:table-cell table:formula="of:=IF([.B260]&gt;[.$E$1];1;0)" office:value-type="float" office:value="0">
            <text:p>0</text:p>
          </table:table-cell>
          <table:table-cell table:formula="of:=ABS([.A260]-[.C260])" office:value-type="float" office:value="0">
            <text:p>0</text:p>
          </table:table-cell>
          <table:table-cell table:number-columns-repeated="2"/>
          <table:table-cell table:style-name="ce2" office:value-type="float" office:value="0.609343259">
            <text:p>0.609343259</text:p>
          </table:table-cell>
          <table:table-cell/>
          <table:table-cell table:style-name="ce2" office:value-type="string">
            <text:p>0, 0.280307 17</text:p>
          </table:table-cell>
          <table:table-cell table:formula="of:=MID([.I260];1;1)" office:value-type="string" office:string-value="0">
            <text:p>0</text:p>
          </table:table-cell>
          <table:table-cell table:formula="of:=MID([.I260];4;6)" office:value-type="string" office:string-value="0.2803">
            <text:p>0.280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69">
            <text:p>0.5469</text:p>
          </table:table-cell>
          <table:table-cell table:formula="of:=IF([.B261]&gt;[.$E$1];1;0)" office:value-type="float" office:value="1">
            <text:p>1</text:p>
          </table:table-cell>
          <table:table-cell table:formula="of:=ABS([.A261]-[.C261])" office:value-type="float" office:value="0">
            <text:p>0</text:p>
          </table:table-cell>
          <table:table-cell table:number-columns-repeated="2"/>
          <table:table-cell table:style-name="ce2" office:value-type="float" office:value="0.54372826">
            <text:p>0.54372826</text:p>
          </table:table-cell>
          <table:table-cell/>
          <table:table-cell table:style-name="ce2" office:value-type="string">
            <text:p>1, 0.546994 18</text:p>
          </table:table-cell>
          <table:table-cell table:formula="of:=MID([.I261];1;1)" office:value-type="string" office:string-value="1">
            <text:p>1</text:p>
          </table:table-cell>
          <table:table-cell table:formula="of:=MID([.I261];4;6)" office:value-type="string" office:string-value="0.5469">
            <text:p>0.546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67">
            <text:p>0.6867</text:p>
          </table:table-cell>
          <table:table-cell table:formula="of:=IF([.B262]&gt;[.$E$1];1;0)" office:value-type="float" office:value="1">
            <text:p>1</text:p>
          </table:table-cell>
          <table:table-cell table:formula="of:=ABS([.A262]-[.C262])" office:value-type="float" office:value="0">
            <text:p>0</text:p>
          </table:table-cell>
          <table:table-cell table:number-columns-repeated="2"/>
          <table:table-cell table:style-name="ce2" office:value-type="float" office:value="0.462444261">
            <text:p>0.462444261</text:p>
          </table:table-cell>
          <table:table-cell/>
          <table:table-cell table:style-name="ce2" office:value-type="string">
            <text:p>1, 0.686761 20</text:p>
          </table:table-cell>
          <table:table-cell table:formula="of:=MID([.I262];1;1)" office:value-type="string" office:string-value="1">
            <text:p>1</text:p>
          </table:table-cell>
          <table:table-cell table:formula="of:=MID([.I262];4;6)" office:value-type="string" office:string-value="0.6867">
            <text:p>0.686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75">
            <text:p>0.5575</text:p>
          </table:table-cell>
          <table:table-cell table:formula="of:=IF([.B263]&gt;[.$E$1];1;0)" office:value-type="float" office:value="1">
            <text:p>1</text:p>
          </table:table-cell>
          <table:table-cell table:formula="of:=ABS([.A263]-[.C263])" office:value-type="float" office:value="0">
            <text:p>0</text:p>
          </table:table-cell>
          <table:table-cell table:number-columns-repeated="2"/>
          <table:table-cell table:style-name="ce2" office:value-type="float" office:value="0.379498262">
            <text:p>0.379498262</text:p>
          </table:table-cell>
          <table:table-cell/>
          <table:table-cell table:style-name="ce2" office:value-type="string">
            <text:p>1, 0.557549 21</text:p>
          </table:table-cell>
          <table:table-cell table:formula="of:=MID([.I263];1;1)" office:value-type="string" office:string-value="1">
            <text:p>1</text:p>
          </table:table-cell>
          <table:table-cell table:formula="of:=MID([.I263];4;6)" office:value-type="string" office:string-value="0.5575">
            <text:p>0.557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62">
            <text:p>0.5062</text:p>
          </table:table-cell>
          <table:table-cell table:formula="of:=IF([.B264]&gt;[.$E$1];1;0)" office:value-type="float" office:value="0">
            <text:p>0</text:p>
          </table:table-cell>
          <table:table-cell table:formula="of:=ABS([.A264]-[.C264])" office:value-type="float" office:value="1">
            <text:p>1</text:p>
          </table:table-cell>
          <table:table-cell table:number-columns-repeated="2"/>
          <table:table-cell table:style-name="ce2" office:value-type="float" office:value="0.421612263">
            <text:p>0.421612263</text:p>
          </table:table-cell>
          <table:table-cell/>
          <table:table-cell table:style-name="ce2" office:value-type="string">
            <text:p>1, 0.506237 22</text:p>
          </table:table-cell>
          <table:table-cell table:formula="of:=MID([.I264];1;1)" office:value-type="string" office:string-value="1">
            <text:p>1</text:p>
          </table:table-cell>
          <table:table-cell table:formula="of:=MID([.I264];4;6)" office:value-type="string" office:string-value="0.5062">
            <text:p>0.506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2">
            <text:p>0.6312</text:p>
          </table:table-cell>
          <table:table-cell table:formula="of:=IF([.B265]&gt;[.$E$1];1;0)" office:value-type="float" office:value="1">
            <text:p>1</text:p>
          </table:table-cell>
          <table:table-cell table:formula="of:=ABS([.A265]-[.C265])" office:value-type="float" office:value="0">
            <text:p>0</text:p>
          </table:table-cell>
          <table:table-cell table:number-columns-repeated="2"/>
          <table:table-cell table:style-name="ce2" office:value-type="float" office:value="0.30847264">
            <text:p>0.30847264</text:p>
          </table:table-cell>
          <table:table-cell/>
          <table:table-cell table:style-name="ce2" office:value-type="string">
            <text:p>1, 0.631277 23</text:p>
          </table:table-cell>
          <table:table-cell table:formula="of:=MID([.I265];1;1)" office:value-type="string" office:string-value="1">
            <text:p>1</text:p>
          </table:table-cell>
          <table:table-cell table:formula="of:=MID([.I265];4;6)" office:value-type="string" office:string-value="0.6312">
            <text:p>0.631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67">
            <text:p>0.9167</text:p>
          </table:table-cell>
          <table:table-cell table:formula="of:=IF([.B266]&gt;[.$E$1];1;0)" office:value-type="float" office:value="1">
            <text:p>1</text:p>
          </table:table-cell>
          <table:table-cell table:formula="of:=ABS([.A266]-[.C266])" office:value-type="float" office:value="0">
            <text:p>0</text:p>
          </table:table-cell>
          <table:table-cell table:number-columns-repeated="2"/>
          <table:table-cell table:style-name="ce2" office:value-type="float" office:value="0.397447265">
            <text:p>0.397447265</text:p>
          </table:table-cell>
          <table:table-cell/>
          <table:table-cell table:style-name="ce2" office:value-type="string">
            <text:p>1, 0.916792 24</text:p>
          </table:table-cell>
          <table:table-cell table:formula="of:=MID([.I266];1;1)" office:value-type="string" office:string-value="1">
            <text:p>1</text:p>
          </table:table-cell>
          <table:table-cell table:formula="of:=MID([.I266];4;6)" office:value-type="string" office:string-value="0.9167">
            <text:p>0.916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15">
            <text:p>0.4915</text:p>
          </table:table-cell>
          <table:table-cell table:formula="of:=IF([.B267]&gt;[.$E$1];1;0)" office:value-type="float" office:value="0">
            <text:p>0</text:p>
          </table:table-cell>
          <table:table-cell table:formula="of:=ABS([.A267]-[.C267])" office:value-type="float" office:value="0">
            <text:p>0</text:p>
          </table:table-cell>
          <table:table-cell table:number-columns-repeated="2"/>
          <table:table-cell table:style-name="ce2" office:value-type="float" office:value="0.439398266">
            <text:p>0.439398266</text:p>
          </table:table-cell>
          <table:table-cell/>
          <table:table-cell table:style-name="ce2" office:value-type="string">
            <text:p>0, 0.491557 25</text:p>
          </table:table-cell>
          <table:table-cell table:formula="of:=MID([.I267];1;1)" office:value-type="string" office:string-value="0">
            <text:p>0</text:p>
          </table:table-cell>
          <table:table-cell table:formula="of:=MID([.I267];4;6)" office:value-type="string" office:string-value="0.4915">
            <text:p>0.491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83">
            <text:p>0.3483</text:p>
          </table:table-cell>
          <table:table-cell table:formula="of:=IF([.B268]&gt;[.$E$1];1;0)" office:value-type="float" office:value="0">
            <text:p>0</text:p>
          </table:table-cell>
          <table:table-cell table:formula="of:=ABS([.A268]-[.C268])" office:value-type="float" office:value="0">
            <text:p>0</text:p>
          </table:table-cell>
          <table:table-cell table:number-columns-repeated="2"/>
          <table:table-cell table:style-name="ce2" office:value-type="float" office:value="0.604225267">
            <text:p>0.604225267</text:p>
          </table:table-cell>
          <table:table-cell/>
          <table:table-cell table:style-name="ce2" office:value-type="string">
            <text:p>0, 0.348396 26</text:p>
          </table:table-cell>
          <table:table-cell table:formula="of:=MID([.I268];1;1)" office:value-type="string" office:string-value="0">
            <text:p>0</text:p>
          </table:table-cell>
          <table:table-cell table:formula="of:=MID([.I268];4;6)" office:value-type="string" office:string-value="0.3483">
            <text:p>0.348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45">
            <text:p>0.3745</text:p>
          </table:table-cell>
          <table:table-cell table:formula="of:=IF([.B269]&gt;[.$E$1];1;0)" office:value-type="float" office:value="0">
            <text:p>0</text:p>
          </table:table-cell>
          <table:table-cell table:formula="of:=ABS([.A269]-[.C269])" office:value-type="float" office:value="0">
            <text:p>0</text:p>
          </table:table-cell>
          <table:table-cell table:number-columns-repeated="2"/>
          <table:table-cell table:style-name="ce2" office:value-type="float" office:value="0.693437268">
            <text:p>0.693437268</text:p>
          </table:table-cell>
          <table:table-cell/>
          <table:table-cell table:style-name="ce2" office:value-type="string">
            <text:p>0, 0.374564 27</text:p>
          </table:table-cell>
          <table:table-cell table:formula="of:=MID([.I269];1;1)" office:value-type="string" office:string-value="0">
            <text:p>0</text:p>
          </table:table-cell>
          <table:table-cell table:formula="of:=MID([.I269];4;6)" office:value-type="string" office:string-value="0.3745">
            <text:p>0.374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36">
            <text:p>0.4536</text:p>
          </table:table-cell>
          <table:table-cell table:formula="of:=IF([.B270]&gt;[.$E$1];1;0)" office:value-type="float" office:value="0">
            <text:p>0</text:p>
          </table:table-cell>
          <table:table-cell table:formula="of:=ABS([.A270]-[.C270])" office:value-type="float" office:value="1">
            <text:p>1</text:p>
          </table:table-cell>
          <table:table-cell table:number-columns-repeated="2"/>
          <table:table-cell table:style-name="ce2" office:value-type="float" office:value="0.77572269">
            <text:p>0.77572269</text:p>
          </table:table-cell>
          <table:table-cell/>
          <table:table-cell table:style-name="ce2" office:value-type="string">
            <text:p>1, 0.453698 28</text:p>
          </table:table-cell>
          <table:table-cell table:formula="of:=MID([.I270];1;1)" office:value-type="string" office:string-value="1">
            <text:p>1</text:p>
          </table:table-cell>
          <table:table-cell table:formula="of:=MID([.I270];4;6)" office:value-type="string" office:string-value="0.4536">
            <text:p>0.453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67">
            <text:p>0.3767</text:p>
          </table:table-cell>
          <table:table-cell table:formula="of:=IF([.B271]&gt;[.$E$1];1;0)" office:value-type="float" office:value="0">
            <text:p>0</text:p>
          </table:table-cell>
          <table:table-cell table:formula="of:=ABS([.A271]-[.C271])" office:value-type="float" office:value="1">
            <text:p>1</text:p>
          </table:table-cell>
          <table:table-cell table:number-columns-repeated="2"/>
          <table:table-cell table:style-name="ce2" office:value-type="float" office:value="0.68979427">
            <text:p>0.68979427</text:p>
          </table:table-cell>
          <table:table-cell/>
          <table:table-cell table:style-name="ce2" office:value-type="string">
            <text:p>1, 0.37671 30</text:p>
          </table:table-cell>
          <table:table-cell table:formula="of:=MID([.I271];1;1)" office:value-type="string" office:string-value="1">
            <text:p>1</text:p>
          </table:table-cell>
          <table:table-cell table:formula="of:=MID([.I271];4;6)" office:value-type="string" office:string-value="0.3767">
            <text:p>0.376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86">
            <text:p>0.7186</text:p>
          </table:table-cell>
          <table:table-cell table:formula="of:=IF([.B272]&gt;[.$E$1];1;0)" office:value-type="float" office:value="1">
            <text:p>1</text:p>
          </table:table-cell>
          <table:table-cell table:formula="of:=ABS([.A272]-[.C272])" office:value-type="float" office:value="0">
            <text:p>0</text:p>
          </table:table-cell>
          <table:table-cell table:number-columns-repeated="2"/>
          <table:table-cell table:style-name="ce2" office:value-type="float" office:value="0.460168271">
            <text:p>0.460168271</text:p>
          </table:table-cell>
          <table:table-cell/>
          <table:table-cell table:style-name="ce2" office:value-type="string">
            <text:p>1, 0.718645 31</text:p>
          </table:table-cell>
          <table:table-cell table:formula="of:=MID([.I272];1;1)" office:value-type="string" office:string-value="1">
            <text:p>1</text:p>
          </table:table-cell>
          <table:table-cell table:formula="of:=MID([.I272];4;6)" office:value-type="string" office:string-value="0.7186">
            <text:p>0.718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81">
            <text:p>0.5481</text:p>
          </table:table-cell>
          <table:table-cell table:formula="of:=IF([.B273]&gt;[.$E$1];1;0)" office:value-type="float" office:value="1">
            <text:p>1</text:p>
          </table:table-cell>
          <table:table-cell table:formula="of:=ABS([.A273]-[.C273])" office:value-type="float" office:value="0">
            <text:p>0</text:p>
          </table:table-cell>
          <table:table-cell table:number-columns-repeated="2"/>
          <table:table-cell table:style-name="ce2" office:value-type="float" office:value="0.532646272">
            <text:p>0.532646272</text:p>
          </table:table-cell>
          <table:table-cell/>
          <table:table-cell table:style-name="ce2" office:value-type="string">
            <text:p>1, 0.548145 32</text:p>
          </table:table-cell>
          <table:table-cell table:formula="of:=MID([.I273];1;1)" office:value-type="string" office:string-value="1">
            <text:p>1</text:p>
          </table:table-cell>
          <table:table-cell table:formula="of:=MID([.I273];4;6)" office:value-type="string" office:string-value="0.5481">
            <text:p>0.548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27">
            <text:p>0.5127</text:p>
          </table:table-cell>
          <table:table-cell table:formula="of:=IF([.B274]&gt;[.$E$1];1;0)" office:value-type="float" office:value="0">
            <text:p>0</text:p>
          </table:table-cell>
          <table:table-cell table:formula="of:=ABS([.A274]-[.C274])" office:value-type="float" office:value="0">
            <text:p>0</text:p>
          </table:table-cell>
          <table:table-cell table:number-columns-repeated="2"/>
          <table:table-cell table:style-name="ce2" office:value-type="float" office:value="0.339767273">
            <text:p>0.339767273</text:p>
          </table:table-cell>
          <table:table-cell/>
          <table:table-cell table:style-name="ce2" office:value-type="string">
            <text:p>0, 0.512777 33</text:p>
          </table:table-cell>
          <table:table-cell table:formula="of:=MID([.I274];1;1)" office:value-type="string" office:string-value="0">
            <text:p>0</text:p>
          </table:table-cell>
          <table:table-cell table:formula="of:=MID([.I274];4;6)" office:value-type="string" office:string-value="0.5127">
            <text:p>0.512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72">
            <text:p>0.5972</text:p>
          </table:table-cell>
          <table:table-cell table:formula="of:=IF([.B275]&gt;[.$E$1];1;0)" office:value-type="float" office:value="1">
            <text:p>1</text:p>
          </table:table-cell>
          <table:table-cell table:formula="of:=ABS([.A275]-[.C275])" office:value-type="float" office:value="0">
            <text:p>0</text:p>
          </table:table-cell>
          <table:table-cell table:number-columns-repeated="2"/>
          <table:table-cell table:style-name="ce2" office:value-type="float" office:value="0.47287274">
            <text:p>0.47287274</text:p>
          </table:table-cell>
          <table:table-cell/>
          <table:table-cell table:style-name="ce2" office:value-type="string">
            <text:p>1, 0.59726 34</text:p>
          </table:table-cell>
          <table:table-cell table:formula="of:=MID([.I275];1;1)" office:value-type="string" office:string-value="1">
            <text:p>1</text:p>
          </table:table-cell>
          <table:table-cell table:formula="of:=MID([.I275];4;6)" office:value-type="string" office:string-value="0.5972">
            <text:p>0.597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05">
            <text:p>0.6505</text:p>
          </table:table-cell>
          <table:table-cell table:formula="of:=IF([.B276]&gt;[.$E$1];1;0)" office:value-type="float" office:value="1">
            <text:p>1</text:p>
          </table:table-cell>
          <table:table-cell table:formula="of:=ABS([.A276]-[.C276])" office:value-type="float" office:value="0">
            <text:p>0</text:p>
          </table:table-cell>
          <table:table-cell table:number-columns-repeated="2"/>
          <table:table-cell table:style-name="ce2" office:value-type="float" office:value="0.641976275">
            <text:p>0.641976275</text:p>
          </table:table-cell>
          <table:table-cell/>
          <table:table-cell table:style-name="ce2" office:value-type="string">
            <text:p>1, 0.650563 35</text:p>
          </table:table-cell>
          <table:table-cell table:formula="of:=MID([.I276];1;1)" office:value-type="string" office:string-value="1">
            <text:p>1</text:p>
          </table:table-cell>
          <table:table-cell table:formula="of:=MID([.I276];4;6)" office:value-type="string" office:string-value="0.6505">
            <text:p>0.650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26">
            <text:p>0.5326</text:p>
          </table:table-cell>
          <table:table-cell table:formula="of:=IF([.B277]&gt;[.$E$1];1;0)" office:value-type="float" office:value="1">
            <text:p>1</text:p>
          </table:table-cell>
          <table:table-cell table:formula="of:=ABS([.A277]-[.C277])" office:value-type="float" office:value="1">
            <text:p>1</text:p>
          </table:table-cell>
          <table:table-cell table:number-columns-repeated="2"/>
          <table:table-cell table:style-name="ce2" office:value-type="float" office:value="0.666899276">
            <text:p>0.666899276</text:p>
          </table:table-cell>
          <table:table-cell/>
          <table:table-cell table:style-name="ce2" office:value-type="string">
            <text:p>0, 0.532666 36</text:p>
          </table:table-cell>
          <table:table-cell table:formula="of:=MID([.I277];1;1)" office:value-type="string" office:string-value="0">
            <text:p>0</text:p>
          </table:table-cell>
          <table:table-cell table:formula="of:=MID([.I277];4;6)" office:value-type="string" office:string-value="0.5326">
            <text:p>0.532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21">
            <text:p>0.5221</text:p>
          </table:table-cell>
          <table:table-cell table:formula="of:=IF([.B278]&gt;[.$E$1];1;0)" office:value-type="float" office:value="1">
            <text:p>1</text:p>
          </table:table-cell>
          <table:table-cell table:formula="of:=ABS([.A278]-[.C278])" office:value-type="float" office:value="0">
            <text:p>0</text:p>
          </table:table-cell>
          <table:table-cell table:number-columns-repeated="2"/>
          <table:table-cell table:style-name="ce2" office:value-type="float" office:value="0.380399277">
            <text:p>0.380399277</text:p>
          </table:table-cell>
          <table:table-cell/>
          <table:table-cell table:style-name="ce2" office:value-type="string">
            <text:p>1, 0.52211 37</text:p>
          </table:table-cell>
          <table:table-cell table:formula="of:=MID([.I278];1;1)" office:value-type="string" office:string-value="1">
            <text:p>1</text:p>
          </table:table-cell>
          <table:table-cell table:formula="of:=MID([.I278];4;6)" office:value-type="string" office:string-value="0.5221">
            <text:p>0.522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07">
            <text:p>0.5407</text:p>
          </table:table-cell>
          <table:table-cell table:formula="of:=IF([.B279]&gt;[.$E$1];1;0)" office:value-type="float" office:value="1">
            <text:p>1</text:p>
          </table:table-cell>
          <table:table-cell table:formula="of:=ABS([.A279]-[.C279])" office:value-type="float" office:value="0">
            <text:p>0</text:p>
          </table:table-cell>
          <table:table-cell table:number-columns-repeated="2"/>
          <table:table-cell table:style-name="ce2" office:value-type="float" office:value="0.574149278">
            <text:p>0.574149278</text:p>
          </table:table-cell>
          <table:table-cell/>
          <table:table-cell table:style-name="ce2" office:value-type="string">
            <text:p>1, 0.540744 39</text:p>
          </table:table-cell>
          <table:table-cell table:formula="of:=MID([.I279];1;1)" office:value-type="string" office:string-value="1">
            <text:p>1</text:p>
          </table:table-cell>
          <table:table-cell table:formula="of:=MID([.I279];4;6)" office:value-type="string" office:string-value="0.5407">
            <text:p>0.540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62">
            <text:p>0.5862</text:p>
          </table:table-cell>
          <table:table-cell table:formula="of:=IF([.B280]&gt;[.$E$1];1;0)" office:value-type="float" office:value="1">
            <text:p>1</text:p>
          </table:table-cell>
          <table:table-cell table:formula="of:=ABS([.A280]-[.C280])" office:value-type="float" office:value="0">
            <text:p>0</text:p>
          </table:table-cell>
          <table:table-cell table:number-columns-repeated="2"/>
          <table:table-cell table:style-name="ce2" office:value-type="float" office:value="0.756075279">
            <text:p>0.756075279</text:p>
          </table:table-cell>
          <table:table-cell/>
          <table:table-cell table:style-name="ce2" office:value-type="string">
            <text:p>1, 0.586217 40</text:p>
          </table:table-cell>
          <table:table-cell table:formula="of:=MID([.I280];1;1)" office:value-type="string" office:string-value="1">
            <text:p>1</text:p>
          </table:table-cell>
          <table:table-cell table:formula="of:=MID([.I280];4;6)" office:value-type="string" office:string-value="0.5862">
            <text:p>0.586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91">
            <text:p>0.5291</text:p>
          </table:table-cell>
          <table:table-cell table:formula="of:=IF([.B281]&gt;[.$E$1];1;0)" office:value-type="float" office:value="1">
            <text:p>1</text:p>
          </table:table-cell>
          <table:table-cell table:formula="of:=ABS([.A281]-[.C281])" office:value-type="float" office:value="0">
            <text:p>0</text:p>
          </table:table-cell>
          <table:table-cell table:number-columns-repeated="2"/>
          <table:table-cell table:style-name="ce2" office:value-type="float" office:value="0.47420728">
            <text:p>0.47420728</text:p>
          </table:table-cell>
          <table:table-cell/>
          <table:table-cell table:style-name="ce2" office:value-type="string">
            <text:p>1, 0.529131 41</text:p>
          </table:table-cell>
          <table:table-cell table:formula="of:=MID([.I281];1;1)" office:value-type="string" office:string-value="1">
            <text:p>1</text:p>
          </table:table-cell>
          <table:table-cell table:formula="of:=MID([.I281];4;6)" office:value-type="string" office:string-value="0.5291">
            <text:p>0.529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88">
            <text:p>0.5988</text:p>
          </table:table-cell>
          <table:table-cell table:formula="of:=IF([.B282]&gt;[.$E$1];1;0)" office:value-type="float" office:value="1">
            <text:p>1</text:p>
          </table:table-cell>
          <table:table-cell table:formula="of:=ABS([.A282]-[.C282])" office:value-type="float" office:value="1">
            <text:p>1</text:p>
          </table:table-cell>
          <table:table-cell table:number-columns-repeated="2"/>
          <table:table-cell table:style-name="ce2" office:value-type="float" office:value="0.68907281">
            <text:p>0.68907281</text:p>
          </table:table-cell>
          <table:table-cell/>
          <table:table-cell table:style-name="ce2" office:value-type="string">
            <text:p>0, 0.598865 42</text:p>
          </table:table-cell>
          <table:table-cell table:formula="of:=MID([.I282];1;1)" office:value-type="string" office:string-value="0">
            <text:p>0</text:p>
          </table:table-cell>
          <table:table-cell table:formula="of:=MID([.I282];4;6)" office:value-type="string" office:string-value="0.5988">
            <text:p>0.598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1">
            <text:p>0.6051</text:p>
          </table:table-cell>
          <table:table-cell table:formula="of:=IF([.B283]&gt;[.$E$1];1;0)" office:value-type="float" office:value="1">
            <text:p>1</text:p>
          </table:table-cell>
          <table:table-cell table:formula="of:=ABS([.A283]-[.C283])" office:value-type="float" office:value="0">
            <text:p>0</text:p>
          </table:table-cell>
          <table:table-cell table:number-columns-repeated="2"/>
          <table:table-cell table:style-name="ce2" office:value-type="float" office:value="0.808565282">
            <text:p>0.808565282</text:p>
          </table:table-cell>
          <table:table-cell/>
          <table:table-cell table:style-name="ce2" office:value-type="string">
            <text:p>1, 0.605199 43</text:p>
          </table:table-cell>
          <table:table-cell table:formula="of:=MID([.I283];1;1)" office:value-type="string" office:string-value="1">
            <text:p>1</text:p>
          </table:table-cell>
          <table:table-cell table:formula="of:=MID([.I283];4;6)" office:value-type="string" office:string-value="0.6051">
            <text:p>0.605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41">
            <text:p>0.5641</text:p>
          </table:table-cell>
          <table:table-cell table:formula="of:=IF([.B284]&gt;[.$E$1];1;0)" office:value-type="float" office:value="1">
            <text:p>1</text:p>
          </table:table-cell>
          <table:table-cell table:formula="of:=ABS([.A284]-[.C284])" office:value-type="float" office:value="0">
            <text:p>0</text:p>
          </table:table-cell>
          <table:table-cell table:number-columns-repeated="2"/>
          <table:table-cell table:style-name="ce2" office:value-type="float" office:value="0.544909283">
            <text:p>0.544909283</text:p>
          </table:table-cell>
          <table:table-cell/>
          <table:table-cell table:style-name="ce2" office:value-type="string">
            <text:p>1, 0.564142 44</text:p>
          </table:table-cell>
          <table:table-cell table:formula="of:=MID([.I284];1;1)" office:value-type="string" office:string-value="1">
            <text:p>1</text:p>
          </table:table-cell>
          <table:table-cell table:formula="of:=MID([.I284];4;6)" office:value-type="string" office:string-value="0.5641">
            <text:p>0.564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49">
            <text:p>0.6749</text:p>
          </table:table-cell>
          <table:table-cell table:formula="of:=IF([.B285]&gt;[.$E$1];1;0)" office:value-type="float" office:value="1">
            <text:p>1</text:p>
          </table:table-cell>
          <table:table-cell table:formula="of:=ABS([.A285]-[.C285])" office:value-type="float" office:value="1">
            <text:p>1</text:p>
          </table:table-cell>
          <table:table-cell table:number-columns-repeated="2"/>
          <table:table-cell table:style-name="ce2" office:value-type="float" office:value="0.485178284">
            <text:p>0.485178284</text:p>
          </table:table-cell>
          <table:table-cell/>
          <table:table-cell table:style-name="ce2" office:value-type="string">
            <text:p>0, 0.674924 45</text:p>
          </table:table-cell>
          <table:table-cell table:formula="of:=MID([.I285];1;1)" office:value-type="string" office:string-value="0">
            <text:p>0</text:p>
          </table:table-cell>
          <table:table-cell table:formula="of:=MID([.I285];4;6)" office:value-type="string" office:string-value="0.6749">
            <text:p>0.674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62">
            <text:p>0.7962</text:p>
          </table:table-cell>
          <table:table-cell table:formula="of:=IF([.B286]&gt;[.$E$1];1;0)" office:value-type="float" office:value="1">
            <text:p>1</text:p>
          </table:table-cell>
          <table:table-cell table:formula="of:=ABS([.A286]-[.C286])" office:value-type="float" office:value="0">
            <text:p>0</text:p>
          </table:table-cell>
          <table:table-cell table:number-columns-repeated="2"/>
          <table:table-cell table:style-name="ce2" office:value-type="float" office:value="0.276548285">
            <text:p>0.276548285</text:p>
          </table:table-cell>
          <table:table-cell/>
          <table:table-cell table:style-name="ce2" office:value-type="string">
            <text:p>1, 0.79626 46</text:p>
          </table:table-cell>
          <table:table-cell table:formula="of:=MID([.I286];1;1)" office:value-type="string" office:string-value="1">
            <text:p>1</text:p>
          </table:table-cell>
          <table:table-cell table:formula="of:=MID([.I286];4;6)" office:value-type="string" office:string-value="0.7962">
            <text:p>0.796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22">
            <text:p>0.5322</text:p>
          </table:table-cell>
          <table:table-cell table:formula="of:=IF([.B287]&gt;[.$E$1];1;0)" office:value-type="float" office:value="1">
            <text:p>1</text:p>
          </table:table-cell>
          <table:table-cell table:formula="of:=ABS([.A287]-[.C287])" office:value-type="float" office:value="1">
            <text:p>1</text:p>
          </table:table-cell>
          <table:table-cell table:number-columns-repeated="2"/>
          <table:table-cell table:style-name="ce2" office:value-type="float" office:value="0.53725286">
            <text:p>0.53725286</text:p>
          </table:table-cell>
          <table:table-cell/>
          <table:table-cell table:style-name="ce2" office:value-type="string">
            <text:p>0, 0.532286 47</text:p>
          </table:table-cell>
          <table:table-cell table:formula="of:=MID([.I287];1;1)" office:value-type="string" office:string-value="0">
            <text:p>0</text:p>
          </table:table-cell>
          <table:table-cell table:formula="of:=MID([.I287];4;6)" office:value-type="string" office:string-value="0.5322">
            <text:p>0.53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08">
            <text:p>0.6708</text:p>
          </table:table-cell>
          <table:table-cell table:formula="of:=IF([.B288]&gt;[.$E$1];1;0)" office:value-type="float" office:value="1">
            <text:p>1</text:p>
          </table:table-cell>
          <table:table-cell table:formula="of:=ABS([.A288]-[.C288])" office:value-type="float" office:value="0">
            <text:p>0</text:p>
          </table:table-cell>
          <table:table-cell table:number-columns-repeated="2"/>
          <table:table-cell table:style-name="ce2" office:value-type="float" office:value="0.626106287">
            <text:p>0.626106287</text:p>
          </table:table-cell>
          <table:table-cell/>
          <table:table-cell table:style-name="ce2" office:value-type="string">
            <text:p>1, 0.670803 48</text:p>
          </table:table-cell>
          <table:table-cell table:formula="of:=MID([.I288];1;1)" office:value-type="string" office:string-value="1">
            <text:p>1</text:p>
          </table:table-cell>
          <table:table-cell table:formula="of:=MID([.I288];4;6)" office:value-type="string" office:string-value="0.6708">
            <text:p>0.670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05">
            <text:p>0.7205</text:p>
          </table:table-cell>
          <table:table-cell table:formula="of:=IF([.B289]&gt;[.$E$1];1;0)" office:value-type="float" office:value="1">
            <text:p>1</text:p>
          </table:table-cell>
          <table:table-cell table:formula="of:=ABS([.A289]-[.C289])" office:value-type="float" office:value="1">
            <text:p>1</text:p>
          </table:table-cell>
          <table:table-cell table:number-columns-repeated="2"/>
          <table:table-cell table:style-name="ce2" office:value-type="float" office:value="0.466701288">
            <text:p>0.466701288</text:p>
          </table:table-cell>
          <table:table-cell/>
          <table:table-cell table:style-name="ce2" office:value-type="string">
            <text:p>0, 0.720582 50</text:p>
          </table:table-cell>
          <table:table-cell table:formula="of:=MID([.I289];1;1)" office:value-type="string" office:string-value="0">
            <text:p>0</text:p>
          </table:table-cell>
          <table:table-cell table:formula="of:=MID([.I289];4;6)" office:value-type="string" office:string-value="0.7205">
            <text:p>0.720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44">
            <text:p>0.7644</text:p>
          </table:table-cell>
          <table:table-cell table:formula="of:=IF([.B290]&gt;[.$E$1];1;0)" office:value-type="float" office:value="1">
            <text:p>1</text:p>
          </table:table-cell>
          <table:table-cell table:formula="of:=ABS([.A290]-[.C290])" office:value-type="float" office:value="0">
            <text:p>0</text:p>
          </table:table-cell>
          <table:table-cell table:number-columns-repeated="2"/>
          <table:table-cell table:style-name="ce2" office:value-type="float" office:value="0.531497289">
            <text:p>0.531497289</text:p>
          </table:table-cell>
          <table:table-cell office:value-type="string">
            <text:p>File 1</text:p>
          </table:table-cell>
          <table:table-cell table:style-name="ce2" office:value-type="string">
            <text:p>1, 0.764436 51</text:p>
          </table:table-cell>
          <table:table-cell table:formula="of:=MID([.I290];1;1)" office:value-type="string" office:string-value="1">
            <text:p>1</text:p>
          </table:table-cell>
          <table:table-cell table:formula="of:=MID([.I290];4;6)" office:value-type="string" office:string-value="0.7644">
            <text:p>0.764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79">
            <text:p>0.6479</text:p>
          </table:table-cell>
          <table:table-cell table:formula="of:=IF([.B291]&gt;[.$E$1];1;0)" office:value-type="float" office:value="1">
            <text:p>1</text:p>
          </table:table-cell>
          <table:table-cell table:formula="of:=ABS([.A291]-[.C291])" office:value-type="float" office:value="1">
            <text:p>1</text:p>
          </table:table-cell>
          <table:table-cell table:number-columns-repeated="2"/>
          <table:table-cell table:style-name="ce2" office:value-type="float" office:value="0.59874729">
            <text:p>0.59874729</text:p>
          </table:table-cell>
          <table:table-cell/>
          <table:table-cell table:style-name="ce2" office:value-type="string">
            <text:p>0, 0.647937 52</text:p>
          </table:table-cell>
          <table:table-cell table:formula="of:=MID([.I291];1;1)" office:value-type="string" office:string-value="0">
            <text:p>0</text:p>
          </table:table-cell>
          <table:table-cell table:formula="of:=MID([.I291];4;6)" office:value-type="string" office:string-value="0.6479">
            <text:p>0.647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83">
            <text:p>0.5283</text:p>
          </table:table-cell>
          <table:table-cell table:formula="of:=IF([.B292]&gt;[.$E$1];1;0)" office:value-type="float" office:value="1">
            <text:p>1</text:p>
          </table:table-cell>
          <table:table-cell table:formula="of:=ABS([.A292]-[.C292])" office:value-type="float" office:value="1">
            <text:p>1</text:p>
          </table:table-cell>
          <table:table-cell table:number-columns-repeated="2"/>
          <table:table-cell table:style-name="ce2" office:value-type="float" office:value="0.434059291">
            <text:p>0.434059291</text:p>
          </table:table-cell>
          <table:table-cell/>
          <table:table-cell table:style-name="ce2" office:value-type="string">
            <text:p>0, 0.528367 53</text:p>
          </table:table-cell>
          <table:table-cell table:formula="of:=MID([.I292];1;1)" office:value-type="string" office:string-value="0">
            <text:p>0</text:p>
          </table:table-cell>
          <table:table-cell table:formula="of:=MID([.I292];4;6)" office:value-type="string" office:string-value="0.5283">
            <text:p>0.528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46">
            <text:p>0.2846</text:p>
          </table:table-cell>
          <table:table-cell table:formula="of:=IF([.B293]&gt;[.$E$1];1;0)" office:value-type="float" office:value="0">
            <text:p>0</text:p>
          </table:table-cell>
          <table:table-cell table:formula="of:=ABS([.A293]-[.C293])" office:value-type="float" office:value="0">
            <text:p>0</text:p>
          </table:table-cell>
          <table:table-cell table:number-columns-repeated="2"/>
          <table:table-cell table:style-name="ce2" office:value-type="float" office:value="0.41688292">
            <text:p>0.41688292</text:p>
          </table:table-cell>
          <table:table-cell/>
          <table:table-cell table:style-name="ce2" office:value-type="string">
            <text:p>0, 0.284634 54</text:p>
          </table:table-cell>
          <table:table-cell table:formula="of:=MID([.I293];1;1)" office:value-type="string" office:string-value="0">
            <text:p>0</text:p>
          </table:table-cell>
          <table:table-cell table:formula="of:=MID([.I293];4;6)" office:value-type="string" office:string-value="0.2846">
            <text:p>0.284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83">
            <text:p>0.6083</text:p>
          </table:table-cell>
          <table:table-cell table:formula="of:=IF([.B294]&gt;[.$E$1];1;0)" office:value-type="float" office:value="1">
            <text:p>1</text:p>
          </table:table-cell>
          <table:table-cell table:formula="of:=ABS([.A294]-[.C294])" office:value-type="float" office:value="0">
            <text:p>0</text:p>
          </table:table-cell>
          <table:table-cell table:number-columns-repeated="2"/>
          <table:table-cell table:style-name="ce2" office:value-type="float" office:value="0.716829293">
            <text:p>0.716829293</text:p>
          </table:table-cell>
          <table:table-cell/>
          <table:table-cell table:style-name="ce2" office:value-type="string">
            <text:p>1, 0.608365 56</text:p>
          </table:table-cell>
          <table:table-cell table:formula="of:=MID([.I294];1;1)" office:value-type="string" office:string-value="1">
            <text:p>1</text:p>
          </table:table-cell>
          <table:table-cell table:formula="of:=MID([.I294];4;6)" office:value-type="string" office:string-value="0.6083">
            <text:p>0.608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28">
            <text:p>0.5628</text:p>
          </table:table-cell>
          <table:table-cell table:formula="of:=IF([.B295]&gt;[.$E$1];1;0)" office:value-type="float" office:value="1">
            <text:p>1</text:p>
          </table:table-cell>
          <table:table-cell table:formula="of:=ABS([.A295]-[.C295])" office:value-type="float" office:value="1">
            <text:p>1</text:p>
          </table:table-cell>
          <table:table-cell table:number-columns-repeated="2"/>
          <table:table-cell table:style-name="ce2" office:value-type="float" office:value="0.548496294">
            <text:p>0.548496294</text:p>
          </table:table-cell>
          <table:table-cell/>
          <table:table-cell table:style-name="ce2" office:value-type="string">
            <text:p>0, 0.562854 57</text:p>
          </table:table-cell>
          <table:table-cell table:formula="of:=MID([.I295];1;1)" office:value-type="string" office:string-value="0">
            <text:p>0</text:p>
          </table:table-cell>
          <table:table-cell table:formula="of:=MID([.I295];4;6)" office:value-type="string" office:string-value="0.5628">
            <text:p>0.562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56">
            <text:p>0.4056</text:p>
          </table:table-cell>
          <table:table-cell table:formula="of:=IF([.B296]&gt;[.$E$1];1;0)" office:value-type="float" office:value="0">
            <text:p>0</text:p>
          </table:table-cell>
          <table:table-cell table:formula="of:=ABS([.A296]-[.C296])" office:value-type="float" office:value="1">
            <text:p>1</text:p>
          </table:table-cell>
          <table:table-cell table:number-columns-repeated="2"/>
          <table:table-cell table:style-name="ce2" office:value-type="float" office:value="0.653858295">
            <text:p>0.653858295</text:p>
          </table:table-cell>
          <table:table-cell/>
          <table:table-cell table:style-name="ce2" office:value-type="string">
            <text:p>1, 0.40569 58</text:p>
          </table:table-cell>
          <table:table-cell table:formula="of:=MID([.I296];1;1)" office:value-type="string" office:string-value="1">
            <text:p>1</text:p>
          </table:table-cell>
          <table:table-cell table:formula="of:=MID([.I296];4;6)" office:value-type="string" office:string-value="0.4056">
            <text:p>0.405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38">
            <text:p>0.7538</text:p>
          </table:table-cell>
          <table:table-cell table:formula="of:=IF([.B297]&gt;[.$E$1];1;0)" office:value-type="float" office:value="1">
            <text:p>1</text:p>
          </table:table-cell>
          <table:table-cell table:formula="of:=ABS([.A297]-[.C297])" office:value-type="float" office:value="0">
            <text:p>0</text:p>
          </table:table-cell>
          <table:table-cell table:number-columns-repeated="2"/>
          <table:table-cell table:style-name="ce2" office:value-type="float" office:value="0.532025296">
            <text:p>0.532025296</text:p>
          </table:table-cell>
          <table:table-cell/>
          <table:table-cell table:style-name="ce2" office:value-type="string">
            <text:p>1, 0.753811 59</text:p>
          </table:table-cell>
          <table:table-cell table:formula="of:=MID([.I297];1;1)" office:value-type="string" office:string-value="1">
            <text:p>1</text:p>
          </table:table-cell>
          <table:table-cell table:formula="of:=MID([.I297];4;6)" office:value-type="string" office:string-value="0.7538">
            <text:p>0.753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25">
            <text:p>0.3525</text:p>
          </table:table-cell>
          <table:table-cell table:formula="of:=IF([.B298]&gt;[.$E$1];1;0)" office:value-type="float" office:value="0">
            <text:p>0</text:p>
          </table:table-cell>
          <table:table-cell table:formula="of:=ABS([.A298]-[.C298])" office:value-type="float" office:value="1">
            <text:p>1</text:p>
          </table:table-cell>
          <table:table-cell table:number-columns-repeated="2"/>
          <table:table-cell table:style-name="ce2" office:value-type="float" office:value="0.462166297">
            <text:p>0.462166297</text:p>
          </table:table-cell>
          <table:table-cell/>
          <table:table-cell table:style-name="ce2" office:value-type="string">
            <text:p>1, 0.352568 60</text:p>
          </table:table-cell>
          <table:table-cell table:formula="of:=MID([.I298];1;1)" office:value-type="string" office:string-value="1">
            <text:p>1</text:p>
          </table:table-cell>
          <table:table-cell table:formula="of:=MID([.I298];4;6)" office:value-type="string" office:string-value="0.3525">
            <text:p>0.352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21">
            <text:p>0.7121</text:p>
          </table:table-cell>
          <table:table-cell table:formula="of:=IF([.B299]&gt;[.$E$1];1;0)" office:value-type="float" office:value="1">
            <text:p>1</text:p>
          </table:table-cell>
          <table:table-cell table:formula="of:=ABS([.A299]-[.C299])" office:value-type="float" office:value="0">
            <text:p>0</text:p>
          </table:table-cell>
          <table:table-cell table:number-columns-repeated="2"/>
          <table:table-cell table:style-name="ce2" office:value-type="float" office:value="0.726367298">
            <text:p>0.726367298</text:p>
          </table:table-cell>
          <table:table-cell/>
          <table:table-cell table:style-name="ce2" office:value-type="string">
            <text:p>1, 0.712175 61</text:p>
          </table:table-cell>
          <table:table-cell table:formula="of:=MID([.I299];1;1)" office:value-type="string" office:string-value="1">
            <text:p>1</text:p>
          </table:table-cell>
          <table:table-cell table:formula="of:=MID([.I299];4;6)" office:value-type="string" office:string-value="0.7121">
            <text:p>0.712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8">
            <text:p>0.378</text:p>
          </table:table-cell>
          <table:table-cell table:formula="of:=IF([.B300]&gt;[.$E$1];1;0)" office:value-type="float" office:value="0">
            <text:p>0</text:p>
          </table:table-cell>
          <table:table-cell table:formula="of:=ABS([.A300]-[.C30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78079 62</text:p>
          </table:table-cell>
          <table:table-cell table:formula="of:=MID([.I300];1;1)" office:value-type="string" office:string-value="0">
            <text:p>0</text:p>
          </table:table-cell>
          <table:table-cell table:formula="of:=MID([.I300];4;6)" office:value-type="string" office:string-value="0.3780">
            <text:p>0.378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3">
            <text:p>0.373</text:p>
          </table:table-cell>
          <table:table-cell table:formula="of:=IF([.B301]&gt;[.$E$1];1;0)" office:value-type="float" office:value="0">
            <text:p>0</text:p>
          </table:table-cell>
          <table:table-cell table:formula="of:=ABS([.A301]-[.C30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73051 63</text:p>
          </table:table-cell>
          <table:table-cell table:formula="of:=MID([.I301];1;1)" office:value-type="string" office:string-value="1">
            <text:p>1</text:p>
          </table:table-cell>
          <table:table-cell table:formula="of:=MID([.I301];4;6)" office:value-type="string" office:string-value="0.3730">
            <text:p>0.373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72">
            <text:p>0.3372</text:p>
          </table:table-cell>
          <table:table-cell table:formula="of:=IF([.B302]&gt;[.$E$1];1;0)" office:value-type="float" office:value="0">
            <text:p>0</text:p>
          </table:table-cell>
          <table:table-cell table:formula="of:=ABS([.A302]-[.C30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37203 64</text:p>
          </table:table-cell>
          <table:table-cell table:formula="of:=MID([.I302];1;1)" office:value-type="string" office:string-value="0">
            <text:p>0</text:p>
          </table:table-cell>
          <table:table-cell table:formula="of:=MID([.I302];4;6)" office:value-type="string" office:string-value="0.3372">
            <text:p>0.337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96">
            <text:p>0.5196</text:p>
          </table:table-cell>
          <table:table-cell table:formula="of:=IF([.B303]&gt;[.$E$1];1;0)" office:value-type="float" office:value="0">
            <text:p>0</text:p>
          </table:table-cell>
          <table:table-cell table:formula="of:=ABS([.A303]-[.C30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19674 65</text:p>
          </table:table-cell>
          <table:table-cell table:formula="of:=MID([.I303];1;1)" office:value-type="string" office:string-value="0">
            <text:p>0</text:p>
          </table:table-cell>
          <table:table-cell table:formula="of:=MID([.I303];4;6)" office:value-type="string" office:string-value="0.5196">
            <text:p>0.519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67">
            <text:p>0.5567</text:p>
          </table:table-cell>
          <table:table-cell table:formula="of:=IF([.B304]&gt;[.$E$1];1;0)" office:value-type="float" office:value="1">
            <text:p>1</text:p>
          </table:table-cell>
          <table:table-cell table:formula="of:=ABS([.A304]-[.C30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56789 66</text:p>
          </table:table-cell>
          <table:table-cell table:formula="of:=MID([.I304];1;1)" office:value-type="string" office:string-value="0">
            <text:p>0</text:p>
          </table:table-cell>
          <table:table-cell table:formula="of:=MID([.I304];4;6)" office:value-type="string" office:string-value="0.5567">
            <text:p>0.556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6">
            <text:p>0.6016</text:p>
          </table:table-cell>
          <table:table-cell table:formula="of:=IF([.B305]&gt;[.$E$1];1;0)" office:value-type="float" office:value="1">
            <text:p>1</text:p>
          </table:table-cell>
          <table:table-cell table:formula="of:=ABS([.A305]-[.C30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1657 67</text:p>
          </table:table-cell>
          <table:table-cell table:formula="of:=MID([.I305];1;1)" office:value-type="string" office:string-value="1">
            <text:p>1</text:p>
          </table:table-cell>
          <table:table-cell table:formula="of:=MID([.I305];4;6)" office:value-type="string" office:string-value="0.6016">
            <text:p>0.601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19">
            <text:p>0.5219</text:p>
          </table:table-cell>
          <table:table-cell table:formula="of:=IF([.B306]&gt;[.$E$1];1;0)" office:value-type="float" office:value="1">
            <text:p>1</text:p>
          </table:table-cell>
          <table:table-cell table:formula="of:=ABS([.A306]-[.C306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21976 68</text:p>
          </table:table-cell>
          <table:table-cell table:formula="of:=MID([.I306];1;1)" office:value-type="string" office:string-value="0">
            <text:p>0</text:p>
          </table:table-cell>
          <table:table-cell table:formula="of:=MID([.I306];4;6)" office:value-type="string" office:string-value="0.5219">
            <text:p>0.521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41">
            <text:p>0.6641</text:p>
          </table:table-cell>
          <table:table-cell table:formula="of:=IF([.B307]&gt;[.$E$1];1;0)" office:value-type="float" office:value="1">
            <text:p>1</text:p>
          </table:table-cell>
          <table:table-cell table:formula="of:=ABS([.A307]-[.C30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64152 70</text:p>
          </table:table-cell>
          <table:table-cell table:formula="of:=MID([.I307];1;1)" office:value-type="string" office:string-value="1">
            <text:p>1</text:p>
          </table:table-cell>
          <table:table-cell table:formula="of:=MID([.I307];4;6)" office:value-type="string" office:string-value="0.6641">
            <text:p>0.664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51">
            <text:p>0.5251</text:p>
          </table:table-cell>
          <table:table-cell table:formula="of:=IF([.B308]&gt;[.$E$1];1;0)" office:value-type="float" office:value="1">
            <text:p>1</text:p>
          </table:table-cell>
          <table:table-cell table:formula="of:=ABS([.A308]-[.C30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25111 71</text:p>
          </table:table-cell>
          <table:table-cell table:formula="of:=MID([.I308];1;1)" office:value-type="string" office:string-value="1">
            <text:p>1</text:p>
          </table:table-cell>
          <table:table-cell table:formula="of:=MID([.I308];4;6)" office:value-type="string" office:string-value="0.5251">
            <text:p>0.525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49">
            <text:p>0.4249</text:p>
          </table:table-cell>
          <table:table-cell table:formula="of:=IF([.B309]&gt;[.$E$1];1;0)" office:value-type="float" office:value="0">
            <text:p>0</text:p>
          </table:table-cell>
          <table:table-cell table:formula="of:=ABS([.A309]-[.C30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24922 72</text:p>
          </table:table-cell>
          <table:table-cell table:formula="of:=MID([.I309];1;1)" office:value-type="string" office:string-value="1">
            <text:p>1</text:p>
          </table:table-cell>
          <table:table-cell table:formula="of:=MID([.I309];4;6)" office:value-type="string" office:string-value="0.4249">
            <text:p>0.424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99">
            <text:p>0.3299</text:p>
          </table:table-cell>
          <table:table-cell table:formula="of:=IF([.B310]&gt;[.$E$1];1;0)" office:value-type="float" office:value="0">
            <text:p>0</text:p>
          </table:table-cell>
          <table:table-cell table:formula="of:=ABS([.A310]-[.C31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29912 73</text:p>
          </table:table-cell>
          <table:table-cell table:formula="of:=MID([.I310];1;1)" office:value-type="string" office:string-value="0">
            <text:p>0</text:p>
          </table:table-cell>
          <table:table-cell table:formula="of:=MID([.I310];4;6)" office:value-type="string" office:string-value="0.3299">
            <text:p>0.329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38">
            <text:p>0.4538</text:p>
          </table:table-cell>
          <table:table-cell table:formula="of:=IF([.B311]&gt;[.$E$1];1;0)" office:value-type="float" office:value="0">
            <text:p>0</text:p>
          </table:table-cell>
          <table:table-cell table:formula="of:=ABS([.A311]-[.C31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53894 74</text:p>
          </table:table-cell>
          <table:table-cell table:formula="of:=MID([.I311];1;1)" office:value-type="string" office:string-value="0">
            <text:p>0</text:p>
          </table:table-cell>
          <table:table-cell table:formula="of:=MID([.I311];4;6)" office:value-type="string" office:string-value="0.4538">
            <text:p>0.453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69">
            <text:p>0.5069</text:p>
          </table:table-cell>
          <table:table-cell table:formula="of:=IF([.B312]&gt;[.$E$1];1;0)" office:value-type="float" office:value="0">
            <text:p>0</text:p>
          </table:table-cell>
          <table:table-cell table:formula="of:=ABS([.A312]-[.C31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06926 75</text:p>
          </table:table-cell>
          <table:table-cell table:formula="of:=MID([.I312];1;1)" office:value-type="string" office:string-value="1">
            <text:p>1</text:p>
          </table:table-cell>
          <table:table-cell table:formula="of:=MID([.I312];4;6)" office:value-type="string" office:string-value="0.5069">
            <text:p>0.506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1">
            <text:p>0.571</text:p>
          </table:table-cell>
          <table:table-cell table:formula="of:=IF([.B313]&gt;[.$E$1];1;0)" office:value-type="float" office:value="1">
            <text:p>1</text:p>
          </table:table-cell>
          <table:table-cell table:formula="of:=ABS([.A313]-[.C31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71078 76</text:p>
          </table:table-cell>
          <table:table-cell table:formula="of:=MID([.I313];1;1)" office:value-type="string" office:string-value="0">
            <text:p>0</text:p>
          </table:table-cell>
          <table:table-cell table:formula="of:=MID([.I313];4;6)" office:value-type="string" office:string-value="0.5710">
            <text:p>0.571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42">
            <text:p>0.2842</text:p>
          </table:table-cell>
          <table:table-cell table:formula="of:=IF([.B314]&gt;[.$E$1];1;0)" office:value-type="float" office:value="0">
            <text:p>0</text:p>
          </table:table-cell>
          <table:table-cell table:formula="of:=ABS([.A314]-[.C31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284264 77</text:p>
          </table:table-cell>
          <table:table-cell table:formula="of:=MID([.I314];1;1)" office:value-type="string" office:string-value="0">
            <text:p>0</text:p>
          </table:table-cell>
          <table:table-cell table:formula="of:=MID([.I314];4;6)" office:value-type="string" office:string-value="0.2842">
            <text:p>0.284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11">
            <text:p>0.5611</text:p>
          </table:table-cell>
          <table:table-cell table:formula="of:=IF([.B315]&gt;[.$E$1];1;0)" office:value-type="float" office:value="1">
            <text:p>1</text:p>
          </table:table-cell>
          <table:table-cell table:formula="of:=ABS([.A315]-[.C315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61101 78</text:p>
          </table:table-cell>
          <table:table-cell table:formula="of:=MID([.I315];1;1)" office:value-type="string" office:string-value="0">
            <text:p>0</text:p>
          </table:table-cell>
          <table:table-cell table:formula="of:=MID([.I315];4;6)" office:value-type="string" office:string-value="0.5611">
            <text:p>0.561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17">
            <text:p>0.7917</text:p>
          </table:table-cell>
          <table:table-cell table:formula="of:=IF([.B316]&gt;[.$E$1];1;0)" office:value-type="float" office:value="1">
            <text:p>1</text:p>
          </table:table-cell>
          <table:table-cell table:formula="of:=ABS([.A316]-[.C31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91707 79</text:p>
          </table:table-cell>
          <table:table-cell table:formula="of:=MID([.I316];1;1)" office:value-type="string" office:string-value="1">
            <text:p>1</text:p>
          </table:table-cell>
          <table:table-cell table:formula="of:=MID([.I316];4;6)" office:value-type="string" office:string-value="0.7917">
            <text:p>0.791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7">
            <text:p>0.387</text:p>
          </table:table-cell>
          <table:table-cell table:formula="of:=IF([.B317]&gt;[.$E$1];1;0)" office:value-type="float" office:value="0">
            <text:p>0</text:p>
          </table:table-cell>
          <table:table-cell table:formula="of:=ABS([.A317]-[.C31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87006 80</text:p>
          </table:table-cell>
          <table:table-cell table:formula="of:=MID([.I317];1;1)" office:value-type="string" office:string-value="1">
            <text:p>1</text:p>
          </table:table-cell>
          <table:table-cell table:formula="of:=MID([.I317];4;6)" office:value-type="string" office:string-value="0.3870">
            <text:p>0.387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99">
            <text:p>0.5799</text:p>
          </table:table-cell>
          <table:table-cell table:formula="of:=IF([.B318]&gt;[.$E$1];1;0)" office:value-type="float" office:value="1">
            <text:p>1</text:p>
          </table:table-cell>
          <table:table-cell table:formula="of:=ABS([.A318]-[.C31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79904 82</text:p>
          </table:table-cell>
          <table:table-cell table:formula="of:=MID([.I318];1;1)" office:value-type="string" office:string-value="1">
            <text:p>1</text:p>
          </table:table-cell>
          <table:table-cell table:formula="of:=MID([.I318];4;6)" office:value-type="string" office:string-value="0.5799">
            <text:p>0.579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42">
            <text:p>0.4742</text:p>
          </table:table-cell>
          <table:table-cell table:formula="of:=IF([.B319]&gt;[.$E$1];1;0)" office:value-type="float" office:value="0">
            <text:p>0</text:p>
          </table:table-cell>
          <table:table-cell table:formula="of:=ABS([.A319]-[.C31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74261 83</text:p>
          </table:table-cell>
          <table:table-cell table:formula="of:=MID([.I319];1;1)" office:value-type="string" office:string-value="0">
            <text:p>0</text:p>
          </table:table-cell>
          <table:table-cell table:formula="of:=MID([.I319];4;6)" office:value-type="string" office:string-value="0.4742">
            <text:p>0.474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03">
            <text:p>0.7403</text:p>
          </table:table-cell>
          <table:table-cell table:formula="of:=IF([.B320]&gt;[.$E$1];1;0)" office:value-type="float" office:value="1">
            <text:p>1</text:p>
          </table:table-cell>
          <table:table-cell table:formula="of:=ABS([.A320]-[.C32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40307 84</text:p>
          </table:table-cell>
          <table:table-cell table:formula="of:=MID([.I320];1;1)" office:value-type="string" office:string-value="1">
            <text:p>1</text:p>
          </table:table-cell>
          <table:table-cell table:formula="of:=MID([.I320];4;6)" office:value-type="string" office:string-value="0.7403">
            <text:p>0.740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33">
            <text:p>0.5533</text:p>
          </table:table-cell>
          <table:table-cell table:formula="of:=IF([.B321]&gt;[.$E$1];1;0)" office:value-type="float" office:value="1">
            <text:p>1</text:p>
          </table:table-cell>
          <table:table-cell table:formula="of:=ABS([.A321]-[.C32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53355 85</text:p>
          </table:table-cell>
          <table:table-cell table:formula="of:=MID([.I321];1;1)" office:value-type="string" office:string-value="0">
            <text:p>0</text:p>
          </table:table-cell>
          <table:table-cell table:formula="of:=MID([.I321];4;6)" office:value-type="string" office:string-value="0.5533">
            <text:p>0.553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93">
            <text:p>0.5193</text:p>
          </table:table-cell>
          <table:table-cell table:formula="of:=IF([.B322]&gt;[.$E$1];1;0)" office:value-type="float" office:value="0">
            <text:p>0</text:p>
          </table:table-cell>
          <table:table-cell table:formula="of:=ABS([.A322]-[.C32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19334 86</text:p>
          </table:table-cell>
          <table:table-cell table:formula="of:=MID([.I322];1;1)" office:value-type="string" office:string-value="1">
            <text:p>1</text:p>
          </table:table-cell>
          <table:table-cell table:formula="of:=MID([.I322];4;6)" office:value-type="string" office:string-value="0.5193">
            <text:p>0.519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42">
            <text:p>0.5142</text:p>
          </table:table-cell>
          <table:table-cell table:formula="of:=IF([.B323]&gt;[.$E$1];1;0)" office:value-type="float" office:value="0">
            <text:p>0</text:p>
          </table:table-cell>
          <table:table-cell table:formula="of:=ABS([.A323]-[.C32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14237 87</text:p>
          </table:table-cell>
          <table:table-cell table:formula="of:=MID([.I323];1;1)" office:value-type="string" office:string-value="1">
            <text:p>1</text:p>
          </table:table-cell>
          <table:table-cell table:formula="of:=MID([.I323];4;6)" office:value-type="string" office:string-value="0.5142">
            <text:p>0.514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1557">
            <text:p>0.1557</text:p>
          </table:table-cell>
          <table:table-cell table:formula="of:=IF([.B324]&gt;[.$E$1];1;0)" office:value-type="float" office:value="0">
            <text:p>0</text:p>
          </table:table-cell>
          <table:table-cell table:formula="of:=ABS([.A324]-[.C32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155701 89</text:p>
          </table:table-cell>
          <table:table-cell table:formula="of:=MID([.I324];1;1)" office:value-type="string" office:string-value="0">
            <text:p>0</text:p>
          </table:table-cell>
          <table:table-cell table:formula="of:=MID([.I324];4;6)" office:value-type="string" office:string-value="0.1557">
            <text:p>0.155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61">
            <text:p>0.5061</text:p>
          </table:table-cell>
          <table:table-cell table:formula="of:=IF([.B325]&gt;[.$E$1];1;0)" office:value-type="float" office:value="0">
            <text:p>0</text:p>
          </table:table-cell>
          <table:table-cell table:formula="of:=ABS([.A325]-[.C32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06193 90</text:p>
          </table:table-cell>
          <table:table-cell table:formula="of:=MID([.I325];1;1)" office:value-type="string" office:string-value="0">
            <text:p>0</text:p>
          </table:table-cell>
          <table:table-cell table:formula="of:=MID([.I325];4;6)" office:value-type="string" office:string-value="0.5061">
            <text:p>0.506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35">
            <text:p>0.8935</text:p>
          </table:table-cell>
          <table:table-cell table:formula="of:=IF([.B326]&gt;[.$E$1];1;0)" office:value-type="float" office:value="1">
            <text:p>1</text:p>
          </table:table-cell>
          <table:table-cell table:formula="of:=ABS([.A326]-[.C32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93599 92</text:p>
          </table:table-cell>
          <table:table-cell table:formula="of:=MID([.I326];1;1)" office:value-type="string" office:string-value="1">
            <text:p>1</text:p>
          </table:table-cell>
          <table:table-cell table:formula="of:=MID([.I326];4;6)" office:value-type="string" office:string-value="0.8935">
            <text:p>0.893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74">
            <text:p>0.7274</text:p>
          </table:table-cell>
          <table:table-cell table:formula="of:=IF([.B327]&gt;[.$E$1];1;0)" office:value-type="float" office:value="1">
            <text:p>1</text:p>
          </table:table-cell>
          <table:table-cell table:formula="of:=ABS([.A327]-[.C32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27407 93</text:p>
          </table:table-cell>
          <table:table-cell table:formula="of:=MID([.I327];1;1)" office:value-type="string" office:string-value="1">
            <text:p>1</text:p>
          </table:table-cell>
          <table:table-cell table:formula="of:=MID([.I327];4;6)" office:value-type="string" office:string-value="0.7274">
            <text:p>0.727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26">
            <text:p>0.6626</text:p>
          </table:table-cell>
          <table:table-cell table:formula="of:=IF([.B328]&gt;[.$E$1];1;0)" office:value-type="float" office:value="1">
            <text:p>1</text:p>
          </table:table-cell>
          <table:table-cell table:formula="of:=ABS([.A328]-[.C32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6262 94</text:p>
          </table:table-cell>
          <table:table-cell table:formula="of:=MID([.I328];1;1)" office:value-type="string" office:string-value="1">
            <text:p>1</text:p>
          </table:table-cell>
          <table:table-cell table:formula="of:=MID([.I328];4;6)" office:value-type="string" office:string-value="0.6626">
            <text:p>0.662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4">
            <text:p>0.6154</text:p>
          </table:table-cell>
          <table:table-cell table:formula="of:=IF([.B329]&gt;[.$E$1];1;0)" office:value-type="float" office:value="1">
            <text:p>1</text:p>
          </table:table-cell>
          <table:table-cell table:formula="of:=ABS([.A329]-[.C32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15411 95</text:p>
          </table:table-cell>
          <table:table-cell table:formula="of:=MID([.I329];1;1)" office:value-type="string" office:string-value="1">
            <text:p>1</text:p>
          </table:table-cell>
          <table:table-cell table:formula="of:=MID([.I329];4;6)" office:value-type="string" office:string-value="0.6154">
            <text:p>0.615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03">
            <text:p>0.2803</text:p>
          </table:table-cell>
          <table:table-cell table:formula="of:=IF([.B330]&gt;[.$E$1];1;0)" office:value-type="float" office:value="0">
            <text:p>0</text:p>
          </table:table-cell>
          <table:table-cell table:formula="of:=ABS([.A330]-[.C33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280325 96</text:p>
          </table:table-cell>
          <table:table-cell table:formula="of:=MID([.I330];1;1)" office:value-type="string" office:string-value="0">
            <text:p>0</text:p>
          </table:table-cell>
          <table:table-cell table:formula="of:=MID([.I330];4;6)" office:value-type="string" office:string-value="0.2803">
            <text:p>0.280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56">
            <text:p>0.4056</text:p>
          </table:table-cell>
          <table:table-cell table:formula="of:=IF([.B331]&gt;[.$E$1];1;0)" office:value-type="float" office:value="0">
            <text:p>0</text:p>
          </table:table-cell>
          <table:table-cell table:formula="of:=ABS([.A331]-[.C33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05699 97</text:p>
          </table:table-cell>
          <table:table-cell table:formula="of:=MID([.I331];1;1)" office:value-type="string" office:string-value="1">
            <text:p>1</text:p>
          </table:table-cell>
          <table:table-cell table:formula="of:=MID([.I331];4;6)" office:value-type="string" office:string-value="0.4056">
            <text:p>0.405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13">
            <text:p>0.6213</text:p>
          </table:table-cell>
          <table:table-cell table:formula="of:=IF([.B332]&gt;[.$E$1];1;0)" office:value-type="float" office:value="1">
            <text:p>1</text:p>
          </table:table-cell>
          <table:table-cell table:formula="of:=ABS([.A332]-[.C33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21367 98</text:p>
          </table:table-cell>
          <table:table-cell table:formula="of:=MID([.I332];1;1)" office:value-type="string" office:string-value="1">
            <text:p>1</text:p>
          </table:table-cell>
          <table:table-cell table:formula="of:=MID([.I332];4;6)" office:value-type="string" office:string-value="0.6213">
            <text:p>0.621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55">
            <text:p>0.4055</text:p>
          </table:table-cell>
          <table:table-cell table:formula="of:=IF([.B333]&gt;[.$E$1];1;0)" office:value-type="float" office:value="0">
            <text:p>0</text:p>
          </table:table-cell>
          <table:table-cell table:formula="of:=ABS([.A333]-[.C33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05528 100</text:p>
          </table:table-cell>
          <table:table-cell table:formula="of:=MID([.I333];1;1)" office:value-type="string" office:string-value="1">
            <text:p>1</text:p>
          </table:table-cell>
          <table:table-cell table:formula="of:=MID([.I333];4;6)" office:value-type="string" office:string-value="0.4055">
            <text:p>0.405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98">
            <text:p>0.5598</text:p>
          </table:table-cell>
          <table:table-cell table:formula="of:=IF([.B334]&gt;[.$E$1];1;0)" office:value-type="float" office:value="1">
            <text:p>1</text:p>
          </table:table-cell>
          <table:table-cell table:formula="of:=ABS([.A334]-[.C33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5982 101</text:p>
          </table:table-cell>
          <table:table-cell table:formula="of:=MID([.I334];1;1)" office:value-type="string" office:string-value="1">
            <text:p>1</text:p>
          </table:table-cell>
          <table:table-cell table:formula="of:=MID([.I334];4;6)" office:value-type="string" office:string-value="0.5598">
            <text:p>0.559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7">
            <text:p>0.6067</text:p>
          </table:table-cell>
          <table:table-cell table:formula="of:=IF([.B335]&gt;[.$E$1];1;0)" office:value-type="float" office:value="1">
            <text:p>1</text:p>
          </table:table-cell>
          <table:table-cell table:formula="of:=ABS([.A335]-[.C33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6709 102</text:p>
          </table:table-cell>
          <table:table-cell table:formula="of:=MID([.I335];1;1)" office:value-type="string" office:string-value="1">
            <text:p>1</text:p>
          </table:table-cell>
          <table:table-cell table:formula="of:=MID([.I335];4;6)" office:value-type="string" office:string-value="0.6067">
            <text:p>0.606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56">
            <text:p>0.6756</text:p>
          </table:table-cell>
          <table:table-cell table:formula="of:=IF([.B336]&gt;[.$E$1];1;0)" office:value-type="float" office:value="1">
            <text:p>1</text:p>
          </table:table-cell>
          <table:table-cell table:formula="of:=ABS([.A336]-[.C336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75695 103</text:p>
          </table:table-cell>
          <table:table-cell table:formula="of:=MID([.I336];1;1)" office:value-type="string" office:string-value="0">
            <text:p>0</text:p>
          </table:table-cell>
          <table:table-cell table:formula="of:=MID([.I336];4;6)" office:value-type="string" office:string-value="0.6756">
            <text:p>0.675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81">
            <text:p>0.7081</text:p>
          </table:table-cell>
          <table:table-cell table:formula="of:=IF([.B337]&gt;[.$E$1];1;0)" office:value-type="float" office:value="1">
            <text:p>1</text:p>
          </table:table-cell>
          <table:table-cell table:formula="of:=ABS([.A337]-[.C33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08185 105</text:p>
          </table:table-cell>
          <table:table-cell table:formula="of:=MID([.I337];1;1)" office:value-type="string" office:string-value="1">
            <text:p>1</text:p>
          </table:table-cell>
          <table:table-cell table:formula="of:=MID([.I337];4;6)" office:value-type="string" office:string-value="0.7081">
            <text:p>0.70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81">
            <text:p>0.3981</text:p>
          </table:table-cell>
          <table:table-cell table:formula="of:=IF([.B338]&gt;[.$E$1];1;0)" office:value-type="float" office:value="0">
            <text:p>0</text:p>
          </table:table-cell>
          <table:table-cell table:formula="of:=ABS([.A338]-[.C338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9812 107</text:p>
          </table:table-cell>
          <table:table-cell table:formula="of:=MID([.I338];1;1)" office:value-type="string" office:string-value="1">
            <text:p>1</text:p>
          </table:table-cell>
          <table:table-cell table:formula="of:=MID([.I338];4;6)" office:value-type="string" office:string-value="0.3981">
            <text:p>0.39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13">
            <text:p>0.3913</text:p>
          </table:table-cell>
          <table:table-cell table:formula="of:=IF([.B339]&gt;[.$E$1];1;0)" office:value-type="float" office:value="0">
            <text:p>0</text:p>
          </table:table-cell>
          <table:table-cell table:formula="of:=ABS([.A339]-[.C33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91384 108</text:p>
          </table:table-cell>
          <table:table-cell table:formula="of:=MID([.I339];1;1)" office:value-type="string" office:string-value="1">
            <text:p>1</text:p>
          </table:table-cell>
          <table:table-cell table:formula="of:=MID([.I339];4;6)" office:value-type="string" office:string-value="0.3913">
            <text:p>0.391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8">
            <text:p>0.5848</text:p>
          </table:table-cell>
          <table:table-cell table:formula="of:=IF([.B340]&gt;[.$E$1];1;0)" office:value-type="float" office:value="1">
            <text:p>1</text:p>
          </table:table-cell>
          <table:table-cell table:formula="of:=ABS([.A340]-[.C34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84837 109</text:p>
          </table:table-cell>
          <table:table-cell table:formula="of:=MID([.I340];1;1)" office:value-type="string" office:string-value="1">
            <text:p>1</text:p>
          </table:table-cell>
          <table:table-cell table:formula="of:=MID([.I340];4;6)" office:value-type="string" office:string-value="0.5848">
            <text:p>0.584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56">
            <text:p>0.6756</text:p>
          </table:table-cell>
          <table:table-cell table:formula="of:=IF([.B341]&gt;[.$E$1];1;0)" office:value-type="float" office:value="1">
            <text:p>1</text:p>
          </table:table-cell>
          <table:table-cell table:formula="of:=ABS([.A341]-[.C34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75694 111</text:p>
          </table:table-cell>
          <table:table-cell table:formula="of:=MID([.I341];1;1)" office:value-type="string" office:string-value="1">
            <text:p>1</text:p>
          </table:table-cell>
          <table:table-cell table:formula="of:=MID([.I341];4;6)" office:value-type="string" office:string-value="0.6756">
            <text:p>0.675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8">
            <text:p>0.488</text:p>
          </table:table-cell>
          <table:table-cell table:formula="of:=IF([.B342]&gt;[.$E$1];1;0)" office:value-type="float" office:value="0">
            <text:p>0</text:p>
          </table:table-cell>
          <table:table-cell table:formula="of:=ABS([.A342]-[.C34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88094 112</text:p>
          </table:table-cell>
          <table:table-cell table:formula="of:=MID([.I342];1;1)" office:value-type="string" office:string-value="1">
            <text:p>1</text:p>
          </table:table-cell>
          <table:table-cell table:formula="of:=MID([.I342];4;6)" office:value-type="string" office:string-value="0.4880">
            <text:p>0.488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21">
            <text:p>0.2821</text:p>
          </table:table-cell>
          <table:table-cell table:formula="of:=IF([.B343]&gt;[.$E$1];1;0)" office:value-type="float" office:value="0">
            <text:p>0</text:p>
          </table:table-cell>
          <table:table-cell table:formula="of:=ABS([.A343]-[.C34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282102 113</text:p>
          </table:table-cell>
          <table:table-cell table:formula="of:=MID([.I343];1;1)" office:value-type="string" office:string-value="0">
            <text:p>0</text:p>
          </table:table-cell>
          <table:table-cell table:formula="of:=MID([.I343];4;6)" office:value-type="string" office:string-value="0.2821">
            <text:p>0.282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39">
            <text:p>0.6739</text:p>
          </table:table-cell>
          <table:table-cell table:formula="of:=IF([.B344]&gt;[.$E$1];1;0)" office:value-type="float" office:value="1">
            <text:p>1</text:p>
          </table:table-cell>
          <table:table-cell table:formula="of:=ABS([.A344]-[.C34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7399 115</text:p>
          </table:table-cell>
          <table:table-cell table:formula="of:=MID([.I344];1;1)" office:value-type="string" office:string-value="1">
            <text:p>1</text:p>
          </table:table-cell>
          <table:table-cell table:formula="of:=MID([.I344];4;6)" office:value-type="string" office:string-value="0.6739">
            <text:p>0.673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7">
            <text:p>0.5917</text:p>
          </table:table-cell>
          <table:table-cell table:formula="of:=IF([.B345]&gt;[.$E$1];1;0)" office:value-type="float" office:value="1">
            <text:p>1</text:p>
          </table:table-cell>
          <table:table-cell table:formula="of:=ABS([.A345]-[.C34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91704 116</text:p>
          </table:table-cell>
          <table:table-cell table:formula="of:=MID([.I345];1;1)" office:value-type="string" office:string-value="1">
            <text:p>1</text:p>
          </table:table-cell>
          <table:table-cell table:formula="of:=MID([.I345];4;6)" office:value-type="string" office:string-value="0.5917">
            <text:p>0.591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2">
            <text:p>0.5822</text:p>
          </table:table-cell>
          <table:table-cell table:formula="of:=IF([.B346]&gt;[.$E$1];1;0)" office:value-type="float" office:value="1">
            <text:p>1</text:p>
          </table:table-cell>
          <table:table-cell table:formula="of:=ABS([.A346]-[.C34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82253 118</text:p>
          </table:table-cell>
          <table:table-cell table:formula="of:=MID([.I346];1;1)" office:value-type="string" office:string-value="1">
            <text:p>1</text:p>
          </table:table-cell>
          <table:table-cell table:formula="of:=MID([.I346];4;6)" office:value-type="string" office:string-value="0.5822">
            <text:p>0.58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1">
            <text:p>0.7191</text:p>
          </table:table-cell>
          <table:table-cell table:formula="of:=IF([.B347]&gt;[.$E$1];1;0)" office:value-type="float" office:value="1">
            <text:p>1</text:p>
          </table:table-cell>
          <table:table-cell table:formula="of:=ABS([.A347]-[.C347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19191 120</text:p>
          </table:table-cell>
          <table:table-cell table:formula="of:=MID([.I347];1;1)" office:value-type="string" office:string-value="1">
            <text:p>1</text:p>
          </table:table-cell>
          <table:table-cell table:formula="of:=MID([.I347];4;6)" office:value-type="string" office:string-value="0.7191">
            <text:p>0.719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9">
            <text:p>0.6069</text:p>
          </table:table-cell>
          <table:table-cell table:formula="of:=IF([.B348]&gt;[.$E$1];1;0)" office:value-type="float" office:value="1">
            <text:p>1</text:p>
          </table:table-cell>
          <table:table-cell table:formula="of:=ABS([.A348]-[.C34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6995 121</text:p>
          </table:table-cell>
          <table:table-cell table:formula="of:=MID([.I348];1;1)" office:value-type="string" office:string-value="1">
            <text:p>1</text:p>
          </table:table-cell>
          <table:table-cell table:formula="of:=MID([.I348];4;6)" office:value-type="string" office:string-value="0.6069">
            <text:p>0.606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71">
            <text:p>0.4971</text:p>
          </table:table-cell>
          <table:table-cell table:formula="of:=IF([.B349]&gt;[.$E$1];1;0)" office:value-type="float" office:value="0">
            <text:p>0</text:p>
          </table:table-cell>
          <table:table-cell table:formula="of:=ABS([.A349]-[.C34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97119 122</text:p>
          </table:table-cell>
          <table:table-cell table:formula="of:=MID([.I349];1;1)" office:value-type="string" office:string-value="0">
            <text:p>0</text:p>
          </table:table-cell>
          <table:table-cell table:formula="of:=MID([.I349];4;6)" office:value-type="string" office:string-value="0.4971">
            <text:p>0.497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73">
            <text:p>0.6173</text:p>
          </table:table-cell>
          <table:table-cell table:formula="of:=IF([.B350]&gt;[.$E$1];1;0)" office:value-type="float" office:value="1">
            <text:p>1</text:p>
          </table:table-cell>
          <table:table-cell table:formula="of:=ABS([.A350]-[.C35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617335 123</text:p>
          </table:table-cell>
          <table:table-cell table:formula="of:=MID([.I350];1;1)" office:value-type="string" office:string-value="0">
            <text:p>0</text:p>
          </table:table-cell>
          <table:table-cell table:formula="of:=MID([.I350];4;6)" office:value-type="string" office:string-value="0.6173">
            <text:p>0.617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22">
            <text:p>0.6322</text:p>
          </table:table-cell>
          <table:table-cell table:formula="of:=IF([.B351]&gt;[.$E$1];1;0)" office:value-type="float" office:value="1">
            <text:p>1</text:p>
          </table:table-cell>
          <table:table-cell table:formula="of:=ABS([.A351]-[.C35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3221 124</text:p>
          </table:table-cell>
          <table:table-cell table:formula="of:=MID([.I351];1;1)" office:value-type="string" office:string-value="0">
            <text:p>0</text:p>
          </table:table-cell>
          <table:table-cell table:formula="of:=MID([.I351];4;6)" office:value-type="string" office:string-value="0.6322">
            <text:p>0.63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07">
            <text:p>0.6207</text:p>
          </table:table-cell>
          <table:table-cell table:formula="of:=IF([.B352]&gt;[.$E$1];1;0)" office:value-type="float" office:value="1">
            <text:p>1</text:p>
          </table:table-cell>
          <table:table-cell table:formula="of:=ABS([.A352]-[.C35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20766 125</text:p>
          </table:table-cell>
          <table:table-cell table:formula="of:=MID([.I352];1;1)" office:value-type="string" office:string-value="1">
            <text:p>1</text:p>
          </table:table-cell>
          <table:table-cell table:formula="of:=MID([.I352];4;6)" office:value-type="string" office:string-value="0.6207">
            <text:p>0.620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4">
            <text:p>0.394</text:p>
          </table:table-cell>
          <table:table-cell table:formula="of:=IF([.B353]&gt;[.$E$1];1;0)" office:value-type="float" office:value="0">
            <text:p>0</text:p>
          </table:table-cell>
          <table:table-cell table:formula="of:=ABS([.A353]-[.C35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94045 126</text:p>
          </table:table-cell>
          <table:table-cell table:formula="of:=MID([.I353];1;1)" office:value-type="string" office:string-value="0">
            <text:p>0</text:p>
          </table:table-cell>
          <table:table-cell table:formula="of:=MID([.I353];4;6)" office:value-type="string" office:string-value="0.3940">
            <text:p>0.394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52">
            <text:p>0.5752</text:p>
          </table:table-cell>
          <table:table-cell table:formula="of:=IF([.B354]&gt;[.$E$1];1;0)" office:value-type="float" office:value="1">
            <text:p>1</text:p>
          </table:table-cell>
          <table:table-cell table:formula="of:=ABS([.A354]-[.C35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7523 127</text:p>
          </table:table-cell>
          <table:table-cell table:formula="of:=MID([.I354];1;1)" office:value-type="string" office:string-value="1">
            <text:p>1</text:p>
          </table:table-cell>
          <table:table-cell table:formula="of:=MID([.I354];4;6)" office:value-type="string" office:string-value="0.5752">
            <text:p>0.57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3">
            <text:p>0.5843</text:p>
          </table:table-cell>
          <table:table-cell table:formula="of:=IF([.B355]&gt;[.$E$1];1;0)" office:value-type="float" office:value="1">
            <text:p>1</text:p>
          </table:table-cell>
          <table:table-cell table:formula="of:=ABS([.A355]-[.C35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84392 128</text:p>
          </table:table-cell>
          <table:table-cell table:formula="of:=MID([.I355];1;1)" office:value-type="string" office:string-value="1">
            <text:p>1</text:p>
          </table:table-cell>
          <table:table-cell table:formula="of:=MID([.I355];4;6)" office:value-type="string" office:string-value="0.5843">
            <text:p>0.58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69">
            <text:p>0.4669</text:p>
          </table:table-cell>
          <table:table-cell table:formula="of:=IF([.B356]&gt;[.$E$1];1;0)" office:value-type="float" office:value="0">
            <text:p>0</text:p>
          </table:table-cell>
          <table:table-cell table:formula="of:=ABS([.A356]-[.C356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66975 129</text:p>
          </table:table-cell>
          <table:table-cell table:formula="of:=MID([.I356];1;1)" office:value-type="string" office:string-value="1">
            <text:p>1</text:p>
          </table:table-cell>
          <table:table-cell table:formula="of:=MID([.I356];4;6)" office:value-type="string" office:string-value="0.4669">
            <text:p>0.46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23">
            <text:p>0.6323</text:p>
          </table:table-cell>
          <table:table-cell table:formula="of:=IF([.B357]&gt;[.$E$1];1;0)" office:value-type="float" office:value="1">
            <text:p>1</text:p>
          </table:table-cell>
          <table:table-cell table:formula="of:=ABS([.A357]-[.C35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32326 130</text:p>
          </table:table-cell>
          <table:table-cell table:formula="of:=MID([.I357];1;1)" office:value-type="string" office:string-value="1">
            <text:p>1</text:p>
          </table:table-cell>
          <table:table-cell table:formula="of:=MID([.I357];4;6)" office:value-type="string" office:string-value="0.6323">
            <text:p>0.63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42">
            <text:p>0.8142</text:p>
          </table:table-cell>
          <table:table-cell table:formula="of:=IF([.B358]&gt;[.$E$1];1;0)" office:value-type="float" office:value="1">
            <text:p>1</text:p>
          </table:table-cell>
          <table:table-cell table:formula="of:=ABS([.A358]-[.C35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14215 131</text:p>
          </table:table-cell>
          <table:table-cell table:formula="of:=MID([.I358];1;1)" office:value-type="string" office:string-value="1">
            <text:p>1</text:p>
          </table:table-cell>
          <table:table-cell table:formula="of:=MID([.I358];4;6)" office:value-type="string" office:string-value="0.8142">
            <text:p>0.81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62">
            <text:p>0.5762</text:p>
          </table:table-cell>
          <table:table-cell table:formula="of:=IF([.B359]&gt;[.$E$1];1;0)" office:value-type="float" office:value="1">
            <text:p>1</text:p>
          </table:table-cell>
          <table:table-cell table:formula="of:=ABS([.A359]-[.C35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76249 132</text:p>
          </table:table-cell>
          <table:table-cell table:formula="of:=MID([.I359];1;1)" office:value-type="string" office:string-value="1">
            <text:p>1</text:p>
          </table:table-cell>
          <table:table-cell table:formula="of:=MID([.I359];4;6)" office:value-type="string" office:string-value="0.5762">
            <text:p>0.57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55">
            <text:p>0.5655</text:p>
          </table:table-cell>
          <table:table-cell table:formula="of:=IF([.B360]&gt;[.$E$1];1;0)" office:value-type="float" office:value="1">
            <text:p>1</text:p>
          </table:table-cell>
          <table:table-cell table:formula="of:=ABS([.A360]-[.C36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65513 133</text:p>
          </table:table-cell>
          <table:table-cell table:formula="of:=MID([.I360];1;1)" office:value-type="string" office:string-value="1">
            <text:p>1</text:p>
          </table:table-cell>
          <table:table-cell table:formula="of:=MID([.I360];4;6)" office:value-type="string" office:string-value="0.5655">
            <text:p>0.56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5">
            <text:p>0.6655</text:p>
          </table:table-cell>
          <table:table-cell table:formula="of:=IF([.B361]&gt;[.$E$1];1;0)" office:value-type="float" office:value="1">
            <text:p>1</text:p>
          </table:table-cell>
          <table:table-cell table:formula="of:=ABS([.A361]-[.C36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65577 134</text:p>
          </table:table-cell>
          <table:table-cell table:formula="of:=MID([.I361];1;1)" office:value-type="string" office:string-value="1">
            <text:p>1</text:p>
          </table:table-cell>
          <table:table-cell table:formula="of:=MID([.I361];4;6)" office:value-type="string" office:string-value="0.6655">
            <text:p>0.66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98">
            <text:p>0.4498</text:p>
          </table:table-cell>
          <table:table-cell table:formula="of:=IF([.B362]&gt;[.$E$1];1;0)" office:value-type="float" office:value="0">
            <text:p>0</text:p>
          </table:table-cell>
          <table:table-cell table:formula="of:=ABS([.A362]-[.C36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4988 135</text:p>
          </table:table-cell>
          <table:table-cell table:formula="of:=MID([.I362];1;1)" office:value-type="string" office:string-value="1">
            <text:p>1</text:p>
          </table:table-cell>
          <table:table-cell table:formula="of:=MID([.I362];4;6)" office:value-type="string" office:string-value="0.4498">
            <text:p>0.44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68">
            <text:p>0.6968</text:p>
          </table:table-cell>
          <table:table-cell table:formula="of:=IF([.B363]&gt;[.$E$1];1;0)" office:value-type="float" office:value="1">
            <text:p>1</text:p>
          </table:table-cell>
          <table:table-cell table:formula="of:=ABS([.A363]-[.C363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696871 139</text:p>
          </table:table-cell>
          <table:table-cell table:formula="of:=MID([.I363];1;1)" office:value-type="string" office:string-value="0">
            <text:p>0</text:p>
          </table:table-cell>
          <table:table-cell table:formula="of:=MID([.I363];4;6)" office:value-type="string" office:string-value="0.6968">
            <text:p>0.69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08">
            <text:p>0.6208</text:p>
          </table:table-cell>
          <table:table-cell table:formula="of:=IF([.B364]&gt;[.$E$1];1;0)" office:value-type="float" office:value="1">
            <text:p>1</text:p>
          </table:table-cell>
          <table:table-cell table:formula="of:=ABS([.A364]-[.C36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20872 141</text:p>
          </table:table-cell>
          <table:table-cell table:formula="of:=MID([.I364];1;1)" office:value-type="string" office:string-value="1">
            <text:p>1</text:p>
          </table:table-cell>
          <table:table-cell table:formula="of:=MID([.I364];4;6)" office:value-type="string" office:string-value="0.6208">
            <text:p>0.62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26">
            <text:p>0.6026</text:p>
          </table:table-cell>
          <table:table-cell table:formula="of:=IF([.B365]&gt;[.$E$1];1;0)" office:value-type="float" office:value="1">
            <text:p>1</text:p>
          </table:table-cell>
          <table:table-cell table:formula="of:=ABS([.A365]-[.C36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2669 142</text:p>
          </table:table-cell>
          <table:table-cell table:formula="of:=MID([.I365];1;1)" office:value-type="string" office:string-value="1">
            <text:p>1</text:p>
          </table:table-cell>
          <table:table-cell table:formula="of:=MID([.I365];4;6)" office:value-type="string" office:string-value="0.6026">
            <text:p>0.60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19">
            <text:p>0.7019</text:p>
          </table:table-cell>
          <table:table-cell table:formula="of:=IF([.B366]&gt;[.$E$1];1;0)" office:value-type="float" office:value="1">
            <text:p>1</text:p>
          </table:table-cell>
          <table:table-cell table:formula="of:=ABS([.A366]-[.C36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01964 143</text:p>
          </table:table-cell>
          <table:table-cell table:formula="of:=MID([.I366];1;1)" office:value-type="string" office:string-value="1">
            <text:p>1</text:p>
          </table:table-cell>
          <table:table-cell table:formula="of:=MID([.I366];4;6)" office:value-type="string" office:string-value="0.7019">
            <text:p>0.70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74">
            <text:p>0.4274</text:p>
          </table:table-cell>
          <table:table-cell table:formula="of:=IF([.B367]&gt;[.$E$1];1;0)" office:value-type="float" office:value="0">
            <text:p>0</text:p>
          </table:table-cell>
          <table:table-cell table:formula="of:=ABS([.A367]-[.C36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27476 144</text:p>
          </table:table-cell>
          <table:table-cell table:formula="of:=MID([.I367];1;1)" office:value-type="string" office:string-value="1">
            <text:p>1</text:p>
          </table:table-cell>
          <table:table-cell table:formula="of:=MID([.I367];4;6)" office:value-type="string" office:string-value="0.4274">
            <text:p>0.42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49">
            <text:p>0.4849</text:p>
          </table:table-cell>
          <table:table-cell table:formula="of:=IF([.B368]&gt;[.$E$1];1;0)" office:value-type="float" office:value="0">
            <text:p>0</text:p>
          </table:table-cell>
          <table:table-cell table:formula="of:=ABS([.A368]-[.C368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84991 145</text:p>
          </table:table-cell>
          <table:table-cell table:formula="of:=MID([.I368];1;1)" office:value-type="string" office:string-value="1">
            <text:p>1</text:p>
          </table:table-cell>
          <table:table-cell table:formula="of:=MID([.I368];4;6)" office:value-type="string" office:string-value="0.4849">
            <text:p>0.48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22">
            <text:p>0.5422</text:p>
          </table:table-cell>
          <table:table-cell table:formula="of:=IF([.B369]&gt;[.$E$1];1;0)" office:value-type="float" office:value="1">
            <text:p>1</text:p>
          </table:table-cell>
          <table:table-cell table:formula="of:=ABS([.A369]-[.C36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42272 146</text:p>
          </table:table-cell>
          <table:table-cell table:formula="of:=MID([.I369];1;1)" office:value-type="string" office:string-value="1">
            <text:p>1</text:p>
          </table:table-cell>
          <table:table-cell table:formula="of:=MID([.I369];4;6)" office:value-type="string" office:string-value="0.5422">
            <text:p>0.54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95">
            <text:p>0.5195</text:p>
          </table:table-cell>
          <table:table-cell table:formula="of:=IF([.B370]&gt;[.$E$1];1;0)" office:value-type="float" office:value="0">
            <text:p>0</text:p>
          </table:table-cell>
          <table:table-cell table:formula="of:=ABS([.A370]-[.C37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19504 147</text:p>
          </table:table-cell>
          <table:table-cell table:formula="of:=MID([.I370];1;1)" office:value-type="string" office:string-value="1">
            <text:p>1</text:p>
          </table:table-cell>
          <table:table-cell table:formula="of:=MID([.I370];4;6)" office:value-type="string" office:string-value="0.5195">
            <text:p>0.51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85">
            <text:p>0.6285</text:p>
          </table:table-cell>
          <table:table-cell table:formula="of:=IF([.B371]&gt;[.$E$1];1;0)" office:value-type="float" office:value="1">
            <text:p>1</text:p>
          </table:table-cell>
          <table:table-cell table:formula="of:=ABS([.A371]-[.C37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2857 148</text:p>
          </table:table-cell>
          <table:table-cell table:formula="of:=MID([.I371];1;1)" office:value-type="string" office:string-value="0">
            <text:p>0</text:p>
          </table:table-cell>
          <table:table-cell table:formula="of:=MID([.I371];4;6)" office:value-type="string" office:string-value="0.6285">
            <text:p>0.62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94">
            <text:p>0.5494</text:p>
          </table:table-cell>
          <table:table-cell table:formula="of:=IF([.B372]&gt;[.$E$1];1;0)" office:value-type="float" office:value="1">
            <text:p>1</text:p>
          </table:table-cell>
          <table:table-cell table:formula="of:=ABS([.A372]-[.C37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49439 149</text:p>
          </table:table-cell>
          <table:table-cell table:formula="of:=MID([.I372];1;1)" office:value-type="string" office:string-value="1">
            <text:p>1</text:p>
          </table:table-cell>
          <table:table-cell table:formula="of:=MID([.I372];4;6)" office:value-type="string" office:string-value="0.5494">
            <text:p>0.54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9">
            <text:p>0.5849</text:p>
          </table:table-cell>
          <table:table-cell table:formula="of:=IF([.B373]&gt;[.$E$1];1;0)" office:value-type="float" office:value="1">
            <text:p>1</text:p>
          </table:table-cell>
          <table:table-cell table:formula="of:=ABS([.A373]-[.C37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84978 150</text:p>
          </table:table-cell>
          <table:table-cell table:formula="of:=MID([.I373];1;1)" office:value-type="string" office:string-value="1">
            <text:p>1</text:p>
          </table:table-cell>
          <table:table-cell table:formula="of:=MID([.I373];4;6)" office:value-type="string" office:string-value="0.5849">
            <text:p>0.58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18">
            <text:p>0.4218</text:p>
          </table:table-cell>
          <table:table-cell table:formula="of:=IF([.B374]&gt;[.$E$1];1;0)" office:value-type="float" office:value="0">
            <text:p>0</text:p>
          </table:table-cell>
          <table:table-cell table:formula="of:=ABS([.A374]-[.C37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21819 151</text:p>
          </table:table-cell>
          <table:table-cell table:formula="of:=MID([.I374];1;1)" office:value-type="string" office:string-value="1">
            <text:p>1</text:p>
          </table:table-cell>
          <table:table-cell table:formula="of:=MID([.I374];4;6)" office:value-type="string" office:string-value="0.4218">
            <text:p>0.42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82">
            <text:p>0.7482</text:p>
          </table:table-cell>
          <table:table-cell table:formula="of:=IF([.B375]&gt;[.$E$1];1;0)" office:value-type="float" office:value="1">
            <text:p>1</text:p>
          </table:table-cell>
          <table:table-cell table:formula="of:=ABS([.A375]-[.C37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4828 152</text:p>
          </table:table-cell>
          <table:table-cell table:formula="of:=MID([.I375];1;1)" office:value-type="string" office:string-value="1">
            <text:p>1</text:p>
          </table:table-cell>
          <table:table-cell table:formula="of:=MID([.I375];4;6)" office:value-type="string" office:string-value="0.7482">
            <text:p>0.74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279">
            <text:p>0.2279</text:p>
          </table:table-cell>
          <table:table-cell table:formula="of:=IF([.B376]&gt;[.$E$1];1;0)" office:value-type="float" office:value="0">
            <text:p>0</text:p>
          </table:table-cell>
          <table:table-cell table:formula="of:=ABS([.A376]-[.C376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227999 153</text:p>
          </table:table-cell>
          <table:table-cell table:formula="of:=MID([.I376];1;1)" office:value-type="string" office:string-value="1">
            <text:p>1</text:p>
          </table:table-cell>
          <table:table-cell table:formula="of:=MID([.I376];4;6)" office:value-type="string" office:string-value="0.2279">
            <text:p>0.22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64">
            <text:p>0.6064</text:p>
          </table:table-cell>
          <table:table-cell table:formula="of:=IF([.B377]&gt;[.$E$1];1;0)" office:value-type="float" office:value="1">
            <text:p>1</text:p>
          </table:table-cell>
          <table:table-cell table:formula="of:=ABS([.A377]-[.C377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06431 154</text:p>
          </table:table-cell>
          <table:table-cell table:formula="of:=MID([.I377];1;1)" office:value-type="string" office:string-value="1">
            <text:p>1</text:p>
          </table:table-cell>
          <table:table-cell table:formula="of:=MID([.I377];4;6)" office:value-type="string" office:string-value="0.6064">
            <text:p>0.60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26">
            <text:p>0.4226</text:p>
          </table:table-cell>
          <table:table-cell table:formula="of:=IF([.B378]&gt;[.$E$1];1;0)" office:value-type="float" office:value="0">
            <text:p>0</text:p>
          </table:table-cell>
          <table:table-cell table:formula="of:=ABS([.A378]-[.C378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22619 155</text:p>
          </table:table-cell>
          <table:table-cell table:formula="of:=MID([.I378];1;1)" office:value-type="string" office:string-value="1">
            <text:p>1</text:p>
          </table:table-cell>
          <table:table-cell table:formula="of:=MID([.I378];4;6)" office:value-type="string" office:string-value="0.4226">
            <text:p>0.42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702">
            <text:p>0.2702</text:p>
          </table:table-cell>
          <table:table-cell table:formula="of:=IF([.B379]&gt;[.$E$1];1;0)" office:value-type="float" office:value="0">
            <text:p>0</text:p>
          </table:table-cell>
          <table:table-cell table:formula="of:=ABS([.A379]-[.C37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270219 156</text:p>
          </table:table-cell>
          <table:table-cell table:formula="of:=MID([.I379];1;1)" office:value-type="string" office:string-value="0">
            <text:p>0</text:p>
          </table:table-cell>
          <table:table-cell table:formula="of:=MID([.I379];4;6)" office:value-type="string" office:string-value="0.2702">
            <text:p>0.27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55">
            <text:p>0.6855</text:p>
          </table:table-cell>
          <table:table-cell table:formula="of:=IF([.B380]&gt;[.$E$1];1;0)" office:value-type="float" office:value="1">
            <text:p>1</text:p>
          </table:table-cell>
          <table:table-cell table:formula="of:=ABS([.A380]-[.C38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5572 157</text:p>
          </table:table-cell>
          <table:table-cell table:formula="of:=MID([.I380];1;1)" office:value-type="string" office:string-value="1">
            <text:p>1</text:p>
          </table:table-cell>
          <table:table-cell table:formula="of:=MID([.I380];4;6)" office:value-type="string" office:string-value="0.6855">
            <text:p>0.68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36">
            <text:p>0.5636</text:p>
          </table:table-cell>
          <table:table-cell table:formula="of:=IF([.B381]&gt;[.$E$1];1;0)" office:value-type="float" office:value="1">
            <text:p>1</text:p>
          </table:table-cell>
          <table:table-cell table:formula="of:=ABS([.A381]-[.C38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63658 158</text:p>
          </table:table-cell>
          <table:table-cell table:formula="of:=MID([.I381];1;1)" office:value-type="string" office:string-value="1">
            <text:p>1</text:p>
          </table:table-cell>
          <table:table-cell table:formula="of:=MID([.I381];4;6)" office:value-type="string" office:string-value="0.5636">
            <text:p>0.56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78">
            <text:p>0.6478</text:p>
          </table:table-cell>
          <table:table-cell table:formula="of:=IF([.B382]&gt;[.$E$1];1;0)" office:value-type="float" office:value="1">
            <text:p>1</text:p>
          </table:table-cell>
          <table:table-cell table:formula="of:=ABS([.A382]-[.C38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47818 159</text:p>
          </table:table-cell>
          <table:table-cell table:formula="of:=MID([.I382];1;1)" office:value-type="string" office:string-value="1">
            <text:p>1</text:p>
          </table:table-cell>
          <table:table-cell table:formula="of:=MID([.I382];4;6)" office:value-type="string" office:string-value="0.6478">
            <text:p>0.64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07">
            <text:p>0.6307</text:p>
          </table:table-cell>
          <table:table-cell table:formula="of:=IF([.B383]&gt;[.$E$1];1;0)" office:value-type="float" office:value="1">
            <text:p>1</text:p>
          </table:table-cell>
          <table:table-cell table:formula="of:=ABS([.A383]-[.C383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63075 161</text:p>
          </table:table-cell>
          <table:table-cell table:formula="of:=MID([.I383];1;1)" office:value-type="string" office:string-value="0">
            <text:p>0</text:p>
          </table:table-cell>
          <table:table-cell table:formula="of:=MID([.I383];4;6)" office:value-type="string" office:string-value="0.6307">
            <text:p>0.630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97">
            <text:p>0.5797</text:p>
          </table:table-cell>
          <table:table-cell table:formula="of:=IF([.B384]&gt;[.$E$1];1;0)" office:value-type="float" office:value="1">
            <text:p>1</text:p>
          </table:table-cell>
          <table:table-cell table:formula="of:=ABS([.A384]-[.C38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79759 162</text:p>
          </table:table-cell>
          <table:table-cell table:formula="of:=MID([.I384];1;1)" office:value-type="string" office:string-value="0">
            <text:p>0</text:p>
          </table:table-cell>
          <table:table-cell table:formula="of:=MID([.I384];4;6)" office:value-type="string" office:string-value="0.5797">
            <text:p>0.579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19">
            <text:p>0.4619</text:p>
          </table:table-cell>
          <table:table-cell table:formula="of:=IF([.B385]&gt;[.$E$1];1;0)" office:value-type="float" office:value="0">
            <text:p>0</text:p>
          </table:table-cell>
          <table:table-cell table:formula="of:=ABS([.A385]-[.C38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61965 163</text:p>
          </table:table-cell>
          <table:table-cell table:formula="of:=MID([.I385];1;1)" office:value-type="string" office:string-value="0">
            <text:p>0</text:p>
          </table:table-cell>
          <table:table-cell table:formula="of:=MID([.I385];4;6)" office:value-type="string" office:string-value="0.4619">
            <text:p>0.46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89">
            <text:p>0.7489</text:p>
          </table:table-cell>
          <table:table-cell table:formula="of:=IF([.B386]&gt;[.$E$1];1;0)" office:value-type="float" office:value="1">
            <text:p>1</text:p>
          </table:table-cell>
          <table:table-cell table:formula="of:=ABS([.A386]-[.C38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48908 164</text:p>
          </table:table-cell>
          <table:table-cell table:formula="of:=MID([.I386];1;1)" office:value-type="string" office:string-value="1">
            <text:p>1</text:p>
          </table:table-cell>
          <table:table-cell table:formula="of:=MID([.I386];4;6)" office:value-type="string" office:string-value="0.7489">
            <text:p>0.74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72">
            <text:p>0.5472</text:p>
          </table:table-cell>
          <table:table-cell table:formula="of:=IF([.B387]&gt;[.$E$1];1;0)" office:value-type="float" office:value="1">
            <text:p>1</text:p>
          </table:table-cell>
          <table:table-cell table:formula="of:=ABS([.A387]-[.C38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47229 165</text:p>
          </table:table-cell>
          <table:table-cell table:formula="of:=MID([.I387];1;1)" office:value-type="string" office:string-value="1">
            <text:p>1</text:p>
          </table:table-cell>
          <table:table-cell table:formula="of:=MID([.I387];4;6)" office:value-type="string" office:string-value="0.5472">
            <text:p>0.54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9">
            <text:p>0.5729</text:p>
          </table:table-cell>
          <table:table-cell table:formula="of:=IF([.B388]&gt;[.$E$1];1;0)" office:value-type="float" office:value="1">
            <text:p>1</text:p>
          </table:table-cell>
          <table:table-cell table:formula="of:=ABS([.A388]-[.C38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72973 166</text:p>
          </table:table-cell>
          <table:table-cell table:formula="of:=MID([.I388];1;1)" office:value-type="string" office:string-value="1">
            <text:p>1</text:p>
          </table:table-cell>
          <table:table-cell table:formula="of:=MID([.I388];4;6)" office:value-type="string" office:string-value="0.5729">
            <text:p>0.57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5">
            <text:p>0.7235</text:p>
          </table:table-cell>
          <table:table-cell table:formula="of:=IF([.B389]&gt;[.$E$1];1;0)" office:value-type="float" office:value="1">
            <text:p>1</text:p>
          </table:table-cell>
          <table:table-cell table:formula="of:=ABS([.A389]-[.C38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23531 167</text:p>
          </table:table-cell>
          <table:table-cell table:formula="of:=MID([.I389];1;1)" office:value-type="string" office:string-value="1">
            <text:p>1</text:p>
          </table:table-cell>
          <table:table-cell table:formula="of:=MID([.I389];4;6)" office:value-type="string" office:string-value="0.7235">
            <text:p>0.72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07">
            <text:p>0.5907</text:p>
          </table:table-cell>
          <table:table-cell table:formula="of:=IF([.B390]&gt;[.$E$1];1;0)" office:value-type="float" office:value="1">
            <text:p>1</text:p>
          </table:table-cell>
          <table:table-cell table:formula="of:=ABS([.A390]-[.C39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90798 168</text:p>
          </table:table-cell>
          <table:table-cell table:formula="of:=MID([.I390];1;1)" office:value-type="string" office:string-value="0">
            <text:p>0</text:p>
          </table:table-cell>
          <table:table-cell table:formula="of:=MID([.I390];4;6)" office:value-type="string" office:string-value="0.5907">
            <text:p>0.59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">
            <text:p>0.732</text:p>
          </table:table-cell>
          <table:table-cell table:formula="of:=IF([.B391]&gt;[.$E$1];1;0)" office:value-type="float" office:value="1">
            <text:p>1</text:p>
          </table:table-cell>
          <table:table-cell table:formula="of:=ABS([.A391]-[.C39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32077 169</text:p>
          </table:table-cell>
          <table:table-cell table:formula="of:=MID([.I391];1;1)" office:value-type="string" office:string-value="1">
            <text:p>1</text:p>
          </table:table-cell>
          <table:table-cell table:formula="of:=MID([.I391];4;6)" office:value-type="string" office:string-value="0.7320">
            <text:p>0.73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6">
            <text:p>0.6696</text:p>
          </table:table-cell>
          <table:table-cell table:formula="of:=IF([.B392]&gt;[.$E$1];1;0)" office:value-type="float" office:value="1">
            <text:p>1</text:p>
          </table:table-cell>
          <table:table-cell table:formula="of:=ABS([.A392]-[.C39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69674 170</text:p>
          </table:table-cell>
          <table:table-cell table:formula="of:=MID([.I392];1;1)" office:value-type="string" office:string-value="1">
            <text:p>1</text:p>
          </table:table-cell>
          <table:table-cell table:formula="of:=MID([.I392];4;6)" office:value-type="string" office:string-value="0.6696">
            <text:p>0.66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8">
            <text:p>0.5418</text:p>
          </table:table-cell>
          <table:table-cell table:formula="of:=IF([.B393]&gt;[.$E$1];1;0)" office:value-type="float" office:value="1">
            <text:p>1</text:p>
          </table:table-cell>
          <table:table-cell table:formula="of:=ABS([.A393]-[.C39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41821 171</text:p>
          </table:table-cell>
          <table:table-cell table:formula="of:=MID([.I393];1;1)" office:value-type="string" office:string-value="1">
            <text:p>1</text:p>
          </table:table-cell>
          <table:table-cell table:formula="of:=MID([.I393];4;6)" office:value-type="string" office:string-value="0.5418">
            <text:p>0.54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48">
            <text:p>0.6048</text:p>
          </table:table-cell>
          <table:table-cell table:formula="of:=IF([.B394]&gt;[.$E$1];1;0)" office:value-type="float" office:value="1">
            <text:p>1</text:p>
          </table:table-cell>
          <table:table-cell table:formula="of:=ABS([.A394]-[.C39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4804 172</text:p>
          </table:table-cell>
          <table:table-cell table:formula="of:=MID([.I394];1;1)" office:value-type="string" office:string-value="1">
            <text:p>1</text:p>
          </table:table-cell>
          <table:table-cell table:formula="of:=MID([.I394];4;6)" office:value-type="string" office:string-value="0.6048">
            <text:p>0.60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12">
            <text:p>0.4812</text:p>
          </table:table-cell>
          <table:table-cell table:formula="of:=IF([.B395]&gt;[.$E$1];1;0)" office:value-type="float" office:value="0">
            <text:p>0</text:p>
          </table:table-cell>
          <table:table-cell table:formula="of:=ABS([.A395]-[.C395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81203 173</text:p>
          </table:table-cell>
          <table:table-cell table:formula="of:=MID([.I395];1;1)" office:value-type="string" office:string-value="1">
            <text:p>1</text:p>
          </table:table-cell>
          <table:table-cell table:formula="of:=MID([.I395];4;6)" office:value-type="string" office:string-value="0.4812">
            <text:p>0.48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22">
            <text:p>0.3222</text:p>
          </table:table-cell>
          <table:table-cell table:formula="of:=IF([.B396]&gt;[.$E$1];1;0)" office:value-type="float" office:value="0">
            <text:p>0</text:p>
          </table:table-cell>
          <table:table-cell table:formula="of:=ABS([.A396]-[.C396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22236 174</text:p>
          </table:table-cell>
          <table:table-cell table:formula="of:=MID([.I396];1;1)" office:value-type="string" office:string-value="1">
            <text:p>1</text:p>
          </table:table-cell>
          <table:table-cell table:formula="of:=MID([.I396];4;6)" office:value-type="string" office:string-value="0.3222">
            <text:p>0.32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4">
            <text:p>0.7054</text:p>
          </table:table-cell>
          <table:table-cell table:formula="of:=IF([.B397]&gt;[.$E$1];1;0)" office:value-type="float" office:value="1">
            <text:p>1</text:p>
          </table:table-cell>
          <table:table-cell table:formula="of:=ABS([.A397]-[.C39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05432 175</text:p>
          </table:table-cell>
          <table:table-cell table:formula="of:=MID([.I397];1;1)" office:value-type="string" office:string-value="1">
            <text:p>1</text:p>
          </table:table-cell>
          <table:table-cell table:formula="of:=MID([.I397];4;6)" office:value-type="string" office:string-value="0.7054">
            <text:p>0.70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61">
            <text:p>0.4861</text:p>
          </table:table-cell>
          <table:table-cell table:formula="of:=IF([.B398]&gt;[.$E$1];1;0)" office:value-type="float" office:value="0">
            <text:p>0</text:p>
          </table:table-cell>
          <table:table-cell table:formula="of:=ABS([.A398]-[.C398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86149 176</text:p>
          </table:table-cell>
          <table:table-cell table:formula="of:=MID([.I398];1;1)" office:value-type="string" office:string-value="1">
            <text:p>1</text:p>
          </table:table-cell>
          <table:table-cell table:formula="of:=MID([.I398];4;6)" office:value-type="string" office:string-value="0.4861">
            <text:p>0.48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5">
            <text:p>0.6585</text:p>
          </table:table-cell>
          <table:table-cell table:formula="of:=IF([.B399]&gt;[.$E$1];1;0)" office:value-type="float" office:value="1">
            <text:p>1</text:p>
          </table:table-cell>
          <table:table-cell table:formula="of:=ABS([.A399]-[.C39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8537 177</text:p>
          </table:table-cell>
          <table:table-cell table:formula="of:=MID([.I399];1;1)" office:value-type="string" office:string-value="1">
            <text:p>1</text:p>
          </table:table-cell>
          <table:table-cell table:formula="of:=MID([.I399];4;6)" office:value-type="string" office:string-value="0.6585">
            <text:p>0.65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56">
            <text:p>0.4056</text:p>
          </table:table-cell>
          <table:table-cell table:formula="of:=IF([.B400]&gt;[.$E$1];1;0)" office:value-type="float" office:value="0">
            <text:p>0</text:p>
          </table:table-cell>
          <table:table-cell table:formula="of:=ABS([.A400]-[.C40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05667 178</text:p>
          </table:table-cell>
          <table:table-cell table:formula="of:=MID([.I400];1;1)" office:value-type="string" office:string-value="0">
            <text:p>0</text:p>
          </table:table-cell>
          <table:table-cell table:formula="of:=MID([.I400];4;6)" office:value-type="string" office:string-value="0.4056">
            <text:p>0.40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1">
            <text:p>0.6251</text:p>
          </table:table-cell>
          <table:table-cell table:formula="of:=IF([.B401]&gt;[.$E$1];1;0)" office:value-type="float" office:value="1">
            <text:p>1</text:p>
          </table:table-cell>
          <table:table-cell table:formula="of:=ABS([.A401]-[.C40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2515 179</text:p>
          </table:table-cell>
          <table:table-cell table:formula="of:=MID([.I401];1;1)" office:value-type="string" office:string-value="1">
            <text:p>1</text:p>
          </table:table-cell>
          <table:table-cell table:formula="of:=MID([.I401];4;6)" office:value-type="string" office:string-value="0.6251">
            <text:p>0.62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">
            <text:p>0.692</text:p>
          </table:table-cell>
          <table:table-cell table:formula="of:=IF([.B402]&gt;[.$E$1];1;0)" office:value-type="float" office:value="1">
            <text:p>1</text:p>
          </table:table-cell>
          <table:table-cell table:formula="of:=ABS([.A402]-[.C40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92087 181</text:p>
          </table:table-cell>
          <table:table-cell table:formula="of:=MID([.I402];1;1)" office:value-type="string" office:string-value="1">
            <text:p>1</text:p>
          </table:table-cell>
          <table:table-cell table:formula="of:=MID([.I402];4;6)" office:value-type="string" office:string-value="0.6920">
            <text:p>0.692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49">
            <text:p>0.3949</text:p>
          </table:table-cell>
          <table:table-cell table:formula="of:=IF([.B403]&gt;[.$E$1];1;0)" office:value-type="float" office:value="0">
            <text:p>0</text:p>
          </table:table-cell>
          <table:table-cell table:formula="of:=ABS([.A403]-[.C40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94984 182</text:p>
          </table:table-cell>
          <table:table-cell table:formula="of:=MID([.I403];1;1)" office:value-type="string" office:string-value="0">
            <text:p>0</text:p>
          </table:table-cell>
          <table:table-cell table:formula="of:=MID([.I403];4;6)" office:value-type="string" office:string-value="0.3949">
            <text:p>0.39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7">
            <text:p>0.487</text:p>
          </table:table-cell>
          <table:table-cell table:formula="of:=IF([.B404]&gt;[.$E$1];1;0)" office:value-type="float" office:value="0">
            <text:p>0</text:p>
          </table:table-cell>
          <table:table-cell table:formula="of:=ABS([.A404]-[.C40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87028 183</text:p>
          </table:table-cell>
          <table:table-cell table:formula="of:=MID([.I404];1;1)" office:value-type="string" office:string-value="1">
            <text:p>1</text:p>
          </table:table-cell>
          <table:table-cell table:formula="of:=MID([.I404];4;6)" office:value-type="string" office:string-value="0.4870">
            <text:p>0.48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5">
            <text:p>0.5615</text:p>
          </table:table-cell>
          <table:table-cell table:formula="of:=IF([.B405]&gt;[.$E$1];1;0)" office:value-type="float" office:value="1">
            <text:p>1</text:p>
          </table:table-cell>
          <table:table-cell table:formula="of:=ABS([.A405]-[.C40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61512 184</text:p>
          </table:table-cell>
          <table:table-cell table:formula="of:=MID([.I405];1;1)" office:value-type="string" office:string-value="1">
            <text:p>1</text:p>
          </table:table-cell>
          <table:table-cell table:formula="of:=MID([.I405];4;6)" office:value-type="string" office:string-value="0.5615">
            <text:p>0.56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16">
            <text:p>0.8416</text:p>
          </table:table-cell>
          <table:table-cell table:formula="of:=IF([.B406]&gt;[.$E$1];1;0)" office:value-type="float" office:value="1">
            <text:p>1</text:p>
          </table:table-cell>
          <table:table-cell table:formula="of:=ABS([.A406]-[.C40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41622 185</text:p>
          </table:table-cell>
          <table:table-cell table:formula="of:=MID([.I406];1;1)" office:value-type="string" office:string-value="1">
            <text:p>1</text:p>
          </table:table-cell>
          <table:table-cell table:formula="of:=MID([.I406];4;6)" office:value-type="string" office:string-value="0.8416">
            <text:p>0.84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21">
            <text:p>0.6321</text:p>
          </table:table-cell>
          <table:table-cell table:formula="of:=IF([.B407]&gt;[.$E$1];1;0)" office:value-type="float" office:value="1">
            <text:p>1</text:p>
          </table:table-cell>
          <table:table-cell table:formula="of:=ABS([.A407]-[.C40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32173 187</text:p>
          </table:table-cell>
          <table:table-cell table:formula="of:=MID([.I407];1;1)" office:value-type="string" office:string-value="1">
            <text:p>1</text:p>
          </table:table-cell>
          <table:table-cell table:formula="of:=MID([.I407];4;6)" office:value-type="string" office:string-value="0.6321">
            <text:p>0.63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">
            <text:p>0.669</text:p>
          </table:table-cell>
          <table:table-cell table:formula="of:=IF([.B408]&gt;[.$E$1];1;0)" office:value-type="float" office:value="1">
            <text:p>1</text:p>
          </table:table-cell>
          <table:table-cell table:formula="of:=ABS([.A408]-[.C40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69076 188</text:p>
          </table:table-cell>
          <table:table-cell table:formula="of:=MID([.I408];1;1)" office:value-type="string" office:string-value="1">
            <text:p>1</text:p>
          </table:table-cell>
          <table:table-cell table:formula="of:=MID([.I408];4;6)" office:value-type="string" office:string-value="0.6690">
            <text:p>0.66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01">
            <text:p>0.4401</text:p>
          </table:table-cell>
          <table:table-cell table:formula="of:=IF([.B409]&gt;[.$E$1];1;0)" office:value-type="float" office:value="0">
            <text:p>0</text:p>
          </table:table-cell>
          <table:table-cell table:formula="of:=ABS([.A409]-[.C40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40137 189</text:p>
          </table:table-cell>
          <table:table-cell table:formula="of:=MID([.I409];1;1)" office:value-type="string" office:string-value="1">
            <text:p>1</text:p>
          </table:table-cell>
          <table:table-cell table:formula="of:=MID([.I409];4;6)" office:value-type="string" office:string-value="0.4401">
            <text:p>0.44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09">
            <text:p>0.8609</text:p>
          </table:table-cell>
          <table:table-cell table:formula="of:=IF([.B410]&gt;[.$E$1];1;0)" office:value-type="float" office:value="1">
            <text:p>1</text:p>
          </table:table-cell>
          <table:table-cell table:formula="of:=ABS([.A410]-[.C41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60909 190</text:p>
          </table:table-cell>
          <table:table-cell table:formula="of:=MID([.I410];1;1)" office:value-type="string" office:string-value="1">
            <text:p>1</text:p>
          </table:table-cell>
          <table:table-cell table:formula="of:=MID([.I410];4;6)" office:value-type="string" office:string-value="0.8609">
            <text:p>0.86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3">
            <text:p>0.5913</text:p>
          </table:table-cell>
          <table:table-cell table:formula="of:=IF([.B411]&gt;[.$E$1];1;0)" office:value-type="float" office:value="1">
            <text:p>1</text:p>
          </table:table-cell>
          <table:table-cell table:formula="of:=ABS([.A411]-[.C41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91317 191</text:p>
          </table:table-cell>
          <table:table-cell table:formula="of:=MID([.I411];1;1)" office:value-type="string" office:string-value="1">
            <text:p>1</text:p>
          </table:table-cell>
          <table:table-cell table:formula="of:=MID([.I411];4;6)" office:value-type="string" office:string-value="0.5913">
            <text:p>0.59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76">
            <text:p>0.5076</text:p>
          </table:table-cell>
          <table:table-cell table:formula="of:=IF([.B412]&gt;[.$E$1];1;0)" office:value-type="float" office:value="0">
            <text:p>0</text:p>
          </table:table-cell>
          <table:table-cell table:formula="of:=ABS([.A412]-[.C41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0767 192</text:p>
          </table:table-cell>
          <table:table-cell table:formula="of:=MID([.I412];1;1)" office:value-type="string" office:string-value="0">
            <text:p>0</text:p>
          </table:table-cell>
          <table:table-cell table:formula="of:=MID([.I412];4;6)" office:value-type="string" office:string-value="0.5076">
            <text:p>0.50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1">
            <text:p>0.5411</text:p>
          </table:table-cell>
          <table:table-cell table:formula="of:=IF([.B413]&gt;[.$E$1];1;0)" office:value-type="float" office:value="1">
            <text:p>1</text:p>
          </table:table-cell>
          <table:table-cell table:formula="of:=ABS([.A413]-[.C41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41185 194</text:p>
          </table:table-cell>
          <table:table-cell table:formula="of:=MID([.I413];1;1)" office:value-type="string" office:string-value="1">
            <text:p>1</text:p>
          </table:table-cell>
          <table:table-cell table:formula="of:=MID([.I413];4;6)" office:value-type="string" office:string-value="0.5411">
            <text:p>0.54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6">
            <text:p>0.6946</text:p>
          </table:table-cell>
          <table:table-cell table:formula="of:=IF([.B414]&gt;[.$E$1];1;0)" office:value-type="float" office:value="1">
            <text:p>1</text:p>
          </table:table-cell>
          <table:table-cell table:formula="of:=ABS([.A414]-[.C41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94615 195</text:p>
          </table:table-cell>
          <table:table-cell table:formula="of:=MID([.I414];1;1)" office:value-type="string" office:string-value="1">
            <text:p>1</text:p>
          </table:table-cell>
          <table:table-cell table:formula="of:=MID([.I414];4;6)" office:value-type="string" office:string-value="0.6946">
            <text:p>0.69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19">
            <text:p>0.5819</text:p>
          </table:table-cell>
          <table:table-cell table:formula="of:=IF([.B415]&gt;[.$E$1];1;0)" office:value-type="float" office:value="1">
            <text:p>1</text:p>
          </table:table-cell>
          <table:table-cell table:formula="of:=ABS([.A415]-[.C415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81938 196</text:p>
          </table:table-cell>
          <table:table-cell table:formula="of:=MID([.I415];1;1)" office:value-type="string" office:string-value="0">
            <text:p>0</text:p>
          </table:table-cell>
          <table:table-cell table:formula="of:=MID([.I415];4;6)" office:value-type="string" office:string-value="0.5819">
            <text:p>0.58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2">
            <text:p>0.5112</text:p>
          </table:table-cell>
          <table:table-cell table:formula="of:=IF([.B416]&gt;[.$E$1];1;0)" office:value-type="float" office:value="0">
            <text:p>0</text:p>
          </table:table-cell>
          <table:table-cell table:formula="of:=ABS([.A416]-[.C416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1128 199</text:p>
          </table:table-cell>
          <table:table-cell table:formula="of:=MID([.I416];1;1)" office:value-type="string" office:string-value="1">
            <text:p>1</text:p>
          </table:table-cell>
          <table:table-cell table:formula="of:=MID([.I416];4;6)" office:value-type="string" office:string-value="0.5112">
            <text:p>0.51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07">
            <text:p>0.4707</text:p>
          </table:table-cell>
          <table:table-cell table:formula="of:=IF([.B417]&gt;[.$E$1];1;0)" office:value-type="float" office:value="0">
            <text:p>0</text:p>
          </table:table-cell>
          <table:table-cell table:formula="of:=ABS([.A417]-[.C417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70704 200</text:p>
          </table:table-cell>
          <table:table-cell table:formula="of:=MID([.I417];1;1)" office:value-type="string" office:string-value="1">
            <text:p>1</text:p>
          </table:table-cell>
          <table:table-cell table:formula="of:=MID([.I417];4;6)" office:value-type="string" office:string-value="0.4707">
            <text:p>0.470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45">
            <text:p>0.6045</text:p>
          </table:table-cell>
          <table:table-cell table:formula="of:=IF([.B418]&gt;[.$E$1];1;0)" office:value-type="float" office:value="1">
            <text:p>1</text:p>
          </table:table-cell>
          <table:table-cell table:formula="of:=ABS([.A418]-[.C418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604548 201</text:p>
          </table:table-cell>
          <table:table-cell table:formula="of:=MID([.I418];1;1)" office:value-type="string" office:string-value="0">
            <text:p>0</text:p>
          </table:table-cell>
          <table:table-cell table:formula="of:=MID([.I418];4;6)" office:value-type="string" office:string-value="0.6045">
            <text:p>0.60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8">
            <text:p>0.498</text:p>
          </table:table-cell>
          <table:table-cell table:formula="of:=IF([.B419]&gt;[.$E$1];1;0)" office:value-type="float" office:value="0">
            <text:p>0</text:p>
          </table:table-cell>
          <table:table-cell table:formula="of:=ABS([.A419]-[.C41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98019 202</text:p>
          </table:table-cell>
          <table:table-cell table:formula="of:=MID([.I419];1;1)" office:value-type="string" office:string-value="1">
            <text:p>1</text:p>
          </table:table-cell>
          <table:table-cell table:formula="of:=MID([.I419];4;6)" office:value-type="string" office:string-value="0.4980">
            <text:p>0.49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24">
            <text:p>0.7024</text:p>
          </table:table-cell>
          <table:table-cell table:formula="of:=IF([.B420]&gt;[.$E$1];1;0)" office:value-type="float" office:value="1">
            <text:p>1</text:p>
          </table:table-cell>
          <table:table-cell table:formula="of:=ABS([.A420]-[.C42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02474 203</text:p>
          </table:table-cell>
          <table:table-cell table:formula="of:=MID([.I420];1;1)" office:value-type="string" office:string-value="1">
            <text:p>1</text:p>
          </table:table-cell>
          <table:table-cell table:formula="of:=MID([.I420];4;6)" office:value-type="string" office:string-value="0.7024">
            <text:p>0.70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88">
            <text:p>0.6388</text:p>
          </table:table-cell>
          <table:table-cell table:formula="of:=IF([.B421]&gt;[.$E$1];1;0)" office:value-type="float" office:value="1">
            <text:p>1</text:p>
          </table:table-cell>
          <table:table-cell table:formula="of:=ABS([.A421]-[.C42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38803 204</text:p>
          </table:table-cell>
          <table:table-cell table:formula="of:=MID([.I421];1;1)" office:value-type="string" office:string-value="0">
            <text:p>0</text:p>
          </table:table-cell>
          <table:table-cell table:formula="of:=MID([.I421];4;6)" office:value-type="string" office:string-value="0.6388">
            <text:p>0.63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47">
            <text:p>0.5147</text:p>
          </table:table-cell>
          <table:table-cell table:formula="of:=IF([.B422]&gt;[.$E$1];1;0)" office:value-type="float" office:value="0">
            <text:p>0</text:p>
          </table:table-cell>
          <table:table-cell table:formula="of:=ABS([.A422]-[.C42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14782 205</text:p>
          </table:table-cell>
          <table:table-cell table:formula="of:=MID([.I422];1;1)" office:value-type="string" office:string-value="1">
            <text:p>1</text:p>
          </table:table-cell>
          <table:table-cell table:formula="of:=MID([.I422];4;6)" office:value-type="string" office:string-value="0.5147">
            <text:p>0.51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16">
            <text:p>0.4516</text:p>
          </table:table-cell>
          <table:table-cell table:formula="of:=IF([.B423]&gt;[.$E$1];1;0)" office:value-type="float" office:value="0">
            <text:p>0</text:p>
          </table:table-cell>
          <table:table-cell table:formula="of:=ABS([.A423]-[.C42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51641 206</text:p>
          </table:table-cell>
          <table:table-cell table:formula="of:=MID([.I423];1;1)" office:value-type="string" office:string-value="0">
            <text:p>0</text:p>
          </table:table-cell>
          <table:table-cell table:formula="of:=MID([.I423];4;6)" office:value-type="string" office:string-value="0.4516">
            <text:p>0.45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72">
            <text:p>0.6172</text:p>
          </table:table-cell>
          <table:table-cell table:formula="of:=IF([.B424]&gt;[.$E$1];1;0)" office:value-type="float" office:value="1">
            <text:p>1</text:p>
          </table:table-cell>
          <table:table-cell table:formula="of:=ABS([.A424]-[.C424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617287 207</text:p>
          </table:table-cell>
          <table:table-cell table:formula="of:=MID([.I424];1;1)" office:value-type="string" office:string-value="0">
            <text:p>0</text:p>
          </table:table-cell>
          <table:table-cell table:formula="of:=MID([.I424];4;6)" office:value-type="string" office:string-value="0.6172">
            <text:p>0.61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9">
            <text:p>0.5679</text:p>
          </table:table-cell>
          <table:table-cell table:formula="of:=IF([.B425]&gt;[.$E$1];1;0)" office:value-type="float" office:value="1">
            <text:p>1</text:p>
          </table:table-cell>
          <table:table-cell table:formula="of:=ABS([.A425]-[.C42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67966 208</text:p>
          </table:table-cell>
          <table:table-cell table:formula="of:=MID([.I425];1;1)" office:value-type="string" office:string-value="1">
            <text:p>1</text:p>
          </table:table-cell>
          <table:table-cell table:formula="of:=MID([.I425];4;6)" office:value-type="string" office:string-value="0.5679">
            <text:p>0.56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47">
            <text:p>0.4047</text:p>
          </table:table-cell>
          <table:table-cell table:formula="of:=IF([.B426]&gt;[.$E$1];1;0)" office:value-type="float" office:value="0">
            <text:p>0</text:p>
          </table:table-cell>
          <table:table-cell table:formula="of:=ABS([.A426]-[.C42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404721 210</text:p>
          </table:table-cell>
          <table:table-cell table:formula="of:=MID([.I426];1;1)" office:value-type="string" office:string-value="0">
            <text:p>0</text:p>
          </table:table-cell>
          <table:table-cell table:formula="of:=MID([.I426];4;6)" office:value-type="string" office:string-value="0.4047">
            <text:p>0.40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">
            <text:p>0.736</text:p>
          </table:table-cell>
          <table:table-cell table:formula="of:=IF([.B427]&gt;[.$E$1];1;0)" office:value-type="float" office:value="1">
            <text:p>1</text:p>
          </table:table-cell>
          <table:table-cell table:formula="of:=ABS([.A427]-[.C42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36009 211</text:p>
          </table:table-cell>
          <table:table-cell table:formula="of:=MID([.I427];1;1)" office:value-type="string" office:string-value="1">
            <text:p>1</text:p>
          </table:table-cell>
          <table:table-cell table:formula="of:=MID([.I427];4;6)" office:value-type="string" office:string-value="0.7360">
            <text:p>0.73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26">
            <text:p>0.6626</text:p>
          </table:table-cell>
          <table:table-cell table:formula="of:=IF([.B428]&gt;[.$E$1];1;0)" office:value-type="float" office:value="1">
            <text:p>1</text:p>
          </table:table-cell>
          <table:table-cell table:formula="of:=ABS([.A428]-[.C42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62683 212</text:p>
          </table:table-cell>
          <table:table-cell table:formula="of:=MID([.I428];1;1)" office:value-type="string" office:string-value="1">
            <text:p>1</text:p>
          </table:table-cell>
          <table:table-cell table:formula="of:=MID([.I428];4;6)" office:value-type="string" office:string-value="0.6626">
            <text:p>0.66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28">
            <text:p>0.3228</text:p>
          </table:table-cell>
          <table:table-cell table:formula="of:=IF([.B429]&gt;[.$E$1];1;0)" office:value-type="float" office:value="0">
            <text:p>0</text:p>
          </table:table-cell>
          <table:table-cell table:formula="of:=ABS([.A429]-[.C42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22896 213</text:p>
          </table:table-cell>
          <table:table-cell table:formula="of:=MID([.I429];1;1)" office:value-type="string" office:string-value="1">
            <text:p>1</text:p>
          </table:table-cell>
          <table:table-cell table:formula="of:=MID([.I429];4;6)" office:value-type="string" office:string-value="0.3228">
            <text:p>0.32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85">
            <text:p>0.5385</text:p>
          </table:table-cell>
          <table:table-cell table:formula="of:=IF([.B430]&gt;[.$E$1];1;0)" office:value-type="float" office:value="1">
            <text:p>1</text:p>
          </table:table-cell>
          <table:table-cell table:formula="of:=ABS([.A430]-[.C43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38533 214</text:p>
          </table:table-cell>
          <table:table-cell table:formula="of:=MID([.I430];1;1)" office:value-type="string" office:string-value="1">
            <text:p>1</text:p>
          </table:table-cell>
          <table:table-cell table:formula="of:=MID([.I430];4;6)" office:value-type="string" office:string-value="0.5385">
            <text:p>0.53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39">
            <text:p>0.5839</text:p>
          </table:table-cell>
          <table:table-cell table:formula="of:=IF([.B431]&gt;[.$E$1];1;0)" office:value-type="float" office:value="1">
            <text:p>1</text:p>
          </table:table-cell>
          <table:table-cell table:formula="of:=ABS([.A431]-[.C43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83962 215</text:p>
          </table:table-cell>
          <table:table-cell table:formula="of:=MID([.I431];1;1)" office:value-type="string" office:string-value="0">
            <text:p>0</text:p>
          </table:table-cell>
          <table:table-cell table:formula="of:=MID([.I431];4;6)" office:value-type="string" office:string-value="0.5839">
            <text:p>0.58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99">
            <text:p>0.3499</text:p>
          </table:table-cell>
          <table:table-cell table:formula="of:=IF([.B432]&gt;[.$E$1];1;0)" office:value-type="float" office:value="0">
            <text:p>0</text:p>
          </table:table-cell>
          <table:table-cell table:formula="of:=ABS([.A432]-[.C43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49966 216</text:p>
          </table:table-cell>
          <table:table-cell table:formula="of:=MID([.I432];1;1)" office:value-type="string" office:string-value="1">
            <text:p>1</text:p>
          </table:table-cell>
          <table:table-cell table:formula="of:=MID([.I432];4;6)" office:value-type="string" office:string-value="0.3499">
            <text:p>0.34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9">
            <text:p>0.6699</text:p>
          </table:table-cell>
          <table:table-cell table:formula="of:=IF([.B433]&gt;[.$E$1];1;0)" office:value-type="float" office:value="1">
            <text:p>1</text:p>
          </table:table-cell>
          <table:table-cell table:formula="of:=ABS([.A433]-[.C43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69995 218</text:p>
          </table:table-cell>
          <table:table-cell table:formula="of:=MID([.I433];1;1)" office:value-type="string" office:string-value="1">
            <text:p>1</text:p>
          </table:table-cell>
          <table:table-cell table:formula="of:=MID([.I433];4;6)" office:value-type="string" office:string-value="0.6699">
            <text:p>0.66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9">
            <text:p>0.6419</text:p>
          </table:table-cell>
          <table:table-cell table:formula="of:=IF([.B434]&gt;[.$E$1];1;0)" office:value-type="float" office:value="1">
            <text:p>1</text:p>
          </table:table-cell>
          <table:table-cell table:formula="of:=ABS([.A434]-[.C43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41936 219</text:p>
          </table:table-cell>
          <table:table-cell table:formula="of:=MID([.I434];1;1)" office:value-type="string" office:string-value="1">
            <text:p>1</text:p>
          </table:table-cell>
          <table:table-cell table:formula="of:=MID([.I434];4;6)" office:value-type="string" office:string-value="0.6419">
            <text:p>0.64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">
            <text:p>0.698</text:p>
          </table:table-cell>
          <table:table-cell table:formula="of:=IF([.B435]&gt;[.$E$1];1;0)" office:value-type="float" office:value="1">
            <text:p>1</text:p>
          </table:table-cell>
          <table:table-cell table:formula="of:=ABS([.A435]-[.C43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98001 220</text:p>
          </table:table-cell>
          <table:table-cell table:formula="of:=MID([.I435];1;1)" office:value-type="string" office:string-value="1">
            <text:p>1</text:p>
          </table:table-cell>
          <table:table-cell table:formula="of:=MID([.I435];4;6)" office:value-type="string" office:string-value="0.6980">
            <text:p>0.69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">
            <text:p>0.65</text:p>
          </table:table-cell>
          <table:table-cell table:formula="of:=IF([.B436]&gt;[.$E$1];1;0)" office:value-type="float" office:value="1">
            <text:p>1</text:p>
          </table:table-cell>
          <table:table-cell table:formula="of:=ABS([.A436]-[.C43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50043 221</text:p>
          </table:table-cell>
          <table:table-cell table:formula="of:=MID([.I436];1;1)" office:value-type="string" office:string-value="1">
            <text:p>1</text:p>
          </table:table-cell>
          <table:table-cell table:formula="of:=MID([.I436];4;6)" office:value-type="string" office:string-value="0.6500">
            <text:p>0.65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56">
            <text:p>0.7756</text:p>
          </table:table-cell>
          <table:table-cell table:formula="of:=IF([.B437]&gt;[.$E$1];1;0)" office:value-type="float" office:value="1">
            <text:p>1</text:p>
          </table:table-cell>
          <table:table-cell table:formula="of:=ABS([.A437]-[.C43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75611 222</text:p>
          </table:table-cell>
          <table:table-cell table:formula="of:=MID([.I437];1;1)" office:value-type="string" office:string-value="1">
            <text:p>1</text:p>
          </table:table-cell>
          <table:table-cell table:formula="of:=MID([.I437];4;6)" office:value-type="string" office:string-value="0.7756">
            <text:p>0.77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73">
            <text:p>0.6173</text:p>
          </table:table-cell>
          <table:table-cell table:formula="of:=IF([.B438]&gt;[.$E$1];1;0)" office:value-type="float" office:value="1">
            <text:p>1</text:p>
          </table:table-cell>
          <table:table-cell table:formula="of:=ABS([.A438]-[.C43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17353 223</text:p>
          </table:table-cell>
          <table:table-cell table:formula="of:=MID([.I438];1;1)" office:value-type="string" office:string-value="1">
            <text:p>1</text:p>
          </table:table-cell>
          <table:table-cell table:formula="of:=MID([.I438];4;6)" office:value-type="string" office:string-value="0.6173">
            <text:p>0.61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69">
            <text:p>0.5269</text:p>
          </table:table-cell>
          <table:table-cell table:formula="of:=IF([.B439]&gt;[.$E$1];1;0)" office:value-type="float" office:value="1">
            <text:p>1</text:p>
          </table:table-cell>
          <table:table-cell table:formula="of:=ABS([.A439]-[.C43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26941 224</text:p>
          </table:table-cell>
          <table:table-cell table:formula="of:=MID([.I439];1;1)" office:value-type="string" office:string-value="0">
            <text:p>0</text:p>
          </table:table-cell>
          <table:table-cell table:formula="of:=MID([.I439];4;6)" office:value-type="string" office:string-value="0.5269">
            <text:p>0.52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9">
            <text:p>0.6099</text:p>
          </table:table-cell>
          <table:table-cell table:formula="of:=IF([.B440]&gt;[.$E$1];1;0)" office:value-type="float" office:value="1">
            <text:p>1</text:p>
          </table:table-cell>
          <table:table-cell table:formula="of:=ABS([.A440]-[.C44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9902 225</text:p>
          </table:table-cell>
          <table:table-cell table:formula="of:=MID([.I440];1;1)" office:value-type="string" office:string-value="1">
            <text:p>1</text:p>
          </table:table-cell>
          <table:table-cell table:formula="of:=MID([.I440];4;6)" office:value-type="string" office:string-value="0.6099">
            <text:p>0.60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2">
            <text:p>0.7322</text:p>
          </table:table-cell>
          <table:table-cell table:formula="of:=IF([.B441]&gt;[.$E$1];1;0)" office:value-type="float" office:value="1">
            <text:p>1</text:p>
          </table:table-cell>
          <table:table-cell table:formula="of:=ABS([.A441]-[.C44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32255 226</text:p>
          </table:table-cell>
          <table:table-cell table:formula="of:=MID([.I441];1;1)" office:value-type="string" office:string-value="1">
            <text:p>1</text:p>
          </table:table-cell>
          <table:table-cell table:formula="of:=MID([.I441];4;6)" office:value-type="string" office:string-value="0.7322">
            <text:p>0.73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818">
            <text:p>0.2818</text:p>
          </table:table-cell>
          <table:table-cell table:formula="of:=IF([.B442]&gt;[.$E$1];1;0)" office:value-type="float" office:value="0">
            <text:p>0</text:p>
          </table:table-cell>
          <table:table-cell table:formula="of:=ABS([.A442]-[.C44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28184 227</text:p>
          </table:table-cell>
          <table:table-cell table:formula="of:=MID([.I442];1;1)" office:value-type="string" office:string-value="1">
            <text:p>1</text:p>
          </table:table-cell>
          <table:table-cell table:formula="of:=MID([.I442];4;6)" office:value-type="string" office:string-value="0.2818">
            <text:p>0.28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51">
            <text:p>0.5351</text:p>
          </table:table-cell>
          <table:table-cell table:formula="of:=IF([.B443]&gt;[.$E$1];1;0)" office:value-type="float" office:value="1">
            <text:p>1</text:p>
          </table:table-cell>
          <table:table-cell table:formula="of:=ABS([.A443]-[.C44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35111 229</text:p>
          </table:table-cell>
          <table:table-cell table:formula="of:=MID([.I443];1;1)" office:value-type="string" office:string-value="1">
            <text:p>1</text:p>
          </table:table-cell>
          <table:table-cell table:formula="of:=MID([.I443];4;6)" office:value-type="string" office:string-value="0.5351">
            <text:p>0.53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47">
            <text:p>0.7247</text:p>
          </table:table-cell>
          <table:table-cell table:formula="of:=IF([.B444]&gt;[.$E$1];1;0)" office:value-type="float" office:value="1">
            <text:p>1</text:p>
          </table:table-cell>
          <table:table-cell table:formula="of:=ABS([.A444]-[.C44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24744 230</text:p>
          </table:table-cell>
          <table:table-cell table:formula="of:=MID([.I444];1;1)" office:value-type="string" office:string-value="1">
            <text:p>1</text:p>
          </table:table-cell>
          <table:table-cell table:formula="of:=MID([.I444];4;6)" office:value-type="string" office:string-value="0.7247">
            <text:p>0.72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52">
            <text:p>0.6552</text:p>
          </table:table-cell>
          <table:table-cell table:formula="of:=IF([.B445]&gt;[.$E$1];1;0)" office:value-type="float" office:value="1">
            <text:p>1</text:p>
          </table:table-cell>
          <table:table-cell table:formula="of:=ABS([.A445]-[.C44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5292 232</text:p>
          </table:table-cell>
          <table:table-cell table:formula="of:=MID([.I445];1;1)" office:value-type="string" office:string-value="1">
            <text:p>1</text:p>
          </table:table-cell>
          <table:table-cell table:formula="of:=MID([.I445];4;6)" office:value-type="string" office:string-value="0.6552">
            <text:p>0.65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23">
            <text:p>0.5423</text:p>
          </table:table-cell>
          <table:table-cell table:formula="of:=IF([.B446]&gt;[.$E$1];1;0)" office:value-type="float" office:value="1">
            <text:p>1</text:p>
          </table:table-cell>
          <table:table-cell table:formula="of:=ABS([.A446]-[.C44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42308 233</text:p>
          </table:table-cell>
          <table:table-cell table:formula="of:=MID([.I446];1;1)" office:value-type="string" office:string-value="1">
            <text:p>1</text:p>
          </table:table-cell>
          <table:table-cell table:formula="of:=MID([.I446];4;6)" office:value-type="string" office:string-value="0.5423">
            <text:p>0.54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08">
            <text:p>0.6108</text:p>
          </table:table-cell>
          <table:table-cell table:formula="of:=IF([.B447]&gt;[.$E$1];1;0)" office:value-type="float" office:value="1">
            <text:p>1</text:p>
          </table:table-cell>
          <table:table-cell table:formula="of:=ABS([.A447]-[.C44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10828 234</text:p>
          </table:table-cell>
          <table:table-cell table:formula="of:=MID([.I447];1;1)" office:value-type="string" office:string-value="1">
            <text:p>1</text:p>
          </table:table-cell>
          <table:table-cell table:formula="of:=MID([.I447];4;6)" office:value-type="string" office:string-value="0.6108">
            <text:p>0.610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26">
            <text:p>0.6426</text:p>
          </table:table-cell>
          <table:table-cell table:formula="of:=IF([.B448]&gt;[.$E$1];1;0)" office:value-type="float" office:value="1">
            <text:p>1</text:p>
          </table:table-cell>
          <table:table-cell table:formula="of:=ABS([.A448]-[.C448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42676 235</text:p>
          </table:table-cell>
          <table:table-cell table:formula="of:=MID([.I448];1;1)" office:value-type="string" office:string-value="0">
            <text:p>0</text:p>
          </table:table-cell>
          <table:table-cell table:formula="of:=MID([.I448];4;6)" office:value-type="string" office:string-value="0.6426">
            <text:p>0.64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11">
            <text:p>0.6211</text:p>
          </table:table-cell>
          <table:table-cell table:formula="of:=IF([.B449]&gt;[.$E$1];1;0)" office:value-type="float" office:value="1">
            <text:p>1</text:p>
          </table:table-cell>
          <table:table-cell table:formula="of:=ABS([.A449]-[.C44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21131 236</text:p>
          </table:table-cell>
          <table:table-cell table:formula="of:=MID([.I449];1;1)" office:value-type="string" office:string-value="0">
            <text:p>0</text:p>
          </table:table-cell>
          <table:table-cell table:formula="of:=MID([.I449];4;6)" office:value-type="string" office:string-value="0.6211">
            <text:p>0.62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66">
            <text:p>0.4866</text:p>
          </table:table-cell>
          <table:table-cell table:formula="of:=IF([.B450]&gt;[.$E$1];1;0)" office:value-type="float" office:value="0">
            <text:p>0</text:p>
          </table:table-cell>
          <table:table-cell table:formula="of:=ABS([.A450]-[.C45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86646 237</text:p>
          </table:table-cell>
          <table:table-cell table:formula="of:=MID([.I450];1;1)" office:value-type="string" office:string-value="1">
            <text:p>1</text:p>
          </table:table-cell>
          <table:table-cell table:formula="of:=MID([.I450];4;6)" office:value-type="string" office:string-value="0.4866">
            <text:p>0.48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19">
            <text:p>0.4619</text:p>
          </table:table-cell>
          <table:table-cell table:formula="of:=IF([.B451]&gt;[.$E$1];1;0)" office:value-type="float" office:value="0">
            <text:p>0</text:p>
          </table:table-cell>
          <table:table-cell table:formula="of:=ABS([.A451]-[.C45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461921 238</text:p>
          </table:table-cell>
          <table:table-cell table:formula="of:=MID([.I451];1;1)" office:value-type="string" office:string-value="0">
            <text:p>0</text:p>
          </table:table-cell>
          <table:table-cell table:formula="of:=MID([.I451];4;6)" office:value-type="string" office:string-value="0.4619">
            <text:p>0.46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42">
            <text:p>0.6142</text:p>
          </table:table-cell>
          <table:table-cell table:formula="of:=IF([.B452]&gt;[.$E$1];1;0)" office:value-type="float" office:value="1">
            <text:p>1</text:p>
          </table:table-cell>
          <table:table-cell table:formula="of:=ABS([.A452]-[.C45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14289 239</text:p>
          </table:table-cell>
          <table:table-cell table:formula="of:=MID([.I452];1;1)" office:value-type="string" office:string-value="1">
            <text:p>1</text:p>
          </table:table-cell>
          <table:table-cell table:formula="of:=MID([.I452];4;6)" office:value-type="string" office:string-value="0.6142">
            <text:p>0.61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05">
            <text:p>0.3505</text:p>
          </table:table-cell>
          <table:table-cell table:formula="of:=IF([.B453]&gt;[.$E$1];1;0)" office:value-type="float" office:value="0">
            <text:p>0</text:p>
          </table:table-cell>
          <table:table-cell table:formula="of:=ABS([.A453]-[.C45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50542 241</text:p>
          </table:table-cell>
          <table:table-cell table:formula="of:=MID([.I453];1;1)" office:value-type="string" office:string-value="1">
            <text:p>1</text:p>
          </table:table-cell>
          <table:table-cell table:formula="of:=MID([.I453];4;6)" office:value-type="string" office:string-value="0.3505">
            <text:p>0.35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3">
            <text:p>0.6883</text:p>
          </table:table-cell>
          <table:table-cell table:formula="of:=IF([.B454]&gt;[.$E$1];1;0)" office:value-type="float" office:value="1">
            <text:p>1</text:p>
          </table:table-cell>
          <table:table-cell table:formula="of:=ABS([.A454]-[.C45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8389 242</text:p>
          </table:table-cell>
          <table:table-cell table:formula="of:=MID([.I454];1;1)" office:value-type="string" office:string-value="1">
            <text:p>1</text:p>
          </table:table-cell>
          <table:table-cell table:formula="of:=MID([.I454];4;6)" office:value-type="string" office:string-value="0.6883">
            <text:p>0.68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9">
            <text:p>0.769</text:p>
          </table:table-cell>
          <table:table-cell table:formula="of:=IF([.B455]&gt;[.$E$1];1;0)" office:value-type="float" office:value="1">
            <text:p>1</text:p>
          </table:table-cell>
          <table:table-cell table:formula="of:=ABS([.A455]-[.C45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69024 243</text:p>
          </table:table-cell>
          <table:table-cell table:formula="of:=MID([.I455];1;1)" office:value-type="string" office:string-value="1">
            <text:p>1</text:p>
          </table:table-cell>
          <table:table-cell table:formula="of:=MID([.I455];4;6)" office:value-type="string" office:string-value="0.7690">
            <text:p>0.76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34">
            <text:p>0.8734</text:p>
          </table:table-cell>
          <table:table-cell table:formula="of:=IF([.B456]&gt;[.$E$1];1;0)" office:value-type="float" office:value="1">
            <text:p>1</text:p>
          </table:table-cell>
          <table:table-cell table:formula="of:=ABS([.A456]-[.C45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73407 244</text:p>
          </table:table-cell>
          <table:table-cell table:formula="of:=MID([.I456];1;1)" office:value-type="string" office:string-value="1">
            <text:p>1</text:p>
          </table:table-cell>
          <table:table-cell table:formula="of:=MID([.I456];4;6)" office:value-type="string" office:string-value="0.8734">
            <text:p>0.873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99">
            <text:p>0.3199</text:p>
          </table:table-cell>
          <table:table-cell table:formula="of:=IF([.B457]&gt;[.$E$1];1;0)" office:value-type="float" office:value="0">
            <text:p>0</text:p>
          </table:table-cell>
          <table:table-cell table:formula="of:=ABS([.A457]-[.C45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19951 245</text:p>
          </table:table-cell>
          <table:table-cell table:formula="of:=MID([.I457];1;1)" office:value-type="string" office:string-value="0">
            <text:p>0</text:p>
          </table:table-cell>
          <table:table-cell table:formula="of:=MID([.I457];4;6)" office:value-type="string" office:string-value="0.3199">
            <text:p>0.319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39">
            <text:p>0.6339</text:p>
          </table:table-cell>
          <table:table-cell table:formula="of:=IF([.B458]&gt;[.$E$1];1;0)" office:value-type="float" office:value="1">
            <text:p>1</text:p>
          </table:table-cell>
          <table:table-cell table:formula="of:=ABS([.A458]-[.C458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33991 247</text:p>
          </table:table-cell>
          <table:table-cell table:formula="of:=MID([.I458];1;1)" office:value-type="string" office:string-value="0">
            <text:p>0</text:p>
          </table:table-cell>
          <table:table-cell table:formula="of:=MID([.I458];4;6)" office:value-type="string" office:string-value="0.6339">
            <text:p>0.63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4">
            <text:p>0.4754</text:p>
          </table:table-cell>
          <table:table-cell table:formula="of:=IF([.B459]&gt;[.$E$1];1;0)" office:value-type="float" office:value="0">
            <text:p>0</text:p>
          </table:table-cell>
          <table:table-cell table:formula="of:=ABS([.A459]-[.C45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475412 248</text:p>
          </table:table-cell>
          <table:table-cell table:formula="of:=MID([.I459];1;1)" office:value-type="string" office:string-value="0">
            <text:p>0</text:p>
          </table:table-cell>
          <table:table-cell table:formula="of:=MID([.I459];4;6)" office:value-type="string" office:string-value="0.4754">
            <text:p>0.47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6">
            <text:p>0.6376</text:p>
          </table:table-cell>
          <table:table-cell table:formula="of:=IF([.B460]&gt;[.$E$1];1;0)" office:value-type="float" office:value="1">
            <text:p>1</text:p>
          </table:table-cell>
          <table:table-cell table:formula="of:=ABS([.A460]-[.C46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37643 249</text:p>
          </table:table-cell>
          <table:table-cell table:formula="of:=MID([.I460];1;1)" office:value-type="string" office:string-value="1">
            <text:p>1</text:p>
          </table:table-cell>
          <table:table-cell table:formula="of:=MID([.I460];4;6)" office:value-type="string" office:string-value="0.6376">
            <text:p>0.63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8">
            <text:p>0.6898</text:p>
          </table:table-cell>
          <table:table-cell table:formula="of:=IF([.B461]&gt;[.$E$1];1;0)" office:value-type="float" office:value="1">
            <text:p>1</text:p>
          </table:table-cell>
          <table:table-cell table:formula="of:=ABS([.A461]-[.C46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9814 250</text:p>
          </table:table-cell>
          <table:table-cell table:formula="of:=MID([.I461];1;1)" office:value-type="string" office:string-value="1">
            <text:p>1</text:p>
          </table:table-cell>
          <table:table-cell table:formula="of:=MID([.I461];4;6)" office:value-type="string" office:string-value="0.6898">
            <text:p>0.68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32">
            <text:p>0.3732</text:p>
          </table:table-cell>
          <table:table-cell table:formula="of:=IF([.B462]&gt;[.$E$1];1;0)" office:value-type="float" office:value="0">
            <text:p>0</text:p>
          </table:table-cell>
          <table:table-cell table:formula="of:=ABS([.A462]-[.C46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73228 252</text:p>
          </table:table-cell>
          <table:table-cell table:formula="of:=MID([.I462];1;1)" office:value-type="string" office:string-value="0">
            <text:p>0</text:p>
          </table:table-cell>
          <table:table-cell table:formula="of:=MID([.I462];4;6)" office:value-type="string" office:string-value="0.3732">
            <text:p>0.37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79">
            <text:p>0.5779</text:p>
          </table:table-cell>
          <table:table-cell table:formula="of:=IF([.B463]&gt;[.$E$1];1;0)" office:value-type="float" office:value="1">
            <text:p>1</text:p>
          </table:table-cell>
          <table:table-cell table:formula="of:=ABS([.A463]-[.C46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779 253</text:p>
          </table:table-cell>
          <table:table-cell table:formula="of:=MID([.I463];1;1)" office:value-type="string" office:string-value="1">
            <text:p>1</text:p>
          </table:table-cell>
          <table:table-cell table:formula="of:=MID([.I463];4;6)" office:value-type="string" office:string-value="0.5779">
            <text:p>0.57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02">
            <text:p>0.6302</text:p>
          </table:table-cell>
          <table:table-cell table:formula="of:=IF([.B464]&gt;[.$E$1];1;0)" office:value-type="float" office:value="1">
            <text:p>1</text:p>
          </table:table-cell>
          <table:table-cell table:formula="of:=ABS([.A464]-[.C46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30275 255</text:p>
          </table:table-cell>
          <table:table-cell table:formula="of:=MID([.I464];1;1)" office:value-type="string" office:string-value="1">
            <text:p>1</text:p>
          </table:table-cell>
          <table:table-cell table:formula="of:=MID([.I464];4;6)" office:value-type="string" office:string-value="0.6302">
            <text:p>0.63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84">
            <text:p>0.4884</text:p>
          </table:table-cell>
          <table:table-cell table:formula="of:=IF([.B465]&gt;[.$E$1];1;0)" office:value-type="float" office:value="0">
            <text:p>0</text:p>
          </table:table-cell>
          <table:table-cell table:formula="of:=ABS([.A465]-[.C465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88436 256</text:p>
          </table:table-cell>
          <table:table-cell table:formula="of:=MID([.I465];1;1)" office:value-type="string" office:string-value="1">
            <text:p>1</text:p>
          </table:table-cell>
          <table:table-cell table:formula="of:=MID([.I465];4;6)" office:value-type="string" office:string-value="0.4884">
            <text:p>0.48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95">
            <text:p>0.5495</text:p>
          </table:table-cell>
          <table:table-cell table:formula="of:=IF([.B466]&gt;[.$E$1];1;0)" office:value-type="float" office:value="1">
            <text:p>1</text:p>
          </table:table-cell>
          <table:table-cell table:formula="of:=ABS([.A466]-[.C46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49544 257</text:p>
          </table:table-cell>
          <table:table-cell table:formula="of:=MID([.I466];1;1)" office:value-type="string" office:string-value="1">
            <text:p>1</text:p>
          </table:table-cell>
          <table:table-cell table:formula="of:=MID([.I466];4;6)" office:value-type="string" office:string-value="0.5495">
            <text:p>0.54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87">
            <text:p>0.6987</text:p>
          </table:table-cell>
          <table:table-cell table:formula="of:=IF([.B467]&gt;[.$E$1];1;0)" office:value-type="float" office:value="1">
            <text:p>1</text:p>
          </table:table-cell>
          <table:table-cell table:formula="of:=ABS([.A467]-[.C46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98718 259</text:p>
          </table:table-cell>
          <table:table-cell table:formula="of:=MID([.I467];1;1)" office:value-type="string" office:string-value="0">
            <text:p>0</text:p>
          </table:table-cell>
          <table:table-cell table:formula="of:=MID([.I467];4;6)" office:value-type="string" office:string-value="0.6987">
            <text:p>0.69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39">
            <text:p>0.5039</text:p>
          </table:table-cell>
          <table:table-cell table:formula="of:=IF([.B468]&gt;[.$E$1];1;0)" office:value-type="float" office:value="0">
            <text:p>0</text:p>
          </table:table-cell>
          <table:table-cell table:formula="of:=ABS([.A468]-[.C468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039 261</text:p>
          </table:table-cell>
          <table:table-cell table:formula="of:=MID([.I468];1;1)" office:value-type="string" office:string-value="1">
            <text:p>1</text:p>
          </table:table-cell>
          <table:table-cell table:formula="of:=MID([.I468];4;6)" office:value-type="string" office:string-value="0.5039">
            <text:p>0.50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76">
            <text:p>0.6576</text:p>
          </table:table-cell>
          <table:table-cell table:formula="of:=IF([.B469]&gt;[.$E$1];1;0)" office:value-type="float" office:value="1">
            <text:p>1</text:p>
          </table:table-cell>
          <table:table-cell table:formula="of:=ABS([.A469]-[.C46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657657 262</text:p>
          </table:table-cell>
          <table:table-cell table:formula="of:=MID([.I469];1;1)" office:value-type="string" office:string-value="0">
            <text:p>0</text:p>
          </table:table-cell>
          <table:table-cell table:formula="of:=MID([.I469];4;6)" office:value-type="string" office:string-value="0.6576">
            <text:p>0.65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01">
            <text:p>0.6101</text:p>
          </table:table-cell>
          <table:table-cell table:formula="of:=IF([.B470]&gt;[.$E$1];1;0)" office:value-type="float" office:value="1">
            <text:p>1</text:p>
          </table:table-cell>
          <table:table-cell table:formula="of:=ABS([.A470]-[.C47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10183 264</text:p>
          </table:table-cell>
          <table:table-cell table:formula="of:=MID([.I470];1;1)" office:value-type="string" office:string-value="1">
            <text:p>1</text:p>
          </table:table-cell>
          <table:table-cell table:formula="of:=MID([.I470];4;6)" office:value-type="string" office:string-value="0.6101">
            <text:p>0.610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76">
            <text:p>0.4576</text:p>
          </table:table-cell>
          <table:table-cell table:formula="of:=IF([.B471]&gt;[.$E$1];1;0)" office:value-type="float" office:value="0">
            <text:p>0</text:p>
          </table:table-cell>
          <table:table-cell table:formula="of:=ABS([.A471]-[.C47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457651 267</text:p>
          </table:table-cell>
          <table:table-cell table:formula="of:=MID([.I471];1;1)" office:value-type="string" office:string-value="0">
            <text:p>0</text:p>
          </table:table-cell>
          <table:table-cell table:formula="of:=MID([.I471];4;6)" office:value-type="string" office:string-value="0.4576">
            <text:p>0.45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187">
            <text:p>0.2187</text:p>
          </table:table-cell>
          <table:table-cell table:formula="of:=IF([.B472]&gt;[.$E$1];1;0)" office:value-type="float" office:value="0">
            <text:p>0</text:p>
          </table:table-cell>
          <table:table-cell table:formula="of:=ABS([.A472]-[.C47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string">
            <text:p>0.4792</text:p>
          </table:table-cell>
          <table:table-cell table:number-columns-repeated="2"/>
          <table:table-cell table:style-name="ce2" office:value-type="string">
            <text:p>1, 0.218762 268</text:p>
          </table:table-cell>
          <table:table-cell table:formula="of:=MID([.I472];1;1)" office:value-type="string" office:string-value="1">
            <text:p>1</text:p>
          </table:table-cell>
          <table:table-cell table:formula="of:=MID([.I472];4;6)" office:value-type="string" office:string-value="0.2187">
            <text:p>0.21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3">
            <text:p>0.6893</text:p>
          </table:table-cell>
          <table:table-cell table:formula="of:=IF([.B473]&gt;[.$E$1];1;0)" office:value-type="float" office:value="1">
            <text:p>1</text:p>
          </table:table-cell>
          <table:table-cell table:formula="of:=ABS([.A473]-[.C47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89303 270</text:p>
          </table:table-cell>
          <table:table-cell table:formula="of:=MID([.I473];1;1)" office:value-type="string" office:string-value="1">
            <text:p>1</text:p>
          </table:table-cell>
          <table:table-cell table:formula="of:=MID([.I473];4;6)" office:value-type="string" office:string-value="0.6893">
            <text:p>0.68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686">
            <text:p>0.2686</text:p>
          </table:table-cell>
          <table:table-cell table:formula="of:=IF([.B474]&gt;[.$E$1];1;0)" office:value-type="float" office:value="0">
            <text:p>0</text:p>
          </table:table-cell>
          <table:table-cell table:formula="of:=ABS([.A474]-[.C474])" office:value-type="float" office:value="1">
            <text:p>1</text:p>
          </table:table-cell>
          <table:table-cell table:number-columns-repeated="4"/>
          <table:table-cell table:style-name="ce2" office:value-type="string">
            <text:p>1, 0.268688 271</text:p>
          </table:table-cell>
          <table:table-cell table:formula="of:=MID([.I474];1;1)" office:value-type="string" office:string-value="1">
            <text:p>1</text:p>
          </table:table-cell>
          <table:table-cell table:formula="of:=MID([.I474];4;6)" office:value-type="string" office:string-value="0.2686">
            <text:p>0.26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74">
            <text:p>0.5774</text:p>
          </table:table-cell>
          <table:table-cell table:formula="of:=IF([.B475]&gt;[.$E$1];1;0)" office:value-type="float" office:value="1">
            <text:p>1</text:p>
          </table:table-cell>
          <table:table-cell table:formula="of:=ABS([.A475]-[.C475])" office:value-type="float" office:value="0">
            <text:p>0</text:p>
          </table:table-cell>
          <table:table-cell table:number-columns-repeated="4"/>
          <table:table-cell table:style-name="ce2" office:value-type="string">
            <text:p>1, 0.577425 272</text:p>
          </table:table-cell>
          <table:table-cell table:formula="of:=MID([.I475];1;1)" office:value-type="string" office:string-value="1">
            <text:p>1</text:p>
          </table:table-cell>
          <table:table-cell table:formula="of:=MID([.I475];4;6)" office:value-type="string" office:string-value="0.5774">
            <text:p>0.57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2">
            <text:p>0.6162</text:p>
          </table:table-cell>
          <table:table-cell table:formula="of:=IF([.B476]&gt;[.$E$1];1;0)" office:value-type="float" office:value="1">
            <text:p>1</text:p>
          </table:table-cell>
          <table:table-cell table:formula="of:=ABS([.A476]-[.C476])" office:value-type="float" office:value="0">
            <text:p>0</text:p>
          </table:table-cell>
          <table:table-cell table:number-columns-repeated="4"/>
          <table:table-cell table:style-name="ce2" office:value-type="string">
            <text:p>1, 0.61626 273</text:p>
          </table:table-cell>
          <table:table-cell table:formula="of:=MID([.I476];1;1)" office:value-type="string" office:string-value="1">
            <text:p>1</text:p>
          </table:table-cell>
          <table:table-cell table:formula="of:=MID([.I476];4;6)" office:value-type="string" office:string-value="0.6162">
            <text:p>0.61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2">
            <text:p>0.7072</text:p>
          </table:table-cell>
          <table:table-cell table:formula="of:=IF([.B477]&gt;[.$E$1];1;0)" office:value-type="float" office:value="1">
            <text:p>1</text:p>
          </table:table-cell>
          <table:table-cell table:formula="of:=ABS([.A477]-[.C477])" office:value-type="float" office:value="0">
            <text:p>0</text:p>
          </table:table-cell>
          <table:table-cell table:number-columns-repeated="4"/>
          <table:table-cell table:style-name="ce2" office:value-type="string">
            <text:p>1, 0.707218 274</text:p>
          </table:table-cell>
          <table:table-cell table:formula="of:=MID([.I477];1;1)" office:value-type="string" office:string-value="1">
            <text:p>1</text:p>
          </table:table-cell>
          <table:table-cell table:formula="of:=MID([.I477];4;6)" office:value-type="string" office:string-value="0.7072">
            <text:p>0.70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45">
            <text:p>0.3645</text:p>
          </table:table-cell>
          <table:table-cell table:formula="of:=IF([.B478]&gt;[.$E$1];1;0)" office:value-type="float" office:value="0">
            <text:p>0</text:p>
          </table:table-cell>
          <table:table-cell table:formula="of:=ABS([.A478]-[.C478])" office:value-type="float" office:value="0">
            <text:p>0</text:p>
          </table:table-cell>
          <table:table-cell table:number-columns-repeated="4"/>
          <table:table-cell table:style-name="ce2" office:value-type="string">
            <text:p>0, 0.364536 275</text:p>
          </table:table-cell>
          <table:table-cell table:formula="of:=MID([.I478];1;1)" office:value-type="string" office:string-value="0">
            <text:p>0</text:p>
          </table:table-cell>
          <table:table-cell table:formula="of:=MID([.I478];4;6)" office:value-type="string" office:string-value="0.3645">
            <text:p>0.36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46">
            <text:p>0.6946</text:p>
          </table:table-cell>
          <table:table-cell table:formula="of:=IF([.B479]&gt;[.$E$1];1;0)" office:value-type="float" office:value="1">
            <text:p>1</text:p>
          </table:table-cell>
          <table:table-cell table:formula="of:=ABS([.A479]-[.C479])" office:value-type="float" office:value="1">
            <text:p>1</text:p>
          </table:table-cell>
          <table:table-cell table:number-columns-repeated="4"/>
          <table:table-cell table:style-name="ce2" office:value-type="string">
            <text:p>0, 0.69465 277</text:p>
          </table:table-cell>
          <table:table-cell table:formula="of:=MID([.I479];1;1)" office:value-type="string" office:string-value="0">
            <text:p>0</text:p>
          </table:table-cell>
          <table:table-cell table:formula="of:=MID([.I479];4;6)" office:value-type="string" office:string-value="0.6946">
            <text:p>0.69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07">
            <text:p>0.8907</text:p>
          </table:table-cell>
          <table:table-cell table:formula="of:=IF([.B480]&gt;[.$E$1];1;0)" office:value-type="float" office:value="1">
            <text:p>1</text:p>
          </table:table-cell>
          <table:table-cell table:formula="of:=ABS([.A480]-[.C480])" office:value-type="float" office:value="0">
            <text:p>0</text:p>
          </table:table-cell>
          <table:table-cell table:number-columns-repeated="4"/>
          <table:table-cell table:style-name="ce2" office:value-type="string">
            <text:p>1, 0.890735 278</text:p>
          </table:table-cell>
          <table:table-cell table:formula="of:=MID([.I480];1;1)" office:value-type="string" office:string-value="1">
            <text:p>1</text:p>
          </table:table-cell>
          <table:table-cell table:formula="of:=MID([.I480];4;6)" office:value-type="string" office:string-value="0.8907">
            <text:p>0.890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5">
            <text:p>0.625</text:p>
          </table:table-cell>
          <table:table-cell table:formula="of:=IF([.B481]&gt;[.$E$1];1;0)" office:value-type="float" office:value="1">
            <text:p>1</text:p>
          </table:table-cell>
          <table:table-cell table:formula="of:=ABS([.A481]-[.C481])" office:value-type="float" office:value="1">
            <text:p>1</text:p>
          </table:table-cell>
          <table:table-cell table:number-columns-repeated="4"/>
          <table:table-cell table:style-name="ce2" office:value-type="string">
            <text:p>0, 0.625064 279</text:p>
          </table:table-cell>
          <table:table-cell table:formula="of:=MID([.I481];1;1)" office:value-type="string" office:string-value="0">
            <text:p>0</text:p>
          </table:table-cell>
          <table:table-cell table:formula="of:=MID([.I481];4;6)" office:value-type="string" office:string-value="0.6250">
            <text:p>0.62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07">
            <text:p>0.5507</text:p>
          </table:table-cell>
          <table:table-cell table:formula="of:=IF([.B482]&gt;[.$E$1];1;0)" office:value-type="float" office:value="1">
            <text:p>1</text:p>
          </table:table-cell>
          <table:table-cell table:formula="of:=ABS([.A482]-[.C482])" office:value-type="float" office:value="0">
            <text:p>0</text:p>
          </table:table-cell>
          <table:table-cell table:number-columns-repeated="4"/>
          <table:table-cell table:style-name="ce2" office:value-type="string">
            <text:p>1, 0.550764 281</text:p>
          </table:table-cell>
          <table:table-cell table:formula="of:=MID([.I482];1;1)" office:value-type="string" office:string-value="1">
            <text:p>1</text:p>
          </table:table-cell>
          <table:table-cell table:formula="of:=MID([.I482];4;6)" office:value-type="string" office:string-value="0.5507">
            <text:p>0.55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5">
            <text:p>0.6685</text:p>
          </table:table-cell>
          <table:table-cell table:formula="of:=IF([.B483]&gt;[.$E$1];1;0)" office:value-type="float" office:value="1">
            <text:p>1</text:p>
          </table:table-cell>
          <table:table-cell table:formula="of:=ABS([.A483]-[.C483])" office:value-type="float" office:value="0">
            <text:p>0</text:p>
          </table:table-cell>
          <table:table-cell table:number-columns-repeated="4"/>
          <table:table-cell table:style-name="ce2" office:value-type="string">
            <text:p>1, 0.668561 282</text:p>
          </table:table-cell>
          <table:table-cell table:formula="of:=MID([.I483];1;1)" office:value-type="string" office:string-value="1">
            <text:p>1</text:p>
          </table:table-cell>
          <table:table-cell table:formula="of:=MID([.I483];4;6)" office:value-type="string" office:string-value="0.6685">
            <text:p>0.66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">
            <text:p>0.55</text:p>
          </table:table-cell>
          <table:table-cell table:formula="of:=IF([.B484]&gt;[.$E$1];1;0)" office:value-type="float" office:value="1">
            <text:p>1</text:p>
          </table:table-cell>
          <table:table-cell table:formula="of:=ABS([.A484]-[.C484])" office:value-type="float" office:value="0">
            <text:p>0</text:p>
          </table:table-cell>
          <table:table-cell table:number-columns-repeated="4"/>
          <table:table-cell table:style-name="ce2" office:value-type="string">
            <text:p>1, 0.550042 283</text:p>
          </table:table-cell>
          <table:table-cell table:formula="of:=MID([.I484];1;1)" office:value-type="string" office:string-value="1">
            <text:p>1</text:p>
          </table:table-cell>
          <table:table-cell table:formula="of:=MID([.I484];4;6)" office:value-type="string" office:string-value="0.5500">
            <text:p>0.550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">
            <text:p>0.49</text:p>
          </table:table-cell>
          <table:table-cell table:formula="of:=IF([.B485]&gt;[.$E$1];1;0)" office:value-type="float" office:value="0">
            <text:p>0</text:p>
          </table:table-cell>
          <table:table-cell table:formula="of:=ABS([.A485]-[.C485])" office:value-type="float" office:value="0">
            <text:p>0</text:p>
          </table:table-cell>
          <table:table-cell table:number-columns-repeated="4"/>
          <table:table-cell table:style-name="ce2" office:value-type="string">
            <text:p>0, 0.490031 284</text:p>
          </table:table-cell>
          <table:table-cell table:formula="of:=MID([.I485];1;1)" office:value-type="string" office:string-value="0">
            <text:p>0</text:p>
          </table:table-cell>
          <table:table-cell table:formula="of:=MID([.I485];4;6)" office:value-type="string" office:string-value="0.4900">
            <text:p>0.49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87">
            <text:p>0.7987</text:p>
          </table:table-cell>
          <table:table-cell table:formula="of:=IF([.B486]&gt;[.$E$1];1;0)" office:value-type="float" office:value="1">
            <text:p>1</text:p>
          </table:table-cell>
          <table:table-cell table:formula="of:=ABS([.A486]-[.C486])" office:value-type="float" office:value="0">
            <text:p>0</text:p>
          </table:table-cell>
          <table:table-cell table:number-columns-repeated="4"/>
          <table:table-cell table:style-name="ce2" office:value-type="string">
            <text:p>1, 0.798791 285</text:p>
          </table:table-cell>
          <table:table-cell table:formula="of:=MID([.I486];1;1)" office:value-type="string" office:string-value="1">
            <text:p>1</text:p>
          </table:table-cell>
          <table:table-cell table:formula="of:=MID([.I486];4;6)" office:value-type="string" office:string-value="0.7987">
            <text:p>0.79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95">
            <text:p>0.5295</text:p>
          </table:table-cell>
          <table:table-cell table:formula="of:=IF([.B487]&gt;[.$E$1];1;0)" office:value-type="float" office:value="1">
            <text:p>1</text:p>
          </table:table-cell>
          <table:table-cell table:formula="of:=ABS([.A487]-[.C487])" office:value-type="float" office:value="0">
            <text:p>0</text:p>
          </table:table-cell>
          <table:table-cell table:number-columns-repeated="4"/>
          <table:table-cell table:style-name="ce2" office:value-type="string">
            <text:p>1, 0.529501 286</text:p>
          </table:table-cell>
          <table:table-cell table:formula="of:=MID([.I487];1;1)" office:value-type="string" office:string-value="1">
            <text:p>1</text:p>
          </table:table-cell>
          <table:table-cell table:formula="of:=MID([.I487];4;6)" office:value-type="string" office:string-value="0.5295">
            <text:p>0.52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48">
            <text:p>0.4948</text:p>
          </table:table-cell>
          <table:table-cell table:formula="of:=IF([.B488]&gt;[.$E$1];1;0)" office:value-type="float" office:value="0">
            <text:p>0</text:p>
          </table:table-cell>
          <table:table-cell table:formula="of:=ABS([.A488]-[.C488])" office:value-type="float" office:value="1">
            <text:p>1</text:p>
          </table:table-cell>
          <table:table-cell table:number-columns-repeated="4"/>
          <table:table-cell table:style-name="ce2" office:value-type="string">
            <text:p>1, 0.494897 287</text:p>
          </table:table-cell>
          <table:table-cell table:formula="of:=MID([.I488];1;1)" office:value-type="string" office:string-value="1">
            <text:p>1</text:p>
          </table:table-cell>
          <table:table-cell table:formula="of:=MID([.I488];4;6)" office:value-type="string" office:string-value="0.4948">
            <text:p>0.49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206">
            <text:p>0.2206</text:p>
          </table:table-cell>
          <table:table-cell table:formula="of:=IF([.B489]&gt;[.$E$1];1;0)" office:value-type="float" office:value="0">
            <text:p>0</text:p>
          </table:table-cell>
          <table:table-cell table:formula="of:=ABS([.A489]-[.C489])" office:value-type="float" office:value="1">
            <text:p>1</text:p>
          </table:table-cell>
          <table:table-cell table:number-columns-repeated="4"/>
          <table:table-cell table:style-name="ce2" office:value-type="string">
            <text:p>1, 0.2206 288</text:p>
          </table:table-cell>
          <table:table-cell table:formula="of:=MID([.I489];1;1)" office:value-type="string" office:string-value="1">
            <text:p>1</text:p>
          </table:table-cell>
          <table:table-cell table:formula="of:=MID([.I489];4;6)" office:value-type="string" office:string-value="0.2206">
            <text:p>0.22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62">
            <text:p>0.6662</text:p>
          </table:table-cell>
          <table:table-cell table:formula="of:=IF([.B490]&gt;[.$E$1];1;0)" office:value-type="float" office:value="1">
            <text:p>1</text:p>
          </table:table-cell>
          <table:table-cell table:formula="of:=ABS([.A490]-[.C490])" office:value-type="float" office:value="0">
            <text:p>0</text:p>
          </table:table-cell>
          <table:table-cell table:number-columns-repeated="4"/>
          <table:table-cell table:style-name="ce2" office:value-type="string">
            <text:p>1, 0.66622 289</text:p>
          </table:table-cell>
          <table:table-cell table:formula="of:=MID([.I490];1;1)" office:value-type="string" office:string-value="1">
            <text:p>1</text:p>
          </table:table-cell>
          <table:table-cell table:formula="of:=MID([.I490];4;6)" office:value-type="string" office:string-value="0.6662">
            <text:p>0.66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61">
            <text:p>0.4561</text:p>
          </table:table-cell>
          <table:table-cell table:formula="of:=IF([.B491]&gt;[.$E$1];1;0)" office:value-type="float" office:value="0">
            <text:p>0</text:p>
          </table:table-cell>
          <table:table-cell table:formula="of:=ABS([.A491]-[.C491])" office:value-type="float" office:value="0">
            <text:p>0</text:p>
          </table:table-cell>
          <table:table-cell table:number-columns-repeated="4"/>
          <table:table-cell table:style-name="ce2" office:value-type="string">
            <text:p>0, 0.456159 290</text:p>
          </table:table-cell>
          <table:table-cell table:formula="of:=MID([.I491];1;1)" office:value-type="string" office:string-value="0">
            <text:p>0</text:p>
          </table:table-cell>
          <table:table-cell table:formula="of:=MID([.I491];4;6)" office:value-type="string" office:string-value="0.4561">
            <text:p>0.45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53">
            <text:p>0.5253</text:p>
          </table:table-cell>
          <table:table-cell table:formula="of:=IF([.B492]&gt;[.$E$1];1;0)" office:value-type="float" office:value="1">
            <text:p>1</text:p>
          </table:table-cell>
          <table:table-cell table:formula="of:=ABS([.A492]-[.C492])" office:value-type="float" office:value="1">
            <text:p>1</text:p>
          </table:table-cell>
          <table:table-cell table:number-columns-repeated="4"/>
          <table:table-cell table:style-name="ce2" office:value-type="string">
            <text:p>0, 0.525335 291</text:p>
          </table:table-cell>
          <table:table-cell table:formula="of:=MID([.I492];1;1)" office:value-type="string" office:string-value="0">
            <text:p>0</text:p>
          </table:table-cell>
          <table:table-cell table:formula="of:=MID([.I492];4;6)" office:value-type="string" office:string-value="0.5253">
            <text:p>0.52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49">
            <text:p>0.4849</text:p>
          </table:table-cell>
          <table:table-cell table:formula="of:=IF([.B493]&gt;[.$E$1];1;0)" office:value-type="float" office:value="0">
            <text:p>0</text:p>
          </table:table-cell>
          <table:table-cell table:formula="of:=ABS([.A493]-[.C493])" office:value-type="float" office:value="0">
            <text:p>0</text:p>
          </table:table-cell>
          <table:table-cell table:number-columns-repeated="4"/>
          <table:table-cell table:style-name="ce2" office:value-type="string">
            <text:p>0, 0.484956 292</text:p>
          </table:table-cell>
          <table:table-cell table:formula="of:=MID([.I493];1;1)" office:value-type="string" office:string-value="0">
            <text:p>0</text:p>
          </table:table-cell>
          <table:table-cell table:formula="of:=MID([.I493];4;6)" office:value-type="string" office:string-value="0.4849">
            <text:p>0.48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87">
            <text:p>0.7887</text:p>
          </table:table-cell>
          <table:table-cell table:formula="of:=IF([.B494]&gt;[.$E$1];1;0)" office:value-type="float" office:value="1">
            <text:p>1</text:p>
          </table:table-cell>
          <table:table-cell table:formula="of:=ABS([.A494]-[.C494])" office:value-type="float" office:value="0">
            <text:p>0</text:p>
          </table:table-cell>
          <table:table-cell table:number-columns-repeated="4"/>
          <table:table-cell table:style-name="ce2" office:value-type="string">
            <text:p>1, 0.788758 293</text:p>
          </table:table-cell>
          <table:table-cell table:formula="of:=MID([.I494];1;1)" office:value-type="string" office:string-value="1">
            <text:p>1</text:p>
          </table:table-cell>
          <table:table-cell table:formula="of:=MID([.I494];4;6)" office:value-type="string" office:string-value="0.7887">
            <text:p>0.78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01">
            <text:p>0.4301</text:p>
          </table:table-cell>
          <table:table-cell table:formula="of:=IF([.B495]&gt;[.$E$1];1;0)" office:value-type="float" office:value="0">
            <text:p>0</text:p>
          </table:table-cell>
          <table:table-cell table:formula="of:=ABS([.A495]-[.C495])" office:value-type="float" office:value="1">
            <text:p>1</text:p>
          </table:table-cell>
          <table:table-cell table:number-columns-repeated="4"/>
          <table:table-cell table:style-name="ce2" office:value-type="string">
            <text:p>1, 0.430143 294</text:p>
          </table:table-cell>
          <table:table-cell table:formula="of:=MID([.I495];1;1)" office:value-type="string" office:string-value="1">
            <text:p>1</text:p>
          </table:table-cell>
          <table:table-cell table:formula="of:=MID([.I495];4;6)" office:value-type="string" office:string-value="0.4301">
            <text:p>0.430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87">
            <text:p>0.6887</text:p>
          </table:table-cell>
          <table:table-cell table:formula="of:=IF([.B496]&gt;[.$E$1];1;0)" office:value-type="float" office:value="1">
            <text:p>1</text:p>
          </table:table-cell>
          <table:table-cell table:formula="of:=ABS([.A496]-[.C496])" office:value-type="float" office:value="1">
            <text:p>1</text:p>
          </table:table-cell>
          <table:table-cell table:number-columns-repeated="4"/>
          <table:table-cell table:style-name="ce2" office:value-type="string">
            <text:p>0, 0.688792 295</text:p>
          </table:table-cell>
          <table:table-cell table:formula="of:=MID([.I496];1;1)" office:value-type="string" office:string-value="0">
            <text:p>0</text:p>
          </table:table-cell>
          <table:table-cell table:formula="of:=MID([.I496];4;6)" office:value-type="string" office:string-value="0.6887">
            <text:p>0.68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2">
            <text:p>0.5412</text:p>
          </table:table-cell>
          <table:table-cell table:formula="of:=IF([.B497]&gt;[.$E$1];1;0)" office:value-type="float" office:value="1">
            <text:p>1</text:p>
          </table:table-cell>
          <table:table-cell table:formula="of:=ABS([.A497]-[.C497])" office:value-type="float" office:value="0">
            <text:p>0</text:p>
          </table:table-cell>
          <table:table-cell table:number-columns-repeated="4"/>
          <table:table-cell table:style-name="ce2" office:value-type="string">
            <text:p>1, 0.541215 296</text:p>
          </table:table-cell>
          <table:table-cell table:formula="of:=MID([.I497];1;1)" office:value-type="string" office:string-value="1">
            <text:p>1</text:p>
          </table:table-cell>
          <table:table-cell table:formula="of:=MID([.I497];4;6)" office:value-type="string" office:string-value="0.5412">
            <text:p>0.54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17">
            <text:p>0.5217</text:p>
          </table:table-cell>
          <table:table-cell table:formula="of:=IF([.B498]&gt;[.$E$1];1;0)" office:value-type="float" office:value="1">
            <text:p>1</text:p>
          </table:table-cell>
          <table:table-cell table:formula="of:=ABS([.A498]-[.C498])" office:value-type="float" office:value="0">
            <text:p>0</text:p>
          </table:table-cell>
          <table:table-cell table:number-columns-repeated="4"/>
          <table:table-cell table:style-name="ce2" office:value-type="string">
            <text:p>1, 0.521756 297</text:p>
          </table:table-cell>
          <table:table-cell table:formula="of:=MID([.I498];1;1)" office:value-type="string" office:string-value="1">
            <text:p>1</text:p>
          </table:table-cell>
          <table:table-cell table:formula="of:=MID([.I498];4;6)" office:value-type="string" office:string-value="0.5217">
            <text:p>0.52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4">
            <text:p>0.7234</text:p>
          </table:table-cell>
          <table:table-cell table:formula="of:=IF([.B499]&gt;[.$E$1];1;0)" office:value-type="float" office:value="1">
            <text:p>1</text:p>
          </table:table-cell>
          <table:table-cell table:formula="of:=ABS([.A499]-[.C499])" office:value-type="float" office:value="0">
            <text:p>0</text:p>
          </table:table-cell>
          <table:table-cell table:number-columns-repeated="4"/>
          <table:table-cell table:style-name="ce2" office:value-type="string">
            <text:p>1, 0.723466 299</text:p>
          </table:table-cell>
          <table:table-cell table:formula="of:=MID([.I499];1;1)" office:value-type="string" office:string-value="1">
            <text:p>1</text:p>
          </table:table-cell>
          <table:table-cell table:formula="of:=MID([.I499];4;6)" office:value-type="string" office:string-value="0.7234">
            <text:p>0.72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76">
            <text:p>0.4676</text:p>
          </table:table-cell>
          <table:table-cell table:formula="of:=IF([.B500]&gt;[.$E$1];1;0)" office:value-type="float" office:value="0">
            <text:p>0</text:p>
          </table:table-cell>
          <table:table-cell table:formula="of:=ABS([.A500]-[.C500])" office:value-type="float" office:value="1">
            <text:p>1</text:p>
          </table:table-cell>
          <table:table-cell table:number-columns-repeated="4"/>
          <table:table-cell table:style-name="ce2" office:value-type="string">
            <text:p>1, 0.467622 300</text:p>
          </table:table-cell>
          <table:table-cell table:formula="of:=MID([.I500];1;1)" office:value-type="string" office:string-value="1">
            <text:p>1</text:p>
          </table:table-cell>
          <table:table-cell table:formula="of:=MID([.I500];4;6)" office:value-type="string" office:string-value="0.4676">
            <text:p>0.46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07">
            <text:p>0.4707</text:p>
          </table:table-cell>
          <table:table-cell table:formula="of:=IF([.B501]&gt;[.$E$1];1;0)" office:value-type="float" office:value="0">
            <text:p>0</text:p>
          </table:table-cell>
          <table:table-cell table:formula="of:=ABS([.A501]-[.C501])" office:value-type="float" office:value="1">
            <text:p>1</text:p>
          </table:table-cell>
          <table:table-cell table:number-columns-repeated="4"/>
          <table:table-cell table:style-name="ce2" office:value-type="string">
            <text:p>1, 0.470748 302</text:p>
          </table:table-cell>
          <table:table-cell table:formula="of:=MID([.I501];1;1)" office:value-type="string" office:string-value="1">
            <text:p>1</text:p>
          </table:table-cell>
          <table:table-cell table:formula="of:=MID([.I501];4;6)" office:value-type="string" office:string-value="0.4707">
            <text:p>0.47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68">
            <text:p>0.8368</text:p>
          </table:table-cell>
          <table:table-cell table:formula="of:=IF([.B502]&gt;[.$E$1];1;0)" office:value-type="float" office:value="1">
            <text:p>1</text:p>
          </table:table-cell>
          <table:table-cell table:formula="of:=ABS([.A502]-[.C502])" office:value-type="float" office:value="0">
            <text:p>0</text:p>
          </table:table-cell>
          <table:table-cell table:number-columns-repeated="4"/>
          <table:table-cell table:style-name="ce2" office:value-type="string">
            <text:p>1, 0.836821 303</text:p>
          </table:table-cell>
          <table:table-cell table:formula="of:=MID([.I502];1;1)" office:value-type="string" office:string-value="1">
            <text:p>1</text:p>
          </table:table-cell>
          <table:table-cell table:formula="of:=MID([.I502];4;6)" office:value-type="string" office:string-value="0.8368">
            <text:p>0.83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65">
            <text:p>0.4065</text:p>
          </table:table-cell>
          <table:table-cell table:formula="of:=IF([.B503]&gt;[.$E$1];1;0)" office:value-type="float" office:value="0">
            <text:p>0</text:p>
          </table:table-cell>
          <table:table-cell table:formula="of:=ABS([.A503]-[.C503])" office:value-type="float" office:value="1">
            <text:p>1</text:p>
          </table:table-cell>
          <table:table-cell table:number-columns-repeated="4"/>
          <table:table-cell table:style-name="ce2" office:value-type="string">
            <text:p>1, 0.406591 304</text:p>
          </table:table-cell>
          <table:table-cell table:formula="of:=MID([.I503];1;1)" office:value-type="string" office:string-value="1">
            <text:p>1</text:p>
          </table:table-cell>
          <table:table-cell table:formula="of:=MID([.I503];4;6)" office:value-type="string" office:string-value="0.4065">
            <text:p>0.40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6">
            <text:p>0.386</text:p>
          </table:table-cell>
          <table:table-cell table:formula="of:=IF([.B504]&gt;[.$E$1];1;0)" office:value-type="float" office:value="0">
            <text:p>0</text:p>
          </table:table-cell>
          <table:table-cell table:formula="of:=ABS([.A504]-[.C504])" office:value-type="float" office:value="0">
            <text:p>0</text:p>
          </table:table-cell>
          <table:table-cell table:number-columns-repeated="4"/>
          <table:table-cell table:style-name="ce2" office:value-type="string">
            <text:p>0, 0.386 305</text:p>
          </table:table-cell>
          <table:table-cell table:formula="of:=MID([.I504];1;1)" office:value-type="string" office:string-value="0">
            <text:p>0</text:p>
          </table:table-cell>
          <table:table-cell table:formula="of:=MID([.I504];4;6)" office:value-type="string" office:string-value="0.386 ">
            <text:p>0.386 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86">
            <text:p>0.5986</text:p>
          </table:table-cell>
          <table:table-cell table:formula="of:=IF([.B505]&gt;[.$E$1];1;0)" office:value-type="float" office:value="1">
            <text:p>1</text:p>
          </table:table-cell>
          <table:table-cell table:formula="of:=ABS([.A505]-[.C505])" office:value-type="float" office:value="1">
            <text:p>1</text:p>
          </table:table-cell>
          <table:table-cell table:number-columns-repeated="4"/>
          <table:table-cell table:style-name="ce2" office:value-type="string">
            <text:p>0, 0.59861 306</text:p>
          </table:table-cell>
          <table:table-cell table:formula="of:=MID([.I505];1;1)" office:value-type="string" office:string-value="0">
            <text:p>0</text:p>
          </table:table-cell>
          <table:table-cell table:formula="of:=MID([.I505];4;6)" office:value-type="string" office:string-value="0.5986">
            <text:p>0.59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2">
            <text:p>0.5112</text:p>
          </table:table-cell>
          <table:table-cell table:formula="of:=IF([.B506]&gt;[.$E$1];1;0)" office:value-type="float" office:value="0">
            <text:p>0</text:p>
          </table:table-cell>
          <table:table-cell table:formula="of:=ABS([.A506]-[.C506])" office:value-type="float" office:value="1">
            <text:p>1</text:p>
          </table:table-cell>
          <table:table-cell table:number-columns-repeated="4"/>
          <table:table-cell table:style-name="ce2" office:value-type="string">
            <text:p>1, 0.511225 307</text:p>
          </table:table-cell>
          <table:table-cell table:formula="of:=MID([.I506];1;1)" office:value-type="string" office:string-value="1">
            <text:p>1</text:p>
          </table:table-cell>
          <table:table-cell table:formula="of:=MID([.I506];4;6)" office:value-type="string" office:string-value="0.5112">
            <text:p>0.51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31">
            <text:p>0.8031</text:p>
          </table:table-cell>
          <table:table-cell table:formula="of:=IF([.B507]&gt;[.$E$1];1;0)" office:value-type="float" office:value="1">
            <text:p>1</text:p>
          </table:table-cell>
          <table:table-cell table:formula="of:=ABS([.A507]-[.C507])" office:value-type="float" office:value="0">
            <text:p>0</text:p>
          </table:table-cell>
          <table:table-cell table:number-columns-repeated="4"/>
          <table:table-cell table:style-name="ce2" office:value-type="string">
            <text:p>1, 0.803187 308</text:p>
          </table:table-cell>
          <table:table-cell table:formula="of:=MID([.I507];1;1)" office:value-type="string" office:string-value="1">
            <text:p>1</text:p>
          </table:table-cell>
          <table:table-cell table:formula="of:=MID([.I507];4;6)" office:value-type="string" office:string-value="0.8031">
            <text:p>0.80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12">
            <text:p>0.6112</text:p>
          </table:table-cell>
          <table:table-cell table:formula="of:=IF([.B508]&gt;[.$E$1];1;0)" office:value-type="float" office:value="1">
            <text:p>1</text:p>
          </table:table-cell>
          <table:table-cell table:formula="of:=ABS([.A508]-[.C508])" office:value-type="float" office:value="0">
            <text:p>0</text:p>
          </table:table-cell>
          <table:table-cell/>
          <table:table-cell office:value-type="string">
            <text:p>lm</text:p>
          </table:table-cell>
          <table:table-cell table:number-columns-repeated="2"/>
          <table:table-cell table:style-name="ce2" office:value-type="string">
            <text:p>1, 0.611205 309</text:p>
          </table:table-cell>
          <table:table-cell table:formula="of:=MID([.I508];1;1)" office:value-type="string" office:string-value="1">
            <text:p>1</text:p>
          </table:table-cell>
          <table:table-cell table:formula="of:=MID([.I508];4;6)" office:value-type="string" office:string-value="0.6112">
            <text:p>0.61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19">
            <text:p>0.5819</text:p>
          </table:table-cell>
          <table:table-cell table:formula="of:=IF([.B509]&gt;[.$E$1];1;0)" office:value-type="float" office:value="1">
            <text:p>1</text:p>
          </table:table-cell>
          <table:table-cell table:formula="of:=ABS([.A509]-[.C509])" office:value-type="float" office:value="1">
            <text:p>1</text:p>
          </table:table-cell>
          <table:table-cell table:number-columns-repeated="4"/>
          <table:table-cell table:style-name="ce2" office:value-type="string">
            <text:p>0, 0.581943 310</text:p>
          </table:table-cell>
          <table:table-cell table:formula="of:=MID([.I509];1;1)" office:value-type="string" office:string-value="0">
            <text:p>0</text:p>
          </table:table-cell>
          <table:table-cell table:formula="of:=MID([.I509];4;6)" office:value-type="string" office:string-value="0.5819">
            <text:p>0.58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56">
            <text:p>0.7156</text:p>
          </table:table-cell>
          <table:table-cell table:formula="of:=IF([.B510]&gt;[.$E$1];1;0)" office:value-type="float" office:value="1">
            <text:p>1</text:p>
          </table:table-cell>
          <table:table-cell table:formula="of:=ABS([.A510]-[.C510])" office:value-type="float" office:value="0">
            <text:p>0</text:p>
          </table:table-cell>
          <table:table-cell table:number-columns-repeated="4"/>
          <table:table-cell table:style-name="ce2" office:value-type="string">
            <text:p>1, 0.715649 311</text:p>
          </table:table-cell>
          <table:table-cell table:formula="of:=MID([.I510];1;1)" office:value-type="string" office:string-value="1">
            <text:p>1</text:p>
          </table:table-cell>
          <table:table-cell table:formula="of:=MID([.I510];4;6)" office:value-type="string" office:string-value="0.7156">
            <text:p>0.71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8">
            <text:p>0.5948</text:p>
          </table:table-cell>
          <table:table-cell table:formula="of:=IF([.B511]&gt;[.$E$1];1;0)" office:value-type="float" office:value="1">
            <text:p>1</text:p>
          </table:table-cell>
          <table:table-cell table:formula="of:=ABS([.A511]-[.C511])" office:value-type="float" office:value="0">
            <text:p>0</text:p>
          </table:table-cell>
          <table:table-cell table:number-columns-repeated="4"/>
          <table:table-cell table:style-name="ce2" office:value-type="string">
            <text:p>1, 0.594842 312</text:p>
          </table:table-cell>
          <table:table-cell table:formula="of:=MID([.I511];1;1)" office:value-type="string" office:string-value="1">
            <text:p>1</text:p>
          </table:table-cell>
          <table:table-cell table:formula="of:=MID([.I511];4;6)" office:value-type="string" office:string-value="0.5948">
            <text:p>0.59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07">
            <text:p>0.5807</text:p>
          </table:table-cell>
          <table:table-cell table:formula="of:=IF([.B512]&gt;[.$E$1];1;0)" office:value-type="float" office:value="1">
            <text:p>1</text:p>
          </table:table-cell>
          <table:table-cell table:formula="of:=ABS([.A512]-[.C512])" office:value-type="float" office:value="0">
            <text:p>0</text:p>
          </table:table-cell>
          <table:table-cell table:number-columns-repeated="4"/>
          <table:table-cell table:style-name="ce2" office:value-type="string">
            <text:p>1, 0.580736 314</text:p>
          </table:table-cell>
          <table:table-cell table:formula="of:=MID([.I512];1;1)" office:value-type="string" office:string-value="1">
            <text:p>1</text:p>
          </table:table-cell>
          <table:table-cell table:formula="of:=MID([.I512];4;6)" office:value-type="string" office:string-value="0.5807">
            <text:p>0.580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53">
            <text:p>0.4353</text:p>
          </table:table-cell>
          <table:table-cell table:formula="of:=IF([.B513]&gt;[.$E$1];1;0)" office:value-type="float" office:value="0">
            <text:p>0</text:p>
          </table:table-cell>
          <table:table-cell table:formula="of:=ABS([.A513]-[.C513])" office:value-type="float" office:value="0">
            <text:p>0</text:p>
          </table:table-cell>
          <table:table-cell table:number-columns-repeated="4"/>
          <table:table-cell table:style-name="ce2" office:value-type="string">
            <text:p>0, 0.435308 315</text:p>
          </table:table-cell>
          <table:table-cell table:formula="of:=MID([.I513];1;1)" office:value-type="string" office:string-value="0">
            <text:p>0</text:p>
          </table:table-cell>
          <table:table-cell table:formula="of:=MID([.I513];4;6)" office:value-type="string" office:string-value="0.4353">
            <text:p>0.43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63">
            <text:p>0.8363</text:p>
          </table:table-cell>
          <table:table-cell table:formula="of:=IF([.B514]&gt;[.$E$1];1;0)" office:value-type="float" office:value="1">
            <text:p>1</text:p>
          </table:table-cell>
          <table:table-cell table:formula="of:=ABS([.A514]-[.C514])" office:value-type="float" office:value="0">
            <text:p>0</text:p>
          </table:table-cell>
          <table:table-cell table:number-columns-repeated="4"/>
          <table:table-cell table:style-name="ce2" office:value-type="string">
            <text:p>1, 0.836334 316</text:p>
          </table:table-cell>
          <table:table-cell table:formula="of:=MID([.I514];1;1)" office:value-type="string" office:string-value="1">
            <text:p>1</text:p>
          </table:table-cell>
          <table:table-cell table:formula="of:=MID([.I514];4;6)" office:value-type="string" office:string-value="0.8363">
            <text:p>0.83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9">
            <text:p>0.4839</text:p>
          </table:table-cell>
          <table:table-cell table:formula="of:=IF([.B515]&gt;[.$E$1];1;0)" office:value-type="float" office:value="0">
            <text:p>0</text:p>
          </table:table-cell>
          <table:table-cell table:formula="of:=ABS([.A515]-[.C515])" office:value-type="float" office:value="1">
            <text:p>1</text:p>
          </table:table-cell>
          <table:table-cell table:number-columns-repeated="4"/>
          <table:table-cell table:style-name="ce2" office:value-type="string">
            <text:p>1, 0.483937 317</text:p>
          </table:table-cell>
          <table:table-cell table:formula="of:=MID([.I515];1;1)" office:value-type="string" office:string-value="1">
            <text:p>1</text:p>
          </table:table-cell>
          <table:table-cell table:formula="of:=MID([.I515];4;6)" office:value-type="string" office:string-value="0.4839">
            <text:p>0.48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52">
            <text:p>0.6552</text:p>
          </table:table-cell>
          <table:table-cell table:formula="of:=IF([.B516]&gt;[.$E$1];1;0)" office:value-type="float" office:value="1">
            <text:p>1</text:p>
          </table:table-cell>
          <table:table-cell table:formula="of:=ABS([.A516]-[.C516])" office:value-type="float" office:value="0">
            <text:p>0</text:p>
          </table:table-cell>
          <table:table-cell table:number-columns-repeated="4"/>
          <table:table-cell table:style-name="ce2" office:value-type="string">
            <text:p>1, 0.655246 318</text:p>
          </table:table-cell>
          <table:table-cell table:formula="of:=MID([.I516];1;1)" office:value-type="string" office:string-value="1">
            <text:p>1</text:p>
          </table:table-cell>
          <table:table-cell table:formula="of:=MID([.I516];4;6)" office:value-type="string" office:string-value="0.6552">
            <text:p>0.655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21">
            <text:p>0.4421</text:p>
          </table:table-cell>
          <table:table-cell table:formula="of:=IF([.B517]&gt;[.$E$1];1;0)" office:value-type="float" office:value="0">
            <text:p>0</text:p>
          </table:table-cell>
          <table:table-cell table:formula="of:=ABS([.A517]-[.C517])" office:value-type="float" office:value="0">
            <text:p>0</text:p>
          </table:table-cell>
          <table:table-cell table:number-columns-repeated="4"/>
          <table:table-cell table:style-name="ce2" office:value-type="string">
            <text:p>0, 0.442146 319</text:p>
          </table:table-cell>
          <table:table-cell table:formula="of:=MID([.I517];1;1)" office:value-type="string" office:string-value="0">
            <text:p>0</text:p>
          </table:table-cell>
          <table:table-cell table:formula="of:=MID([.I517];4;6)" office:value-type="string" office:string-value="0.4421">
            <text:p>0.44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9">
            <text:p>0.5919</text:p>
          </table:table-cell>
          <table:table-cell table:formula="of:=IF([.B518]&gt;[.$E$1];1;0)" office:value-type="float" office:value="1">
            <text:p>1</text:p>
          </table:table-cell>
          <table:table-cell table:formula="of:=ABS([.A518]-[.C518])" office:value-type="float" office:value="0">
            <text:p>0</text:p>
          </table:table-cell>
          <table:table-cell table:number-columns-repeated="4"/>
          <table:table-cell table:style-name="ce2" office:value-type="string">
            <text:p>1, 0.591952 320</text:p>
          </table:table-cell>
          <table:table-cell table:formula="of:=MID([.I518];1;1)" office:value-type="string" office:string-value="1">
            <text:p>1</text:p>
          </table:table-cell>
          <table:table-cell table:formula="of:=MID([.I518];4;6)" office:value-type="string" office:string-value="0.5919">
            <text:p>0.59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12">
            <text:p>0.5112</text:p>
          </table:table-cell>
          <table:table-cell table:formula="of:=IF([.B519]&gt;[.$E$1];1;0)" office:value-type="float" office:value="0">
            <text:p>0</text:p>
          </table:table-cell>
          <table:table-cell table:formula="of:=ABS([.A519]-[.C519])" office:value-type="float" office:value="0">
            <text:p>0</text:p>
          </table:table-cell>
          <table:table-cell table:number-columns-repeated="4"/>
          <table:table-cell table:style-name="ce2" office:value-type="string">
            <text:p>0, 0.511231 321</text:p>
          </table:table-cell>
          <table:table-cell table:formula="of:=MID([.I519];1;1)" office:value-type="string" office:string-value="0">
            <text:p>0</text:p>
          </table:table-cell>
          <table:table-cell table:formula="of:=MID([.I519];4;6)" office:value-type="string" office:string-value="0.5112">
            <text:p>0.51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88">
            <text:p>0.4088</text:p>
          </table:table-cell>
          <table:table-cell table:formula="of:=IF([.B520]&gt;[.$E$1];1;0)" office:value-type="float" office:value="0">
            <text:p>0</text:p>
          </table:table-cell>
          <table:table-cell table:formula="of:=ABS([.A520]-[.C520])" office:value-type="float" office:value="0">
            <text:p>0</text:p>
          </table:table-cell>
          <table:table-cell table:number-columns-repeated="4"/>
          <table:table-cell table:style-name="ce2" office:value-type="string">
            <text:p>0, 0.40889 323</text:p>
          </table:table-cell>
          <table:table-cell table:formula="of:=MID([.I520];1;1)" office:value-type="string" office:string-value="0">
            <text:p>0</text:p>
          </table:table-cell>
          <table:table-cell table:formula="of:=MID([.I520];4;6)" office:value-type="string" office:string-value="0.4088">
            <text:p>0.40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4">
            <text:p>0.6514</text:p>
          </table:table-cell>
          <table:table-cell table:formula="of:=IF([.B521]&gt;[.$E$1];1;0)" office:value-type="float" office:value="1">
            <text:p>1</text:p>
          </table:table-cell>
          <table:table-cell table:formula="of:=ABS([.A521]-[.C521])" office:value-type="float" office:value="0">
            <text:p>0</text:p>
          </table:table-cell>
          <table:table-cell table:number-columns-repeated="4"/>
          <table:table-cell table:style-name="ce2" office:value-type="string">
            <text:p>1, 0.651477 324</text:p>
          </table:table-cell>
          <table:table-cell table:formula="of:=MID([.I521];1;1)" office:value-type="string" office:string-value="1">
            <text:p>1</text:p>
          </table:table-cell>
          <table:table-cell table:formula="of:=MID([.I521];4;6)" office:value-type="string" office:string-value="0.6514">
            <text:p>0.65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4">
            <text:p>0.6074</text:p>
          </table:table-cell>
          <table:table-cell table:formula="of:=IF([.B522]&gt;[.$E$1];1;0)" office:value-type="float" office:value="1">
            <text:p>1</text:p>
          </table:table-cell>
          <table:table-cell table:formula="of:=ABS([.A522]-[.C5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07417 325</text:p>
          </table:table-cell>
          <table:table-cell table:formula="of:=MID([.I522];1;1)" office:value-type="string" office:string-value="1">
            <text:p>1</text:p>
          </table:table-cell>
          <table:table-cell table:formula="of:=MID([.I522];4;6)" office:value-type="string" office:string-value="0.6074">
            <text:p>0.60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95">
            <text:p>0.5395</text:p>
          </table:table-cell>
          <table:table-cell table:formula="of:=IF([.B523]&gt;[.$E$1];1;0)" office:value-type="float" office:value="1">
            <text:p>1</text:p>
          </table:table-cell>
          <table:table-cell table:formula="of:=ABS([.A523]-[.C523])" office:value-type="float" office:value="1">
            <text:p>1</text:p>
          </table:table-cell>
          <table:table-cell table:number-columns-repeated="4"/>
          <table:table-cell table:style-name="ce2" office:value-type="string">
            <text:p>0, 0.539584 326</text:p>
          </table:table-cell>
          <table:table-cell table:formula="of:=MID([.I523];1;1)" office:value-type="string" office:string-value="0">
            <text:p>0</text:p>
          </table:table-cell>
          <table:table-cell table:formula="of:=MID([.I523];4;6)" office:value-type="string" office:string-value="0.5395">
            <text:p>0.53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3">
            <text:p>0.6413</text:p>
          </table:table-cell>
          <table:table-cell table:formula="of:=IF([.B524]&gt;[.$E$1];1;0)" office:value-type="float" office:value="1">
            <text:p>1</text:p>
          </table:table-cell>
          <table:table-cell table:formula="of:=ABS([.A524]-[.C524])" office:value-type="float" office:value="0">
            <text:p>0</text:p>
          </table:table-cell>
          <table:table-cell table:number-columns-repeated="4"/>
          <table:table-cell table:style-name="ce2" office:value-type="string">
            <text:p>1, 0.64131 327</text:p>
          </table:table-cell>
          <table:table-cell table:formula="of:=MID([.I524];1;1)" office:value-type="string" office:string-value="1">
            <text:p>1</text:p>
          </table:table-cell>
          <table:table-cell table:formula="of:=MID([.I524];4;6)" office:value-type="string" office:string-value="0.6413">
            <text:p>0.64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19">
            <text:p>0.6219</text:p>
          </table:table-cell>
          <table:table-cell table:formula="of:=IF([.B525]&gt;[.$E$1];1;0)" office:value-type="float" office:value="1">
            <text:p>1</text:p>
          </table:table-cell>
          <table:table-cell table:formula="of:=ABS([.A525]-[.C525])" office:value-type="float" office:value="1">
            <text:p>1</text:p>
          </table:table-cell>
          <table:table-cell table:number-columns-repeated="4"/>
          <table:table-cell table:style-name="ce2" office:value-type="string">
            <text:p>0, 0.621967 328</text:p>
          </table:table-cell>
          <table:table-cell table:formula="of:=MID([.I525];1;1)" office:value-type="string" office:string-value="0">
            <text:p>0</text:p>
          </table:table-cell>
          <table:table-cell table:formula="of:=MID([.I525];4;6)" office:value-type="string" office:string-value="0.6219">
            <text:p>0.62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52">
            <text:p>0.4652</text:p>
          </table:table-cell>
          <table:table-cell table:formula="of:=IF([.B526]&gt;[.$E$1];1;0)" office:value-type="float" office:value="0">
            <text:p>0</text:p>
          </table:table-cell>
          <table:table-cell table:formula="of:=ABS([.A526]-[.C526])" office:value-type="float" office:value="1">
            <text:p>1</text:p>
          </table:table-cell>
          <table:table-cell table:number-columns-repeated="4"/>
          <table:table-cell table:style-name="ce2" office:value-type="string">
            <text:p>1, 0.465262 329</text:p>
          </table:table-cell>
          <table:table-cell table:formula="of:=MID([.I526];1;1)" office:value-type="string" office:string-value="1">
            <text:p>1</text:p>
          </table:table-cell>
          <table:table-cell table:formula="of:=MID([.I526];4;6)" office:value-type="string" office:string-value="0.4652">
            <text:p>0.465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57">
            <text:p>0.4457</text:p>
          </table:table-cell>
          <table:table-cell table:formula="of:=IF([.B527]&gt;[.$E$1];1;0)" office:value-type="float" office:value="0">
            <text:p>0</text:p>
          </table:table-cell>
          <table:table-cell table:formula="of:=ABS([.A527]-[.C527])" office:value-type="float" office:value="0">
            <text:p>0</text:p>
          </table:table-cell>
          <table:table-cell table:number-columns-repeated="4"/>
          <table:table-cell table:style-name="ce2" office:value-type="string">
            <text:p>0, 0.445778 331</text:p>
          </table:table-cell>
          <table:table-cell table:formula="of:=MID([.I527];1;1)" office:value-type="string" office:string-value="0">
            <text:p>0</text:p>
          </table:table-cell>
          <table:table-cell table:formula="of:=MID([.I527];4;6)" office:value-type="string" office:string-value="0.4457">
            <text:p>0.44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76">
            <text:p>0.6676</text:p>
          </table:table-cell>
          <table:table-cell table:formula="of:=IF([.B528]&gt;[.$E$1];1;0)" office:value-type="float" office:value="1">
            <text:p>1</text:p>
          </table:table-cell>
          <table:table-cell table:formula="of:=ABS([.A528]-[.C528])" office:value-type="float" office:value="1">
            <text:p>1</text:p>
          </table:table-cell>
          <table:table-cell table:number-columns-repeated="4"/>
          <table:table-cell table:style-name="ce2" office:value-type="string">
            <text:p>0, 0.66768 332</text:p>
          </table:table-cell>
          <table:table-cell table:formula="of:=MID([.I528];1;1)" office:value-type="string" office:string-value="0">
            <text:p>0</text:p>
          </table:table-cell>
          <table:table-cell table:formula="of:=MID([.I528];4;6)" office:value-type="string" office:string-value="0.6676">
            <text:p>0.66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4">
            <text:p>0.5964</text:p>
          </table:table-cell>
          <table:table-cell table:formula="of:=IF([.B529]&gt;[.$E$1];1;0)" office:value-type="float" office:value="1">
            <text:p>1</text:p>
          </table:table-cell>
          <table:table-cell table:formula="of:=ABS([.A529]-[.C529])" office:value-type="float" office:value="0">
            <text:p>0</text:p>
          </table:table-cell>
          <table:table-cell table:number-columns-repeated="4"/>
          <table:table-cell table:style-name="ce2" office:value-type="string">
            <text:p>1, 0.596445 333</text:p>
          </table:table-cell>
          <table:table-cell table:formula="of:=MID([.I529];1;1)" office:value-type="string" office:string-value="1">
            <text:p>1</text:p>
          </table:table-cell>
          <table:table-cell table:formula="of:=MID([.I529];4;6)" office:value-type="string" office:string-value="0.5964">
            <text:p>0.59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55">
            <text:p>0.7355</text:p>
          </table:table-cell>
          <table:table-cell table:formula="of:=IF([.B530]&gt;[.$E$1];1;0)" office:value-type="float" office:value="1">
            <text:p>1</text:p>
          </table:table-cell>
          <table:table-cell table:formula="of:=ABS([.A530]-[.C530])" office:value-type="float" office:value="1">
            <text:p>1</text:p>
          </table:table-cell>
          <table:table-cell table:number-columns-repeated="4"/>
          <table:table-cell table:style-name="ce2" office:value-type="string">
            <text:p>0, 0.735504 334</text:p>
          </table:table-cell>
          <table:table-cell table:formula="of:=MID([.I530];1;1)" office:value-type="string" office:string-value="0">
            <text:p>0</text:p>
          </table:table-cell>
          <table:table-cell table:formula="of:=MID([.I530];4;6)" office:value-type="string" office:string-value="0.7355">
            <text:p>0.73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53">
            <text:p>0.5053</text:p>
          </table:table-cell>
          <table:table-cell table:formula="of:=IF([.B531]&gt;[.$E$1];1;0)" office:value-type="float" office:value="0">
            <text:p>0</text:p>
          </table:table-cell>
          <table:table-cell table:formula="of:=ABS([.A531]-[.C531])" office:value-type="float" office:value="1">
            <text:p>1</text:p>
          </table:table-cell>
          <table:table-cell table:number-columns-repeated="4"/>
          <table:table-cell table:style-name="ce2" office:value-type="string">
            <text:p>1, 0.505315 335</text:p>
          </table:table-cell>
          <table:table-cell table:formula="of:=MID([.I531];1;1)" office:value-type="string" office:string-value="1">
            <text:p>1</text:p>
          </table:table-cell>
          <table:table-cell table:formula="of:=MID([.I531];4;6)" office:value-type="string" office:string-value="0.5053">
            <text:p>0.50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34">
            <text:p>0.7734</text:p>
          </table:table-cell>
          <table:table-cell table:formula="of:=IF([.B532]&gt;[.$E$1];1;0)" office:value-type="float" office:value="1">
            <text:p>1</text:p>
          </table:table-cell>
          <table:table-cell table:formula="of:=ABS([.A532]-[.C532])" office:value-type="float" office:value="1">
            <text:p>1</text:p>
          </table:table-cell>
          <table:table-cell table:number-columns-repeated="4"/>
          <table:table-cell table:style-name="ce2" office:value-type="string">
            <text:p>0, 0.773449 336</text:p>
          </table:table-cell>
          <table:table-cell table:formula="of:=MID([.I532];1;1)" office:value-type="string" office:string-value="0">
            <text:p>0</text:p>
          </table:table-cell>
          <table:table-cell table:formula="of:=MID([.I532];4;6)" office:value-type="string" office:string-value="0.7734">
            <text:p>0.77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03">
            <text:p>0.7703</text:p>
          </table:table-cell>
          <table:table-cell table:formula="of:=IF([.B533]&gt;[.$E$1];1;0)" office:value-type="float" office:value="1">
            <text:p>1</text:p>
          </table:table-cell>
          <table:table-cell table:formula="of:=ABS([.A533]-[.C533])" office:value-type="float" office:value="0">
            <text:p>0</text:p>
          </table:table-cell>
          <table:table-cell table:number-columns-repeated="4"/>
          <table:table-cell table:style-name="ce2" office:value-type="string">
            <text:p>1, 0.770375 337</text:p>
          </table:table-cell>
          <table:table-cell table:formula="of:=MID([.I533];1;1)" office:value-type="string" office:string-value="1">
            <text:p>1</text:p>
          </table:table-cell>
          <table:table-cell table:formula="of:=MID([.I533];4;6)" office:value-type="string" office:string-value="0.7703">
            <text:p>0.77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95">
            <text:p>0.8495</text:p>
          </table:table-cell>
          <table:table-cell table:formula="of:=IF([.B534]&gt;[.$E$1];1;0)" office:value-type="float" office:value="1">
            <text:p>1</text:p>
          </table:table-cell>
          <table:table-cell table:formula="of:=ABS([.A534]-[.C534])" office:value-type="float" office:value="0">
            <text:p>0</text:p>
          </table:table-cell>
          <table:table-cell table:number-columns-repeated="3"/>
          <table:table-cell office:value-type="string">
            <text:p>file2</text:p>
          </table:table-cell>
          <table:table-cell table:style-name="ce2" office:value-type="string">
            <text:p>1, 0.849537 338</text:p>
          </table:table-cell>
          <table:table-cell table:formula="of:=MID([.I534];1;1)" office:value-type="string" office:string-value="1">
            <text:p>1</text:p>
          </table:table-cell>
          <table:table-cell table:formula="of:=MID([.I534];4;6)" office:value-type="string" office:string-value="0.8495">
            <text:p>0.84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54">
            <text:p>0.6354</text:p>
          </table:table-cell>
          <table:table-cell table:formula="of:=IF([.B535]&gt;[.$E$1];1;0)" office:value-type="float" office:value="1">
            <text:p>1</text:p>
          </table:table-cell>
          <table:table-cell table:formula="of:=ABS([.A535]-[.C53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5487 339</text:p>
          </table:table-cell>
          <table:table-cell table:formula="of:=MID([.I535];1;1)" office:value-type="string" office:string-value="1">
            <text:p>1</text:p>
          </table:table-cell>
          <table:table-cell table:formula="of:=MID([.I535];4;6)" office:value-type="string" office:string-value="0.6354">
            <text:p>0.63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85">
            <text:p>0.6685</text:p>
          </table:table-cell>
          <table:table-cell table:formula="of:=IF([.B536]&gt;[.$E$1];1;0)" office:value-type="float" office:value="1">
            <text:p>1</text:p>
          </table:table-cell>
          <table:table-cell table:formula="of:=ABS([.A536]-[.C536])" office:value-type="float" office:value="1">
            <text:p>1</text:p>
          </table:table-cell>
          <table:table-cell table:number-columns-repeated="4"/>
          <table:table-cell table:style-name="ce2" office:value-type="string">
            <text:p>0, 0.668505 340</text:p>
          </table:table-cell>
          <table:table-cell table:formula="of:=MID([.I536];1;1)" office:value-type="string" office:string-value="0">
            <text:p>0</text:p>
          </table:table-cell>
          <table:table-cell table:formula="of:=MID([.I536];4;6)" office:value-type="string" office:string-value="0.6685">
            <text:p>0.66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5">
            <text:p>0.5535</text:p>
          </table:table-cell>
          <table:table-cell table:formula="of:=IF([.B537]&gt;[.$E$1];1;0)" office:value-type="float" office:value="1">
            <text:p>1</text:p>
          </table:table-cell>
          <table:table-cell table:formula="of:=ABS([.A537]-[.C537])" office:value-type="float" office:value="0">
            <text:p>0</text:p>
          </table:table-cell>
          <table:table-cell table:number-columns-repeated="4"/>
          <table:table-cell table:style-name="ce2" office:value-type="string">
            <text:p>1, 0.553514 341</text:p>
          </table:table-cell>
          <table:table-cell table:formula="of:=MID([.I537];1;1)" office:value-type="string" office:string-value="1">
            <text:p>1</text:p>
          </table:table-cell>
          <table:table-cell table:formula="of:=MID([.I537];4;6)" office:value-type="string" office:string-value="0.5535">
            <text:p>0.55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21">
            <text:p>0.4721</text:p>
          </table:table-cell>
          <table:table-cell table:formula="of:=IF([.B538]&gt;[.$E$1];1;0)" office:value-type="float" office:value="0">
            <text:p>0</text:p>
          </table:table-cell>
          <table:table-cell table:formula="of:=ABS([.A538]-[.C538])" office:value-type="float" office:value="1">
            <text:p>1</text:p>
          </table:table-cell>
          <table:table-cell table:number-columns-repeated="4"/>
          <table:table-cell table:style-name="ce2" office:value-type="string">
            <text:p>1, 0.472134 344</text:p>
          </table:table-cell>
          <table:table-cell table:formula="of:=MID([.I538];1;1)" office:value-type="string" office:string-value="1">
            <text:p>1</text:p>
          </table:table-cell>
          <table:table-cell table:formula="of:=MID([.I538];4;6)" office:value-type="string" office:string-value="0.4721">
            <text:p>0.47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9">
            <text:p>0.6429</text:p>
          </table:table-cell>
          <table:table-cell table:formula="of:=IF([.B539]&gt;[.$E$1];1;0)" office:value-type="float" office:value="1">
            <text:p>1</text:p>
          </table:table-cell>
          <table:table-cell table:formula="of:=ABS([.A539]-[.C539])" office:value-type="float" office:value="0">
            <text:p>0</text:p>
          </table:table-cell>
          <table:table-cell table:number-columns-repeated="4"/>
          <table:table-cell table:style-name="ce2" office:value-type="string">
            <text:p>1, 0.642975 345</text:p>
          </table:table-cell>
          <table:table-cell table:formula="of:=MID([.I539];1;1)" office:value-type="string" office:string-value="1">
            <text:p>1</text:p>
          </table:table-cell>
          <table:table-cell table:formula="of:=MID([.I539];4;6)" office:value-type="string" office:string-value="0.6429">
            <text:p>0.64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41">
            <text:p>0.5241</text:p>
          </table:table-cell>
          <table:table-cell table:formula="of:=IF([.B540]&gt;[.$E$1];1;0)" office:value-type="float" office:value="1">
            <text:p>1</text:p>
          </table:table-cell>
          <table:table-cell table:formula="of:=ABS([.A540]-[.C540])" office:value-type="float" office:value="1">
            <text:p>1</text:p>
          </table:table-cell>
          <table:table-cell table:number-columns-repeated="4"/>
          <table:table-cell table:style-name="ce2" office:value-type="string">
            <text:p>0, 0.524141 346</text:p>
          </table:table-cell>
          <table:table-cell table:formula="of:=MID([.I540];1;1)" office:value-type="string" office:string-value="0">
            <text:p>0</text:p>
          </table:table-cell>
          <table:table-cell table:formula="of:=MID([.I540];4;6)" office:value-type="string" office:string-value="0.5241">
            <text:p>0.52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92">
            <text:p>0.6292</text:p>
          </table:table-cell>
          <table:table-cell table:formula="of:=IF([.B541]&gt;[.$E$1];1;0)" office:value-type="float" office:value="1">
            <text:p>1</text:p>
          </table:table-cell>
          <table:table-cell table:formula="of:=ABS([.A541]-[.C541])" office:value-type="float" office:value="1">
            <text:p>1</text:p>
          </table:table-cell>
          <table:table-cell table:number-columns-repeated="4"/>
          <table:table-cell table:style-name="ce2" office:value-type="string">
            <text:p>0, 0.62925 347</text:p>
          </table:table-cell>
          <table:table-cell table:formula="of:=MID([.I541];1;1)" office:value-type="string" office:string-value="0">
            <text:p>0</text:p>
          </table:table-cell>
          <table:table-cell table:formula="of:=MID([.I541];4;6)" office:value-type="string" office:string-value="0.6292">
            <text:p>0.62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35">
            <text:p>0.8435</text:p>
          </table:table-cell>
          <table:table-cell table:formula="of:=IF([.B542]&gt;[.$E$1];1;0)" office:value-type="float" office:value="1">
            <text:p>1</text:p>
          </table:table-cell>
          <table:table-cell table:formula="of:=ABS([.A542]-[.C542])" office:value-type="float" office:value="0">
            <text:p>0</text:p>
          </table:table-cell>
          <table:table-cell table:number-columns-repeated="4"/>
          <table:table-cell table:style-name="ce2" office:value-type="string">
            <text:p>1, 0.84353 348</text:p>
          </table:table-cell>
          <table:table-cell table:formula="of:=MID([.I542];1;1)" office:value-type="string" office:string-value="1">
            <text:p>1</text:p>
          </table:table-cell>
          <table:table-cell table:formula="of:=MID([.I542];4;6)" office:value-type="string" office:string-value="0.8435">
            <text:p>0.84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34">
            <text:p>0.5834</text:p>
          </table:table-cell>
          <table:table-cell table:formula="of:=IF([.B543]&gt;[.$E$1];1;0)" office:value-type="float" office:value="1">
            <text:p>1</text:p>
          </table:table-cell>
          <table:table-cell table:formula="of:=ABS([.A543]-[.C5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83469 349</text:p>
          </table:table-cell>
          <table:table-cell table:formula="of:=MID([.I543];1;1)" office:value-type="string" office:string-value="1">
            <text:p>1</text:p>
          </table:table-cell>
          <table:table-cell table:formula="of:=MID([.I543];4;6)" office:value-type="string" office:string-value="0.5834">
            <text:p>0.583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12">
            <text:p>0.4112</text:p>
          </table:table-cell>
          <table:table-cell table:formula="of:=IF([.B544]&gt;[.$E$1];1;0)" office:value-type="float" office:value="0">
            <text:p>0</text:p>
          </table:table-cell>
          <table:table-cell table:formula="of:=ABS([.A544]-[.C544])" office:value-type="float" office:value="0">
            <text:p>0</text:p>
          </table:table-cell>
          <table:table-cell table:number-columns-repeated="4"/>
          <table:table-cell table:style-name="ce2" office:value-type="string">
            <text:p>0, 0.411288 350</text:p>
          </table:table-cell>
          <table:table-cell table:formula="of:=MID([.I544];1;1)" office:value-type="string" office:string-value="0">
            <text:p>0</text:p>
          </table:table-cell>
          <table:table-cell table:formula="of:=MID([.I544];4;6)" office:value-type="string" office:string-value="0.4112">
            <text:p>0.41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">
            <text:p>0.596</text:p>
          </table:table-cell>
          <table:table-cell table:formula="of:=IF([.B545]&gt;[.$E$1];1;0)" office:value-type="float" office:value="1">
            <text:p>1</text:p>
          </table:table-cell>
          <table:table-cell table:formula="of:=ABS([.A545]-[.C545])" office:value-type="float" office:value="0">
            <text:p>0</text:p>
          </table:table-cell>
          <table:table-cell table:number-columns-repeated="4"/>
          <table:table-cell table:style-name="ce2" office:value-type="string">
            <text:p>1, 0.596081 352</text:p>
          </table:table-cell>
          <table:table-cell table:formula="of:=MID([.I545];1;1)" office:value-type="string" office:string-value="1">
            <text:p>1</text:p>
          </table:table-cell>
          <table:table-cell table:formula="of:=MID([.I545];4;6)" office:value-type="string" office:string-value="0.5960">
            <text:p>0.59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35">
            <text:p>0.5635</text:p>
          </table:table-cell>
          <table:table-cell table:formula="of:=IF([.B546]&gt;[.$E$1];1;0)" office:value-type="float" office:value="1">
            <text:p>1</text:p>
          </table:table-cell>
          <table:table-cell table:formula="of:=ABS([.A546]-[.C546])" office:value-type="float" office:value="0">
            <text:p>0</text:p>
          </table:table-cell>
          <table:table-cell table:number-columns-repeated="4"/>
          <table:table-cell table:style-name="ce2" office:value-type="string">
            <text:p>1, 0.56359 354</text:p>
          </table:table-cell>
          <table:table-cell table:formula="of:=MID([.I546];1;1)" office:value-type="string" office:string-value="1">
            <text:p>1</text:p>
          </table:table-cell>
          <table:table-cell table:formula="of:=MID([.I546];4;6)" office:value-type="string" office:string-value="0.5635">
            <text:p>0.56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1">
            <text:p>0.6151</text:p>
          </table:table-cell>
          <table:table-cell table:formula="of:=IF([.B547]&gt;[.$E$1];1;0)" office:value-type="float" office:value="1">
            <text:p>1</text:p>
          </table:table-cell>
          <table:table-cell table:formula="of:=ABS([.A547]-[.C547])" office:value-type="float" office:value="0">
            <text:p>0</text:p>
          </table:table-cell>
          <table:table-cell table:number-columns-repeated="4"/>
          <table:table-cell table:style-name="ce2" office:value-type="string">
            <text:p>1, 0.61513 356</text:p>
          </table:table-cell>
          <table:table-cell table:formula="of:=MID([.I547];1;1)" office:value-type="string" office:string-value="1">
            <text:p>1</text:p>
          </table:table-cell>
          <table:table-cell table:formula="of:=MID([.I547];4;6)" office:value-type="string" office:string-value="0.6151">
            <text:p>0.61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5">
            <text:p>0.6845</text:p>
          </table:table-cell>
          <table:table-cell table:formula="of:=IF([.B548]&gt;[.$E$1];1;0)" office:value-type="float" office:value="1">
            <text:p>1</text:p>
          </table:table-cell>
          <table:table-cell table:formula="of:=ABS([.A548]-[.C548])" office:value-type="float" office:value="0">
            <text:p>0</text:p>
          </table:table-cell>
          <table:table-cell table:number-columns-repeated="4"/>
          <table:table-cell table:style-name="ce2" office:value-type="string">
            <text:p>1, 0.684538 357</text:p>
          </table:table-cell>
          <table:table-cell table:formula="of:=MID([.I548];1;1)" office:value-type="string" office:string-value="1">
            <text:p>1</text:p>
          </table:table-cell>
          <table:table-cell table:formula="of:=MID([.I548];4;6)" office:value-type="string" office:string-value="0.6845">
            <text:p>0.68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15">
            <text:p>0.8015</text:p>
          </table:table-cell>
          <table:table-cell table:formula="of:=IF([.B549]&gt;[.$E$1];1;0)" office:value-type="float" office:value="1">
            <text:p>1</text:p>
          </table:table-cell>
          <table:table-cell table:formula="of:=ABS([.A549]-[.C549])" office:value-type="float" office:value="0">
            <text:p>0</text:p>
          </table:table-cell>
          <table:table-cell table:number-columns-repeated="4"/>
          <table:table-cell table:style-name="ce2" office:value-type="string">
            <text:p>1, 0.801539 358</text:p>
          </table:table-cell>
          <table:table-cell table:formula="of:=MID([.I549];1;1)" office:value-type="string" office:string-value="1">
            <text:p>1</text:p>
          </table:table-cell>
          <table:table-cell table:formula="of:=MID([.I549];4;6)" office:value-type="string" office:string-value="0.8015">
            <text:p>0.80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37">
            <text:p>0.5137</text:p>
          </table:table-cell>
          <table:table-cell table:formula="of:=IF([.B550]&gt;[.$E$1];1;0)" office:value-type="float" office:value="0">
            <text:p>0</text:p>
          </table:table-cell>
          <table:table-cell table:formula="of:=ABS([.A550]-[.C550])" office:value-type="float" office:value="1">
            <text:p>1</text:p>
          </table:table-cell>
          <table:table-cell table:number-columns-repeated="4"/>
          <table:table-cell table:style-name="ce2" office:value-type="string">
            <text:p>1, 0.513767 359</text:p>
          </table:table-cell>
          <table:table-cell table:formula="of:=MID([.I550];1;1)" office:value-type="string" office:string-value="1">
            <text:p>1</text:p>
          </table:table-cell>
          <table:table-cell table:formula="of:=MID([.I550];4;6)" office:value-type="string" office:string-value="0.5137">
            <text:p>0.51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29">
            <text:p>0.7929</text:p>
          </table:table-cell>
          <table:table-cell table:formula="of:=IF([.B551]&gt;[.$E$1];1;0)" office:value-type="float" office:value="1">
            <text:p>1</text:p>
          </table:table-cell>
          <table:table-cell table:formula="of:=ABS([.A551]-[.C551])" office:value-type="float" office:value="0">
            <text:p>0</text:p>
          </table:table-cell>
          <table:table-cell table:number-columns-repeated="4"/>
          <table:table-cell table:style-name="ce2" office:value-type="string">
            <text:p>1, 0.7929 360</text:p>
          </table:table-cell>
          <table:table-cell table:formula="of:=MID([.I551];1;1)" office:value-type="string" office:string-value="1">
            <text:p>1</text:p>
          </table:table-cell>
          <table:table-cell table:formula="of:=MID([.I551];4;6)" office:value-type="string" office:string-value="0.7929">
            <text:p>0.79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3">
            <text:p>0.5823</text:p>
          </table:table-cell>
          <table:table-cell table:formula="of:=IF([.B552]&gt;[.$E$1];1;0)" office:value-type="float" office:value="1">
            <text:p>1</text:p>
          </table:table-cell>
          <table:table-cell table:formula="of:=ABS([.A552]-[.C552])" office:value-type="float" office:value="0">
            <text:p>0</text:p>
          </table:table-cell>
          <table:table-cell table:number-columns-repeated="4"/>
          <table:table-cell table:style-name="ce2" office:value-type="string">
            <text:p>1, 0.582369 361</text:p>
          </table:table-cell>
          <table:table-cell table:formula="of:=MID([.I552];1;1)" office:value-type="string" office:string-value="1">
            <text:p>1</text:p>
          </table:table-cell>
          <table:table-cell table:formula="of:=MID([.I552];4;6)" office:value-type="string" office:string-value="0.5823">
            <text:p>0.58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89">
            <text:p>0.7589</text:p>
          </table:table-cell>
          <table:table-cell table:formula="of:=IF([.B553]&gt;[.$E$1];1;0)" office:value-type="float" office:value="1">
            <text:p>1</text:p>
          </table:table-cell>
          <table:table-cell table:formula="of:=ABS([.A553]-[.C553])" office:value-type="float" office:value="0">
            <text:p>0</text:p>
          </table:table-cell>
          <table:table-cell table:number-columns-repeated="4"/>
          <table:table-cell table:style-name="ce2" office:value-type="string">
            <text:p>1, 0.75899 362</text:p>
          </table:table-cell>
          <table:table-cell table:formula="of:=MID([.I553];1;1)" office:value-type="string" office:string-value="1">
            <text:p>1</text:p>
          </table:table-cell>
          <table:table-cell table:formula="of:=MID([.I553];4;6)" office:value-type="string" office:string-value="0.7589">
            <text:p>0.75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72">
            <text:p>0.7572</text:p>
          </table:table-cell>
          <table:table-cell table:formula="of:=IF([.B554]&gt;[.$E$1];1;0)" office:value-type="float" office:value="1">
            <text:p>1</text:p>
          </table:table-cell>
          <table:table-cell table:formula="of:=ABS([.A554]-[.C554])" office:value-type="float" office:value="1">
            <text:p>1</text:p>
          </table:table-cell>
          <table:table-cell table:number-columns-repeated="4"/>
          <table:table-cell table:style-name="ce2" office:value-type="string">
            <text:p>0, 0.75724 363</text:p>
          </table:table-cell>
          <table:table-cell table:formula="of:=MID([.I554];1;1)" office:value-type="string" office:string-value="0">
            <text:p>0</text:p>
          </table:table-cell>
          <table:table-cell table:formula="of:=MID([.I554];4;6)" office:value-type="string" office:string-value="0.7572">
            <text:p>0.75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8">
            <text:p>0.648</text:p>
          </table:table-cell>
          <table:table-cell table:formula="of:=IF([.B555]&gt;[.$E$1];1;0)" office:value-type="float" office:value="1">
            <text:p>1</text:p>
          </table:table-cell>
          <table:table-cell table:formula="of:=ABS([.A555]-[.C555])" office:value-type="float" office:value="0">
            <text:p>0</text:p>
          </table:table-cell>
          <table:table-cell table:number-columns-repeated="4"/>
          <table:table-cell table:style-name="ce2" office:value-type="string">
            <text:p>1, 0.648076 364</text:p>
          </table:table-cell>
          <table:table-cell table:formula="of:=MID([.I555];1;1)" office:value-type="string" office:string-value="1">
            <text:p>1</text:p>
          </table:table-cell>
          <table:table-cell table:formula="of:=MID([.I555];4;6)" office:value-type="string" office:string-value="0.6480">
            <text:p>0.64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64">
            <text:p>0.4064</text:p>
          </table:table-cell>
          <table:table-cell table:formula="of:=IF([.B556]&gt;[.$E$1];1;0)" office:value-type="float" office:value="0">
            <text:p>0</text:p>
          </table:table-cell>
          <table:table-cell table:formula="of:=ABS([.A556]-[.C556])" office:value-type="float" office:value="0">
            <text:p>0</text:p>
          </table:table-cell>
          <table:table-cell table:number-columns-repeated="4"/>
          <table:table-cell table:style-name="ce2" office:value-type="string">
            <text:p>0, 0.406403 365</text:p>
          </table:table-cell>
          <table:table-cell table:formula="of:=MID([.I556];1;1)" office:value-type="string" office:string-value="0">
            <text:p>0</text:p>
          </table:table-cell>
          <table:table-cell table:formula="of:=MID([.I556];4;6)" office:value-type="string" office:string-value="0.4064">
            <text:p>0.40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05">
            <text:p>0.3805</text:p>
          </table:table-cell>
          <table:table-cell table:formula="of:=IF([.B557]&gt;[.$E$1];1;0)" office:value-type="float" office:value="0">
            <text:p>0</text:p>
          </table:table-cell>
          <table:table-cell table:formula="of:=ABS([.A557]-[.C557])" office:value-type="float" office:value="0">
            <text:p>0</text:p>
          </table:table-cell>
          <table:table-cell table:number-columns-repeated="4"/>
          <table:table-cell table:style-name="ce2" office:value-type="string">
            <text:p>0, 0.38058 366</text:p>
          </table:table-cell>
          <table:table-cell table:formula="of:=MID([.I557];1;1)" office:value-type="string" office:string-value="0">
            <text:p>0</text:p>
          </table:table-cell>
          <table:table-cell table:formula="of:=MID([.I557];4;6)" office:value-type="string" office:string-value="0.3805">
            <text:p>0.38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">
            <text:p>0.628</text:p>
          </table:table-cell>
          <table:table-cell table:formula="of:=IF([.B558]&gt;[.$E$1];1;0)" office:value-type="float" office:value="1">
            <text:p>1</text:p>
          </table:table-cell>
          <table:table-cell table:formula="of:=ABS([.A558]-[.C558])" office:value-type="float" office:value="0">
            <text:p>0</text:p>
          </table:table-cell>
          <table:table-cell table:number-columns-repeated="4"/>
          <table:table-cell table:style-name="ce2" office:value-type="string">
            <text:p>1, 0.628095 367</text:p>
          </table:table-cell>
          <table:table-cell table:formula="of:=MID([.I558];1;1)" office:value-type="string" office:string-value="1">
            <text:p>1</text:p>
          </table:table-cell>
          <table:table-cell table:formula="of:=MID([.I558];4;6)" office:value-type="string" office:string-value="0.6280">
            <text:p>0.62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73">
            <text:p>0.6973</text:p>
          </table:table-cell>
          <table:table-cell table:formula="of:=IF([.B559]&gt;[.$E$1];1;0)" office:value-type="float" office:value="1">
            <text:p>1</text:p>
          </table:table-cell>
          <table:table-cell table:formula="of:=ABS([.A559]-[.C559])" office:value-type="float" office:value="0">
            <text:p>0</text:p>
          </table:table-cell>
          <table:table-cell table:number-columns-repeated="4"/>
          <table:table-cell table:style-name="ce2" office:value-type="string">
            <text:p>1, 0.697392 368</text:p>
          </table:table-cell>
          <table:table-cell table:formula="of:=MID([.I559];1;1)" office:value-type="string" office:string-value="1">
            <text:p>1</text:p>
          </table:table-cell>
          <table:table-cell table:formula="of:=MID([.I559];4;6)" office:value-type="string" office:string-value="0.6973">
            <text:p>0.69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67">
            <text:p>0.4367</text:p>
          </table:table-cell>
          <table:table-cell table:formula="of:=IF([.B560]&gt;[.$E$1];1;0)" office:value-type="float" office:value="0">
            <text:p>0</text:p>
          </table:table-cell>
          <table:table-cell table:formula="of:=ABS([.A560]-[.C560])" office:value-type="float" office:value="1">
            <text:p>1</text:p>
          </table:table-cell>
          <table:table-cell table:number-columns-repeated="4"/>
          <table:table-cell table:style-name="ce2" office:value-type="string">
            <text:p>1, 0.43678 369</text:p>
          </table:table-cell>
          <table:table-cell table:formula="of:=MID([.I560];1;1)" office:value-type="string" office:string-value="1">
            <text:p>1</text:p>
          </table:table-cell>
          <table:table-cell table:formula="of:=MID([.I560];4;6)" office:value-type="string" office:string-value="0.4367">
            <text:p>0.43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9">
            <text:p>0.559</text:p>
          </table:table-cell>
          <table:table-cell table:formula="of:=IF([.B561]&gt;[.$E$1];1;0)" office:value-type="float" office:value="1">
            <text:p>1</text:p>
          </table:table-cell>
          <table:table-cell table:formula="of:=ABS([.A561]-[.C561])" office:value-type="float" office:value="1">
            <text:p>1</text:p>
          </table:table-cell>
          <table:table-cell table:number-columns-repeated="4"/>
          <table:table-cell table:style-name="ce2" office:value-type="string">
            <text:p>0, 0.559053 370</text:p>
          </table:table-cell>
          <table:table-cell table:formula="of:=MID([.I561];1;1)" office:value-type="string" office:string-value="0">
            <text:p>0</text:p>
          </table:table-cell>
          <table:table-cell table:formula="of:=MID([.I561];4;6)" office:value-type="string" office:string-value="0.5590">
            <text:p>0.55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63">
            <text:p>0.5263</text:p>
          </table:table-cell>
          <table:table-cell table:formula="of:=IF([.B562]&gt;[.$E$1];1;0)" office:value-type="float" office:value="1">
            <text:p>1</text:p>
          </table:table-cell>
          <table:table-cell table:formula="of:=ABS([.A562]-[.C562])" office:value-type="float" office:value="0">
            <text:p>0</text:p>
          </table:table-cell>
          <table:table-cell table:number-columns-repeated="4"/>
          <table:table-cell table:style-name="ce2" office:value-type="string">
            <text:p>1, 0.526396 371</text:p>
          </table:table-cell>
          <table:table-cell table:formula="of:=MID([.I562];1;1)" office:value-type="string" office:string-value="1">
            <text:p>1</text:p>
          </table:table-cell>
          <table:table-cell table:formula="of:=MID([.I562];4;6)" office:value-type="string" office:string-value="0.5263">
            <text:p>0.52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68">
            <text:p>0.6468</text:p>
          </table:table-cell>
          <table:table-cell table:formula="of:=IF([.B563]&gt;[.$E$1];1;0)" office:value-type="float" office:value="1">
            <text:p>1</text:p>
          </table:table-cell>
          <table:table-cell table:formula="of:=ABS([.A563]-[.C563])" office:value-type="float" office:value="0">
            <text:p>0</text:p>
          </table:table-cell>
          <table:table-cell table:number-columns-repeated="4"/>
          <table:table-cell table:style-name="ce2" office:value-type="string">
            <text:p>1, 0.646876 372</text:p>
          </table:table-cell>
          <table:table-cell table:formula="of:=MID([.I563];1;1)" office:value-type="string" office:string-value="1">
            <text:p>1</text:p>
          </table:table-cell>
          <table:table-cell table:formula="of:=MID([.I563];4;6)" office:value-type="string" office:string-value="0.6468">
            <text:p>0.64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18">
            <text:p>0.5518</text:p>
          </table:table-cell>
          <table:table-cell table:formula="of:=IF([.B564]&gt;[.$E$1];1;0)" office:value-type="float" office:value="1">
            <text:p>1</text:p>
          </table:table-cell>
          <table:table-cell table:formula="of:=ABS([.A564]-[.C564])" office:value-type="float" office:value="1">
            <text:p>1</text:p>
          </table:table-cell>
          <table:table-cell table:number-columns-repeated="4"/>
          <table:table-cell table:style-name="ce2" office:value-type="string">
            <text:p>0, 0.551885 373</text:p>
          </table:table-cell>
          <table:table-cell table:formula="of:=MID([.I564];1;1)" office:value-type="string" office:string-value="0">
            <text:p>0</text:p>
          </table:table-cell>
          <table:table-cell table:formula="of:=MID([.I564];4;6)" office:value-type="string" office:string-value="0.5518">
            <text:p>0.55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2">
            <text:p>0.8342</text:p>
          </table:table-cell>
          <table:table-cell table:formula="of:=IF([.B565]&gt;[.$E$1];1;0)" office:value-type="float" office:value="1">
            <text:p>1</text:p>
          </table:table-cell>
          <table:table-cell table:formula="of:=ABS([.A565]-[.C565])" office:value-type="float" office:value="0">
            <text:p>0</text:p>
          </table:table-cell>
          <table:table-cell table:number-columns-repeated="4"/>
          <table:table-cell table:style-name="ce2" office:value-type="string">
            <text:p>1, 0.834282 374</text:p>
          </table:table-cell>
          <table:table-cell table:formula="of:=MID([.I565];1;1)" office:value-type="string" office:string-value="1">
            <text:p>1</text:p>
          </table:table-cell>
          <table:table-cell table:formula="of:=MID([.I565];4;6)" office:value-type="string" office:string-value="0.8342">
            <text:p>0.834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63">
            <text:p>0.5063</text:p>
          </table:table-cell>
          <table:table-cell table:formula="of:=IF([.B566]&gt;[.$E$1];1;0)" office:value-type="float" office:value="0">
            <text:p>0</text:p>
          </table:table-cell>
          <table:table-cell table:formula="of:=ABS([.A566]-[.C566])" office:value-type="float" office:value="0">
            <text:p>0</text:p>
          </table:table-cell>
          <table:table-cell table:number-columns-repeated="4"/>
          <table:table-cell table:style-name="ce2" office:value-type="string">
            <text:p>0, 0.506334 375</text:p>
          </table:table-cell>
          <table:table-cell table:formula="of:=MID([.I566];1;1)" office:value-type="string" office:string-value="0">
            <text:p>0</text:p>
          </table:table-cell>
          <table:table-cell table:formula="of:=MID([.I566];4;6)" office:value-type="string" office:string-value="0.5063">
            <text:p>0.50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7">
            <text:p>0.6987</text:p>
          </table:table-cell>
          <table:table-cell table:formula="of:=IF([.B567]&gt;[.$E$1];1;0)" office:value-type="float" office:value="1">
            <text:p>1</text:p>
          </table:table-cell>
          <table:table-cell table:formula="of:=ABS([.A567]-[.C567])" office:value-type="float" office:value="0">
            <text:p>0</text:p>
          </table:table-cell>
          <table:table-cell table:number-columns-repeated="4"/>
          <table:table-cell table:style-name="ce2" office:value-type="string">
            <text:p>1, 0.698792 376</text:p>
          </table:table-cell>
          <table:table-cell table:formula="of:=MID([.I567];1;1)" office:value-type="string" office:string-value="1">
            <text:p>1</text:p>
          </table:table-cell>
          <table:table-cell table:formula="of:=MID([.I567];4;6)" office:value-type="string" office:string-value="0.6987">
            <text:p>0.69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16">
            <text:p>0.5516</text:p>
          </table:table-cell>
          <table:table-cell table:formula="of:=IF([.B568]&gt;[.$E$1];1;0)" office:value-type="float" office:value="1">
            <text:p>1</text:p>
          </table:table-cell>
          <table:table-cell table:formula="of:=ABS([.A568]-[.C568])" office:value-type="float" office:value="0">
            <text:p>0</text:p>
          </table:table-cell>
          <table:table-cell table:number-columns-repeated="4"/>
          <table:table-cell table:style-name="ce2" office:value-type="string">
            <text:p>1, 0.551628 377</text:p>
          </table:table-cell>
          <table:table-cell table:formula="of:=MID([.I568];1;1)" office:value-type="string" office:string-value="1">
            <text:p>1</text:p>
          </table:table-cell>
          <table:table-cell table:formula="of:=MID([.I568];4;6)" office:value-type="string" office:string-value="0.5516">
            <text:p>0.55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18">
            <text:p>0.5018</text:p>
          </table:table-cell>
          <table:table-cell table:formula="of:=IF([.B569]&gt;[.$E$1];1;0)" office:value-type="float" office:value="0">
            <text:p>0</text:p>
          </table:table-cell>
          <table:table-cell table:formula="of:=ABS([.A569]-[.C569])" office:value-type="float" office:value="1">
            <text:p>1</text:p>
          </table:table-cell>
          <table:table-cell table:number-columns-repeated="4"/>
          <table:table-cell table:style-name="ce2" office:value-type="string">
            <text:p>1, 0.501899 378</text:p>
          </table:table-cell>
          <table:table-cell table:formula="of:=MID([.I569];1;1)" office:value-type="string" office:string-value="1">
            <text:p>1</text:p>
          </table:table-cell>
          <table:table-cell table:formula="of:=MID([.I569];4;6)" office:value-type="string" office:string-value="0.5018">
            <text:p>0.50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15">
            <text:p>0.7015</text:p>
          </table:table-cell>
          <table:table-cell table:formula="of:=IF([.B570]&gt;[.$E$1];1;0)" office:value-type="float" office:value="1">
            <text:p>1</text:p>
          </table:table-cell>
          <table:table-cell table:formula="of:=ABS([.A570]-[.C570])" office:value-type="float" office:value="1">
            <text:p>1</text:p>
          </table:table-cell>
          <table:table-cell table:number-columns-repeated="4"/>
          <table:table-cell table:style-name="ce2" office:value-type="string">
            <text:p>0, 0.701552 380</text:p>
          </table:table-cell>
          <table:table-cell table:formula="of:=MID([.I570];1;1)" office:value-type="string" office:string-value="0">
            <text:p>0</text:p>
          </table:table-cell>
          <table:table-cell table:formula="of:=MID([.I570];4;6)" office:value-type="string" office:string-value="0.7015">
            <text:p>0.70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77">
            <text:p>0.5777</text:p>
          </table:table-cell>
          <table:table-cell table:formula="of:=IF([.B571]&gt;[.$E$1];1;0)" office:value-type="float" office:value="1">
            <text:p>1</text:p>
          </table:table-cell>
          <table:table-cell table:formula="of:=ABS([.A571]-[.C571])" office:value-type="float" office:value="0">
            <text:p>0</text:p>
          </table:table-cell>
          <table:table-cell table:number-columns-repeated="4"/>
          <table:table-cell table:style-name="ce2" office:value-type="string">
            <text:p>1, 0.577795 381</text:p>
          </table:table-cell>
          <table:table-cell table:formula="of:=MID([.I571];1;1)" office:value-type="string" office:string-value="1">
            <text:p>1</text:p>
          </table:table-cell>
          <table:table-cell table:formula="of:=MID([.I571];4;6)" office:value-type="string" office:string-value="0.5777">
            <text:p>0.57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63">
            <text:p>0.3963</text:p>
          </table:table-cell>
          <table:table-cell table:formula="of:=IF([.B572]&gt;[.$E$1];1;0)" office:value-type="float" office:value="0">
            <text:p>0</text:p>
          </table:table-cell>
          <table:table-cell table:formula="of:=ABS([.A572]-[.C572])" office:value-type="float" office:value="0">
            <text:p>0</text:p>
          </table:table-cell>
          <table:table-cell table:number-columns-repeated="4"/>
          <table:table-cell table:style-name="ce2" office:value-type="string">
            <text:p>0, 0.396398 382</text:p>
          </table:table-cell>
          <table:table-cell table:formula="of:=MID([.I572];1;1)" office:value-type="string" office:string-value="0">
            <text:p>0</text:p>
          </table:table-cell>
          <table:table-cell table:formula="of:=MID([.I572];4;6)" office:value-type="string" office:string-value="0.3963">
            <text:p>0.39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05">
            <text:p>0.7705</text:p>
          </table:table-cell>
          <table:table-cell table:formula="of:=IF([.B573]&gt;[.$E$1];1;0)" office:value-type="float" office:value="1">
            <text:p>1</text:p>
          </table:table-cell>
          <table:table-cell table:formula="of:=ABS([.A573]-[.C573])" office:value-type="float" office:value="0">
            <text:p>0</text:p>
          </table:table-cell>
          <table:table-cell table:number-columns-repeated="4"/>
          <table:table-cell table:style-name="ce2" office:value-type="string">
            <text:p>1, 0.770523 384</text:p>
          </table:table-cell>
          <table:table-cell table:formula="of:=MID([.I573];1;1)" office:value-type="string" office:string-value="1">
            <text:p>1</text:p>
          </table:table-cell>
          <table:table-cell table:formula="of:=MID([.I573];4;6)" office:value-type="string" office:string-value="0.7705">
            <text:p>0.770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1">
            <text:p>0.481</text:p>
          </table:table-cell>
          <table:table-cell table:formula="of:=IF([.B574]&gt;[.$E$1];1;0)" office:value-type="float" office:value="0">
            <text:p>0</text:p>
          </table:table-cell>
          <table:table-cell table:formula="of:=ABS([.A574]-[.C574])" office:value-type="float" office:value="0">
            <text:p>0</text:p>
          </table:table-cell>
          <table:table-cell table:number-columns-repeated="4"/>
          <table:table-cell table:style-name="ce2" office:value-type="string">
            <text:p>0, 0.48101 385</text:p>
          </table:table-cell>
          <table:table-cell table:formula="of:=MID([.I574];1;1)" office:value-type="string" office:string-value="0">
            <text:p>0</text:p>
          </table:table-cell>
          <table:table-cell table:formula="of:=MID([.I574];4;6)" office:value-type="string" office:string-value="0.4810">
            <text:p>0.48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092">
            <text:p>0.2092</text:p>
          </table:table-cell>
          <table:table-cell table:formula="of:=IF([.B575]&gt;[.$E$1];1;0)" office:value-type="float" office:value="0">
            <text:p>0</text:p>
          </table:table-cell>
          <table:table-cell table:formula="of:=ABS([.A575]-[.C575])" office:value-type="float" office:value="1">
            <text:p>1</text:p>
          </table:table-cell>
          <table:table-cell table:number-columns-repeated="4"/>
          <table:table-cell table:style-name="ce2" office:value-type="string">
            <text:p>1, 0.209232 386</text:p>
          </table:table-cell>
          <table:table-cell table:formula="of:=MID([.I575];1;1)" office:value-type="string" office:string-value="1">
            <text:p>1</text:p>
          </table:table-cell>
          <table:table-cell table:formula="of:=MID([.I575];4;6)" office:value-type="string" office:string-value="0.2092">
            <text:p>0.20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32">
            <text:p>0.4532</text:p>
          </table:table-cell>
          <table:table-cell table:formula="of:=IF([.B576]&gt;[.$E$1];1;0)" office:value-type="float" office:value="0">
            <text:p>0</text:p>
          </table:table-cell>
          <table:table-cell table:formula="of:=ABS([.A576]-[.C576])" office:value-type="float" office:value="1">
            <text:p>1</text:p>
          </table:table-cell>
          <table:table-cell table:number-columns-repeated="4"/>
          <table:table-cell table:style-name="ce2" office:value-type="string">
            <text:p>1, 0.453224 388</text:p>
          </table:table-cell>
          <table:table-cell table:formula="of:=MID([.I576];1;1)" office:value-type="string" office:string-value="1">
            <text:p>1</text:p>
          </table:table-cell>
          <table:table-cell table:formula="of:=MID([.I576];4;6)" office:value-type="string" office:string-value="0.4532">
            <text:p>0.453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73">
            <text:p>0.7373</text:p>
          </table:table-cell>
          <table:table-cell table:formula="of:=IF([.B577]&gt;[.$E$1];1;0)" office:value-type="float" office:value="1">
            <text:p>1</text:p>
          </table:table-cell>
          <table:table-cell table:formula="of:=ABS([.A577]-[.C577])" office:value-type="float" office:value="1">
            <text:p>1</text:p>
          </table:table-cell>
          <table:table-cell table:number-columns-repeated="4"/>
          <table:table-cell table:style-name="ce2" office:value-type="string">
            <text:p>0, 0.73735 389</text:p>
          </table:table-cell>
          <table:table-cell table:formula="of:=MID([.I577];1;1)" office:value-type="string" office:string-value="0">
            <text:p>0</text:p>
          </table:table-cell>
          <table:table-cell table:formula="of:=MID([.I577];4;6)" office:value-type="string" office:string-value="0.7373">
            <text:p>0.73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66">
            <text:p>0.4266</text:p>
          </table:table-cell>
          <table:table-cell table:formula="of:=IF([.B578]&gt;[.$E$1];1;0)" office:value-type="float" office:value="0">
            <text:p>0</text:p>
          </table:table-cell>
          <table:table-cell table:formula="of:=ABS([.A578]-[.C578])" office:value-type="float" office:value="0">
            <text:p>0</text:p>
          </table:table-cell>
          <table:table-cell table:number-columns-repeated="4"/>
          <table:table-cell table:style-name="ce2" office:value-type="string">
            <text:p>0, 0.426631 390</text:p>
          </table:table-cell>
          <table:table-cell table:formula="of:=MID([.I578];1;1)" office:value-type="string" office:string-value="0">
            <text:p>0</text:p>
          </table:table-cell>
          <table:table-cell table:formula="of:=MID([.I578];4;6)" office:value-type="string" office:string-value="0.4266">
            <text:p>0.42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76">
            <text:p>0.5976</text:p>
          </table:table-cell>
          <table:table-cell table:formula="of:=IF([.B579]&gt;[.$E$1];1;0)" office:value-type="float" office:value="1">
            <text:p>1</text:p>
          </table:table-cell>
          <table:table-cell table:formula="of:=ABS([.A579]-[.C579])" office:value-type="float" office:value="1">
            <text:p>1</text:p>
          </table:table-cell>
          <table:table-cell table:number-columns-repeated="4"/>
          <table:table-cell table:style-name="ce2" office:value-type="string">
            <text:p>0, 0.59766 391</text:p>
          </table:table-cell>
          <table:table-cell table:formula="of:=MID([.I579];1;1)" office:value-type="string" office:string-value="0">
            <text:p>0</text:p>
          </table:table-cell>
          <table:table-cell table:formula="of:=MID([.I579];4;6)" office:value-type="string" office:string-value="0.5976">
            <text:p>0.59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28">
            <text:p>0.4028</text:p>
          </table:table-cell>
          <table:table-cell table:formula="of:=IF([.B580]&gt;[.$E$1];1;0)" office:value-type="float" office:value="0">
            <text:p>0</text:p>
          </table:table-cell>
          <table:table-cell table:formula="of:=ABS([.A580]-[.C580])" office:value-type="float" office:value="0">
            <text:p>0</text:p>
          </table:table-cell>
          <table:table-cell table:number-columns-repeated="4"/>
          <table:table-cell table:style-name="ce2" office:value-type="string">
            <text:p>0, 0.402808 392</text:p>
          </table:table-cell>
          <table:table-cell table:formula="of:=MID([.I580];1;1)" office:value-type="string" office:string-value="0">
            <text:p>0</text:p>
          </table:table-cell>
          <table:table-cell table:formula="of:=MID([.I580];4;6)" office:value-type="string" office:string-value="0.4028">
            <text:p>0.402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79">
            <text:p>0.3979</text:p>
          </table:table-cell>
          <table:table-cell table:formula="of:=IF([.B581]&gt;[.$E$1];1;0)" office:value-type="float" office:value="0">
            <text:p>0</text:p>
          </table:table-cell>
          <table:table-cell table:formula="of:=ABS([.A581]-[.C581])" office:value-type="float" office:value="0">
            <text:p>0</text:p>
          </table:table-cell>
          <table:table-cell table:number-columns-repeated="4"/>
          <table:table-cell table:style-name="ce2" office:value-type="string">
            <text:p>0, 0.397939 393</text:p>
          </table:table-cell>
          <table:table-cell table:formula="of:=MID([.I581];1;1)" office:value-type="string" office:string-value="0">
            <text:p>0</text:p>
          </table:table-cell>
          <table:table-cell table:formula="of:=MID([.I581];4;6)" office:value-type="string" office:string-value="0.3979">
            <text:p>0.39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9">
            <text:p>0.429</text:p>
          </table:table-cell>
          <table:table-cell table:formula="of:=IF([.B582]&gt;[.$E$1];1;0)" office:value-type="float" office:value="0">
            <text:p>0</text:p>
          </table:table-cell>
          <table:table-cell table:formula="of:=ABS([.A582]-[.C582])" office:value-type="float" office:value="1">
            <text:p>1</text:p>
          </table:table-cell>
          <table:table-cell table:number-columns-repeated="4"/>
          <table:table-cell table:style-name="ce2" office:value-type="string">
            <text:p>1, 0.429032 394</text:p>
          </table:table-cell>
          <table:table-cell table:formula="of:=MID([.I582];1;1)" office:value-type="string" office:string-value="1">
            <text:p>1</text:p>
          </table:table-cell>
          <table:table-cell table:formula="of:=MID([.I582];4;6)" office:value-type="string" office:string-value="0.4290">
            <text:p>0.42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43">
            <text:p>0.7843</text:p>
          </table:table-cell>
          <table:table-cell table:formula="of:=IF([.B583]&gt;[.$E$1];1;0)" office:value-type="float" office:value="1">
            <text:p>1</text:p>
          </table:table-cell>
          <table:table-cell table:formula="of:=ABS([.A583]-[.C583])" office:value-type="float" office:value="0">
            <text:p>0</text:p>
          </table:table-cell>
          <table:table-cell table:number-columns-repeated="4"/>
          <table:table-cell table:style-name="ce2" office:value-type="string">
            <text:p>1, 0.784311 395</text:p>
          </table:table-cell>
          <table:table-cell table:formula="of:=MID([.I583];1;1)" office:value-type="string" office:string-value="1">
            <text:p>1</text:p>
          </table:table-cell>
          <table:table-cell table:formula="of:=MID([.I583];4;6)" office:value-type="string" office:string-value="0.7843">
            <text:p>0.78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7">
            <text:p>0.6517</text:p>
          </table:table-cell>
          <table:table-cell table:formula="of:=IF([.B584]&gt;[.$E$1];1;0)" office:value-type="float" office:value="1">
            <text:p>1</text:p>
          </table:table-cell>
          <table:table-cell table:formula="of:=ABS([.A584]-[.C584])" office:value-type="float" office:value="0">
            <text:p>0</text:p>
          </table:table-cell>
          <table:table-cell table:number-columns-repeated="4"/>
          <table:table-cell table:style-name="ce2" office:value-type="string">
            <text:p>1, 0.651715 397</text:p>
          </table:table-cell>
          <table:table-cell table:formula="of:=MID([.I584];1;1)" office:value-type="string" office:string-value="1">
            <text:p>1</text:p>
          </table:table-cell>
          <table:table-cell table:formula="of:=MID([.I584];4;6)" office:value-type="string" office:string-value="0.6517">
            <text:p>0.65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08">
            <text:p>0.4108</text:p>
          </table:table-cell>
          <table:table-cell table:formula="of:=IF([.B585]&gt;[.$E$1];1;0)" office:value-type="float" office:value="0">
            <text:p>0</text:p>
          </table:table-cell>
          <table:table-cell table:formula="of:=ABS([.A585]-[.C585])" office:value-type="float" office:value="1">
            <text:p>1</text:p>
          </table:table-cell>
          <table:table-cell table:number-columns-repeated="4"/>
          <table:table-cell table:style-name="ce2" office:value-type="string">
            <text:p>1, 0.410813 398</text:p>
          </table:table-cell>
          <table:table-cell table:formula="of:=MID([.I585];1;1)" office:value-type="string" office:string-value="1">
            <text:p>1</text:p>
          </table:table-cell>
          <table:table-cell table:formula="of:=MID([.I585];4;6)" office:value-type="string" office:string-value="0.4108">
            <text:p>0.41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66">
            <text:p>0.6866</text:p>
          </table:table-cell>
          <table:table-cell table:formula="of:=IF([.B586]&gt;[.$E$1];1;0)" office:value-type="float" office:value="1">
            <text:p>1</text:p>
          </table:table-cell>
          <table:table-cell table:formula="of:=ABS([.A586]-[.C586])" office:value-type="float" office:value="0">
            <text:p>0</text:p>
          </table:table-cell>
          <table:table-cell table:number-columns-repeated="4"/>
          <table:table-cell table:style-name="ce2" office:value-type="string">
            <text:p>1, 0.686622 399</text:p>
          </table:table-cell>
          <table:table-cell table:formula="of:=MID([.I586];1;1)" office:value-type="string" office:string-value="1">
            <text:p>1</text:p>
          </table:table-cell>
          <table:table-cell table:formula="of:=MID([.I586];4;6)" office:value-type="string" office:string-value="0.6866">
            <text:p>0.68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7">
            <text:p>0.6947</text:p>
          </table:table-cell>
          <table:table-cell table:formula="of:=IF([.B587]&gt;[.$E$1];1;0)" office:value-type="float" office:value="1">
            <text:p>1</text:p>
          </table:table-cell>
          <table:table-cell table:formula="of:=ABS([.A587]-[.C587])" office:value-type="float" office:value="0">
            <text:p>0</text:p>
          </table:table-cell>
          <table:table-cell table:number-columns-repeated="4"/>
          <table:table-cell table:style-name="ce2" office:value-type="string">
            <text:p>1, 0.694798 400</text:p>
          </table:table-cell>
          <table:table-cell table:formula="of:=MID([.I587];1;1)" office:value-type="string" office:string-value="1">
            <text:p>1</text:p>
          </table:table-cell>
          <table:table-cell table:formula="of:=MID([.I587];4;6)" office:value-type="string" office:string-value="0.6947">
            <text:p>0.69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5">
            <text:p>0.4225</text:p>
          </table:table-cell>
          <table:table-cell table:formula="of:=IF([.B588]&gt;[.$E$1];1;0)" office:value-type="float" office:value="0">
            <text:p>0</text:p>
          </table:table-cell>
          <table:table-cell table:formula="of:=ABS([.A588]-[.C588])" office:value-type="float" office:value="0">
            <text:p>0</text:p>
          </table:table-cell>
          <table:table-cell table:number-columns-repeated="4"/>
          <table:table-cell table:style-name="ce2" office:value-type="string">
            <text:p>0, 0.422555 401</text:p>
          </table:table-cell>
          <table:table-cell table:formula="of:=MID([.I588];1;1)" office:value-type="string" office:string-value="0">
            <text:p>0</text:p>
          </table:table-cell>
          <table:table-cell table:formula="of:=MID([.I588];4;6)" office:value-type="string" office:string-value="0.4225">
            <text:p>0.42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85">
            <text:p>0.5785</text:p>
          </table:table-cell>
          <table:table-cell table:formula="of:=IF([.B589]&gt;[.$E$1];1;0)" office:value-type="float" office:value="1">
            <text:p>1</text:p>
          </table:table-cell>
          <table:table-cell table:formula="of:=ABS([.A589]-[.C589])" office:value-type="float" office:value="0">
            <text:p>0</text:p>
          </table:table-cell>
          <table:table-cell table:number-columns-repeated="4"/>
          <table:table-cell table:style-name="ce2" office:value-type="string">
            <text:p>1, 0.578594 402</text:p>
          </table:table-cell>
          <table:table-cell table:formula="of:=MID([.I589];1;1)" office:value-type="string" office:string-value="1">
            <text:p>1</text:p>
          </table:table-cell>
          <table:table-cell table:formula="of:=MID([.I589];4;6)" office:value-type="string" office:string-value="0.5785">
            <text:p>0.57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79">
            <text:p>0.4979</text:p>
          </table:table-cell>
          <table:table-cell table:formula="of:=IF([.B590]&gt;[.$E$1];1;0)" office:value-type="float" office:value="0">
            <text:p>0</text:p>
          </table:table-cell>
          <table:table-cell table:formula="of:=ABS([.A590]-[.C590])" office:value-type="float" office:value="0">
            <text:p>0</text:p>
          </table:table-cell>
          <table:table-cell table:number-columns-repeated="4"/>
          <table:table-cell table:style-name="ce2" office:value-type="string">
            <text:p>0, 0.497937 403</text:p>
          </table:table-cell>
          <table:table-cell table:formula="of:=MID([.I590];1;1)" office:value-type="string" office:string-value="0">
            <text:p>0</text:p>
          </table:table-cell>
          <table:table-cell table:formula="of:=MID([.I590];4;6)" office:value-type="string" office:string-value="0.4979">
            <text:p>0.49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49">
            <text:p>0.3349</text:p>
          </table:table-cell>
          <table:table-cell table:formula="of:=IF([.B591]&gt;[.$E$1];1;0)" office:value-type="float" office:value="0">
            <text:p>0</text:p>
          </table:table-cell>
          <table:table-cell table:formula="of:=ABS([.A591]-[.C591])" office:value-type="float" office:value="0">
            <text:p>0</text:p>
          </table:table-cell>
          <table:table-cell table:number-columns-repeated="4"/>
          <table:table-cell table:style-name="ce2" office:value-type="string">
            <text:p>0, 0.334977 404</text:p>
          </table:table-cell>
          <table:table-cell table:formula="of:=MID([.I591];1;1)" office:value-type="string" office:string-value="0">
            <text:p>0</text:p>
          </table:table-cell>
          <table:table-cell table:formula="of:=MID([.I591];4;6)" office:value-type="string" office:string-value="0.3349">
            <text:p>0.33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63">
            <text:p>0.6063</text:p>
          </table:table-cell>
          <table:table-cell table:formula="of:=IF([.B592]&gt;[.$E$1];1;0)" office:value-type="float" office:value="1">
            <text:p>1</text:p>
          </table:table-cell>
          <table:table-cell table:formula="of:=ABS([.A592]-[.C592])" office:value-type="float" office:value="1">
            <text:p>1</text:p>
          </table:table-cell>
          <table:table-cell table:number-columns-repeated="4"/>
          <table:table-cell table:style-name="ce2" office:value-type="string">
            <text:p>0, 0.606395 405</text:p>
          </table:table-cell>
          <table:table-cell table:formula="of:=MID([.I592];1;1)" office:value-type="string" office:string-value="0">
            <text:p>0</text:p>
          </table:table-cell>
          <table:table-cell table:formula="of:=MID([.I592];4;6)" office:value-type="string" office:string-value="0.6063">
            <text:p>0.60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83">
            <text:p>0.5583</text:p>
          </table:table-cell>
          <table:table-cell table:formula="of:=IF([.B593]&gt;[.$E$1];1;0)" office:value-type="float" office:value="1">
            <text:p>1</text:p>
          </table:table-cell>
          <table:table-cell table:formula="of:=ABS([.A593]-[.C593])" office:value-type="float" office:value="0">
            <text:p>0</text:p>
          </table:table-cell>
          <table:table-cell table:number-columns-repeated="4"/>
          <table:table-cell table:style-name="ce2" office:value-type="string">
            <text:p>1, 0.558384 406</text:p>
          </table:table-cell>
          <table:table-cell table:formula="of:=MID([.I593];1;1)" office:value-type="string" office:string-value="1">
            <text:p>1</text:p>
          </table:table-cell>
          <table:table-cell table:formula="of:=MID([.I593];4;6)" office:value-type="string" office:string-value="0.5583">
            <text:p>0.55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79">
            <text:p>0.5579</text:p>
          </table:table-cell>
          <table:table-cell table:formula="of:=IF([.B594]&gt;[.$E$1];1;0)" office:value-type="float" office:value="1">
            <text:p>1</text:p>
          </table:table-cell>
          <table:table-cell table:formula="of:=ABS([.A594]-[.C594])" office:value-type="float" office:value="0">
            <text:p>0</text:p>
          </table:table-cell>
          <table:table-cell table:number-columns-repeated="4"/>
          <table:table-cell table:style-name="ce2" office:value-type="string">
            <text:p>1, 0.557944 407</text:p>
          </table:table-cell>
          <table:table-cell table:formula="of:=MID([.I594];1;1)" office:value-type="string" office:string-value="1">
            <text:p>1</text:p>
          </table:table-cell>
          <table:table-cell table:formula="of:=MID([.I594];4;6)" office:value-type="string" office:string-value="0.5579">
            <text:p>0.55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54">
            <text:p>0.3254</text:p>
          </table:table-cell>
          <table:table-cell table:formula="of:=IF([.B595]&gt;[.$E$1];1;0)" office:value-type="float" office:value="0">
            <text:p>0</text:p>
          </table:table-cell>
          <table:table-cell table:formula="of:=ABS([.A595]-[.C595])" office:value-type="float" office:value="0">
            <text:p>0</text:p>
          </table:table-cell>
          <table:table-cell table:number-columns-repeated="4"/>
          <table:table-cell table:style-name="ce2" office:value-type="string">
            <text:p>0, 0.325423 408</text:p>
          </table:table-cell>
          <table:table-cell table:formula="of:=MID([.I595];1;1)" office:value-type="string" office:string-value="0">
            <text:p>0</text:p>
          </table:table-cell>
          <table:table-cell table:formula="of:=MID([.I595];4;6)" office:value-type="string" office:string-value="0.3254">
            <text:p>0.32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57">
            <text:p>0.5857</text:p>
          </table:table-cell>
          <table:table-cell table:formula="of:=IF([.B596]&gt;[.$E$1];1;0)" office:value-type="float" office:value="1">
            <text:p>1</text:p>
          </table:table-cell>
          <table:table-cell table:formula="of:=ABS([.A596]-[.C596])" office:value-type="float" office:value="1">
            <text:p>1</text:p>
          </table:table-cell>
          <table:table-cell table:number-columns-repeated="4"/>
          <table:table-cell table:style-name="ce2" office:value-type="string">
            <text:p>0, 0.585755 409</text:p>
          </table:table-cell>
          <table:table-cell table:formula="of:=MID([.I596];1;1)" office:value-type="string" office:string-value="0">
            <text:p>0</text:p>
          </table:table-cell>
          <table:table-cell table:formula="of:=MID([.I596];4;6)" office:value-type="string" office:string-value="0.5857">
            <text:p>0.58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37">
            <text:p>0.6737</text:p>
          </table:table-cell>
          <table:table-cell table:formula="of:=IF([.B597]&gt;[.$E$1];1;0)" office:value-type="float" office:value="1">
            <text:p>1</text:p>
          </table:table-cell>
          <table:table-cell table:formula="of:=ABS([.A597]-[.C597])" office:value-type="float" office:value="0">
            <text:p>0</text:p>
          </table:table-cell>
          <table:table-cell table:number-columns-repeated="4"/>
          <table:table-cell table:style-name="ce2" office:value-type="string">
            <text:p>1, 0.67377 410</text:p>
          </table:table-cell>
          <table:table-cell table:formula="of:=MID([.I597];1;1)" office:value-type="string" office:string-value="1">
            <text:p>1</text:p>
          </table:table-cell>
          <table:table-cell table:formula="of:=MID([.I597];4;6)" office:value-type="string" office:string-value="0.6737">
            <text:p>0.67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38">
            <text:p>0.7338</text:p>
          </table:table-cell>
          <table:table-cell table:formula="of:=IF([.B598]&gt;[.$E$1];1;0)" office:value-type="float" office:value="1">
            <text:p>1</text:p>
          </table:table-cell>
          <table:table-cell table:formula="of:=ABS([.A598]-[.C598])" office:value-type="float" office:value="0">
            <text:p>0</text:p>
          </table:table-cell>
          <table:table-cell table:number-columns-repeated="4"/>
          <table:table-cell table:style-name="ce2" office:value-type="string">
            <text:p>1, 0.733859 411</text:p>
          </table:table-cell>
          <table:table-cell table:formula="of:=MID([.I598];1;1)" office:value-type="string" office:string-value="1">
            <text:p>1</text:p>
          </table:table-cell>
          <table:table-cell table:formula="of:=MID([.I598];4;6)" office:value-type="string" office:string-value="0.7338">
            <text:p>0.73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74">
            <text:p>0.3874</text:p>
          </table:table-cell>
          <table:table-cell table:formula="of:=IF([.B599]&gt;[.$E$1];1;0)" office:value-type="float" office:value="0">
            <text:p>0</text:p>
          </table:table-cell>
          <table:table-cell table:formula="of:=ABS([.A599]-[.C599])" office:value-type="float" office:value="0">
            <text:p>0</text:p>
          </table:table-cell>
          <table:table-cell table:number-columns-repeated="4"/>
          <table:table-cell table:style-name="ce2" office:value-type="string">
            <text:p>0, 0.387467 412</text:p>
          </table:table-cell>
          <table:table-cell table:formula="of:=MID([.I599];1;1)" office:value-type="string" office:string-value="0">
            <text:p>0</text:p>
          </table:table-cell>
          <table:table-cell table:formula="of:=MID([.I599];4;6)" office:value-type="string" office:string-value="0.3874">
            <text:p>0.38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">
            <text:p>0.34</text:p>
          </table:table-cell>
          <table:table-cell table:formula="of:=IF([.B600]&gt;[.$E$1];1;0)" office:value-type="float" office:value="0">
            <text:p>0</text:p>
          </table:table-cell>
          <table:table-cell table:formula="of:=ABS([.A600]-[.C600])" office:value-type="float" office:value="0">
            <text:p>0</text:p>
          </table:table-cell>
          <table:table-cell table:number-columns-repeated="4"/>
          <table:table-cell table:style-name="ce2" office:value-type="string">
            <text:p>0, 0.340085 413</text:p>
          </table:table-cell>
          <table:table-cell table:formula="of:=MID([.I600];1;1)" office:value-type="string" office:string-value="0">
            <text:p>0</text:p>
          </table:table-cell>
          <table:table-cell table:formula="of:=MID([.I600];4;6)" office:value-type="string" office:string-value="0.3400">
            <text:p>0.340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21">
            <text:p>0.5521</text:p>
          </table:table-cell>
          <table:table-cell table:formula="of:=IF([.B601]&gt;[.$E$1];1;0)" office:value-type="float" office:value="1">
            <text:p>1</text:p>
          </table:table-cell>
          <table:table-cell table:formula="of:=ABS([.A601]-[.C601])" office:value-type="float" office:value="1">
            <text:p>1</text:p>
          </table:table-cell>
          <table:table-cell table:number-columns-repeated="4"/>
          <table:table-cell table:style-name="ce2" office:value-type="string">
            <text:p>0, 0.552129 415</text:p>
          </table:table-cell>
          <table:table-cell table:formula="of:=MID([.I601];1;1)" office:value-type="string" office:string-value="0">
            <text:p>0</text:p>
          </table:table-cell>
          <table:table-cell table:formula="of:=MID([.I601];4;6)" office:value-type="string" office:string-value="0.5521">
            <text:p>0.55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74">
            <text:p>0.4874</text:p>
          </table:table-cell>
          <table:table-cell table:formula="of:=IF([.B602]&gt;[.$E$1];1;0)" office:value-type="float" office:value="0">
            <text:p>0</text:p>
          </table:table-cell>
          <table:table-cell table:formula="of:=ABS([.A602]-[.C602])" office:value-type="float" office:value="0">
            <text:p>0</text:p>
          </table:table-cell>
          <table:table-cell table:number-columns-repeated="4"/>
          <table:table-cell table:style-name="ce2" office:value-type="string">
            <text:p>0, 0.487463 416</text:p>
          </table:table-cell>
          <table:table-cell table:formula="of:=MID([.I602];1;1)" office:value-type="string" office:string-value="0">
            <text:p>0</text:p>
          </table:table-cell>
          <table:table-cell table:formula="of:=MID([.I602];4;6)" office:value-type="string" office:string-value="0.4874">
            <text:p>0.48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5">
            <text:p>0.7035</text:p>
          </table:table-cell>
          <table:table-cell table:formula="of:=IF([.B603]&gt;[.$E$1];1;0)" office:value-type="float" office:value="1">
            <text:p>1</text:p>
          </table:table-cell>
          <table:table-cell table:formula="of:=ABS([.A603]-[.C603])" office:value-type="float" office:value="0">
            <text:p>0</text:p>
          </table:table-cell>
          <table:table-cell table:number-columns-repeated="4"/>
          <table:table-cell table:style-name="ce2" office:value-type="string">
            <text:p>1, 0.703526 417</text:p>
          </table:table-cell>
          <table:table-cell table:formula="of:=MID([.I603];1;1)" office:value-type="string" office:string-value="1">
            <text:p>1</text:p>
          </table:table-cell>
          <table:table-cell table:formula="of:=MID([.I603];4;6)" office:value-type="string" office:string-value="0.7035">
            <text:p>0.70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58">
            <text:p>0.5358</text:p>
          </table:table-cell>
          <table:table-cell table:formula="of:=IF([.B604]&gt;[.$E$1];1;0)" office:value-type="float" office:value="1">
            <text:p>1</text:p>
          </table:table-cell>
          <table:table-cell table:formula="of:=ABS([.A604]-[.C604])" office:value-type="float" office:value="0">
            <text:p>0</text:p>
          </table:table-cell>
          <table:table-cell table:number-columns-repeated="4"/>
          <table:table-cell table:style-name="ce2" office:value-type="string">
            <text:p>1, 0.535859 419</text:p>
          </table:table-cell>
          <table:table-cell table:formula="of:=MID([.I604];1;1)" office:value-type="string" office:string-value="1">
            <text:p>1</text:p>
          </table:table-cell>
          <table:table-cell table:formula="of:=MID([.I604];4;6)" office:value-type="string" office:string-value="0.5358">
            <text:p>0.535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78">
            <text:p>0.6278</text:p>
          </table:table-cell>
          <table:table-cell table:formula="of:=IF([.B605]&gt;[.$E$1];1;0)" office:value-type="float" office:value="1">
            <text:p>1</text:p>
          </table:table-cell>
          <table:table-cell table:formula="of:=ABS([.A605]-[.C605])" office:value-type="float" office:value="1">
            <text:p>1</text:p>
          </table:table-cell>
          <table:table-cell table:number-columns-repeated="4"/>
          <table:table-cell table:style-name="ce2" office:value-type="string">
            <text:p>0, 0.62785 420</text:p>
          </table:table-cell>
          <table:table-cell table:formula="of:=MID([.I605];1;1)" office:value-type="string" office:string-value="0">
            <text:p>0</text:p>
          </table:table-cell>
          <table:table-cell table:formula="of:=MID([.I605];4;6)" office:value-type="string" office:string-value="0.6278">
            <text:p>0.62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293">
            <text:p>0.2293</text:p>
          </table:table-cell>
          <table:table-cell table:formula="of:=IF([.B606]&gt;[.$E$1];1;0)" office:value-type="float" office:value="0">
            <text:p>0</text:p>
          </table:table-cell>
          <table:table-cell table:formula="of:=ABS([.A606]-[.C606])" office:value-type="float" office:value="0">
            <text:p>0</text:p>
          </table:table-cell>
          <table:table-cell table:number-columns-repeated="4"/>
          <table:table-cell table:style-name="ce2" office:value-type="string">
            <text:p>0, 0.229361 421</text:p>
          </table:table-cell>
          <table:table-cell table:formula="of:=MID([.I606];1;1)" office:value-type="string" office:string-value="0">
            <text:p>0</text:p>
          </table:table-cell>
          <table:table-cell table:formula="of:=MID([.I606];4;6)" office:value-type="string" office:string-value="0.2293">
            <text:p>0.22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47">
            <text:p>0.5447</text:p>
          </table:table-cell>
          <table:table-cell table:formula="of:=IF([.B607]&gt;[.$E$1];1;0)" office:value-type="float" office:value="1">
            <text:p>1</text:p>
          </table:table-cell>
          <table:table-cell table:formula="of:=ABS([.A607]-[.C607])" office:value-type="float" office:value="1">
            <text:p>1</text:p>
          </table:table-cell>
          <table:table-cell table:number-columns-repeated="4"/>
          <table:table-cell table:style-name="ce2" office:value-type="string">
            <text:p>0, 0.544774 423</text:p>
          </table:table-cell>
          <table:table-cell table:formula="of:=MID([.I607];1;1)" office:value-type="string" office:string-value="0">
            <text:p>0</text:p>
          </table:table-cell>
          <table:table-cell table:formula="of:=MID([.I607];4;6)" office:value-type="string" office:string-value="0.5447">
            <text:p>0.54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6">
            <text:p>0.6896</text:p>
          </table:table-cell>
          <table:table-cell table:formula="of:=IF([.B608]&gt;[.$E$1];1;0)" office:value-type="float" office:value="1">
            <text:p>1</text:p>
          </table:table-cell>
          <table:table-cell table:formula="of:=ABS([.A608]-[.C608])" office:value-type="float" office:value="0">
            <text:p>0</text:p>
          </table:table-cell>
          <table:table-cell table:number-columns-repeated="4"/>
          <table:table-cell table:style-name="ce2" office:value-type="string">
            <text:p>1, 0.68963 424</text:p>
          </table:table-cell>
          <table:table-cell table:formula="of:=MID([.I608];1;1)" office:value-type="string" office:string-value="1">
            <text:p>1</text:p>
          </table:table-cell>
          <table:table-cell table:formula="of:=MID([.I608];4;6)" office:value-type="string" office:string-value="0.6896">
            <text:p>0.68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82">
            <text:p>0.4682</text:p>
          </table:table-cell>
          <table:table-cell table:formula="of:=IF([.B609]&gt;[.$E$1];1;0)" office:value-type="float" office:value="0">
            <text:p>0</text:p>
          </table:table-cell>
          <table:table-cell table:formula="of:=ABS([.A609]-[.C609])" office:value-type="float" office:value="1">
            <text:p>1</text:p>
          </table:table-cell>
          <table:table-cell table:number-columns-repeated="4"/>
          <table:table-cell table:style-name="ce2" office:value-type="string">
            <text:p>1, 0.468266 425</text:p>
          </table:table-cell>
          <table:table-cell table:formula="of:=MID([.I609];1;1)" office:value-type="string" office:string-value="1">
            <text:p>1</text:p>
          </table:table-cell>
          <table:table-cell table:formula="of:=MID([.I609];4;6)" office:value-type="string" office:string-value="0.4682">
            <text:p>0.46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49">
            <text:p>0.8849</text:p>
          </table:table-cell>
          <table:table-cell table:formula="of:=IF([.B610]&gt;[.$E$1];1;0)" office:value-type="float" office:value="1">
            <text:p>1</text:p>
          </table:table-cell>
          <table:table-cell table:formula="of:=ABS([.A610]-[.C610])" office:value-type="float" office:value="0">
            <text:p>0</text:p>
          </table:table-cell>
          <table:table-cell table:number-columns-repeated="4"/>
          <table:table-cell table:style-name="ce2" office:value-type="string">
            <text:p>1, 0.884989 426</text:p>
          </table:table-cell>
          <table:table-cell table:formula="of:=MID([.I610];1;1)" office:value-type="string" office:string-value="1">
            <text:p>1</text:p>
          </table:table-cell>
          <table:table-cell table:formula="of:=MID([.I610];4;6)" office:value-type="string" office:string-value="0.8849">
            <text:p>0.88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59">
            <text:p>0.4359</text:p>
          </table:table-cell>
          <table:table-cell table:formula="of:=IF([.B611]&gt;[.$E$1];1;0)" office:value-type="float" office:value="0">
            <text:p>0</text:p>
          </table:table-cell>
          <table:table-cell table:formula="of:=ABS([.A611]-[.C611])" office:value-type="float" office:value="0">
            <text:p>0</text:p>
          </table:table-cell>
          <table:table-cell table:number-columns-repeated="4"/>
          <table:table-cell table:style-name="ce2" office:value-type="string">
            <text:p>0, 0.435956 427</text:p>
          </table:table-cell>
          <table:table-cell table:formula="of:=MID([.I611];1;1)" office:value-type="string" office:string-value="0">
            <text:p>0</text:p>
          </table:table-cell>
          <table:table-cell table:formula="of:=MID([.I611];4;6)" office:value-type="string" office:string-value="0.4359">
            <text:p>0.43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89">
            <text:p>0.4589</text:p>
          </table:table-cell>
          <table:table-cell table:formula="of:=IF([.B612]&gt;[.$E$1];1;0)" office:value-type="float" office:value="0">
            <text:p>0</text:p>
          </table:table-cell>
          <table:table-cell table:formula="of:=ABS([.A612]-[.C612])" office:value-type="float" office:value="1">
            <text:p>1</text:p>
          </table:table-cell>
          <table:table-cell table:number-columns-repeated="4"/>
          <table:table-cell table:style-name="ce2" office:value-type="string">
            <text:p>1, 0.458968 428</text:p>
          </table:table-cell>
          <table:table-cell table:formula="of:=MID([.I612];1;1)" office:value-type="string" office:string-value="1">
            <text:p>1</text:p>
          </table:table-cell>
          <table:table-cell table:formula="of:=MID([.I612];4;6)" office:value-type="string" office:string-value="0.4589">
            <text:p>0.45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9">
            <text:p>0.7059</text:p>
          </table:table-cell>
          <table:table-cell table:formula="of:=IF([.B613]&gt;[.$E$1];1;0)" office:value-type="float" office:value="1">
            <text:p>1</text:p>
          </table:table-cell>
          <table:table-cell table:formula="of:=ABS([.A613]-[.C613])" office:value-type="float" office:value="0">
            <text:p>0</text:p>
          </table:table-cell>
          <table:table-cell table:number-columns-repeated="4"/>
          <table:table-cell table:style-name="ce2" office:value-type="string">
            <text:p>1, 0.705941 429</text:p>
          </table:table-cell>
          <table:table-cell table:formula="of:=MID([.I613];1;1)" office:value-type="string" office:string-value="1">
            <text:p>1</text:p>
          </table:table-cell>
          <table:table-cell table:formula="of:=MID([.I613];4;6)" office:value-type="string" office:string-value="0.7059">
            <text:p>0.70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52">
            <text:p>0.7352</text:p>
          </table:table-cell>
          <table:table-cell table:formula="of:=IF([.B614]&gt;[.$E$1];1;0)" office:value-type="float" office:value="1">
            <text:p>1</text:p>
          </table:table-cell>
          <table:table-cell table:formula="of:=ABS([.A614]-[.C614])" office:value-type="float" office:value="0">
            <text:p>0</text:p>
          </table:table-cell>
          <table:table-cell table:number-columns-repeated="4"/>
          <table:table-cell table:style-name="ce2" office:value-type="string">
            <text:p>1, 0.735256 430</text:p>
          </table:table-cell>
          <table:table-cell table:formula="of:=MID([.I614];1;1)" office:value-type="string" office:string-value="1">
            <text:p>1</text:p>
          </table:table-cell>
          <table:table-cell table:formula="of:=MID([.I614];4;6)" office:value-type="string" office:string-value="0.7352">
            <text:p>0.735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43">
            <text:p>0.3443</text:p>
          </table:table-cell>
          <table:table-cell table:formula="of:=IF([.B615]&gt;[.$E$1];1;0)" office:value-type="float" office:value="0">
            <text:p>0</text:p>
          </table:table-cell>
          <table:table-cell table:formula="of:=ABS([.A615]-[.C615])" office:value-type="float" office:value="0">
            <text:p>0</text:p>
          </table:table-cell>
          <table:table-cell table:number-columns-repeated="4"/>
          <table:table-cell table:style-name="ce2" office:value-type="string">
            <text:p>0, 0.344348 431</text:p>
          </table:table-cell>
          <table:table-cell table:formula="of:=MID([.I615];1;1)" office:value-type="string" office:string-value="0">
            <text:p>0</text:p>
          </table:table-cell>
          <table:table-cell table:formula="of:=MID([.I615];4;6)" office:value-type="string" office:string-value="0.3443">
            <text:p>0.34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5">
            <text:p>0.695</text:p>
          </table:table-cell>
          <table:table-cell table:formula="of:=IF([.B616]&gt;[.$E$1];1;0)" office:value-type="float" office:value="1">
            <text:p>1</text:p>
          </table:table-cell>
          <table:table-cell table:formula="of:=ABS([.A616]-[.C616])" office:value-type="float" office:value="0">
            <text:p>0</text:p>
          </table:table-cell>
          <table:table-cell table:number-columns-repeated="4"/>
          <table:table-cell table:style-name="ce2" office:value-type="string">
            <text:p>1, 0.695022 432</text:p>
          </table:table-cell>
          <table:table-cell table:formula="of:=MID([.I616];1;1)" office:value-type="string" office:string-value="1">
            <text:p>1</text:p>
          </table:table-cell>
          <table:table-cell table:formula="of:=MID([.I616];4;6)" office:value-type="string" office:string-value="0.6950">
            <text:p>0.69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1">
            <text:p>0.6901</text:p>
          </table:table-cell>
          <table:table-cell table:formula="of:=IF([.B617]&gt;[.$E$1];1;0)" office:value-type="float" office:value="1">
            <text:p>1</text:p>
          </table:table-cell>
          <table:table-cell table:formula="of:=ABS([.A617]-[.C617])" office:value-type="float" office:value="0">
            <text:p>0</text:p>
          </table:table-cell>
          <table:table-cell table:number-columns-repeated="4"/>
          <table:table-cell table:style-name="ce2" office:value-type="string">
            <text:p>1, 0.69011 433</text:p>
          </table:table-cell>
          <table:table-cell table:formula="of:=MID([.I617];1;1)" office:value-type="string" office:string-value="1">
            <text:p>1</text:p>
          </table:table-cell>
          <table:table-cell table:formula="of:=MID([.I617];4;6)" office:value-type="string" office:string-value="0.6901">
            <text:p>0.69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95">
            <text:p>0.5895</text:p>
          </table:table-cell>
          <table:table-cell table:formula="of:=IF([.B618]&gt;[.$E$1];1;0)" office:value-type="float" office:value="1">
            <text:p>1</text:p>
          </table:table-cell>
          <table:table-cell table:formula="of:=ABS([.A618]-[.C618])" office:value-type="float" office:value="0">
            <text:p>0</text:p>
          </table:table-cell>
          <table:table-cell table:number-columns-repeated="4"/>
          <table:table-cell table:style-name="ce2" office:value-type="string">
            <text:p>1, 0.589595 434</text:p>
          </table:table-cell>
          <table:table-cell table:formula="of:=MID([.I618];1;1)" office:value-type="string" office:string-value="1">
            <text:p>1</text:p>
          </table:table-cell>
          <table:table-cell table:formula="of:=MID([.I618];4;6)" office:value-type="string" office:string-value="0.5895">
            <text:p>0.58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13">
            <text:p>0.5313</text:p>
          </table:table-cell>
          <table:table-cell table:formula="of:=IF([.B619]&gt;[.$E$1];1;0)" office:value-type="float" office:value="1">
            <text:p>1</text:p>
          </table:table-cell>
          <table:table-cell table:formula="of:=ABS([.A619]-[.C619])" office:value-type="float" office:value="0">
            <text:p>0</text:p>
          </table:table-cell>
          <table:table-cell table:number-columns-repeated="4"/>
          <table:table-cell table:style-name="ce2" office:value-type="string">
            <text:p>1, 0.531313 435</text:p>
          </table:table-cell>
          <table:table-cell table:formula="of:=MID([.I619];1;1)" office:value-type="string" office:string-value="1">
            <text:p>1</text:p>
          </table:table-cell>
          <table:table-cell table:formula="of:=MID([.I619];4;6)" office:value-type="string" office:string-value="0.5313">
            <text:p>0.53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49">
            <text:p>0.4749</text:p>
          </table:table-cell>
          <table:table-cell table:formula="of:=IF([.B620]&gt;[.$E$1];1;0)" office:value-type="float" office:value="0">
            <text:p>0</text:p>
          </table:table-cell>
          <table:table-cell table:formula="of:=ABS([.A620]-[.C620])" office:value-type="float" office:value="1">
            <text:p>1</text:p>
          </table:table-cell>
          <table:table-cell table:number-columns-repeated="4"/>
          <table:table-cell table:style-name="ce2" office:value-type="string">
            <text:p>1, 0.474975 436</text:p>
          </table:table-cell>
          <table:table-cell table:formula="of:=MID([.I620];1;1)" office:value-type="string" office:string-value="1">
            <text:p>1</text:p>
          </table:table-cell>
          <table:table-cell table:formula="of:=MID([.I620];4;6)" office:value-type="string" office:string-value="0.4749">
            <text:p>0.47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04">
            <text:p>0.6204</text:p>
          </table:table-cell>
          <table:table-cell table:formula="of:=IF([.B621]&gt;[.$E$1];1;0)" office:value-type="float" office:value="1">
            <text:p>1</text:p>
          </table:table-cell>
          <table:table-cell table:formula="of:=ABS([.A621]-[.C621])" office:value-type="float" office:value="0">
            <text:p>0</text:p>
          </table:table-cell>
          <table:table-cell table:number-columns-repeated="4"/>
          <table:table-cell table:style-name="ce2" office:value-type="string">
            <text:p>1, 0.62041 437</text:p>
          </table:table-cell>
          <table:table-cell table:formula="of:=MID([.I621];1;1)" office:value-type="string" office:string-value="1">
            <text:p>1</text:p>
          </table:table-cell>
          <table:table-cell table:formula="of:=MID([.I621];4;6)" office:value-type="string" office:string-value="0.6204">
            <text:p>0.62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11">
            <text:p>0.6611</text:p>
          </table:table-cell>
          <table:table-cell table:formula="of:=IF([.B622]&gt;[.$E$1];1;0)" office:value-type="float" office:value="1">
            <text:p>1</text:p>
          </table:table-cell>
          <table:table-cell table:formula="of:=ABS([.A622]-[.C6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6113 438</text:p>
          </table:table-cell>
          <table:table-cell table:formula="of:=MID([.I622];1;1)" office:value-type="string" office:string-value="1">
            <text:p>1</text:p>
          </table:table-cell>
          <table:table-cell table:formula="of:=MID([.I622];4;6)" office:value-type="string" office:string-value="0.6611">
            <text:p>0.66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88">
            <text:p>0.4388</text:p>
          </table:table-cell>
          <table:table-cell table:formula="of:=IF([.B623]&gt;[.$E$1];1;0)" office:value-type="float" office:value="0">
            <text:p>0</text:p>
          </table:table-cell>
          <table:table-cell table:formula="of:=ABS([.A623]-[.C623])" office:value-type="float" office:value="1">
            <text:p>1</text:p>
          </table:table-cell>
          <table:table-cell table:number-columns-repeated="4"/>
          <table:table-cell table:style-name="ce2" office:value-type="string">
            <text:p>1, 0.43882 439</text:p>
          </table:table-cell>
          <table:table-cell table:formula="of:=MID([.I623];1;1)" office:value-type="string" office:string-value="1">
            <text:p>1</text:p>
          </table:table-cell>
          <table:table-cell table:formula="of:=MID([.I623];4;6)" office:value-type="string" office:string-value="0.4388">
            <text:p>0.43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6">
            <text:p>0.6166</text:p>
          </table:table-cell>
          <table:table-cell table:formula="of:=IF([.B624]&gt;[.$E$1];1;0)" office:value-type="float" office:value="1">
            <text:p>1</text:p>
          </table:table-cell>
          <table:table-cell table:formula="of:=ABS([.A624]-[.C624])" office:value-type="float" office:value="0">
            <text:p>0</text:p>
          </table:table-cell>
          <table:table-cell table:number-columns-repeated="4"/>
          <table:table-cell table:style-name="ce2" office:value-type="string">
            <text:p>1, 0.616655 440</text:p>
          </table:table-cell>
          <table:table-cell table:formula="of:=MID([.I624];1;1)" office:value-type="string" office:string-value="1">
            <text:p>1</text:p>
          </table:table-cell>
          <table:table-cell table:formula="of:=MID([.I624];4;6)" office:value-type="string" office:string-value="0.6166">
            <text:p>0.61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21">
            <text:p>0.8221</text:p>
          </table:table-cell>
          <table:table-cell table:formula="of:=IF([.B625]&gt;[.$E$1];1;0)" office:value-type="float" office:value="1">
            <text:p>1</text:p>
          </table:table-cell>
          <table:table-cell table:formula="of:=ABS([.A625]-[.C625])" office:value-type="float" office:value="0">
            <text:p>0</text:p>
          </table:table-cell>
          <table:table-cell table:number-columns-repeated="4"/>
          <table:table-cell table:style-name="ce2" office:value-type="string">
            <text:p>1, 0.8221 442</text:p>
          </table:table-cell>
          <table:table-cell table:formula="of:=MID([.I625];1;1)" office:value-type="string" office:string-value="1">
            <text:p>1</text:p>
          </table:table-cell>
          <table:table-cell table:formula="of:=MID([.I625];4;6)" office:value-type="string" office:string-value="0.8221">
            <text:p>0.82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48">
            <text:p>0.4548</text:p>
          </table:table-cell>
          <table:table-cell table:formula="of:=IF([.B626]&gt;[.$E$1];1;0)" office:value-type="float" office:value="0">
            <text:p>0</text:p>
          </table:table-cell>
          <table:table-cell table:formula="of:=ABS([.A626]-[.C626])" office:value-type="float" office:value="0">
            <text:p>0</text:p>
          </table:table-cell>
          <table:table-cell table:number-columns-repeated="4"/>
          <table:table-cell table:style-name="ce2" office:value-type="string">
            <text:p>0, 0.4548 443</text:p>
          </table:table-cell>
          <table:table-cell table:formula="of:=MID([.I626];1;1)" office:value-type="string" office:string-value="0">
            <text:p>0</text:p>
          </table:table-cell>
          <table:table-cell table:formula="of:=MID([.I626];4;6)" office:value-type="string" office:string-value="0.4548">
            <text:p>0.45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97">
            <text:p>0.6597</text:p>
          </table:table-cell>
          <table:table-cell table:formula="of:=IF([.B627]&gt;[.$E$1];1;0)" office:value-type="float" office:value="1">
            <text:p>1</text:p>
          </table:table-cell>
          <table:table-cell table:formula="of:=ABS([.A627]-[.C627])" office:value-type="float" office:value="0">
            <text:p>0</text:p>
          </table:table-cell>
          <table:table-cell table:number-columns-repeated="4"/>
          <table:table-cell table:style-name="ce2" office:value-type="string">
            <text:p>1, 0.659701 444</text:p>
          </table:table-cell>
          <table:table-cell table:formula="of:=MID([.I627];1;1)" office:value-type="string" office:string-value="1">
            <text:p>1</text:p>
          </table:table-cell>
          <table:table-cell table:formula="of:=MID([.I627];4;6)" office:value-type="string" office:string-value="0.6597">
            <text:p>0.65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31">
            <text:p>0.6031</text:p>
          </table:table-cell>
          <table:table-cell table:formula="of:=IF([.B628]&gt;[.$E$1];1;0)" office:value-type="float" office:value="1">
            <text:p>1</text:p>
          </table:table-cell>
          <table:table-cell table:formula="of:=ABS([.A628]-[.C628])" office:value-type="float" office:value="0">
            <text:p>0</text:p>
          </table:table-cell>
          <table:table-cell table:number-columns-repeated="4"/>
          <table:table-cell table:style-name="ce2" office:value-type="string">
            <text:p>1, 0.603194 445</text:p>
          </table:table-cell>
          <table:table-cell table:formula="of:=MID([.I628];1;1)" office:value-type="string" office:string-value="1">
            <text:p>1</text:p>
          </table:table-cell>
          <table:table-cell table:formula="of:=MID([.I628];4;6)" office:value-type="string" office:string-value="0.6031">
            <text:p>0.60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89">
            <text:p>0.4989</text:p>
          </table:table-cell>
          <table:table-cell table:formula="of:=IF([.B629]&gt;[.$E$1];1;0)" office:value-type="float" office:value="0">
            <text:p>0</text:p>
          </table:table-cell>
          <table:table-cell table:formula="of:=ABS([.A629]-[.C629])" office:value-type="float" office:value="1">
            <text:p>1</text:p>
          </table:table-cell>
          <table:table-cell table:number-columns-repeated="4"/>
          <table:table-cell table:style-name="ce2" office:value-type="string">
            <text:p>1, 0.498943 446</text:p>
          </table:table-cell>
          <table:table-cell table:formula="of:=MID([.I629];1;1)" office:value-type="string" office:string-value="1">
            <text:p>1</text:p>
          </table:table-cell>
          <table:table-cell table:formula="of:=MID([.I629];4;6)" office:value-type="string" office:string-value="0.4989">
            <text:p>0.49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8">
            <text:p>0.368</text:p>
          </table:table-cell>
          <table:table-cell table:formula="of:=IF([.B630]&gt;[.$E$1];1;0)" office:value-type="float" office:value="0">
            <text:p>0</text:p>
          </table:table-cell>
          <table:table-cell table:formula="of:=ABS([.A630]-[.C630])" office:value-type="float" office:value="1">
            <text:p>1</text:p>
          </table:table-cell>
          <table:table-cell table:number-columns-repeated="4"/>
          <table:table-cell table:style-name="ce2" office:value-type="string">
            <text:p>1, 0.368094 0</text:p>
          </table:table-cell>
          <table:table-cell table:formula="of:=MID([.I630];1;1)" office:value-type="string" office:string-value="1">
            <text:p>1</text:p>
          </table:table-cell>
          <table:table-cell table:formula="of:=MID([.I630];4;6)" office:value-type="string" office:string-value="0.3680">
            <text:p>0.36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58">
            <text:p>0.6958</text:p>
          </table:table-cell>
          <table:table-cell table:formula="of:=IF([.B631]&gt;[.$E$1];1;0)" office:value-type="float" office:value="1">
            <text:p>1</text:p>
          </table:table-cell>
          <table:table-cell table:formula="of:=ABS([.A631]-[.C63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5897 1</text:p>
          </table:table-cell>
          <table:table-cell table:formula="of:=MID([.I631];1;1)" office:value-type="string" office:string-value="1">
            <text:p>1</text:p>
          </table:table-cell>
          <table:table-cell table:formula="of:=MID([.I631];4;6)" office:value-type="string" office:string-value="0.6958">
            <text:p>0.69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06">
            <text:p>0.5606</text:p>
          </table:table-cell>
          <table:table-cell table:formula="of:=IF([.B632]&gt;[.$E$1];1;0)" office:value-type="float" office:value="1">
            <text:p>1</text:p>
          </table:table-cell>
          <table:table-cell table:formula="of:=ABS([.A632]-[.C632])" office:value-type="float" office:value="0">
            <text:p>0</text:p>
          </table:table-cell>
          <table:table-cell table:number-columns-repeated="4"/>
          <table:table-cell table:style-name="ce2" office:value-type="string">
            <text:p>1, 0.560661 2</text:p>
          </table:table-cell>
          <table:table-cell table:formula="of:=MID([.I632];1;1)" office:value-type="string" office:string-value="1">
            <text:p>1</text:p>
          </table:table-cell>
          <table:table-cell table:formula="of:=MID([.I632];4;6)" office:value-type="string" office:string-value="0.5606">
            <text:p>0.56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84">
            <text:p>0.5584</text:p>
          </table:table-cell>
          <table:table-cell table:formula="of:=IF([.B633]&gt;[.$E$1];1;0)" office:value-type="float" office:value="1">
            <text:p>1</text:p>
          </table:table-cell>
          <table:table-cell table:formula="of:=ABS([.A633]-[.C633])" office:value-type="float" office:value="0">
            <text:p>0</text:p>
          </table:table-cell>
          <table:table-cell table:number-columns-repeated="4"/>
          <table:table-cell table:style-name="ce2" office:value-type="string">
            <text:p>1, 0.558405 5</text:p>
          </table:table-cell>
          <table:table-cell table:formula="of:=MID([.I633];1;1)" office:value-type="string" office:string-value="1">
            <text:p>1</text:p>
          </table:table-cell>
          <table:table-cell table:formula="of:=MID([.I633];4;6)" office:value-type="string" office:string-value="0.5584">
            <text:p>0.55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36">
            <text:p>0.6036</text:p>
          </table:table-cell>
          <table:table-cell table:formula="of:=IF([.B634]&gt;[.$E$1];1;0)" office:value-type="float" office:value="1">
            <text:p>1</text:p>
          </table:table-cell>
          <table:table-cell table:formula="of:=ABS([.A634]-[.C634])" office:value-type="float" office:value="0">
            <text:p>0</text:p>
          </table:table-cell>
          <table:table-cell table:number-columns-repeated="4"/>
          <table:table-cell table:style-name="ce2" office:value-type="string">
            <text:p>1, 0.603697 7</text:p>
          </table:table-cell>
          <table:table-cell table:formula="of:=MID([.I634];1;1)" office:value-type="string" office:string-value="1">
            <text:p>1</text:p>
          </table:table-cell>
          <table:table-cell table:formula="of:=MID([.I634];4;6)" office:value-type="string" office:string-value="0.6036">
            <text:p>0.60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55">
            <text:p>0.6355</text:p>
          </table:table-cell>
          <table:table-cell table:formula="of:=IF([.B635]&gt;[.$E$1];1;0)" office:value-type="float" office:value="1">
            <text:p>1</text:p>
          </table:table-cell>
          <table:table-cell table:formula="of:=ABS([.A635]-[.C63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5527 9</text:p>
          </table:table-cell>
          <table:table-cell table:formula="of:=MID([.I635];1;1)" office:value-type="string" office:string-value="1">
            <text:p>1</text:p>
          </table:table-cell>
          <table:table-cell table:formula="of:=MID([.I635];4;6)" office:value-type="string" office:string-value="0.6355">
            <text:p>0.63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89">
            <text:p>0.8889</text:p>
          </table:table-cell>
          <table:table-cell table:formula="of:=IF([.B636]&gt;[.$E$1];1;0)" office:value-type="float" office:value="1">
            <text:p>1</text:p>
          </table:table-cell>
          <table:table-cell table:formula="of:=ABS([.A636]-[.C636])" office:value-type="float" office:value="0">
            <text:p>0</text:p>
          </table:table-cell>
          <table:table-cell table:number-columns-repeated="4"/>
          <table:table-cell table:style-name="ce2" office:value-type="string">
            <text:p>1, 0.888981 10</text:p>
          </table:table-cell>
          <table:table-cell table:formula="of:=MID([.I636];1;1)" office:value-type="string" office:string-value="1">
            <text:p>1</text:p>
          </table:table-cell>
          <table:table-cell table:formula="of:=MID([.I636];4;6)" office:value-type="string" office:string-value="0.8889">
            <text:p>0.88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44">
            <text:p>0.4544</text:p>
          </table:table-cell>
          <table:table-cell table:formula="of:=IF([.B637]&gt;[.$E$1];1;0)" office:value-type="float" office:value="0">
            <text:p>0</text:p>
          </table:table-cell>
          <table:table-cell table:formula="of:=ABS([.A637]-[.C637])" office:value-type="float" office:value="1">
            <text:p>1</text:p>
          </table:table-cell>
          <table:table-cell table:number-columns-repeated="4"/>
          <table:table-cell table:style-name="ce2" office:value-type="string">
            <text:p>1, 0.454418 12</text:p>
          </table:table-cell>
          <table:table-cell table:formula="of:=MID([.I637];1;1)" office:value-type="string" office:string-value="1">
            <text:p>1</text:p>
          </table:table-cell>
          <table:table-cell table:formula="of:=MID([.I637];4;6)" office:value-type="string" office:string-value="0.4544">
            <text:p>0.454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88">
            <text:p>0.4488</text:p>
          </table:table-cell>
          <table:table-cell table:formula="of:=IF([.B638]&gt;[.$E$1];1;0)" office:value-type="float" office:value="0">
            <text:p>0</text:p>
          </table:table-cell>
          <table:table-cell table:formula="of:=ABS([.A638]-[.C638])" office:value-type="float" office:value="1">
            <text:p>1</text:p>
          </table:table-cell>
          <table:table-cell table:number-columns-repeated="4"/>
          <table:table-cell table:style-name="ce2" office:value-type="string">
            <text:p>1, 0.448807 13</text:p>
          </table:table-cell>
          <table:table-cell table:formula="of:=MID([.I638];1;1)" office:value-type="string" office:string-value="1">
            <text:p>1</text:p>
          </table:table-cell>
          <table:table-cell table:formula="of:=MID([.I638];4;6)" office:value-type="string" office:string-value="0.4488">
            <text:p>0.44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2">
            <text:p>0.6052</text:p>
          </table:table-cell>
          <table:table-cell table:formula="of:=IF([.B639]&gt;[.$E$1];1;0)" office:value-type="float" office:value="1">
            <text:p>1</text:p>
          </table:table-cell>
          <table:table-cell table:formula="of:=ABS([.A639]-[.C639])" office:value-type="float" office:value="0">
            <text:p>0</text:p>
          </table:table-cell>
          <table:table-cell table:number-columns-repeated="4"/>
          <table:table-cell table:style-name="ce2" office:value-type="string">
            <text:p>1, 0.605221 14</text:p>
          </table:table-cell>
          <table:table-cell table:formula="of:=MID([.I639];1;1)" office:value-type="string" office:string-value="1">
            <text:p>1</text:p>
          </table:table-cell>
          <table:table-cell table:formula="of:=MID([.I639];4;6)" office:value-type="string" office:string-value="0.6052">
            <text:p>0.60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41">
            <text:p>0.7041</text:p>
          </table:table-cell>
          <table:table-cell table:formula="of:=IF([.B640]&gt;[.$E$1];1;0)" office:value-type="float" office:value="1">
            <text:p>1</text:p>
          </table:table-cell>
          <table:table-cell table:formula="of:=ABS([.A640]-[.C640])" office:value-type="float" office:value="0">
            <text:p>0</text:p>
          </table:table-cell>
          <table:table-cell table:number-columns-repeated="4"/>
          <table:table-cell table:style-name="ce2" office:value-type="string">
            <text:p>1, 0.704165 15</text:p>
          </table:table-cell>
          <table:table-cell table:formula="of:=MID([.I640];1;1)" office:value-type="string" office:string-value="1">
            <text:p>1</text:p>
          </table:table-cell>
          <table:table-cell table:formula="of:=MID([.I640];4;6)" office:value-type="string" office:string-value="0.7041">
            <text:p>0.70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8">
            <text:p>0.6458</text:p>
          </table:table-cell>
          <table:table-cell table:formula="of:=IF([.B641]&gt;[.$E$1];1;0)" office:value-type="float" office:value="1">
            <text:p>1</text:p>
          </table:table-cell>
          <table:table-cell table:formula="of:=ABS([.A641]-[.C641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82 16</text:p>
          </table:table-cell>
          <table:table-cell table:formula="of:=MID([.I641];1;1)" office:value-type="string" office:string-value="1">
            <text:p>1</text:p>
          </table:table-cell>
          <table:table-cell table:formula="of:=MID([.I641];4;6)" office:value-type="string" office:string-value="0.6458">
            <text:p>0.64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52">
            <text:p>0.4152</text:p>
          </table:table-cell>
          <table:table-cell table:formula="of:=IF([.B642]&gt;[.$E$1];1;0)" office:value-type="float" office:value="0">
            <text:p>0</text:p>
          </table:table-cell>
          <table:table-cell table:formula="of:=ABS([.A642]-[.C642])" office:value-type="float" office:value="1">
            <text:p>1</text:p>
          </table:table-cell>
          <table:table-cell table:number-columns-repeated="4"/>
          <table:table-cell table:style-name="ce2" office:value-type="string">
            <text:p>1, 0.415231 17</text:p>
          </table:table-cell>
          <table:table-cell table:formula="of:=MID([.I642];1;1)" office:value-type="string" office:string-value="1">
            <text:p>1</text:p>
          </table:table-cell>
          <table:table-cell table:formula="of:=MID([.I642];4;6)" office:value-type="string" office:string-value="0.4152">
            <text:p>0.41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55">
            <text:p>0.3555</text:p>
          </table:table-cell>
          <table:table-cell table:formula="of:=IF([.B643]&gt;[.$E$1];1;0)" office:value-type="float" office:value="0">
            <text:p>0</text:p>
          </table:table-cell>
          <table:table-cell table:formula="of:=ABS([.A643]-[.C643])" office:value-type="float" office:value="1">
            <text:p>1</text:p>
          </table:table-cell>
          <table:table-cell table:number-columns-repeated="4"/>
          <table:table-cell table:style-name="ce2" office:value-type="string">
            <text:p>1, 0.355525 19</text:p>
          </table:table-cell>
          <table:table-cell table:formula="of:=MID([.I643];1;1)" office:value-type="string" office:string-value="1">
            <text:p>1</text:p>
          </table:table-cell>
          <table:table-cell table:formula="of:=MID([.I643];4;6)" office:value-type="string" office:string-value="0.3555">
            <text:p>0.35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49">
            <text:p>0.4849</text:p>
          </table:table-cell>
          <table:table-cell table:formula="of:=IF([.B644]&gt;[.$E$1];1;0)" office:value-type="float" office:value="0">
            <text:p>0</text:p>
          </table:table-cell>
          <table:table-cell table:formula="of:=ABS([.A644]-[.C644])" office:value-type="float" office:value="1">
            <text:p>1</text:p>
          </table:table-cell>
          <table:table-cell table:number-columns-repeated="4"/>
          <table:table-cell table:style-name="ce2" office:value-type="string">
            <text:p>1, 0.484955 20</text:p>
          </table:table-cell>
          <table:table-cell table:formula="of:=MID([.I644];1;1)" office:value-type="string" office:string-value="1">
            <text:p>1</text:p>
          </table:table-cell>
          <table:table-cell table:formula="of:=MID([.I644];4;6)" office:value-type="string" office:string-value="0.4849">
            <text:p>0.48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05">
            <text:p>0.7205</text:p>
          </table:table-cell>
          <table:table-cell table:formula="of:=IF([.B645]&gt;[.$E$1];1;0)" office:value-type="float" office:value="1">
            <text:p>1</text:p>
          </table:table-cell>
          <table:table-cell table:formula="of:=ABS([.A645]-[.C645])" office:value-type="float" office:value="0">
            <text:p>0</text:p>
          </table:table-cell>
          <table:table-cell table:number-columns-repeated="4"/>
          <table:table-cell table:style-name="ce2" office:value-type="string">
            <text:p>1, 0.72051 21</text:p>
          </table:table-cell>
          <table:table-cell table:formula="of:=MID([.I645];1;1)" office:value-type="string" office:string-value="1">
            <text:p>1</text:p>
          </table:table-cell>
          <table:table-cell table:formula="of:=MID([.I645];4;6)" office:value-type="string" office:string-value="0.7205">
            <text:p>0.72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13">
            <text:p>0.6613</text:p>
          </table:table-cell>
          <table:table-cell table:formula="of:=IF([.B646]&gt;[.$E$1];1;0)" office:value-type="float" office:value="1">
            <text:p>1</text:p>
          </table:table-cell>
          <table:table-cell table:formula="of:=ABS([.A646]-[.C646])" office:value-type="float" office:value="0">
            <text:p>0</text:p>
          </table:table-cell>
          <table:table-cell table:number-columns-repeated="4"/>
          <table:table-cell table:style-name="ce2" office:value-type="string">
            <text:p>1, 0.661395 23</text:p>
          </table:table-cell>
          <table:table-cell table:formula="of:=MID([.I646];1;1)" office:value-type="string" office:string-value="1">
            <text:p>1</text:p>
          </table:table-cell>
          <table:table-cell table:formula="of:=MID([.I646];4;6)" office:value-type="string" office:string-value="0.6613">
            <text:p>0.66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1708">
            <text:p>0.1708</text:p>
          </table:table-cell>
          <table:table-cell table:formula="of:=IF([.B647]&gt;[.$E$1];1;0)" office:value-type="float" office:value="0">
            <text:p>0</text:p>
          </table:table-cell>
          <table:table-cell table:formula="of:=ABS([.A647]-[.C647])" office:value-type="float" office:value="1">
            <text:p>1</text:p>
          </table:table-cell>
          <table:table-cell table:number-columns-repeated="4"/>
          <table:table-cell table:style-name="ce2" office:value-type="string">
            <text:p>1, 0.17082 24</text:p>
          </table:table-cell>
          <table:table-cell table:formula="of:=MID([.I647];1;1)" office:value-type="string" office:string-value="1">
            <text:p>1</text:p>
          </table:table-cell>
          <table:table-cell table:formula="of:=MID([.I647];4;6)" office:value-type="string" office:string-value="0.1708">
            <text:p>0.17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02">
            <text:p>0.5402</text:p>
          </table:table-cell>
          <table:table-cell table:formula="of:=IF([.B648]&gt;[.$E$1];1;0)" office:value-type="float" office:value="1">
            <text:p>1</text:p>
          </table:table-cell>
          <table:table-cell table:formula="of:=ABS([.A648]-[.C648])" office:value-type="float" office:value="0">
            <text:p>0</text:p>
          </table:table-cell>
          <table:table-cell table:number-columns-repeated="4"/>
          <table:table-cell table:style-name="ce2" office:value-type="string">
            <text:p>1, 0.540294 25</text:p>
          </table:table-cell>
          <table:table-cell table:formula="of:=MID([.I648];1;1)" office:value-type="string" office:string-value="1">
            <text:p>1</text:p>
          </table:table-cell>
          <table:table-cell table:formula="of:=MID([.I648];4;6)" office:value-type="string" office:string-value="0.5402">
            <text:p>0.54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4">
            <text:p>0.5534</text:p>
          </table:table-cell>
          <table:table-cell table:formula="of:=IF([.B649]&gt;[.$E$1];1;0)" office:value-type="float" office:value="1">
            <text:p>1</text:p>
          </table:table-cell>
          <table:table-cell table:formula="of:=ABS([.A649]-[.C649])" office:value-type="float" office:value="0">
            <text:p>0</text:p>
          </table:table-cell>
          <table:table-cell table:number-columns-repeated="4"/>
          <table:table-cell table:style-name="ce2" office:value-type="string">
            <text:p>1, 0.553447 26</text:p>
          </table:table-cell>
          <table:table-cell table:formula="of:=MID([.I649];1;1)" office:value-type="string" office:string-value="1">
            <text:p>1</text:p>
          </table:table-cell>
          <table:table-cell table:formula="of:=MID([.I649];4;6)" office:value-type="string" office:string-value="0.5534">
            <text:p>0.55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5">
            <text:p>0.6675</text:p>
          </table:table-cell>
          <table:table-cell table:formula="of:=IF([.B650]&gt;[.$E$1];1;0)" office:value-type="float" office:value="1">
            <text:p>1</text:p>
          </table:table-cell>
          <table:table-cell table:formula="of:=ABS([.A650]-[.C650])" office:value-type="float" office:value="0">
            <text:p>0</text:p>
          </table:table-cell>
          <table:table-cell table:number-columns-repeated="4"/>
          <table:table-cell table:style-name="ce2" office:value-type="string">
            <text:p>1, 0.667573 27</text:p>
          </table:table-cell>
          <table:table-cell table:formula="of:=MID([.I650];1;1)" office:value-type="string" office:string-value="1">
            <text:p>1</text:p>
          </table:table-cell>
          <table:table-cell table:formula="of:=MID([.I650];4;6)" office:value-type="string" office:string-value="0.6675">
            <text:p>0.66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08">
            <text:p>0.5208</text:p>
          </table:table-cell>
          <table:table-cell table:formula="of:=IF([.B651]&gt;[.$E$1];1;0)" office:value-type="float" office:value="1">
            <text:p>1</text:p>
          </table:table-cell>
          <table:table-cell table:formula="of:=ABS([.A651]-[.C651])" office:value-type="float" office:value="0">
            <text:p>0</text:p>
          </table:table-cell>
          <table:table-cell table:number-columns-repeated="4"/>
          <table:table-cell table:style-name="ce2" office:value-type="string">
            <text:p>1, 0.520808 29</text:p>
          </table:table-cell>
          <table:table-cell table:formula="of:=MID([.I651];1;1)" office:value-type="string" office:string-value="1">
            <text:p>1</text:p>
          </table:table-cell>
          <table:table-cell table:formula="of:=MID([.I651];4;6)" office:value-type="string" office:string-value="0.5208">
            <text:p>0.52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5">
            <text:p>0.6515</text:p>
          </table:table-cell>
          <table:table-cell table:formula="of:=IF([.B652]&gt;[.$E$1];1;0)" office:value-type="float" office:value="1">
            <text:p>1</text:p>
          </table:table-cell>
          <table:table-cell table:formula="of:=ABS([.A652]-[.C652])" office:value-type="float" office:value="0">
            <text:p>0</text:p>
          </table:table-cell>
          <table:table-cell table:number-columns-repeated="4"/>
          <table:table-cell table:style-name="ce2" office:value-type="string">
            <text:p>1, 0.651507 31</text:p>
          </table:table-cell>
          <table:table-cell table:formula="of:=MID([.I652];1;1)" office:value-type="string" office:string-value="1">
            <text:p>1</text:p>
          </table:table-cell>
          <table:table-cell table:formula="of:=MID([.I652];4;6)" office:value-type="string" office:string-value="0.6515">
            <text:p>0.65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9">
            <text:p>0.6459</text:p>
          </table:table-cell>
          <table:table-cell table:formula="of:=IF([.B653]&gt;[.$E$1];1;0)" office:value-type="float" office:value="1">
            <text:p>1</text:p>
          </table:table-cell>
          <table:table-cell table:formula="of:=ABS([.A653]-[.C653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989 32</text:p>
          </table:table-cell>
          <table:table-cell table:formula="of:=MID([.I653];1;1)" office:value-type="string" office:string-value="1">
            <text:p>1</text:p>
          </table:table-cell>
          <table:table-cell table:formula="of:=MID([.I653];4;6)" office:value-type="string" office:string-value="0.6459">
            <text:p>0.64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48">
            <text:p>0.5548</text:p>
          </table:table-cell>
          <table:table-cell table:formula="of:=IF([.B654]&gt;[.$E$1];1;0)" office:value-type="float" office:value="1">
            <text:p>1</text:p>
          </table:table-cell>
          <table:table-cell table:formula="of:=ABS([.A654]-[.C654])" office:value-type="float" office:value="1">
            <text:p>1</text:p>
          </table:table-cell>
          <table:table-cell table:number-columns-repeated="4"/>
          <table:table-cell table:style-name="ce2" office:value-type="string">
            <text:p>0, 0.554832 34</text:p>
          </table:table-cell>
          <table:table-cell table:formula="of:=MID([.I654];1;1)" office:value-type="string" office:string-value="0">
            <text:p>0</text:p>
          </table:table-cell>
          <table:table-cell table:formula="of:=MID([.I654];4;6)" office:value-type="string" office:string-value="0.5548">
            <text:p>0.55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">
            <text:p>0.613</text:p>
          </table:table-cell>
          <table:table-cell table:formula="of:=IF([.B655]&gt;[.$E$1];1;0)" office:value-type="float" office:value="1">
            <text:p>1</text:p>
          </table:table-cell>
          <table:table-cell table:formula="of:=ABS([.A655]-[.C655])" office:value-type="float" office:value="0">
            <text:p>0</text:p>
          </table:table-cell>
          <table:table-cell table:number-columns-repeated="4"/>
          <table:table-cell table:style-name="ce2" office:value-type="string">
            <text:p>1, 0.613052 35</text:p>
          </table:table-cell>
          <table:table-cell table:formula="of:=MID([.I655];1;1)" office:value-type="string" office:string-value="1">
            <text:p>1</text:p>
          </table:table-cell>
          <table:table-cell table:formula="of:=MID([.I655];4;6)" office:value-type="string" office:string-value="0.6130">
            <text:p>0.61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56">
            <text:p>0.5356</text:p>
          </table:table-cell>
          <table:table-cell table:formula="of:=IF([.B656]&gt;[.$E$1];1;0)" office:value-type="float" office:value="1">
            <text:p>1</text:p>
          </table:table-cell>
          <table:table-cell table:formula="of:=ABS([.A656]-[.C656])" office:value-type="float" office:value="0">
            <text:p>0</text:p>
          </table:table-cell>
          <table:table-cell table:number-columns-repeated="4"/>
          <table:table-cell table:style-name="ce2" office:value-type="string">
            <text:p>1, 0.535688 38</text:p>
          </table:table-cell>
          <table:table-cell table:formula="of:=MID([.I656];1;1)" office:value-type="string" office:string-value="1">
            <text:p>1</text:p>
          </table:table-cell>
          <table:table-cell table:formula="of:=MID([.I656];4;6)" office:value-type="string" office:string-value="0.5356">
            <text:p>0.53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66">
            <text:p>0.5266</text:p>
          </table:table-cell>
          <table:table-cell table:formula="of:=IF([.B657]&gt;[.$E$1];1;0)" office:value-type="float" office:value="1">
            <text:p>1</text:p>
          </table:table-cell>
          <table:table-cell table:formula="of:=ABS([.A657]-[.C657])" office:value-type="float" office:value="0">
            <text:p>0</text:p>
          </table:table-cell>
          <table:table-cell table:number-columns-repeated="4"/>
          <table:table-cell table:style-name="ce2" office:value-type="string">
            <text:p>1, 0.5266 40</text:p>
          </table:table-cell>
          <table:table-cell table:formula="of:=MID([.I657];1;1)" office:value-type="string" office:string-value="1">
            <text:p>1</text:p>
          </table:table-cell>
          <table:table-cell table:formula="of:=MID([.I657];4;6)" office:value-type="string" office:string-value="0.5266">
            <text:p>0.52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7">
            <text:p>0.6817</text:p>
          </table:table-cell>
          <table:table-cell table:formula="of:=IF([.B658]&gt;[.$E$1];1;0)" office:value-type="float" office:value="1">
            <text:p>1</text:p>
          </table:table-cell>
          <table:table-cell table:formula="of:=ABS([.A658]-[.C658])" office:value-type="float" office:value="0">
            <text:p>0</text:p>
          </table:table-cell>
          <table:table-cell table:number-columns-repeated="4"/>
          <table:table-cell table:style-name="ce2" office:value-type="string">
            <text:p>1, 0.681721 41</text:p>
          </table:table-cell>
          <table:table-cell table:formula="of:=MID([.I658];1;1)" office:value-type="string" office:string-value="1">
            <text:p>1</text:p>
          </table:table-cell>
          <table:table-cell table:formula="of:=MID([.I658];4;6)" office:value-type="string" office:string-value="0.6817">
            <text:p>0.68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11">
            <text:p>0.4711</text:p>
          </table:table-cell>
          <table:table-cell table:formula="of:=IF([.B659]&gt;[.$E$1];1;0)" office:value-type="float" office:value="0">
            <text:p>0</text:p>
          </table:table-cell>
          <table:table-cell table:formula="of:=ABS([.A659]-[.C659])" office:value-type="float" office:value="1">
            <text:p>1</text:p>
          </table:table-cell>
          <table:table-cell table:number-columns-repeated="4"/>
          <table:table-cell table:style-name="ce2" office:value-type="string">
            <text:p>1, 0.471103 43</text:p>
          </table:table-cell>
          <table:table-cell table:formula="of:=MID([.I659];1;1)" office:value-type="string" office:string-value="1">
            <text:p>1</text:p>
          </table:table-cell>
          <table:table-cell table:formula="of:=MID([.I659];4;6)" office:value-type="string" office:string-value="0.4711">
            <text:p>0.47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73">
            <text:p>0.4573</text:p>
          </table:table-cell>
          <table:table-cell table:formula="of:=IF([.B660]&gt;[.$E$1];1;0)" office:value-type="float" office:value="0">
            <text:p>0</text:p>
          </table:table-cell>
          <table:table-cell table:formula="of:=ABS([.A660]-[.C660])" office:value-type="float" office:value="1">
            <text:p>1</text:p>
          </table:table-cell>
          <table:table-cell table:number-columns-repeated="4"/>
          <table:table-cell table:style-name="ce2" office:value-type="string">
            <text:p>1, 0.457303 44</text:p>
          </table:table-cell>
          <table:table-cell table:formula="of:=MID([.I660];1;1)" office:value-type="string" office:string-value="1">
            <text:p>1</text:p>
          </table:table-cell>
          <table:table-cell table:formula="of:=MID([.I660];4;6)" office:value-type="string" office:string-value="0.4573">
            <text:p>0.45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29">
            <text:p>0.7229</text:p>
          </table:table-cell>
          <table:table-cell table:formula="of:=IF([.B661]&gt;[.$E$1];1;0)" office:value-type="float" office:value="1">
            <text:p>1</text:p>
          </table:table-cell>
          <table:table-cell table:formula="of:=ABS([.A661]-[.C661])" office:value-type="float" office:value="0">
            <text:p>0</text:p>
          </table:table-cell>
          <table:table-cell table:number-columns-repeated="4"/>
          <table:table-cell table:style-name="ce2" office:value-type="string">
            <text:p>1, 0.722966 45</text:p>
          </table:table-cell>
          <table:table-cell table:formula="of:=MID([.I661];1;1)" office:value-type="string" office:string-value="1">
            <text:p>1</text:p>
          </table:table-cell>
          <table:table-cell table:formula="of:=MID([.I661];4;6)" office:value-type="string" office:string-value="0.7229">
            <text:p>0.72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46">
            <text:p>0.3246</text:p>
          </table:table-cell>
          <table:table-cell table:formula="of:=IF([.B662]&gt;[.$E$1];1;0)" office:value-type="float" office:value="0">
            <text:p>0</text:p>
          </table:table-cell>
          <table:table-cell table:formula="of:=ABS([.A662]-[.C662])" office:value-type="float" office:value="0">
            <text:p>0</text:p>
          </table:table-cell>
          <table:table-cell table:number-columns-repeated="4"/>
          <table:table-cell table:style-name="ce2" office:value-type="string">
            <text:p>0, 0.324693 46</text:p>
          </table:table-cell>
          <table:table-cell table:formula="of:=MID([.I662];1;1)" office:value-type="string" office:string-value="0">
            <text:p>0</text:p>
          </table:table-cell>
          <table:table-cell table:formula="of:=MID([.I662];4;6)" office:value-type="string" office:string-value="0.3246">
            <text:p>0.32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41">
            <text:p>0.2841</text:p>
          </table:table-cell>
          <table:table-cell table:formula="of:=IF([.B663]&gt;[.$E$1];1;0)" office:value-type="float" office:value="0">
            <text:p>0</text:p>
          </table:table-cell>
          <table:table-cell table:formula="of:=ABS([.A663]-[.C663])" office:value-type="float" office:value="0">
            <text:p>0</text:p>
          </table:table-cell>
          <table:table-cell table:number-columns-repeated="4"/>
          <table:table-cell table:style-name="ce2" office:value-type="string">
            <text:p>0, 0.284187 47</text:p>
          </table:table-cell>
          <table:table-cell table:formula="of:=MID([.I663];1;1)" office:value-type="string" office:string-value="0">
            <text:p>0</text:p>
          </table:table-cell>
          <table:table-cell table:formula="of:=MID([.I663];4;6)" office:value-type="string" office:string-value="0.2841">
            <text:p>0.28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36">
            <text:p>0.5136</text:p>
          </table:table-cell>
          <table:table-cell table:formula="of:=IF([.B664]&gt;[.$E$1];1;0)" office:value-type="float" office:value="0">
            <text:p>0</text:p>
          </table:table-cell>
          <table:table-cell table:formula="of:=ABS([.A664]-[.C664])" office:value-type="float" office:value="0">
            <text:p>0</text:p>
          </table:table-cell>
          <table:table-cell table:number-columns-repeated="4"/>
          <table:table-cell table:style-name="ce2" office:value-type="string">
            <text:p>0, 0.513668 48</text:p>
          </table:table-cell>
          <table:table-cell table:formula="of:=MID([.I664];1;1)" office:value-type="string" office:string-value="0">
            <text:p>0</text:p>
          </table:table-cell>
          <table:table-cell table:formula="of:=MID([.I664];4;6)" office:value-type="string" office:string-value="0.5136">
            <text:p>0.51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06">
            <text:p>0.4206</text:p>
          </table:table-cell>
          <table:table-cell table:formula="of:=IF([.B665]&gt;[.$E$1];1;0)" office:value-type="float" office:value="0">
            <text:p>0</text:p>
          </table:table-cell>
          <table:table-cell table:formula="of:=ABS([.A665]-[.C665])" office:value-type="float" office:value="0">
            <text:p>0</text:p>
          </table:table-cell>
          <table:table-cell table:number-columns-repeated="4"/>
          <table:table-cell table:style-name="ce2" office:value-type="string">
            <text:p>0, 0.420662 49</text:p>
          </table:table-cell>
          <table:table-cell table:formula="of:=MID([.I665];1;1)" office:value-type="string" office:string-value="0">
            <text:p>0</text:p>
          </table:table-cell>
          <table:table-cell table:formula="of:=MID([.I665];4;6)" office:value-type="string" office:string-value="0.4206">
            <text:p>0.42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62">
            <text:p>0.5562</text:p>
          </table:table-cell>
          <table:table-cell table:formula="of:=IF([.B666]&gt;[.$E$1];1;0)" office:value-type="float" office:value="1">
            <text:p>1</text:p>
          </table:table-cell>
          <table:table-cell table:formula="of:=ABS([.A666]-[.C666])" office:value-type="float" office:value="1">
            <text:p>1</text:p>
          </table:table-cell>
          <table:table-cell table:number-columns-repeated="4"/>
          <table:table-cell table:style-name="ce2" office:value-type="string">
            <text:p>0, 0.556219 50</text:p>
          </table:table-cell>
          <table:table-cell table:formula="of:=MID([.I666];1;1)" office:value-type="string" office:string-value="0">
            <text:p>0</text:p>
          </table:table-cell>
          <table:table-cell table:formula="of:=MID([.I666];4;6)" office:value-type="string" office:string-value="0.5562">
            <text:p>0.55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82">
            <text:p>0.6982</text:p>
          </table:table-cell>
          <table:table-cell table:formula="of:=IF([.B667]&gt;[.$E$1];1;0)" office:value-type="float" office:value="1">
            <text:p>1</text:p>
          </table:table-cell>
          <table:table-cell table:formula="of:=ABS([.A667]-[.C667])" office:value-type="float" office:value="1">
            <text:p>1</text:p>
          </table:table-cell>
          <table:table-cell table:number-columns-repeated="4"/>
          <table:table-cell table:style-name="ce2" office:value-type="string">
            <text:p>0, 0.698241 51</text:p>
          </table:table-cell>
          <table:table-cell table:formula="of:=MID([.I667];1;1)" office:value-type="string" office:string-value="0">
            <text:p>0</text:p>
          </table:table-cell>
          <table:table-cell table:formula="of:=MID([.I667];4;6)" office:value-type="string" office:string-value="0.6982">
            <text:p>0.69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41">
            <text:p>0.4341</text:p>
          </table:table-cell>
          <table:table-cell table:formula="of:=IF([.B668]&gt;[.$E$1];1;0)" office:value-type="float" office:value="0">
            <text:p>0</text:p>
          </table:table-cell>
          <table:table-cell table:formula="of:=ABS([.A668]-[.C668])" office:value-type="float" office:value="1">
            <text:p>1</text:p>
          </table:table-cell>
          <table:table-cell table:number-columns-repeated="4"/>
          <table:table-cell table:style-name="ce2" office:value-type="string">
            <text:p>1, 0.434117 52</text:p>
          </table:table-cell>
          <table:table-cell table:formula="of:=MID([.I668];1;1)" office:value-type="string" office:string-value="1">
            <text:p>1</text:p>
          </table:table-cell>
          <table:table-cell table:formula="of:=MID([.I668];4;6)" office:value-type="string" office:string-value="0.4341">
            <text:p>0.43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88">
            <text:p>0.4188</text:p>
          </table:table-cell>
          <table:table-cell table:formula="of:=IF([.B669]&gt;[.$E$1];1;0)" office:value-type="float" office:value="0">
            <text:p>0</text:p>
          </table:table-cell>
          <table:table-cell table:formula="of:=ABS([.A669]-[.C669])" office:value-type="float" office:value="1">
            <text:p>1</text:p>
          </table:table-cell>
          <table:table-cell table:number-columns-repeated="4"/>
          <table:table-cell table:style-name="ce2" office:value-type="string">
            <text:p>1, 0.418867 53</text:p>
          </table:table-cell>
          <table:table-cell table:formula="of:=MID([.I669];1;1)" office:value-type="string" office:string-value="1">
            <text:p>1</text:p>
          </table:table-cell>
          <table:table-cell table:formula="of:=MID([.I669];4;6)" office:value-type="string" office:string-value="0.4188">
            <text:p>0.41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16">
            <text:p>0.5116</text:p>
          </table:table-cell>
          <table:table-cell table:formula="of:=IF([.B670]&gt;[.$E$1];1;0)" office:value-type="float" office:value="0">
            <text:p>0</text:p>
          </table:table-cell>
          <table:table-cell table:formula="of:=ABS([.A670]-[.C670])" office:value-type="float" office:value="0">
            <text:p>0</text:p>
          </table:table-cell>
          <table:table-cell table:number-columns-repeated="4"/>
          <table:table-cell table:style-name="ce2" office:value-type="string">
            <text:p>0, 0.511638 54</text:p>
          </table:table-cell>
          <table:table-cell table:formula="of:=MID([.I670];1;1)" office:value-type="string" office:string-value="0">
            <text:p>0</text:p>
          </table:table-cell>
          <table:table-cell table:formula="of:=MID([.I670];4;6)" office:value-type="string" office:string-value="0.5116">
            <text:p>0.51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1">
            <text:p>0.5851</text:p>
          </table:table-cell>
          <table:table-cell table:formula="of:=IF([.B671]&gt;[.$E$1];1;0)" office:value-type="float" office:value="1">
            <text:p>1</text:p>
          </table:table-cell>
          <table:table-cell table:formula="of:=ABS([.A671]-[.C671])" office:value-type="float" office:value="0">
            <text:p>0</text:p>
          </table:table-cell>
          <table:table-cell table:number-columns-repeated="4"/>
          <table:table-cell table:style-name="ce2" office:value-type="string">
            <text:p>1, 0.585132 55</text:p>
          </table:table-cell>
          <table:table-cell table:formula="of:=MID([.I671];1;1)" office:value-type="string" office:string-value="1">
            <text:p>1</text:p>
          </table:table-cell>
          <table:table-cell table:formula="of:=MID([.I671];4;6)" office:value-type="string" office:string-value="0.5851">
            <text:p>0.58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47">
            <text:p>0.7147</text:p>
          </table:table-cell>
          <table:table-cell table:formula="of:=IF([.B672]&gt;[.$E$1];1;0)" office:value-type="float" office:value="1">
            <text:p>1</text:p>
          </table:table-cell>
          <table:table-cell table:formula="of:=ABS([.A672]-[.C672])" office:value-type="float" office:value="0">
            <text:p>0</text:p>
          </table:table-cell>
          <table:table-cell table:number-columns-repeated="4"/>
          <table:table-cell table:style-name="ce2" office:value-type="string">
            <text:p>1, 0.714779 56</text:p>
          </table:table-cell>
          <table:table-cell table:formula="of:=MID([.I672];1;1)" office:value-type="string" office:string-value="1">
            <text:p>1</text:p>
          </table:table-cell>
          <table:table-cell table:formula="of:=MID([.I672];4;6)" office:value-type="string" office:string-value="0.7147">
            <text:p>0.71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13">
            <text:p>0.4813</text:p>
          </table:table-cell>
          <table:table-cell table:formula="of:=IF([.B673]&gt;[.$E$1];1;0)" office:value-type="float" office:value="0">
            <text:p>0</text:p>
          </table:table-cell>
          <table:table-cell table:formula="of:=ABS([.A673]-[.C673])" office:value-type="float" office:value="0">
            <text:p>0</text:p>
          </table:table-cell>
          <table:table-cell table:number-columns-repeated="4"/>
          <table:table-cell table:style-name="ce2" office:value-type="string">
            <text:p>0, 0.481373 57</text:p>
          </table:table-cell>
          <table:table-cell table:formula="of:=MID([.I673];1;1)" office:value-type="string" office:string-value="0">
            <text:p>0</text:p>
          </table:table-cell>
          <table:table-cell table:formula="of:=MID([.I673];4;6)" office:value-type="string" office:string-value="0.4813">
            <text:p>0.48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6">
            <text:p>0.6876</text:p>
          </table:table-cell>
          <table:table-cell table:formula="of:=IF([.B674]&gt;[.$E$1];1;0)" office:value-type="float" office:value="1">
            <text:p>1</text:p>
          </table:table-cell>
          <table:table-cell table:formula="of:=ABS([.A674]-[.C674])" office:value-type="float" office:value="0">
            <text:p>0</text:p>
          </table:table-cell>
          <table:table-cell table:number-columns-repeated="4"/>
          <table:table-cell table:style-name="ce2" office:value-type="string">
            <text:p>1, 0.687675 58</text:p>
          </table:table-cell>
          <table:table-cell table:formula="of:=MID([.I674];1;1)" office:value-type="string" office:string-value="1">
            <text:p>1</text:p>
          </table:table-cell>
          <table:table-cell table:formula="of:=MID([.I674];4;6)" office:value-type="string" office:string-value="0.6876">
            <text:p>0.68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61">
            <text:p>0.5961</text:p>
          </table:table-cell>
          <table:table-cell table:formula="of:=IF([.B675]&gt;[.$E$1];1;0)" office:value-type="float" office:value="1">
            <text:p>1</text:p>
          </table:table-cell>
          <table:table-cell table:formula="of:=ABS([.A675]-[.C675])" office:value-type="float" office:value="1">
            <text:p>1</text:p>
          </table:table-cell>
          <table:table-cell table:number-columns-repeated="4"/>
          <table:table-cell table:style-name="ce2" office:value-type="string">
            <text:p>0, 0.596175 59</text:p>
          </table:table-cell>
          <table:table-cell table:formula="of:=MID([.I675];1;1)" office:value-type="string" office:string-value="0">
            <text:p>0</text:p>
          </table:table-cell>
          <table:table-cell table:formula="of:=MID([.I675];4;6)" office:value-type="string" office:string-value="0.5961">
            <text:p>0.59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25">
            <text:p>0.8225</text:p>
          </table:table-cell>
          <table:table-cell table:formula="of:=IF([.B676]&gt;[.$E$1];1;0)" office:value-type="float" office:value="1">
            <text:p>1</text:p>
          </table:table-cell>
          <table:table-cell table:formula="of:=ABS([.A676]-[.C676])" office:value-type="float" office:value="1">
            <text:p>1</text:p>
          </table:table-cell>
          <table:table-cell table:number-columns-repeated="4"/>
          <table:table-cell table:style-name="ce2" office:value-type="string">
            <text:p>0, 0.822571 62</text:p>
          </table:table-cell>
          <table:table-cell table:formula="of:=MID([.I676];1;1)" office:value-type="string" office:string-value="0">
            <text:p>0</text:p>
          </table:table-cell>
          <table:table-cell table:formula="of:=MID([.I676];4;6)" office:value-type="string" office:string-value="0.8225">
            <text:p>0.82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39">
            <text:p>0.6939</text:p>
          </table:table-cell>
          <table:table-cell table:formula="of:=IF([.B677]&gt;[.$E$1];1;0)" office:value-type="float" office:value="1">
            <text:p>1</text:p>
          </table:table-cell>
          <table:table-cell table:formula="of:=ABS([.A677]-[.C677])" office:value-type="float" office:value="0">
            <text:p>0</text:p>
          </table:table-cell>
          <table:table-cell table:number-columns-repeated="4"/>
          <table:table-cell table:style-name="ce2" office:value-type="string">
            <text:p>1, 0.69391 63</text:p>
          </table:table-cell>
          <table:table-cell table:formula="of:=MID([.I677];1;1)" office:value-type="string" office:string-value="1">
            <text:p>1</text:p>
          </table:table-cell>
          <table:table-cell table:formula="of:=MID([.I677];4;6)" office:value-type="string" office:string-value="0.6939">
            <text:p>0.69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73">
            <text:p>0.5173</text:p>
          </table:table-cell>
          <table:table-cell table:formula="of:=IF([.B678]&gt;[.$E$1];1;0)" office:value-type="float" office:value="0">
            <text:p>0</text:p>
          </table:table-cell>
          <table:table-cell table:formula="of:=ABS([.A678]-[.C678])" office:value-type="float" office:value="1">
            <text:p>1</text:p>
          </table:table-cell>
          <table:table-cell table:number-columns-repeated="4"/>
          <table:table-cell table:style-name="ce2" office:value-type="string">
            <text:p>1, 0.517301 65</text:p>
          </table:table-cell>
          <table:table-cell table:formula="of:=MID([.I678];1;1)" office:value-type="string" office:string-value="1">
            <text:p>1</text:p>
          </table:table-cell>
          <table:table-cell table:formula="of:=MID([.I678];4;6)" office:value-type="string" office:string-value="0.5173">
            <text:p>0.51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22">
            <text:p>0.5822</text:p>
          </table:table-cell>
          <table:table-cell table:formula="of:=IF([.B679]&gt;[.$E$1];1;0)" office:value-type="float" office:value="1">
            <text:p>1</text:p>
          </table:table-cell>
          <table:table-cell table:formula="of:=ABS([.A679]-[.C679])" office:value-type="float" office:value="1">
            <text:p>1</text:p>
          </table:table-cell>
          <table:table-cell table:number-columns-repeated="4"/>
          <table:table-cell table:style-name="ce2" office:value-type="string">
            <text:p>0, 0.582295 67</text:p>
          </table:table-cell>
          <table:table-cell table:formula="of:=MID([.I679];1;1)" office:value-type="string" office:string-value="0">
            <text:p>0</text:p>
          </table:table-cell>
          <table:table-cell table:formula="of:=MID([.I679];4;6)" office:value-type="string" office:string-value="0.5822">
            <text:p>0.58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8">
            <text:p>0.4228</text:p>
          </table:table-cell>
          <table:table-cell table:formula="of:=IF([.B680]&gt;[.$E$1];1;0)" office:value-type="float" office:value="0">
            <text:p>0</text:p>
          </table:table-cell>
          <table:table-cell table:formula="of:=ABS([.A680]-[.C680])" office:value-type="float" office:value="0">
            <text:p>0</text:p>
          </table:table-cell>
          <table:table-cell table:number-columns-repeated="4"/>
          <table:table-cell table:style-name="ce2" office:value-type="string">
            <text:p>0, 0.42289 68</text:p>
          </table:table-cell>
          <table:table-cell table:formula="of:=MID([.I680];1;1)" office:value-type="string" office:string-value="0">
            <text:p>0</text:p>
          </table:table-cell>
          <table:table-cell table:formula="of:=MID([.I680];4;6)" office:value-type="string" office:string-value="0.4228">
            <text:p>0.42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57">
            <text:p>0.4957</text:p>
          </table:table-cell>
          <table:table-cell table:formula="of:=IF([.B681]&gt;[.$E$1];1;0)" office:value-type="float" office:value="0">
            <text:p>0</text:p>
          </table:table-cell>
          <table:table-cell table:formula="of:=ABS([.A681]-[.C681])" office:value-type="float" office:value="1">
            <text:p>1</text:p>
          </table:table-cell>
          <table:table-cell table:number-columns-repeated="4"/>
          <table:table-cell table:style-name="ce2" office:value-type="string">
            <text:p>1, 0.495717 69</text:p>
          </table:table-cell>
          <table:table-cell table:formula="of:=MID([.I681];1;1)" office:value-type="string" office:string-value="1">
            <text:p>1</text:p>
          </table:table-cell>
          <table:table-cell table:formula="of:=MID([.I681];4;6)" office:value-type="string" office:string-value="0.4957">
            <text:p>0.49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768">
            <text:p>0.2768</text:p>
          </table:table-cell>
          <table:table-cell table:formula="of:=IF([.B682]&gt;[.$E$1];1;0)" office:value-type="float" office:value="0">
            <text:p>0</text:p>
          </table:table-cell>
          <table:table-cell table:formula="of:=ABS([.A682]-[.C682])" office:value-type="float" office:value="0">
            <text:p>0</text:p>
          </table:table-cell>
          <table:table-cell table:number-columns-repeated="4"/>
          <table:table-cell table:style-name="ce2" office:value-type="string">
            <text:p>0, 0.27688 70</text:p>
          </table:table-cell>
          <table:table-cell table:formula="of:=MID([.I682];1;1)" office:value-type="string" office:string-value="0">
            <text:p>0</text:p>
          </table:table-cell>
          <table:table-cell table:formula="of:=MID([.I682];4;6)" office:value-type="string" office:string-value="0.2768">
            <text:p>0.27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66">
            <text:p>0.6266</text:p>
          </table:table-cell>
          <table:table-cell table:formula="of:=IF([.B683]&gt;[.$E$1];1;0)" office:value-type="float" office:value="1">
            <text:p>1</text:p>
          </table:table-cell>
          <table:table-cell table:formula="of:=ABS([.A683]-[.C683])" office:value-type="float" office:value="1">
            <text:p>1</text:p>
          </table:table-cell>
          <table:table-cell table:number-columns-repeated="4"/>
          <table:table-cell table:style-name="ce2" office:value-type="string">
            <text:p>0, 0.626691 71</text:p>
          </table:table-cell>
          <table:table-cell table:formula="of:=MID([.I683];1;1)" office:value-type="string" office:string-value="0">
            <text:p>0</text:p>
          </table:table-cell>
          <table:table-cell table:formula="of:=MID([.I683];4;6)" office:value-type="string" office:string-value="0.6266">
            <text:p>0.62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93">
            <text:p>0.4193</text:p>
          </table:table-cell>
          <table:table-cell table:formula="of:=IF([.B684]&gt;[.$E$1];1;0)" office:value-type="float" office:value="0">
            <text:p>0</text:p>
          </table:table-cell>
          <table:table-cell table:formula="of:=ABS([.A684]-[.C684])" office:value-type="float" office:value="1">
            <text:p>1</text:p>
          </table:table-cell>
          <table:table-cell table:number-columns-repeated="4"/>
          <table:table-cell table:style-name="ce2" office:value-type="string">
            <text:p>1, 0.419341 72</text:p>
          </table:table-cell>
          <table:table-cell table:formula="of:=MID([.I684];1;1)" office:value-type="string" office:string-value="1">
            <text:p>1</text:p>
          </table:table-cell>
          <table:table-cell table:formula="of:=MID([.I684];4;6)" office:value-type="string" office:string-value="0.4193">
            <text:p>0.41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29">
            <text:p>0.4329</text:p>
          </table:table-cell>
          <table:table-cell table:formula="of:=IF([.B685]&gt;[.$E$1];1;0)" office:value-type="float" office:value="0">
            <text:p>0</text:p>
          </table:table-cell>
          <table:table-cell table:formula="of:=ABS([.A685]-[.C685])" office:value-type="float" office:value="1">
            <text:p>1</text:p>
          </table:table-cell>
          <table:table-cell table:number-columns-repeated="4"/>
          <table:table-cell table:style-name="ce2" office:value-type="string">
            <text:p>1, 0.432971 73</text:p>
          </table:table-cell>
          <table:table-cell table:formula="of:=MID([.I685];1;1)" office:value-type="string" office:string-value="1">
            <text:p>1</text:p>
          </table:table-cell>
          <table:table-cell table:formula="of:=MID([.I685];4;6)" office:value-type="string" office:string-value="0.4329">
            <text:p>0.43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">
            <text:p>0.612</text:p>
          </table:table-cell>
          <table:table-cell table:formula="of:=IF([.B686]&gt;[.$E$1];1;0)" office:value-type="float" office:value="1">
            <text:p>1</text:p>
          </table:table-cell>
          <table:table-cell table:formula="of:=ABS([.A686]-[.C686])" office:value-type="float" office:value="0">
            <text:p>0</text:p>
          </table:table-cell>
          <table:table-cell table:number-columns-repeated="4"/>
          <table:table-cell table:style-name="ce2" office:value-type="string">
            <text:p>1, 0.612029 74</text:p>
          </table:table-cell>
          <table:table-cell table:formula="of:=MID([.I686];1;1)" office:value-type="string" office:string-value="1">
            <text:p>1</text:p>
          </table:table-cell>
          <table:table-cell table:formula="of:=MID([.I686];4;6)" office:value-type="string" office:string-value="0.6120">
            <text:p>0.61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38">
            <text:p>0.4238</text:p>
          </table:table-cell>
          <table:table-cell table:formula="of:=IF([.B687]&gt;[.$E$1];1;0)" office:value-type="float" office:value="0">
            <text:p>0</text:p>
          </table:table-cell>
          <table:table-cell table:formula="of:=ABS([.A687]-[.C687])" office:value-type="float" office:value="1">
            <text:p>1</text:p>
          </table:table-cell>
          <table:table-cell table:number-columns-repeated="4"/>
          <table:table-cell table:style-name="ce2" office:value-type="string">
            <text:p>1, 0.423813 75</text:p>
          </table:table-cell>
          <table:table-cell table:formula="of:=MID([.I687];1;1)" office:value-type="string" office:string-value="1">
            <text:p>1</text:p>
          </table:table-cell>
          <table:table-cell table:formula="of:=MID([.I687];4;6)" office:value-type="string" office:string-value="0.4238">
            <text:p>0.423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3">
            <text:p>0.5823</text:p>
          </table:table-cell>
          <table:table-cell table:formula="of:=IF([.B688]&gt;[.$E$1];1;0)" office:value-type="float" office:value="1">
            <text:p>1</text:p>
          </table:table-cell>
          <table:table-cell table:formula="of:=ABS([.A688]-[.C688])" office:value-type="float" office:value="0">
            <text:p>0</text:p>
          </table:table-cell>
          <table:table-cell table:number-columns-repeated="4"/>
          <table:table-cell table:style-name="ce2" office:value-type="string">
            <text:p>1, 0.582301 76</text:p>
          </table:table-cell>
          <table:table-cell table:formula="of:=MID([.I688];1;1)" office:value-type="string" office:string-value="1">
            <text:p>1</text:p>
          </table:table-cell>
          <table:table-cell table:formula="of:=MID([.I688];4;6)" office:value-type="string" office:string-value="0.5823">
            <text:p>0.582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99">
            <text:p>0.6199</text:p>
          </table:table-cell>
          <table:table-cell table:formula="of:=IF([.B689]&gt;[.$E$1];1;0)" office:value-type="float" office:value="1">
            <text:p>1</text:p>
          </table:table-cell>
          <table:table-cell table:formula="of:=ABS([.A689]-[.C689])" office:value-type="float" office:value="1">
            <text:p>1</text:p>
          </table:table-cell>
          <table:table-cell table:number-columns-repeated="4"/>
          <table:table-cell table:style-name="ce2" office:value-type="string">
            <text:p>0, 0.619938 77</text:p>
          </table:table-cell>
          <table:table-cell table:formula="of:=MID([.I689];1;1)" office:value-type="string" office:string-value="0">
            <text:p>0</text:p>
          </table:table-cell>
          <table:table-cell table:formula="of:=MID([.I689];4;6)" office:value-type="string" office:string-value="0.6199">
            <text:p>0.619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165">
            <text:p>0.2165</text:p>
          </table:table-cell>
          <table:table-cell table:formula="of:=IF([.B690]&gt;[.$E$1];1;0)" office:value-type="float" office:value="0">
            <text:p>0</text:p>
          </table:table-cell>
          <table:table-cell table:formula="of:=ABS([.A690]-[.C690])" office:value-type="float" office:value="0">
            <text:p>0</text:p>
          </table:table-cell>
          <table:table-cell table:number-columns-repeated="4"/>
          <table:table-cell table:style-name="ce2" office:value-type="string">
            <text:p>0, 0.216535 78</text:p>
          </table:table-cell>
          <table:table-cell table:formula="of:=MID([.I690];1;1)" office:value-type="string" office:string-value="0">
            <text:p>0</text:p>
          </table:table-cell>
          <table:table-cell table:formula="of:=MID([.I690];4;6)" office:value-type="string" office:string-value="0.2165">
            <text:p>0.21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14">
            <text:p>0.6214</text:p>
          </table:table-cell>
          <table:table-cell table:formula="of:=IF([.B691]&gt;[.$E$1];1;0)" office:value-type="float" office:value="1">
            <text:p>1</text:p>
          </table:table-cell>
          <table:table-cell table:formula="of:=ABS([.A691]-[.C691])" office:value-type="float" office:value="0">
            <text:p>0</text:p>
          </table:table-cell>
          <table:table-cell table:number-columns-repeated="4"/>
          <table:table-cell table:style-name="ce2" office:value-type="string">
            <text:p>1, 0.621456 80</text:p>
          </table:table-cell>
          <table:table-cell table:formula="of:=MID([.I691];1;1)" office:value-type="string" office:string-value="1">
            <text:p>1</text:p>
          </table:table-cell>
          <table:table-cell table:formula="of:=MID([.I691];4;6)" office:value-type="string" office:string-value="0.6214">
            <text:p>0.62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04">
            <text:p>0.6504</text:p>
          </table:table-cell>
          <table:table-cell table:formula="of:=IF([.B692]&gt;[.$E$1];1;0)" office:value-type="float" office:value="1">
            <text:p>1</text:p>
          </table:table-cell>
          <table:table-cell table:formula="of:=ABS([.A692]-[.C692])" office:value-type="float" office:value="0">
            <text:p>0</text:p>
          </table:table-cell>
          <table:table-cell table:number-columns-repeated="4"/>
          <table:table-cell table:style-name="ce2" office:value-type="string">
            <text:p>1, 0.650462 81</text:p>
          </table:table-cell>
          <table:table-cell table:formula="of:=MID([.I692];1;1)" office:value-type="string" office:string-value="1">
            <text:p>1</text:p>
          </table:table-cell>
          <table:table-cell table:formula="of:=MID([.I692];4;6)" office:value-type="string" office:string-value="0.6504">
            <text:p>0.65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4">
            <text:p>0.7564</text:p>
          </table:table-cell>
          <table:table-cell table:formula="of:=IF([.B693]&gt;[.$E$1];1;0)" office:value-type="float" office:value="1">
            <text:p>1</text:p>
          </table:table-cell>
          <table:table-cell table:formula="of:=ABS([.A693]-[.C693])" office:value-type="float" office:value="0">
            <text:p>0</text:p>
          </table:table-cell>
          <table:table-cell table:number-columns-repeated="4"/>
          <table:table-cell table:style-name="ce2" office:value-type="string">
            <text:p>1, 0.756478 82</text:p>
          </table:table-cell>
          <table:table-cell table:formula="of:=MID([.I693];1;1)" office:value-type="string" office:string-value="1">
            <text:p>1</text:p>
          </table:table-cell>
          <table:table-cell table:formula="of:=MID([.I693];4;6)" office:value-type="string" office:string-value="0.7564">
            <text:p>0.75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49">
            <text:p>0.3249</text:p>
          </table:table-cell>
          <table:table-cell table:formula="of:=IF([.B694]&gt;[.$E$1];1;0)" office:value-type="float" office:value="0">
            <text:p>0</text:p>
          </table:table-cell>
          <table:table-cell table:formula="of:=ABS([.A694]-[.C694])" office:value-type="float" office:value="0">
            <text:p>0</text:p>
          </table:table-cell>
          <table:table-cell table:number-columns-repeated="4"/>
          <table:table-cell table:style-name="ce2" office:value-type="string">
            <text:p>0, 0.324965 83</text:p>
          </table:table-cell>
          <table:table-cell table:formula="of:=MID([.I694];1;1)" office:value-type="string" office:string-value="0">
            <text:p>0</text:p>
          </table:table-cell>
          <table:table-cell table:formula="of:=MID([.I694];4;6)" office:value-type="string" office:string-value="0.3249">
            <text:p>0.32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6">
            <text:p>0.7036</text:p>
          </table:table-cell>
          <table:table-cell table:formula="of:=IF([.B695]&gt;[.$E$1];1;0)" office:value-type="float" office:value="1">
            <text:p>1</text:p>
          </table:table-cell>
          <table:table-cell table:formula="of:=ABS([.A695]-[.C695])" office:value-type="float" office:value="0">
            <text:p>0</text:p>
          </table:table-cell>
          <table:table-cell table:number-columns-repeated="4"/>
          <table:table-cell table:style-name="ce2" office:value-type="string">
            <text:p>1, 0.703604 84</text:p>
          </table:table-cell>
          <table:table-cell table:formula="of:=MID([.I695];1;1)" office:value-type="string" office:string-value="1">
            <text:p>1</text:p>
          </table:table-cell>
          <table:table-cell table:formula="of:=MID([.I695];4;6)" office:value-type="string" office:string-value="0.7036">
            <text:p>0.70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29">
            <text:p>0.5529</text:p>
          </table:table-cell>
          <table:table-cell table:formula="of:=IF([.B696]&gt;[.$E$1];1;0)" office:value-type="float" office:value="1">
            <text:p>1</text:p>
          </table:table-cell>
          <table:table-cell table:formula="of:=ABS([.A696]-[.C696])" office:value-type="float" office:value="1">
            <text:p>1</text:p>
          </table:table-cell>
          <table:table-cell table:number-columns-repeated="4"/>
          <table:table-cell table:style-name="ce2" office:value-type="string">
            <text:p>0, 0.552945 85</text:p>
          </table:table-cell>
          <table:table-cell table:formula="of:=MID([.I696];1;1)" office:value-type="string" office:string-value="0">
            <text:p>0</text:p>
          </table:table-cell>
          <table:table-cell table:formula="of:=MID([.I696];4;6)" office:value-type="string" office:string-value="0.5529">
            <text:p>0.55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6">
            <text:p>0.5416</text:p>
          </table:table-cell>
          <table:table-cell table:formula="of:=IF([.B697]&gt;[.$E$1];1;0)" office:value-type="float" office:value="1">
            <text:p>1</text:p>
          </table:table-cell>
          <table:table-cell table:formula="of:=ABS([.A697]-[.C697])" office:value-type="float" office:value="0">
            <text:p>0</text:p>
          </table:table-cell>
          <table:table-cell table:number-columns-repeated="4"/>
          <table:table-cell table:style-name="ce2" office:value-type="string">
            <text:p>1, 0.541625 86</text:p>
          </table:table-cell>
          <table:table-cell table:formula="of:=MID([.I697];1;1)" office:value-type="string" office:string-value="1">
            <text:p>1</text:p>
          </table:table-cell>
          <table:table-cell table:formula="of:=MID([.I697];4;6)" office:value-type="string" office:string-value="0.5416">
            <text:p>0.54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07">
            <text:p>0.6607</text:p>
          </table:table-cell>
          <table:table-cell table:formula="of:=IF([.B698]&gt;[.$E$1];1;0)" office:value-type="float" office:value="1">
            <text:p>1</text:p>
          </table:table-cell>
          <table:table-cell table:formula="of:=ABS([.A698]-[.C698])" office:value-type="float" office:value="0">
            <text:p>0</text:p>
          </table:table-cell>
          <table:table-cell table:number-columns-repeated="4"/>
          <table:table-cell table:style-name="ce2" office:value-type="string">
            <text:p>1, 0.6607 87</text:p>
          </table:table-cell>
          <table:table-cell table:formula="of:=MID([.I698];1;1)" office:value-type="string" office:string-value="1">
            <text:p>1</text:p>
          </table:table-cell>
          <table:table-cell table:formula="of:=MID([.I698];4;6)" office:value-type="string" office:string-value="0.6607">
            <text:p>0.66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93">
            <text:p>0.5493</text:p>
          </table:table-cell>
          <table:table-cell table:formula="of:=IF([.B699]&gt;[.$E$1];1;0)" office:value-type="float" office:value="1">
            <text:p>1</text:p>
          </table:table-cell>
          <table:table-cell table:formula="of:=ABS([.A699]-[.C699])" office:value-type="float" office:value="0">
            <text:p>0</text:p>
          </table:table-cell>
          <table:table-cell table:number-columns-repeated="4"/>
          <table:table-cell table:style-name="ce2" office:value-type="string">
            <text:p>1, 0.549303 88</text:p>
          </table:table-cell>
          <table:table-cell table:formula="of:=MID([.I699];1;1)" office:value-type="string" office:string-value="1">
            <text:p>1</text:p>
          </table:table-cell>
          <table:table-cell table:formula="of:=MID([.I699];4;6)" office:value-type="string" office:string-value="0.5493">
            <text:p>0.54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22">
            <text:p>0.4422</text:p>
          </table:table-cell>
          <table:table-cell table:formula="of:=IF([.B700]&gt;[.$E$1];1;0)" office:value-type="float" office:value="0">
            <text:p>0</text:p>
          </table:table-cell>
          <table:table-cell table:formula="of:=ABS([.A700]-[.C700])" office:value-type="float" office:value="0">
            <text:p>0</text:p>
          </table:table-cell>
          <table:table-cell table:number-columns-repeated="4"/>
          <table:table-cell table:style-name="ce2" office:value-type="string">
            <text:p>0, 0.442215 89</text:p>
          </table:table-cell>
          <table:table-cell table:formula="of:=MID([.I700];1;1)" office:value-type="string" office:string-value="0">
            <text:p>0</text:p>
          </table:table-cell>
          <table:table-cell table:formula="of:=MID([.I700];4;6)" office:value-type="string" office:string-value="0.4422">
            <text:p>0.44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75">
            <text:p>0.6175</text:p>
          </table:table-cell>
          <table:table-cell table:formula="of:=IF([.B701]&gt;[.$E$1];1;0)" office:value-type="float" office:value="1">
            <text:p>1</text:p>
          </table:table-cell>
          <table:table-cell table:formula="of:=ABS([.A701]-[.C701])" office:value-type="float" office:value="1">
            <text:p>1</text:p>
          </table:table-cell>
          <table:table-cell table:number-columns-repeated="4"/>
          <table:table-cell table:style-name="ce2" office:value-type="string">
            <text:p>0, 0.617579 90</text:p>
          </table:table-cell>
          <table:table-cell table:formula="of:=MID([.I701];1;1)" office:value-type="string" office:string-value="0">
            <text:p>0</text:p>
          </table:table-cell>
          <table:table-cell table:formula="of:=MID([.I701];4;6)" office:value-type="string" office:string-value="0.6175">
            <text:p>0.617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84">
            <text:p>0.4784</text:p>
          </table:table-cell>
          <table:table-cell table:formula="of:=IF([.B702]&gt;[.$E$1];1;0)" office:value-type="float" office:value="0">
            <text:p>0</text:p>
          </table:table-cell>
          <table:table-cell table:formula="of:=ABS([.A702]-[.C702])" office:value-type="float" office:value="0">
            <text:p>0</text:p>
          </table:table-cell>
          <table:table-cell table:number-columns-repeated="4"/>
          <table:table-cell table:style-name="ce2" office:value-type="string">
            <text:p>0, 0.478415 91</text:p>
          </table:table-cell>
          <table:table-cell table:formula="of:=MID([.I702];1;1)" office:value-type="string" office:string-value="0">
            <text:p>0</text:p>
          </table:table-cell>
          <table:table-cell table:formula="of:=MID([.I702];4;6)" office:value-type="string" office:string-value="0.4784">
            <text:p>0.47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3">
            <text:p>0.6903</text:p>
          </table:table-cell>
          <table:table-cell table:formula="of:=IF([.B703]&gt;[.$E$1];1;0)" office:value-type="float" office:value="1">
            <text:p>1</text:p>
          </table:table-cell>
          <table:table-cell table:formula="of:=ABS([.A703]-[.C703])" office:value-type="float" office:value="0">
            <text:p>0</text:p>
          </table:table-cell>
          <table:table-cell table:number-columns-repeated="4"/>
          <table:table-cell table:style-name="ce2" office:value-type="string">
            <text:p>1, 0.690322 92</text:p>
          </table:table-cell>
          <table:table-cell table:formula="of:=MID([.I703];1;1)" office:value-type="string" office:string-value="1">
            <text:p>1</text:p>
          </table:table-cell>
          <table:table-cell table:formula="of:=MID([.I703];4;6)" office:value-type="string" office:string-value="0.6903">
            <text:p>0.69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74">
            <text:p>0.7274</text:p>
          </table:table-cell>
          <table:table-cell table:formula="of:=IF([.B704]&gt;[.$E$1];1;0)" office:value-type="float" office:value="1">
            <text:p>1</text:p>
          </table:table-cell>
          <table:table-cell table:formula="of:=ABS([.A704]-[.C704])" office:value-type="float" office:value="0">
            <text:p>0</text:p>
          </table:table-cell>
          <table:table-cell table:number-columns-repeated="4"/>
          <table:table-cell table:style-name="ce2" office:value-type="string">
            <text:p>1, 0.727447 93</text:p>
          </table:table-cell>
          <table:table-cell table:formula="of:=MID([.I704];1;1)" office:value-type="string" office:string-value="1">
            <text:p>1</text:p>
          </table:table-cell>
          <table:table-cell table:formula="of:=MID([.I704];4;6)" office:value-type="string" office:string-value="0.7274">
            <text:p>0.72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04">
            <text:p>0.4704</text:p>
          </table:table-cell>
          <table:table-cell table:formula="of:=IF([.B705]&gt;[.$E$1];1;0)" office:value-type="float" office:value="0">
            <text:p>0</text:p>
          </table:table-cell>
          <table:table-cell table:formula="of:=ABS([.A705]-[.C705])" office:value-type="float" office:value="0">
            <text:p>0</text:p>
          </table:table-cell>
          <table:table-cell table:number-columns-repeated="4"/>
          <table:table-cell table:style-name="ce2" office:value-type="string">
            <text:p>0, 0.470495 94</text:p>
          </table:table-cell>
          <table:table-cell table:formula="of:=MID([.I705];1;1)" office:value-type="string" office:string-value="0">
            <text:p>0</text:p>
          </table:table-cell>
          <table:table-cell table:formula="of:=MID([.I705];4;6)" office:value-type="string" office:string-value="0.4704">
            <text:p>0.47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64">
            <text:p>0.4464</text:p>
          </table:table-cell>
          <table:table-cell table:formula="of:=IF([.B706]&gt;[.$E$1];1;0)" office:value-type="float" office:value="0">
            <text:p>0</text:p>
          </table:table-cell>
          <table:table-cell table:formula="of:=ABS([.A706]-[.C706])" office:value-type="float" office:value="1">
            <text:p>1</text:p>
          </table:table-cell>
          <table:table-cell table:number-columns-repeated="4"/>
          <table:table-cell table:style-name="ce2" office:value-type="string">
            <text:p>1, 0.446454 95</text:p>
          </table:table-cell>
          <table:table-cell table:formula="of:=MID([.I706];1;1)" office:value-type="string" office:string-value="1">
            <text:p>1</text:p>
          </table:table-cell>
          <table:table-cell table:formula="of:=MID([.I706];4;6)" office:value-type="string" office:string-value="0.4464">
            <text:p>0.44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4">
            <text:p>0.6054</text:p>
          </table:table-cell>
          <table:table-cell table:formula="of:=IF([.B707]&gt;[.$E$1];1;0)" office:value-type="float" office:value="1">
            <text:p>1</text:p>
          </table:table-cell>
          <table:table-cell table:formula="of:=ABS([.A707]-[.C707])" office:value-type="float" office:value="0">
            <text:p>0</text:p>
          </table:table-cell>
          <table:table-cell table:number-columns-repeated="4"/>
          <table:table-cell table:style-name="ce2" office:value-type="string">
            <text:p>1, 0.605472 96</text:p>
          </table:table-cell>
          <table:table-cell table:formula="of:=MID([.I707];1;1)" office:value-type="string" office:string-value="1">
            <text:p>1</text:p>
          </table:table-cell>
          <table:table-cell table:formula="of:=MID([.I707];4;6)" office:value-type="string" office:string-value="0.6054">
            <text:p>0.60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19">
            <text:p>0.5219</text:p>
          </table:table-cell>
          <table:table-cell table:formula="of:=IF([.B708]&gt;[.$E$1];1;0)" office:value-type="float" office:value="1">
            <text:p>1</text:p>
          </table:table-cell>
          <table:table-cell table:formula="of:=ABS([.A708]-[.C708])" office:value-type="float" office:value="0">
            <text:p>0</text:p>
          </table:table-cell>
          <table:table-cell table:number-columns-repeated="4"/>
          <table:table-cell table:style-name="ce2" office:value-type="string">
            <text:p>1, 0.52199 97</text:p>
          </table:table-cell>
          <table:table-cell table:formula="of:=MID([.I708];1;1)" office:value-type="string" office:string-value="1">
            <text:p>1</text:p>
          </table:table-cell>
          <table:table-cell table:formula="of:=MID([.I708];4;6)" office:value-type="string" office:string-value="0.5219">
            <text:p>0.52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18">
            <text:p>0.4118</text:p>
          </table:table-cell>
          <table:table-cell table:formula="of:=IF([.B709]&gt;[.$E$1];1;0)" office:value-type="float" office:value="0">
            <text:p>0</text:p>
          </table:table-cell>
          <table:table-cell table:formula="of:=ABS([.A709]-[.C709])" office:value-type="float" office:value="0">
            <text:p>0</text:p>
          </table:table-cell>
          <table:table-cell table:number-columns-repeated="4"/>
          <table:table-cell table:style-name="ce2" office:value-type="string">
            <text:p>0, 0.411828 98</text:p>
          </table:table-cell>
          <table:table-cell table:formula="of:=MID([.I709];1;1)" office:value-type="string" office:string-value="0">
            <text:p>0</text:p>
          </table:table-cell>
          <table:table-cell table:formula="of:=MID([.I709];4;6)" office:value-type="string" office:string-value="0.4118">
            <text:p>0.41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44">
            <text:p>0.3944</text:p>
          </table:table-cell>
          <table:table-cell table:formula="of:=IF([.B710]&gt;[.$E$1];1;0)" office:value-type="float" office:value="0">
            <text:p>0</text:p>
          </table:table-cell>
          <table:table-cell table:formula="of:=ABS([.A710]-[.C710])" office:value-type="float" office:value="1">
            <text:p>1</text:p>
          </table:table-cell>
          <table:table-cell table:number-columns-repeated="4"/>
          <table:table-cell table:style-name="ce2" office:value-type="string">
            <text:p>1, 0.39442 99</text:p>
          </table:table-cell>
          <table:table-cell table:formula="of:=MID([.I710];1;1)" office:value-type="string" office:string-value="1">
            <text:p>1</text:p>
          </table:table-cell>
          <table:table-cell table:formula="of:=MID([.I710];4;6)" office:value-type="string" office:string-value="0.3944">
            <text:p>0.394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58">
            <text:p>0.5458</text:p>
          </table:table-cell>
          <table:table-cell table:formula="of:=IF([.B711]&gt;[.$E$1];1;0)" office:value-type="float" office:value="1">
            <text:p>1</text:p>
          </table:table-cell>
          <table:table-cell table:formula="of:=ABS([.A711]-[.C711])" office:value-type="float" office:value="0">
            <text:p>0</text:p>
          </table:table-cell>
          <table:table-cell table:number-columns-repeated="4"/>
          <table:table-cell table:style-name="ce2" office:value-type="string">
            <text:p>1, 0.545851 101</text:p>
          </table:table-cell>
          <table:table-cell table:formula="of:=MID([.I711];1;1)" office:value-type="string" office:string-value="1">
            <text:p>1</text:p>
          </table:table-cell>
          <table:table-cell table:formula="of:=MID([.I711];4;6)" office:value-type="string" office:string-value="0.5458">
            <text:p>0.54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72">
            <text:p>0.4972</text:p>
          </table:table-cell>
          <table:table-cell table:formula="of:=IF([.B712]&gt;[.$E$1];1;0)" office:value-type="float" office:value="0">
            <text:p>0</text:p>
          </table:table-cell>
          <table:table-cell table:formula="of:=ABS([.A712]-[.C712])" office:value-type="float" office:value="1">
            <text:p>1</text:p>
          </table:table-cell>
          <table:table-cell table:number-columns-repeated="4"/>
          <table:table-cell table:style-name="ce2" office:value-type="string">
            <text:p>1, 0.497299 102</text:p>
          </table:table-cell>
          <table:table-cell table:formula="of:=MID([.I712];1;1)" office:value-type="string" office:string-value="1">
            <text:p>1</text:p>
          </table:table-cell>
          <table:table-cell table:formula="of:=MID([.I712];4;6)" office:value-type="string" office:string-value="0.4972">
            <text:p>0.49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51">
            <text:p>0.6051</text:p>
          </table:table-cell>
          <table:table-cell table:formula="of:=IF([.B713]&gt;[.$E$1];1;0)" office:value-type="float" office:value="1">
            <text:p>1</text:p>
          </table:table-cell>
          <table:table-cell table:formula="of:=ABS([.A713]-[.C713])" office:value-type="float" office:value="1">
            <text:p>1</text:p>
          </table:table-cell>
          <table:table-cell table:number-columns-repeated="4"/>
          <table:table-cell table:style-name="ce2" office:value-type="string">
            <text:p>0, 0.60511 103</text:p>
          </table:table-cell>
          <table:table-cell table:formula="of:=MID([.I713];1;1)" office:value-type="string" office:string-value="0">
            <text:p>0</text:p>
          </table:table-cell>
          <table:table-cell table:formula="of:=MID([.I713];4;6)" office:value-type="string" office:string-value="0.6051">
            <text:p>0.605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13">
            <text:p>0.813</text:p>
          </table:table-cell>
          <table:table-cell table:formula="of:=IF([.B714]&gt;[.$E$1];1;0)" office:value-type="float" office:value="1">
            <text:p>1</text:p>
          </table:table-cell>
          <table:table-cell table:formula="of:=ABS([.A714]-[.C714])" office:value-type="float" office:value="1">
            <text:p>1</text:p>
          </table:table-cell>
          <table:table-cell table:number-columns-repeated="4"/>
          <table:table-cell table:style-name="ce2" office:value-type="string">
            <text:p>0, 0.81303 104</text:p>
          </table:table-cell>
          <table:table-cell table:formula="of:=MID([.I714];1;1)" office:value-type="string" office:string-value="0">
            <text:p>0</text:p>
          </table:table-cell>
          <table:table-cell table:formula="of:=MID([.I714];4;6)" office:value-type="string" office:string-value="0.8130">
            <text:p>0.81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5">
            <text:p>0.7055</text:p>
          </table:table-cell>
          <table:table-cell table:formula="of:=IF([.B715]&gt;[.$E$1];1;0)" office:value-type="float" office:value="1">
            <text:p>1</text:p>
          </table:table-cell>
          <table:table-cell table:formula="of:=ABS([.A715]-[.C715])" office:value-type="float" office:value="0">
            <text:p>0</text:p>
          </table:table-cell>
          <table:table-cell table:number-columns-repeated="4"/>
          <table:table-cell table:style-name="ce2" office:value-type="string">
            <text:p>1, 0.705518 107</text:p>
          </table:table-cell>
          <table:table-cell table:formula="of:=MID([.I715];1;1)" office:value-type="string" office:string-value="1">
            <text:p>1</text:p>
          </table:table-cell>
          <table:table-cell table:formula="of:=MID([.I715];4;6)" office:value-type="string" office:string-value="0.7055">
            <text:p>0.705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918">
            <text:p>0.2918</text:p>
          </table:table-cell>
          <table:table-cell table:formula="of:=IF([.B716]&gt;[.$E$1];1;0)" office:value-type="float" office:value="0">
            <text:p>0</text:p>
          </table:table-cell>
          <table:table-cell table:formula="of:=ABS([.A716]-[.C716])" office:value-type="float" office:value="0">
            <text:p>0</text:p>
          </table:table-cell>
          <table:table-cell table:number-columns-repeated="4"/>
          <table:table-cell table:style-name="ce2" office:value-type="string">
            <text:p>0, 0.291871 108</text:p>
          </table:table-cell>
          <table:table-cell table:formula="of:=MID([.I716];1;1)" office:value-type="string" office:string-value="0">
            <text:p>0</text:p>
          </table:table-cell>
          <table:table-cell table:formula="of:=MID([.I716];4;6)" office:value-type="string" office:string-value="0.2918">
            <text:p>0.29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49">
            <text:p>0.3949</text:p>
          </table:table-cell>
          <table:table-cell table:formula="of:=IF([.B717]&gt;[.$E$1];1;0)" office:value-type="float" office:value="0">
            <text:p>0</text:p>
          </table:table-cell>
          <table:table-cell table:formula="of:=ABS([.A717]-[.C717])" office:value-type="float" office:value="1">
            <text:p>1</text:p>
          </table:table-cell>
          <table:table-cell table:number-columns-repeated="4"/>
          <table:table-cell table:style-name="ce2" office:value-type="string">
            <text:p>1, 0.39499 109</text:p>
          </table:table-cell>
          <table:table-cell table:formula="of:=MID([.I717];1;1)" office:value-type="string" office:string-value="1">
            <text:p>1</text:p>
          </table:table-cell>
          <table:table-cell table:formula="of:=MID([.I717];4;6)" office:value-type="string" office:string-value="0.3949">
            <text:p>0.39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01">
            <text:p>0.4301</text:p>
          </table:table-cell>
          <table:table-cell table:formula="of:=IF([.B718]&gt;[.$E$1];1;0)" office:value-type="float" office:value="0">
            <text:p>0</text:p>
          </table:table-cell>
          <table:table-cell table:formula="of:=ABS([.A718]-[.C718])" office:value-type="float" office:value="1">
            <text:p>1</text:p>
          </table:table-cell>
          <table:table-cell table:number-columns-repeated="4"/>
          <table:table-cell table:style-name="ce2" office:value-type="string">
            <text:p>1, 0.430142 110</text:p>
          </table:table-cell>
          <table:table-cell table:formula="of:=MID([.I718];1;1)" office:value-type="string" office:string-value="1">
            <text:p>1</text:p>
          </table:table-cell>
          <table:table-cell table:formula="of:=MID([.I718];4;6)" office:value-type="string" office:string-value="0.4301">
            <text:p>0.43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5">
            <text:p>0.835</text:p>
          </table:table-cell>
          <table:table-cell table:formula="of:=IF([.B719]&gt;[.$E$1];1;0)" office:value-type="float" office:value="1">
            <text:p>1</text:p>
          </table:table-cell>
          <table:table-cell table:formula="of:=ABS([.A719]-[.C719])" office:value-type="float" office:value="0">
            <text:p>0</text:p>
          </table:table-cell>
          <table:table-cell table:number-columns-repeated="4"/>
          <table:table-cell table:style-name="ce2" office:value-type="string">
            <text:p>1, 0.835093 111</text:p>
          </table:table-cell>
          <table:table-cell table:formula="of:=MID([.I719];1;1)" office:value-type="string" office:string-value="1">
            <text:p>1</text:p>
          </table:table-cell>
          <table:table-cell table:formula="of:=MID([.I719];4;6)" office:value-type="string" office:string-value="0.8350">
            <text:p>0.83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56">
            <text:p>0.3956</text:p>
          </table:table-cell>
          <table:table-cell table:formula="of:=IF([.B720]&gt;[.$E$1];1;0)" office:value-type="float" office:value="0">
            <text:p>0</text:p>
          </table:table-cell>
          <table:table-cell table:formula="of:=ABS([.A720]-[.C720])" office:value-type="float" office:value="0">
            <text:p>0</text:p>
          </table:table-cell>
          <table:table-cell table:number-columns-repeated="4"/>
          <table:table-cell table:style-name="ce2" office:value-type="string">
            <text:p>0, 0.395626 112</text:p>
          </table:table-cell>
          <table:table-cell table:formula="of:=MID([.I720];1;1)" office:value-type="string" office:string-value="0">
            <text:p>0</text:p>
          </table:table-cell>
          <table:table-cell table:formula="of:=MID([.I720];4;6)" office:value-type="string" office:string-value="0.3956">
            <text:p>0.39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26">
            <text:p>0.6226</text:p>
          </table:table-cell>
          <table:table-cell table:formula="of:=IF([.B721]&gt;[.$E$1];1;0)" office:value-type="float" office:value="1">
            <text:p>1</text:p>
          </table:table-cell>
          <table:table-cell table:formula="of:=ABS([.A721]-[.C721])" office:value-type="float" office:value="0">
            <text:p>0</text:p>
          </table:table-cell>
          <table:table-cell table:number-columns-repeated="4"/>
          <table:table-cell table:style-name="ce2" office:value-type="string">
            <text:p>1, 0.622626 114</text:p>
          </table:table-cell>
          <table:table-cell table:formula="of:=MID([.I721];1;1)" office:value-type="string" office:string-value="1">
            <text:p>1</text:p>
          </table:table-cell>
          <table:table-cell table:formula="of:=MID([.I721];4;6)" office:value-type="string" office:string-value="0.6226">
            <text:p>0.62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23">
            <text:p>0.4423</text:p>
          </table:table-cell>
          <table:table-cell table:formula="of:=IF([.B722]&gt;[.$E$1];1;0)" office:value-type="float" office:value="0">
            <text:p>0</text:p>
          </table:table-cell>
          <table:table-cell table:formula="of:=ABS([.A722]-[.C722])" office:value-type="float" office:value="1">
            <text:p>1</text:p>
          </table:table-cell>
          <table:table-cell table:number-columns-repeated="4"/>
          <table:table-cell table:style-name="ce2" office:value-type="string">
            <text:p>1, 0.442303 115</text:p>
          </table:table-cell>
          <table:table-cell table:formula="of:=MID([.I722];1;1)" office:value-type="string" office:string-value="1">
            <text:p>1</text:p>
          </table:table-cell>
          <table:table-cell table:formula="of:=MID([.I722];4;6)" office:value-type="string" office:string-value="0.4423">
            <text:p>0.442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9">
            <text:p>0.579</text:p>
          </table:table-cell>
          <table:table-cell table:formula="of:=IF([.B723]&gt;[.$E$1];1;0)" office:value-type="float" office:value="1">
            <text:p>1</text:p>
          </table:table-cell>
          <table:table-cell table:formula="of:=ABS([.A723]-[.C723])" office:value-type="float" office:value="1">
            <text:p>1</text:p>
          </table:table-cell>
          <table:table-cell table:number-columns-repeated="4"/>
          <table:table-cell table:style-name="ce2" office:value-type="string">
            <text:p>0, 0.579049 116</text:p>
          </table:table-cell>
          <table:table-cell table:formula="of:=MID([.I723];1;1)" office:value-type="string" office:string-value="0">
            <text:p>0</text:p>
          </table:table-cell>
          <table:table-cell table:formula="of:=MID([.I723];4;6)" office:value-type="string" office:string-value="0.5790">
            <text:p>0.57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67">
            <text:p>0.8467</text:p>
          </table:table-cell>
          <table:table-cell table:formula="of:=IF([.B724]&gt;[.$E$1];1;0)" office:value-type="float" office:value="1">
            <text:p>1</text:p>
          </table:table-cell>
          <table:table-cell table:formula="of:=ABS([.A724]-[.C724])" office:value-type="float" office:value="0">
            <text:p>0</text:p>
          </table:table-cell>
          <table:table-cell table:number-columns-repeated="4"/>
          <table:table-cell table:style-name="ce2" office:value-type="string">
            <text:p>1, 0.846729 117</text:p>
          </table:table-cell>
          <table:table-cell table:formula="of:=MID([.I724];1;1)" office:value-type="string" office:string-value="1">
            <text:p>1</text:p>
          </table:table-cell>
          <table:table-cell table:formula="of:=MID([.I724];4;6)" office:value-type="string" office:string-value="0.8467">
            <text:p>0.84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5">
            <text:p>0.6345</text:p>
          </table:table-cell>
          <table:table-cell table:formula="of:=IF([.B725]&gt;[.$E$1];1;0)" office:value-type="float" office:value="1">
            <text:p>1</text:p>
          </table:table-cell>
          <table:table-cell table:formula="of:=ABS([.A725]-[.C72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4594 118</text:p>
          </table:table-cell>
          <table:table-cell table:formula="of:=MID([.I725];1;1)" office:value-type="string" office:string-value="1">
            <text:p>1</text:p>
          </table:table-cell>
          <table:table-cell table:formula="of:=MID([.I725];4;6)" office:value-type="string" office:string-value="0.6345">
            <text:p>0.63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36">
            <text:p>0.5436</text:p>
          </table:table-cell>
          <table:table-cell table:formula="of:=IF([.B726]&gt;[.$E$1];1;0)" office:value-type="float" office:value="1">
            <text:p>1</text:p>
          </table:table-cell>
          <table:table-cell table:formula="of:=ABS([.A726]-[.C726])" office:value-type="float" office:value="0">
            <text:p>0</text:p>
          </table:table-cell>
          <table:table-cell table:number-columns-repeated="4"/>
          <table:table-cell table:style-name="ce2" office:value-type="string">
            <text:p>1, 0.543631 119</text:p>
          </table:table-cell>
          <table:table-cell table:formula="of:=MID([.I726];1;1)" office:value-type="string" office:string-value="1">
            <text:p>1</text:p>
          </table:table-cell>
          <table:table-cell table:formula="of:=MID([.I726];4;6)" office:value-type="string" office:string-value="0.5436">
            <text:p>0.54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13">
            <text:p>0.4413</text:p>
          </table:table-cell>
          <table:table-cell table:formula="of:=IF([.B727]&gt;[.$E$1];1;0)" office:value-type="float" office:value="0">
            <text:p>0</text:p>
          </table:table-cell>
          <table:table-cell table:formula="of:=ABS([.A727]-[.C727])" office:value-type="float" office:value="0">
            <text:p>0</text:p>
          </table:table-cell>
          <table:table-cell table:number-columns-repeated="4"/>
          <table:table-cell table:style-name="ce2" office:value-type="string">
            <text:p>0, 0.441318 120</text:p>
          </table:table-cell>
          <table:table-cell table:formula="of:=MID([.I727];1;1)" office:value-type="string" office:string-value="0">
            <text:p>0</text:p>
          </table:table-cell>
          <table:table-cell table:formula="of:=MID([.I727];4;6)" office:value-type="string" office:string-value="0.4413">
            <text:p>0.44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92">
            <text:p>0.4892</text:p>
          </table:table-cell>
          <table:table-cell table:formula="of:=IF([.B728]&gt;[.$E$1];1;0)" office:value-type="float" office:value="0">
            <text:p>0</text:p>
          </table:table-cell>
          <table:table-cell table:formula="of:=ABS([.A728]-[.C728])" office:value-type="float" office:value="1">
            <text:p>1</text:p>
          </table:table-cell>
          <table:table-cell table:number-columns-repeated="4"/>
          <table:table-cell table:style-name="ce2" office:value-type="string">
            <text:p>1, 0.489212 121</text:p>
          </table:table-cell>
          <table:table-cell table:formula="of:=MID([.I728];1;1)" office:value-type="string" office:string-value="1">
            <text:p>1</text:p>
          </table:table-cell>
          <table:table-cell table:formula="of:=MID([.I728];4;6)" office:value-type="string" office:string-value="0.4892">
            <text:p>0.48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52">
            <text:p>0.3052</text:p>
          </table:table-cell>
          <table:table-cell table:formula="of:=IF([.B729]&gt;[.$E$1];1;0)" office:value-type="float" office:value="0">
            <text:p>0</text:p>
          </table:table-cell>
          <table:table-cell table:formula="of:=ABS([.A729]-[.C729])" office:value-type="float" office:value="1">
            <text:p>1</text:p>
          </table:table-cell>
          <table:table-cell table:number-columns-repeated="4"/>
          <table:table-cell table:style-name="ce2" office:value-type="string">
            <text:p>1, 0.305222 122</text:p>
          </table:table-cell>
          <table:table-cell table:formula="of:=MID([.I729];1;1)" office:value-type="string" office:string-value="1">
            <text:p>1</text:p>
          </table:table-cell>
          <table:table-cell table:formula="of:=MID([.I729];4;6)" office:value-type="string" office:string-value="0.3052">
            <text:p>0.30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2">
            <text:p>0.5942</text:p>
          </table:table-cell>
          <table:table-cell table:formula="of:=IF([.B730]&gt;[.$E$1];1;0)" office:value-type="float" office:value="1">
            <text:p>1</text:p>
          </table:table-cell>
          <table:table-cell table:formula="of:=ABS([.A730]-[.C730])" office:value-type="float" office:value="0">
            <text:p>0</text:p>
          </table:table-cell>
          <table:table-cell table:number-columns-repeated="4"/>
          <table:table-cell table:style-name="ce2" office:value-type="string">
            <text:p>1, 0.594201 123</text:p>
          </table:table-cell>
          <table:table-cell table:formula="of:=MID([.I730];1;1)" office:value-type="string" office:string-value="1">
            <text:p>1</text:p>
          </table:table-cell>
          <table:table-cell table:formula="of:=MID([.I730];4;6)" office:value-type="string" office:string-value="0.5942">
            <text:p>0.59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72">
            <text:p>0.6272</text:p>
          </table:table-cell>
          <table:table-cell table:formula="of:=IF([.B731]&gt;[.$E$1];1;0)" office:value-type="float" office:value="1">
            <text:p>1</text:p>
          </table:table-cell>
          <table:table-cell table:formula="of:=ABS([.A731]-[.C731])" office:value-type="float" office:value="0">
            <text:p>0</text:p>
          </table:table-cell>
          <table:table-cell table:number-columns-repeated="4"/>
          <table:table-cell table:style-name="ce2" office:value-type="string">
            <text:p>1, 0.627253 124</text:p>
          </table:table-cell>
          <table:table-cell table:formula="of:=MID([.I731];1;1)" office:value-type="string" office:string-value="1">
            <text:p>1</text:p>
          </table:table-cell>
          <table:table-cell table:formula="of:=MID([.I731];4;6)" office:value-type="string" office:string-value="0.6272">
            <text:p>0.62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39">
            <text:p>0.6239</text:p>
          </table:table-cell>
          <table:table-cell table:formula="of:=IF([.B732]&gt;[.$E$1];1;0)" office:value-type="float" office:value="1">
            <text:p>1</text:p>
          </table:table-cell>
          <table:table-cell table:formula="of:=ABS([.A732]-[.C732])" office:value-type="float" office:value="1">
            <text:p>1</text:p>
          </table:table-cell>
          <table:table-cell table:number-columns-repeated="4"/>
          <table:table-cell table:style-name="ce2" office:value-type="string">
            <text:p>0, 0.623957 125</text:p>
          </table:table-cell>
          <table:table-cell table:formula="of:=MID([.I732];1;1)" office:value-type="string" office:string-value="0">
            <text:p>0</text:p>
          </table:table-cell>
          <table:table-cell table:formula="of:=MID([.I732];4;6)" office:value-type="string" office:string-value="0.6239">
            <text:p>0.62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73">
            <text:p>0.3373</text:p>
          </table:table-cell>
          <table:table-cell table:formula="of:=IF([.B733]&gt;[.$E$1];1;0)" office:value-type="float" office:value="0">
            <text:p>0</text:p>
          </table:table-cell>
          <table:table-cell table:formula="of:=ABS([.A733]-[.C733])" office:value-type="float" office:value="0">
            <text:p>0</text:p>
          </table:table-cell>
          <table:table-cell table:number-columns-repeated="4"/>
          <table:table-cell table:style-name="ce2" office:value-type="string">
            <text:p>0, 0.337358 126</text:p>
          </table:table-cell>
          <table:table-cell table:formula="of:=MID([.I733];1;1)" office:value-type="string" office:string-value="0">
            <text:p>0</text:p>
          </table:table-cell>
          <table:table-cell table:formula="of:=MID([.I733];4;6)" office:value-type="string" office:string-value="0.3373">
            <text:p>0.33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36">
            <text:p>0.4136</text:p>
          </table:table-cell>
          <table:table-cell table:formula="of:=IF([.B734]&gt;[.$E$1];1;0)" office:value-type="float" office:value="0">
            <text:p>0</text:p>
          </table:table-cell>
          <table:table-cell table:formula="of:=ABS([.A734]-[.C734])" office:value-type="float" office:value="0">
            <text:p>0</text:p>
          </table:table-cell>
          <table:table-cell table:number-columns-repeated="4"/>
          <table:table-cell table:style-name="ce2" office:value-type="string">
            <text:p>0, 0.41368 127</text:p>
          </table:table-cell>
          <table:table-cell table:formula="of:=MID([.I734];1;1)" office:value-type="string" office:string-value="0">
            <text:p>0</text:p>
          </table:table-cell>
          <table:table-cell table:formula="of:=MID([.I734];4;6)" office:value-type="string" office:string-value="0.4136">
            <text:p>0.41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47">
            <text:p>0.4747</text:p>
          </table:table-cell>
          <table:table-cell table:formula="of:=IF([.B735]&gt;[.$E$1];1;0)" office:value-type="float" office:value="0">
            <text:p>0</text:p>
          </table:table-cell>
          <table:table-cell table:formula="of:=ABS([.A735]-[.C735])" office:value-type="float" office:value="0">
            <text:p>0</text:p>
          </table:table-cell>
          <table:table-cell table:number-columns-repeated="4"/>
          <table:table-cell table:style-name="ce2" office:value-type="string">
            <text:p>0, 0.474715 128</text:p>
          </table:table-cell>
          <table:table-cell table:formula="of:=MID([.I735];1;1)" office:value-type="string" office:string-value="0">
            <text:p>0</text:p>
          </table:table-cell>
          <table:table-cell table:formula="of:=MID([.I735];4;6)" office:value-type="string" office:string-value="0.4747">
            <text:p>0.47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94">
            <text:p>0.3894</text:p>
          </table:table-cell>
          <table:table-cell table:formula="of:=IF([.B736]&gt;[.$E$1];1;0)" office:value-type="float" office:value="0">
            <text:p>0</text:p>
          </table:table-cell>
          <table:table-cell table:formula="of:=ABS([.A736]-[.C736])" office:value-type="float" office:value="1">
            <text:p>1</text:p>
          </table:table-cell>
          <table:table-cell table:number-columns-repeated="4"/>
          <table:table-cell table:style-name="ce2" office:value-type="string">
            <text:p>1, 0.389424 129</text:p>
          </table:table-cell>
          <table:table-cell table:formula="of:=MID([.I736];1;1)" office:value-type="string" office:string-value="1">
            <text:p>1</text:p>
          </table:table-cell>
          <table:table-cell table:formula="of:=MID([.I736];4;6)" office:value-type="string" office:string-value="0.3894">
            <text:p>0.389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8">
            <text:p>0.4758</text:p>
          </table:table-cell>
          <table:table-cell table:formula="of:=IF([.B737]&gt;[.$E$1];1;0)" office:value-type="float" office:value="0">
            <text:p>0</text:p>
          </table:table-cell>
          <table:table-cell table:formula="of:=ABS([.A737]-[.C737])" office:value-type="float" office:value="0">
            <text:p>0</text:p>
          </table:table-cell>
          <table:table-cell table:number-columns-repeated="4"/>
          <table:table-cell table:style-name="ce2" office:value-type="string">
            <text:p>0, 0.475824 130</text:p>
          </table:table-cell>
          <table:table-cell table:formula="of:=MID([.I737];1;1)" office:value-type="string" office:string-value="0">
            <text:p>0</text:p>
          </table:table-cell>
          <table:table-cell table:formula="of:=MID([.I737];4;6)" office:value-type="string" office:string-value="0.4758">
            <text:p>0.47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72">
            <text:p>0.4872</text:p>
          </table:table-cell>
          <table:table-cell table:formula="of:=IF([.B738]&gt;[.$E$1];1;0)" office:value-type="float" office:value="0">
            <text:p>0</text:p>
          </table:table-cell>
          <table:table-cell table:formula="of:=ABS([.A738]-[.C738])" office:value-type="float" office:value="1">
            <text:p>1</text:p>
          </table:table-cell>
          <table:table-cell table:number-columns-repeated="4"/>
          <table:table-cell table:style-name="ce2" office:value-type="string">
            <text:p>1, 0.487272 131</text:p>
          </table:table-cell>
          <table:table-cell table:formula="of:=MID([.I738];1;1)" office:value-type="string" office:string-value="1">
            <text:p>1</text:p>
          </table:table-cell>
          <table:table-cell table:formula="of:=MID([.I738];4;6)" office:value-type="string" office:string-value="0.4872">
            <text:p>0.48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33">
            <text:p>0.4133</text:p>
          </table:table-cell>
          <table:table-cell table:formula="of:=IF([.B739]&gt;[.$E$1];1;0)" office:value-type="float" office:value="0">
            <text:p>0</text:p>
          </table:table-cell>
          <table:table-cell table:formula="of:=ABS([.A739]-[.C739])" office:value-type="float" office:value="1">
            <text:p>1</text:p>
          </table:table-cell>
          <table:table-cell table:number-columns-repeated="4"/>
          <table:table-cell table:style-name="ce2" office:value-type="string">
            <text:p>1, 0.413369 132</text:p>
          </table:table-cell>
          <table:table-cell table:formula="of:=MID([.I739];1;1)" office:value-type="string" office:string-value="1">
            <text:p>1</text:p>
          </table:table-cell>
          <table:table-cell table:formula="of:=MID([.I739];4;6)" office:value-type="string" office:string-value="0.4133">
            <text:p>0.41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5">
            <text:p>0.5815</text:p>
          </table:table-cell>
          <table:table-cell table:formula="of:=IF([.B740]&gt;[.$E$1];1;0)" office:value-type="float" office:value="1">
            <text:p>1</text:p>
          </table:table-cell>
          <table:table-cell table:formula="of:=ABS([.A740]-[.C740])" office:value-type="float" office:value="0">
            <text:p>0</text:p>
          </table:table-cell>
          <table:table-cell table:number-columns-repeated="4"/>
          <table:table-cell table:style-name="ce2" office:value-type="string">
            <text:p>1, 0.581573 133</text:p>
          </table:table-cell>
          <table:table-cell table:formula="of:=MID([.I740];1;1)" office:value-type="string" office:string-value="1">
            <text:p>1</text:p>
          </table:table-cell>
          <table:table-cell table:formula="of:=MID([.I740];4;6)" office:value-type="string" office:string-value="0.5815">
            <text:p>0.58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81">
            <text:p>0.6481</text:p>
          </table:table-cell>
          <table:table-cell table:formula="of:=IF([.B741]&gt;[.$E$1];1;0)" office:value-type="float" office:value="1">
            <text:p>1</text:p>
          </table:table-cell>
          <table:table-cell table:formula="of:=ABS([.A741]-[.C741])" office:value-type="float" office:value="1">
            <text:p>1</text:p>
          </table:table-cell>
          <table:table-cell table:number-columns-repeated="4"/>
          <table:table-cell table:style-name="ce2" office:value-type="string">
            <text:p>0, 0.648108 134</text:p>
          </table:table-cell>
          <table:table-cell table:formula="of:=MID([.I741];1;1)" office:value-type="string" office:string-value="0">
            <text:p>0</text:p>
          </table:table-cell>
          <table:table-cell table:formula="of:=MID([.I741];4;6)" office:value-type="string" office:string-value="0.6481">
            <text:p>0.648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17">
            <text:p>0.3917</text:p>
          </table:table-cell>
          <table:table-cell table:formula="of:=IF([.B742]&gt;[.$E$1];1;0)" office:value-type="float" office:value="0">
            <text:p>0</text:p>
          </table:table-cell>
          <table:table-cell table:formula="of:=ABS([.A742]-[.C742])" office:value-type="float" office:value="0">
            <text:p>0</text:p>
          </table:table-cell>
          <table:table-cell table:number-columns-repeated="4"/>
          <table:table-cell table:style-name="ce2" office:value-type="string">
            <text:p>0, 0.391706 136</text:p>
          </table:table-cell>
          <table:table-cell table:formula="of:=MID([.I742];1;1)" office:value-type="string" office:string-value="0">
            <text:p>0</text:p>
          </table:table-cell>
          <table:table-cell table:formula="of:=MID([.I742];4;6)" office:value-type="string" office:string-value="0.3917">
            <text:p>0.39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2">
            <text:p>0.5412</text:p>
          </table:table-cell>
          <table:table-cell table:formula="of:=IF([.B743]&gt;[.$E$1];1;0)" office:value-type="float" office:value="1">
            <text:p>1</text:p>
          </table:table-cell>
          <table:table-cell table:formula="of:=ABS([.A743]-[.C7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41226 137</text:p>
          </table:table-cell>
          <table:table-cell table:formula="of:=MID([.I743];1;1)" office:value-type="string" office:string-value="1">
            <text:p>1</text:p>
          </table:table-cell>
          <table:table-cell table:formula="of:=MID([.I743];4;6)" office:value-type="string" office:string-value="0.5412">
            <text:p>0.54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95">
            <text:p>0.4595</text:p>
          </table:table-cell>
          <table:table-cell table:formula="of:=IF([.B744]&gt;[.$E$1];1;0)" office:value-type="float" office:value="0">
            <text:p>0</text:p>
          </table:table-cell>
          <table:table-cell table:formula="of:=ABS([.A744]-[.C744])" office:value-type="float" office:value="0">
            <text:p>0</text:p>
          </table:table-cell>
          <table:table-cell table:number-columns-repeated="4"/>
          <table:table-cell table:style-name="ce2" office:value-type="string">
            <text:p>0, 0.459507 138</text:p>
          </table:table-cell>
          <table:table-cell table:formula="of:=MID([.I744];1;1)" office:value-type="string" office:string-value="0">
            <text:p>0</text:p>
          </table:table-cell>
          <table:table-cell table:formula="of:=MID([.I744];4;6)" office:value-type="string" office:string-value="0.4595">
            <text:p>0.45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">
            <text:p>0.637</text:p>
          </table:table-cell>
          <table:table-cell table:formula="of:=IF([.B745]&gt;[.$E$1];1;0)" office:value-type="float" office:value="1">
            <text:p>1</text:p>
          </table:table-cell>
          <table:table-cell table:formula="of:=ABS([.A745]-[.C74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7079 139</text:p>
          </table:table-cell>
          <table:table-cell table:formula="of:=MID([.I745];1;1)" office:value-type="string" office:string-value="1">
            <text:p>1</text:p>
          </table:table-cell>
          <table:table-cell table:formula="of:=MID([.I745];4;6)" office:value-type="string" office:string-value="0.6370">
            <text:p>0.63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47">
            <text:p>0.5047</text:p>
          </table:table-cell>
          <table:table-cell table:formula="of:=IF([.B746]&gt;[.$E$1];1;0)" office:value-type="float" office:value="0">
            <text:p>0</text:p>
          </table:table-cell>
          <table:table-cell table:formula="of:=ABS([.A746]-[.C746])" office:value-type="float" office:value="1">
            <text:p>1</text:p>
          </table:table-cell>
          <table:table-cell table:number-columns-repeated="4"/>
          <table:table-cell table:style-name="ce2" office:value-type="string">
            <text:p>1, 0.504783 141</text:p>
          </table:table-cell>
          <table:table-cell table:formula="of:=MID([.I746];1;1)" office:value-type="string" office:string-value="1">
            <text:p>1</text:p>
          </table:table-cell>
          <table:table-cell table:formula="of:=MID([.I746];4;6)" office:value-type="string" office:string-value="0.5047">
            <text:p>0.50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38">
            <text:p>0.3438</text:p>
          </table:table-cell>
          <table:table-cell table:formula="of:=IF([.B747]&gt;[.$E$1];1;0)" office:value-type="float" office:value="0">
            <text:p>0</text:p>
          </table:table-cell>
          <table:table-cell table:formula="of:=ABS([.A747]-[.C747])" office:value-type="float" office:value="0">
            <text:p>0</text:p>
          </table:table-cell>
          <table:table-cell table:number-columns-repeated="4"/>
          <table:table-cell table:style-name="ce2" office:value-type="string">
            <text:p>0, 0.343834 142</text:p>
          </table:table-cell>
          <table:table-cell table:formula="of:=MID([.I747];1;1)" office:value-type="string" office:string-value="0">
            <text:p>0</text:p>
          </table:table-cell>
          <table:table-cell table:formula="of:=MID([.I747];4;6)" office:value-type="string" office:string-value="0.3438">
            <text:p>0.34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05">
            <text:p>0.3905</text:p>
          </table:table-cell>
          <table:table-cell table:formula="of:=IF([.B748]&gt;[.$E$1];1;0)" office:value-type="float" office:value="0">
            <text:p>0</text:p>
          </table:table-cell>
          <table:table-cell table:formula="of:=ABS([.A748]-[.C748])" office:value-type="float" office:value="0">
            <text:p>0</text:p>
          </table:table-cell>
          <table:table-cell table:number-columns-repeated="4"/>
          <table:table-cell table:style-name="ce2" office:value-type="string">
            <text:p>0, 0.39053 143</text:p>
          </table:table-cell>
          <table:table-cell table:formula="of:=MID([.I748];1;1)" office:value-type="string" office:string-value="0">
            <text:p>0</text:p>
          </table:table-cell>
          <table:table-cell table:formula="of:=MID([.I748];4;6)" office:value-type="string" office:string-value="0.3905">
            <text:p>0.390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84">
            <text:p>0.5384</text:p>
          </table:table-cell>
          <table:table-cell table:formula="of:=IF([.B749]&gt;[.$E$1];1;0)" office:value-type="float" office:value="1">
            <text:p>1</text:p>
          </table:table-cell>
          <table:table-cell table:formula="of:=ABS([.A749]-[.C749])" office:value-type="float" office:value="1">
            <text:p>1</text:p>
          </table:table-cell>
          <table:table-cell table:number-columns-repeated="4"/>
          <table:table-cell table:style-name="ce2" office:value-type="string">
            <text:p>0, 0.538443 144</text:p>
          </table:table-cell>
          <table:table-cell table:formula="of:=MID([.I749];1;1)" office:value-type="string" office:string-value="0">
            <text:p>0</text:p>
          </table:table-cell>
          <table:table-cell table:formula="of:=MID([.I749];4;6)" office:value-type="string" office:string-value="0.5384">
            <text:p>0.53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8">
            <text:p>0.588</text:p>
          </table:table-cell>
          <table:table-cell table:formula="of:=IF([.B750]&gt;[.$E$1];1;0)" office:value-type="float" office:value="1">
            <text:p>1</text:p>
          </table:table-cell>
          <table:table-cell table:formula="of:=ABS([.A750]-[.C750])" office:value-type="float" office:value="0">
            <text:p>0</text:p>
          </table:table-cell>
          <table:table-cell table:number-columns-repeated="4"/>
          <table:table-cell table:style-name="ce2" office:value-type="string">
            <text:p>1, 0.588094 145</text:p>
          </table:table-cell>
          <table:table-cell table:formula="of:=MID([.I750];1;1)" office:value-type="string" office:string-value="1">
            <text:p>1</text:p>
          </table:table-cell>
          <table:table-cell table:formula="of:=MID([.I750];4;6)" office:value-type="string" office:string-value="0.5880">
            <text:p>0.58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66">
            <text:p>0.5266</text:p>
          </table:table-cell>
          <table:table-cell table:formula="of:=IF([.B751]&gt;[.$E$1];1;0)" office:value-type="float" office:value="1">
            <text:p>1</text:p>
          </table:table-cell>
          <table:table-cell table:formula="of:=ABS([.A751]-[.C751])" office:value-type="float" office:value="1">
            <text:p>1</text:p>
          </table:table-cell>
          <table:table-cell table:number-columns-repeated="4"/>
          <table:table-cell table:style-name="ce2" office:value-type="string">
            <text:p>0, 0.526677 146</text:p>
          </table:table-cell>
          <table:table-cell table:formula="of:=MID([.I751];1;1)" office:value-type="string" office:string-value="0">
            <text:p>0</text:p>
          </table:table-cell>
          <table:table-cell table:formula="of:=MID([.I751];4;6)" office:value-type="string" office:string-value="0.5266">
            <text:p>0.52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1">
            <text:p>0.431</text:p>
          </table:table-cell>
          <table:table-cell table:formula="of:=IF([.B752]&gt;[.$E$1];1;0)" office:value-type="float" office:value="0">
            <text:p>0</text:p>
          </table:table-cell>
          <table:table-cell table:formula="of:=ABS([.A752]-[.C752])" office:value-type="float" office:value="1">
            <text:p>1</text:p>
          </table:table-cell>
          <table:table-cell table:number-columns-repeated="4"/>
          <table:table-cell table:style-name="ce2" office:value-type="string">
            <text:p>1, 0.43103 148</text:p>
          </table:table-cell>
          <table:table-cell table:formula="of:=MID([.I752];1;1)" office:value-type="string" office:string-value="1">
            <text:p>1</text:p>
          </table:table-cell>
          <table:table-cell table:formula="of:=MID([.I752];4;6)" office:value-type="string" office:string-value="0.4310">
            <text:p>0.43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7">
            <text:p>0.6527</text:p>
          </table:table-cell>
          <table:table-cell table:formula="of:=IF([.B753]&gt;[.$E$1];1;0)" office:value-type="float" office:value="1">
            <text:p>1</text:p>
          </table:table-cell>
          <table:table-cell table:formula="of:=ABS([.A753]-[.C753])" office:value-type="float" office:value="0">
            <text:p>0</text:p>
          </table:table-cell>
          <table:table-cell table:number-columns-repeated="4"/>
          <table:table-cell table:style-name="ce2" office:value-type="string">
            <text:p>1, 0.652719 149</text:p>
          </table:table-cell>
          <table:table-cell table:formula="of:=MID([.I753];1;1)" office:value-type="string" office:string-value="1">
            <text:p>1</text:p>
          </table:table-cell>
          <table:table-cell table:formula="of:=MID([.I753];4;6)" office:value-type="string" office:string-value="0.6527">
            <text:p>0.65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56">
            <text:p>0.5656</text:p>
          </table:table-cell>
          <table:table-cell table:formula="of:=IF([.B754]&gt;[.$E$1];1;0)" office:value-type="float" office:value="1">
            <text:p>1</text:p>
          </table:table-cell>
          <table:table-cell table:formula="of:=ABS([.A754]-[.C754])" office:value-type="float" office:value="0">
            <text:p>0</text:p>
          </table:table-cell>
          <table:table-cell table:number-columns-repeated="4"/>
          <table:table-cell table:style-name="ce2" office:value-type="string">
            <text:p>1, 0.565672 150</text:p>
          </table:table-cell>
          <table:table-cell table:formula="of:=MID([.I754];1;1)" office:value-type="string" office:string-value="1">
            <text:p>1</text:p>
          </table:table-cell>
          <table:table-cell table:formula="of:=MID([.I754];4;6)" office:value-type="string" office:string-value="0.5656">
            <text:p>0.56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83">
            <text:p>0.5383</text:p>
          </table:table-cell>
          <table:table-cell table:formula="of:=IF([.B755]&gt;[.$E$1];1;0)" office:value-type="float" office:value="1">
            <text:p>1</text:p>
          </table:table-cell>
          <table:table-cell table:formula="of:=ABS([.A755]-[.C755])" office:value-type="float" office:value="0">
            <text:p>0</text:p>
          </table:table-cell>
          <table:table-cell table:number-columns-repeated="4"/>
          <table:table-cell table:style-name="ce2" office:value-type="string">
            <text:p>1, 0.538397 151</text:p>
          </table:table-cell>
          <table:table-cell table:formula="of:=MID([.I755];1;1)" office:value-type="string" office:string-value="1">
            <text:p>1</text:p>
          </table:table-cell>
          <table:table-cell table:formula="of:=MID([.I755];4;6)" office:value-type="string" office:string-value="0.5383">
            <text:p>0.538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975">
            <text:p>0.2975</text:p>
          </table:table-cell>
          <table:table-cell table:formula="of:=IF([.B756]&gt;[.$E$1];1;0)" office:value-type="float" office:value="0">
            <text:p>0</text:p>
          </table:table-cell>
          <table:table-cell table:formula="of:=ABS([.A756]-[.C756])" office:value-type="float" office:value="0">
            <text:p>0</text:p>
          </table:table-cell>
          <table:table-cell table:number-columns-repeated="4"/>
          <table:table-cell table:style-name="ce2" office:value-type="string">
            <text:p>0, 0.297573 152</text:p>
          </table:table-cell>
          <table:table-cell table:formula="of:=MID([.I756];1;1)" office:value-type="string" office:string-value="0">
            <text:p>0</text:p>
          </table:table-cell>
          <table:table-cell table:formula="of:=MID([.I756];4;6)" office:value-type="string" office:string-value="0.2975">
            <text:p>0.29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57">
            <text:p>0.4957</text:p>
          </table:table-cell>
          <table:table-cell table:formula="of:=IF([.B757]&gt;[.$E$1];1;0)" office:value-type="float" office:value="0">
            <text:p>0</text:p>
          </table:table-cell>
          <table:table-cell table:formula="of:=ABS([.A757]-[.C757])" office:value-type="float" office:value="1">
            <text:p>1</text:p>
          </table:table-cell>
          <table:table-cell table:number-columns-repeated="4"/>
          <table:table-cell table:style-name="ce2" office:value-type="string">
            <text:p>1, 0.495701 155</text:p>
          </table:table-cell>
          <table:table-cell table:formula="of:=MID([.I757];1;1)" office:value-type="string" office:string-value="1">
            <text:p>1</text:p>
          </table:table-cell>
          <table:table-cell table:formula="of:=MID([.I757];4;6)" office:value-type="string" office:string-value="0.4957">
            <text:p>0.49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06">
            <text:p>0.4906</text:p>
          </table:table-cell>
          <table:table-cell table:formula="of:=IF([.B758]&gt;[.$E$1];1;0)" office:value-type="float" office:value="0">
            <text:p>0</text:p>
          </table:table-cell>
          <table:table-cell table:formula="of:=ABS([.A758]-[.C758])" office:value-type="float" office:value="1">
            <text:p>1</text:p>
          </table:table-cell>
          <table:table-cell table:number-columns-repeated="4"/>
          <table:table-cell table:style-name="ce2" office:value-type="string">
            <text:p>1, 0.490635 156</text:p>
          </table:table-cell>
          <table:table-cell table:formula="of:=MID([.I758];1;1)" office:value-type="string" office:string-value="1">
            <text:p>1</text:p>
          </table:table-cell>
          <table:table-cell table:formula="of:=MID([.I758];4;6)" office:value-type="string" office:string-value="0.4906">
            <text:p>0.49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09">
            <text:p>0.5109</text:p>
          </table:table-cell>
          <table:table-cell table:formula="of:=IF([.B759]&gt;[.$E$1];1;0)" office:value-type="float" office:value="0">
            <text:p>0</text:p>
          </table:table-cell>
          <table:table-cell table:formula="of:=ABS([.A759]-[.C759])" office:value-type="float" office:value="1">
            <text:p>1</text:p>
          </table:table-cell>
          <table:table-cell table:number-columns-repeated="4"/>
          <table:table-cell table:style-name="ce2" office:value-type="string">
            <text:p>1, 0.51097 158</text:p>
          </table:table-cell>
          <table:table-cell table:formula="of:=MID([.I759];1;1)" office:value-type="string" office:string-value="1">
            <text:p>1</text:p>
          </table:table-cell>
          <table:table-cell table:formula="of:=MID([.I759];4;6)" office:value-type="string" office:string-value="0.5109">
            <text:p>0.51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61">
            <text:p>0.3461</text:p>
          </table:table-cell>
          <table:table-cell table:formula="of:=IF([.B760]&gt;[.$E$1];1;0)" office:value-type="float" office:value="0">
            <text:p>0</text:p>
          </table:table-cell>
          <table:table-cell table:formula="of:=ABS([.A760]-[.C760])" office:value-type="float" office:value="1">
            <text:p>1</text:p>
          </table:table-cell>
          <table:table-cell table:number-columns-repeated="4"/>
          <table:table-cell table:style-name="ce2" office:value-type="string">
            <text:p>1, 0.346122 159</text:p>
          </table:table-cell>
          <table:table-cell table:formula="of:=MID([.I760];1;1)" office:value-type="string" office:string-value="1">
            <text:p>1</text:p>
          </table:table-cell>
          <table:table-cell table:formula="of:=MID([.I760];4;6)" office:value-type="string" office:string-value="0.3461">
            <text:p>0.34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95">
            <text:p>0.6295</text:p>
          </table:table-cell>
          <table:table-cell table:formula="of:=IF([.B761]&gt;[.$E$1];1;0)" office:value-type="float" office:value="1">
            <text:p>1</text:p>
          </table:table-cell>
          <table:table-cell table:formula="of:=ABS([.A761]-[.C761])" office:value-type="float" office:value="0">
            <text:p>0</text:p>
          </table:table-cell>
          <table:table-cell table:number-columns-repeated="4"/>
          <table:table-cell table:style-name="ce2" office:value-type="string">
            <text:p>1, 0.629546 160</text:p>
          </table:table-cell>
          <table:table-cell table:formula="of:=MID([.I761];1;1)" office:value-type="string" office:string-value="1">
            <text:p>1</text:p>
          </table:table-cell>
          <table:table-cell table:formula="of:=MID([.I761];4;6)" office:value-type="string" office:string-value="0.6295">
            <text:p>0.62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26">
            <text:p>0.4326</text:p>
          </table:table-cell>
          <table:table-cell table:formula="of:=IF([.B762]&gt;[.$E$1];1;0)" office:value-type="float" office:value="0">
            <text:p>0</text:p>
          </table:table-cell>
          <table:table-cell table:formula="of:=ABS([.A762]-[.C762])" office:value-type="float" office:value="1">
            <text:p>1</text:p>
          </table:table-cell>
          <table:table-cell table:number-columns-repeated="4"/>
          <table:table-cell table:style-name="ce2" office:value-type="string">
            <text:p>1, 0.432627 161</text:p>
          </table:table-cell>
          <table:table-cell table:formula="of:=MID([.I762];1;1)" office:value-type="string" office:string-value="1">
            <text:p>1</text:p>
          </table:table-cell>
          <table:table-cell table:formula="of:=MID([.I762];4;6)" office:value-type="string" office:string-value="0.4326">
            <text:p>0.43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87">
            <text:p>0.4087</text:p>
          </table:table-cell>
          <table:table-cell table:formula="of:=IF([.B763]&gt;[.$E$1];1;0)" office:value-type="float" office:value="0">
            <text:p>0</text:p>
          </table:table-cell>
          <table:table-cell table:formula="of:=ABS([.A763]-[.C763])" office:value-type="float" office:value="0">
            <text:p>0</text:p>
          </table:table-cell>
          <table:table-cell table:number-columns-repeated="4"/>
          <table:table-cell table:style-name="ce2" office:value-type="string">
            <text:p>0, 0.408761 163</text:p>
          </table:table-cell>
          <table:table-cell table:formula="of:=MID([.I763];1;1)" office:value-type="string" office:string-value="0">
            <text:p>0</text:p>
          </table:table-cell>
          <table:table-cell table:formula="of:=MID([.I763];4;6)" office:value-type="string" office:string-value="0.4087">
            <text:p>0.40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65">
            <text:p>0.6765</text:p>
          </table:table-cell>
          <table:table-cell table:formula="of:=IF([.B764]&gt;[.$E$1];1;0)" office:value-type="float" office:value="1">
            <text:p>1</text:p>
          </table:table-cell>
          <table:table-cell table:formula="of:=ABS([.A764]-[.C764])" office:value-type="float" office:value="1">
            <text:p>1</text:p>
          </table:table-cell>
          <table:table-cell table:number-columns-repeated="4"/>
          <table:table-cell table:style-name="ce2" office:value-type="string">
            <text:p>0, 0.676592 164</text:p>
          </table:table-cell>
          <table:table-cell table:formula="of:=MID([.I764];1;1)" office:value-type="string" office:string-value="0">
            <text:p>0</text:p>
          </table:table-cell>
          <table:table-cell table:formula="of:=MID([.I764];4;6)" office:value-type="string" office:string-value="0.6765">
            <text:p>0.67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78">
            <text:p>0.7878</text:p>
          </table:table-cell>
          <table:table-cell table:formula="of:=IF([.B765]&gt;[.$E$1];1;0)" office:value-type="float" office:value="1">
            <text:p>1</text:p>
          </table:table-cell>
          <table:table-cell table:formula="of:=ABS([.A765]-[.C765])" office:value-type="float" office:value="0">
            <text:p>0</text:p>
          </table:table-cell>
          <table:table-cell table:number-columns-repeated="4"/>
          <table:table-cell table:style-name="ce2" office:value-type="string">
            <text:p>1, 0.787852 165</text:p>
          </table:table-cell>
          <table:table-cell table:formula="of:=MID([.I765];1;1)" office:value-type="string" office:string-value="1">
            <text:p>1</text:p>
          </table:table-cell>
          <table:table-cell table:formula="of:=MID([.I765];4;6)" office:value-type="string" office:string-value="0.7878">
            <text:p>0.78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87">
            <text:p>0.5287</text:p>
          </table:table-cell>
          <table:table-cell table:formula="of:=IF([.B766]&gt;[.$E$1];1;0)" office:value-type="float" office:value="1">
            <text:p>1</text:p>
          </table:table-cell>
          <table:table-cell table:formula="of:=ABS([.A766]-[.C766])" office:value-type="float" office:value="0">
            <text:p>0</text:p>
          </table:table-cell>
          <table:table-cell table:number-columns-repeated="4"/>
          <table:table-cell table:style-name="ce2" office:value-type="string">
            <text:p>1, 0.528766 166</text:p>
          </table:table-cell>
          <table:table-cell table:formula="of:=MID([.I766];1;1)" office:value-type="string" office:string-value="1">
            <text:p>1</text:p>
          </table:table-cell>
          <table:table-cell table:formula="of:=MID([.I766];4;6)" office:value-type="string" office:string-value="0.5287">
            <text:p>0.52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1">
            <text:p>0.6891</text:p>
          </table:table-cell>
          <table:table-cell table:formula="of:=IF([.B767]&gt;[.$E$1];1;0)" office:value-type="float" office:value="1">
            <text:p>1</text:p>
          </table:table-cell>
          <table:table-cell table:formula="of:=ABS([.A767]-[.C767])" office:value-type="float" office:value="0">
            <text:p>0</text:p>
          </table:table-cell>
          <table:table-cell table:number-columns-repeated="4"/>
          <table:table-cell table:style-name="ce2" office:value-type="string">
            <text:p>1, 0.689122 167</text:p>
          </table:table-cell>
          <table:table-cell table:formula="of:=MID([.I767];1;1)" office:value-type="string" office:string-value="1">
            <text:p>1</text:p>
          </table:table-cell>
          <table:table-cell table:formula="of:=MID([.I767];4;6)" office:value-type="string" office:string-value="0.6891">
            <text:p>0.68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05">
            <text:p>0.4205</text:p>
          </table:table-cell>
          <table:table-cell table:formula="of:=IF([.B768]&gt;[.$E$1];1;0)" office:value-type="float" office:value="0">
            <text:p>0</text:p>
          </table:table-cell>
          <table:table-cell table:formula="of:=ABS([.A768]-[.C768])" office:value-type="float" office:value="0">
            <text:p>0</text:p>
          </table:table-cell>
          <table:table-cell table:number-columns-repeated="4"/>
          <table:table-cell table:style-name="ce2" office:value-type="string">
            <text:p>0, 0.420517 168</text:p>
          </table:table-cell>
          <table:table-cell table:formula="of:=MID([.I768];1;1)" office:value-type="string" office:string-value="0">
            <text:p>0</text:p>
          </table:table-cell>
          <table:table-cell table:formula="of:=MID([.I768];4;6)" office:value-type="string" office:string-value="0.4205">
            <text:p>0.42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42">
            <text:p>0.4342</text:p>
          </table:table-cell>
          <table:table-cell table:formula="of:=IF([.B769]&gt;[.$E$1];1;0)" office:value-type="float" office:value="0">
            <text:p>0</text:p>
          </table:table-cell>
          <table:table-cell table:formula="of:=ABS([.A769]-[.C769])" office:value-type="float" office:value="1">
            <text:p>1</text:p>
          </table:table-cell>
          <table:table-cell table:number-columns-repeated="4"/>
          <table:table-cell table:style-name="ce2" office:value-type="string">
            <text:p>1, 0.434273 169</text:p>
          </table:table-cell>
          <table:table-cell table:formula="of:=MID([.I769];1;1)" office:value-type="string" office:string-value="1">
            <text:p>1</text:p>
          </table:table-cell>
          <table:table-cell table:formula="of:=MID([.I769];4;6)" office:value-type="string" office:string-value="0.4342">
            <text:p>0.43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79">
            <text:p>0.7679</text:p>
          </table:table-cell>
          <table:table-cell table:formula="of:=IF([.B770]&gt;[.$E$1];1;0)" office:value-type="float" office:value="1">
            <text:p>1</text:p>
          </table:table-cell>
          <table:table-cell table:formula="of:=ABS([.A770]-[.C770])" office:value-type="float" office:value="0">
            <text:p>0</text:p>
          </table:table-cell>
          <table:table-cell table:number-columns-repeated="4"/>
          <table:table-cell table:style-name="ce2" office:value-type="string">
            <text:p>1, 0.767965 170</text:p>
          </table:table-cell>
          <table:table-cell table:formula="of:=MID([.I770];1;1)" office:value-type="string" office:string-value="1">
            <text:p>1</text:p>
          </table:table-cell>
          <table:table-cell table:formula="of:=MID([.I770];4;6)" office:value-type="string" office:string-value="0.7679">
            <text:p>0.76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52">
            <text:p>0.6252</text:p>
          </table:table-cell>
          <table:table-cell table:formula="of:=IF([.B771]&gt;[.$E$1];1;0)" office:value-type="float" office:value="1">
            <text:p>1</text:p>
          </table:table-cell>
          <table:table-cell table:formula="of:=ABS([.A771]-[.C771])" office:value-type="float" office:value="1">
            <text:p>1</text:p>
          </table:table-cell>
          <table:table-cell table:number-columns-repeated="4"/>
          <table:table-cell table:style-name="ce2" office:value-type="string">
            <text:p>0, 0.625268 171</text:p>
          </table:table-cell>
          <table:table-cell table:formula="of:=MID([.I771];1;1)" office:value-type="string" office:string-value="0">
            <text:p>0</text:p>
          </table:table-cell>
          <table:table-cell table:formula="of:=MID([.I771];4;6)" office:value-type="string" office:string-value="0.6252">
            <text:p>0.62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8">
            <text:p>0.6678</text:p>
          </table:table-cell>
          <table:table-cell table:formula="of:=IF([.B772]&gt;[.$E$1];1;0)" office:value-type="float" office:value="1">
            <text:p>1</text:p>
          </table:table-cell>
          <table:table-cell table:formula="of:=ABS([.A772]-[.C772])" office:value-type="float" office:value="0">
            <text:p>0</text:p>
          </table:table-cell>
          <table:table-cell table:number-columns-repeated="4"/>
          <table:table-cell table:style-name="ce2" office:value-type="string">
            <text:p>1, 0.667879 172</text:p>
          </table:table-cell>
          <table:table-cell table:formula="of:=MID([.I772];1;1)" office:value-type="string" office:string-value="1">
            <text:p>1</text:p>
          </table:table-cell>
          <table:table-cell table:formula="of:=MID([.I772];4;6)" office:value-type="string" office:string-value="0.6678">
            <text:p>0.66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96">
            <text:p>0.7696</text:p>
          </table:table-cell>
          <table:table-cell table:formula="of:=IF([.B773]&gt;[.$E$1];1;0)" office:value-type="float" office:value="1">
            <text:p>1</text:p>
          </table:table-cell>
          <table:table-cell table:formula="of:=ABS([.A773]-[.C773])" office:value-type="float" office:value="0">
            <text:p>0</text:p>
          </table:table-cell>
          <table:table-cell table:number-columns-repeated="4"/>
          <table:table-cell table:style-name="ce2" office:value-type="string">
            <text:p>1, 0.769679 174</text:p>
          </table:table-cell>
          <table:table-cell table:formula="of:=MID([.I773];1;1)" office:value-type="string" office:string-value="1">
            <text:p>1</text:p>
          </table:table-cell>
          <table:table-cell table:formula="of:=MID([.I773];4;6)" office:value-type="string" office:string-value="0.7696">
            <text:p>0.76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83">
            <text:p>0.7083</text:p>
          </table:table-cell>
          <table:table-cell table:formula="of:=IF([.B774]&gt;[.$E$1];1;0)" office:value-type="float" office:value="1">
            <text:p>1</text:p>
          </table:table-cell>
          <table:table-cell table:formula="of:=ABS([.A774]-[.C774])" office:value-type="float" office:value="0">
            <text:p>0</text:p>
          </table:table-cell>
          <table:table-cell table:number-columns-repeated="4"/>
          <table:table-cell table:style-name="ce2" office:value-type="string">
            <text:p>1, 0.708306 175</text:p>
          </table:table-cell>
          <table:table-cell table:formula="of:=MID([.I774];1;1)" office:value-type="string" office:string-value="1">
            <text:p>1</text:p>
          </table:table-cell>
          <table:table-cell table:formula="of:=MID([.I774];4;6)" office:value-type="string" office:string-value="0.7083">
            <text:p>0.70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5">
            <text:p>0.6885</text:p>
          </table:table-cell>
          <table:table-cell table:formula="of:=IF([.B775]&gt;[.$E$1];1;0)" office:value-type="float" office:value="1">
            <text:p>1</text:p>
          </table:table-cell>
          <table:table-cell table:formula="of:=ABS([.A775]-[.C775])" office:value-type="float" office:value="0">
            <text:p>0</text:p>
          </table:table-cell>
          <table:table-cell table:number-columns-repeated="4"/>
          <table:table-cell table:style-name="ce2" office:value-type="string">
            <text:p>1, 0.6885 176</text:p>
          </table:table-cell>
          <table:table-cell table:formula="of:=MID([.I775];1;1)" office:value-type="string" office:string-value="1">
            <text:p>1</text:p>
          </table:table-cell>
          <table:table-cell table:formula="of:=MID([.I775];4;6)" office:value-type="string" office:string-value="0.6885">
            <text:p>0.68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87">
            <text:p>0.4287</text:p>
          </table:table-cell>
          <table:table-cell table:formula="of:=IF([.B776]&gt;[.$E$1];1;0)" office:value-type="float" office:value="0">
            <text:p>0</text:p>
          </table:table-cell>
          <table:table-cell table:formula="of:=ABS([.A776]-[.C776])" office:value-type="float" office:value="0">
            <text:p>0</text:p>
          </table:table-cell>
          <table:table-cell table:number-columns-repeated="4"/>
          <table:table-cell table:style-name="ce2" office:value-type="string">
            <text:p>0, 0.428786 177</text:p>
          </table:table-cell>
          <table:table-cell table:formula="of:=MID([.I776];1;1)" office:value-type="string" office:string-value="0">
            <text:p>0</text:p>
          </table:table-cell>
          <table:table-cell table:formula="of:=MID([.I776];4;6)" office:value-type="string" office:string-value="0.4287">
            <text:p>0.42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594">
            <text:p>0.2594</text:p>
          </table:table-cell>
          <table:table-cell table:formula="of:=IF([.B777]&gt;[.$E$1];1;0)" office:value-type="float" office:value="0">
            <text:p>0</text:p>
          </table:table-cell>
          <table:table-cell table:formula="of:=ABS([.A777]-[.C777])" office:value-type="float" office:value="1">
            <text:p>1</text:p>
          </table:table-cell>
          <table:table-cell table:number-columns-repeated="4"/>
          <table:table-cell table:style-name="ce2" office:value-type="string">
            <text:p>1, 0.259447 178</text:p>
          </table:table-cell>
          <table:table-cell table:formula="of:=MID([.I777];1;1)" office:value-type="string" office:string-value="1">
            <text:p>1</text:p>
          </table:table-cell>
          <table:table-cell table:formula="of:=MID([.I777];4;6)" office:value-type="string" office:string-value="0.2594">
            <text:p>0.25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31">
            <text:p>0.5231</text:p>
          </table:table-cell>
          <table:table-cell table:formula="of:=IF([.B778]&gt;[.$E$1];1;0)" office:value-type="float" office:value="1">
            <text:p>1</text:p>
          </table:table-cell>
          <table:table-cell table:formula="of:=ABS([.A778]-[.C778])" office:value-type="float" office:value="0">
            <text:p>0</text:p>
          </table:table-cell>
          <table:table-cell table:number-columns-repeated="4"/>
          <table:table-cell table:style-name="ce2" office:value-type="string">
            <text:p>1, 0.523178 179</text:p>
          </table:table-cell>
          <table:table-cell table:formula="of:=MID([.I778];1;1)" office:value-type="string" office:string-value="1">
            <text:p>1</text:p>
          </table:table-cell>
          <table:table-cell table:formula="of:=MID([.I778];4;6)" office:value-type="string" office:string-value="0.5231">
            <text:p>0.52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42">
            <text:p>0.7142</text:p>
          </table:table-cell>
          <table:table-cell table:formula="of:=IF([.B779]&gt;[.$E$1];1;0)" office:value-type="float" office:value="1">
            <text:p>1</text:p>
          </table:table-cell>
          <table:table-cell table:formula="of:=ABS([.A779]-[.C779])" office:value-type="float" office:value="0">
            <text:p>0</text:p>
          </table:table-cell>
          <table:table-cell table:number-columns-repeated="4"/>
          <table:table-cell table:style-name="ce2" office:value-type="string">
            <text:p>1, 0.714205 180</text:p>
          </table:table-cell>
          <table:table-cell table:formula="of:=MID([.I779];1;1)" office:value-type="string" office:string-value="1">
            <text:p>1</text:p>
          </table:table-cell>
          <table:table-cell table:formula="of:=MID([.I779];4;6)" office:value-type="string" office:string-value="0.7142">
            <text:p>0.714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17">
            <text:p>0.4417</text:p>
          </table:table-cell>
          <table:table-cell table:formula="of:=IF([.B780]&gt;[.$E$1];1;0)" office:value-type="float" office:value="0">
            <text:p>0</text:p>
          </table:table-cell>
          <table:table-cell table:formula="of:=ABS([.A780]-[.C780])" office:value-type="float" office:value="0">
            <text:p>0</text:p>
          </table:table-cell>
          <table:table-cell table:number-columns-repeated="4"/>
          <table:table-cell table:style-name="ce2" office:value-type="string">
            <text:p>0, 0.441732 181</text:p>
          </table:table-cell>
          <table:table-cell table:formula="of:=MID([.I780];1;1)" office:value-type="string" office:string-value="0">
            <text:p>0</text:p>
          </table:table-cell>
          <table:table-cell table:formula="of:=MID([.I780];4;6)" office:value-type="string" office:string-value="0.4417">
            <text:p>0.441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02">
            <text:p>0.6402</text:p>
          </table:table-cell>
          <table:table-cell table:formula="of:=IF([.B781]&gt;[.$E$1];1;0)" office:value-type="float" office:value="1">
            <text:p>1</text:p>
          </table:table-cell>
          <table:table-cell table:formula="of:=ABS([.A781]-[.C781])" office:value-type="float" office:value="1">
            <text:p>1</text:p>
          </table:table-cell>
          <table:table-cell table:number-columns-repeated="4"/>
          <table:table-cell table:style-name="ce2" office:value-type="string">
            <text:p>0, 0.640255 182</text:p>
          </table:table-cell>
          <table:table-cell table:formula="of:=MID([.I781];1;1)" office:value-type="string" office:string-value="0">
            <text:p>0</text:p>
          </table:table-cell>
          <table:table-cell table:formula="of:=MID([.I781];4;6)" office:value-type="string" office:string-value="0.6402">
            <text:p>0.640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12">
            <text:p>0.4712</text:p>
          </table:table-cell>
          <table:table-cell table:formula="of:=IF([.B782]&gt;[.$E$1];1;0)" office:value-type="float" office:value="0">
            <text:p>0</text:p>
          </table:table-cell>
          <table:table-cell table:formula="of:=ABS([.A782]-[.C782])" office:value-type="float" office:value="0">
            <text:p>0</text:p>
          </table:table-cell>
          <table:table-cell table:number-columns-repeated="4"/>
          <table:table-cell table:style-name="ce2" office:value-type="string">
            <text:p>0, 0.47127 183</text:p>
          </table:table-cell>
          <table:table-cell table:formula="of:=MID([.I782];1;1)" office:value-type="string" office:string-value="0">
            <text:p>0</text:p>
          </table:table-cell>
          <table:table-cell table:formula="of:=MID([.I782];4;6)" office:value-type="string" office:string-value="0.4712">
            <text:p>0.47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54">
            <text:p>0.4954</text:p>
          </table:table-cell>
          <table:table-cell table:formula="of:=IF([.B783]&gt;[.$E$1];1;0)" office:value-type="float" office:value="0">
            <text:p>0</text:p>
          </table:table-cell>
          <table:table-cell table:formula="of:=ABS([.A783]-[.C783])" office:value-type="float" office:value="0">
            <text:p>0</text:p>
          </table:table-cell>
          <table:table-cell table:number-columns-repeated="4"/>
          <table:table-cell table:style-name="ce2" office:value-type="string">
            <text:p>0, 0.495441 184</text:p>
          </table:table-cell>
          <table:table-cell table:formula="of:=MID([.I783];1;1)" office:value-type="string" office:string-value="0">
            <text:p>0</text:p>
          </table:table-cell>
          <table:table-cell table:formula="of:=MID([.I783];4;6)" office:value-type="string" office:string-value="0.4954">
            <text:p>0.49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47">
            <text:p>0.6147</text:p>
          </table:table-cell>
          <table:table-cell table:formula="of:=IF([.B784]&gt;[.$E$1];1;0)" office:value-type="float" office:value="1">
            <text:p>1</text:p>
          </table:table-cell>
          <table:table-cell table:formula="of:=ABS([.A784]-[.C784])" office:value-type="float" office:value="0">
            <text:p>0</text:p>
          </table:table-cell>
          <table:table-cell table:number-columns-repeated="4"/>
          <table:table-cell table:style-name="ce2" office:value-type="string">
            <text:p>1, 0.614787 185</text:p>
          </table:table-cell>
          <table:table-cell table:formula="of:=MID([.I784];1;1)" office:value-type="string" office:string-value="1">
            <text:p>1</text:p>
          </table:table-cell>
          <table:table-cell table:formula="of:=MID([.I784];4;6)" office:value-type="string" office:string-value="0.6147">
            <text:p>0.61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53">
            <text:p>0.6053</text:p>
          </table:table-cell>
          <table:table-cell table:formula="of:=IF([.B785]&gt;[.$E$1];1;0)" office:value-type="float" office:value="1">
            <text:p>1</text:p>
          </table:table-cell>
          <table:table-cell table:formula="of:=ABS([.A785]-[.C785])" office:value-type="float" office:value="1">
            <text:p>1</text:p>
          </table:table-cell>
          <table:table-cell table:number-columns-repeated="4"/>
          <table:table-cell table:style-name="ce2" office:value-type="string">
            <text:p>0, 0.605355 187</text:p>
          </table:table-cell>
          <table:table-cell table:formula="of:=MID([.I785];1;1)" office:value-type="string" office:string-value="0">
            <text:p>0</text:p>
          </table:table-cell>
          <table:table-cell table:formula="of:=MID([.I785];4;6)" office:value-type="string" office:string-value="0.6053">
            <text:p>0.60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59">
            <text:p>0.4359</text:p>
          </table:table-cell>
          <table:table-cell table:formula="of:=IF([.B786]&gt;[.$E$1];1;0)" office:value-type="float" office:value="0">
            <text:p>0</text:p>
          </table:table-cell>
          <table:table-cell table:formula="of:=ABS([.A786]-[.C786])" office:value-type="float" office:value="0">
            <text:p>0</text:p>
          </table:table-cell>
          <table:table-cell table:number-columns-repeated="4"/>
          <table:table-cell table:style-name="ce2" office:value-type="string">
            <text:p>0, 0.435944 188</text:p>
          </table:table-cell>
          <table:table-cell table:formula="of:=MID([.I786];1;1)" office:value-type="string" office:string-value="0">
            <text:p>0</text:p>
          </table:table-cell>
          <table:table-cell table:formula="of:=MID([.I786];4;6)" office:value-type="string" office:string-value="0.4359">
            <text:p>0.43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6">
            <text:p>0.566</text:p>
          </table:table-cell>
          <table:table-cell table:formula="of:=IF([.B787]&gt;[.$E$1];1;0)" office:value-type="float" office:value="1">
            <text:p>1</text:p>
          </table:table-cell>
          <table:table-cell table:formula="of:=ABS([.A787]-[.C787])" office:value-type="float" office:value="0">
            <text:p>0</text:p>
          </table:table-cell>
          <table:table-cell table:number-columns-repeated="4"/>
          <table:table-cell table:style-name="ce2" office:value-type="string">
            <text:p>1, 0.566035 189</text:p>
          </table:table-cell>
          <table:table-cell table:formula="of:=MID([.I787];1;1)" office:value-type="string" office:string-value="1">
            <text:p>1</text:p>
          </table:table-cell>
          <table:table-cell table:formula="of:=MID([.I787];4;6)" office:value-type="string" office:string-value="0.5660">
            <text:p>0.56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64">
            <text:p>0.5664</text:p>
          </table:table-cell>
          <table:table-cell table:formula="of:=IF([.B788]&gt;[.$E$1];1;0)" office:value-type="float" office:value="1">
            <text:p>1</text:p>
          </table:table-cell>
          <table:table-cell table:formula="of:=ABS([.A788]-[.C788])" office:value-type="float" office:value="0">
            <text:p>0</text:p>
          </table:table-cell>
          <table:table-cell table:number-columns-repeated="4"/>
          <table:table-cell table:style-name="ce2" office:value-type="string">
            <text:p>1, 0.566471 190</text:p>
          </table:table-cell>
          <table:table-cell table:formula="of:=MID([.I788];1;1)" office:value-type="string" office:string-value="1">
            <text:p>1</text:p>
          </table:table-cell>
          <table:table-cell table:formula="of:=MID([.I788];4;6)" office:value-type="string" office:string-value="0.5664">
            <text:p>0.56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15">
            <text:p>0.4615</text:p>
          </table:table-cell>
          <table:table-cell table:formula="of:=IF([.B789]&gt;[.$E$1];1;0)" office:value-type="float" office:value="0">
            <text:p>0</text:p>
          </table:table-cell>
          <table:table-cell table:formula="of:=ABS([.A789]-[.C789])" office:value-type="float" office:value="1">
            <text:p>1</text:p>
          </table:table-cell>
          <table:table-cell table:number-columns-repeated="4"/>
          <table:table-cell table:style-name="ce2" office:value-type="string">
            <text:p>1, 0.461538 191</text:p>
          </table:table-cell>
          <table:table-cell table:formula="of:=MID([.I789];1;1)" office:value-type="string" office:string-value="1">
            <text:p>1</text:p>
          </table:table-cell>
          <table:table-cell table:formula="of:=MID([.I789];4;6)" office:value-type="string" office:string-value="0.4615">
            <text:p>0.46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87">
            <text:p>0.3287</text:p>
          </table:table-cell>
          <table:table-cell table:formula="of:=IF([.B790]&gt;[.$E$1];1;0)" office:value-type="float" office:value="0">
            <text:p>0</text:p>
          </table:table-cell>
          <table:table-cell table:formula="of:=ABS([.A790]-[.C790])" office:value-type="float" office:value="0">
            <text:p>0</text:p>
          </table:table-cell>
          <table:table-cell table:number-columns-repeated="4"/>
          <table:table-cell table:style-name="ce2" office:value-type="string">
            <text:p>0, 0.328782 193</text:p>
          </table:table-cell>
          <table:table-cell table:formula="of:=MID([.I790];1;1)" office:value-type="string" office:string-value="0">
            <text:p>0</text:p>
          </table:table-cell>
          <table:table-cell table:formula="of:=MID([.I790];4;6)" office:value-type="string" office:string-value="0.3287">
            <text:p>0.32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11">
            <text:p>0.3511</text:p>
          </table:table-cell>
          <table:table-cell table:formula="of:=IF([.B791]&gt;[.$E$1];1;0)" office:value-type="float" office:value="0">
            <text:p>0</text:p>
          </table:table-cell>
          <table:table-cell table:formula="of:=ABS([.A791]-[.C791])" office:value-type="float" office:value="1">
            <text:p>1</text:p>
          </table:table-cell>
          <table:table-cell table:number-columns-repeated="4"/>
          <table:table-cell table:style-name="ce2" office:value-type="string">
            <text:p>1, 0.351129 194</text:p>
          </table:table-cell>
          <table:table-cell table:formula="of:=MID([.I791];1;1)" office:value-type="string" office:string-value="1">
            <text:p>1</text:p>
          </table:table-cell>
          <table:table-cell table:formula="of:=MID([.I791];4;6)" office:value-type="string" office:string-value="0.3511">
            <text:p>0.35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46">
            <text:p>0.3446</text:p>
          </table:table-cell>
          <table:table-cell table:formula="of:=IF([.B792]&gt;[.$E$1];1;0)" office:value-type="float" office:value="0">
            <text:p>0</text:p>
          </table:table-cell>
          <table:table-cell table:formula="of:=ABS([.A792]-[.C792])" office:value-type="float" office:value="1">
            <text:p>1</text:p>
          </table:table-cell>
          <table:table-cell table:number-columns-repeated="4"/>
          <table:table-cell table:style-name="ce2" office:value-type="string">
            <text:p>1, 0.344607 195</text:p>
          </table:table-cell>
          <table:table-cell table:formula="of:=MID([.I792];1;1)" office:value-type="string" office:string-value="1">
            <text:p>1</text:p>
          </table:table-cell>
          <table:table-cell table:formula="of:=MID([.I792];4;6)" office:value-type="string" office:string-value="0.3446">
            <text:p>0.34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96">
            <text:p>0.3996</text:p>
          </table:table-cell>
          <table:table-cell table:formula="of:=IF([.B793]&gt;[.$E$1];1;0)" office:value-type="float" office:value="0">
            <text:p>0</text:p>
          </table:table-cell>
          <table:table-cell table:formula="of:=ABS([.A793]-[.C793])" office:value-type="float" office:value="1">
            <text:p>1</text:p>
          </table:table-cell>
          <table:table-cell table:number-columns-repeated="4"/>
          <table:table-cell table:style-name="ce2" office:value-type="string">
            <text:p>1, 0.399669 196</text:p>
          </table:table-cell>
          <table:table-cell table:formula="of:=MID([.I793];1;1)" office:value-type="string" office:string-value="1">
            <text:p>1</text:p>
          </table:table-cell>
          <table:table-cell table:formula="of:=MID([.I793];4;6)" office:value-type="string" office:string-value="0.3996">
            <text:p>0.39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05">
            <text:p>0.6005</text:p>
          </table:table-cell>
          <table:table-cell table:formula="of:=IF([.B794]&gt;[.$E$1];1;0)" office:value-type="float" office:value="1">
            <text:p>1</text:p>
          </table:table-cell>
          <table:table-cell table:formula="of:=ABS([.A794]-[.C794])" office:value-type="float" office:value="0">
            <text:p>0</text:p>
          </table:table-cell>
          <table:table-cell table:number-columns-repeated="4"/>
          <table:table-cell table:style-name="ce2" office:value-type="string">
            <text:p>1, 0.600559 197</text:p>
          </table:table-cell>
          <table:table-cell table:formula="of:=MID([.I794];1;1)" office:value-type="string" office:string-value="1">
            <text:p>1</text:p>
          </table:table-cell>
          <table:table-cell table:formula="of:=MID([.I794];4;6)" office:value-type="string" office:string-value="0.6005">
            <text:p>0.600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83">
            <text:p>0.6583</text:p>
          </table:table-cell>
          <table:table-cell table:formula="of:=IF([.B795]&gt;[.$E$1];1;0)" office:value-type="float" office:value="1">
            <text:p>1</text:p>
          </table:table-cell>
          <table:table-cell table:formula="of:=ABS([.A795]-[.C795])" office:value-type="float" office:value="1">
            <text:p>1</text:p>
          </table:table-cell>
          <table:table-cell table:number-columns-repeated="4"/>
          <table:table-cell table:style-name="ce2" office:value-type="string">
            <text:p>0, 0.658304 198</text:p>
          </table:table-cell>
          <table:table-cell table:formula="of:=MID([.I795];1;1)" office:value-type="string" office:string-value="0">
            <text:p>0</text:p>
          </table:table-cell>
          <table:table-cell table:formula="of:=MID([.I795];4;6)" office:value-type="string" office:string-value="0.6583">
            <text:p>0.65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45">
            <text:p>0.5545</text:p>
          </table:table-cell>
          <table:table-cell table:formula="of:=IF([.B796]&gt;[.$E$1];1;0)" office:value-type="float" office:value="1">
            <text:p>1</text:p>
          </table:table-cell>
          <table:table-cell table:formula="of:=ABS([.A796]-[.C796])" office:value-type="float" office:value="0">
            <text:p>0</text:p>
          </table:table-cell>
          <table:table-cell table:number-columns-repeated="4"/>
          <table:table-cell table:style-name="ce2" office:value-type="string">
            <text:p>1, 0.554561 199</text:p>
          </table:table-cell>
          <table:table-cell table:formula="of:=MID([.I796];1;1)" office:value-type="string" office:string-value="1">
            <text:p>1</text:p>
          </table:table-cell>
          <table:table-cell table:formula="of:=MID([.I796];4;6)" office:value-type="string" office:string-value="0.5545">
            <text:p>0.55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55">
            <text:p>0.4955</text:p>
          </table:table-cell>
          <table:table-cell table:formula="of:=IF([.B797]&gt;[.$E$1];1;0)" office:value-type="float" office:value="0">
            <text:p>0</text:p>
          </table:table-cell>
          <table:table-cell table:formula="of:=ABS([.A797]-[.C797])" office:value-type="float" office:value="0">
            <text:p>0</text:p>
          </table:table-cell>
          <table:table-cell table:number-columns-repeated="4"/>
          <table:table-cell table:style-name="ce2" office:value-type="string">
            <text:p>0, 0.495581 200</text:p>
          </table:table-cell>
          <table:table-cell table:formula="of:=MID([.I797];1;1)" office:value-type="string" office:string-value="0">
            <text:p>0</text:p>
          </table:table-cell>
          <table:table-cell table:formula="of:=MID([.I797];4;6)" office:value-type="string" office:string-value="0.4955">
            <text:p>0.49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59">
            <text:p>0.4359</text:p>
          </table:table-cell>
          <table:table-cell table:formula="of:=IF([.B798]&gt;[.$E$1];1;0)" office:value-type="float" office:value="0">
            <text:p>0</text:p>
          </table:table-cell>
          <table:table-cell table:formula="of:=ABS([.A798]-[.C798])" office:value-type="float" office:value="1">
            <text:p>1</text:p>
          </table:table-cell>
          <table:table-cell table:number-columns-repeated="4"/>
          <table:table-cell table:style-name="ce2" office:value-type="string">
            <text:p>1, 0.435986 201</text:p>
          </table:table-cell>
          <table:table-cell table:formula="of:=MID([.I798];1;1)" office:value-type="string" office:string-value="1">
            <text:p>1</text:p>
          </table:table-cell>
          <table:table-cell table:formula="of:=MID([.I798];4;6)" office:value-type="string" office:string-value="0.4359">
            <text:p>0.43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23">
            <text:p>0.5423</text:p>
          </table:table-cell>
          <table:table-cell table:formula="of:=IF([.B799]&gt;[.$E$1];1;0)" office:value-type="float" office:value="1">
            <text:p>1</text:p>
          </table:table-cell>
          <table:table-cell table:formula="of:=ABS([.A799]-[.C799])" office:value-type="float" office:value="1">
            <text:p>1</text:p>
          </table:table-cell>
          <table:table-cell table:number-columns-repeated="4"/>
          <table:table-cell table:style-name="ce2" office:value-type="string">
            <text:p>0, 0.542363 202</text:p>
          </table:table-cell>
          <table:table-cell table:formula="of:=MID([.I799];1;1)" office:value-type="string" office:string-value="0">
            <text:p>0</text:p>
          </table:table-cell>
          <table:table-cell table:formula="of:=MID([.I799];4;6)" office:value-type="string" office:string-value="0.5423">
            <text:p>0.54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6">
            <text:p>0.6386</text:p>
          </table:table-cell>
          <table:table-cell table:formula="of:=IF([.B800]&gt;[.$E$1];1;0)" office:value-type="float" office:value="1">
            <text:p>1</text:p>
          </table:table-cell>
          <table:table-cell table:formula="of:=ABS([.A800]-[.C800])" office:value-type="float" office:value="0">
            <text:p>0</text:p>
          </table:table-cell>
          <table:table-cell table:number-columns-repeated="4"/>
          <table:table-cell table:style-name="ce2" office:value-type="string">
            <text:p>1, 0.638698 203</text:p>
          </table:table-cell>
          <table:table-cell table:formula="of:=MID([.I800];1;1)" office:value-type="string" office:string-value="1">
            <text:p>1</text:p>
          </table:table-cell>
          <table:table-cell table:formula="of:=MID([.I800];4;6)" office:value-type="string" office:string-value="0.6386">
            <text:p>0.63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2">
            <text:p>0.6492</text:p>
          </table:table-cell>
          <table:table-cell table:formula="of:=IF([.B801]&gt;[.$E$1];1;0)" office:value-type="float" office:value="1">
            <text:p>1</text:p>
          </table:table-cell>
          <table:table-cell table:formula="of:=ABS([.A801]-[.C801])" office:value-type="float" office:value="0">
            <text:p>0</text:p>
          </table:table-cell>
          <table:table-cell table:number-columns-repeated="4"/>
          <table:table-cell table:style-name="ce2" office:value-type="string">
            <text:p>1, 0.649256 204</text:p>
          </table:table-cell>
          <table:table-cell table:formula="of:=MID([.I801];1;1)" office:value-type="string" office:string-value="1">
            <text:p>1</text:p>
          </table:table-cell>
          <table:table-cell table:formula="of:=MID([.I801];4;6)" office:value-type="string" office:string-value="0.6492">
            <text:p>0.64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6">
            <text:p>0.6456</text:p>
          </table:table-cell>
          <table:table-cell table:formula="of:=IF([.B802]&gt;[.$E$1];1;0)" office:value-type="float" office:value="1">
            <text:p>1</text:p>
          </table:table-cell>
          <table:table-cell table:formula="of:=ABS([.A802]-[.C802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695 205</text:p>
          </table:table-cell>
          <table:table-cell table:formula="of:=MID([.I802];1;1)" office:value-type="string" office:string-value="1">
            <text:p>1</text:p>
          </table:table-cell>
          <table:table-cell table:formula="of:=MID([.I802];4;6)" office:value-type="string" office:string-value="0.6456">
            <text:p>0.64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34">
            <text:p>0.8134</text:p>
          </table:table-cell>
          <table:table-cell table:formula="of:=IF([.B803]&gt;[.$E$1];1;0)" office:value-type="float" office:value="1">
            <text:p>1</text:p>
          </table:table-cell>
          <table:table-cell table:formula="of:=ABS([.A803]-[.C803])" office:value-type="float" office:value="0">
            <text:p>0</text:p>
          </table:table-cell>
          <table:table-cell table:number-columns-repeated="4"/>
          <table:table-cell table:style-name="ce2" office:value-type="string">
            <text:p>1, 0.813465 206</text:p>
          </table:table-cell>
          <table:table-cell table:formula="of:=MID([.I803];1;1)" office:value-type="string" office:string-value="1">
            <text:p>1</text:p>
          </table:table-cell>
          <table:table-cell table:formula="of:=MID([.I803];4;6)" office:value-type="string" office:string-value="0.8134">
            <text:p>0.81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41">
            <text:p>0.3741</text:p>
          </table:table-cell>
          <table:table-cell table:formula="of:=IF([.B804]&gt;[.$E$1];1;0)" office:value-type="float" office:value="0">
            <text:p>0</text:p>
          </table:table-cell>
          <table:table-cell table:formula="of:=ABS([.A804]-[.C804])" office:value-type="float" office:value="1">
            <text:p>1</text:p>
          </table:table-cell>
          <table:table-cell table:number-columns-repeated="4"/>
          <table:table-cell table:style-name="ce2" office:value-type="string">
            <text:p>1, 0.374106 207</text:p>
          </table:table-cell>
          <table:table-cell table:formula="of:=MID([.I804];1;1)" office:value-type="string" office:string-value="1">
            <text:p>1</text:p>
          </table:table-cell>
          <table:table-cell table:formula="of:=MID([.I804];4;6)" office:value-type="string" office:string-value="0.3741">
            <text:p>0.37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38">
            <text:p>0.6938</text:p>
          </table:table-cell>
          <table:table-cell table:formula="of:=IF([.B805]&gt;[.$E$1];1;0)" office:value-type="float" office:value="1">
            <text:p>1</text:p>
          </table:table-cell>
          <table:table-cell table:formula="of:=ABS([.A805]-[.C805])" office:value-type="float" office:value="0">
            <text:p>0</text:p>
          </table:table-cell>
          <table:table-cell table:number-columns-repeated="4"/>
          <table:table-cell table:style-name="ce2" office:value-type="string">
            <text:p>1, 0.693852 208</text:p>
          </table:table-cell>
          <table:table-cell table:formula="of:=MID([.I805];1;1)" office:value-type="string" office:string-value="1">
            <text:p>1</text:p>
          </table:table-cell>
          <table:table-cell table:formula="of:=MID([.I805];4;6)" office:value-type="string" office:string-value="0.6938">
            <text:p>0.693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51">
            <text:p>0.4951</text:p>
          </table:table-cell>
          <table:table-cell table:formula="of:=IF([.B806]&gt;[.$E$1];1;0)" office:value-type="float" office:value="0">
            <text:p>0</text:p>
          </table:table-cell>
          <table:table-cell table:formula="of:=ABS([.A806]-[.C806])" office:value-type="float" office:value="1">
            <text:p>1</text:p>
          </table:table-cell>
          <table:table-cell table:number-columns-repeated="4"/>
          <table:table-cell table:style-name="ce2" office:value-type="string">
            <text:p>1, 0.495102 209</text:p>
          </table:table-cell>
          <table:table-cell table:formula="of:=MID([.I806];1;1)" office:value-type="string" office:string-value="1">
            <text:p>1</text:p>
          </table:table-cell>
          <table:table-cell table:formula="of:=MID([.I806];4;6)" office:value-type="string" office:string-value="0.4951">
            <text:p>0.49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15">
            <text:p>0.5515</text:p>
          </table:table-cell>
          <table:table-cell table:formula="of:=IF([.B807]&gt;[.$E$1];1;0)" office:value-type="float" office:value="1">
            <text:p>1</text:p>
          </table:table-cell>
          <table:table-cell table:formula="of:=ABS([.A807]-[.C807])" office:value-type="float" office:value="0">
            <text:p>0</text:p>
          </table:table-cell>
          <table:table-cell table:number-columns-repeated="4"/>
          <table:table-cell table:style-name="ce2" office:value-type="string">
            <text:p>1, 0.55159 210</text:p>
          </table:table-cell>
          <table:table-cell table:formula="of:=MID([.I807];1;1)" office:value-type="string" office:string-value="1">
            <text:p>1</text:p>
          </table:table-cell>
          <table:table-cell table:formula="of:=MID([.I807];4;6)" office:value-type="string" office:string-value="0.5515">
            <text:p>0.55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64">
            <text:p>0.4264</text:p>
          </table:table-cell>
          <table:table-cell table:formula="of:=IF([.B808]&gt;[.$E$1];1;0)" office:value-type="float" office:value="0">
            <text:p>0</text:p>
          </table:table-cell>
          <table:table-cell table:formula="of:=ABS([.A808]-[.C808])" office:value-type="float" office:value="1">
            <text:p>1</text:p>
          </table:table-cell>
          <table:table-cell table:number-columns-repeated="4"/>
          <table:table-cell table:style-name="ce2" office:value-type="string">
            <text:p>1, 0.426488 211</text:p>
          </table:table-cell>
          <table:table-cell table:formula="of:=MID([.I808];1;1)" office:value-type="string" office:string-value="1">
            <text:p>1</text:p>
          </table:table-cell>
          <table:table-cell table:formula="of:=MID([.I808];4;6)" office:value-type="string" office:string-value="0.4264">
            <text:p>0.42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69">
            <text:p>0.5169</text:p>
          </table:table-cell>
          <table:table-cell table:formula="of:=IF([.B809]&gt;[.$E$1];1;0)" office:value-type="float" office:value="0">
            <text:p>0</text:p>
          </table:table-cell>
          <table:table-cell table:formula="of:=ABS([.A809]-[.C809])" office:value-type="float" office:value="1">
            <text:p>1</text:p>
          </table:table-cell>
          <table:table-cell table:number-columns-repeated="4"/>
          <table:table-cell table:style-name="ce2" office:value-type="string">
            <text:p>1, 0.516969 212</text:p>
          </table:table-cell>
          <table:table-cell table:formula="of:=MID([.I809];1;1)" office:value-type="string" office:string-value="1">
            <text:p>1</text:p>
          </table:table-cell>
          <table:table-cell table:formula="of:=MID([.I809];4;6)" office:value-type="string" office:string-value="0.5169">
            <text:p>0.51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88">
            <text:p>0.5788</text:p>
          </table:table-cell>
          <table:table-cell table:formula="of:=IF([.B810]&gt;[.$E$1];1;0)" office:value-type="float" office:value="1">
            <text:p>1</text:p>
          </table:table-cell>
          <table:table-cell table:formula="of:=ABS([.A810]-[.C810])" office:value-type="float" office:value="1">
            <text:p>1</text:p>
          </table:table-cell>
          <table:table-cell table:number-columns-repeated="4"/>
          <table:table-cell table:style-name="ce2" office:value-type="string">
            <text:p>0, 0.578821 213</text:p>
          </table:table-cell>
          <table:table-cell table:formula="of:=MID([.I810];1;1)" office:value-type="string" office:string-value="0">
            <text:p>0</text:p>
          </table:table-cell>
          <table:table-cell table:formula="of:=MID([.I810];4;6)" office:value-type="string" office:string-value="0.5788">
            <text:p>0.578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23">
            <text:p>0.4723</text:p>
          </table:table-cell>
          <table:table-cell table:formula="of:=IF([.B811]&gt;[.$E$1];1;0)" office:value-type="float" office:value="0">
            <text:p>0</text:p>
          </table:table-cell>
          <table:table-cell table:formula="of:=ABS([.A811]-[.C811])" office:value-type="float" office:value="0">
            <text:p>0</text:p>
          </table:table-cell>
          <table:table-cell table:number-columns-repeated="4"/>
          <table:table-cell table:style-name="ce2" office:value-type="string">
            <text:p>0, 0.472368 214</text:p>
          </table:table-cell>
          <table:table-cell table:formula="of:=MID([.I811];1;1)" office:value-type="string" office:string-value="0">
            <text:p>0</text:p>
          </table:table-cell>
          <table:table-cell table:formula="of:=MID([.I811];4;6)" office:value-type="string" office:string-value="0.4723">
            <text:p>0.47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91">
            <text:p>0.6291</text:p>
          </table:table-cell>
          <table:table-cell table:formula="of:=IF([.B812]&gt;[.$E$1];1;0)" office:value-type="float" office:value="1">
            <text:p>1</text:p>
          </table:table-cell>
          <table:table-cell table:formula="of:=ABS([.A812]-[.C812])" office:value-type="float" office:value="0">
            <text:p>0</text:p>
          </table:table-cell>
          <table:table-cell table:number-columns-repeated="4"/>
          <table:table-cell table:style-name="ce2" office:value-type="string">
            <text:p>1, 0.629185 215</text:p>
          </table:table-cell>
          <table:table-cell table:formula="of:=MID([.I812];1;1)" office:value-type="string" office:string-value="1">
            <text:p>1</text:p>
          </table:table-cell>
          <table:table-cell table:formula="of:=MID([.I812];4;6)" office:value-type="string" office:string-value="0.6291">
            <text:p>0.62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72">
            <text:p>0.5272</text:p>
          </table:table-cell>
          <table:table-cell table:formula="of:=IF([.B813]&gt;[.$E$1];1;0)" office:value-type="float" office:value="1">
            <text:p>1</text:p>
          </table:table-cell>
          <table:table-cell table:formula="of:=ABS([.A813]-[.C813])" office:value-type="float" office:value="0">
            <text:p>0</text:p>
          </table:table-cell>
          <table:table-cell table:number-columns-repeated="4"/>
          <table:table-cell table:style-name="ce2" office:value-type="string">
            <text:p>1, 0.527206 216</text:p>
          </table:table-cell>
          <table:table-cell table:formula="of:=MID([.I813];1;1)" office:value-type="string" office:string-value="1">
            <text:p>1</text:p>
          </table:table-cell>
          <table:table-cell table:formula="of:=MID([.I813];4;6)" office:value-type="string" office:string-value="0.5272">
            <text:p>0.52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98">
            <text:p>0.7498</text:p>
          </table:table-cell>
          <table:table-cell table:formula="of:=IF([.B814]&gt;[.$E$1];1;0)" office:value-type="float" office:value="1">
            <text:p>1</text:p>
          </table:table-cell>
          <table:table-cell table:formula="of:=ABS([.A814]-[.C814])" office:value-type="float" office:value="0">
            <text:p>0</text:p>
          </table:table-cell>
          <table:table-cell table:number-columns-repeated="4"/>
          <table:table-cell table:style-name="ce2" office:value-type="string">
            <text:p>1, 0.749845 217</text:p>
          </table:table-cell>
          <table:table-cell table:formula="of:=MID([.I814];1;1)" office:value-type="string" office:string-value="1">
            <text:p>1</text:p>
          </table:table-cell>
          <table:table-cell table:formula="of:=MID([.I814];4;6)" office:value-type="string" office:string-value="0.7498">
            <text:p>0.74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22">
            <text:p>0.7822</text:p>
          </table:table-cell>
          <table:table-cell table:formula="of:=IF([.B815]&gt;[.$E$1];1;0)" office:value-type="float" office:value="1">
            <text:p>1</text:p>
          </table:table-cell>
          <table:table-cell table:formula="of:=ABS([.A815]-[.C815])" office:value-type="float" office:value="0">
            <text:p>0</text:p>
          </table:table-cell>
          <table:table-cell table:number-columns-repeated="4"/>
          <table:table-cell table:style-name="ce2" office:value-type="string">
            <text:p>1, 0.78222 218</text:p>
          </table:table-cell>
          <table:table-cell table:formula="of:=MID([.I815];1;1)" office:value-type="string" office:string-value="1">
            <text:p>1</text:p>
          </table:table-cell>
          <table:table-cell table:formula="of:=MID([.I815];4;6)" office:value-type="string" office:string-value="0.7822">
            <text:p>0.78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52">
            <text:p>0.5652</text:p>
          </table:table-cell>
          <table:table-cell table:formula="of:=IF([.B816]&gt;[.$E$1];1;0)" office:value-type="float" office:value="1">
            <text:p>1</text:p>
          </table:table-cell>
          <table:table-cell table:formula="of:=ABS([.A816]-[.C816])" office:value-type="float" office:value="0">
            <text:p>0</text:p>
          </table:table-cell>
          <table:table-cell table:number-columns-repeated="4"/>
          <table:table-cell table:style-name="ce2" office:value-type="string">
            <text:p>1, 0.565203 219</text:p>
          </table:table-cell>
          <table:table-cell table:formula="of:=MID([.I816];1;1)" office:value-type="string" office:string-value="1">
            <text:p>1</text:p>
          </table:table-cell>
          <table:table-cell table:formula="of:=MID([.I816];4;6)" office:value-type="string" office:string-value="0.5652">
            <text:p>0.56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06">
            <text:p>0.4906</text:p>
          </table:table-cell>
          <table:table-cell table:formula="of:=IF([.B817]&gt;[.$E$1];1;0)" office:value-type="float" office:value="0">
            <text:p>0</text:p>
          </table:table-cell>
          <table:table-cell table:formula="of:=ABS([.A817]-[.C817])" office:value-type="float" office:value="1">
            <text:p>1</text:p>
          </table:table-cell>
          <table:table-cell table:number-columns-repeated="4"/>
          <table:table-cell table:style-name="ce2" office:value-type="string">
            <text:p>1, 0.490607 220</text:p>
          </table:table-cell>
          <table:table-cell table:formula="of:=MID([.I817];1;1)" office:value-type="string" office:string-value="1">
            <text:p>1</text:p>
          </table:table-cell>
          <table:table-cell table:formula="of:=MID([.I817];4;6)" office:value-type="string" office:string-value="0.4906">
            <text:p>0.49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51">
            <text:p>0.4951</text:p>
          </table:table-cell>
          <table:table-cell table:formula="of:=IF([.B818]&gt;[.$E$1];1;0)" office:value-type="float" office:value="0">
            <text:p>0</text:p>
          </table:table-cell>
          <table:table-cell table:formula="of:=ABS([.A818]-[.C818])" office:value-type="float" office:value="0">
            <text:p>0</text:p>
          </table:table-cell>
          <table:table-cell table:number-columns-repeated="4"/>
          <table:table-cell table:style-name="ce2" office:value-type="string">
            <text:p>0, 0.4951 222</text:p>
          </table:table-cell>
          <table:table-cell table:formula="of:=MID([.I818];1;1)" office:value-type="string" office:string-value="0">
            <text:p>0</text:p>
          </table:table-cell>
          <table:table-cell table:formula="of:=MID([.I818];4;6)" office:value-type="string" office:string-value="0.4951">
            <text:p>0.49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77">
            <text:p>0.4377</text:p>
          </table:table-cell>
          <table:table-cell table:formula="of:=IF([.B819]&gt;[.$E$1];1;0)" office:value-type="float" office:value="0">
            <text:p>0</text:p>
          </table:table-cell>
          <table:table-cell table:formula="of:=ABS([.A819]-[.C819])" office:value-type="float" office:value="1">
            <text:p>1</text:p>
          </table:table-cell>
          <table:table-cell table:number-columns-repeated="4"/>
          <table:table-cell table:style-name="ce2" office:value-type="string">
            <text:p>1, 0.43778 223</text:p>
          </table:table-cell>
          <table:table-cell table:formula="of:=MID([.I819];1;1)" office:value-type="string" office:string-value="1">
            <text:p>1</text:p>
          </table:table-cell>
          <table:table-cell table:formula="of:=MID([.I819];4;6)" office:value-type="string" office:string-value="0.4377">
            <text:p>0.43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8">
            <text:p>0.7138</text:p>
          </table:table-cell>
          <table:table-cell table:formula="of:=IF([.B820]&gt;[.$E$1];1;0)" office:value-type="float" office:value="1">
            <text:p>1</text:p>
          </table:table-cell>
          <table:table-cell table:formula="of:=ABS([.A820]-[.C820])" office:value-type="float" office:value="0">
            <text:p>0</text:p>
          </table:table-cell>
          <table:table-cell table:number-columns-repeated="4"/>
          <table:table-cell table:style-name="ce2" office:value-type="string">
            <text:p>1, 0.713899 224</text:p>
          </table:table-cell>
          <table:table-cell table:formula="of:=MID([.I820];1;1)" office:value-type="string" office:string-value="1">
            <text:p>1</text:p>
          </table:table-cell>
          <table:table-cell table:formula="of:=MID([.I820];4;6)" office:value-type="string" office:string-value="0.7138">
            <text:p>0.713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91">
            <text:p>0.7391</text:p>
          </table:table-cell>
          <table:table-cell table:formula="of:=IF([.B821]&gt;[.$E$1];1;0)" office:value-type="float" office:value="1">
            <text:p>1</text:p>
          </table:table-cell>
          <table:table-cell table:formula="of:=ABS([.A821]-[.C821])" office:value-type="float" office:value="0">
            <text:p>0</text:p>
          </table:table-cell>
          <table:table-cell table:number-columns-repeated="4"/>
          <table:table-cell table:style-name="ce2" office:value-type="string">
            <text:p>1, 0.739167 225</text:p>
          </table:table-cell>
          <table:table-cell table:formula="of:=MID([.I821];1;1)" office:value-type="string" office:string-value="1">
            <text:p>1</text:p>
          </table:table-cell>
          <table:table-cell table:formula="of:=MID([.I821];4;6)" office:value-type="string" office:string-value="0.7391">
            <text:p>0.73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44">
            <text:p>0.8244</text:p>
          </table:table-cell>
          <table:table-cell table:formula="of:=IF([.B822]&gt;[.$E$1];1;0)" office:value-type="float" office:value="1">
            <text:p>1</text:p>
          </table:table-cell>
          <table:table-cell table:formula="of:=ABS([.A822]-[.C822])" office:value-type="float" office:value="0">
            <text:p>0</text:p>
          </table:table-cell>
          <table:table-cell table:number-columns-repeated="4"/>
          <table:table-cell table:style-name="ce2" office:value-type="string">
            <text:p>1, 0.824459 226</text:p>
          </table:table-cell>
          <table:table-cell table:formula="of:=MID([.I822];1;1)" office:value-type="string" office:string-value="1">
            <text:p>1</text:p>
          </table:table-cell>
          <table:table-cell table:formula="of:=MID([.I822];4;6)" office:value-type="string" office:string-value="0.8244">
            <text:p>0.824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85">
            <text:p>0.6185</text:p>
          </table:table-cell>
          <table:table-cell table:formula="of:=IF([.B823]&gt;[.$E$1];1;0)" office:value-type="float" office:value="1">
            <text:p>1</text:p>
          </table:table-cell>
          <table:table-cell table:formula="of:=ABS([.A823]-[.C823])" office:value-type="float" office:value="0">
            <text:p>0</text:p>
          </table:table-cell>
          <table:table-cell table:number-columns-repeated="4"/>
          <table:table-cell table:style-name="ce2" office:value-type="string">
            <text:p>1, 0.618551 227</text:p>
          </table:table-cell>
          <table:table-cell table:formula="of:=MID([.I823];1;1)" office:value-type="string" office:string-value="1">
            <text:p>1</text:p>
          </table:table-cell>
          <table:table-cell table:formula="of:=MID([.I823];4;6)" office:value-type="string" office:string-value="0.6185">
            <text:p>0.61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7">
            <text:p>0.6017</text:p>
          </table:table-cell>
          <table:table-cell table:formula="of:=IF([.B824]&gt;[.$E$1];1;0)" office:value-type="float" office:value="1">
            <text:p>1</text:p>
          </table:table-cell>
          <table:table-cell table:formula="of:=ABS([.A824]-[.C824])" office:value-type="float" office:value="0">
            <text:p>0</text:p>
          </table:table-cell>
          <table:table-cell table:number-columns-repeated="4"/>
          <table:table-cell table:style-name="ce2" office:value-type="string">
            <text:p>1, 0.601742 228</text:p>
          </table:table-cell>
          <table:table-cell table:formula="of:=MID([.I824];1;1)" office:value-type="string" office:string-value="1">
            <text:p>1</text:p>
          </table:table-cell>
          <table:table-cell table:formula="of:=MID([.I824];4;6)" office:value-type="string" office:string-value="0.6017">
            <text:p>0.60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99">
            <text:p>0.5899</text:p>
          </table:table-cell>
          <table:table-cell table:formula="of:=IF([.B825]&gt;[.$E$1];1;0)" office:value-type="float" office:value="1">
            <text:p>1</text:p>
          </table:table-cell>
          <table:table-cell table:formula="of:=ABS([.A825]-[.C825])" office:value-type="float" office:value="0">
            <text:p>0</text:p>
          </table:table-cell>
          <table:table-cell table:number-columns-repeated="4"/>
          <table:table-cell table:style-name="ce2" office:value-type="string">
            <text:p>1, 0.589958 229</text:p>
          </table:table-cell>
          <table:table-cell table:formula="of:=MID([.I825];1;1)" office:value-type="string" office:string-value="1">
            <text:p>1</text:p>
          </table:table-cell>
          <table:table-cell table:formula="of:=MID([.I825];4;6)" office:value-type="string" office:string-value="0.5899">
            <text:p>0.58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14">
            <text:p>0.8714</text:p>
          </table:table-cell>
          <table:table-cell table:formula="of:=IF([.B826]&gt;[.$E$1];1;0)" office:value-type="float" office:value="1">
            <text:p>1</text:p>
          </table:table-cell>
          <table:table-cell table:formula="of:=ABS([.A826]-[.C826])" office:value-type="float" office:value="0">
            <text:p>0</text:p>
          </table:table-cell>
          <table:table-cell table:number-columns-repeated="4"/>
          <table:table-cell table:style-name="ce2" office:value-type="string">
            <text:p>1, 0.87141 230</text:p>
          </table:table-cell>
          <table:table-cell table:formula="of:=MID([.I826];1;1)" office:value-type="string" office:string-value="1">
            <text:p>1</text:p>
          </table:table-cell>
          <table:table-cell table:formula="of:=MID([.I826];4;6)" office:value-type="string" office:string-value="0.8714">
            <text:p>0.871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22">
            <text:p>0.5522</text:p>
          </table:table-cell>
          <table:table-cell table:formula="of:=IF([.B827]&gt;[.$E$1];1;0)" office:value-type="float" office:value="1">
            <text:p>1</text:p>
          </table:table-cell>
          <table:table-cell table:formula="of:=ABS([.A827]-[.C827])" office:value-type="float" office:value="1">
            <text:p>1</text:p>
          </table:table-cell>
          <table:table-cell table:number-columns-repeated="4"/>
          <table:table-cell table:style-name="ce2" office:value-type="string">
            <text:p>0, 0.552294 232</text:p>
          </table:table-cell>
          <table:table-cell table:formula="of:=MID([.I827];1;1)" office:value-type="string" office:string-value="0">
            <text:p>0</text:p>
          </table:table-cell>
          <table:table-cell table:formula="of:=MID([.I827];4;6)" office:value-type="string" office:string-value="0.5522">
            <text:p>0.55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12">
            <text:p>0.7112</text:p>
          </table:table-cell>
          <table:table-cell table:formula="of:=IF([.B828]&gt;[.$E$1];1;0)" office:value-type="float" office:value="1">
            <text:p>1</text:p>
          </table:table-cell>
          <table:table-cell table:formula="of:=ABS([.A828]-[.C828])" office:value-type="float" office:value="0">
            <text:p>0</text:p>
          </table:table-cell>
          <table:table-cell table:number-columns-repeated="4"/>
          <table:table-cell table:style-name="ce2" office:value-type="string">
            <text:p>1, 0.711219 233</text:p>
          </table:table-cell>
          <table:table-cell table:formula="of:=MID([.I828];1;1)" office:value-type="string" office:string-value="1">
            <text:p>1</text:p>
          </table:table-cell>
          <table:table-cell table:formula="of:=MID([.I828];4;6)" office:value-type="string" office:string-value="0.7112">
            <text:p>0.71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01">
            <text:p>0.4601</text:p>
          </table:table-cell>
          <table:table-cell table:formula="of:=IF([.B829]&gt;[.$E$1];1;0)" office:value-type="float" office:value="0">
            <text:p>0</text:p>
          </table:table-cell>
          <table:table-cell table:formula="of:=ABS([.A829]-[.C829])" office:value-type="float" office:value="0">
            <text:p>0</text:p>
          </table:table-cell>
          <table:table-cell table:number-columns-repeated="4"/>
          <table:table-cell table:style-name="ce2" office:value-type="string">
            <text:p>0, 0.4601 234</text:p>
          </table:table-cell>
          <table:table-cell table:formula="of:=MID([.I829];1;1)" office:value-type="string" office:string-value="0">
            <text:p>0</text:p>
          </table:table-cell>
          <table:table-cell table:formula="of:=MID([.I829];4;6)" office:value-type="string" office:string-value="0.4601">
            <text:p>0.46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84">
            <text:p>0.7584</text:p>
          </table:table-cell>
          <table:table-cell table:formula="of:=IF([.B830]&gt;[.$E$1];1;0)" office:value-type="float" office:value="1">
            <text:p>1</text:p>
          </table:table-cell>
          <table:table-cell table:formula="of:=ABS([.A830]-[.C830])" office:value-type="float" office:value="0">
            <text:p>0</text:p>
          </table:table-cell>
          <table:table-cell table:number-columns-repeated="4"/>
          <table:table-cell table:style-name="ce2" office:value-type="string">
            <text:p>1, 0.758425 235</text:p>
          </table:table-cell>
          <table:table-cell table:formula="of:=MID([.I830];1;1)" office:value-type="string" office:string-value="1">
            <text:p>1</text:p>
          </table:table-cell>
          <table:table-cell table:formula="of:=MID([.I830];4;6)" office:value-type="string" office:string-value="0.7584">
            <text:p>0.75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21">
            <text:p>0.5521</text:p>
          </table:table-cell>
          <table:table-cell table:formula="of:=IF([.B831]&gt;[.$E$1];1;0)" office:value-type="float" office:value="1">
            <text:p>1</text:p>
          </table:table-cell>
          <table:table-cell table:formula="of:=ABS([.A831]-[.C831])" office:value-type="float" office:value="0">
            <text:p>0</text:p>
          </table:table-cell>
          <table:table-cell table:number-columns-repeated="4"/>
          <table:table-cell table:style-name="ce2" office:value-type="string">
            <text:p>1, 0.552142 238</text:p>
          </table:table-cell>
          <table:table-cell table:formula="of:=MID([.I831];1;1)" office:value-type="string" office:string-value="1">
            <text:p>1</text:p>
          </table:table-cell>
          <table:table-cell table:formula="of:=MID([.I831];4;6)" office:value-type="string" office:string-value="0.5521">
            <text:p>0.55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96">
            <text:p>0.5496</text:p>
          </table:table-cell>
          <table:table-cell table:formula="of:=IF([.B832]&gt;[.$E$1];1;0)" office:value-type="float" office:value="1">
            <text:p>1</text:p>
          </table:table-cell>
          <table:table-cell table:formula="of:=ABS([.A832]-[.C832])" office:value-type="float" office:value="1">
            <text:p>1</text:p>
          </table:table-cell>
          <table:table-cell table:number-columns-repeated="4"/>
          <table:table-cell table:style-name="ce2" office:value-type="string">
            <text:p>0, 0.549616 239</text:p>
          </table:table-cell>
          <table:table-cell table:formula="of:=MID([.I832];1;1)" office:value-type="string" office:string-value="0">
            <text:p>0</text:p>
          </table:table-cell>
          <table:table-cell table:formula="of:=MID([.I832];4;6)" office:value-type="string" office:string-value="0.5496">
            <text:p>0.549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73">
            <text:p>0.5473</text:p>
          </table:table-cell>
          <table:table-cell table:formula="of:=IF([.B833]&gt;[.$E$1];1;0)" office:value-type="float" office:value="1">
            <text:p>1</text:p>
          </table:table-cell>
          <table:table-cell table:formula="of:=ABS([.A833]-[.C833])" office:value-type="float" office:value="1">
            <text:p>1</text:p>
          </table:table-cell>
          <table:table-cell table:number-columns-repeated="4"/>
          <table:table-cell table:style-name="ce2" office:value-type="string">
            <text:p>0, 0.547306 240</text:p>
          </table:table-cell>
          <table:table-cell table:formula="of:=MID([.I833];1;1)" office:value-type="string" office:string-value="0">
            <text:p>0</text:p>
          </table:table-cell>
          <table:table-cell table:formula="of:=MID([.I833];4;6)" office:value-type="string" office:string-value="0.5473">
            <text:p>0.54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05">
            <text:p>0.6105</text:p>
          </table:table-cell>
          <table:table-cell table:formula="of:=IF([.B834]&gt;[.$E$1];1;0)" office:value-type="float" office:value="1">
            <text:p>1</text:p>
          </table:table-cell>
          <table:table-cell table:formula="of:=ABS([.A834]-[.C834])" office:value-type="float" office:value="0">
            <text:p>0</text:p>
          </table:table-cell>
          <table:table-cell table:number-columns-repeated="4"/>
          <table:table-cell table:style-name="ce2" office:value-type="string">
            <text:p>1, 0.610585 241</text:p>
          </table:table-cell>
          <table:table-cell table:formula="of:=MID([.I834];1;1)" office:value-type="string" office:string-value="1">
            <text:p>1</text:p>
          </table:table-cell>
          <table:table-cell table:formula="of:=MID([.I834];4;6)" office:value-type="string" office:string-value="0.6105">
            <text:p>0.61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9">
            <text:p>0.7079</text:p>
          </table:table-cell>
          <table:table-cell table:formula="of:=IF([.B835]&gt;[.$E$1];1;0)" office:value-type="float" office:value="1">
            <text:p>1</text:p>
          </table:table-cell>
          <table:table-cell table:formula="of:=ABS([.A835]-[.C835])" office:value-type="float" office:value="0">
            <text:p>0</text:p>
          </table:table-cell>
          <table:table-cell table:number-columns-repeated="4"/>
          <table:table-cell table:style-name="ce2" office:value-type="string">
            <text:p>1, 0.707948 242</text:p>
          </table:table-cell>
          <table:table-cell table:formula="of:=MID([.I835];1;1)" office:value-type="string" office:string-value="1">
            <text:p>1</text:p>
          </table:table-cell>
          <table:table-cell table:formula="of:=MID([.I835];4;6)" office:value-type="string" office:string-value="0.7079">
            <text:p>0.70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6">
            <text:p>0.6746</text:p>
          </table:table-cell>
          <table:table-cell table:formula="of:=IF([.B836]&gt;[.$E$1];1;0)" office:value-type="float" office:value="1">
            <text:p>1</text:p>
          </table:table-cell>
          <table:table-cell table:formula="of:=ABS([.A836]-[.C836])" office:value-type="float" office:value="0">
            <text:p>0</text:p>
          </table:table-cell>
          <table:table-cell table:number-columns-repeated="4"/>
          <table:table-cell table:style-name="ce2" office:value-type="string">
            <text:p>1, 0.674661 243</text:p>
          </table:table-cell>
          <table:table-cell table:formula="of:=MID([.I836];1;1)" office:value-type="string" office:string-value="1">
            <text:p>1</text:p>
          </table:table-cell>
          <table:table-cell table:formula="of:=MID([.I836];4;6)" office:value-type="string" office:string-value="0.6746">
            <text:p>0.67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57">
            <text:p>0.6557</text:p>
          </table:table-cell>
          <table:table-cell table:formula="of:=IF([.B837]&gt;[.$E$1];1;0)" office:value-type="float" office:value="1">
            <text:p>1</text:p>
          </table:table-cell>
          <table:table-cell table:formula="of:=ABS([.A837]-[.C837])" office:value-type="float" office:value="1">
            <text:p>1</text:p>
          </table:table-cell>
          <table:table-cell table:number-columns-repeated="4"/>
          <table:table-cell table:style-name="ce2" office:value-type="string">
            <text:p>0, 0.655794 244</text:p>
          </table:table-cell>
          <table:table-cell table:formula="of:=MID([.I837];1;1)" office:value-type="string" office:string-value="0">
            <text:p>0</text:p>
          </table:table-cell>
          <table:table-cell table:formula="of:=MID([.I837];4;6)" office:value-type="string" office:string-value="0.6557">
            <text:p>0.65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2">
            <text:p>0.412</text:p>
          </table:table-cell>
          <table:table-cell table:formula="of:=IF([.B838]&gt;[.$E$1];1;0)" office:value-type="float" office:value="0">
            <text:p>0</text:p>
          </table:table-cell>
          <table:table-cell table:formula="of:=ABS([.A838]-[.C838])" office:value-type="float" office:value="0">
            <text:p>0</text:p>
          </table:table-cell>
          <table:table-cell table:number-columns-repeated="4"/>
          <table:table-cell table:style-name="ce2" office:value-type="string">
            <text:p>0, 0.412063 245</text:p>
          </table:table-cell>
          <table:table-cell table:formula="of:=MID([.I838];1;1)" office:value-type="string" office:string-value="0">
            <text:p>0</text:p>
          </table:table-cell>
          <table:table-cell table:formula="of:=MID([.I838];4;6)" office:value-type="string" office:string-value="0.4120">
            <text:p>0.41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6">
            <text:p>0.5536</text:p>
          </table:table-cell>
          <table:table-cell table:formula="of:=IF([.B839]&gt;[.$E$1];1;0)" office:value-type="float" office:value="1">
            <text:p>1</text:p>
          </table:table-cell>
          <table:table-cell table:formula="of:=ABS([.A839]-[.C839])" office:value-type="float" office:value="0">
            <text:p>0</text:p>
          </table:table-cell>
          <table:table-cell table:number-columns-repeated="4"/>
          <table:table-cell table:style-name="ce2" office:value-type="string">
            <text:p>1, 0.553622 246</text:p>
          </table:table-cell>
          <table:table-cell table:formula="of:=MID([.I839];1;1)" office:value-type="string" office:string-value="1">
            <text:p>1</text:p>
          </table:table-cell>
          <table:table-cell table:formula="of:=MID([.I839];4;6)" office:value-type="string" office:string-value="0.5536">
            <text:p>0.55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99">
            <text:p>0.4699</text:p>
          </table:table-cell>
          <table:table-cell table:formula="of:=IF([.B840]&gt;[.$E$1];1;0)" office:value-type="float" office:value="0">
            <text:p>0</text:p>
          </table:table-cell>
          <table:table-cell table:formula="of:=ABS([.A840]-[.C840])" office:value-type="float" office:value="1">
            <text:p>1</text:p>
          </table:table-cell>
          <table:table-cell table:number-columns-repeated="4"/>
          <table:table-cell table:style-name="ce2" office:value-type="string">
            <text:p>1, 0.469913 247</text:p>
          </table:table-cell>
          <table:table-cell table:formula="of:=MID([.I840];1;1)" office:value-type="string" office:string-value="1">
            <text:p>1</text:p>
          </table:table-cell>
          <table:table-cell table:formula="of:=MID([.I840];4;6)" office:value-type="string" office:string-value="0.4699">
            <text:p>0.46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7">
            <text:p>0.6587</text:p>
          </table:table-cell>
          <table:table-cell table:formula="of:=IF([.B841]&gt;[.$E$1];1;0)" office:value-type="float" office:value="1">
            <text:p>1</text:p>
          </table:table-cell>
          <table:table-cell table:formula="of:=ABS([.A841]-[.C841])" office:value-type="float" office:value="0">
            <text:p>0</text:p>
          </table:table-cell>
          <table:table-cell table:number-columns-repeated="4"/>
          <table:table-cell table:style-name="ce2" office:value-type="string">
            <text:p>1, 0.6587 248</text:p>
          </table:table-cell>
          <table:table-cell table:formula="of:=MID([.I841];1;1)" office:value-type="string" office:string-value="1">
            <text:p>1</text:p>
          </table:table-cell>
          <table:table-cell table:formula="of:=MID([.I841];4;6)" office:value-type="string" office:string-value="0.6587">
            <text:p>0.65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9">
            <text:p>0.7569</text:p>
          </table:table-cell>
          <table:table-cell table:formula="of:=IF([.B842]&gt;[.$E$1];1;0)" office:value-type="float" office:value="1">
            <text:p>1</text:p>
          </table:table-cell>
          <table:table-cell table:formula="of:=ABS([.A842]-[.C842])" office:value-type="float" office:value="0">
            <text:p>0</text:p>
          </table:table-cell>
          <table:table-cell table:number-columns-repeated="4"/>
          <table:table-cell table:style-name="ce2" office:value-type="string">
            <text:p>1, 0.756923 249</text:p>
          </table:table-cell>
          <table:table-cell table:formula="of:=MID([.I842];1;1)" office:value-type="string" office:string-value="1">
            <text:p>1</text:p>
          </table:table-cell>
          <table:table-cell table:formula="of:=MID([.I842];4;6)" office:value-type="string" office:string-value="0.7569">
            <text:p>0.75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19">
            <text:p>0.3619</text:p>
          </table:table-cell>
          <table:table-cell table:formula="of:=IF([.B843]&gt;[.$E$1];1;0)" office:value-type="float" office:value="0">
            <text:p>0</text:p>
          </table:table-cell>
          <table:table-cell table:formula="of:=ABS([.A843]-[.C843])" office:value-type="float" office:value="0">
            <text:p>0</text:p>
          </table:table-cell>
          <table:table-cell table:number-columns-repeated="4"/>
          <table:table-cell table:style-name="ce2" office:value-type="string">
            <text:p>0, 0.361979 250</text:p>
          </table:table-cell>
          <table:table-cell table:formula="of:=MID([.I843];1;1)" office:value-type="string" office:string-value="0">
            <text:p>0</text:p>
          </table:table-cell>
          <table:table-cell table:formula="of:=MID([.I843];4;6)" office:value-type="string" office:string-value="0.3619">
            <text:p>0.36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6">
            <text:p>0.5936</text:p>
          </table:table-cell>
          <table:table-cell table:formula="of:=IF([.B844]&gt;[.$E$1];1;0)" office:value-type="float" office:value="1">
            <text:p>1</text:p>
          </table:table-cell>
          <table:table-cell table:formula="of:=ABS([.A844]-[.C844])" office:value-type="float" office:value="0">
            <text:p>0</text:p>
          </table:table-cell>
          <table:table-cell table:number-columns-repeated="4"/>
          <table:table-cell table:style-name="ce2" office:value-type="string">
            <text:p>1, 0.593656 251</text:p>
          </table:table-cell>
          <table:table-cell table:formula="of:=MID([.I844];1;1)" office:value-type="string" office:string-value="1">
            <text:p>1</text:p>
          </table:table-cell>
          <table:table-cell table:formula="of:=MID([.I844];4;6)" office:value-type="string" office:string-value="0.5936">
            <text:p>0.59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71">
            <text:p>0.3071</text:p>
          </table:table-cell>
          <table:table-cell table:formula="of:=IF([.B845]&gt;[.$E$1];1;0)" office:value-type="float" office:value="0">
            <text:p>0</text:p>
          </table:table-cell>
          <table:table-cell table:formula="of:=ABS([.A845]-[.C845])" office:value-type="float" office:value="0">
            <text:p>0</text:p>
          </table:table-cell>
          <table:table-cell table:number-columns-repeated="4"/>
          <table:table-cell table:style-name="ce2" office:value-type="string">
            <text:p>0, 0.307154 252</text:p>
          </table:table-cell>
          <table:table-cell table:formula="of:=MID([.I845];1;1)" office:value-type="string" office:string-value="0">
            <text:p>0</text:p>
          </table:table-cell>
          <table:table-cell table:formula="of:=MID([.I845];4;6)" office:value-type="string" office:string-value="0.3071">
            <text:p>0.30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03">
            <text:p>0.5103</text:p>
          </table:table-cell>
          <table:table-cell table:formula="of:=IF([.B846]&gt;[.$E$1];1;0)" office:value-type="float" office:value="0">
            <text:p>0</text:p>
          </table:table-cell>
          <table:table-cell table:formula="of:=ABS([.A846]-[.C846])" office:value-type="float" office:value="0">
            <text:p>0</text:p>
          </table:table-cell>
          <table:table-cell table:number-columns-repeated="4"/>
          <table:table-cell table:style-name="ce2" office:value-type="string">
            <text:p>0, 0.510394 253</text:p>
          </table:table-cell>
          <table:table-cell table:formula="of:=MID([.I846];1;1)" office:value-type="string" office:string-value="0">
            <text:p>0</text:p>
          </table:table-cell>
          <table:table-cell table:formula="of:=MID([.I846];4;6)" office:value-type="string" office:string-value="0.5103">
            <text:p>0.510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31">
            <text:p>0.4331</text:p>
          </table:table-cell>
          <table:table-cell table:formula="of:=IF([.B847]&gt;[.$E$1];1;0)" office:value-type="float" office:value="0">
            <text:p>0</text:p>
          </table:table-cell>
          <table:table-cell table:formula="of:=ABS([.A847]-[.C847])" office:value-type="float" office:value="0">
            <text:p>0</text:p>
          </table:table-cell>
          <table:table-cell table:number-columns-repeated="4"/>
          <table:table-cell table:style-name="ce2" office:value-type="string">
            <text:p>0, 0.433169 255</text:p>
          </table:table-cell>
          <table:table-cell table:formula="of:=MID([.I847];1;1)" office:value-type="string" office:string-value="0">
            <text:p>0</text:p>
          </table:table-cell>
          <table:table-cell table:formula="of:=MID([.I847];4;6)" office:value-type="string" office:string-value="0.4331">
            <text:p>0.43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3">
            <text:p>0.503</text:p>
          </table:table-cell>
          <table:table-cell table:formula="of:=IF([.B848]&gt;[.$E$1];1;0)" office:value-type="float" office:value="0">
            <text:p>0</text:p>
          </table:table-cell>
          <table:table-cell table:formula="of:=ABS([.A848]-[.C848])" office:value-type="float" office:value="1">
            <text:p>1</text:p>
          </table:table-cell>
          <table:table-cell table:number-columns-repeated="4"/>
          <table:table-cell table:style-name="ce2" office:value-type="string">
            <text:p>1, 0.503065 256</text:p>
          </table:table-cell>
          <table:table-cell table:formula="of:=MID([.I848];1;1)" office:value-type="string" office:string-value="1">
            <text:p>1</text:p>
          </table:table-cell>
          <table:table-cell table:formula="of:=MID([.I848];4;6)" office:value-type="string" office:string-value="0.5030">
            <text:p>0.503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8">
            <text:p>0.418</text:p>
          </table:table-cell>
          <table:table-cell table:formula="of:=IF([.B849]&gt;[.$E$1];1;0)" office:value-type="float" office:value="0">
            <text:p>0</text:p>
          </table:table-cell>
          <table:table-cell table:formula="of:=ABS([.A849]-[.C849])" office:value-type="float" office:value="0">
            <text:p>0</text:p>
          </table:table-cell>
          <table:table-cell table:number-columns-repeated="4"/>
          <table:table-cell table:style-name="ce2" office:value-type="string">
            <text:p>0, 0.418043 259</text:p>
          </table:table-cell>
          <table:table-cell table:formula="of:=MID([.I849];1;1)" office:value-type="string" office:string-value="0">
            <text:p>0</text:p>
          </table:table-cell>
          <table:table-cell table:formula="of:=MID([.I849];4;6)" office:value-type="string" office:string-value="0.4180">
            <text:p>0.41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4">
            <text:p>0.7374</text:p>
          </table:table-cell>
          <table:table-cell table:formula="of:=IF([.B850]&gt;[.$E$1];1;0)" office:value-type="float" office:value="1">
            <text:p>1</text:p>
          </table:table-cell>
          <table:table-cell table:formula="of:=ABS([.A850]-[.C850])" office:value-type="float" office:value="0">
            <text:p>0</text:p>
          </table:table-cell>
          <table:table-cell table:number-columns-repeated="4"/>
          <table:table-cell table:style-name="ce2" office:value-type="string">
            <text:p>1, 0.737412 260</text:p>
          </table:table-cell>
          <table:table-cell table:formula="of:=MID([.I850];1;1)" office:value-type="string" office:string-value="1">
            <text:p>1</text:p>
          </table:table-cell>
          <table:table-cell table:formula="of:=MID([.I850];4;6)" office:value-type="string" office:string-value="0.7374">
            <text:p>0.73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78">
            <text:p>0.4978</text:p>
          </table:table-cell>
          <table:table-cell table:formula="of:=IF([.B851]&gt;[.$E$1];1;0)" office:value-type="float" office:value="0">
            <text:p>0</text:p>
          </table:table-cell>
          <table:table-cell table:formula="of:=ABS([.A851]-[.C851])" office:value-type="float" office:value="0">
            <text:p>0</text:p>
          </table:table-cell>
          <table:table-cell table:number-columns-repeated="4"/>
          <table:table-cell table:style-name="ce2" office:value-type="string">
            <text:p>0, 0.497847 261</text:p>
          </table:table-cell>
          <table:table-cell table:formula="of:=MID([.I851];1;1)" office:value-type="string" office:string-value="0">
            <text:p>0</text:p>
          </table:table-cell>
          <table:table-cell table:formula="of:=MID([.I851];4;6)" office:value-type="string" office:string-value="0.4978">
            <text:p>0.49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88">
            <text:p>0.6488</text:p>
          </table:table-cell>
          <table:table-cell table:formula="of:=IF([.B852]&gt;[.$E$1];1;0)" office:value-type="float" office:value="1">
            <text:p>1</text:p>
          </table:table-cell>
          <table:table-cell table:formula="of:=ABS([.A852]-[.C852])" office:value-type="float" office:value="0">
            <text:p>0</text:p>
          </table:table-cell>
          <table:table-cell table:number-columns-repeated="4"/>
          <table:table-cell table:style-name="ce2" office:value-type="string">
            <text:p>1, 0.648827 262</text:p>
          </table:table-cell>
          <table:table-cell table:formula="of:=MID([.I852];1;1)" office:value-type="string" office:string-value="1">
            <text:p>1</text:p>
          </table:table-cell>
          <table:table-cell table:formula="of:=MID([.I852];4;6)" office:value-type="string" office:string-value="0.6488">
            <text:p>0.64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74">
            <text:p>0.5374</text:p>
          </table:table-cell>
          <table:table-cell table:formula="of:=IF([.B853]&gt;[.$E$1];1;0)" office:value-type="float" office:value="1">
            <text:p>1</text:p>
          </table:table-cell>
          <table:table-cell table:formula="of:=ABS([.A853]-[.C853])" office:value-type="float" office:value="0">
            <text:p>0</text:p>
          </table:table-cell>
          <table:table-cell table:number-columns-repeated="4"/>
          <table:table-cell table:style-name="ce2" office:value-type="string">
            <text:p>1, 0.53744 263</text:p>
          </table:table-cell>
          <table:table-cell table:formula="of:=MID([.I853];1;1)" office:value-type="string" office:string-value="1">
            <text:p>1</text:p>
          </table:table-cell>
          <table:table-cell table:formula="of:=MID([.I853];4;6)" office:value-type="string" office:string-value="0.5374">
            <text:p>0.53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5">
            <text:p>0.4965</text:p>
          </table:table-cell>
          <table:table-cell table:formula="of:=IF([.B854]&gt;[.$E$1];1;0)" office:value-type="float" office:value="0">
            <text:p>0</text:p>
          </table:table-cell>
          <table:table-cell table:formula="of:=ABS([.A854]-[.C854])" office:value-type="float" office:value="1">
            <text:p>1</text:p>
          </table:table-cell>
          <table:table-cell table:number-columns-repeated="4"/>
          <table:table-cell table:style-name="ce2" office:value-type="string">
            <text:p>1, 0.496596 264</text:p>
          </table:table-cell>
          <table:table-cell table:formula="of:=MID([.I854];1;1)" office:value-type="string" office:string-value="1">
            <text:p>1</text:p>
          </table:table-cell>
          <table:table-cell table:formula="of:=MID([.I854];4;6)" office:value-type="string" office:string-value="0.4965">
            <text:p>0.49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93">
            <text:p>0.4193</text:p>
          </table:table-cell>
          <table:table-cell table:formula="of:=IF([.B855]&gt;[.$E$1];1;0)" office:value-type="float" office:value="0">
            <text:p>0</text:p>
          </table:table-cell>
          <table:table-cell table:formula="of:=ABS([.A855]-[.C855])" office:value-type="float" office:value="0">
            <text:p>0</text:p>
          </table:table-cell>
          <table:table-cell table:number-columns-repeated="4"/>
          <table:table-cell table:style-name="ce2" office:value-type="string">
            <text:p>0, 0.419349 265</text:p>
          </table:table-cell>
          <table:table-cell table:formula="of:=MID([.I855];1;1)" office:value-type="string" office:string-value="0">
            <text:p>0</text:p>
          </table:table-cell>
          <table:table-cell table:formula="of:=MID([.I855];4;6)" office:value-type="string" office:string-value="0.4193">
            <text:p>0.41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26">
            <text:p>0.7826</text:p>
          </table:table-cell>
          <table:table-cell table:formula="of:=IF([.B856]&gt;[.$E$1];1;0)" office:value-type="float" office:value="1">
            <text:p>1</text:p>
          </table:table-cell>
          <table:table-cell table:formula="of:=ABS([.A856]-[.C856])" office:value-type="float" office:value="1">
            <text:p>1</text:p>
          </table:table-cell>
          <table:table-cell table:number-columns-repeated="4"/>
          <table:table-cell table:style-name="ce2" office:value-type="string">
            <text:p>0, 0.782651 266</text:p>
          </table:table-cell>
          <table:table-cell table:formula="of:=MID([.I856];1;1)" office:value-type="string" office:string-value="0">
            <text:p>0</text:p>
          </table:table-cell>
          <table:table-cell table:formula="of:=MID([.I856];4;6)" office:value-type="string" office:string-value="0.7826">
            <text:p>0.78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9">
            <text:p>0.7329</text:p>
          </table:table-cell>
          <table:table-cell table:formula="of:=IF([.B857]&gt;[.$E$1];1;0)" office:value-type="float" office:value="1">
            <text:p>1</text:p>
          </table:table-cell>
          <table:table-cell table:formula="of:=ABS([.A857]-[.C857])" office:value-type="float" office:value="0">
            <text:p>0</text:p>
          </table:table-cell>
          <table:table-cell table:number-columns-repeated="4"/>
          <table:table-cell table:style-name="ce2" office:value-type="string">
            <text:p>1, 0.732914 267</text:p>
          </table:table-cell>
          <table:table-cell table:formula="of:=MID([.I857];1;1)" office:value-type="string" office:string-value="1">
            <text:p>1</text:p>
          </table:table-cell>
          <table:table-cell table:formula="of:=MID([.I857];4;6)" office:value-type="string" office:string-value="0.7329">
            <text:p>0.73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19">
            <text:p>0.4519</text:p>
          </table:table-cell>
          <table:table-cell table:formula="of:=IF([.B858]&gt;[.$E$1];1;0)" office:value-type="float" office:value="0">
            <text:p>0</text:p>
          </table:table-cell>
          <table:table-cell table:formula="of:=ABS([.A858]-[.C858])" office:value-type="float" office:value="0">
            <text:p>0</text:p>
          </table:table-cell>
          <table:table-cell table:number-columns-repeated="4"/>
          <table:table-cell table:style-name="ce2" office:value-type="string">
            <text:p>0, 0.451932 268</text:p>
          </table:table-cell>
          <table:table-cell table:formula="of:=MID([.I858];1;1)" office:value-type="string" office:string-value="0">
            <text:p>0</text:p>
          </table:table-cell>
          <table:table-cell table:formula="of:=MID([.I858];4;6)" office:value-type="string" office:string-value="0.4519">
            <text:p>0.45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91">
            <text:p>0.7191</text:p>
          </table:table-cell>
          <table:table-cell table:formula="of:=IF([.B859]&gt;[.$E$1];1;0)" office:value-type="float" office:value="1">
            <text:p>1</text:p>
          </table:table-cell>
          <table:table-cell table:formula="of:=ABS([.A859]-[.C859])" office:value-type="float" office:value="1">
            <text:p>1</text:p>
          </table:table-cell>
          <table:table-cell table:number-columns-repeated="4"/>
          <table:table-cell table:style-name="ce2" office:value-type="string">
            <text:p>0, 0.719166 269</text:p>
          </table:table-cell>
          <table:table-cell table:formula="of:=MID([.I859];1;1)" office:value-type="string" office:string-value="0">
            <text:p>0</text:p>
          </table:table-cell>
          <table:table-cell table:formula="of:=MID([.I859];4;6)" office:value-type="string" office:string-value="0.7191">
            <text:p>0.71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11">
            <text:p>0.7811</text:p>
          </table:table-cell>
          <table:table-cell table:formula="of:=IF([.B860]&gt;[.$E$1];1;0)" office:value-type="float" office:value="1">
            <text:p>1</text:p>
          </table:table-cell>
          <table:table-cell table:formula="of:=ABS([.A860]-[.C860])" office:value-type="float" office:value="0">
            <text:p>0</text:p>
          </table:table-cell>
          <table:table-cell table:number-columns-repeated="4"/>
          <table:table-cell table:style-name="ce2" office:value-type="string">
            <text:p>1, 0.781188 270</text:p>
          </table:table-cell>
          <table:table-cell table:formula="of:=MID([.I860];1;1)" office:value-type="string" office:string-value="1">
            <text:p>1</text:p>
          </table:table-cell>
          <table:table-cell table:formula="of:=MID([.I860];4;6)" office:value-type="string" office:string-value="0.7811">
            <text:p>0.78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75">
            <text:p>0.5875</text:p>
          </table:table-cell>
          <table:table-cell table:formula="of:=IF([.B861]&gt;[.$E$1];1;0)" office:value-type="float" office:value="1">
            <text:p>1</text:p>
          </table:table-cell>
          <table:table-cell table:formula="of:=ABS([.A861]-[.C861])" office:value-type="float" office:value="0">
            <text:p>0</text:p>
          </table:table-cell>
          <table:table-cell table:number-columns-repeated="4"/>
          <table:table-cell table:style-name="ce2" office:value-type="string">
            <text:p>1, 0.587563 272</text:p>
          </table:table-cell>
          <table:table-cell table:formula="of:=MID([.I861];1;1)" office:value-type="string" office:string-value="1">
            <text:p>1</text:p>
          </table:table-cell>
          <table:table-cell table:formula="of:=MID([.I861];4;6)" office:value-type="string" office:string-value="0.5875">
            <text:p>0.587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54">
            <text:p>0.7654</text:p>
          </table:table-cell>
          <table:table-cell table:formula="of:=IF([.B862]&gt;[.$E$1];1;0)" office:value-type="float" office:value="1">
            <text:p>1</text:p>
          </table:table-cell>
          <table:table-cell table:formula="of:=ABS([.A862]-[.C862])" office:value-type="float" office:value="1">
            <text:p>1</text:p>
          </table:table-cell>
          <table:table-cell table:number-columns-repeated="4"/>
          <table:table-cell table:style-name="ce2" office:value-type="string">
            <text:p>0, 0.765417 275</text:p>
          </table:table-cell>
          <table:table-cell table:formula="of:=MID([.I862];1;1)" office:value-type="string" office:string-value="0">
            <text:p>0</text:p>
          </table:table-cell>
          <table:table-cell table:formula="of:=MID([.I862];4;6)" office:value-type="string" office:string-value="0.7654">
            <text:p>0.76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6">
            <text:p>0.726</text:p>
          </table:table-cell>
          <table:table-cell table:formula="of:=IF([.B863]&gt;[.$E$1];1;0)" office:value-type="float" office:value="1">
            <text:p>1</text:p>
          </table:table-cell>
          <table:table-cell table:formula="of:=ABS([.A863]-[.C863])" office:value-type="float" office:value="1">
            <text:p>1</text:p>
          </table:table-cell>
          <table:table-cell table:number-columns-repeated="4"/>
          <table:table-cell table:style-name="ce2" office:value-type="string">
            <text:p>0, 0.726071 276</text:p>
          </table:table-cell>
          <table:table-cell table:formula="of:=MID([.I863];1;1)" office:value-type="string" office:string-value="0">
            <text:p>0</text:p>
          </table:table-cell>
          <table:table-cell table:formula="of:=MID([.I863];4;6)" office:value-type="string" office:string-value="0.7260">
            <text:p>0.72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">
            <text:p>0.645</text:p>
          </table:table-cell>
          <table:table-cell table:formula="of:=IF([.B864]&gt;[.$E$1];1;0)" office:value-type="float" office:value="1">
            <text:p>1</text:p>
          </table:table-cell>
          <table:table-cell table:formula="of:=ABS([.A864]-[.C864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087 279</text:p>
          </table:table-cell>
          <table:table-cell table:formula="of:=MID([.I864];1;1)" office:value-type="string" office:string-value="1">
            <text:p>1</text:p>
          </table:table-cell>
          <table:table-cell table:formula="of:=MID([.I864];4;6)" office:value-type="string" office:string-value="0.6450">
            <text:p>0.64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41">
            <text:p>0.4841</text:p>
          </table:table-cell>
          <table:table-cell table:formula="of:=IF([.B865]&gt;[.$E$1];1;0)" office:value-type="float" office:value="0">
            <text:p>0</text:p>
          </table:table-cell>
          <table:table-cell table:formula="of:=ABS([.A865]-[.C865])" office:value-type="float" office:value="0">
            <text:p>0</text:p>
          </table:table-cell>
          <table:table-cell table:number-columns-repeated="4"/>
          <table:table-cell table:style-name="ce2" office:value-type="string">
            <text:p>0, 0.484172 280</text:p>
          </table:table-cell>
          <table:table-cell table:formula="of:=MID([.I865];1;1)" office:value-type="string" office:string-value="0">
            <text:p>0</text:p>
          </table:table-cell>
          <table:table-cell table:formula="of:=MID([.I865];4;6)" office:value-type="string" office:string-value="0.4841">
            <text:p>0.48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5">
            <text:p>0.6425</text:p>
          </table:table-cell>
          <table:table-cell table:formula="of:=IF([.B866]&gt;[.$E$1];1;0)" office:value-type="float" office:value="1">
            <text:p>1</text:p>
          </table:table-cell>
          <table:table-cell table:formula="of:=ABS([.A866]-[.C866])" office:value-type="float" office:value="0">
            <text:p>0</text:p>
          </table:table-cell>
          <table:table-cell table:number-columns-repeated="4"/>
          <table:table-cell table:style-name="ce2" office:value-type="string">
            <text:p>1, 0.642507 281</text:p>
          </table:table-cell>
          <table:table-cell table:formula="of:=MID([.I866];1;1)" office:value-type="string" office:string-value="1">
            <text:p>1</text:p>
          </table:table-cell>
          <table:table-cell table:formula="of:=MID([.I866];4;6)" office:value-type="string" office:string-value="0.6425">
            <text:p>0.64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65">
            <text:p>0.4865</text:p>
          </table:table-cell>
          <table:table-cell table:formula="of:=IF([.B867]&gt;[.$E$1];1;0)" office:value-type="float" office:value="0">
            <text:p>0</text:p>
          </table:table-cell>
          <table:table-cell table:formula="of:=ABS([.A867]-[.C867])" office:value-type="float" office:value="1">
            <text:p>1</text:p>
          </table:table-cell>
          <table:table-cell table:number-columns-repeated="4"/>
          <table:table-cell table:style-name="ce2" office:value-type="string">
            <text:p>1, 0.486575 282</text:p>
          </table:table-cell>
          <table:table-cell table:formula="of:=MID([.I867];1;1)" office:value-type="string" office:string-value="1">
            <text:p>1</text:p>
          </table:table-cell>
          <table:table-cell table:formula="of:=MID([.I867];4;6)" office:value-type="string" office:string-value="0.4865">
            <text:p>0.48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6">
            <text:p>0.406</text:p>
          </table:table-cell>
          <table:table-cell table:formula="of:=IF([.B868]&gt;[.$E$1];1;0)" office:value-type="float" office:value="0">
            <text:p>0</text:p>
          </table:table-cell>
          <table:table-cell table:formula="of:=ABS([.A868]-[.C868])" office:value-type="float" office:value="0">
            <text:p>0</text:p>
          </table:table-cell>
          <table:table-cell table:number-columns-repeated="4"/>
          <table:table-cell table:style-name="ce2" office:value-type="string">
            <text:p>0, 0.406066 283</text:p>
          </table:table-cell>
          <table:table-cell table:formula="of:=MID([.I868];1;1)" office:value-type="string" office:string-value="0">
            <text:p>0</text:p>
          </table:table-cell>
          <table:table-cell table:formula="of:=MID([.I868];4;6)" office:value-type="string" office:string-value="0.4060">
            <text:p>0.40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37">
            <text:p>0.4037</text:p>
          </table:table-cell>
          <table:table-cell table:formula="of:=IF([.B869]&gt;[.$E$1];1;0)" office:value-type="float" office:value="0">
            <text:p>0</text:p>
          </table:table-cell>
          <table:table-cell table:formula="of:=ABS([.A869]-[.C869])" office:value-type="float" office:value="1">
            <text:p>1</text:p>
          </table:table-cell>
          <table:table-cell table:number-columns-repeated="4"/>
          <table:table-cell table:style-name="ce2" office:value-type="string">
            <text:p>1, 0.403776 284</text:p>
          </table:table-cell>
          <table:table-cell table:formula="of:=MID([.I869];1;1)" office:value-type="string" office:string-value="1">
            <text:p>1</text:p>
          </table:table-cell>
          <table:table-cell table:formula="of:=MID([.I869];4;6)" office:value-type="string" office:string-value="0.4037">
            <text:p>0.403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15">
            <text:p>0.4215</text:p>
          </table:table-cell>
          <table:table-cell table:formula="of:=IF([.B870]&gt;[.$E$1];1;0)" office:value-type="float" office:value="0">
            <text:p>0</text:p>
          </table:table-cell>
          <table:table-cell table:formula="of:=ABS([.A870]-[.C870])" office:value-type="float" office:value="0">
            <text:p>0</text:p>
          </table:table-cell>
          <table:table-cell table:number-columns-repeated="4"/>
          <table:table-cell table:style-name="ce2" office:value-type="string">
            <text:p>0, 0.421591 285</text:p>
          </table:table-cell>
          <table:table-cell table:formula="of:=MID([.I870];1;1)" office:value-type="string" office:string-value="0">
            <text:p>0</text:p>
          </table:table-cell>
          <table:table-cell table:formula="of:=MID([.I870];4;6)" office:value-type="string" office:string-value="0.4215">
            <text:p>0.42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67">
            <text:p>0.7467</text:p>
          </table:table-cell>
          <table:table-cell table:formula="of:=IF([.B871]&gt;[.$E$1];1;0)" office:value-type="float" office:value="1">
            <text:p>1</text:p>
          </table:table-cell>
          <table:table-cell table:formula="of:=ABS([.A871]-[.C871])" office:value-type="float" office:value="0">
            <text:p>0</text:p>
          </table:table-cell>
          <table:table-cell table:number-columns-repeated="4"/>
          <table:table-cell table:style-name="ce2" office:value-type="string">
            <text:p>1, 0.746737 286</text:p>
          </table:table-cell>
          <table:table-cell table:formula="of:=MID([.I871];1;1)" office:value-type="string" office:string-value="1">
            <text:p>1</text:p>
          </table:table-cell>
          <table:table-cell table:formula="of:=MID([.I871];4;6)" office:value-type="string" office:string-value="0.7467">
            <text:p>0.74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48">
            <text:p>0.2948</text:p>
          </table:table-cell>
          <table:table-cell table:formula="of:=IF([.B872]&gt;[.$E$1];1;0)" office:value-type="float" office:value="0">
            <text:p>0</text:p>
          </table:table-cell>
          <table:table-cell table:formula="of:=ABS([.A872]-[.C872])" office:value-type="float" office:value="1">
            <text:p>1</text:p>
          </table:table-cell>
          <table:table-cell table:number-columns-repeated="4"/>
          <table:table-cell table:style-name="ce2" office:value-type="string">
            <text:p>1, 0.294821 287</text:p>
          </table:table-cell>
          <table:table-cell table:formula="of:=MID([.I872];1;1)" office:value-type="string" office:string-value="1">
            <text:p>1</text:p>
          </table:table-cell>
          <table:table-cell table:formula="of:=MID([.I872];4;6)" office:value-type="string" office:string-value="0.2948">
            <text:p>0.29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31">
            <text:p>0.4231</text:p>
          </table:table-cell>
          <table:table-cell table:formula="of:=IF([.B873]&gt;[.$E$1];1;0)" office:value-type="float" office:value="0">
            <text:p>0</text:p>
          </table:table-cell>
          <table:table-cell table:formula="of:=ABS([.A873]-[.C873])" office:value-type="float" office:value="0">
            <text:p>0</text:p>
          </table:table-cell>
          <table:table-cell table:number-columns-repeated="4"/>
          <table:table-cell table:style-name="ce2" office:value-type="string">
            <text:p>0, 0.423141 290</text:p>
          </table:table-cell>
          <table:table-cell table:formula="of:=MID([.I873];1;1)" office:value-type="string" office:string-value="0">
            <text:p>0</text:p>
          </table:table-cell>
          <table:table-cell table:formula="of:=MID([.I873];4;6)" office:value-type="string" office:string-value="0.4231">
            <text:p>0.42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43">
            <text:p>0.7743</text:p>
          </table:table-cell>
          <table:table-cell table:formula="of:=IF([.B874]&gt;[.$E$1];1;0)" office:value-type="float" office:value="1">
            <text:p>1</text:p>
          </table:table-cell>
          <table:table-cell table:formula="of:=ABS([.A874]-[.C874])" office:value-type="float" office:value="0">
            <text:p>0</text:p>
          </table:table-cell>
          <table:table-cell table:number-columns-repeated="4"/>
          <table:table-cell table:style-name="ce2" office:value-type="string">
            <text:p>1, 0.77435 291</text:p>
          </table:table-cell>
          <table:table-cell table:formula="of:=MID([.I874];1;1)" office:value-type="string" office:string-value="1">
            <text:p>1</text:p>
          </table:table-cell>
          <table:table-cell table:formula="of:=MID([.I874];4;6)" office:value-type="string" office:string-value="0.7743">
            <text:p>0.77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85">
            <text:p>0.6285</text:p>
          </table:table-cell>
          <table:table-cell table:formula="of:=IF([.B875]&gt;[.$E$1];1;0)" office:value-type="float" office:value="1">
            <text:p>1</text:p>
          </table:table-cell>
          <table:table-cell table:formula="of:=ABS([.A875]-[.C875])" office:value-type="float" office:value="1">
            <text:p>1</text:p>
          </table:table-cell>
          <table:table-cell table:number-columns-repeated="4"/>
          <table:table-cell table:style-name="ce2" office:value-type="string">
            <text:p>0, 0.62855 292</text:p>
          </table:table-cell>
          <table:table-cell table:formula="of:=MID([.I875];1;1)" office:value-type="string" office:string-value="0">
            <text:p>0</text:p>
          </table:table-cell>
          <table:table-cell table:formula="of:=MID([.I875];4;6)" office:value-type="string" office:string-value="0.6285">
            <text:p>0.62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92">
            <text:p>0.4792</text:p>
          </table:table-cell>
          <table:table-cell table:formula="of:=IF([.B876]&gt;[.$E$1];1;0)" office:value-type="float" office:value="0">
            <text:p>0</text:p>
          </table:table-cell>
          <table:table-cell table:formula="of:=ABS([.A876]-[.C876])" office:value-type="float" office:value="0">
            <text:p>0</text:p>
          </table:table-cell>
          <table:table-cell table:number-columns-repeated="4"/>
          <table:table-cell table:style-name="ce2" office:value-type="string">
            <text:p>0, 0.479266 293</text:p>
          </table:table-cell>
          <table:table-cell table:formula="of:=MID([.I876];1;1)" office:value-type="string" office:string-value="0">
            <text:p>0</text:p>
          </table:table-cell>
          <table:table-cell table:formula="of:=MID([.I876];4;6)" office:value-type="string" office:string-value="0.4792">
            <text:p>0.47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18">
            <text:p>0.7518</text:p>
          </table:table-cell>
          <table:table-cell table:formula="of:=IF([.B877]&gt;[.$E$1];1;0)" office:value-type="float" office:value="1">
            <text:p>1</text:p>
          </table:table-cell>
          <table:table-cell table:formula="of:=ABS([.A877]-[.C877])" office:value-type="float" office:value="0">
            <text:p>0</text:p>
          </table:table-cell>
          <table:table-cell table:number-columns-repeated="4"/>
          <table:table-cell table:style-name="ce2" office:value-type="string">
            <text:p>1, 0.751842 294</text:p>
          </table:table-cell>
          <table:table-cell table:formula="of:=MID([.I877];1;1)" office:value-type="string" office:string-value="1">
            <text:p>1</text:p>
          </table:table-cell>
          <table:table-cell table:formula="of:=MID([.I877];4;6)" office:value-type="string" office:string-value="0.7518">
            <text:p>0.75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43">
            <text:p>0.4843</text:p>
          </table:table-cell>
          <table:table-cell table:formula="of:=IF([.B878]&gt;[.$E$1];1;0)" office:value-type="float" office:value="0">
            <text:p>0</text:p>
          </table:table-cell>
          <table:table-cell table:formula="of:=ABS([.A878]-[.C878])" office:value-type="float" office:value="1">
            <text:p>1</text:p>
          </table:table-cell>
          <table:table-cell table:number-columns-repeated="4"/>
          <table:table-cell table:style-name="ce2" office:value-type="string">
            <text:p>1, 0.484329 295</text:p>
          </table:table-cell>
          <table:table-cell table:formula="of:=MID([.I878];1;1)" office:value-type="string" office:string-value="1">
            <text:p>1</text:p>
          </table:table-cell>
          <table:table-cell table:formula="of:=MID([.I878];4;6)" office:value-type="string" office:string-value="0.4843">
            <text:p>0.48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86">
            <text:p>0.7386</text:p>
          </table:table-cell>
          <table:table-cell table:formula="of:=IF([.B879]&gt;[.$E$1];1;0)" office:value-type="float" office:value="1">
            <text:p>1</text:p>
          </table:table-cell>
          <table:table-cell table:formula="of:=ABS([.A879]-[.C879])" office:value-type="float" office:value="1">
            <text:p>1</text:p>
          </table:table-cell>
          <table:table-cell table:number-columns-repeated="4"/>
          <table:table-cell table:style-name="ce2" office:value-type="string">
            <text:p>0, 0.738604 296</text:p>
          </table:table-cell>
          <table:table-cell table:formula="of:=MID([.I879];1;1)" office:value-type="string" office:string-value="0">
            <text:p>0</text:p>
          </table:table-cell>
          <table:table-cell table:formula="of:=MID([.I879];4;6)" office:value-type="string" office:string-value="0.7386">
            <text:p>0.738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22">
            <text:p>0.5322</text:p>
          </table:table-cell>
          <table:table-cell table:formula="of:=IF([.B880]&gt;[.$E$1];1;0)" office:value-type="float" office:value="1">
            <text:p>1</text:p>
          </table:table-cell>
          <table:table-cell table:formula="of:=ABS([.A880]-[.C880])" office:value-type="float" office:value="1">
            <text:p>1</text:p>
          </table:table-cell>
          <table:table-cell table:number-columns-repeated="4"/>
          <table:table-cell table:style-name="ce2" office:value-type="string">
            <text:p>0, 0.532271 297</text:p>
          </table:table-cell>
          <table:table-cell table:formula="of:=MID([.I880];1;1)" office:value-type="string" office:string-value="0">
            <text:p>0</text:p>
          </table:table-cell>
          <table:table-cell table:formula="of:=MID([.I880];4;6)" office:value-type="string" office:string-value="0.5322">
            <text:p>0.53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6">
            <text:p>0.5916</text:p>
          </table:table-cell>
          <table:table-cell table:formula="of:=IF([.B881]&gt;[.$E$1];1;0)" office:value-type="float" office:value="1">
            <text:p>1</text:p>
          </table:table-cell>
          <table:table-cell table:formula="of:=ABS([.A881]-[.C881])" office:value-type="float" office:value="0">
            <text:p>0</text:p>
          </table:table-cell>
          <table:table-cell table:number-columns-repeated="4"/>
          <table:table-cell table:style-name="ce2" office:value-type="string">
            <text:p>1, 0.591674 298</text:p>
          </table:table-cell>
          <table:table-cell table:formula="of:=MID([.I881];1;1)" office:value-type="string" office:string-value="1">
            <text:p>1</text:p>
          </table:table-cell>
          <table:table-cell table:formula="of:=MID([.I881];4;6)" office:value-type="string" office:string-value="0.5916">
            <text:p>0.59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56">
            <text:p>0.4556</text:p>
          </table:table-cell>
          <table:table-cell table:formula="of:=IF([.B882]&gt;[.$E$1];1;0)" office:value-type="float" office:value="0">
            <text:p>0</text:p>
          </table:table-cell>
          <table:table-cell table:formula="of:=ABS([.A882]-[.C882])" office:value-type="float" office:value="1">
            <text:p>1</text:p>
          </table:table-cell>
          <table:table-cell table:number-columns-repeated="4"/>
          <table:table-cell table:style-name="ce2" office:value-type="string">
            <text:p>1, 0.455617 299</text:p>
          </table:table-cell>
          <table:table-cell table:formula="of:=MID([.I882];1;1)" office:value-type="string" office:string-value="1">
            <text:p>1</text:p>
          </table:table-cell>
          <table:table-cell table:formula="of:=MID([.I882];4;6)" office:value-type="string" office:string-value="0.4556">
            <text:p>0.45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6">
            <text:p>0.5936</text:p>
          </table:table-cell>
          <table:table-cell table:formula="of:=IF([.B883]&gt;[.$E$1];1;0)" office:value-type="float" office:value="1">
            <text:p>1</text:p>
          </table:table-cell>
          <table:table-cell table:formula="of:=ABS([.A883]-[.C883])" office:value-type="float" office:value="0">
            <text:p>0</text:p>
          </table:table-cell>
          <table:table-cell table:number-columns-repeated="4"/>
          <table:table-cell table:style-name="ce2" office:value-type="string">
            <text:p>1, 0.593656 300</text:p>
          </table:table-cell>
          <table:table-cell table:formula="of:=MID([.I883];1;1)" office:value-type="string" office:string-value="1">
            <text:p>1</text:p>
          </table:table-cell>
          <table:table-cell table:formula="of:=MID([.I883];4;6)" office:value-type="string" office:string-value="0.5936">
            <text:p>0.59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71">
            <text:p>0.3071</text:p>
          </table:table-cell>
          <table:table-cell table:formula="of:=IF([.B884]&gt;[.$E$1];1;0)" office:value-type="float" office:value="0">
            <text:p>0</text:p>
          </table:table-cell>
          <table:table-cell table:formula="of:=ABS([.A884]-[.C884])" office:value-type="float" office:value="0">
            <text:p>0</text:p>
          </table:table-cell>
          <table:table-cell table:number-columns-repeated="4"/>
          <table:table-cell table:style-name="ce2" office:value-type="string">
            <text:p>0, 0.307154 301</text:p>
          </table:table-cell>
          <table:table-cell table:formula="of:=MID([.I884];1;1)" office:value-type="string" office:string-value="0">
            <text:p>0</text:p>
          </table:table-cell>
          <table:table-cell table:formula="of:=MID([.I884];4;6)" office:value-type="string" office:string-value="0.3071">
            <text:p>0.30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03">
            <text:p>0.5103</text:p>
          </table:table-cell>
          <table:table-cell table:formula="of:=IF([.B885]&gt;[.$E$1];1;0)" office:value-type="float" office:value="0">
            <text:p>0</text:p>
          </table:table-cell>
          <table:table-cell table:formula="of:=ABS([.A885]-[.C885])" office:value-type="float" office:value="0">
            <text:p>0</text:p>
          </table:table-cell>
          <table:table-cell table:number-columns-repeated="4"/>
          <table:table-cell table:style-name="ce2" office:value-type="string">
            <text:p>0, 0.510394 302</text:p>
          </table:table-cell>
          <table:table-cell table:formula="of:=MID([.I885];1;1)" office:value-type="string" office:string-value="0">
            <text:p>0</text:p>
          </table:table-cell>
          <table:table-cell table:formula="of:=MID([.I885];4;6)" office:value-type="string" office:string-value="0.5103">
            <text:p>0.510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31">
            <text:p>0.4331</text:p>
          </table:table-cell>
          <table:table-cell table:formula="of:=IF([.B886]&gt;[.$E$1];1;0)" office:value-type="float" office:value="0">
            <text:p>0</text:p>
          </table:table-cell>
          <table:table-cell table:formula="of:=ABS([.A886]-[.C886])" office:value-type="float" office:value="0">
            <text:p>0</text:p>
          </table:table-cell>
          <table:table-cell table:number-columns-repeated="4"/>
          <table:table-cell table:style-name="ce2" office:value-type="string">
            <text:p>0, 0.433169 304</text:p>
          </table:table-cell>
          <table:table-cell table:formula="of:=MID([.I886];1;1)" office:value-type="string" office:string-value="0">
            <text:p>0</text:p>
          </table:table-cell>
          <table:table-cell table:formula="of:=MID([.I886];4;6)" office:value-type="string" office:string-value="0.4331">
            <text:p>0.43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3">
            <text:p>0.503</text:p>
          </table:table-cell>
          <table:table-cell table:formula="of:=IF([.B887]&gt;[.$E$1];1;0)" office:value-type="float" office:value="0">
            <text:p>0</text:p>
          </table:table-cell>
          <table:table-cell table:formula="of:=ABS([.A887]-[.C887])" office:value-type="float" office:value="1">
            <text:p>1</text:p>
          </table:table-cell>
          <table:table-cell table:number-columns-repeated="4"/>
          <table:table-cell table:style-name="ce2" office:value-type="string">
            <text:p>1, 0.503065 305</text:p>
          </table:table-cell>
          <table:table-cell table:formula="of:=MID([.I887];1;1)" office:value-type="string" office:string-value="1">
            <text:p>1</text:p>
          </table:table-cell>
          <table:table-cell table:formula="of:=MID([.I887];4;6)" office:value-type="string" office:string-value="0.5030">
            <text:p>0.503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8">
            <text:p>0.418</text:p>
          </table:table-cell>
          <table:table-cell table:formula="of:=IF([.B888]&gt;[.$E$1];1;0)" office:value-type="float" office:value="0">
            <text:p>0</text:p>
          </table:table-cell>
          <table:table-cell table:formula="of:=ABS([.A888]-[.C888])" office:value-type="float" office:value="0">
            <text:p>0</text:p>
          </table:table-cell>
          <table:table-cell table:number-columns-repeated="4"/>
          <table:table-cell table:style-name="ce2" office:value-type="string">
            <text:p>0, 0.418043 308</text:p>
          </table:table-cell>
          <table:table-cell table:formula="of:=MID([.I888];1;1)" office:value-type="string" office:string-value="0">
            <text:p>0</text:p>
          </table:table-cell>
          <table:table-cell table:formula="of:=MID([.I888];4;6)" office:value-type="string" office:string-value="0.4180">
            <text:p>0.41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4">
            <text:p>0.7374</text:p>
          </table:table-cell>
          <table:table-cell table:formula="of:=IF([.B889]&gt;[.$E$1];1;0)" office:value-type="float" office:value="1">
            <text:p>1</text:p>
          </table:table-cell>
          <table:table-cell table:formula="of:=ABS([.A889]-[.C889])" office:value-type="float" office:value="0">
            <text:p>0</text:p>
          </table:table-cell>
          <table:table-cell table:number-columns-repeated="4"/>
          <table:table-cell table:style-name="ce2" office:value-type="string">
            <text:p>1, 0.737412 309</text:p>
          </table:table-cell>
          <table:table-cell table:formula="of:=MID([.I889];1;1)" office:value-type="string" office:string-value="1">
            <text:p>1</text:p>
          </table:table-cell>
          <table:table-cell table:formula="of:=MID([.I889];4;6)" office:value-type="string" office:string-value="0.7374">
            <text:p>0.73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78">
            <text:p>0.4978</text:p>
          </table:table-cell>
          <table:table-cell table:formula="of:=IF([.B890]&gt;[.$E$1];1;0)" office:value-type="float" office:value="0">
            <text:p>0</text:p>
          </table:table-cell>
          <table:table-cell table:formula="of:=ABS([.A890]-[.C890])" office:value-type="float" office:value="0">
            <text:p>0</text:p>
          </table:table-cell>
          <table:table-cell table:number-columns-repeated="4"/>
          <table:table-cell table:style-name="ce2" office:value-type="string">
            <text:p>0, 0.497847 310</text:p>
          </table:table-cell>
          <table:table-cell table:formula="of:=MID([.I890];1;1)" office:value-type="string" office:string-value="0">
            <text:p>0</text:p>
          </table:table-cell>
          <table:table-cell table:formula="of:=MID([.I890];4;6)" office:value-type="string" office:string-value="0.4978">
            <text:p>0.49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88">
            <text:p>0.6488</text:p>
          </table:table-cell>
          <table:table-cell table:formula="of:=IF([.B891]&gt;[.$E$1];1;0)" office:value-type="float" office:value="1">
            <text:p>1</text:p>
          </table:table-cell>
          <table:table-cell table:formula="of:=ABS([.A891]-[.C891])" office:value-type="float" office:value="0">
            <text:p>0</text:p>
          </table:table-cell>
          <table:table-cell table:number-columns-repeated="4"/>
          <table:table-cell table:style-name="ce2" office:value-type="string">
            <text:p>1, 0.648827 311</text:p>
          </table:table-cell>
          <table:table-cell table:formula="of:=MID([.I891];1;1)" office:value-type="string" office:string-value="1">
            <text:p>1</text:p>
          </table:table-cell>
          <table:table-cell table:formula="of:=MID([.I891];4;6)" office:value-type="string" office:string-value="0.6488">
            <text:p>0.64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74">
            <text:p>0.5374</text:p>
          </table:table-cell>
          <table:table-cell table:formula="of:=IF([.B892]&gt;[.$E$1];1;0)" office:value-type="float" office:value="1">
            <text:p>1</text:p>
          </table:table-cell>
          <table:table-cell table:formula="of:=ABS([.A892]-[.C892])" office:value-type="float" office:value="0">
            <text:p>0</text:p>
          </table:table-cell>
          <table:table-cell table:number-columns-repeated="4"/>
          <table:table-cell table:style-name="ce2" office:value-type="string">
            <text:p>1, 0.53744 312</text:p>
          </table:table-cell>
          <table:table-cell table:formula="of:=MID([.I892];1;1)" office:value-type="string" office:string-value="1">
            <text:p>1</text:p>
          </table:table-cell>
          <table:table-cell table:formula="of:=MID([.I892];4;6)" office:value-type="string" office:string-value="0.5374">
            <text:p>0.53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5">
            <text:p>0.4965</text:p>
          </table:table-cell>
          <table:table-cell table:formula="of:=IF([.B893]&gt;[.$E$1];1;0)" office:value-type="float" office:value="0">
            <text:p>0</text:p>
          </table:table-cell>
          <table:table-cell table:formula="of:=ABS([.A893]-[.C893])" office:value-type="float" office:value="1">
            <text:p>1</text:p>
          </table:table-cell>
          <table:table-cell table:number-columns-repeated="4"/>
          <table:table-cell table:style-name="ce2" office:value-type="string">
            <text:p>1, 0.496596 313</text:p>
          </table:table-cell>
          <table:table-cell table:formula="of:=MID([.I893];1;1)" office:value-type="string" office:string-value="1">
            <text:p>1</text:p>
          </table:table-cell>
          <table:table-cell table:formula="of:=MID([.I893];4;6)" office:value-type="string" office:string-value="0.4965">
            <text:p>0.49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93">
            <text:p>0.4193</text:p>
          </table:table-cell>
          <table:table-cell table:formula="of:=IF([.B894]&gt;[.$E$1];1;0)" office:value-type="float" office:value="0">
            <text:p>0</text:p>
          </table:table-cell>
          <table:table-cell table:formula="of:=ABS([.A894]-[.C894])" office:value-type="float" office:value="0">
            <text:p>0</text:p>
          </table:table-cell>
          <table:table-cell table:number-columns-repeated="4"/>
          <table:table-cell table:style-name="ce2" office:value-type="string">
            <text:p>0, 0.419349 314</text:p>
          </table:table-cell>
          <table:table-cell table:formula="of:=MID([.I894];1;1)" office:value-type="string" office:string-value="0">
            <text:p>0</text:p>
          </table:table-cell>
          <table:table-cell table:formula="of:=MID([.I894];4;6)" office:value-type="string" office:string-value="0.4193">
            <text:p>0.41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26">
            <text:p>0.7826</text:p>
          </table:table-cell>
          <table:table-cell table:formula="of:=IF([.B895]&gt;[.$E$1];1;0)" office:value-type="float" office:value="1">
            <text:p>1</text:p>
          </table:table-cell>
          <table:table-cell table:formula="of:=ABS([.A895]-[.C895])" office:value-type="float" office:value="1">
            <text:p>1</text:p>
          </table:table-cell>
          <table:table-cell table:number-columns-repeated="4"/>
          <table:table-cell table:style-name="ce2" office:value-type="string">
            <text:p>0, 0.782651 315</text:p>
          </table:table-cell>
          <table:table-cell table:formula="of:=MID([.I895];1;1)" office:value-type="string" office:string-value="0">
            <text:p>0</text:p>
          </table:table-cell>
          <table:table-cell table:formula="of:=MID([.I895];4;6)" office:value-type="string" office:string-value="0.7826">
            <text:p>0.78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9">
            <text:p>0.7329</text:p>
          </table:table-cell>
          <table:table-cell table:formula="of:=IF([.B896]&gt;[.$E$1];1;0)" office:value-type="float" office:value="1">
            <text:p>1</text:p>
          </table:table-cell>
          <table:table-cell table:formula="of:=ABS([.A896]-[.C896])" office:value-type="float" office:value="0">
            <text:p>0</text:p>
          </table:table-cell>
          <table:table-cell table:number-columns-repeated="4"/>
          <table:table-cell table:style-name="ce2" office:value-type="string">
            <text:p>1, 0.732914 316</text:p>
          </table:table-cell>
          <table:table-cell table:formula="of:=MID([.I896];1;1)" office:value-type="string" office:string-value="1">
            <text:p>1</text:p>
          </table:table-cell>
          <table:table-cell table:formula="of:=MID([.I896];4;6)" office:value-type="string" office:string-value="0.7329">
            <text:p>0.73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19">
            <text:p>0.4519</text:p>
          </table:table-cell>
          <table:table-cell table:formula="of:=IF([.B897]&gt;[.$E$1];1;0)" office:value-type="float" office:value="0">
            <text:p>0</text:p>
          </table:table-cell>
          <table:table-cell table:formula="of:=ABS([.A897]-[.C897])" office:value-type="float" office:value="0">
            <text:p>0</text:p>
          </table:table-cell>
          <table:table-cell table:number-columns-repeated="4"/>
          <table:table-cell table:style-name="ce2" office:value-type="string">
            <text:p>0, 0.451932 317</text:p>
          </table:table-cell>
          <table:table-cell table:formula="of:=MID([.I897];1;1)" office:value-type="string" office:string-value="0">
            <text:p>0</text:p>
          </table:table-cell>
          <table:table-cell table:formula="of:=MID([.I897];4;6)" office:value-type="string" office:string-value="0.4519">
            <text:p>0.45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91">
            <text:p>0.7191</text:p>
          </table:table-cell>
          <table:table-cell table:formula="of:=IF([.B898]&gt;[.$E$1];1;0)" office:value-type="float" office:value="1">
            <text:p>1</text:p>
          </table:table-cell>
          <table:table-cell table:formula="of:=ABS([.A898]-[.C898])" office:value-type="float" office:value="1">
            <text:p>1</text:p>
          </table:table-cell>
          <table:table-cell table:number-columns-repeated="4"/>
          <table:table-cell table:style-name="ce2" office:value-type="string">
            <text:p>0, 0.719166 318</text:p>
          </table:table-cell>
          <table:table-cell table:formula="of:=MID([.I898];1;1)" office:value-type="string" office:string-value="0">
            <text:p>0</text:p>
          </table:table-cell>
          <table:table-cell table:formula="of:=MID([.I898];4;6)" office:value-type="string" office:string-value="0.7191">
            <text:p>0.71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11">
            <text:p>0.7811</text:p>
          </table:table-cell>
          <table:table-cell table:formula="of:=IF([.B899]&gt;[.$E$1];1;0)" office:value-type="float" office:value="1">
            <text:p>1</text:p>
          </table:table-cell>
          <table:table-cell table:formula="of:=ABS([.A899]-[.C899])" office:value-type="float" office:value="0">
            <text:p>0</text:p>
          </table:table-cell>
          <table:table-cell table:number-columns-repeated="4"/>
          <table:table-cell table:style-name="ce2" office:value-type="string">
            <text:p>1, 0.781188 319</text:p>
          </table:table-cell>
          <table:table-cell table:formula="of:=MID([.I899];1;1)" office:value-type="string" office:string-value="1">
            <text:p>1</text:p>
          </table:table-cell>
          <table:table-cell table:formula="of:=MID([.I899];4;6)" office:value-type="string" office:string-value="0.7811">
            <text:p>0.78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75">
            <text:p>0.5875</text:p>
          </table:table-cell>
          <table:table-cell table:formula="of:=IF([.B900]&gt;[.$E$1];1;0)" office:value-type="float" office:value="1">
            <text:p>1</text:p>
          </table:table-cell>
          <table:table-cell table:formula="of:=ABS([.A900]-[.C900])" office:value-type="float" office:value="0">
            <text:p>0</text:p>
          </table:table-cell>
          <table:table-cell table:number-columns-repeated="4"/>
          <table:table-cell table:style-name="ce2" office:value-type="string">
            <text:p>1, 0.587563 321</text:p>
          </table:table-cell>
          <table:table-cell table:formula="of:=MID([.I900];1;1)" office:value-type="string" office:string-value="1">
            <text:p>1</text:p>
          </table:table-cell>
          <table:table-cell table:formula="of:=MID([.I900];4;6)" office:value-type="string" office:string-value="0.5875">
            <text:p>0.587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54">
            <text:p>0.7654</text:p>
          </table:table-cell>
          <table:table-cell table:formula="of:=IF([.B901]&gt;[.$E$1];1;0)" office:value-type="float" office:value="1">
            <text:p>1</text:p>
          </table:table-cell>
          <table:table-cell table:formula="of:=ABS([.A901]-[.C901])" office:value-type="float" office:value="1">
            <text:p>1</text:p>
          </table:table-cell>
          <table:table-cell table:number-columns-repeated="4"/>
          <table:table-cell table:style-name="ce2" office:value-type="string">
            <text:p>0, 0.765417 324</text:p>
          </table:table-cell>
          <table:table-cell table:formula="of:=MID([.I901];1;1)" office:value-type="string" office:string-value="0">
            <text:p>0</text:p>
          </table:table-cell>
          <table:table-cell table:formula="of:=MID([.I901];4;6)" office:value-type="string" office:string-value="0.7654">
            <text:p>0.76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6">
            <text:p>0.726</text:p>
          </table:table-cell>
          <table:table-cell table:formula="of:=IF([.B902]&gt;[.$E$1];1;0)" office:value-type="float" office:value="1">
            <text:p>1</text:p>
          </table:table-cell>
          <table:table-cell table:formula="of:=ABS([.A902]-[.C902])" office:value-type="float" office:value="1">
            <text:p>1</text:p>
          </table:table-cell>
          <table:table-cell table:number-columns-repeated="4"/>
          <table:table-cell table:style-name="ce2" office:value-type="string">
            <text:p>0, 0.726071 325</text:p>
          </table:table-cell>
          <table:table-cell table:formula="of:=MID([.I902];1;1)" office:value-type="string" office:string-value="0">
            <text:p>0</text:p>
          </table:table-cell>
          <table:table-cell table:formula="of:=MID([.I902];4;6)" office:value-type="string" office:string-value="0.7260">
            <text:p>0.72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">
            <text:p>0.645</text:p>
          </table:table-cell>
          <table:table-cell table:formula="of:=IF([.B903]&gt;[.$E$1];1;0)" office:value-type="float" office:value="1">
            <text:p>1</text:p>
          </table:table-cell>
          <table:table-cell table:formula="of:=ABS([.A903]-[.C903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087 328</text:p>
          </table:table-cell>
          <table:table-cell table:formula="of:=MID([.I903];1;1)" office:value-type="string" office:string-value="1">
            <text:p>1</text:p>
          </table:table-cell>
          <table:table-cell table:formula="of:=MID([.I903];4;6)" office:value-type="string" office:string-value="0.6450">
            <text:p>0.64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41">
            <text:p>0.4841</text:p>
          </table:table-cell>
          <table:table-cell table:formula="of:=IF([.B904]&gt;[.$E$1];1;0)" office:value-type="float" office:value="0">
            <text:p>0</text:p>
          </table:table-cell>
          <table:table-cell table:formula="of:=ABS([.A904]-[.C904])" office:value-type="float" office:value="0">
            <text:p>0</text:p>
          </table:table-cell>
          <table:table-cell table:number-columns-repeated="4"/>
          <table:table-cell table:style-name="ce2" office:value-type="string">
            <text:p>0, 0.484172 329</text:p>
          </table:table-cell>
          <table:table-cell table:formula="of:=MID([.I904];1;1)" office:value-type="string" office:string-value="0">
            <text:p>0</text:p>
          </table:table-cell>
          <table:table-cell table:formula="of:=MID([.I904];4;6)" office:value-type="string" office:string-value="0.4841">
            <text:p>0.48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5">
            <text:p>0.6425</text:p>
          </table:table-cell>
          <table:table-cell table:formula="of:=IF([.B905]&gt;[.$E$1];1;0)" office:value-type="float" office:value="1">
            <text:p>1</text:p>
          </table:table-cell>
          <table:table-cell table:formula="of:=ABS([.A905]-[.C905])" office:value-type="float" office:value="0">
            <text:p>0</text:p>
          </table:table-cell>
          <table:table-cell table:number-columns-repeated="4"/>
          <table:table-cell table:style-name="ce2" office:value-type="string">
            <text:p>1, 0.642507 330</text:p>
          </table:table-cell>
          <table:table-cell table:formula="of:=MID([.I905];1;1)" office:value-type="string" office:string-value="1">
            <text:p>1</text:p>
          </table:table-cell>
          <table:table-cell table:formula="of:=MID([.I905];4;6)" office:value-type="string" office:string-value="0.6425">
            <text:p>0.64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65">
            <text:p>0.4865</text:p>
          </table:table-cell>
          <table:table-cell table:formula="of:=IF([.B906]&gt;[.$E$1];1;0)" office:value-type="float" office:value="0">
            <text:p>0</text:p>
          </table:table-cell>
          <table:table-cell table:formula="of:=ABS([.A906]-[.C906])" office:value-type="float" office:value="1">
            <text:p>1</text:p>
          </table:table-cell>
          <table:table-cell table:number-columns-repeated="4"/>
          <table:table-cell table:style-name="ce2" office:value-type="string">
            <text:p>1, 0.486575 331</text:p>
          </table:table-cell>
          <table:table-cell table:formula="of:=MID([.I906];1;1)" office:value-type="string" office:string-value="1">
            <text:p>1</text:p>
          </table:table-cell>
          <table:table-cell table:formula="of:=MID([.I906];4;6)" office:value-type="string" office:string-value="0.4865">
            <text:p>0.48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6">
            <text:p>0.406</text:p>
          </table:table-cell>
          <table:table-cell table:formula="of:=IF([.B907]&gt;[.$E$1];1;0)" office:value-type="float" office:value="0">
            <text:p>0</text:p>
          </table:table-cell>
          <table:table-cell table:formula="of:=ABS([.A907]-[.C907])" office:value-type="float" office:value="0">
            <text:p>0</text:p>
          </table:table-cell>
          <table:table-cell table:number-columns-repeated="4"/>
          <table:table-cell table:style-name="ce2" office:value-type="string">
            <text:p>0, 0.406066 332</text:p>
          </table:table-cell>
          <table:table-cell table:formula="of:=MID([.I907];1;1)" office:value-type="string" office:string-value="0">
            <text:p>0</text:p>
          </table:table-cell>
          <table:table-cell table:formula="of:=MID([.I907];4;6)" office:value-type="string" office:string-value="0.4060">
            <text:p>0.40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37">
            <text:p>0.4037</text:p>
          </table:table-cell>
          <table:table-cell table:formula="of:=IF([.B908]&gt;[.$E$1];1;0)" office:value-type="float" office:value="0">
            <text:p>0</text:p>
          </table:table-cell>
          <table:table-cell table:formula="of:=ABS([.A908]-[.C908])" office:value-type="float" office:value="1">
            <text:p>1</text:p>
          </table:table-cell>
          <table:table-cell table:number-columns-repeated="4"/>
          <table:table-cell table:style-name="ce2" office:value-type="string">
            <text:p>1, 0.403776 333</text:p>
          </table:table-cell>
          <table:table-cell table:formula="of:=MID([.I908];1;1)" office:value-type="string" office:string-value="1">
            <text:p>1</text:p>
          </table:table-cell>
          <table:table-cell table:formula="of:=MID([.I908];4;6)" office:value-type="string" office:string-value="0.4037">
            <text:p>0.403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15">
            <text:p>0.4215</text:p>
          </table:table-cell>
          <table:table-cell table:formula="of:=IF([.B909]&gt;[.$E$1];1;0)" office:value-type="float" office:value="0">
            <text:p>0</text:p>
          </table:table-cell>
          <table:table-cell table:formula="of:=ABS([.A909]-[.C909])" office:value-type="float" office:value="0">
            <text:p>0</text:p>
          </table:table-cell>
          <table:table-cell table:number-columns-repeated="4"/>
          <table:table-cell table:style-name="ce2" office:value-type="string">
            <text:p>0, 0.421591 334</text:p>
          </table:table-cell>
          <table:table-cell table:formula="of:=MID([.I909];1;1)" office:value-type="string" office:string-value="0">
            <text:p>0</text:p>
          </table:table-cell>
          <table:table-cell table:formula="of:=MID([.I909];4;6)" office:value-type="string" office:string-value="0.4215">
            <text:p>0.42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67">
            <text:p>0.7467</text:p>
          </table:table-cell>
          <table:table-cell table:formula="of:=IF([.B910]&gt;[.$E$1];1;0)" office:value-type="float" office:value="1">
            <text:p>1</text:p>
          </table:table-cell>
          <table:table-cell table:formula="of:=ABS([.A910]-[.C910])" office:value-type="float" office:value="0">
            <text:p>0</text:p>
          </table:table-cell>
          <table:table-cell table:number-columns-repeated="4"/>
          <table:table-cell table:style-name="ce2" office:value-type="string">
            <text:p>1, 0.746737 335</text:p>
          </table:table-cell>
          <table:table-cell table:formula="of:=MID([.I910];1;1)" office:value-type="string" office:string-value="1">
            <text:p>1</text:p>
          </table:table-cell>
          <table:table-cell table:formula="of:=MID([.I910];4;6)" office:value-type="string" office:string-value="0.7467">
            <text:p>0.74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48">
            <text:p>0.2948</text:p>
          </table:table-cell>
          <table:table-cell table:formula="of:=IF([.B911]&gt;[.$E$1];1;0)" office:value-type="float" office:value="0">
            <text:p>0</text:p>
          </table:table-cell>
          <table:table-cell table:formula="of:=ABS([.A911]-[.C911])" office:value-type="float" office:value="1">
            <text:p>1</text:p>
          </table:table-cell>
          <table:table-cell table:number-columns-repeated="4"/>
          <table:table-cell table:style-name="ce2" office:value-type="string">
            <text:p>1, 0.294821 336</text:p>
          </table:table-cell>
          <table:table-cell table:formula="of:=MID([.I911];1;1)" office:value-type="string" office:string-value="1">
            <text:p>1</text:p>
          </table:table-cell>
          <table:table-cell table:formula="of:=MID([.I911];4;6)" office:value-type="string" office:string-value="0.2948">
            <text:p>0.29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31">
            <text:p>0.4231</text:p>
          </table:table-cell>
          <table:table-cell table:formula="of:=IF([.B912]&gt;[.$E$1];1;0)" office:value-type="float" office:value="0">
            <text:p>0</text:p>
          </table:table-cell>
          <table:table-cell table:formula="of:=ABS([.A912]-[.C912])" office:value-type="float" office:value="0">
            <text:p>0</text:p>
          </table:table-cell>
          <table:table-cell table:number-columns-repeated="4"/>
          <table:table-cell table:style-name="ce2" office:value-type="string">
            <text:p>0, 0.423141 339</text:p>
          </table:table-cell>
          <table:table-cell table:formula="of:=MID([.I912];1;1)" office:value-type="string" office:string-value="0">
            <text:p>0</text:p>
          </table:table-cell>
          <table:table-cell table:formula="of:=MID([.I912];4;6)" office:value-type="string" office:string-value="0.4231">
            <text:p>0.42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43">
            <text:p>0.7743</text:p>
          </table:table-cell>
          <table:table-cell table:formula="of:=IF([.B913]&gt;[.$E$1];1;0)" office:value-type="float" office:value="1">
            <text:p>1</text:p>
          </table:table-cell>
          <table:table-cell table:formula="of:=ABS([.A913]-[.C913])" office:value-type="float" office:value="0">
            <text:p>0</text:p>
          </table:table-cell>
          <table:table-cell table:number-columns-repeated="4"/>
          <table:table-cell table:style-name="ce2" office:value-type="string">
            <text:p>1, 0.77435 340</text:p>
          </table:table-cell>
          <table:table-cell table:formula="of:=MID([.I913];1;1)" office:value-type="string" office:string-value="1">
            <text:p>1</text:p>
          </table:table-cell>
          <table:table-cell table:formula="of:=MID([.I913];4;6)" office:value-type="string" office:string-value="0.7743">
            <text:p>0.77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85">
            <text:p>0.6285</text:p>
          </table:table-cell>
          <table:table-cell table:formula="of:=IF([.B914]&gt;[.$E$1];1;0)" office:value-type="float" office:value="1">
            <text:p>1</text:p>
          </table:table-cell>
          <table:table-cell table:formula="of:=ABS([.A914]-[.C914])" office:value-type="float" office:value="1">
            <text:p>1</text:p>
          </table:table-cell>
          <table:table-cell table:number-columns-repeated="4"/>
          <table:table-cell table:style-name="ce2" office:value-type="string">
            <text:p>0, 0.62855 341</text:p>
          </table:table-cell>
          <table:table-cell table:formula="of:=MID([.I914];1;1)" office:value-type="string" office:string-value="0">
            <text:p>0</text:p>
          </table:table-cell>
          <table:table-cell table:formula="of:=MID([.I914];4;6)" office:value-type="string" office:string-value="0.6285">
            <text:p>0.62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92">
            <text:p>0.4792</text:p>
          </table:table-cell>
          <table:table-cell table:formula="of:=IF([.B915]&gt;[.$E$1];1;0)" office:value-type="float" office:value="0">
            <text:p>0</text:p>
          </table:table-cell>
          <table:table-cell table:formula="of:=ABS([.A915]-[.C915])" office:value-type="float" office:value="0">
            <text:p>0</text:p>
          </table:table-cell>
          <table:table-cell table:number-columns-repeated="4"/>
          <table:table-cell table:style-name="ce2" office:value-type="string">
            <text:p>0, 0.479266 342</text:p>
          </table:table-cell>
          <table:table-cell table:formula="of:=MID([.I915];1;1)" office:value-type="string" office:string-value="0">
            <text:p>0</text:p>
          </table:table-cell>
          <table:table-cell table:formula="of:=MID([.I915];4;6)" office:value-type="string" office:string-value="0.4792">
            <text:p>0.47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18">
            <text:p>0.7518</text:p>
          </table:table-cell>
          <table:table-cell table:formula="of:=IF([.B916]&gt;[.$E$1];1;0)" office:value-type="float" office:value="1">
            <text:p>1</text:p>
          </table:table-cell>
          <table:table-cell table:formula="of:=ABS([.A916]-[.C916])" office:value-type="float" office:value="0">
            <text:p>0</text:p>
          </table:table-cell>
          <table:table-cell table:number-columns-repeated="4"/>
          <table:table-cell table:style-name="ce2" office:value-type="string">
            <text:p>1, 0.751842 343</text:p>
          </table:table-cell>
          <table:table-cell table:formula="of:=MID([.I916];1;1)" office:value-type="string" office:string-value="1">
            <text:p>1</text:p>
          </table:table-cell>
          <table:table-cell table:formula="of:=MID([.I916];4;6)" office:value-type="string" office:string-value="0.7518">
            <text:p>0.75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43">
            <text:p>0.4843</text:p>
          </table:table-cell>
          <table:table-cell table:formula="of:=IF([.B917]&gt;[.$E$1];1;0)" office:value-type="float" office:value="0">
            <text:p>0</text:p>
          </table:table-cell>
          <table:table-cell table:formula="of:=ABS([.A917]-[.C917])" office:value-type="float" office:value="1">
            <text:p>1</text:p>
          </table:table-cell>
          <table:table-cell table:number-columns-repeated="4"/>
          <table:table-cell table:style-name="ce2" office:value-type="string">
            <text:p>1, 0.484329 344</text:p>
          </table:table-cell>
          <table:table-cell table:formula="of:=MID([.I917];1;1)" office:value-type="string" office:string-value="1">
            <text:p>1</text:p>
          </table:table-cell>
          <table:table-cell table:formula="of:=MID([.I917];4;6)" office:value-type="string" office:string-value="0.4843">
            <text:p>0.48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86">
            <text:p>0.7386</text:p>
          </table:table-cell>
          <table:table-cell table:formula="of:=IF([.B918]&gt;[.$E$1];1;0)" office:value-type="float" office:value="1">
            <text:p>1</text:p>
          </table:table-cell>
          <table:table-cell table:formula="of:=ABS([.A918]-[.C918])" office:value-type="float" office:value="1">
            <text:p>1</text:p>
          </table:table-cell>
          <table:table-cell table:number-columns-repeated="4"/>
          <table:table-cell table:style-name="ce2" office:value-type="string">
            <text:p>0, 0.738604 345</text:p>
          </table:table-cell>
          <table:table-cell table:formula="of:=MID([.I918];1;1)" office:value-type="string" office:string-value="0">
            <text:p>0</text:p>
          </table:table-cell>
          <table:table-cell table:formula="of:=MID([.I918];4;6)" office:value-type="string" office:string-value="0.7386">
            <text:p>0.738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22">
            <text:p>0.5322</text:p>
          </table:table-cell>
          <table:table-cell table:formula="of:=IF([.B919]&gt;[.$E$1];1;0)" office:value-type="float" office:value="1">
            <text:p>1</text:p>
          </table:table-cell>
          <table:table-cell table:formula="of:=ABS([.A919]-[.C919])" office:value-type="float" office:value="1">
            <text:p>1</text:p>
          </table:table-cell>
          <table:table-cell table:number-columns-repeated="4"/>
          <table:table-cell table:style-name="ce2" office:value-type="string">
            <text:p>0, 0.532271 346</text:p>
          </table:table-cell>
          <table:table-cell table:formula="of:=MID([.I919];1;1)" office:value-type="string" office:string-value="0">
            <text:p>0</text:p>
          </table:table-cell>
          <table:table-cell table:formula="of:=MID([.I919];4;6)" office:value-type="string" office:string-value="0.5322">
            <text:p>0.53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6">
            <text:p>0.5916</text:p>
          </table:table-cell>
          <table:table-cell table:formula="of:=IF([.B920]&gt;[.$E$1];1;0)" office:value-type="float" office:value="1">
            <text:p>1</text:p>
          </table:table-cell>
          <table:table-cell table:formula="of:=ABS([.A920]-[.C920])" office:value-type="float" office:value="0">
            <text:p>0</text:p>
          </table:table-cell>
          <table:table-cell table:number-columns-repeated="3"/>
          <table:table-cell office:value-type="string">
            <text:p>File 3</text:p>
          </table:table-cell>
          <table:table-cell table:style-name="ce2" office:value-type="string">
            <text:p>1, 0.591674 347</text:p>
          </table:table-cell>
          <table:table-cell table:formula="of:=MID([.I920];1;1)" office:value-type="string" office:string-value="1">
            <text:p>1</text:p>
          </table:table-cell>
          <table:table-cell table:formula="of:=MID([.I920];4;6)" office:value-type="string" office:string-value="0.5916">
            <text:p>0.59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06">
            <text:p>0.5806</text:p>
          </table:table-cell>
          <table:table-cell table:formula="of:=IF([.B921]&gt;[.$E$1];1;0)" office:value-type="float" office:value="1">
            <text:p>1</text:p>
          </table:table-cell>
          <table:table-cell table:formula="of:=ABS([.A921]-[.C921])" office:value-type="float" office:value="0">
            <text:p>0</text:p>
          </table:table-cell>
          <table:table-cell table:number-columns-repeated="4"/>
          <table:table-cell table:style-name="ce2" office:value-type="string">
            <text:p>1, 0.580613 348</text:p>
          </table:table-cell>
          <table:table-cell table:formula="of:=MID([.I921];1;1)" office:value-type="string" office:string-value="1">
            <text:p>1</text:p>
          </table:table-cell>
          <table:table-cell table:formula="of:=MID([.I921];4;6)" office:value-type="string" office:string-value="0.5806">
            <text:p>0.58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43">
            <text:p>0.3943</text:p>
          </table:table-cell>
          <table:table-cell table:formula="of:=IF([.B922]&gt;[.$E$1];1;0)" office:value-type="float" office:value="0">
            <text:p>0</text:p>
          </table:table-cell>
          <table:table-cell table:formula="of:=ABS([.A922]-[.C922])" office:value-type="float" office:value="1">
            <text:p>1</text:p>
          </table:table-cell>
          <table:table-cell table:number-columns-repeated="4"/>
          <table:table-cell table:style-name="ce2" office:value-type="string">
            <text:p>1, 0.394303 349</text:p>
          </table:table-cell>
          <table:table-cell table:formula="of:=MID([.I922];1;1)" office:value-type="string" office:string-value="1">
            <text:p>1</text:p>
          </table:table-cell>
          <table:table-cell table:formula="of:=MID([.I922];4;6)" office:value-type="string" office:string-value="0.3943">
            <text:p>0.39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12">
            <text:p>0.3812</text:p>
          </table:table-cell>
          <table:table-cell table:formula="of:=IF([.B923]&gt;[.$E$1];1;0)" office:value-type="float" office:value="0">
            <text:p>0</text:p>
          </table:table-cell>
          <table:table-cell table:formula="of:=ABS([.A923]-[.C923])" office:value-type="float" office:value="1">
            <text:p>1</text:p>
          </table:table-cell>
          <table:table-cell table:number-columns-repeated="4"/>
          <table:table-cell table:style-name="ce2" office:value-type="string">
            <text:p>1, 0.38124 350</text:p>
          </table:table-cell>
          <table:table-cell table:formula="of:=MID([.I923];1;1)" office:value-type="string" office:string-value="1">
            <text:p>1</text:p>
          </table:table-cell>
          <table:table-cell table:formula="of:=MID([.I923];4;6)" office:value-type="string" office:string-value="0.3812">
            <text:p>0.38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46">
            <text:p>0.7146</text:p>
          </table:table-cell>
          <table:table-cell table:formula="of:=IF([.B924]&gt;[.$E$1];1;0)" office:value-type="float" office:value="1">
            <text:p>1</text:p>
          </table:table-cell>
          <table:table-cell table:formula="of:=ABS([.A924]-[.C924])" office:value-type="float" office:value="1">
            <text:p>1</text:p>
          </table:table-cell>
          <table:table-cell table:number-columns-repeated="4"/>
          <table:table-cell table:style-name="ce2" office:value-type="string">
            <text:p>0, 0.714695 351</text:p>
          </table:table-cell>
          <table:table-cell table:formula="of:=MID([.I924];1;1)" office:value-type="string" office:string-value="0">
            <text:p>0</text:p>
          </table:table-cell>
          <table:table-cell table:formula="of:=MID([.I924];4;6)" office:value-type="string" office:string-value="0.7146">
            <text:p>0.71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4">
            <text:p>0.6344</text:p>
          </table:table-cell>
          <table:table-cell table:formula="of:=IF([.B925]&gt;[.$E$1];1;0)" office:value-type="float" office:value="1">
            <text:p>1</text:p>
          </table:table-cell>
          <table:table-cell table:formula="of:=ABS([.A925]-[.C92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4437 352</text:p>
          </table:table-cell>
          <table:table-cell table:formula="of:=MID([.I925];1;1)" office:value-type="string" office:string-value="1">
            <text:p>1</text:p>
          </table:table-cell>
          <table:table-cell table:formula="of:=MID([.I925];4;6)" office:value-type="string" office:string-value="0.6344">
            <text:p>0.63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68">
            <text:p>0.5968</text:p>
          </table:table-cell>
          <table:table-cell table:formula="of:=IF([.B926]&gt;[.$E$1];1;0)" office:value-type="float" office:value="1">
            <text:p>1</text:p>
          </table:table-cell>
          <table:table-cell table:formula="of:=ABS([.A926]-[.C926])" office:value-type="float" office:value="1">
            <text:p>1</text:p>
          </table:table-cell>
          <table:table-cell table:number-columns-repeated="4"/>
          <table:table-cell table:style-name="ce2" office:value-type="string">
            <text:p>0, 0.596897 353</text:p>
          </table:table-cell>
          <table:table-cell table:formula="of:=MID([.I926];1;1)" office:value-type="string" office:string-value="0">
            <text:p>0</text:p>
          </table:table-cell>
          <table:table-cell table:formula="of:=MID([.I926];4;6)" office:value-type="string" office:string-value="0.5968">
            <text:p>0.59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91">
            <text:p>0.5091</text:p>
          </table:table-cell>
          <table:table-cell table:formula="of:=IF([.B927]&gt;[.$E$1];1;0)" office:value-type="float" office:value="0">
            <text:p>0</text:p>
          </table:table-cell>
          <table:table-cell table:formula="of:=ABS([.A927]-[.C927])" office:value-type="float" office:value="0">
            <text:p>0</text:p>
          </table:table-cell>
          <table:table-cell table:number-columns-repeated="4"/>
          <table:table-cell table:style-name="ce2" office:value-type="string">
            <text:p>0, 0.509199 355</text:p>
          </table:table-cell>
          <table:table-cell table:formula="of:=MID([.I927];1;1)" office:value-type="string" office:string-value="0">
            <text:p>0</text:p>
          </table:table-cell>
          <table:table-cell table:formula="of:=MID([.I927];4;6)" office:value-type="string" office:string-value="0.5091">
            <text:p>0.50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3">
            <text:p>0.5673</text:p>
          </table:table-cell>
          <table:table-cell table:formula="of:=IF([.B928]&gt;[.$E$1];1;0)" office:value-type="float" office:value="1">
            <text:p>1</text:p>
          </table:table-cell>
          <table:table-cell table:formula="of:=ABS([.A928]-[.C928])" office:value-type="float" office:value="0">
            <text:p>0</text:p>
          </table:table-cell>
          <table:table-cell table:number-columns-repeated="4"/>
          <table:table-cell table:style-name="ce2" office:value-type="string">
            <text:p>1, 0.567333 356</text:p>
          </table:table-cell>
          <table:table-cell table:formula="of:=MID([.I928];1;1)" office:value-type="string" office:string-value="1">
            <text:p>1</text:p>
          </table:table-cell>
          <table:table-cell table:formula="of:=MID([.I928];4;6)" office:value-type="string" office:string-value="0.5673">
            <text:p>0.56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13">
            <text:p>0.4913</text:p>
          </table:table-cell>
          <table:table-cell table:formula="of:=IF([.B929]&gt;[.$E$1];1;0)" office:value-type="float" office:value="0">
            <text:p>0</text:p>
          </table:table-cell>
          <table:table-cell table:formula="of:=ABS([.A929]-[.C929])" office:value-type="float" office:value="1">
            <text:p>1</text:p>
          </table:table-cell>
          <table:table-cell table:number-columns-repeated="4"/>
          <table:table-cell table:style-name="ce2" office:value-type="string">
            <text:p>1, 0.491398 357</text:p>
          </table:table-cell>
          <table:table-cell table:formula="of:=MID([.I929];1;1)" office:value-type="string" office:string-value="1">
            <text:p>1</text:p>
          </table:table-cell>
          <table:table-cell table:formula="of:=MID([.I929];4;6)" office:value-type="string" office:string-value="0.4913">
            <text:p>0.49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32">
            <text:p>0.5132</text:p>
          </table:table-cell>
          <table:table-cell table:formula="of:=IF([.B930]&gt;[.$E$1];1;0)" office:value-type="float" office:value="0">
            <text:p>0</text:p>
          </table:table-cell>
          <table:table-cell table:formula="of:=ABS([.A930]-[.C930])" office:value-type="float" office:value="1">
            <text:p>1</text:p>
          </table:table-cell>
          <table:table-cell table:number-columns-repeated="4"/>
          <table:table-cell table:style-name="ce2" office:value-type="string">
            <text:p>1, 0.51321 358</text:p>
          </table:table-cell>
          <table:table-cell table:formula="of:=MID([.I930];1;1)" office:value-type="string" office:string-value="1">
            <text:p>1</text:p>
          </table:table-cell>
          <table:table-cell table:formula="of:=MID([.I930];4;6)" office:value-type="string" office:string-value="0.5132">
            <text:p>0.51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89">
            <text:p>0.8589</text:p>
          </table:table-cell>
          <table:table-cell table:formula="of:=IF([.B931]&gt;[.$E$1];1;0)" office:value-type="float" office:value="1">
            <text:p>1</text:p>
          </table:table-cell>
          <table:table-cell table:formula="of:=ABS([.A931]-[.C931])" office:value-type="float" office:value="0">
            <text:p>0</text:p>
          </table:table-cell>
          <table:table-cell table:number-columns-repeated="4"/>
          <table:table-cell table:style-name="ce2" office:value-type="string">
            <text:p>1, 0.858937 360</text:p>
          </table:table-cell>
          <table:table-cell table:formula="of:=MID([.I931];1;1)" office:value-type="string" office:string-value="1">
            <text:p>1</text:p>
          </table:table-cell>
          <table:table-cell table:formula="of:=MID([.I931];4;6)" office:value-type="string" office:string-value="0.8589">
            <text:p>0.85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81">
            <text:p>0.5481</text:p>
          </table:table-cell>
          <table:table-cell table:formula="of:=IF([.B932]&gt;[.$E$1];1;0)" office:value-type="float" office:value="1">
            <text:p>1</text:p>
          </table:table-cell>
          <table:table-cell table:formula="of:=ABS([.A932]-[.C932])" office:value-type="float" office:value="0">
            <text:p>0</text:p>
          </table:table-cell>
          <table:table-cell table:number-columns-repeated="4"/>
          <table:table-cell table:style-name="ce2" office:value-type="string">
            <text:p>1, 0.548151 362</text:p>
          </table:table-cell>
          <table:table-cell table:formula="of:=MID([.I932];1;1)" office:value-type="string" office:string-value="1">
            <text:p>1</text:p>
          </table:table-cell>
          <table:table-cell table:formula="of:=MID([.I932];4;6)" office:value-type="string" office:string-value="0.5481">
            <text:p>0.548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3">
            <text:p>0.7233</text:p>
          </table:table-cell>
          <table:table-cell table:formula="of:=IF([.B933]&gt;[.$E$1];1;0)" office:value-type="float" office:value="1">
            <text:p>1</text:p>
          </table:table-cell>
          <table:table-cell table:formula="of:=ABS([.A933]-[.C933])" office:value-type="float" office:value="0">
            <text:p>0</text:p>
          </table:table-cell>
          <table:table-cell table:number-columns-repeated="4"/>
          <table:table-cell table:style-name="ce2" office:value-type="string">
            <text:p>1, 0.723344 363</text:p>
          </table:table-cell>
          <table:table-cell table:formula="of:=MID([.I933];1;1)" office:value-type="string" office:string-value="1">
            <text:p>1</text:p>
          </table:table-cell>
          <table:table-cell table:formula="of:=MID([.I933];4;6)" office:value-type="string" office:string-value="0.7233">
            <text:p>0.72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75">
            <text:p>0.4375</text:p>
          </table:table-cell>
          <table:table-cell table:formula="of:=IF([.B934]&gt;[.$E$1];1;0)" office:value-type="float" office:value="0">
            <text:p>0</text:p>
          </table:table-cell>
          <table:table-cell table:formula="of:=ABS([.A934]-[.C934])" office:value-type="float" office:value="1">
            <text:p>1</text:p>
          </table:table-cell>
          <table:table-cell table:number-columns-repeated="4"/>
          <table:table-cell table:style-name="ce2" office:value-type="string">
            <text:p>1, 0.437592 364</text:p>
          </table:table-cell>
          <table:table-cell table:formula="of:=MID([.I934];1;1)" office:value-type="string" office:string-value="1">
            <text:p>1</text:p>
          </table:table-cell>
          <table:table-cell table:formula="of:=MID([.I934];4;6)" office:value-type="string" office:string-value="0.4375">
            <text:p>0.43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53">
            <text:p>0.6953</text:p>
          </table:table-cell>
          <table:table-cell table:formula="of:=IF([.B935]&gt;[.$E$1];1;0)" office:value-type="float" office:value="1">
            <text:p>1</text:p>
          </table:table-cell>
          <table:table-cell table:formula="of:=ABS([.A935]-[.C935])" office:value-type="float" office:value="0">
            <text:p>0</text:p>
          </table:table-cell>
          <table:table-cell table:number-columns-repeated="4"/>
          <table:table-cell table:style-name="ce2" office:value-type="string">
            <text:p>1, 0.695398 366</text:p>
          </table:table-cell>
          <table:table-cell table:formula="of:=MID([.I935];1;1)" office:value-type="string" office:string-value="1">
            <text:p>1</text:p>
          </table:table-cell>
          <table:table-cell table:formula="of:=MID([.I935];4;6)" office:value-type="string" office:string-value="0.6953">
            <text:p>0.69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8">
            <text:p>0.428</text:p>
          </table:table-cell>
          <table:table-cell table:formula="of:=IF([.B936]&gt;[.$E$1];1;0)" office:value-type="float" office:value="0">
            <text:p>0</text:p>
          </table:table-cell>
          <table:table-cell table:formula="of:=ABS([.A936]-[.C936])" office:value-type="float" office:value="0">
            <text:p>0</text:p>
          </table:table-cell>
          <table:table-cell table:number-columns-repeated="4"/>
          <table:table-cell table:style-name="ce2" office:value-type="string">
            <text:p>0, 0.428097 367</text:p>
          </table:table-cell>
          <table:table-cell table:formula="of:=MID([.I936];1;1)" office:value-type="string" office:string-value="0">
            <text:p>0</text:p>
          </table:table-cell>
          <table:table-cell table:formula="of:=MID([.I936];4;6)" office:value-type="string" office:string-value="0.4280">
            <text:p>0.42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35">
            <text:p>0.5635</text:p>
          </table:table-cell>
          <table:table-cell table:formula="of:=IF([.B937]&gt;[.$E$1];1;0)" office:value-type="float" office:value="1">
            <text:p>1</text:p>
          </table:table-cell>
          <table:table-cell table:formula="of:=ABS([.A937]-[.C937])" office:value-type="float" office:value="0">
            <text:p>0</text:p>
          </table:table-cell>
          <table:table-cell table:number-columns-repeated="4"/>
          <table:table-cell table:style-name="ce2" office:value-type="string">
            <text:p>1, 0.563583 368</text:p>
          </table:table-cell>
          <table:table-cell table:formula="of:=MID([.I937];1;1)" office:value-type="string" office:string-value="1">
            <text:p>1</text:p>
          </table:table-cell>
          <table:table-cell table:formula="of:=MID([.I937];4;6)" office:value-type="string" office:string-value="0.5635">
            <text:p>0.56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2">
            <text:p>0.7052</text:p>
          </table:table-cell>
          <table:table-cell table:formula="of:=IF([.B938]&gt;[.$E$1];1;0)" office:value-type="float" office:value="1">
            <text:p>1</text:p>
          </table:table-cell>
          <table:table-cell table:formula="of:=ABS([.A938]-[.C938])" office:value-type="float" office:value="0">
            <text:p>0</text:p>
          </table:table-cell>
          <table:table-cell table:number-columns-repeated="4"/>
          <table:table-cell table:style-name="ce2" office:value-type="string">
            <text:p>1, 0.705212 369</text:p>
          </table:table-cell>
          <table:table-cell table:formula="of:=MID([.I938];1;1)" office:value-type="string" office:string-value="1">
            <text:p>1</text:p>
          </table:table-cell>
          <table:table-cell table:formula="of:=MID([.I938];4;6)" office:value-type="string" office:string-value="0.7052">
            <text:p>0.70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28">
            <text:p>0.4528</text:p>
          </table:table-cell>
          <table:table-cell table:formula="of:=IF([.B939]&gt;[.$E$1];1;0)" office:value-type="float" office:value="0">
            <text:p>0</text:p>
          </table:table-cell>
          <table:table-cell table:formula="of:=ABS([.A939]-[.C939])" office:value-type="float" office:value="1">
            <text:p>1</text:p>
          </table:table-cell>
          <table:table-cell table:number-columns-repeated="4"/>
          <table:table-cell table:style-name="ce2" office:value-type="string">
            <text:p>1, 0.452888 370</text:p>
          </table:table-cell>
          <table:table-cell table:formula="of:=MID([.I939];1;1)" office:value-type="string" office:string-value="1">
            <text:p>1</text:p>
          </table:table-cell>
          <table:table-cell table:formula="of:=MID([.I939];4;6)" office:value-type="string" office:string-value="0.4528">
            <text:p>0.45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8">
            <text:p>0.5118</text:p>
          </table:table-cell>
          <table:table-cell table:formula="of:=IF([.B940]&gt;[.$E$1];1;0)" office:value-type="float" office:value="0">
            <text:p>0</text:p>
          </table:table-cell>
          <table:table-cell table:formula="of:=ABS([.A940]-[.C940])" office:value-type="float" office:value="1">
            <text:p>1</text:p>
          </table:table-cell>
          <table:table-cell table:number-columns-repeated="4"/>
          <table:table-cell table:style-name="ce2" office:value-type="string">
            <text:p>1, 0.511878 371</text:p>
          </table:table-cell>
          <table:table-cell table:formula="of:=MID([.I940];1;1)" office:value-type="string" office:string-value="1">
            <text:p>1</text:p>
          </table:table-cell>
          <table:table-cell table:formula="of:=MID([.I940];4;6)" office:value-type="string" office:string-value="0.5118">
            <text:p>0.51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67">
            <text:p>0.5167</text:p>
          </table:table-cell>
          <table:table-cell table:formula="of:=IF([.B941]&gt;[.$E$1];1;0)" office:value-type="float" office:value="0">
            <text:p>0</text:p>
          </table:table-cell>
          <table:table-cell table:formula="of:=ABS([.A941]-[.C941])" office:value-type="float" office:value="1">
            <text:p>1</text:p>
          </table:table-cell>
          <table:table-cell table:number-columns-repeated="4"/>
          <table:table-cell table:style-name="ce2" office:value-type="string">
            <text:p>1, 0.516798 372</text:p>
          </table:table-cell>
          <table:table-cell table:formula="of:=MID([.I941];1;1)" office:value-type="string" office:string-value="1">
            <text:p>1</text:p>
          </table:table-cell>
          <table:table-cell table:formula="of:=MID([.I941];4;6)" office:value-type="string" office:string-value="0.5167">
            <text:p>0.51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18">
            <text:p>0.4518</text:p>
          </table:table-cell>
          <table:table-cell table:formula="of:=IF([.B942]&gt;[.$E$1];1;0)" office:value-type="float" office:value="0">
            <text:p>0</text:p>
          </table:table-cell>
          <table:table-cell table:formula="of:=ABS([.A942]-[.C942])" office:value-type="float" office:value="1">
            <text:p>1</text:p>
          </table:table-cell>
          <table:table-cell table:number-columns-repeated="4"/>
          <table:table-cell table:style-name="ce2" office:value-type="string">
            <text:p>1, 0.45186 373</text:p>
          </table:table-cell>
          <table:table-cell table:formula="of:=MID([.I942];1;1)" office:value-type="string" office:string-value="1">
            <text:p>1</text:p>
          </table:table-cell>
          <table:table-cell table:formula="of:=MID([.I942];4;6)" office:value-type="string" office:string-value="0.4518">
            <text:p>0.45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56">
            <text:p>0.3556</text:p>
          </table:table-cell>
          <table:table-cell table:formula="of:=IF([.B943]&gt;[.$E$1];1;0)" office:value-type="float" office:value="0">
            <text:p>0</text:p>
          </table:table-cell>
          <table:table-cell table:formula="of:=ABS([.A943]-[.C943])" office:value-type="float" office:value="1">
            <text:p>1</text:p>
          </table:table-cell>
          <table:table-cell table:number-columns-repeated="4"/>
          <table:table-cell table:style-name="ce2" office:value-type="string">
            <text:p>1, 0.355608 374</text:p>
          </table:table-cell>
          <table:table-cell table:formula="of:=MID([.I943];1;1)" office:value-type="string" office:string-value="1">
            <text:p>1</text:p>
          </table:table-cell>
          <table:table-cell table:formula="of:=MID([.I943];4;6)" office:value-type="string" office:string-value="0.3556">
            <text:p>0.35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41">
            <text:p>0.4541</text:p>
          </table:table-cell>
          <table:table-cell table:formula="of:=IF([.B944]&gt;[.$E$1];1;0)" office:value-type="float" office:value="0">
            <text:p>0</text:p>
          </table:table-cell>
          <table:table-cell table:formula="of:=ABS([.A944]-[.C944])" office:value-type="float" office:value="1">
            <text:p>1</text:p>
          </table:table-cell>
          <table:table-cell table:number-columns-repeated="4"/>
          <table:table-cell table:style-name="ce2" office:value-type="string">
            <text:p>1, 0.454192 375</text:p>
          </table:table-cell>
          <table:table-cell table:formula="of:=MID([.I944];1;1)" office:value-type="string" office:string-value="1">
            <text:p>1</text:p>
          </table:table-cell>
          <table:table-cell table:formula="of:=MID([.I944];4;6)" office:value-type="string" office:string-value="0.4541">
            <text:p>0.45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43">
            <text:p>0.6643</text:p>
          </table:table-cell>
          <table:table-cell table:formula="of:=IF([.B945]&gt;[.$E$1];1;0)" office:value-type="float" office:value="1">
            <text:p>1</text:p>
          </table:table-cell>
          <table:table-cell table:formula="of:=ABS([.A945]-[.C945])" office:value-type="float" office:value="0">
            <text:p>0</text:p>
          </table:table-cell>
          <table:table-cell table:number-columns-repeated="4"/>
          <table:table-cell table:style-name="ce2" office:value-type="string">
            <text:p>1, 0.664319 376</text:p>
          </table:table-cell>
          <table:table-cell table:formula="of:=MID([.I945];1;1)" office:value-type="string" office:string-value="1">
            <text:p>1</text:p>
          </table:table-cell>
          <table:table-cell table:formula="of:=MID([.I945];4;6)" office:value-type="string" office:string-value="0.6643">
            <text:p>0.66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07">
            <text:p>0.5607</text:p>
          </table:table-cell>
          <table:table-cell table:formula="of:=IF([.B946]&gt;[.$E$1];1;0)" office:value-type="float" office:value="1">
            <text:p>1</text:p>
          </table:table-cell>
          <table:table-cell table:formula="of:=ABS([.A946]-[.C946])" office:value-type="float" office:value="1">
            <text:p>1</text:p>
          </table:table-cell>
          <table:table-cell table:number-columns-repeated="4"/>
          <table:table-cell table:style-name="ce2" office:value-type="string">
            <text:p>0, 0.560759 377</text:p>
          </table:table-cell>
          <table:table-cell table:formula="of:=MID([.I946];1;1)" office:value-type="string" office:string-value="0">
            <text:p>0</text:p>
          </table:table-cell>
          <table:table-cell table:formula="of:=MID([.I946];4;6)" office:value-type="string" office:string-value="0.5607">
            <text:p>0.56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95">
            <text:p>0.7095</text:p>
          </table:table-cell>
          <table:table-cell table:formula="of:=IF([.B947]&gt;[.$E$1];1;0)" office:value-type="float" office:value="1">
            <text:p>1</text:p>
          </table:table-cell>
          <table:table-cell table:formula="of:=ABS([.A947]-[.C947])" office:value-type="float" office:value="0">
            <text:p>0</text:p>
          </table:table-cell>
          <table:table-cell table:number-columns-repeated="4"/>
          <table:table-cell table:style-name="ce2" office:value-type="string">
            <text:p>1, 0.709583 378</text:p>
          </table:table-cell>
          <table:table-cell table:formula="of:=MID([.I947];1;1)" office:value-type="string" office:string-value="1">
            <text:p>1</text:p>
          </table:table-cell>
          <table:table-cell table:formula="of:=MID([.I947];4;6)" office:value-type="string" office:string-value="0.7095">
            <text:p>0.70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39">
            <text:p>0.3439</text:p>
          </table:table-cell>
          <table:table-cell table:formula="of:=IF([.B948]&gt;[.$E$1];1;0)" office:value-type="float" office:value="0">
            <text:p>0</text:p>
          </table:table-cell>
          <table:table-cell table:formula="of:=ABS([.A948]-[.C948])" office:value-type="float" office:value="0">
            <text:p>0</text:p>
          </table:table-cell>
          <table:table-cell table:number-columns-repeated="4"/>
          <table:table-cell table:style-name="ce2" office:value-type="string">
            <text:p>0, 0.343934 379</text:p>
          </table:table-cell>
          <table:table-cell table:formula="of:=MID([.I948];1;1)" office:value-type="string" office:string-value="0">
            <text:p>0</text:p>
          </table:table-cell>
          <table:table-cell table:formula="of:=MID([.I948];4;6)" office:value-type="string" office:string-value="0.3439">
            <text:p>0.34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81">
            <text:p>0.4681</text:p>
          </table:table-cell>
          <table:table-cell table:formula="of:=IF([.B949]&gt;[.$E$1];1;0)" office:value-type="float" office:value="0">
            <text:p>0</text:p>
          </table:table-cell>
          <table:table-cell table:formula="of:=ABS([.A949]-[.C949])" office:value-type="float" office:value="0">
            <text:p>0</text:p>
          </table:table-cell>
          <table:table-cell table:number-columns-repeated="4"/>
          <table:table-cell table:style-name="ce2" office:value-type="string">
            <text:p>0, 0.468158 380</text:p>
          </table:table-cell>
          <table:table-cell table:formula="of:=MID([.I949];1;1)" office:value-type="string" office:string-value="0">
            <text:p>0</text:p>
          </table:table-cell>
          <table:table-cell table:formula="of:=MID([.I949];4;6)" office:value-type="string" office:string-value="0.4681">
            <text:p>0.468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96">
            <text:p>0.6996</text:p>
          </table:table-cell>
          <table:table-cell table:formula="of:=IF([.B950]&gt;[.$E$1];1;0)" office:value-type="float" office:value="1">
            <text:p>1</text:p>
          </table:table-cell>
          <table:table-cell table:formula="of:=ABS([.A950]-[.C950])" office:value-type="float" office:value="0">
            <text:p>0</text:p>
          </table:table-cell>
          <table:table-cell table:number-columns-repeated="4"/>
          <table:table-cell table:style-name="ce2" office:value-type="string">
            <text:p>1, 0.699655 381</text:p>
          </table:table-cell>
          <table:table-cell table:formula="of:=MID([.I950];1;1)" office:value-type="string" office:string-value="1">
            <text:p>1</text:p>
          </table:table-cell>
          <table:table-cell table:formula="of:=MID([.I950];4;6)" office:value-type="string" office:string-value="0.6996">
            <text:p>0.69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8">
            <text:p>0.848</text:p>
          </table:table-cell>
          <table:table-cell table:formula="of:=IF([.B951]&gt;[.$E$1];1;0)" office:value-type="float" office:value="1">
            <text:p>1</text:p>
          </table:table-cell>
          <table:table-cell table:formula="of:=ABS([.A951]-[.C951])" office:value-type="float" office:value="0">
            <text:p>0</text:p>
          </table:table-cell>
          <table:table-cell table:number-columns-repeated="4"/>
          <table:table-cell table:style-name="ce2" office:value-type="string">
            <text:p>1, 0.848005 382</text:p>
          </table:table-cell>
          <table:table-cell table:formula="of:=MID([.I951];1;1)" office:value-type="string" office:string-value="1">
            <text:p>1</text:p>
          </table:table-cell>
          <table:table-cell table:formula="of:=MID([.I951];4;6)" office:value-type="string" office:string-value="0.8480">
            <text:p>0.84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18">
            <text:p>0.3418</text:p>
          </table:table-cell>
          <table:table-cell table:formula="of:=IF([.B952]&gt;[.$E$1];1;0)" office:value-type="float" office:value="0">
            <text:p>0</text:p>
          </table:table-cell>
          <table:table-cell table:formula="of:=ABS([.A952]-[.C952])" office:value-type="float" office:value="0">
            <text:p>0</text:p>
          </table:table-cell>
          <table:table-cell table:number-columns-repeated="4"/>
          <table:table-cell table:style-name="ce2" office:value-type="string">
            <text:p>0, 0.341862 383</text:p>
          </table:table-cell>
          <table:table-cell table:formula="of:=MID([.I952];1;1)" office:value-type="string" office:string-value="0">
            <text:p>0</text:p>
          </table:table-cell>
          <table:table-cell table:formula="of:=MID([.I952];4;6)" office:value-type="string" office:string-value="0.3418">
            <text:p>0.34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7">
            <text:p>0.5927</text:p>
          </table:table-cell>
          <table:table-cell table:formula="of:=IF([.B953]&gt;[.$E$1];1;0)" office:value-type="float" office:value="1">
            <text:p>1</text:p>
          </table:table-cell>
          <table:table-cell table:formula="of:=ABS([.A953]-[.C953])" office:value-type="float" office:value="0">
            <text:p>0</text:p>
          </table:table-cell>
          <table:table-cell table:number-columns-repeated="4"/>
          <table:table-cell table:style-name="ce2" office:value-type="string">
            <text:p>1, 0.592703 385</text:p>
          </table:table-cell>
          <table:table-cell table:formula="of:=MID([.I953];1;1)" office:value-type="string" office:string-value="1">
            <text:p>1</text:p>
          </table:table-cell>
          <table:table-cell table:formula="of:=MID([.I953];4;6)" office:value-type="string" office:string-value="0.5927">
            <text:p>0.592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75">
            <text:p>0.4775</text:p>
          </table:table-cell>
          <table:table-cell table:formula="of:=IF([.B954]&gt;[.$E$1];1;0)" office:value-type="float" office:value="0">
            <text:p>0</text:p>
          </table:table-cell>
          <table:table-cell table:formula="of:=ABS([.A954]-[.C954])" office:value-type="float" office:value="0">
            <text:p>0</text:p>
          </table:table-cell>
          <table:table-cell table:number-columns-repeated="4"/>
          <table:table-cell table:style-name="ce2" office:value-type="string">
            <text:p>0, 0.477586 386</text:p>
          </table:table-cell>
          <table:table-cell table:formula="of:=MID([.I954];1;1)" office:value-type="string" office:string-value="0">
            <text:p>0</text:p>
          </table:table-cell>
          <table:table-cell table:formula="of:=MID([.I954];4;6)" office:value-type="string" office:string-value="0.4775">
            <text:p>0.47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1">
            <text:p>0.451</text:p>
          </table:table-cell>
          <table:table-cell table:formula="of:=IF([.B955]&gt;[.$E$1];1;0)" office:value-type="float" office:value="0">
            <text:p>0</text:p>
          </table:table-cell>
          <table:table-cell table:formula="of:=ABS([.A955]-[.C955])" office:value-type="float" office:value="1">
            <text:p>1</text:p>
          </table:table-cell>
          <table:table-cell table:number-columns-repeated="4"/>
          <table:table-cell table:style-name="ce2" office:value-type="string">
            <text:p>1, 0.45109 387</text:p>
          </table:table-cell>
          <table:table-cell table:formula="of:=MID([.I955];1;1)" office:value-type="string" office:string-value="1">
            <text:p>1</text:p>
          </table:table-cell>
          <table:table-cell table:formula="of:=MID([.I955];4;6)" office:value-type="string" office:string-value="0.4510">
            <text:p>0.45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42">
            <text:p>0.4142</text:p>
          </table:table-cell>
          <table:table-cell table:formula="of:=IF([.B956]&gt;[.$E$1];1;0)" office:value-type="float" office:value="0">
            <text:p>0</text:p>
          </table:table-cell>
          <table:table-cell table:formula="of:=ABS([.A956]-[.C956])" office:value-type="float" office:value="1">
            <text:p>1</text:p>
          </table:table-cell>
          <table:table-cell table:number-columns-repeated="4"/>
          <table:table-cell table:style-name="ce2" office:value-type="string">
            <text:p>1, 0.414282 388</text:p>
          </table:table-cell>
          <table:table-cell table:formula="of:=MID([.I956];1;1)" office:value-type="string" office:string-value="1">
            <text:p>1</text:p>
          </table:table-cell>
          <table:table-cell table:formula="of:=MID([.I956];4;6)" office:value-type="string" office:string-value="0.4142">
            <text:p>0.41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25">
            <text:p>0.9025</text:p>
          </table:table-cell>
          <table:table-cell table:formula="of:=IF([.B957]&gt;[.$E$1];1;0)" office:value-type="float" office:value="1">
            <text:p>1</text:p>
          </table:table-cell>
          <table:table-cell table:formula="of:=ABS([.A957]-[.C957])" office:value-type="float" office:value="0">
            <text:p>0</text:p>
          </table:table-cell>
          <table:table-cell table:number-columns-repeated="4"/>
          <table:table-cell table:style-name="ce2" office:value-type="string">
            <text:p>1, 0.902538 389</text:p>
          </table:table-cell>
          <table:table-cell table:formula="of:=MID([.I957];1;1)" office:value-type="string" office:string-value="1">
            <text:p>1</text:p>
          </table:table-cell>
          <table:table-cell table:formula="of:=MID([.I957];4;6)" office:value-type="string" office:string-value="0.9025">
            <text:p>0.902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03">
            <text:p>0.5003</text:p>
          </table:table-cell>
          <table:table-cell table:formula="of:=IF([.B958]&gt;[.$E$1];1;0)" office:value-type="float" office:value="0">
            <text:p>0</text:p>
          </table:table-cell>
          <table:table-cell table:formula="of:=ABS([.A958]-[.C958])" office:value-type="float" office:value="0">
            <text:p>0</text:p>
          </table:table-cell>
          <table:table-cell table:number-columns-repeated="4"/>
          <table:table-cell table:style-name="ce2" office:value-type="string">
            <text:p>0, 0.500319 390</text:p>
          </table:table-cell>
          <table:table-cell table:formula="of:=MID([.I958];1;1)" office:value-type="string" office:string-value="0">
            <text:p>0</text:p>
          </table:table-cell>
          <table:table-cell table:formula="of:=MID([.I958];4;6)" office:value-type="string" office:string-value="0.5003">
            <text:p>0.50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4">
            <text:p>0.7234</text:p>
          </table:table-cell>
          <table:table-cell table:formula="of:=IF([.B959]&gt;[.$E$1];1;0)" office:value-type="float" office:value="1">
            <text:p>1</text:p>
          </table:table-cell>
          <table:table-cell table:formula="of:=ABS([.A959]-[.C959])" office:value-type="float" office:value="0">
            <text:p>0</text:p>
          </table:table-cell>
          <table:table-cell table:number-columns-repeated="4"/>
          <table:table-cell table:style-name="ce2" office:value-type="string">
            <text:p>1, 0.723491 392</text:p>
          </table:table-cell>
          <table:table-cell table:formula="of:=MID([.I959];1;1)" office:value-type="string" office:string-value="1">
            <text:p>1</text:p>
          </table:table-cell>
          <table:table-cell table:formula="of:=MID([.I959];4;6)" office:value-type="string" office:string-value="0.7234">
            <text:p>0.72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4">
            <text:p>0.7074</text:p>
          </table:table-cell>
          <table:table-cell table:formula="of:=IF([.B960]&gt;[.$E$1];1;0)" office:value-type="float" office:value="1">
            <text:p>1</text:p>
          </table:table-cell>
          <table:table-cell table:formula="of:=ABS([.A960]-[.C960])" office:value-type="float" office:value="0">
            <text:p>0</text:p>
          </table:table-cell>
          <table:table-cell table:number-columns-repeated="4"/>
          <table:table-cell table:style-name="ce2" office:value-type="string">
            <text:p>1, 0.707477 393</text:p>
          </table:table-cell>
          <table:table-cell table:formula="of:=MID([.I960];1;1)" office:value-type="string" office:string-value="1">
            <text:p>1</text:p>
          </table:table-cell>
          <table:table-cell table:formula="of:=MID([.I960];4;6)" office:value-type="string" office:string-value="0.7074">
            <text:p>0.70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752">
            <text:p>0.2752</text:p>
          </table:table-cell>
          <table:table-cell table:formula="of:=IF([.B961]&gt;[.$E$1];1;0)" office:value-type="float" office:value="0">
            <text:p>0</text:p>
          </table:table-cell>
          <table:table-cell table:formula="of:=ABS([.A961]-[.C961])" office:value-type="float" office:value="1">
            <text:p>1</text:p>
          </table:table-cell>
          <table:table-cell table:number-columns-repeated="4"/>
          <table:table-cell table:style-name="ce2" office:value-type="string">
            <text:p>1, 0.275237 394</text:p>
          </table:table-cell>
          <table:table-cell table:formula="of:=MID([.I961];1;1)" office:value-type="string" office:string-value="1">
            <text:p>1</text:p>
          </table:table-cell>
          <table:table-cell table:formula="of:=MID([.I961];4;6)" office:value-type="string" office:string-value="0.2752">
            <text:p>0.27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">
            <text:p>0.737</text:p>
          </table:table-cell>
          <table:table-cell table:formula="of:=IF([.B962]&gt;[.$E$1];1;0)" office:value-type="float" office:value="1">
            <text:p>1</text:p>
          </table:table-cell>
          <table:table-cell table:formula="of:=ABS([.A962]-[.C962])" office:value-type="float" office:value="0">
            <text:p>0</text:p>
          </table:table-cell>
          <table:table-cell table:number-columns-repeated="4"/>
          <table:table-cell table:style-name="ce2" office:value-type="string">
            <text:p>1, 0.737006 395</text:p>
          </table:table-cell>
          <table:table-cell table:formula="of:=MID([.I962];1;1)" office:value-type="string" office:string-value="1">
            <text:p>1</text:p>
          </table:table-cell>
          <table:table-cell table:formula="of:=MID([.I962];4;6)" office:value-type="string" office:string-value="0.7370">
            <text:p>0.73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28">
            <text:p>0.5428</text:p>
          </table:table-cell>
          <table:table-cell table:formula="of:=IF([.B963]&gt;[.$E$1];1;0)" office:value-type="float" office:value="1">
            <text:p>1</text:p>
          </table:table-cell>
          <table:table-cell table:formula="of:=ABS([.A963]-[.C963])" office:value-type="float" office:value="0">
            <text:p>0</text:p>
          </table:table-cell>
          <table:table-cell table:number-columns-repeated="4"/>
          <table:table-cell table:style-name="ce2" office:value-type="string">
            <text:p>1, 0.542877 396</text:p>
          </table:table-cell>
          <table:table-cell table:formula="of:=MID([.I963];1;1)" office:value-type="string" office:string-value="1">
            <text:p>1</text:p>
          </table:table-cell>
          <table:table-cell table:formula="of:=MID([.I963];4;6)" office:value-type="string" office:string-value="0.5428">
            <text:p>0.54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85">
            <text:p>0.7985</text:p>
          </table:table-cell>
          <table:table-cell table:formula="of:=IF([.B964]&gt;[.$E$1];1;0)" office:value-type="float" office:value="1">
            <text:p>1</text:p>
          </table:table-cell>
          <table:table-cell table:formula="of:=ABS([.A964]-[.C964])" office:value-type="float" office:value="0">
            <text:p>0</text:p>
          </table:table-cell>
          <table:table-cell table:number-columns-repeated="4"/>
          <table:table-cell table:style-name="ce2" office:value-type="string">
            <text:p>1, 0.798519 397</text:p>
          </table:table-cell>
          <table:table-cell table:formula="of:=MID([.I964];1;1)" office:value-type="string" office:string-value="1">
            <text:p>1</text:p>
          </table:table-cell>
          <table:table-cell table:formula="of:=MID([.I964];4;6)" office:value-type="string" office:string-value="0.7985">
            <text:p>0.79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26">
            <text:p>0.7026</text:p>
          </table:table-cell>
          <table:table-cell table:formula="of:=IF([.B965]&gt;[.$E$1];1;0)" office:value-type="float" office:value="1">
            <text:p>1</text:p>
          </table:table-cell>
          <table:table-cell table:formula="of:=ABS([.A965]-[.C965])" office:value-type="float" office:value="1">
            <text:p>1</text:p>
          </table:table-cell>
          <table:table-cell table:number-columns-repeated="4"/>
          <table:table-cell table:style-name="ce2" office:value-type="string">
            <text:p>0, 0.702638 398</text:p>
          </table:table-cell>
          <table:table-cell table:formula="of:=MID([.I965];1;1)" office:value-type="string" office:string-value="0">
            <text:p>0</text:p>
          </table:table-cell>
          <table:table-cell table:formula="of:=MID([.I965];4;6)" office:value-type="string" office:string-value="0.7026">
            <text:p>0.70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79">
            <text:p>0.7179</text:p>
          </table:table-cell>
          <table:table-cell table:formula="of:=IF([.B966]&gt;[.$E$1];1;0)" office:value-type="float" office:value="1">
            <text:p>1</text:p>
          </table:table-cell>
          <table:table-cell table:formula="of:=ABS([.A966]-[.C966])" office:value-type="float" office:value="0">
            <text:p>0</text:p>
          </table:table-cell>
          <table:table-cell table:number-columns-repeated="4"/>
          <table:table-cell table:style-name="ce2" office:value-type="string">
            <text:p>1, 0.717913 0</text:p>
          </table:table-cell>
          <table:table-cell table:formula="of:=MID([.I966];1;1)" office:value-type="string" office:string-value="1">
            <text:p>1</text:p>
          </table:table-cell>
          <table:table-cell table:formula="of:=MID([.I966];4;6)" office:value-type="string" office:string-value="0.7179">
            <text:p>0.71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9">
            <text:p>0.529</text:p>
          </table:table-cell>
          <table:table-cell table:formula="of:=IF([.B967]&gt;[.$E$1];1;0)" office:value-type="float" office:value="1">
            <text:p>1</text:p>
          </table:table-cell>
          <table:table-cell table:formula="of:=ABS([.A967]-[.C967])" office:value-type="float" office:value="1">
            <text:p>1</text:p>
          </table:table-cell>
          <table:table-cell table:number-columns-repeated="4"/>
          <table:table-cell table:style-name="ce2" office:value-type="string">
            <text:p>0, 0.529023 2</text:p>
          </table:table-cell>
          <table:table-cell table:formula="of:=MID([.I967];1;1)" office:value-type="string" office:string-value="0">
            <text:p>0</text:p>
          </table:table-cell>
          <table:table-cell table:formula="of:=MID([.I967];4;6)" office:value-type="string" office:string-value="0.5290">
            <text:p>0.52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9">
            <text:p>0.6289</text:p>
          </table:table-cell>
          <table:table-cell table:formula="of:=IF([.B968]&gt;[.$E$1];1;0)" office:value-type="float" office:value="1">
            <text:p>1</text:p>
          </table:table-cell>
          <table:table-cell table:formula="of:=ABS([.A968]-[.C968])" office:value-type="float" office:value="0">
            <text:p>0</text:p>
          </table:table-cell>
          <table:table-cell table:number-columns-repeated="4"/>
          <table:table-cell table:style-name="ce2" office:value-type="string">
            <text:p>1, 0.628948 3</text:p>
          </table:table-cell>
          <table:table-cell table:formula="of:=MID([.I968];1;1)" office:value-type="string" office:string-value="1">
            <text:p>1</text:p>
          </table:table-cell>
          <table:table-cell table:formula="of:=MID([.I968];4;6)" office:value-type="string" office:string-value="0.6289">
            <text:p>0.62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82">
            <text:p>0.8082</text:p>
          </table:table-cell>
          <table:table-cell table:formula="of:=IF([.B969]&gt;[.$E$1];1;0)" office:value-type="float" office:value="1">
            <text:p>1</text:p>
          </table:table-cell>
          <table:table-cell table:formula="of:=ABS([.A969]-[.C969])" office:value-type="float" office:value="1">
            <text:p>1</text:p>
          </table:table-cell>
          <table:table-cell table:number-columns-repeated="4"/>
          <table:table-cell table:style-name="ce2" office:value-type="string">
            <text:p>0, 0.808272 5</text:p>
          </table:table-cell>
          <table:table-cell table:formula="of:=MID([.I969];1;1)" office:value-type="string" office:string-value="0">
            <text:p>0</text:p>
          </table:table-cell>
          <table:table-cell table:formula="of:=MID([.I969];4;6)" office:value-type="string" office:string-value="0.8082">
            <text:p>0.808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79">
            <text:p>0.5879</text:p>
          </table:table-cell>
          <table:table-cell table:formula="of:=IF([.B970]&gt;[.$E$1];1;0)" office:value-type="float" office:value="1">
            <text:p>1</text:p>
          </table:table-cell>
          <table:table-cell table:formula="of:=ABS([.A970]-[.C970])" office:value-type="float" office:value="1">
            <text:p>1</text:p>
          </table:table-cell>
          <table:table-cell table:number-columns-repeated="4"/>
          <table:table-cell table:style-name="ce2" office:value-type="string">
            <text:p>0, 0.587993 7</text:p>
          </table:table-cell>
          <table:table-cell table:formula="of:=MID([.I970];1;1)" office:value-type="string" office:string-value="0">
            <text:p>0</text:p>
          </table:table-cell>
          <table:table-cell table:formula="of:=MID([.I970];4;6)" office:value-type="string" office:string-value="0.5879">
            <text:p>0.58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65">
            <text:p>0.6765</text:p>
          </table:table-cell>
          <table:table-cell table:formula="of:=IF([.B971]&gt;[.$E$1];1;0)" office:value-type="float" office:value="1">
            <text:p>1</text:p>
          </table:table-cell>
          <table:table-cell table:formula="of:=ABS([.A971]-[.C971])" office:value-type="float" office:value="0">
            <text:p>0</text:p>
          </table:table-cell>
          <table:table-cell table:number-columns-repeated="4"/>
          <table:table-cell table:style-name="ce2" office:value-type="string">
            <text:p>1, 0.67654 8</text:p>
          </table:table-cell>
          <table:table-cell table:formula="of:=MID([.I971];1;1)" office:value-type="string" office:string-value="1">
            <text:p>1</text:p>
          </table:table-cell>
          <table:table-cell table:formula="of:=MID([.I971];4;6)" office:value-type="string" office:string-value="0.6765">
            <text:p>0.67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25">
            <text:p>0.7625</text:p>
          </table:table-cell>
          <table:table-cell table:formula="of:=IF([.B972]&gt;[.$E$1];1;0)" office:value-type="float" office:value="1">
            <text:p>1</text:p>
          </table:table-cell>
          <table:table-cell table:formula="of:=ABS([.A972]-[.C972])" office:value-type="float" office:value="0">
            <text:p>0</text:p>
          </table:table-cell>
          <table:table-cell table:number-columns-repeated="4"/>
          <table:table-cell table:style-name="ce2" office:value-type="string">
            <text:p>1, 0.762565 9</text:p>
          </table:table-cell>
          <table:table-cell table:formula="of:=MID([.I972];1;1)" office:value-type="string" office:string-value="1">
            <text:p>1</text:p>
          </table:table-cell>
          <table:table-cell table:formula="of:=MID([.I972];4;6)" office:value-type="string" office:string-value="0.7625">
            <text:p>0.762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24">
            <text:p>0.4924</text:p>
          </table:table-cell>
          <table:table-cell table:formula="of:=IF([.B973]&gt;[.$E$1];1;0)" office:value-type="float" office:value="0">
            <text:p>0</text:p>
          </table:table-cell>
          <table:table-cell table:formula="of:=ABS([.A973]-[.C973])" office:value-type="float" office:value="0">
            <text:p>0</text:p>
          </table:table-cell>
          <table:table-cell table:number-columns-repeated="4"/>
          <table:table-cell table:style-name="ce2" office:value-type="string">
            <text:p>0, 0.492471 10</text:p>
          </table:table-cell>
          <table:table-cell table:formula="of:=MID([.I973];1;1)" office:value-type="string" office:string-value="0">
            <text:p>0</text:p>
          </table:table-cell>
          <table:table-cell table:formula="of:=MID([.I973];4;6)" office:value-type="string" office:string-value="0.4924">
            <text:p>0.49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9">
            <text:p>0.6659</text:p>
          </table:table-cell>
          <table:table-cell table:formula="of:=IF([.B974]&gt;[.$E$1];1;0)" office:value-type="float" office:value="1">
            <text:p>1</text:p>
          </table:table-cell>
          <table:table-cell table:formula="of:=ABS([.A974]-[.C974])" office:value-type="float" office:value="0">
            <text:p>0</text:p>
          </table:table-cell>
          <table:table-cell table:number-columns-repeated="4"/>
          <table:table-cell table:style-name="ce2" office:value-type="string">
            <text:p>1, 0.665919 11</text:p>
          </table:table-cell>
          <table:table-cell table:formula="of:=MID([.I974];1;1)" office:value-type="string" office:string-value="1">
            <text:p>1</text:p>
          </table:table-cell>
          <table:table-cell table:formula="of:=MID([.I974];4;6)" office:value-type="string" office:string-value="0.6659">
            <text:p>0.66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285">
            <text:p>0.2285</text:p>
          </table:table-cell>
          <table:table-cell table:formula="of:=IF([.B975]&gt;[.$E$1];1;0)" office:value-type="float" office:value="0">
            <text:p>0</text:p>
          </table:table-cell>
          <table:table-cell table:formula="of:=ABS([.A975]-[.C975])" office:value-type="float" office:value="0">
            <text:p>0</text:p>
          </table:table-cell>
          <table:table-cell table:number-columns-repeated="4"/>
          <table:table-cell table:style-name="ce2" office:value-type="string">
            <text:p>0, 0.22858 12</text:p>
          </table:table-cell>
          <table:table-cell table:formula="of:=MID([.I975];1;1)" office:value-type="string" office:string-value="0">
            <text:p>0</text:p>
          </table:table-cell>
          <table:table-cell table:formula="of:=MID([.I975];4;6)" office:value-type="string" office:string-value="0.2285">
            <text:p>0.22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26">
            <text:p>0.3526</text:p>
          </table:table-cell>
          <table:table-cell table:formula="of:=IF([.B976]&gt;[.$E$1];1;0)" office:value-type="float" office:value="0">
            <text:p>0</text:p>
          </table:table-cell>
          <table:table-cell table:formula="of:=ABS([.A976]-[.C976])" office:value-type="float" office:value="0">
            <text:p>0</text:p>
          </table:table-cell>
          <table:table-cell table:number-columns-repeated="4"/>
          <table:table-cell table:style-name="ce2" office:value-type="string">
            <text:p>0, 0.352665 13</text:p>
          </table:table-cell>
          <table:table-cell table:formula="of:=MID([.I976];1;1)" office:value-type="string" office:string-value="0">
            <text:p>0</text:p>
          </table:table-cell>
          <table:table-cell table:formula="of:=MID([.I976];4;6)" office:value-type="string" office:string-value="0.3526">
            <text:p>0.35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27">
            <text:p>0.8227</text:p>
          </table:table-cell>
          <table:table-cell table:formula="of:=IF([.B977]&gt;[.$E$1];1;0)" office:value-type="float" office:value="1">
            <text:p>1</text:p>
          </table:table-cell>
          <table:table-cell table:formula="of:=ABS([.A977]-[.C977])" office:value-type="float" office:value="0">
            <text:p>0</text:p>
          </table:table-cell>
          <table:table-cell table:number-columns-repeated="4"/>
          <table:table-cell table:style-name="ce2" office:value-type="string">
            <text:p>1, 0.82272 15</text:p>
          </table:table-cell>
          <table:table-cell table:formula="of:=MID([.I977];1;1)" office:value-type="string" office:string-value="1">
            <text:p>1</text:p>
          </table:table-cell>
          <table:table-cell table:formula="of:=MID([.I977];4;6)" office:value-type="string" office:string-value="0.8227">
            <text:p>0.822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4">
            <text:p>0.644</text:p>
          </table:table-cell>
          <table:table-cell table:formula="of:=IF([.B978]&gt;[.$E$1];1;0)" office:value-type="float" office:value="1">
            <text:p>1</text:p>
          </table:table-cell>
          <table:table-cell table:formula="of:=ABS([.A978]-[.C978])" office:value-type="float" office:value="1">
            <text:p>1</text:p>
          </table:table-cell>
          <table:table-cell table:number-columns-repeated="4"/>
          <table:table-cell table:style-name="ce2" office:value-type="string">
            <text:p>0, 0.644067 16</text:p>
          </table:table-cell>
          <table:table-cell table:formula="of:=MID([.I978];1;1)" office:value-type="string" office:string-value="0">
            <text:p>0</text:p>
          </table:table-cell>
          <table:table-cell table:formula="of:=MID([.I978];4;6)" office:value-type="string" office:string-value="0.6440">
            <text:p>0.64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4">
            <text:p>0.6494</text:p>
          </table:table-cell>
          <table:table-cell table:formula="of:=IF([.B979]&gt;[.$E$1];1;0)" office:value-type="float" office:value="1">
            <text:p>1</text:p>
          </table:table-cell>
          <table:table-cell table:formula="of:=ABS([.A979]-[.C979])" office:value-type="float" office:value="0">
            <text:p>0</text:p>
          </table:table-cell>
          <table:table-cell table:number-columns-repeated="4"/>
          <table:table-cell table:style-name="ce2" office:value-type="string">
            <text:p>1, 0.649429 17</text:p>
          </table:table-cell>
          <table:table-cell table:formula="of:=MID([.I979];1;1)" office:value-type="string" office:string-value="1">
            <text:p>1</text:p>
          </table:table-cell>
          <table:table-cell table:formula="of:=MID([.I979];4;6)" office:value-type="string" office:string-value="0.6494">
            <text:p>0.64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16">
            <text:p>0.5516</text:p>
          </table:table-cell>
          <table:table-cell table:formula="of:=IF([.B980]&gt;[.$E$1];1;0)" office:value-type="float" office:value="1">
            <text:p>1</text:p>
          </table:table-cell>
          <table:table-cell table:formula="of:=ABS([.A980]-[.C980])" office:value-type="float" office:value="0">
            <text:p>0</text:p>
          </table:table-cell>
          <table:table-cell table:number-columns-repeated="4"/>
          <table:table-cell table:style-name="ce2" office:value-type="string">
            <text:p>1, 0.551628 19</text:p>
          </table:table-cell>
          <table:table-cell table:formula="of:=MID([.I980];1;1)" office:value-type="string" office:string-value="1">
            <text:p>1</text:p>
          </table:table-cell>
          <table:table-cell table:formula="of:=MID([.I980];4;6)" office:value-type="string" office:string-value="0.5516">
            <text:p>0.55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72">
            <text:p>0.5872</text:p>
          </table:table-cell>
          <table:table-cell table:formula="of:=IF([.B981]&gt;[.$E$1];1;0)" office:value-type="float" office:value="1">
            <text:p>1</text:p>
          </table:table-cell>
          <table:table-cell table:formula="of:=ABS([.A981]-[.C981])" office:value-type="float" office:value="1">
            <text:p>1</text:p>
          </table:table-cell>
          <table:table-cell table:number-columns-repeated="4"/>
          <table:table-cell table:style-name="ce2" office:value-type="string">
            <text:p>0, 0.587276 20</text:p>
          </table:table-cell>
          <table:table-cell table:formula="of:=MID([.I981];1;1)" office:value-type="string" office:string-value="0">
            <text:p>0</text:p>
          </table:table-cell>
          <table:table-cell table:formula="of:=MID([.I981];4;6)" office:value-type="string" office:string-value="0.5872">
            <text:p>0.58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45">
            <text:p>0.6445</text:p>
          </table:table-cell>
          <table:table-cell table:formula="of:=IF([.B982]&gt;[.$E$1];1;0)" office:value-type="float" office:value="1">
            <text:p>1</text:p>
          </table:table-cell>
          <table:table-cell table:formula="of:=ABS([.A982]-[.C982])" office:value-type="float" office:value="1">
            <text:p>1</text:p>
          </table:table-cell>
          <table:table-cell table:number-columns-repeated="4"/>
          <table:table-cell table:style-name="ce2" office:value-type="string">
            <text:p>0, 0.644572 21</text:p>
          </table:table-cell>
          <table:table-cell table:formula="of:=MID([.I982];1;1)" office:value-type="string" office:string-value="0">
            <text:p>0</text:p>
          </table:table-cell>
          <table:table-cell table:formula="of:=MID([.I982];4;6)" office:value-type="string" office:string-value="0.6445">
            <text:p>0.64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98">
            <text:p>0.5098</text:p>
          </table:table-cell>
          <table:table-cell table:formula="of:=IF([.B983]&gt;[.$E$1];1;0)" office:value-type="float" office:value="0">
            <text:p>0</text:p>
          </table:table-cell>
          <table:table-cell table:formula="of:=ABS([.A983]-[.C983])" office:value-type="float" office:value="0">
            <text:p>0</text:p>
          </table:table-cell>
          <table:table-cell table:number-columns-repeated="4"/>
          <table:table-cell table:style-name="ce2" office:value-type="string">
            <text:p>0, 0.509868 24</text:p>
          </table:table-cell>
          <table:table-cell table:formula="of:=MID([.I983];1;1)" office:value-type="string" office:string-value="0">
            <text:p>0</text:p>
          </table:table-cell>
          <table:table-cell table:formula="of:=MID([.I983];4;6)" office:value-type="string" office:string-value="0.5098">
            <text:p>0.50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2">
            <text:p>0.6372</text:p>
          </table:table-cell>
          <table:table-cell table:formula="of:=IF([.B984]&gt;[.$E$1];1;0)" office:value-type="float" office:value="1">
            <text:p>1</text:p>
          </table:table-cell>
          <table:table-cell table:formula="of:=ABS([.A984]-[.C984])" office:value-type="float" office:value="0">
            <text:p>0</text:p>
          </table:table-cell>
          <table:table-cell table:number-columns-repeated="4"/>
          <table:table-cell table:style-name="ce2" office:value-type="string">
            <text:p>1, 0.637242 25</text:p>
          </table:table-cell>
          <table:table-cell table:formula="of:=MID([.I984];1;1)" office:value-type="string" office:string-value="1">
            <text:p>1</text:p>
          </table:table-cell>
          <table:table-cell table:formula="of:=MID([.I984];4;6)" office:value-type="string" office:string-value="0.6372">
            <text:p>0.63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99">
            <text:p>0.4599</text:p>
          </table:table-cell>
          <table:table-cell table:formula="of:=IF([.B985]&gt;[.$E$1];1;0)" office:value-type="float" office:value="0">
            <text:p>0</text:p>
          </table:table-cell>
          <table:table-cell table:formula="of:=ABS([.A985]-[.C985])" office:value-type="float" office:value="0">
            <text:p>0</text:p>
          </table:table-cell>
          <table:table-cell table:number-columns-repeated="4"/>
          <table:table-cell table:style-name="ce2" office:value-type="string">
            <text:p>0, 0.459957 26</text:p>
          </table:table-cell>
          <table:table-cell table:formula="of:=MID([.I985];1;1)" office:value-type="string" office:string-value="0">
            <text:p>0</text:p>
          </table:table-cell>
          <table:table-cell table:formula="of:=MID([.I985];4;6)" office:value-type="string" office:string-value="0.4599">
            <text:p>0.459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79">
            <text:p>0.3079</text:p>
          </table:table-cell>
          <table:table-cell table:formula="of:=IF([.B986]&gt;[.$E$1];1;0)" office:value-type="float" office:value="0">
            <text:p>0</text:p>
          </table:table-cell>
          <table:table-cell table:formula="of:=ABS([.A986]-[.C986])" office:value-type="float" office:value="0">
            <text:p>0</text:p>
          </table:table-cell>
          <table:table-cell table:number-columns-repeated="4"/>
          <table:table-cell table:style-name="ce2" office:value-type="string">
            <text:p>0, 0.307964 27</text:p>
          </table:table-cell>
          <table:table-cell table:formula="of:=MID([.I986];1;1)" office:value-type="string" office:string-value="0">
            <text:p>0</text:p>
          </table:table-cell>
          <table:table-cell table:formula="of:=MID([.I986];4;6)" office:value-type="string" office:string-value="0.3079">
            <text:p>0.30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3">
            <text:p>0.573</text:p>
          </table:table-cell>
          <table:table-cell table:formula="of:=IF([.B987]&gt;[.$E$1];1;0)" office:value-type="float" office:value="1">
            <text:p>1</text:p>
          </table:table-cell>
          <table:table-cell table:formula="of:=ABS([.A987]-[.C987])" office:value-type="float" office:value="0">
            <text:p>0</text:p>
          </table:table-cell>
          <table:table-cell table:number-columns-repeated="4"/>
          <table:table-cell table:style-name="ce2" office:value-type="string">
            <text:p>1, 0.573038 28</text:p>
          </table:table-cell>
          <table:table-cell table:formula="of:=MID([.I987];1;1)" office:value-type="string" office:string-value="1">
            <text:p>1</text:p>
          </table:table-cell>
          <table:table-cell table:formula="of:=MID([.I987];4;6)" office:value-type="string" office:string-value="0.5730">
            <text:p>0.57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7">
            <text:p>0.7197</text:p>
          </table:table-cell>
          <table:table-cell table:formula="of:=IF([.B988]&gt;[.$E$1];1;0)" office:value-type="float" office:value="1">
            <text:p>1</text:p>
          </table:table-cell>
          <table:table-cell table:formula="of:=ABS([.A988]-[.C988])" office:value-type="float" office:value="0">
            <text:p>0</text:p>
          </table:table-cell>
          <table:table-cell table:number-columns-repeated="4"/>
          <table:table-cell table:style-name="ce2" office:value-type="string">
            <text:p>1, 0.719779 29</text:p>
          </table:table-cell>
          <table:table-cell table:formula="of:=MID([.I988];1;1)" office:value-type="string" office:string-value="1">
            <text:p>1</text:p>
          </table:table-cell>
          <table:table-cell table:formula="of:=MID([.I988];4;6)" office:value-type="string" office:string-value="0.7197">
            <text:p>0.71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53">
            <text:p>0.4753</text:p>
          </table:table-cell>
          <table:table-cell table:formula="of:=IF([.B989]&gt;[.$E$1];1;0)" office:value-type="float" office:value="0">
            <text:p>0</text:p>
          </table:table-cell>
          <table:table-cell table:formula="of:=ABS([.A989]-[.C989])" office:value-type="float" office:value="1">
            <text:p>1</text:p>
          </table:table-cell>
          <table:table-cell table:number-columns-repeated="4"/>
          <table:table-cell table:style-name="ce2" office:value-type="string">
            <text:p>1, 0.475342 30</text:p>
          </table:table-cell>
          <table:table-cell table:formula="of:=MID([.I989];1;1)" office:value-type="string" office:string-value="1">
            <text:p>1</text:p>
          </table:table-cell>
          <table:table-cell table:formula="of:=MID([.I989];4;6)" office:value-type="string" office:string-value="0.4753">
            <text:p>0.47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6">
            <text:p>0.5926</text:p>
          </table:table-cell>
          <table:table-cell table:formula="of:=IF([.B990]&gt;[.$E$1];1;0)" office:value-type="float" office:value="1">
            <text:p>1</text:p>
          </table:table-cell>
          <table:table-cell table:formula="of:=ABS([.A990]-[.C990])" office:value-type="float" office:value="0">
            <text:p>0</text:p>
          </table:table-cell>
          <table:table-cell table:number-columns-repeated="4"/>
          <table:table-cell table:style-name="ce2" office:value-type="string">
            <text:p>1, 0.592654 31</text:p>
          </table:table-cell>
          <table:table-cell table:formula="of:=MID([.I990];1;1)" office:value-type="string" office:string-value="1">
            <text:p>1</text:p>
          </table:table-cell>
          <table:table-cell table:formula="of:=MID([.I990];4;6)" office:value-type="string" office:string-value="0.5926">
            <text:p>0.59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91">
            <text:p>0.4791</text:p>
          </table:table-cell>
          <table:table-cell table:formula="of:=IF([.B991]&gt;[.$E$1];1;0)" office:value-type="float" office:value="0">
            <text:p>0</text:p>
          </table:table-cell>
          <table:table-cell table:formula="of:=ABS([.A991]-[.C991])" office:value-type="float" office:value="0">
            <text:p>0</text:p>
          </table:table-cell>
          <table:table-cell table:number-columns-repeated="4"/>
          <table:table-cell table:style-name="ce2" office:value-type="string">
            <text:p>0, 0.479137 32</text:p>
          </table:table-cell>
          <table:table-cell table:formula="of:=MID([.I991];1;1)" office:value-type="string" office:string-value="0">
            <text:p>0</text:p>
          </table:table-cell>
          <table:table-cell table:formula="of:=MID([.I991];4;6)" office:value-type="string" office:string-value="0.4791">
            <text:p>0.47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51">
            <text:p>0.5951</text:p>
          </table:table-cell>
          <table:table-cell table:formula="of:=IF([.B992]&gt;[.$E$1];1;0)" office:value-type="float" office:value="1">
            <text:p>1</text:p>
          </table:table-cell>
          <table:table-cell table:formula="of:=ABS([.A992]-[.C992])" office:value-type="float" office:value="1">
            <text:p>1</text:p>
          </table:table-cell>
          <table:table-cell table:number-columns-repeated="4"/>
          <table:table-cell table:style-name="ce2" office:value-type="string">
            <text:p>0, 0.595135 34</text:p>
          </table:table-cell>
          <table:table-cell table:formula="of:=MID([.I992];1;1)" office:value-type="string" office:string-value="0">
            <text:p>0</text:p>
          </table:table-cell>
          <table:table-cell table:formula="of:=MID([.I992];4;6)" office:value-type="string" office:string-value="0.5951">
            <text:p>0.59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81">
            <text:p>0.5381</text:p>
          </table:table-cell>
          <table:table-cell table:formula="of:=IF([.B993]&gt;[.$E$1];1;0)" office:value-type="float" office:value="1">
            <text:p>1</text:p>
          </table:table-cell>
          <table:table-cell table:formula="of:=ABS([.A993]-[.C993])" office:value-type="float" office:value="0">
            <text:p>0</text:p>
          </table:table-cell>
          <table:table-cell table:number-columns-repeated="4"/>
          <table:table-cell table:style-name="ce2" office:value-type="string">
            <text:p>1, 0.538122 35</text:p>
          </table:table-cell>
          <table:table-cell table:formula="of:=MID([.I993];1;1)" office:value-type="string" office:string-value="1">
            <text:p>1</text:p>
          </table:table-cell>
          <table:table-cell table:formula="of:=MID([.I993];4;6)" office:value-type="string" office:string-value="0.5381">
            <text:p>0.538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84">
            <text:p>0.5684</text:p>
          </table:table-cell>
          <table:table-cell table:formula="of:=IF([.B994]&gt;[.$E$1];1;0)" office:value-type="float" office:value="1">
            <text:p>1</text:p>
          </table:table-cell>
          <table:table-cell table:formula="of:=ABS([.A994]-[.C994])" office:value-type="float" office:value="1">
            <text:p>1</text:p>
          </table:table-cell>
          <table:table-cell table:number-columns-repeated="4"/>
          <table:table-cell table:style-name="ce2" office:value-type="string">
            <text:p>0, 0.568413 36</text:p>
          </table:table-cell>
          <table:table-cell table:formula="of:=MID([.I994];1;1)" office:value-type="string" office:string-value="0">
            <text:p>0</text:p>
          </table:table-cell>
          <table:table-cell table:formula="of:=MID([.I994];4;6)" office:value-type="string" office:string-value="0.5684">
            <text:p>0.56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33">
            <text:p>0.5333</text:p>
          </table:table-cell>
          <table:table-cell table:formula="of:=IF([.B995]&gt;[.$E$1];1;0)" office:value-type="float" office:value="1">
            <text:p>1</text:p>
          </table:table-cell>
          <table:table-cell table:formula="of:=ABS([.A995]-[.C995])" office:value-type="float" office:value="0">
            <text:p>0</text:p>
          </table:table-cell>
          <table:table-cell table:number-columns-repeated="4"/>
          <table:table-cell table:style-name="ce2" office:value-type="string">
            <text:p>1, 0.533307 37</text:p>
          </table:table-cell>
          <table:table-cell table:formula="of:=MID([.I995];1;1)" office:value-type="string" office:string-value="1">
            <text:p>1</text:p>
          </table:table-cell>
          <table:table-cell table:formula="of:=MID([.I995];4;6)" office:value-type="string" office:string-value="0.5333">
            <text:p>0.53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75">
            <text:p>0.4375</text:p>
          </table:table-cell>
          <table:table-cell table:formula="of:=IF([.B996]&gt;[.$E$1];1;0)" office:value-type="float" office:value="0">
            <text:p>0</text:p>
          </table:table-cell>
          <table:table-cell table:formula="of:=ABS([.A996]-[.C996])" office:value-type="float" office:value="0">
            <text:p>0</text:p>
          </table:table-cell>
          <table:table-cell table:number-columns-repeated="4"/>
          <table:table-cell table:style-name="ce2" office:value-type="string">
            <text:p>0, 0.437576 39</text:p>
          </table:table-cell>
          <table:table-cell table:formula="of:=MID([.I996];1;1)" office:value-type="string" office:string-value="0">
            <text:p>0</text:p>
          </table:table-cell>
          <table:table-cell table:formula="of:=MID([.I996];4;6)" office:value-type="string" office:string-value="0.4375">
            <text:p>0.437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24">
            <text:p>0.5724</text:p>
          </table:table-cell>
          <table:table-cell table:formula="of:=IF([.B997]&gt;[.$E$1];1;0)" office:value-type="float" office:value="1">
            <text:p>1</text:p>
          </table:table-cell>
          <table:table-cell table:formula="of:=ABS([.A997]-[.C997])" office:value-type="float" office:value="1">
            <text:p>1</text:p>
          </table:table-cell>
          <table:table-cell table:number-columns-repeated="4"/>
          <table:table-cell table:style-name="ce2" office:value-type="string">
            <text:p>0, 0.572465 40</text:p>
          </table:table-cell>
          <table:table-cell table:formula="of:=MID([.I997];1;1)" office:value-type="string" office:string-value="0">
            <text:p>0</text:p>
          </table:table-cell>
          <table:table-cell table:formula="of:=MID([.I997];4;6)" office:value-type="string" office:string-value="0.5724">
            <text:p>0.57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5">
            <text:p>0.6515</text:p>
          </table:table-cell>
          <table:table-cell table:formula="of:=IF([.B998]&gt;[.$E$1];1;0)" office:value-type="float" office:value="1">
            <text:p>1</text:p>
          </table:table-cell>
          <table:table-cell table:formula="of:=ABS([.A998]-[.C998])" office:value-type="float" office:value="0">
            <text:p>0</text:p>
          </table:table-cell>
          <table:table-cell table:number-columns-repeated="4"/>
          <table:table-cell table:style-name="ce2" office:value-type="string">
            <text:p>1, 0.651525 41</text:p>
          </table:table-cell>
          <table:table-cell table:formula="of:=MID([.I998];1;1)" office:value-type="string" office:string-value="1">
            <text:p>1</text:p>
          </table:table-cell>
          <table:table-cell table:formula="of:=MID([.I998];4;6)" office:value-type="string" office:string-value="0.6515">
            <text:p>0.65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21">
            <text:p>0.6721</text:p>
          </table:table-cell>
          <table:table-cell table:formula="of:=IF([.B999]&gt;[.$E$1];1;0)" office:value-type="float" office:value="1">
            <text:p>1</text:p>
          </table:table-cell>
          <table:table-cell table:formula="of:=ABS([.A999]-[.C999])" office:value-type="float" office:value="0">
            <text:p>0</text:p>
          </table:table-cell>
          <table:table-cell table:number-columns-repeated="4"/>
          <table:table-cell table:style-name="ce2" office:value-type="string">
            <text:p>1, 0.672145 42</text:p>
          </table:table-cell>
          <table:table-cell table:formula="of:=MID([.I999];1;1)" office:value-type="string" office:string-value="1">
            <text:p>1</text:p>
          </table:table-cell>
          <table:table-cell table:formula="of:=MID([.I999];4;6)" office:value-type="string" office:string-value="0.6721">
            <text:p>0.67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841">
            <text:p>0.2841</text:p>
          </table:table-cell>
          <table:table-cell table:formula="of:=IF([.B1000]&gt;[.$E$1];1;0)" office:value-type="float" office:value="0">
            <text:p>0</text:p>
          </table:table-cell>
          <table:table-cell table:formula="of:=ABS([.A1000]-[.C1000])" office:value-type="float" office:value="1">
            <text:p>1</text:p>
          </table:table-cell>
          <table:table-cell table:number-columns-repeated="4"/>
          <table:table-cell table:style-name="ce2" office:value-type="string">
            <text:p>1, 0.28417 43</text:p>
          </table:table-cell>
          <table:table-cell table:formula="of:=MID([.I1000];1;1)" office:value-type="string" office:string-value="1">
            <text:p>1</text:p>
          </table:table-cell>
          <table:table-cell table:formula="of:=MID([.I1000];4;6)" office:value-type="string" office:string-value="0.2841">
            <text:p>0.28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98">
            <text:p>0.4698</text:p>
          </table:table-cell>
          <table:table-cell table:formula="of:=IF([.B1001]&gt;[.$E$1];1;0)" office:value-type="float" office:value="0">
            <text:p>0</text:p>
          </table:table-cell>
          <table:table-cell table:formula="of:=ABS([.A1001]-[.C1001])" office:value-type="float" office:value="0">
            <text:p>0</text:p>
          </table:table-cell>
          <table:table-cell table:number-columns-repeated="4"/>
          <table:table-cell table:style-name="ce2" office:value-type="string">
            <text:p>0, 0.469821 44</text:p>
          </table:table-cell>
          <table:table-cell table:formula="of:=MID([.I1001];1;1)" office:value-type="string" office:string-value="0">
            <text:p>0</text:p>
          </table:table-cell>
          <table:table-cell table:formula="of:=MID([.I1001];4;6)" office:value-type="string" office:string-value="0.4698">
            <text:p>0.46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95">
            <text:p>0.8095</text:p>
          </table:table-cell>
          <table:table-cell table:formula="of:=IF([.B1002]&gt;[.$E$1];1;0)" office:value-type="float" office:value="1">
            <text:p>1</text:p>
          </table:table-cell>
          <table:table-cell table:formula="of:=ABS([.A1002]-[.C1002])" office:value-type="float" office:value="0">
            <text:p>0</text:p>
          </table:table-cell>
          <table:table-cell table:number-columns-repeated="4"/>
          <table:table-cell table:style-name="ce2" office:value-type="string">
            <text:p>1, 0.809504 45</text:p>
          </table:table-cell>
          <table:table-cell table:formula="of:=MID([.I1002];1;1)" office:value-type="string" office:string-value="1">
            <text:p>1</text:p>
          </table:table-cell>
          <table:table-cell table:formula="of:=MID([.I1002];4;6)" office:value-type="string" office:string-value="0.8095">
            <text:p>0.80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81">
            <text:p>0.5681</text:p>
          </table:table-cell>
          <table:table-cell table:formula="of:=IF([.B1003]&gt;[.$E$1];1;0)" office:value-type="float" office:value="1">
            <text:p>1</text:p>
          </table:table-cell>
          <table:table-cell table:formula="of:=ABS([.A1003]-[.C1003])" office:value-type="float" office:value="0">
            <text:p>0</text:p>
          </table:table-cell>
          <table:table-cell table:number-columns-repeated="4"/>
          <table:table-cell table:style-name="ce2" office:value-type="string">
            <text:p>1, 0.568132 47</text:p>
          </table:table-cell>
          <table:table-cell table:formula="of:=MID([.I1003];1;1)" office:value-type="string" office:string-value="1">
            <text:p>1</text:p>
          </table:table-cell>
          <table:table-cell table:formula="of:=MID([.I1003];4;6)" office:value-type="string" office:string-value="0.5681">
            <text:p>0.568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52">
            <text:p>0.5052</text:p>
          </table:table-cell>
          <table:table-cell table:formula="of:=IF([.B1004]&gt;[.$E$1];1;0)" office:value-type="float" office:value="0">
            <text:p>0</text:p>
          </table:table-cell>
          <table:table-cell table:formula="of:=ABS([.A1004]-[.C1004])" office:value-type="float" office:value="0">
            <text:p>0</text:p>
          </table:table-cell>
          <table:table-cell table:number-columns-repeated="4"/>
          <table:table-cell table:style-name="ce2" office:value-type="string">
            <text:p>0, 0.505292 48</text:p>
          </table:table-cell>
          <table:table-cell table:formula="of:=MID([.I1004];1;1)" office:value-type="string" office:string-value="0">
            <text:p>0</text:p>
          </table:table-cell>
          <table:table-cell table:formula="of:=MID([.I1004];4;6)" office:value-type="string" office:string-value="0.5052">
            <text:p>0.50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19">
            <text:p>0.5019</text:p>
          </table:table-cell>
          <table:table-cell table:formula="of:=IF([.B1005]&gt;[.$E$1];1;0)" office:value-type="float" office:value="0">
            <text:p>0</text:p>
          </table:table-cell>
          <table:table-cell table:formula="of:=ABS([.A1005]-[.C1005])" office:value-type="float" office:value="1">
            <text:p>1</text:p>
          </table:table-cell>
          <table:table-cell table:number-columns-repeated="4"/>
          <table:table-cell table:style-name="ce2" office:value-type="string">
            <text:p>1, 0.501924 49</text:p>
          </table:table-cell>
          <table:table-cell table:formula="of:=MID([.I1005];1;1)" office:value-type="string" office:string-value="1">
            <text:p>1</text:p>
          </table:table-cell>
          <table:table-cell table:formula="of:=MID([.I1005];4;6)" office:value-type="string" office:string-value="0.5019">
            <text:p>0.50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709">
            <text:p>0.2709</text:p>
          </table:table-cell>
          <table:table-cell table:formula="of:=IF([.B1006]&gt;[.$E$1];1;0)" office:value-type="float" office:value="0">
            <text:p>0</text:p>
          </table:table-cell>
          <table:table-cell table:formula="of:=ABS([.A1006]-[.C1006])" office:value-type="float" office:value="1">
            <text:p>1</text:p>
          </table:table-cell>
          <table:table-cell table:number-columns-repeated="4"/>
          <table:table-cell table:style-name="ce2" office:value-type="string">
            <text:p>1, 0.270922 50</text:p>
          </table:table-cell>
          <table:table-cell table:formula="of:=MID([.I1006];1;1)" office:value-type="string" office:string-value="1">
            <text:p>1</text:p>
          </table:table-cell>
          <table:table-cell table:formula="of:=MID([.I1006];4;6)" office:value-type="string" office:string-value="0.2709">
            <text:p>0.27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7">
            <text:p>0.7557</text:p>
          </table:table-cell>
          <table:table-cell table:formula="of:=IF([.B1007]&gt;[.$E$1];1;0)" office:value-type="float" office:value="1">
            <text:p>1</text:p>
          </table:table-cell>
          <table:table-cell table:formula="of:=ABS([.A1007]-[.C1007])" office:value-type="float" office:value="0">
            <text:p>0</text:p>
          </table:table-cell>
          <table:table-cell table:number-columns-repeated="4"/>
          <table:table-cell table:style-name="ce2" office:value-type="string">
            <text:p>1, 0.755735 51</text:p>
          </table:table-cell>
          <table:table-cell table:formula="of:=MID([.I1007];1;1)" office:value-type="string" office:string-value="1">
            <text:p>1</text:p>
          </table:table-cell>
          <table:table-cell table:formula="of:=MID([.I1007];4;6)" office:value-type="string" office:string-value="0.7557">
            <text:p>0.75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77">
            <text:p>0.5077</text:p>
          </table:table-cell>
          <table:table-cell table:formula="of:=IF([.B1008]&gt;[.$E$1];1;0)" office:value-type="float" office:value="0">
            <text:p>0</text:p>
          </table:table-cell>
          <table:table-cell table:formula="of:=ABS([.A1008]-[.C1008])" office:value-type="float" office:value="0">
            <text:p>0</text:p>
          </table:table-cell>
          <table:table-cell table:number-columns-repeated="4"/>
          <table:table-cell table:style-name="ce2" office:value-type="string">
            <text:p>0, 0.50777 52</text:p>
          </table:table-cell>
          <table:table-cell table:formula="of:=MID([.I1008];1;1)" office:value-type="string" office:string-value="0">
            <text:p>0</text:p>
          </table:table-cell>
          <table:table-cell table:formula="of:=MID([.I1008];4;6)" office:value-type="string" office:string-value="0.5077">
            <text:p>0.50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76">
            <text:p>0.6176</text:p>
          </table:table-cell>
          <table:table-cell table:formula="of:=IF([.B1009]&gt;[.$E$1];1;0)" office:value-type="float" office:value="1">
            <text:p>1</text:p>
          </table:table-cell>
          <table:table-cell table:formula="of:=ABS([.A1009]-[.C1009])" office:value-type="float" office:value="1">
            <text:p>1</text:p>
          </table:table-cell>
          <table:table-cell table:number-columns-repeated="4"/>
          <table:table-cell table:style-name="ce2" office:value-type="string">
            <text:p>0, 0.617644 54</text:p>
          </table:table-cell>
          <table:table-cell table:formula="of:=MID([.I1009];1;1)" office:value-type="string" office:string-value="0">
            <text:p>0</text:p>
          </table:table-cell>
          <table:table-cell table:formula="of:=MID([.I1009];4;6)" office:value-type="string" office:string-value="0.6176">
            <text:p>0.61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74">
            <text:p>0.5474</text:p>
          </table:table-cell>
          <table:table-cell table:formula="of:=IF([.B1010]&gt;[.$E$1];1;0)" office:value-type="float" office:value="1">
            <text:p>1</text:p>
          </table:table-cell>
          <table:table-cell table:formula="of:=ABS([.A1010]-[.C1010])" office:value-type="float" office:value="0">
            <text:p>0</text:p>
          </table:table-cell>
          <table:table-cell table:number-columns-repeated="4"/>
          <table:table-cell table:style-name="ce2" office:value-type="string">
            <text:p>1, 0.547421 55</text:p>
          </table:table-cell>
          <table:table-cell table:formula="of:=MID([.I1010];1;1)" office:value-type="string" office:string-value="1">
            <text:p>1</text:p>
          </table:table-cell>
          <table:table-cell table:formula="of:=MID([.I1010];4;6)" office:value-type="string" office:string-value="0.5474">
            <text:p>0.54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26">
            <text:p>0.6026</text:p>
          </table:table-cell>
          <table:table-cell table:formula="of:=IF([.B1011]&gt;[.$E$1];1;0)" office:value-type="float" office:value="1">
            <text:p>1</text:p>
          </table:table-cell>
          <table:table-cell table:formula="of:=ABS([.A1011]-[.C1011])" office:value-type="float" office:value="0">
            <text:p>0</text:p>
          </table:table-cell>
          <table:table-cell table:number-columns-repeated="4"/>
          <table:table-cell table:style-name="ce2" office:value-type="string">
            <text:p>1, 0.602639 56</text:p>
          </table:table-cell>
          <table:table-cell table:formula="of:=MID([.I1011];1;1)" office:value-type="string" office:string-value="1">
            <text:p>1</text:p>
          </table:table-cell>
          <table:table-cell table:formula="of:=MID([.I1011];4;6)" office:value-type="string" office:string-value="0.6026">
            <text:p>0.60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1">
            <text:p>0.6091</text:p>
          </table:table-cell>
          <table:table-cell table:formula="of:=IF([.B1012]&gt;[.$E$1];1;0)" office:value-type="float" office:value="1">
            <text:p>1</text:p>
          </table:table-cell>
          <table:table-cell table:formula="of:=ABS([.A1012]-[.C1012])" office:value-type="float" office:value="1">
            <text:p>1</text:p>
          </table:table-cell>
          <table:table-cell table:number-columns-repeated="4"/>
          <table:table-cell table:style-name="ce2" office:value-type="string">
            <text:p>0, 0.609185 57</text:p>
          </table:table-cell>
          <table:table-cell table:formula="of:=MID([.I1012];1;1)" office:value-type="string" office:string-value="0">
            <text:p>0</text:p>
          </table:table-cell>
          <table:table-cell table:formula="of:=MID([.I1012];4;6)" office:value-type="string" office:string-value="0.6091">
            <text:p>0.60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959">
            <text:p>0.2959</text:p>
          </table:table-cell>
          <table:table-cell table:formula="of:=IF([.B1013]&gt;[.$E$1];1;0)" office:value-type="float" office:value="0">
            <text:p>0</text:p>
          </table:table-cell>
          <table:table-cell table:formula="of:=ABS([.A1013]-[.C1013])" office:value-type="float" office:value="0">
            <text:p>0</text:p>
          </table:table-cell>
          <table:table-cell table:number-columns-repeated="4"/>
          <table:table-cell table:style-name="ce2" office:value-type="string">
            <text:p>0, 0.295991 58</text:p>
          </table:table-cell>
          <table:table-cell table:formula="of:=MID([.I1013];1;1)" office:value-type="string" office:string-value="0">
            <text:p>0</text:p>
          </table:table-cell>
          <table:table-cell table:formula="of:=MID([.I1013];4;6)" office:value-type="string" office:string-value="0.2959">
            <text:p>0.29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94">
            <text:p>0.5794</text:p>
          </table:table-cell>
          <table:table-cell table:formula="of:=IF([.B1014]&gt;[.$E$1];1;0)" office:value-type="float" office:value="1">
            <text:p>1</text:p>
          </table:table-cell>
          <table:table-cell table:formula="of:=ABS([.A1014]-[.C1014])" office:value-type="float" office:value="0">
            <text:p>0</text:p>
          </table:table-cell>
          <table:table-cell table:number-columns-repeated="4"/>
          <table:table-cell table:style-name="ce2" office:value-type="string">
            <text:p>1, 0.579466 59</text:p>
          </table:table-cell>
          <table:table-cell table:formula="of:=MID([.I1014];1;1)" office:value-type="string" office:string-value="1">
            <text:p>1</text:p>
          </table:table-cell>
          <table:table-cell table:formula="of:=MID([.I1014];4;6)" office:value-type="string" office:string-value="0.5794">
            <text:p>0.57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79">
            <text:p>0.7579</text:p>
          </table:table-cell>
          <table:table-cell table:formula="of:=IF([.B1015]&gt;[.$E$1];1;0)" office:value-type="float" office:value="1">
            <text:p>1</text:p>
          </table:table-cell>
          <table:table-cell table:formula="of:=ABS([.A1015]-[.C1015])" office:value-type="float" office:value="0">
            <text:p>0</text:p>
          </table:table-cell>
          <table:table-cell table:number-columns-repeated="4"/>
          <table:table-cell table:style-name="ce2" office:value-type="string">
            <text:p>1, 0.757996 60</text:p>
          </table:table-cell>
          <table:table-cell table:formula="of:=MID([.I1015];1;1)" office:value-type="string" office:string-value="1">
            <text:p>1</text:p>
          </table:table-cell>
          <table:table-cell table:formula="of:=MID([.I1015];4;6)" office:value-type="string" office:string-value="0.7579">
            <text:p>0.75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43">
            <text:p>0.4943</text:p>
          </table:table-cell>
          <table:table-cell table:formula="of:=IF([.B1016]&gt;[.$E$1];1;0)" office:value-type="float" office:value="0">
            <text:p>0</text:p>
          </table:table-cell>
          <table:table-cell table:formula="of:=ABS([.A1016]-[.C1016])" office:value-type="float" office:value="0">
            <text:p>0</text:p>
          </table:table-cell>
          <table:table-cell table:number-columns-repeated="4"/>
          <table:table-cell table:style-name="ce2" office:value-type="string">
            <text:p>0, 0.494313 61</text:p>
          </table:table-cell>
          <table:table-cell table:formula="of:=MID([.I1016];1;1)" office:value-type="string" office:string-value="0">
            <text:p>0</text:p>
          </table:table-cell>
          <table:table-cell table:formula="of:=MID([.I1016];4;6)" office:value-type="string" office:string-value="0.4943">
            <text:p>0.49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38">
            <text:p>0.3438</text:p>
          </table:table-cell>
          <table:table-cell table:formula="of:=IF([.B1017]&gt;[.$E$1];1;0)" office:value-type="float" office:value="0">
            <text:p>0</text:p>
          </table:table-cell>
          <table:table-cell table:formula="of:=ABS([.A1017]-[.C1017])" office:value-type="float" office:value="0">
            <text:p>0</text:p>
          </table:table-cell>
          <table:table-cell table:number-columns-repeated="4"/>
          <table:table-cell table:style-name="ce2" office:value-type="string">
            <text:p>0, 0.343801 65</text:p>
          </table:table-cell>
          <table:table-cell table:formula="of:=MID([.I1017];1;1)" office:value-type="string" office:string-value="0">
            <text:p>0</text:p>
          </table:table-cell>
          <table:table-cell table:formula="of:=MID([.I1017];4;6)" office:value-type="string" office:string-value="0.3438">
            <text:p>0.34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28">
            <text:p>0.6428</text:p>
          </table:table-cell>
          <table:table-cell table:formula="of:=IF([.B1018]&gt;[.$E$1];1;0)" office:value-type="float" office:value="1">
            <text:p>1</text:p>
          </table:table-cell>
          <table:table-cell table:formula="of:=ABS([.A1018]-[.C1018])" office:value-type="float" office:value="1">
            <text:p>1</text:p>
          </table:table-cell>
          <table:table-cell table:number-columns-repeated="4"/>
          <table:table-cell table:style-name="ce2" office:value-type="string">
            <text:p>0, 0.642848 66</text:p>
          </table:table-cell>
          <table:table-cell table:formula="of:=MID([.I1018];1;1)" office:value-type="string" office:string-value="0">
            <text:p>0</text:p>
          </table:table-cell>
          <table:table-cell table:formula="of:=MID([.I1018];4;6)" office:value-type="string" office:string-value="0.6428">
            <text:p>0.64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8">
            <text:p>0.6098</text:p>
          </table:table-cell>
          <table:table-cell table:formula="of:=IF([.B1019]&gt;[.$E$1];1;0)" office:value-type="float" office:value="1">
            <text:p>1</text:p>
          </table:table-cell>
          <table:table-cell table:formula="of:=ABS([.A1019]-[.C1019])" office:value-type="float" office:value="0">
            <text:p>0</text:p>
          </table:table-cell>
          <table:table-cell table:number-columns-repeated="4"/>
          <table:table-cell table:style-name="ce2" office:value-type="string">
            <text:p>1, 0.609874 67</text:p>
          </table:table-cell>
          <table:table-cell table:formula="of:=MID([.I1019];1;1)" office:value-type="string" office:string-value="1">
            <text:p>1</text:p>
          </table:table-cell>
          <table:table-cell table:formula="of:=MID([.I1019];4;6)" office:value-type="string" office:string-value="0.6098">
            <text:p>0.60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54">
            <text:p>0.5754</text:p>
          </table:table-cell>
          <table:table-cell table:formula="of:=IF([.B1020]&gt;[.$E$1];1;0)" office:value-type="float" office:value="1">
            <text:p>1</text:p>
          </table:table-cell>
          <table:table-cell table:formula="of:=ABS([.A1020]-[.C1020])" office:value-type="float" office:value="0">
            <text:p>0</text:p>
          </table:table-cell>
          <table:table-cell table:number-columns-repeated="4"/>
          <table:table-cell table:style-name="ce2" office:value-type="string">
            <text:p>1, 0.575422 68</text:p>
          </table:table-cell>
          <table:table-cell table:formula="of:=MID([.I1020];1;1)" office:value-type="string" office:string-value="1">
            <text:p>1</text:p>
          </table:table-cell>
          <table:table-cell table:formula="of:=MID([.I1020];4;6)" office:value-type="string" office:string-value="0.5754">
            <text:p>0.57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37">
            <text:p>0.6837</text:p>
          </table:table-cell>
          <table:table-cell table:formula="of:=IF([.B1021]&gt;[.$E$1];1;0)" office:value-type="float" office:value="1">
            <text:p>1</text:p>
          </table:table-cell>
          <table:table-cell table:formula="of:=ABS([.A1021]-[.C1021])" office:value-type="float" office:value="1">
            <text:p>1</text:p>
          </table:table-cell>
          <table:table-cell table:number-columns-repeated="4"/>
          <table:table-cell table:style-name="ce2" office:value-type="string">
            <text:p>0, 0.683701 69</text:p>
          </table:table-cell>
          <table:table-cell table:formula="of:=MID([.I1021];1;1)" office:value-type="string" office:string-value="0">
            <text:p>0</text:p>
          </table:table-cell>
          <table:table-cell table:formula="of:=MID([.I1021];4;6)" office:value-type="string" office:string-value="0.6837">
            <text:p>0.68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87">
            <text:p>0.5287</text:p>
          </table:table-cell>
          <table:table-cell table:formula="of:=IF([.B1022]&gt;[.$E$1];1;0)" office:value-type="float" office:value="1">
            <text:p>1</text:p>
          </table:table-cell>
          <table:table-cell table:formula="of:=ABS([.A1022]-[.C1022])" office:value-type="float" office:value="0">
            <text:p>0</text:p>
          </table:table-cell>
          <table:table-cell table:number-columns-repeated="4"/>
          <table:table-cell table:style-name="ce2" office:value-type="string">
            <text:p>1, 0.528763 70</text:p>
          </table:table-cell>
          <table:table-cell table:formula="of:=MID([.I1022];1;1)" office:value-type="string" office:string-value="1">
            <text:p>1</text:p>
          </table:table-cell>
          <table:table-cell table:formula="of:=MID([.I1022];4;6)" office:value-type="string" office:string-value="0.5287">
            <text:p>0.52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92">
            <text:p>0.5592</text:p>
          </table:table-cell>
          <table:table-cell table:formula="of:=IF([.B1023]&gt;[.$E$1];1;0)" office:value-type="float" office:value="1">
            <text:p>1</text:p>
          </table:table-cell>
          <table:table-cell table:formula="of:=ABS([.A1023]-[.C1023])" office:value-type="float" office:value="0">
            <text:p>0</text:p>
          </table:table-cell>
          <table:table-cell table:number-columns-repeated="4"/>
          <table:table-cell table:style-name="ce2" office:value-type="string">
            <text:p>1, 0.559229 72</text:p>
          </table:table-cell>
          <table:table-cell table:formula="of:=MID([.I1023];1;1)" office:value-type="string" office:string-value="1">
            <text:p>1</text:p>
          </table:table-cell>
          <table:table-cell table:formula="of:=MID([.I1023];4;6)" office:value-type="string" office:string-value="0.5592">
            <text:p>0.55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83">
            <text:p>0.4683</text:p>
          </table:table-cell>
          <table:table-cell table:formula="of:=IF([.B1024]&gt;[.$E$1];1;0)" office:value-type="float" office:value="0">
            <text:p>0</text:p>
          </table:table-cell>
          <table:table-cell table:formula="of:=ABS([.A1024]-[.C1024])" office:value-type="float" office:value="1">
            <text:p>1</text:p>
          </table:table-cell>
          <table:table-cell table:number-columns-repeated="4"/>
          <table:table-cell table:style-name="ce2" office:value-type="string">
            <text:p>1, 0.468371 73</text:p>
          </table:table-cell>
          <table:table-cell table:formula="of:=MID([.I1024];1;1)" office:value-type="string" office:string-value="1">
            <text:p>1</text:p>
          </table:table-cell>
          <table:table-cell table:formula="of:=MID([.I1024];4;6)" office:value-type="string" office:string-value="0.4683">
            <text:p>0.46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15">
            <text:p>0.5515</text:p>
          </table:table-cell>
          <table:table-cell table:formula="of:=IF([.B1025]&gt;[.$E$1];1;0)" office:value-type="float" office:value="1">
            <text:p>1</text:p>
          </table:table-cell>
          <table:table-cell table:formula="of:=ABS([.A1025]-[.C1025])" office:value-type="float" office:value="0">
            <text:p>0</text:p>
          </table:table-cell>
          <table:table-cell table:number-columns-repeated="4"/>
          <table:table-cell table:style-name="ce2" office:value-type="string">
            <text:p>1, 0.551544 74</text:p>
          </table:table-cell>
          <table:table-cell table:formula="of:=MID([.I1025];1;1)" office:value-type="string" office:string-value="1">
            <text:p>1</text:p>
          </table:table-cell>
          <table:table-cell table:formula="of:=MID([.I1025];4;6)" office:value-type="string" office:string-value="0.5515">
            <text:p>0.55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81">
            <text:p>0.7381</text:p>
          </table:table-cell>
          <table:table-cell table:formula="of:=IF([.B1026]&gt;[.$E$1];1;0)" office:value-type="float" office:value="1">
            <text:p>1</text:p>
          </table:table-cell>
          <table:table-cell table:formula="of:=ABS([.A1026]-[.C1026])" office:value-type="float" office:value="1">
            <text:p>1</text:p>
          </table:table-cell>
          <table:table-cell table:number-columns-repeated="4"/>
          <table:table-cell table:style-name="ce2" office:value-type="string">
            <text:p>0, 0.738175 75</text:p>
          </table:table-cell>
          <table:table-cell table:formula="of:=MID([.I1026];1;1)" office:value-type="string" office:string-value="0">
            <text:p>0</text:p>
          </table:table-cell>
          <table:table-cell table:formula="of:=MID([.I1026];4;6)" office:value-type="string" office:string-value="0.7381">
            <text:p>0.738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74">
            <text:p>0.3174</text:p>
          </table:table-cell>
          <table:table-cell table:formula="of:=IF([.B1027]&gt;[.$E$1];1;0)" office:value-type="float" office:value="0">
            <text:p>0</text:p>
          </table:table-cell>
          <table:table-cell table:formula="of:=ABS([.A1027]-[.C1027])" office:value-type="float" office:value="1">
            <text:p>1</text:p>
          </table:table-cell>
          <table:table-cell table:number-columns-repeated="4"/>
          <table:table-cell table:style-name="ce2" office:value-type="string">
            <text:p>1, 0.317498 76</text:p>
          </table:table-cell>
          <table:table-cell table:formula="of:=MID([.I1027];1;1)" office:value-type="string" office:string-value="1">
            <text:p>1</text:p>
          </table:table-cell>
          <table:table-cell table:formula="of:=MID([.I1027];4;6)" office:value-type="string" office:string-value="0.3174">
            <text:p>0.31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8">
            <text:p>0.5728</text:p>
          </table:table-cell>
          <table:table-cell table:formula="of:=IF([.B1028]&gt;[.$E$1];1;0)" office:value-type="float" office:value="1">
            <text:p>1</text:p>
          </table:table-cell>
          <table:table-cell table:formula="of:=ABS([.A1028]-[.C1028])" office:value-type="float" office:value="0">
            <text:p>0</text:p>
          </table:table-cell>
          <table:table-cell table:number-columns-repeated="4"/>
          <table:table-cell table:style-name="ce2" office:value-type="string">
            <text:p>1, 0.572834 77</text:p>
          </table:table-cell>
          <table:table-cell table:formula="of:=MID([.I1028];1;1)" office:value-type="string" office:string-value="1">
            <text:p>1</text:p>
          </table:table-cell>
          <table:table-cell table:formula="of:=MID([.I1028];4;6)" office:value-type="string" office:string-value="0.5728">
            <text:p>0.572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08">
            <text:p>0.5108</text:p>
          </table:table-cell>
          <table:table-cell table:formula="of:=IF([.B1029]&gt;[.$E$1];1;0)" office:value-type="float" office:value="0">
            <text:p>0</text:p>
          </table:table-cell>
          <table:table-cell table:formula="of:=ABS([.A1029]-[.C1029])" office:value-type="float" office:value="0">
            <text:p>0</text:p>
          </table:table-cell>
          <table:table-cell table:number-columns-repeated="4"/>
          <table:table-cell table:style-name="ce2" office:value-type="string">
            <text:p>0, 0.510841 78</text:p>
          </table:table-cell>
          <table:table-cell table:formula="of:=MID([.I1029];1;1)" office:value-type="string" office:string-value="0">
            <text:p>0</text:p>
          </table:table-cell>
          <table:table-cell table:formula="of:=MID([.I1029];4;6)" office:value-type="string" office:string-value="0.5108">
            <text:p>0.51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16">
            <text:p>0.3016</text:p>
          </table:table-cell>
          <table:table-cell table:formula="of:=IF([.B1030]&gt;[.$E$1];1;0)" office:value-type="float" office:value="0">
            <text:p>0</text:p>
          </table:table-cell>
          <table:table-cell table:formula="of:=ABS([.A1030]-[.C1030])" office:value-type="float" office:value="1">
            <text:p>1</text:p>
          </table:table-cell>
          <table:table-cell table:number-columns-repeated="4"/>
          <table:table-cell table:style-name="ce2" office:value-type="string">
            <text:p>1, 0.301675 81</text:p>
          </table:table-cell>
          <table:table-cell table:formula="of:=MID([.I1030];1;1)" office:value-type="string" office:string-value="1">
            <text:p>1</text:p>
          </table:table-cell>
          <table:table-cell table:formula="of:=MID([.I1030];4;6)" office:value-type="string" office:string-value="0.3016">
            <text:p>0.30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59">
            <text:p>0.3859</text:p>
          </table:table-cell>
          <table:table-cell table:formula="of:=IF([.B1031]&gt;[.$E$1];1;0)" office:value-type="float" office:value="0">
            <text:p>0</text:p>
          </table:table-cell>
          <table:table-cell table:formula="of:=ABS([.A1031]-[.C1031])" office:value-type="float" office:value="1">
            <text:p>1</text:p>
          </table:table-cell>
          <table:table-cell table:number-columns-repeated="4"/>
          <table:table-cell table:style-name="ce2" office:value-type="string">
            <text:p>1, 0.385909 82</text:p>
          </table:table-cell>
          <table:table-cell table:formula="of:=MID([.I1031];1;1)" office:value-type="string" office:string-value="1">
            <text:p>1</text:p>
          </table:table-cell>
          <table:table-cell table:formula="of:=MID([.I1031];4;6)" office:value-type="string" office:string-value="0.3859">
            <text:p>0.38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58">
            <text:p>0.4958</text:p>
          </table:table-cell>
          <table:table-cell table:formula="of:=IF([.B1032]&gt;[.$E$1];1;0)" office:value-type="float" office:value="0">
            <text:p>0</text:p>
          </table:table-cell>
          <table:table-cell table:formula="of:=ABS([.A1032]-[.C1032])" office:value-type="float" office:value="1">
            <text:p>1</text:p>
          </table:table-cell>
          <table:table-cell table:number-columns-repeated="4"/>
          <table:table-cell table:style-name="ce2" office:value-type="string">
            <text:p>1, 0.495805 83</text:p>
          </table:table-cell>
          <table:table-cell table:formula="of:=MID([.I1032];1;1)" office:value-type="string" office:string-value="1">
            <text:p>1</text:p>
          </table:table-cell>
          <table:table-cell table:formula="of:=MID([.I1032];4;6)" office:value-type="string" office:string-value="0.4958">
            <text:p>0.49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7">
            <text:p>0.6157</text:p>
          </table:table-cell>
          <table:table-cell table:formula="of:=IF([.B1033]&gt;[.$E$1];1;0)" office:value-type="float" office:value="1">
            <text:p>1</text:p>
          </table:table-cell>
          <table:table-cell table:formula="of:=ABS([.A1033]-[.C1033])" office:value-type="float" office:value="0">
            <text:p>0</text:p>
          </table:table-cell>
          <table:table-cell table:number-columns-repeated="4"/>
          <table:table-cell table:style-name="ce2" office:value-type="string">
            <text:p>1, 0.61575 84</text:p>
          </table:table-cell>
          <table:table-cell table:formula="of:=MID([.I1033];1;1)" office:value-type="string" office:string-value="1">
            <text:p>1</text:p>
          </table:table-cell>
          <table:table-cell table:formula="of:=MID([.I1033];4;6)" office:value-type="string" office:string-value="0.6157">
            <text:p>0.61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9">
            <text:p>0.5949</text:p>
          </table:table-cell>
          <table:table-cell table:formula="of:=IF([.B1034]&gt;[.$E$1];1;0)" office:value-type="float" office:value="1">
            <text:p>1</text:p>
          </table:table-cell>
          <table:table-cell table:formula="of:=ABS([.A1034]-[.C1034])" office:value-type="float" office:value="0">
            <text:p>0</text:p>
          </table:table-cell>
          <table:table-cell table:number-columns-repeated="4"/>
          <table:table-cell table:style-name="ce2" office:value-type="string">
            <text:p>1, 0.594946 85</text:p>
          </table:table-cell>
          <table:table-cell table:formula="of:=MID([.I1034];1;1)" office:value-type="string" office:string-value="1">
            <text:p>1</text:p>
          </table:table-cell>
          <table:table-cell table:formula="of:=MID([.I1034];4;6)" office:value-type="string" office:string-value="0.5949">
            <text:p>0.59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1">
            <text:p>0.741</text:p>
          </table:table-cell>
          <table:table-cell table:formula="of:=IF([.B1035]&gt;[.$E$1];1;0)" office:value-type="float" office:value="1">
            <text:p>1</text:p>
          </table:table-cell>
          <table:table-cell table:formula="of:=ABS([.A1035]-[.C1035])" office:value-type="float" office:value="1">
            <text:p>1</text:p>
          </table:table-cell>
          <table:table-cell table:number-columns-repeated="4"/>
          <table:table-cell table:style-name="ce2" office:value-type="string">
            <text:p>0, 0.741052 86</text:p>
          </table:table-cell>
          <table:table-cell table:formula="of:=MID([.I1035];1;1)" office:value-type="string" office:string-value="0">
            <text:p>0</text:p>
          </table:table-cell>
          <table:table-cell table:formula="of:=MID([.I1035];4;6)" office:value-type="string" office:string-value="0.7410">
            <text:p>0.741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56">
            <text:p>0.6456</text:p>
          </table:table-cell>
          <table:table-cell table:formula="of:=IF([.B1036]&gt;[.$E$1];1;0)" office:value-type="float" office:value="1">
            <text:p>1</text:p>
          </table:table-cell>
          <table:table-cell table:formula="of:=ABS([.A1036]-[.C1036])" office:value-type="float" office:value="1">
            <text:p>1</text:p>
          </table:table-cell>
          <table:table-cell table:number-columns-repeated="4"/>
          <table:table-cell table:style-name="ce2" office:value-type="string">
            <text:p>0, 0.645601 90</text:p>
          </table:table-cell>
          <table:table-cell table:formula="of:=MID([.I1036];1;1)" office:value-type="string" office:string-value="0">
            <text:p>0</text:p>
          </table:table-cell>
          <table:table-cell table:formula="of:=MID([.I1036];4;6)" office:value-type="string" office:string-value="0.6456">
            <text:p>0.64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76">
            <text:p>0.6276</text:p>
          </table:table-cell>
          <table:table-cell table:formula="of:=IF([.B1037]&gt;[.$E$1];1;0)" office:value-type="float" office:value="1">
            <text:p>1</text:p>
          </table:table-cell>
          <table:table-cell table:formula="of:=ABS([.A1037]-[.C1037])" office:value-type="float" office:value="0">
            <text:p>0</text:p>
          </table:table-cell>
          <table:table-cell table:number-columns-repeated="4"/>
          <table:table-cell table:style-name="ce2" office:value-type="string">
            <text:p>1, 0.627654 92</text:p>
          </table:table-cell>
          <table:table-cell table:formula="of:=MID([.I1037];1;1)" office:value-type="string" office:string-value="1">
            <text:p>1</text:p>
          </table:table-cell>
          <table:table-cell table:formula="of:=MID([.I1037];4;6)" office:value-type="string" office:string-value="0.6276">
            <text:p>0.62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8">
            <text:p>0.5678</text:p>
          </table:table-cell>
          <table:table-cell table:formula="of:=IF([.B1038]&gt;[.$E$1];1;0)" office:value-type="float" office:value="1">
            <text:p>1</text:p>
          </table:table-cell>
          <table:table-cell table:formula="of:=ABS([.A1038]-[.C1038])" office:value-type="float" office:value="0">
            <text:p>0</text:p>
          </table:table-cell>
          <table:table-cell table:number-columns-repeated="4"/>
          <table:table-cell table:style-name="ce2" office:value-type="string">
            <text:p>1, 0.567891 93</text:p>
          </table:table-cell>
          <table:table-cell table:formula="of:=MID([.I1038];1;1)" office:value-type="string" office:string-value="1">
            <text:p>1</text:p>
          </table:table-cell>
          <table:table-cell table:formula="of:=MID([.I1038];4;6)" office:value-type="string" office:string-value="0.5678">
            <text:p>0.56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9">
            <text:p>0.5819</text:p>
          </table:table-cell>
          <table:table-cell table:formula="of:=IF([.B1039]&gt;[.$E$1];1;0)" office:value-type="float" office:value="1">
            <text:p>1</text:p>
          </table:table-cell>
          <table:table-cell table:formula="of:=ABS([.A1039]-[.C1039])" office:value-type="float" office:value="0">
            <text:p>0</text:p>
          </table:table-cell>
          <table:table-cell table:number-columns-repeated="4"/>
          <table:table-cell table:style-name="ce2" office:value-type="string">
            <text:p>1, 0.581935 94</text:p>
          </table:table-cell>
          <table:table-cell table:formula="of:=MID([.I1039];1;1)" office:value-type="string" office:string-value="1">
            <text:p>1</text:p>
          </table:table-cell>
          <table:table-cell table:formula="of:=MID([.I1039];4;6)" office:value-type="string" office:string-value="0.5819">
            <text:p>0.58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16">
            <text:p>0.6016</text:p>
          </table:table-cell>
          <table:table-cell table:formula="of:=IF([.B1040]&gt;[.$E$1];1;0)" office:value-type="float" office:value="1">
            <text:p>1</text:p>
          </table:table-cell>
          <table:table-cell table:formula="of:=ABS([.A1040]-[.C1040])" office:value-type="float" office:value="1">
            <text:p>1</text:p>
          </table:table-cell>
          <table:table-cell table:number-columns-repeated="4"/>
          <table:table-cell table:style-name="ce2" office:value-type="string">
            <text:p>0, 0.601681 95</text:p>
          </table:table-cell>
          <table:table-cell table:formula="of:=MID([.I1040];1;1)" office:value-type="string" office:string-value="0">
            <text:p>0</text:p>
          </table:table-cell>
          <table:table-cell table:formula="of:=MID([.I1040];4;6)" office:value-type="string" office:string-value="0.6016">
            <text:p>0.60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43">
            <text:p>0.5243</text:p>
          </table:table-cell>
          <table:table-cell table:formula="of:=IF([.B1041]&gt;[.$E$1];1;0)" office:value-type="float" office:value="1">
            <text:p>1</text:p>
          </table:table-cell>
          <table:table-cell table:formula="of:=ABS([.A1041]-[.C1041])" office:value-type="float" office:value="1">
            <text:p>1</text:p>
          </table:table-cell>
          <table:table-cell table:number-columns-repeated="4"/>
          <table:table-cell table:style-name="ce2" office:value-type="string">
            <text:p>0, 0.524317 96</text:p>
          </table:table-cell>
          <table:table-cell table:formula="of:=MID([.I1041];1;1)" office:value-type="string" office:string-value="0">
            <text:p>0</text:p>
          </table:table-cell>
          <table:table-cell table:formula="of:=MID([.I1041];4;6)" office:value-type="string" office:string-value="0.5243">
            <text:p>0.52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86">
            <text:p>0.5586</text:p>
          </table:table-cell>
          <table:table-cell table:formula="of:=IF([.B1042]&gt;[.$E$1];1;0)" office:value-type="float" office:value="1">
            <text:p>1</text:p>
          </table:table-cell>
          <table:table-cell table:formula="of:=ABS([.A1042]-[.C1042])" office:value-type="float" office:value="0">
            <text:p>0</text:p>
          </table:table-cell>
          <table:table-cell table:number-columns-repeated="4"/>
          <table:table-cell table:style-name="ce2" office:value-type="string">
            <text:p>1, 0.558617 97</text:p>
          </table:table-cell>
          <table:table-cell table:formula="of:=MID([.I1042];1;1)" office:value-type="string" office:string-value="1">
            <text:p>1</text:p>
          </table:table-cell>
          <table:table-cell table:formula="of:=MID([.I1042];4;6)" office:value-type="string" office:string-value="0.5586">
            <text:p>0.55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67">
            <text:p>0.4267</text:p>
          </table:table-cell>
          <table:table-cell table:formula="of:=IF([.B1043]&gt;[.$E$1];1;0)" office:value-type="float" office:value="0">
            <text:p>0</text:p>
          </table:table-cell>
          <table:table-cell table:formula="of:=ABS([.A1043]-[.C1043])" office:value-type="float" office:value="1">
            <text:p>1</text:p>
          </table:table-cell>
          <table:table-cell table:number-columns-repeated="4"/>
          <table:table-cell table:style-name="ce2" office:value-type="string">
            <text:p>1, 0.426703 98</text:p>
          </table:table-cell>
          <table:table-cell table:formula="of:=MID([.I1043];1;1)" office:value-type="string" office:string-value="1">
            <text:p>1</text:p>
          </table:table-cell>
          <table:table-cell table:formula="of:=MID([.I1043];4;6)" office:value-type="string" office:string-value="0.4267">
            <text:p>0.42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77">
            <text:p>0.4977</text:p>
          </table:table-cell>
          <table:table-cell table:formula="of:=IF([.B1044]&gt;[.$E$1];1;0)" office:value-type="float" office:value="0">
            <text:p>0</text:p>
          </table:table-cell>
          <table:table-cell table:formula="of:=ABS([.A1044]-[.C1044])" office:value-type="float" office:value="1">
            <text:p>1</text:p>
          </table:table-cell>
          <table:table-cell table:number-columns-repeated="4"/>
          <table:table-cell table:style-name="ce2" office:value-type="string">
            <text:p>1, 0.497781 100</text:p>
          </table:table-cell>
          <table:table-cell table:formula="of:=MID([.I1044];1;1)" office:value-type="string" office:string-value="1">
            <text:p>1</text:p>
          </table:table-cell>
          <table:table-cell table:formula="of:=MID([.I1044];4;6)" office:value-type="string" office:string-value="0.4977">
            <text:p>0.49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06">
            <text:p>0.7806</text:p>
          </table:table-cell>
          <table:table-cell table:formula="of:=IF([.B1045]&gt;[.$E$1];1;0)" office:value-type="float" office:value="1">
            <text:p>1</text:p>
          </table:table-cell>
          <table:table-cell table:formula="of:=ABS([.A1045]-[.C1045])" office:value-type="float" office:value="1">
            <text:p>1</text:p>
          </table:table-cell>
          <table:table-cell table:number-columns-repeated="4"/>
          <table:table-cell table:style-name="ce2" office:value-type="string">
            <text:p>0, 0.780643 102</text:p>
          </table:table-cell>
          <table:table-cell table:formula="of:=MID([.I1045];1;1)" office:value-type="string" office:string-value="0">
            <text:p>0</text:p>
          </table:table-cell>
          <table:table-cell table:formula="of:=MID([.I1045];4;6)" office:value-type="string" office:string-value="0.7806">
            <text:p>0.78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68">
            <text:p>0.6368</text:p>
          </table:table-cell>
          <table:table-cell table:formula="of:=IF([.B1046]&gt;[.$E$1];1;0)" office:value-type="float" office:value="1">
            <text:p>1</text:p>
          </table:table-cell>
          <table:table-cell table:formula="of:=ABS([.A1046]-[.C1046])" office:value-type="float" office:value="0">
            <text:p>0</text:p>
          </table:table-cell>
          <table:table-cell table:number-columns-repeated="4"/>
          <table:table-cell table:style-name="ce2" office:value-type="string">
            <text:p>1, 0.636889 103</text:p>
          </table:table-cell>
          <table:table-cell table:formula="of:=MID([.I1046];1;1)" office:value-type="string" office:string-value="1">
            <text:p>1</text:p>
          </table:table-cell>
          <table:table-cell table:formula="of:=MID([.I1046];4;6)" office:value-type="string" office:string-value="0.6368">
            <text:p>0.63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87">
            <text:p>0.4687</text:p>
          </table:table-cell>
          <table:table-cell table:formula="of:=IF([.B1047]&gt;[.$E$1];1;0)" office:value-type="float" office:value="0">
            <text:p>0</text:p>
          </table:table-cell>
          <table:table-cell table:formula="of:=ABS([.A1047]-[.C1047])" office:value-type="float" office:value="0">
            <text:p>0</text:p>
          </table:table-cell>
          <table:table-cell table:number-columns-repeated="4"/>
          <table:table-cell table:style-name="ce2" office:value-type="string">
            <text:p>0, 0.468779 104</text:p>
          </table:table-cell>
          <table:table-cell table:formula="of:=MID([.I1047];1;1)" office:value-type="string" office:string-value="0">
            <text:p>0</text:p>
          </table:table-cell>
          <table:table-cell table:formula="of:=MID([.I1047];4;6)" office:value-type="string" office:string-value="0.4687">
            <text:p>0.46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87">
            <text:p>0.4787</text:p>
          </table:table-cell>
          <table:table-cell table:formula="of:=IF([.B1048]&gt;[.$E$1];1;0)" office:value-type="float" office:value="0">
            <text:p>0</text:p>
          </table:table-cell>
          <table:table-cell table:formula="of:=ABS([.A1048]-[.C1048])" office:value-type="float" office:value="1">
            <text:p>1</text:p>
          </table:table-cell>
          <table:table-cell table:number-columns-repeated="4"/>
          <table:table-cell table:style-name="ce2" office:value-type="string">
            <text:p>1, 0.478747 105</text:p>
          </table:table-cell>
          <table:table-cell table:formula="of:=MID([.I1048];1;1)" office:value-type="string" office:string-value="1">
            <text:p>1</text:p>
          </table:table-cell>
          <table:table-cell table:formula="of:=MID([.I1048];4;6)" office:value-type="string" office:string-value="0.4787">
            <text:p>0.47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52">
            <text:p>0.4352</text:p>
          </table:table-cell>
          <table:table-cell table:formula="of:=IF([.B1049]&gt;[.$E$1];1;0)" office:value-type="float" office:value="0">
            <text:p>0</text:p>
          </table:table-cell>
          <table:table-cell table:formula="of:=ABS([.A1049]-[.C1049])" office:value-type="float" office:value="0">
            <text:p>0</text:p>
          </table:table-cell>
          <table:table-cell table:number-columns-repeated="4"/>
          <table:table-cell table:style-name="ce2" office:value-type="string">
            <text:p>0, 0.435244 106</text:p>
          </table:table-cell>
          <table:table-cell table:formula="of:=MID([.I1049];1;1)" office:value-type="string" office:string-value="0">
            <text:p>0</text:p>
          </table:table-cell>
          <table:table-cell table:formula="of:=MID([.I1049];4;6)" office:value-type="string" office:string-value="0.4352">
            <text:p>0.43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61">
            <text:p>0.6461</text:p>
          </table:table-cell>
          <table:table-cell table:formula="of:=IF([.B1050]&gt;[.$E$1];1;0)" office:value-type="float" office:value="1">
            <text:p>1</text:p>
          </table:table-cell>
          <table:table-cell table:formula="of:=ABS([.A1050]-[.C1050])" office:value-type="float" office:value="0">
            <text:p>0</text:p>
          </table:table-cell>
          <table:table-cell table:number-columns-repeated="4"/>
          <table:table-cell table:style-name="ce2" office:value-type="string">
            <text:p>1, 0.646134 108</text:p>
          </table:table-cell>
          <table:table-cell table:formula="of:=MID([.I1050];1;1)" office:value-type="string" office:string-value="1">
            <text:p>1</text:p>
          </table:table-cell>
          <table:table-cell table:formula="of:=MID([.I1050];4;6)" office:value-type="string" office:string-value="0.6461">
            <text:p>0.64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61">
            <text:p>0.6961</text:p>
          </table:table-cell>
          <table:table-cell table:formula="of:=IF([.B1051]&gt;[.$E$1];1;0)" office:value-type="float" office:value="1">
            <text:p>1</text:p>
          </table:table-cell>
          <table:table-cell table:formula="of:=ABS([.A1051]-[.C105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6158 109</text:p>
          </table:table-cell>
          <table:table-cell table:formula="of:=MID([.I1051];1;1)" office:value-type="string" office:string-value="1">
            <text:p>1</text:p>
          </table:table-cell>
          <table:table-cell table:formula="of:=MID([.I1051];4;6)" office:value-type="string" office:string-value="0.6961">
            <text:p>0.69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93">
            <text:p>0.5693</text:p>
          </table:table-cell>
          <table:table-cell table:formula="of:=IF([.B1052]&gt;[.$E$1];1;0)" office:value-type="float" office:value="1">
            <text:p>1</text:p>
          </table:table-cell>
          <table:table-cell table:formula="of:=ABS([.A1052]-[.C1052])" office:value-type="float" office:value="0">
            <text:p>0</text:p>
          </table:table-cell>
          <table:table-cell table:number-columns-repeated="4"/>
          <table:table-cell table:style-name="ce2" office:value-type="string">
            <text:p>1, 0.569305 110</text:p>
          </table:table-cell>
          <table:table-cell table:formula="of:=MID([.I1052];1;1)" office:value-type="string" office:string-value="1">
            <text:p>1</text:p>
          </table:table-cell>
          <table:table-cell table:formula="of:=MID([.I1052];4;6)" office:value-type="string" office:string-value="0.5693">
            <text:p>0.56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64">
            <text:p>0.6764</text:p>
          </table:table-cell>
          <table:table-cell table:formula="of:=IF([.B1053]&gt;[.$E$1];1;0)" office:value-type="float" office:value="1">
            <text:p>1</text:p>
          </table:table-cell>
          <table:table-cell table:formula="of:=ABS([.A1053]-[.C1053])" office:value-type="float" office:value="0">
            <text:p>0</text:p>
          </table:table-cell>
          <table:table-cell table:number-columns-repeated="4"/>
          <table:table-cell table:style-name="ce2" office:value-type="string">
            <text:p>1, 0.676495 111</text:p>
          </table:table-cell>
          <table:table-cell table:formula="of:=MID([.I1053];1;1)" office:value-type="string" office:string-value="1">
            <text:p>1</text:p>
          </table:table-cell>
          <table:table-cell table:formula="of:=MID([.I1053];4;6)" office:value-type="string" office:string-value="0.6764">
            <text:p>0.67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2">
            <text:p>0.7192</text:p>
          </table:table-cell>
          <table:table-cell table:formula="of:=IF([.B1054]&gt;[.$E$1];1;0)" office:value-type="float" office:value="1">
            <text:p>1</text:p>
          </table:table-cell>
          <table:table-cell table:formula="of:=ABS([.A1054]-[.C10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19203 112</text:p>
          </table:table-cell>
          <table:table-cell table:formula="of:=MID([.I1054];1;1)" office:value-type="string" office:string-value="1">
            <text:p>1</text:p>
          </table:table-cell>
          <table:table-cell table:formula="of:=MID([.I1054];4;6)" office:value-type="string" office:string-value="0.7192">
            <text:p>0.71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11">
            <text:p>0.7111</text:p>
          </table:table-cell>
          <table:table-cell table:formula="of:=IF([.B1055]&gt;[.$E$1];1;0)" office:value-type="float" office:value="1">
            <text:p>1</text:p>
          </table:table-cell>
          <table:table-cell table:formula="of:=ABS([.A1055]-[.C1055])" office:value-type="float" office:value="0">
            <text:p>0</text:p>
          </table:table-cell>
          <table:table-cell table:number-columns-repeated="4"/>
          <table:table-cell table:style-name="ce2" office:value-type="string">
            <text:p>1, 0.711188 113</text:p>
          </table:table-cell>
          <table:table-cell table:formula="of:=MID([.I1055];1;1)" office:value-type="string" office:string-value="1">
            <text:p>1</text:p>
          </table:table-cell>
          <table:table-cell table:formula="of:=MID([.I1055];4;6)" office:value-type="string" office:string-value="0.7111">
            <text:p>0.71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28">
            <text:p>0.7628</text:p>
          </table:table-cell>
          <table:table-cell table:formula="of:=IF([.B1056]&gt;[.$E$1];1;0)" office:value-type="float" office:value="1">
            <text:p>1</text:p>
          </table:table-cell>
          <table:table-cell table:formula="of:=ABS([.A1056]-[.C1056])" office:value-type="float" office:value="0">
            <text:p>0</text:p>
          </table:table-cell>
          <table:table-cell table:number-columns-repeated="4"/>
          <table:table-cell table:style-name="ce2" office:value-type="string">
            <text:p>1, 0.762823 114</text:p>
          </table:table-cell>
          <table:table-cell table:formula="of:=MID([.I1056];1;1)" office:value-type="string" office:string-value="1">
            <text:p>1</text:p>
          </table:table-cell>
          <table:table-cell table:formula="of:=MID([.I1056];4;6)" office:value-type="string" office:string-value="0.7628">
            <text:p>0.76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3">
            <text:p>0.503</text:p>
          </table:table-cell>
          <table:table-cell table:formula="of:=IF([.B1057]&gt;[.$E$1];1;0)" office:value-type="float" office:value="0">
            <text:p>0</text:p>
          </table:table-cell>
          <table:table-cell table:formula="of:=ABS([.A1057]-[.C1057])" office:value-type="float" office:value="1">
            <text:p>1</text:p>
          </table:table-cell>
          <table:table-cell table:number-columns-repeated="4"/>
          <table:table-cell table:style-name="ce2" office:value-type="string">
            <text:p>1, 0.503012 115</text:p>
          </table:table-cell>
          <table:table-cell table:formula="of:=MID([.I1057];1;1)" office:value-type="string" office:string-value="1">
            <text:p>1</text:p>
          </table:table-cell>
          <table:table-cell table:formula="of:=MID([.I1057];4;6)" office:value-type="string" office:string-value="0.5030">
            <text:p>0.50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7">
            <text:p>0.5857</text:p>
          </table:table-cell>
          <table:table-cell table:formula="of:=IF([.B1058]&gt;[.$E$1];1;0)" office:value-type="float" office:value="1">
            <text:p>1</text:p>
          </table:table-cell>
          <table:table-cell table:formula="of:=ABS([.A1058]-[.C1058])" office:value-type="float" office:value="0">
            <text:p>0</text:p>
          </table:table-cell>
          <table:table-cell table:number-columns-repeated="4"/>
          <table:table-cell table:style-name="ce2" office:value-type="string">
            <text:p>1, 0.585752 116</text:p>
          </table:table-cell>
          <table:table-cell table:formula="of:=MID([.I1058];1;1)" office:value-type="string" office:string-value="1">
            <text:p>1</text:p>
          </table:table-cell>
          <table:table-cell table:formula="of:=MID([.I1058];4;6)" office:value-type="string" office:string-value="0.5857">
            <text:p>0.58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02">
            <text:p>0.7902</text:p>
          </table:table-cell>
          <table:table-cell table:formula="of:=IF([.B1059]&gt;[.$E$1];1;0)" office:value-type="float" office:value="1">
            <text:p>1</text:p>
          </table:table-cell>
          <table:table-cell table:formula="of:=ABS([.A1059]-[.C1059])" office:value-type="float" office:value="0">
            <text:p>0</text:p>
          </table:table-cell>
          <table:table-cell table:number-columns-repeated="4"/>
          <table:table-cell table:style-name="ce2" office:value-type="string">
            <text:p>1, 0.790203 117</text:p>
          </table:table-cell>
          <table:table-cell table:formula="of:=MID([.I1059];1;1)" office:value-type="string" office:string-value="1">
            <text:p>1</text:p>
          </table:table-cell>
          <table:table-cell table:formula="of:=MID([.I1059];4;6)" office:value-type="string" office:string-value="0.7902">
            <text:p>0.79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46">
            <text:p>0.7546</text:p>
          </table:table-cell>
          <table:table-cell table:formula="of:=IF([.B1060]&gt;[.$E$1];1;0)" office:value-type="float" office:value="1">
            <text:p>1</text:p>
          </table:table-cell>
          <table:table-cell table:formula="of:=ABS([.A1060]-[.C1060])" office:value-type="float" office:value="0">
            <text:p>0</text:p>
          </table:table-cell>
          <table:table-cell table:number-columns-repeated="4"/>
          <table:table-cell table:style-name="ce2" office:value-type="string">
            <text:p>1, 0.75462 120</text:p>
          </table:table-cell>
          <table:table-cell table:formula="of:=MID([.I1060];1;1)" office:value-type="string" office:string-value="1">
            <text:p>1</text:p>
          </table:table-cell>
          <table:table-cell table:formula="of:=MID([.I1060];4;6)" office:value-type="string" office:string-value="0.7546">
            <text:p>0.75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68">
            <text:p>0.6768</text:p>
          </table:table-cell>
          <table:table-cell table:formula="of:=IF([.B1061]&gt;[.$E$1];1;0)" office:value-type="float" office:value="1">
            <text:p>1</text:p>
          </table:table-cell>
          <table:table-cell table:formula="of:=ABS([.A1061]-[.C1061])" office:value-type="float" office:value="1">
            <text:p>1</text:p>
          </table:table-cell>
          <table:table-cell table:number-columns-repeated="4"/>
          <table:table-cell table:style-name="ce2" office:value-type="string">
            <text:p>0, 0.676811 121</text:p>
          </table:table-cell>
          <table:table-cell table:formula="of:=MID([.I1061];1;1)" office:value-type="string" office:string-value="0">
            <text:p>0</text:p>
          </table:table-cell>
          <table:table-cell table:formula="of:=MID([.I1061];4;6)" office:value-type="string" office:string-value="0.6768">
            <text:p>0.67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06">
            <text:p>0.6606</text:p>
          </table:table-cell>
          <table:table-cell table:formula="of:=IF([.B1062]&gt;[.$E$1];1;0)" office:value-type="float" office:value="1">
            <text:p>1</text:p>
          </table:table-cell>
          <table:table-cell table:formula="of:=ABS([.A1062]-[.C1062])" office:value-type="float" office:value="0">
            <text:p>0</text:p>
          </table:table-cell>
          <table:table-cell table:number-columns-repeated="4"/>
          <table:table-cell table:style-name="ce2" office:value-type="string">
            <text:p>1, 0.660662 122</text:p>
          </table:table-cell>
          <table:table-cell table:formula="of:=MID([.I1062];1;1)" office:value-type="string" office:string-value="1">
            <text:p>1</text:p>
          </table:table-cell>
          <table:table-cell table:formula="of:=MID([.I1062];4;6)" office:value-type="string" office:string-value="0.6606">
            <text:p>0.66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8">
            <text:p>0.5918</text:p>
          </table:table-cell>
          <table:table-cell table:formula="of:=IF([.B1063]&gt;[.$E$1];1;0)" office:value-type="float" office:value="1">
            <text:p>1</text:p>
          </table:table-cell>
          <table:table-cell table:formula="of:=ABS([.A1063]-[.C1063])" office:value-type="float" office:value="0">
            <text:p>0</text:p>
          </table:table-cell>
          <table:table-cell table:number-columns-repeated="4"/>
          <table:table-cell table:style-name="ce2" office:value-type="string">
            <text:p>1, 0.591839 123</text:p>
          </table:table-cell>
          <table:table-cell table:formula="of:=MID([.I1063];1;1)" office:value-type="string" office:string-value="1">
            <text:p>1</text:p>
          </table:table-cell>
          <table:table-cell table:formula="of:=MID([.I1063];4;6)" office:value-type="string" office:string-value="0.5918">
            <text:p>0.59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7">
            <text:p>0.667</text:p>
          </table:table-cell>
          <table:table-cell table:formula="of:=IF([.B1064]&gt;[.$E$1];1;0)" office:value-type="float" office:value="1">
            <text:p>1</text:p>
          </table:table-cell>
          <table:table-cell table:formula="of:=ABS([.A1064]-[.C1064])" office:value-type="float" office:value="1">
            <text:p>1</text:p>
          </table:table-cell>
          <table:table-cell table:number-columns-repeated="4"/>
          <table:table-cell table:style-name="ce2" office:value-type="string">
            <text:p>0, 0.667047 124</text:p>
          </table:table-cell>
          <table:table-cell table:formula="of:=MID([.I1064];1;1)" office:value-type="string" office:string-value="0">
            <text:p>0</text:p>
          </table:table-cell>
          <table:table-cell table:formula="of:=MID([.I1064];4;6)" office:value-type="string" office:string-value="0.6670">
            <text:p>0.66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92">
            <text:p>0.8892</text:p>
          </table:table-cell>
          <table:table-cell table:formula="of:=IF([.B1065]&gt;[.$E$1];1;0)" office:value-type="float" office:value="1">
            <text:p>1</text:p>
          </table:table-cell>
          <table:table-cell table:formula="of:=ABS([.A1065]-[.C1065])" office:value-type="float" office:value="0">
            <text:p>0</text:p>
          </table:table-cell>
          <table:table-cell table:number-columns-repeated="4"/>
          <table:table-cell table:style-name="ce2" office:value-type="string">
            <text:p>1, 0.889234 125</text:p>
          </table:table-cell>
          <table:table-cell table:formula="of:=MID([.I1065];1;1)" office:value-type="string" office:string-value="1">
            <text:p>1</text:p>
          </table:table-cell>
          <table:table-cell table:formula="of:=MID([.I1065];4;6)" office:value-type="string" office:string-value="0.8892">
            <text:p>0.88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1">
            <text:p>0.431</text:p>
          </table:table-cell>
          <table:table-cell table:formula="of:=IF([.B1066]&gt;[.$E$1];1;0)" office:value-type="float" office:value="0">
            <text:p>0</text:p>
          </table:table-cell>
          <table:table-cell table:formula="of:=ABS([.A1066]-[.C1066])" office:value-type="float" office:value="1">
            <text:p>1</text:p>
          </table:table-cell>
          <table:table-cell table:number-columns-repeated="4"/>
          <table:table-cell table:style-name="ce2" office:value-type="string">
            <text:p>1, 0.431065 126</text:p>
          </table:table-cell>
          <table:table-cell table:formula="of:=MID([.I1066];1;1)" office:value-type="string" office:string-value="1">
            <text:p>1</text:p>
          </table:table-cell>
          <table:table-cell table:formula="of:=MID([.I1066];4;6)" office:value-type="string" office:string-value="0.4310">
            <text:p>0.43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53">
            <text:p>0.5753</text:p>
          </table:table-cell>
          <table:table-cell table:formula="of:=IF([.B1067]&gt;[.$E$1];1;0)" office:value-type="float" office:value="1">
            <text:p>1</text:p>
          </table:table-cell>
          <table:table-cell table:formula="of:=ABS([.A1067]-[.C1067])" office:value-type="float" office:value="0">
            <text:p>0</text:p>
          </table:table-cell>
          <table:table-cell table:number-columns-repeated="4"/>
          <table:table-cell table:style-name="ce2" office:value-type="string">
            <text:p>1, 0.575337 127</text:p>
          </table:table-cell>
          <table:table-cell table:formula="of:=MID([.I1067];1;1)" office:value-type="string" office:string-value="1">
            <text:p>1</text:p>
          </table:table-cell>
          <table:table-cell table:formula="of:=MID([.I1067];4;6)" office:value-type="string" office:string-value="0.5753">
            <text:p>0.57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09">
            <text:p>0.5909</text:p>
          </table:table-cell>
          <table:table-cell table:formula="of:=IF([.B1068]&gt;[.$E$1];1;0)" office:value-type="float" office:value="1">
            <text:p>1</text:p>
          </table:table-cell>
          <table:table-cell table:formula="of:=ABS([.A1068]-[.C1068])" office:value-type="float" office:value="0">
            <text:p>0</text:p>
          </table:table-cell>
          <table:table-cell table:number-columns-repeated="4"/>
          <table:table-cell table:style-name="ce2" office:value-type="string">
            <text:p>1, 0.59095 128</text:p>
          </table:table-cell>
          <table:table-cell table:formula="of:=MID([.I1068];1;1)" office:value-type="string" office:string-value="1">
            <text:p>1</text:p>
          </table:table-cell>
          <table:table-cell table:formula="of:=MID([.I1068];4;6)" office:value-type="string" office:string-value="0.5909">
            <text:p>0.59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05">
            <text:p>0.6705</text:p>
          </table:table-cell>
          <table:table-cell table:formula="of:=IF([.B1069]&gt;[.$E$1];1;0)" office:value-type="float" office:value="1">
            <text:p>1</text:p>
          </table:table-cell>
          <table:table-cell table:formula="of:=ABS([.A1069]-[.C1069])" office:value-type="float" office:value="0">
            <text:p>0</text:p>
          </table:table-cell>
          <table:table-cell table:number-columns-repeated="4"/>
          <table:table-cell table:style-name="ce2" office:value-type="string">
            <text:p>1, 0.670537 129</text:p>
          </table:table-cell>
          <table:table-cell table:formula="of:=MID([.I1069];1;1)" office:value-type="string" office:string-value="1">
            <text:p>1</text:p>
          </table:table-cell>
          <table:table-cell table:formula="of:=MID([.I1069];4;6)" office:value-type="string" office:string-value="0.6705">
            <text:p>0.67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87">
            <text:p>0.3987</text:p>
          </table:table-cell>
          <table:table-cell table:formula="of:=IF([.B1070]&gt;[.$E$1];1;0)" office:value-type="float" office:value="0">
            <text:p>0</text:p>
          </table:table-cell>
          <table:table-cell table:formula="of:=ABS([.A1070]-[.C1070])" office:value-type="float" office:value="1">
            <text:p>1</text:p>
          </table:table-cell>
          <table:table-cell table:number-columns-repeated="4"/>
          <table:table-cell table:style-name="ce2" office:value-type="string">
            <text:p>1, 0.3987 130</text:p>
          </table:table-cell>
          <table:table-cell table:formula="of:=MID([.I1070];1;1)" office:value-type="string" office:string-value="1">
            <text:p>1</text:p>
          </table:table-cell>
          <table:table-cell table:formula="of:=MID([.I1070];4;6)" office:value-type="string" office:string-value="0.3987">
            <text:p>0.39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19">
            <text:p>0.3719</text:p>
          </table:table-cell>
          <table:table-cell table:formula="of:=IF([.B1071]&gt;[.$E$1];1;0)" office:value-type="float" office:value="0">
            <text:p>0</text:p>
          </table:table-cell>
          <table:table-cell table:formula="of:=ABS([.A1071]-[.C1071])" office:value-type="float" office:value="0">
            <text:p>0</text:p>
          </table:table-cell>
          <table:table-cell table:number-columns-repeated="4"/>
          <table:table-cell table:style-name="ce2" office:value-type="string">
            <text:p>0, 0.371967 131</text:p>
          </table:table-cell>
          <table:table-cell table:formula="of:=MID([.I1071];1;1)" office:value-type="string" office:string-value="0">
            <text:p>0</text:p>
          </table:table-cell>
          <table:table-cell table:formula="of:=MID([.I1071];4;6)" office:value-type="string" office:string-value="0.3719">
            <text:p>0.37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2">
            <text:p>0.6422</text:p>
          </table:table-cell>
          <table:table-cell table:formula="of:=IF([.B1072]&gt;[.$E$1];1;0)" office:value-type="float" office:value="1">
            <text:p>1</text:p>
          </table:table-cell>
          <table:table-cell table:formula="of:=ABS([.A1072]-[.C1072])" office:value-type="float" office:value="0">
            <text:p>0</text:p>
          </table:table-cell>
          <table:table-cell table:number-columns-repeated="4"/>
          <table:table-cell table:style-name="ce2" office:value-type="string">
            <text:p>1, 0.642232 132</text:p>
          </table:table-cell>
          <table:table-cell table:formula="of:=MID([.I1072];1;1)" office:value-type="string" office:string-value="1">
            <text:p>1</text:p>
          </table:table-cell>
          <table:table-cell table:formula="of:=MID([.I1072];4;6)" office:value-type="string" office:string-value="0.6422">
            <text:p>0.64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38">
            <text:p>0.5038</text:p>
          </table:table-cell>
          <table:table-cell table:formula="of:=IF([.B1073]&gt;[.$E$1];1;0)" office:value-type="float" office:value="0">
            <text:p>0</text:p>
          </table:table-cell>
          <table:table-cell table:formula="of:=ABS([.A1073]-[.C1073])" office:value-type="float" office:value="0">
            <text:p>0</text:p>
          </table:table-cell>
          <table:table-cell table:number-columns-repeated="4"/>
          <table:table-cell table:style-name="ce2" office:value-type="string">
            <text:p>0, 0.503815 133</text:p>
          </table:table-cell>
          <table:table-cell table:formula="of:=MID([.I1073];1;1)" office:value-type="string" office:string-value="0">
            <text:p>0</text:p>
          </table:table-cell>
          <table:table-cell table:formula="of:=MID([.I1073];4;6)" office:value-type="string" office:string-value="0.5038">
            <text:p>0.50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98">
            <text:p>0.4598</text:p>
          </table:table-cell>
          <table:table-cell table:formula="of:=IF([.B1074]&gt;[.$E$1];1;0)" office:value-type="float" office:value="0">
            <text:p>0</text:p>
          </table:table-cell>
          <table:table-cell table:formula="of:=ABS([.A1074]-[.C1074])" office:value-type="float" office:value="0">
            <text:p>0</text:p>
          </table:table-cell>
          <table:table-cell table:number-columns-repeated="4"/>
          <table:table-cell table:style-name="ce2" office:value-type="string">
            <text:p>0, 0.459875 134</text:p>
          </table:table-cell>
          <table:table-cell table:formula="of:=MID([.I1074];1;1)" office:value-type="string" office:string-value="0">
            <text:p>0</text:p>
          </table:table-cell>
          <table:table-cell table:formula="of:=MID([.I1074];4;6)" office:value-type="string" office:string-value="0.4598">
            <text:p>0.45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8">
            <text:p>0.6138</text:p>
          </table:table-cell>
          <table:table-cell table:formula="of:=IF([.B1075]&gt;[.$E$1];1;0)" office:value-type="float" office:value="1">
            <text:p>1</text:p>
          </table:table-cell>
          <table:table-cell table:formula="of:=ABS([.A1075]-[.C1075])" office:value-type="float" office:value="0">
            <text:p>0</text:p>
          </table:table-cell>
          <table:table-cell table:number-columns-repeated="4"/>
          <table:table-cell table:style-name="ce2" office:value-type="string">
            <text:p>1, 0.613804 135</text:p>
          </table:table-cell>
          <table:table-cell table:formula="of:=MID([.I1075];1;1)" office:value-type="string" office:string-value="1">
            <text:p>1</text:p>
          </table:table-cell>
          <table:table-cell table:formula="of:=MID([.I1075];4;6)" office:value-type="string" office:string-value="0.6138">
            <text:p>0.613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41">
            <text:p>0.8241</text:p>
          </table:table-cell>
          <table:table-cell table:formula="of:=IF([.B1076]&gt;[.$E$1];1;0)" office:value-type="float" office:value="1">
            <text:p>1</text:p>
          </table:table-cell>
          <table:table-cell table:formula="of:=ABS([.A1076]-[.C1076])" office:value-type="float" office:value="0">
            <text:p>0</text:p>
          </table:table-cell>
          <table:table-cell table:number-columns-repeated="4"/>
          <table:table-cell table:style-name="ce2" office:value-type="string">
            <text:p>1, 0.82419 136</text:p>
          </table:table-cell>
          <table:table-cell table:formula="of:=MID([.I1076];1;1)" office:value-type="string" office:string-value="1">
            <text:p>1</text:p>
          </table:table-cell>
          <table:table-cell table:formula="of:=MID([.I1076];4;6)" office:value-type="string" office:string-value="0.8241">
            <text:p>0.82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23">
            <text:p>0.5523</text:p>
          </table:table-cell>
          <table:table-cell table:formula="of:=IF([.B1077]&gt;[.$E$1];1;0)" office:value-type="float" office:value="1">
            <text:p>1</text:p>
          </table:table-cell>
          <table:table-cell table:formula="of:=ABS([.A1077]-[.C1077])" office:value-type="float" office:value="0">
            <text:p>0</text:p>
          </table:table-cell>
          <table:table-cell table:number-columns-repeated="4"/>
          <table:table-cell table:style-name="ce2" office:value-type="string">
            <text:p>1, 0.552376 137</text:p>
          </table:table-cell>
          <table:table-cell table:formula="of:=MID([.I1077];1;1)" office:value-type="string" office:string-value="1">
            <text:p>1</text:p>
          </table:table-cell>
          <table:table-cell table:formula="of:=MID([.I1077];4;6)" office:value-type="string" office:string-value="0.5523">
            <text:p>0.55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3">
            <text:p>0.6743</text:p>
          </table:table-cell>
          <table:table-cell table:formula="of:=IF([.B1078]&gt;[.$E$1];1;0)" office:value-type="float" office:value="1">
            <text:p>1</text:p>
          </table:table-cell>
          <table:table-cell table:formula="of:=ABS([.A1078]-[.C1078])" office:value-type="float" office:value="0">
            <text:p>0</text:p>
          </table:table-cell>
          <table:table-cell table:number-columns-repeated="4"/>
          <table:table-cell table:style-name="ce2" office:value-type="string">
            <text:p>1, 0.674337 139</text:p>
          </table:table-cell>
          <table:table-cell table:formula="of:=MID([.I1078];1;1)" office:value-type="string" office:string-value="1">
            <text:p>1</text:p>
          </table:table-cell>
          <table:table-cell table:formula="of:=MID([.I1078];4;6)" office:value-type="string" office:string-value="0.6743">
            <text:p>0.67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4">
            <text:p>0.564</text:p>
          </table:table-cell>
          <table:table-cell table:formula="of:=IF([.B1079]&gt;[.$E$1];1;0)" office:value-type="float" office:value="1">
            <text:p>1</text:p>
          </table:table-cell>
          <table:table-cell table:formula="of:=ABS([.A1079]-[.C1079])" office:value-type="float" office:value="0">
            <text:p>0</text:p>
          </table:table-cell>
          <table:table-cell table:number-columns-repeated="4"/>
          <table:table-cell table:style-name="ce2" office:value-type="string">
            <text:p>1, 0.564001 140</text:p>
          </table:table-cell>
          <table:table-cell table:formula="of:=MID([.I1079];1;1)" office:value-type="string" office:string-value="1">
            <text:p>1</text:p>
          </table:table-cell>
          <table:table-cell table:formula="of:=MID([.I1079];4;6)" office:value-type="string" office:string-value="0.5640">
            <text:p>0.56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42">
            <text:p>0.6542</text:p>
          </table:table-cell>
          <table:table-cell table:formula="of:=IF([.B1080]&gt;[.$E$1];1;0)" office:value-type="float" office:value="1">
            <text:p>1</text:p>
          </table:table-cell>
          <table:table-cell table:formula="of:=ABS([.A1080]-[.C1080])" office:value-type="float" office:value="1">
            <text:p>1</text:p>
          </table:table-cell>
          <table:table-cell table:number-columns-repeated="4"/>
          <table:table-cell table:style-name="ce2" office:value-type="string">
            <text:p>0, 0.654255 141</text:p>
          </table:table-cell>
          <table:table-cell table:formula="of:=MID([.I1080];1;1)" office:value-type="string" office:string-value="0">
            <text:p>0</text:p>
          </table:table-cell>
          <table:table-cell table:formula="of:=MID([.I1080];4;6)" office:value-type="string" office:string-value="0.6542">
            <text:p>0.65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63">
            <text:p>0.6963</text:p>
          </table:table-cell>
          <table:table-cell table:formula="of:=IF([.B1081]&gt;[.$E$1];1;0)" office:value-type="float" office:value="1">
            <text:p>1</text:p>
          </table:table-cell>
          <table:table-cell table:formula="of:=ABS([.A1081]-[.C108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6311 142</text:p>
          </table:table-cell>
          <table:table-cell table:formula="of:=MID([.I1081];1;1)" office:value-type="string" office:string-value="1">
            <text:p>1</text:p>
          </table:table-cell>
          <table:table-cell table:formula="of:=MID([.I1081];4;6)" office:value-type="string" office:string-value="0.6963">
            <text:p>0.69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79">
            <text:p>0.5879</text:p>
          </table:table-cell>
          <table:table-cell table:formula="of:=IF([.B1082]&gt;[.$E$1];1;0)" office:value-type="float" office:value="1">
            <text:p>1</text:p>
          </table:table-cell>
          <table:table-cell table:formula="of:=ABS([.A1082]-[.C1082])" office:value-type="float" office:value="0">
            <text:p>0</text:p>
          </table:table-cell>
          <table:table-cell table:number-columns-repeated="4"/>
          <table:table-cell table:style-name="ce2" office:value-type="string">
            <text:p>1, 0.587962 143</text:p>
          </table:table-cell>
          <table:table-cell table:formula="of:=MID([.I1082];1;1)" office:value-type="string" office:string-value="1">
            <text:p>1</text:p>
          </table:table-cell>
          <table:table-cell table:formula="of:=MID([.I1082];4;6)" office:value-type="string" office:string-value="0.5879">
            <text:p>0.58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6">
            <text:p>0.6876</text:p>
          </table:table-cell>
          <table:table-cell table:formula="of:=IF([.B1083]&gt;[.$E$1];1;0)" office:value-type="float" office:value="1">
            <text:p>1</text:p>
          </table:table-cell>
          <table:table-cell table:formula="of:=ABS([.A1083]-[.C1083])" office:value-type="float" office:value="0">
            <text:p>0</text:p>
          </table:table-cell>
          <table:table-cell table:number-columns-repeated="4"/>
          <table:table-cell table:style-name="ce2" office:value-type="string">
            <text:p>1, 0.687631 144</text:p>
          </table:table-cell>
          <table:table-cell table:formula="of:=MID([.I1083];1;1)" office:value-type="string" office:string-value="1">
            <text:p>1</text:p>
          </table:table-cell>
          <table:table-cell table:formula="of:=MID([.I1083];4;6)" office:value-type="string" office:string-value="0.6876">
            <text:p>0.68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87">
            <text:p>0.5087</text:p>
          </table:table-cell>
          <table:table-cell table:formula="of:=IF([.B1084]&gt;[.$E$1];1;0)" office:value-type="float" office:value="0">
            <text:p>0</text:p>
          </table:table-cell>
          <table:table-cell table:formula="of:=ABS([.A1084]-[.C1084])" office:value-type="float" office:value="0">
            <text:p>0</text:p>
          </table:table-cell>
          <table:table-cell table:number-columns-repeated="4"/>
          <table:table-cell table:style-name="ce2" office:value-type="string">
            <text:p>0, 0.508779 146</text:p>
          </table:table-cell>
          <table:table-cell table:formula="of:=MID([.I1084];1;1)" office:value-type="string" office:string-value="0">
            <text:p>0</text:p>
          </table:table-cell>
          <table:table-cell table:formula="of:=MID([.I1084];4;6)" office:value-type="string" office:string-value="0.5087">
            <text:p>0.50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49">
            <text:p>0.6149</text:p>
          </table:table-cell>
          <table:table-cell table:formula="of:=IF([.B1085]&gt;[.$E$1];1;0)" office:value-type="float" office:value="1">
            <text:p>1</text:p>
          </table:table-cell>
          <table:table-cell table:formula="of:=ABS([.A1085]-[.C1085])" office:value-type="float" office:value="1">
            <text:p>1</text:p>
          </table:table-cell>
          <table:table-cell table:number-columns-repeated="4"/>
          <table:table-cell table:style-name="ce2" office:value-type="string">
            <text:p>0, 0.614906 147</text:p>
          </table:table-cell>
          <table:table-cell table:formula="of:=MID([.I1085];1;1)" office:value-type="string" office:string-value="0">
            <text:p>0</text:p>
          </table:table-cell>
          <table:table-cell table:formula="of:=MID([.I1085];4;6)" office:value-type="string" office:string-value="0.6149">
            <text:p>0.61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143">
            <text:p>0.8143</text:p>
          </table:table-cell>
          <table:table-cell table:formula="of:=IF([.B1086]&gt;[.$E$1];1;0)" office:value-type="float" office:value="1">
            <text:p>1</text:p>
          </table:table-cell>
          <table:table-cell table:formula="of:=ABS([.A1086]-[.C1086])" office:value-type="float" office:value="1">
            <text:p>1</text:p>
          </table:table-cell>
          <table:table-cell table:number-columns-repeated="4"/>
          <table:table-cell table:style-name="ce2" office:value-type="string">
            <text:p>0, 0.814367 148</text:p>
          </table:table-cell>
          <table:table-cell table:formula="of:=MID([.I1086];1;1)" office:value-type="string" office:string-value="0">
            <text:p>0</text:p>
          </table:table-cell>
          <table:table-cell table:formula="of:=MID([.I1086];4;6)" office:value-type="string" office:string-value="0.8143">
            <text:p>0.81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9">
            <text:p>0.379</text:p>
          </table:table-cell>
          <table:table-cell table:formula="of:=IF([.B1087]&gt;[.$E$1];1;0)" office:value-type="float" office:value="0">
            <text:p>0</text:p>
          </table:table-cell>
          <table:table-cell table:formula="of:=ABS([.A1087]-[.C1087])" office:value-type="float" office:value="0">
            <text:p>0</text:p>
          </table:table-cell>
          <table:table-cell table:number-columns-repeated="4"/>
          <table:table-cell table:style-name="ce2" office:value-type="string">
            <text:p>0, 0.379043 149</text:p>
          </table:table-cell>
          <table:table-cell table:formula="of:=MID([.I1087];1;1)" office:value-type="string" office:string-value="0">
            <text:p>0</text:p>
          </table:table-cell>
          <table:table-cell table:formula="of:=MID([.I1087];4;6)" office:value-type="string" office:string-value="0.3790">
            <text:p>0.37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394">
            <text:p>0.3394</text:p>
          </table:table-cell>
          <table:table-cell table:formula="of:=IF([.B1088]&gt;[.$E$1];1;0)" office:value-type="float" office:value="0">
            <text:p>0</text:p>
          </table:table-cell>
          <table:table-cell table:formula="of:=ABS([.A1088]-[.C1088])" office:value-type="float" office:value="1">
            <text:p>1</text:p>
          </table:table-cell>
          <table:table-cell table:number-columns-repeated="4"/>
          <table:table-cell table:style-name="ce2" office:value-type="string">
            <text:p>1, 0.339417 150</text:p>
          </table:table-cell>
          <table:table-cell table:formula="of:=MID([.I1088];1;1)" office:value-type="string" office:string-value="1">
            <text:p>1</text:p>
          </table:table-cell>
          <table:table-cell table:formula="of:=MID([.I1088];4;6)" office:value-type="string" office:string-value="0.3394">
            <text:p>0.339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14">
            <text:p>0.4814</text:p>
          </table:table-cell>
          <table:table-cell table:formula="of:=IF([.B1089]&gt;[.$E$1];1;0)" office:value-type="float" office:value="0">
            <text:p>0</text:p>
          </table:table-cell>
          <table:table-cell table:formula="of:=ABS([.A1089]-[.C1089])" office:value-type="float" office:value="0">
            <text:p>0</text:p>
          </table:table-cell>
          <table:table-cell table:number-columns-repeated="4"/>
          <table:table-cell table:style-name="ce2" office:value-type="string">
            <text:p>0, 0.481458 151</text:p>
          </table:table-cell>
          <table:table-cell table:formula="of:=MID([.I1089];1;1)" office:value-type="string" office:string-value="0">
            <text:p>0</text:p>
          </table:table-cell>
          <table:table-cell table:formula="of:=MID([.I1089];4;6)" office:value-type="string" office:string-value="0.4814">
            <text:p>0.48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25">
            <text:p>0.8025</text:p>
          </table:table-cell>
          <table:table-cell table:formula="of:=IF([.B1090]&gt;[.$E$1];1;0)" office:value-type="float" office:value="1">
            <text:p>1</text:p>
          </table:table-cell>
          <table:table-cell table:formula="of:=ABS([.A1090]-[.C1090])" office:value-type="float" office:value="0">
            <text:p>0</text:p>
          </table:table-cell>
          <table:table-cell table:number-columns-repeated="4"/>
          <table:table-cell table:style-name="ce2" office:value-type="string">
            <text:p>1, 0.802599 152</text:p>
          </table:table-cell>
          <table:table-cell table:formula="of:=MID([.I1090];1;1)" office:value-type="string" office:string-value="1">
            <text:p>1</text:p>
          </table:table-cell>
          <table:table-cell table:formula="of:=MID([.I1090];4;6)" office:value-type="string" office:string-value="0.8025">
            <text:p>0.80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69">
            <text:p>0.5569</text:p>
          </table:table-cell>
          <table:table-cell table:formula="of:=IF([.B1091]&gt;[.$E$1];1;0)" office:value-type="float" office:value="1">
            <text:p>1</text:p>
          </table:table-cell>
          <table:table-cell table:formula="of:=ABS([.A1091]-[.C1091])" office:value-type="float" office:value="0">
            <text:p>0</text:p>
          </table:table-cell>
          <table:table-cell table:number-columns-repeated="4"/>
          <table:table-cell table:style-name="ce2" office:value-type="string">
            <text:p>1, 0.556994 153</text:p>
          </table:table-cell>
          <table:table-cell table:formula="of:=MID([.I1091];1;1)" office:value-type="string" office:string-value="1">
            <text:p>1</text:p>
          </table:table-cell>
          <table:table-cell table:formula="of:=MID([.I1091];4;6)" office:value-type="string" office:string-value="0.5569">
            <text:p>0.55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48">
            <text:p>0.5748</text:p>
          </table:table-cell>
          <table:table-cell table:formula="of:=IF([.B1092]&gt;[.$E$1];1;0)" office:value-type="float" office:value="1">
            <text:p>1</text:p>
          </table:table-cell>
          <table:table-cell table:formula="of:=ABS([.A1092]-[.C1092])" office:value-type="float" office:value="0">
            <text:p>0</text:p>
          </table:table-cell>
          <table:table-cell table:number-columns-repeated="4"/>
          <table:table-cell table:style-name="ce2" office:value-type="string">
            <text:p>1, 0.574888 154</text:p>
          </table:table-cell>
          <table:table-cell table:formula="of:=MID([.I1092];1;1)" office:value-type="string" office:string-value="1">
            <text:p>1</text:p>
          </table:table-cell>
          <table:table-cell table:formula="of:=MID([.I1092];4;6)" office:value-type="string" office:string-value="0.5748">
            <text:p>0.57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77">
            <text:p>0.7977</text:p>
          </table:table-cell>
          <table:table-cell table:formula="of:=IF([.B1093]&gt;[.$E$1];1;0)" office:value-type="float" office:value="1">
            <text:p>1</text:p>
          </table:table-cell>
          <table:table-cell table:formula="of:=ABS([.A1093]-[.C1093])" office:value-type="float" office:value="1">
            <text:p>1</text:p>
          </table:table-cell>
          <table:table-cell table:number-columns-repeated="4"/>
          <table:table-cell table:style-name="ce2" office:value-type="string">
            <text:p>0, 0.797751 155</text:p>
          </table:table-cell>
          <table:table-cell table:formula="of:=MID([.I1093];1;1)" office:value-type="string" office:string-value="0">
            <text:p>0</text:p>
          </table:table-cell>
          <table:table-cell table:formula="of:=MID([.I1093];4;6)" office:value-type="string" office:string-value="0.7977">
            <text:p>0.79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25">
            <text:p>0.8325</text:p>
          </table:table-cell>
          <table:table-cell table:formula="of:=IF([.B1094]&gt;[.$E$1];1;0)" office:value-type="float" office:value="1">
            <text:p>1</text:p>
          </table:table-cell>
          <table:table-cell table:formula="of:=ABS([.A1094]-[.C1094])" office:value-type="float" office:value="0">
            <text:p>0</text:p>
          </table:table-cell>
          <table:table-cell table:number-columns-repeated="4"/>
          <table:table-cell table:style-name="ce2" office:value-type="string">
            <text:p>1, 0.832501 156</text:p>
          </table:table-cell>
          <table:table-cell table:formula="of:=MID([.I1094];1;1)" office:value-type="string" office:string-value="1">
            <text:p>1</text:p>
          </table:table-cell>
          <table:table-cell table:formula="of:=MID([.I1094];4;6)" office:value-type="string" office:string-value="0.8325">
            <text:p>0.832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12">
            <text:p>0.3812</text:p>
          </table:table-cell>
          <table:table-cell table:formula="of:=IF([.B1095]&gt;[.$E$1];1;0)" office:value-type="float" office:value="0">
            <text:p>0</text:p>
          </table:table-cell>
          <table:table-cell table:formula="of:=ABS([.A1095]-[.C1095])" office:value-type="float" office:value="0">
            <text:p>0</text:p>
          </table:table-cell>
          <table:table-cell table:number-columns-repeated="4"/>
          <table:table-cell table:style-name="ce2" office:value-type="string">
            <text:p>0, 0.381253 157</text:p>
          </table:table-cell>
          <table:table-cell table:formula="of:=MID([.I1095];1;1)" office:value-type="string" office:string-value="0">
            <text:p>0</text:p>
          </table:table-cell>
          <table:table-cell table:formula="of:=MID([.I1095];4;6)" office:value-type="string" office:string-value="0.3812">
            <text:p>0.38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95">
            <text:p>0.5995</text:p>
          </table:table-cell>
          <table:table-cell table:formula="of:=IF([.B1096]&gt;[.$E$1];1;0)" office:value-type="float" office:value="1">
            <text:p>1</text:p>
          </table:table-cell>
          <table:table-cell table:formula="of:=ABS([.A1096]-[.C1096])" office:value-type="float" office:value="1">
            <text:p>1</text:p>
          </table:table-cell>
          <table:table-cell table:number-columns-repeated="4"/>
          <table:table-cell table:style-name="ce2" office:value-type="string">
            <text:p>0, 0.599598 158</text:p>
          </table:table-cell>
          <table:table-cell table:formula="of:=MID([.I1096];1;1)" office:value-type="string" office:string-value="0">
            <text:p>0</text:p>
          </table:table-cell>
          <table:table-cell table:formula="of:=MID([.I1096];4;6)" office:value-type="string" office:string-value="0.5995">
            <text:p>0.59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721">
            <text:p>0.2721</text:p>
          </table:table-cell>
          <table:table-cell table:formula="of:=IF([.B1097]&gt;[.$E$1];1;0)" office:value-type="float" office:value="0">
            <text:p>0</text:p>
          </table:table-cell>
          <table:table-cell table:formula="of:=ABS([.A1097]-[.C1097])" office:value-type="float" office:value="1">
            <text:p>1</text:p>
          </table:table-cell>
          <table:table-cell table:number-columns-repeated="4"/>
          <table:table-cell table:style-name="ce2" office:value-type="string">
            <text:p>1, 0.272177 159</text:p>
          </table:table-cell>
          <table:table-cell table:formula="of:=MID([.I1097];1;1)" office:value-type="string" office:string-value="1">
            <text:p>1</text:p>
          </table:table-cell>
          <table:table-cell table:formula="of:=MID([.I1097];4;6)" office:value-type="string" office:string-value="0.2721">
            <text:p>0.27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98">
            <text:p>0.4798</text:p>
          </table:table-cell>
          <table:table-cell table:formula="of:=IF([.B1098]&gt;[.$E$1];1;0)" office:value-type="float" office:value="0">
            <text:p>0</text:p>
          </table:table-cell>
          <table:table-cell table:formula="of:=ABS([.A1098]-[.C1098])" office:value-type="float" office:value="1">
            <text:p>1</text:p>
          </table:table-cell>
          <table:table-cell table:number-columns-repeated="4"/>
          <table:table-cell table:style-name="ce2" office:value-type="string">
            <text:p>1, 0.479819 160</text:p>
          </table:table-cell>
          <table:table-cell table:formula="of:=MID([.I1098];1;1)" office:value-type="string" office:string-value="1">
            <text:p>1</text:p>
          </table:table-cell>
          <table:table-cell table:formula="of:=MID([.I1098];4;6)" office:value-type="string" office:string-value="0.4798">
            <text:p>0.47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9">
            <text:p>0.499</text:p>
          </table:table-cell>
          <table:table-cell table:formula="of:=IF([.B1099]&gt;[.$E$1];1;0)" office:value-type="float" office:value="0">
            <text:p>0</text:p>
          </table:table-cell>
          <table:table-cell table:formula="of:=ABS([.A1099]-[.C1099])" office:value-type="float" office:value="1">
            <text:p>1</text:p>
          </table:table-cell>
          <table:table-cell table:number-columns-repeated="4"/>
          <table:table-cell table:style-name="ce2" office:value-type="string">
            <text:p>1, 0.499034 162</text:p>
          </table:table-cell>
          <table:table-cell table:formula="of:=MID([.I1099];1;1)" office:value-type="string" office:string-value="1">
            <text:p>1</text:p>
          </table:table-cell>
          <table:table-cell table:formula="of:=MID([.I1099];4;6)" office:value-type="string" office:string-value="0.4990">
            <text:p>0.49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413">
            <text:p>0.9413</text:p>
          </table:table-cell>
          <table:table-cell table:formula="of:=IF([.B1100]&gt;[.$E$1];1;0)" office:value-type="float" office:value="1">
            <text:p>1</text:p>
          </table:table-cell>
          <table:table-cell table:formula="of:=ABS([.A1100]-[.C1100])" office:value-type="float" office:value="0">
            <text:p>0</text:p>
          </table:table-cell>
          <table:table-cell table:number-columns-repeated="4"/>
          <table:table-cell table:style-name="ce2" office:value-type="string">
            <text:p>1, 0.941381 163</text:p>
          </table:table-cell>
          <table:table-cell table:formula="of:=MID([.I1100];1;1)" office:value-type="string" office:string-value="1">
            <text:p>1</text:p>
          </table:table-cell>
          <table:table-cell table:formula="of:=MID([.I1100];4;6)" office:value-type="string" office:string-value="0.9413">
            <text:p>0.94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41">
            <text:p>0.3541</text:p>
          </table:table-cell>
          <table:table-cell table:formula="of:=IF([.B1101]&gt;[.$E$1];1;0)" office:value-type="float" office:value="0">
            <text:p>0</text:p>
          </table:table-cell>
          <table:table-cell table:formula="of:=ABS([.A1101]-[.C1101])" office:value-type="float" office:value="1">
            <text:p>1</text:p>
          </table:table-cell>
          <table:table-cell table:number-columns-repeated="4"/>
          <table:table-cell table:style-name="ce2" office:value-type="string">
            <text:p>1, 0.354153 164</text:p>
          </table:table-cell>
          <table:table-cell table:formula="of:=MID([.I1101];1;1)" office:value-type="string" office:string-value="1">
            <text:p>1</text:p>
          </table:table-cell>
          <table:table-cell table:formula="of:=MID([.I1101];4;6)" office:value-type="string" office:string-value="0.3541">
            <text:p>0.35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8">
            <text:p>0.6428</text:p>
          </table:table-cell>
          <table:table-cell table:formula="of:=IF([.B1102]&gt;[.$E$1];1;0)" office:value-type="float" office:value="1">
            <text:p>1</text:p>
          </table:table-cell>
          <table:table-cell table:formula="of:=ABS([.A1102]-[.C1102])" office:value-type="float" office:value="0">
            <text:p>0</text:p>
          </table:table-cell>
          <table:table-cell table:number-columns-repeated="4"/>
          <table:table-cell table:style-name="ce2" office:value-type="string">
            <text:p>1, 0.642824 165</text:p>
          </table:table-cell>
          <table:table-cell table:formula="of:=MID([.I1102];1;1)" office:value-type="string" office:string-value="1">
            <text:p>1</text:p>
          </table:table-cell>
          <table:table-cell table:formula="of:=MID([.I1102];4;6)" office:value-type="string" office:string-value="0.6428">
            <text:p>0.64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93">
            <text:p>0.5693</text:p>
          </table:table-cell>
          <table:table-cell table:formula="of:=IF([.B1103]&gt;[.$E$1];1;0)" office:value-type="float" office:value="1">
            <text:p>1</text:p>
          </table:table-cell>
          <table:table-cell table:formula="of:=ABS([.A1103]-[.C1103])" office:value-type="float" office:value="0">
            <text:p>0</text:p>
          </table:table-cell>
          <table:table-cell table:number-columns-repeated="4"/>
          <table:table-cell table:style-name="ce2" office:value-type="string">
            <text:p>1, 0.569346 166</text:p>
          </table:table-cell>
          <table:table-cell table:formula="of:=MID([.I1103];1;1)" office:value-type="string" office:string-value="1">
            <text:p>1</text:p>
          </table:table-cell>
          <table:table-cell table:formula="of:=MID([.I1103];4;6)" office:value-type="string" office:string-value="0.5693">
            <text:p>0.56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6">
            <text:p>0.376</text:p>
          </table:table-cell>
          <table:table-cell table:formula="of:=IF([.B1104]&gt;[.$E$1];1;0)" office:value-type="float" office:value="0">
            <text:p>0</text:p>
          </table:table-cell>
          <table:table-cell table:formula="of:=ABS([.A1104]-[.C1104])" office:value-type="float" office:value="1">
            <text:p>1</text:p>
          </table:table-cell>
          <table:table-cell table:number-columns-repeated="4"/>
          <table:table-cell table:style-name="ce2" office:value-type="string">
            <text:p>1, 0.376071 167</text:p>
          </table:table-cell>
          <table:table-cell table:formula="of:=MID([.I1104];1;1)" office:value-type="string" office:string-value="1">
            <text:p>1</text:p>
          </table:table-cell>
          <table:table-cell table:formula="of:=MID([.I1104];4;6)" office:value-type="string" office:string-value="0.3760">
            <text:p>0.37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5">
            <text:p>0.7065</text:p>
          </table:table-cell>
          <table:table-cell table:formula="of:=IF([.B1105]&gt;[.$E$1];1;0)" office:value-type="float" office:value="1">
            <text:p>1</text:p>
          </table:table-cell>
          <table:table-cell table:formula="of:=ABS([.A1105]-[.C1105])" office:value-type="float" office:value="0">
            <text:p>0</text:p>
          </table:table-cell>
          <table:table-cell table:number-columns-repeated="4"/>
          <table:table-cell table:style-name="ce2" office:value-type="string">
            <text:p>1, 0.706579 168</text:p>
          </table:table-cell>
          <table:table-cell table:formula="of:=MID([.I1105];1;1)" office:value-type="string" office:string-value="1">
            <text:p>1</text:p>
          </table:table-cell>
          <table:table-cell table:formula="of:=MID([.I1105];4;6)" office:value-type="string" office:string-value="0.7065">
            <text:p>0.70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39">
            <text:p>0.4939</text:p>
          </table:table-cell>
          <table:table-cell table:formula="of:=IF([.B1106]&gt;[.$E$1];1;0)" office:value-type="float" office:value="0">
            <text:p>0</text:p>
          </table:table-cell>
          <table:table-cell table:formula="of:=ABS([.A1106]-[.C1106])" office:value-type="float" office:value="1">
            <text:p>1</text:p>
          </table:table-cell>
          <table:table-cell table:number-columns-repeated="4"/>
          <table:table-cell table:style-name="ce2" office:value-type="string">
            <text:p>1, 0.493909 169</text:p>
          </table:table-cell>
          <table:table-cell table:formula="of:=MID([.I1106];1;1)" office:value-type="string" office:string-value="1">
            <text:p>1</text:p>
          </table:table-cell>
          <table:table-cell table:formula="of:=MID([.I1106];4;6)" office:value-type="string" office:string-value="0.4939">
            <text:p>0.49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31">
            <text:p>0.3631</text:p>
          </table:table-cell>
          <table:table-cell table:formula="of:=IF([.B1107]&gt;[.$E$1];1;0)" office:value-type="float" office:value="0">
            <text:p>0</text:p>
          </table:table-cell>
          <table:table-cell table:formula="of:=ABS([.A1107]-[.C1107])" office:value-type="float" office:value="1">
            <text:p>1</text:p>
          </table:table-cell>
          <table:table-cell table:number-columns-repeated="4"/>
          <table:table-cell table:style-name="ce2" office:value-type="string">
            <text:p>1, 0.363119 170</text:p>
          </table:table-cell>
          <table:table-cell table:formula="of:=MID([.I1107];1;1)" office:value-type="string" office:string-value="1">
            <text:p>1</text:p>
          </table:table-cell>
          <table:table-cell table:formula="of:=MID([.I1107];4;6)" office:value-type="string" office:string-value="0.3631">
            <text:p>0.36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94">
            <text:p>0.7494</text:p>
          </table:table-cell>
          <table:table-cell table:formula="of:=IF([.B1108]&gt;[.$E$1];1;0)" office:value-type="float" office:value="1">
            <text:p>1</text:p>
          </table:table-cell>
          <table:table-cell table:formula="of:=ABS([.A1108]-[.C1108])" office:value-type="float" office:value="0">
            <text:p>0</text:p>
          </table:table-cell>
          <table:table-cell table:number-columns-repeated="4"/>
          <table:table-cell table:style-name="ce2" office:value-type="string">
            <text:p>1, 0.749487 171</text:p>
          </table:table-cell>
          <table:table-cell table:formula="of:=MID([.I1108];1;1)" office:value-type="string" office:string-value="1">
            <text:p>1</text:p>
          </table:table-cell>
          <table:table-cell table:formula="of:=MID([.I1108];4;6)" office:value-type="string" office:string-value="0.7494">
            <text:p>0.749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14">
            <text:p>0.4614</text:p>
          </table:table-cell>
          <table:table-cell table:formula="of:=IF([.B1109]&gt;[.$E$1];1;0)" office:value-type="float" office:value="0">
            <text:p>0</text:p>
          </table:table-cell>
          <table:table-cell table:formula="of:=ABS([.A1109]-[.C1109])" office:value-type="float" office:value="0">
            <text:p>0</text:p>
          </table:table-cell>
          <table:table-cell table:number-columns-repeated="4"/>
          <table:table-cell table:style-name="ce2" office:value-type="string">
            <text:p>0, 0.461475 172</text:p>
          </table:table-cell>
          <table:table-cell table:formula="of:=MID([.I1109];1;1)" office:value-type="string" office:string-value="0">
            <text:p>0</text:p>
          </table:table-cell>
          <table:table-cell table:formula="of:=MID([.I1109];4;6)" office:value-type="string" office:string-value="0.4614">
            <text:p>0.461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96">
            <text:p>0.6396</text:p>
          </table:table-cell>
          <table:table-cell table:formula="of:=IF([.B1110]&gt;[.$E$1];1;0)" office:value-type="float" office:value="1">
            <text:p>1</text:p>
          </table:table-cell>
          <table:table-cell table:formula="of:=ABS([.A1110]-[.C1110])" office:value-type="float" office:value="1">
            <text:p>1</text:p>
          </table:table-cell>
          <table:table-cell table:number-columns-repeated="4"/>
          <table:table-cell table:style-name="ce2" office:value-type="string">
            <text:p>0, 0.63967 173</text:p>
          </table:table-cell>
          <table:table-cell table:formula="of:=MID([.I1110];1;1)" office:value-type="string" office:string-value="0">
            <text:p>0</text:p>
          </table:table-cell>
          <table:table-cell table:formula="of:=MID([.I1110];4;6)" office:value-type="string" office:string-value="0.6396">
            <text:p>0.639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04">
            <text:p>0.4604</text:p>
          </table:table-cell>
          <table:table-cell table:formula="of:=IF([.B1111]&gt;[.$E$1];1;0)" office:value-type="float" office:value="0">
            <text:p>0</text:p>
          </table:table-cell>
          <table:table-cell table:formula="of:=ABS([.A1111]-[.C1111])" office:value-type="float" office:value="0">
            <text:p>0</text:p>
          </table:table-cell>
          <table:table-cell table:number-columns-repeated="4"/>
          <table:table-cell table:style-name="ce2" office:value-type="string">
            <text:p>0, 0.460493 174</text:p>
          </table:table-cell>
          <table:table-cell table:formula="of:=MID([.I1111];1;1)" office:value-type="string" office:string-value="0">
            <text:p>0</text:p>
          </table:table-cell>
          <table:table-cell table:formula="of:=MID([.I1111];4;6)" office:value-type="string" office:string-value="0.4604">
            <text:p>0.46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1">
            <text:p>0.5411</text:p>
          </table:table-cell>
          <table:table-cell table:formula="of:=IF([.B1112]&gt;[.$E$1];1;0)" office:value-type="float" office:value="1">
            <text:p>1</text:p>
          </table:table-cell>
          <table:table-cell table:formula="of:=ABS([.A1112]-[.C1112])" office:value-type="float" office:value="0">
            <text:p>0</text:p>
          </table:table-cell>
          <table:table-cell table:number-columns-repeated="4"/>
          <table:table-cell table:style-name="ce2" office:value-type="string">
            <text:p>1, 0.541195 175</text:p>
          </table:table-cell>
          <table:table-cell table:formula="of:=MID([.I1112];1;1)" office:value-type="string" office:string-value="1">
            <text:p>1</text:p>
          </table:table-cell>
          <table:table-cell table:formula="of:=MID([.I1112];4;6)" office:value-type="string" office:string-value="0.5411">
            <text:p>0.54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74">
            <text:p>0.5174</text:p>
          </table:table-cell>
          <table:table-cell table:formula="of:=IF([.B1113]&gt;[.$E$1];1;0)" office:value-type="float" office:value="0">
            <text:p>0</text:p>
          </table:table-cell>
          <table:table-cell table:formula="of:=ABS([.A1113]-[.C1113])" office:value-type="float" office:value="1">
            <text:p>1</text:p>
          </table:table-cell>
          <table:table-cell table:number-columns-repeated="4"/>
          <table:table-cell table:style-name="ce2" office:value-type="string">
            <text:p>1, 0.517451 176</text:p>
          </table:table-cell>
          <table:table-cell table:formula="of:=MID([.I1113];1;1)" office:value-type="string" office:string-value="1">
            <text:p>1</text:p>
          </table:table-cell>
          <table:table-cell table:formula="of:=MID([.I1113];4;6)" office:value-type="string" office:string-value="0.5174">
            <text:p>0.51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68">
            <text:p>0.5868</text:p>
          </table:table-cell>
          <table:table-cell table:formula="of:=IF([.B1114]&gt;[.$E$1];1;0)" office:value-type="float" office:value="1">
            <text:p>1</text:p>
          </table:table-cell>
          <table:table-cell table:formula="of:=ABS([.A1114]-[.C1114])" office:value-type="float" office:value="0">
            <text:p>0</text:p>
          </table:table-cell>
          <table:table-cell table:number-columns-repeated="4"/>
          <table:table-cell table:style-name="ce2" office:value-type="string">
            <text:p>1, 0.586899 177</text:p>
          </table:table-cell>
          <table:table-cell table:formula="of:=MID([.I1114];1;1)" office:value-type="string" office:string-value="1">
            <text:p>1</text:p>
          </table:table-cell>
          <table:table-cell table:formula="of:=MID([.I1114];4;6)" office:value-type="string" office:string-value="0.5868">
            <text:p>0.58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59">
            <text:p>0.5359</text:p>
          </table:table-cell>
          <table:table-cell table:formula="of:=IF([.B1115]&gt;[.$E$1];1;0)" office:value-type="float" office:value="1">
            <text:p>1</text:p>
          </table:table-cell>
          <table:table-cell table:formula="of:=ABS([.A1115]-[.C1115])" office:value-type="float" office:value="0">
            <text:p>0</text:p>
          </table:table-cell>
          <table:table-cell table:number-columns-repeated="4"/>
          <table:table-cell table:style-name="ce2" office:value-type="string">
            <text:p>1, 0.535962 180</text:p>
          </table:table-cell>
          <table:table-cell table:formula="of:=MID([.I1115];1;1)" office:value-type="string" office:string-value="1">
            <text:p>1</text:p>
          </table:table-cell>
          <table:table-cell table:formula="of:=MID([.I1115];4;6)" office:value-type="string" office:string-value="0.5359">
            <text:p>0.53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3">
            <text:p>0.5673</text:p>
          </table:table-cell>
          <table:table-cell table:formula="of:=IF([.B1116]&gt;[.$E$1];1;0)" office:value-type="float" office:value="1">
            <text:p>1</text:p>
          </table:table-cell>
          <table:table-cell table:formula="of:=ABS([.A1116]-[.C1116])" office:value-type="float" office:value="0">
            <text:p>0</text:p>
          </table:table-cell>
          <table:table-cell table:number-columns-repeated="4"/>
          <table:table-cell table:style-name="ce2" office:value-type="string">
            <text:p>1, 0.567331 182</text:p>
          </table:table-cell>
          <table:table-cell table:formula="of:=MID([.I1116];1;1)" office:value-type="string" office:string-value="1">
            <text:p>1</text:p>
          </table:table-cell>
          <table:table-cell table:formula="of:=MID([.I1116];4;6)" office:value-type="string" office:string-value="0.5673">
            <text:p>0.56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62">
            <text:p>0.3062</text:p>
          </table:table-cell>
          <table:table-cell table:formula="of:=IF([.B1117]&gt;[.$E$1];1;0)" office:value-type="float" office:value="0">
            <text:p>0</text:p>
          </table:table-cell>
          <table:table-cell table:formula="of:=ABS([.A1117]-[.C1117])" office:value-type="float" office:value="0">
            <text:p>0</text:p>
          </table:table-cell>
          <table:table-cell table:number-columns-repeated="4"/>
          <table:table-cell table:style-name="ce2" office:value-type="string">
            <text:p>0, 0.306257 183</text:p>
          </table:table-cell>
          <table:table-cell table:formula="of:=MID([.I1117];1;1)" office:value-type="string" office:string-value="0">
            <text:p>0</text:p>
          </table:table-cell>
          <table:table-cell table:formula="of:=MID([.I1117];4;6)" office:value-type="string" office:string-value="0.3062">
            <text:p>0.30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9">
            <text:p>0.6789</text:p>
          </table:table-cell>
          <table:table-cell table:formula="of:=IF([.B1118]&gt;[.$E$1];1;0)" office:value-type="float" office:value="1">
            <text:p>1</text:p>
          </table:table-cell>
          <table:table-cell table:formula="of:=ABS([.A1118]-[.C1118])" office:value-type="float" office:value="0">
            <text:p>0</text:p>
          </table:table-cell>
          <table:table-cell table:number-columns-repeated="4"/>
          <table:table-cell table:style-name="ce2" office:value-type="string">
            <text:p>1, 0.678938 184</text:p>
          </table:table-cell>
          <table:table-cell table:formula="of:=MID([.I1118];1;1)" office:value-type="string" office:string-value="1">
            <text:p>1</text:p>
          </table:table-cell>
          <table:table-cell table:formula="of:=MID([.I1118];4;6)" office:value-type="string" office:string-value="0.6789">
            <text:p>0.67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11">
            <text:p>0.9011</text:p>
          </table:table-cell>
          <table:table-cell table:formula="of:=IF([.B1119]&gt;[.$E$1];1;0)" office:value-type="float" office:value="1">
            <text:p>1</text:p>
          </table:table-cell>
          <table:table-cell table:formula="of:=ABS([.A1119]-[.C1119])" office:value-type="float" office:value="0">
            <text:p>0</text:p>
          </table:table-cell>
          <table:table-cell table:number-columns-repeated="4"/>
          <table:table-cell table:style-name="ce2" office:value-type="string">
            <text:p>1, 0.901182 186</text:p>
          </table:table-cell>
          <table:table-cell table:formula="of:=MID([.I1119];1;1)" office:value-type="string" office:string-value="1">
            <text:p>1</text:p>
          </table:table-cell>
          <table:table-cell table:formula="of:=MID([.I1119];4;6)" office:value-type="string" office:string-value="0.9011">
            <text:p>0.901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95">
            <text:p>0.6995</text:p>
          </table:table-cell>
          <table:table-cell table:formula="of:=IF([.B1120]&gt;[.$E$1];1;0)" office:value-type="float" office:value="1">
            <text:p>1</text:p>
          </table:table-cell>
          <table:table-cell table:formula="of:=ABS([.A1120]-[.C1120])" office:value-type="float" office:value="1">
            <text:p>1</text:p>
          </table:table-cell>
          <table:table-cell table:number-columns-repeated="4"/>
          <table:table-cell table:style-name="ce2" office:value-type="string">
            <text:p>0, 0.69955 187</text:p>
          </table:table-cell>
          <table:table-cell table:formula="of:=MID([.I1120];1;1)" office:value-type="string" office:string-value="0">
            <text:p>0</text:p>
          </table:table-cell>
          <table:table-cell table:formula="of:=MID([.I1120];4;6)" office:value-type="string" office:string-value="0.6995">
            <text:p>0.69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">
            <text:p>0.7</text:p>
          </table:table-cell>
          <table:table-cell table:formula="of:=IF([.B1121]&gt;[.$E$1];1;0)" office:value-type="float" office:value="1">
            <text:p>1</text:p>
          </table:table-cell>
          <table:table-cell table:formula="of:=ABS([.A1121]-[.C1121])" office:value-type="float" office:value="0">
            <text:p>0</text:p>
          </table:table-cell>
          <table:table-cell table:number-columns-repeated="4"/>
          <table:table-cell table:style-name="ce2" office:value-type="string">
            <text:p>1, 0.700073 188</text:p>
          </table:table-cell>
          <table:table-cell table:formula="of:=MID([.I1121];1;1)" office:value-type="string" office:string-value="1">
            <text:p>1</text:p>
          </table:table-cell>
          <table:table-cell table:formula="of:=MID([.I1121];4;6)" office:value-type="string" office:string-value="0.7000">
            <text:p>0.70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53">
            <text:p>0.8553</text:p>
          </table:table-cell>
          <table:table-cell table:formula="of:=IF([.B1122]&gt;[.$E$1];1;0)" office:value-type="float" office:value="1">
            <text:p>1</text:p>
          </table:table-cell>
          <table:table-cell table:formula="of:=ABS([.A1122]-[.C1122])" office:value-type="float" office:value="0">
            <text:p>0</text:p>
          </table:table-cell>
          <table:table-cell table:number-columns-repeated="4"/>
          <table:table-cell table:style-name="ce2" office:value-type="string">
            <text:p>1, 0.855327 189</text:p>
          </table:table-cell>
          <table:table-cell table:formula="of:=MID([.I1122];1;1)" office:value-type="string" office:string-value="1">
            <text:p>1</text:p>
          </table:table-cell>
          <table:table-cell table:formula="of:=MID([.I1122];4;6)" office:value-type="string" office:string-value="0.8553">
            <text:p>0.85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31">
            <text:p>0.6231</text:p>
          </table:table-cell>
          <table:table-cell table:formula="of:=IF([.B1123]&gt;[.$E$1];1;0)" office:value-type="float" office:value="1">
            <text:p>1</text:p>
          </table:table-cell>
          <table:table-cell table:formula="of:=ABS([.A1123]-[.C1123])" office:value-type="float" office:value="0">
            <text:p>0</text:p>
          </table:table-cell>
          <table:table-cell table:number-columns-repeated="4"/>
          <table:table-cell table:style-name="ce2" office:value-type="string">
            <text:p>1, 0.623159 190</text:p>
          </table:table-cell>
          <table:table-cell table:formula="of:=MID([.I1123];1;1)" office:value-type="string" office:string-value="1">
            <text:p>1</text:p>
          </table:table-cell>
          <table:table-cell table:formula="of:=MID([.I1123];4;6)" office:value-type="string" office:string-value="0.6231">
            <text:p>0.62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2">
            <text:p>0.432</text:p>
          </table:table-cell>
          <table:table-cell table:formula="of:=IF([.B1124]&gt;[.$E$1];1;0)" office:value-type="float" office:value="0">
            <text:p>0</text:p>
          </table:table-cell>
          <table:table-cell table:formula="of:=ABS([.A1124]-[.C1124])" office:value-type="float" office:value="1">
            <text:p>1</text:p>
          </table:table-cell>
          <table:table-cell table:number-columns-repeated="4"/>
          <table:table-cell table:style-name="ce2" office:value-type="string">
            <text:p>1, 0.432027 191</text:p>
          </table:table-cell>
          <table:table-cell table:formula="of:=MID([.I1124];1;1)" office:value-type="string" office:string-value="1">
            <text:p>1</text:p>
          </table:table-cell>
          <table:table-cell table:formula="of:=MID([.I1124];4;6)" office:value-type="string" office:string-value="0.4320">
            <text:p>0.432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91">
            <text:p>0.7991</text:p>
          </table:table-cell>
          <table:table-cell table:formula="of:=IF([.B1125]&gt;[.$E$1];1;0)" office:value-type="float" office:value="1">
            <text:p>1</text:p>
          </table:table-cell>
          <table:table-cell table:formula="of:=ABS([.A1125]-[.C1125])" office:value-type="float" office:value="1">
            <text:p>1</text:p>
          </table:table-cell>
          <table:table-cell table:number-columns-repeated="4"/>
          <table:table-cell table:style-name="ce2" office:value-type="string">
            <text:p>0, 0.799146 192</text:p>
          </table:table-cell>
          <table:table-cell table:formula="of:=MID([.I1125];1;1)" office:value-type="string" office:string-value="0">
            <text:p>0</text:p>
          </table:table-cell>
          <table:table-cell table:formula="of:=MID([.I1125];4;6)" office:value-type="string" office:string-value="0.7991">
            <text:p>0.79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78">
            <text:p>0.4578</text:p>
          </table:table-cell>
          <table:table-cell table:formula="of:=IF([.B1126]&gt;[.$E$1];1;0)" office:value-type="float" office:value="0">
            <text:p>0</text:p>
          </table:table-cell>
          <table:table-cell table:formula="of:=ABS([.A1126]-[.C1126])" office:value-type="float" office:value="1">
            <text:p>1</text:p>
          </table:table-cell>
          <table:table-cell table:number-columns-repeated="4"/>
          <table:table-cell table:style-name="ce2" office:value-type="string">
            <text:p>1, 0.457893 193</text:p>
          </table:table-cell>
          <table:table-cell table:formula="of:=MID([.I1126];1;1)" office:value-type="string" office:string-value="1">
            <text:p>1</text:p>
          </table:table-cell>
          <table:table-cell table:formula="of:=MID([.I1126];4;6)" office:value-type="string" office:string-value="0.4578">
            <text:p>0.45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82">
            <text:p>0.4882</text:p>
          </table:table-cell>
          <table:table-cell table:formula="of:=IF([.B1127]&gt;[.$E$1];1;0)" office:value-type="float" office:value="0">
            <text:p>0</text:p>
          </table:table-cell>
          <table:table-cell table:formula="of:=ABS([.A1127]-[.C1127])" office:value-type="float" office:value="0">
            <text:p>0</text:p>
          </table:table-cell>
          <table:table-cell table:number-columns-repeated="4"/>
          <table:table-cell table:style-name="ce2" office:value-type="string">
            <text:p>0, 0.488215 194</text:p>
          </table:table-cell>
          <table:table-cell table:formula="of:=MID([.I1127];1;1)" office:value-type="string" office:string-value="0">
            <text:p>0</text:p>
          </table:table-cell>
          <table:table-cell table:formula="of:=MID([.I1127];4;6)" office:value-type="string" office:string-value="0.4882">
            <text:p>0.48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59">
            <text:p>0.5559</text:p>
          </table:table-cell>
          <table:table-cell table:formula="of:=IF([.B1128]&gt;[.$E$1];1;0)" office:value-type="float" office:value="1">
            <text:p>1</text:p>
          </table:table-cell>
          <table:table-cell table:formula="of:=ABS([.A1128]-[.C1128])" office:value-type="float" office:value="0">
            <text:p>0</text:p>
          </table:table-cell>
          <table:table-cell table:number-columns-repeated="4"/>
          <table:table-cell table:style-name="ce2" office:value-type="string">
            <text:p>1, 0.555917 195</text:p>
          </table:table-cell>
          <table:table-cell table:formula="of:=MID([.I1128];1;1)" office:value-type="string" office:string-value="1">
            <text:p>1</text:p>
          </table:table-cell>
          <table:table-cell table:formula="of:=MID([.I1128];4;6)" office:value-type="string" office:string-value="0.5559">
            <text:p>0.55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39">
            <text:p>0.6239</text:p>
          </table:table-cell>
          <table:table-cell table:formula="of:=IF([.B1129]&gt;[.$E$1];1;0)" office:value-type="float" office:value="1">
            <text:p>1</text:p>
          </table:table-cell>
          <table:table-cell table:formula="of:=ABS([.A1129]-[.C1129])" office:value-type="float" office:value="0">
            <text:p>0</text:p>
          </table:table-cell>
          <table:table-cell table:number-columns-repeated="4"/>
          <table:table-cell table:style-name="ce2" office:value-type="string">
            <text:p>1, 0.623954 196</text:p>
          </table:table-cell>
          <table:table-cell table:formula="of:=MID([.I1129];1;1)" office:value-type="string" office:string-value="1">
            <text:p>1</text:p>
          </table:table-cell>
          <table:table-cell table:formula="of:=MID([.I1129];4;6)" office:value-type="string" office:string-value="0.6239">
            <text:p>0.62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8">
            <text:p>0.6518</text:p>
          </table:table-cell>
          <table:table-cell table:formula="of:=IF([.B1130]&gt;[.$E$1];1;0)" office:value-type="float" office:value="1">
            <text:p>1</text:p>
          </table:table-cell>
          <table:table-cell table:formula="of:=ABS([.A1130]-[.C1130])" office:value-type="float" office:value="0">
            <text:p>0</text:p>
          </table:table-cell>
          <table:table-cell table:number-columns-repeated="4"/>
          <table:table-cell table:style-name="ce2" office:value-type="string">
            <text:p>1, 0.651831 198</text:p>
          </table:table-cell>
          <table:table-cell table:formula="of:=MID([.I1130];1;1)" office:value-type="string" office:string-value="1">
            <text:p>1</text:p>
          </table:table-cell>
          <table:table-cell table:formula="of:=MID([.I1130];4;6)" office:value-type="string" office:string-value="0.6518">
            <text:p>0.65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53">
            <text:p>0.7253</text:p>
          </table:table-cell>
          <table:table-cell table:formula="of:=IF([.B1131]&gt;[.$E$1];1;0)" office:value-type="float" office:value="1">
            <text:p>1</text:p>
          </table:table-cell>
          <table:table-cell table:formula="of:=ABS([.A1131]-[.C1131])" office:value-type="float" office:value="0">
            <text:p>0</text:p>
          </table:table-cell>
          <table:table-cell table:number-columns-repeated="4"/>
          <table:table-cell table:style-name="ce2" office:value-type="string">
            <text:p>1, 0.725323 199</text:p>
          </table:table-cell>
          <table:table-cell table:formula="of:=MID([.I1131];1;1)" office:value-type="string" office:string-value="1">
            <text:p>1</text:p>
          </table:table-cell>
          <table:table-cell table:formula="of:=MID([.I1131];4;6)" office:value-type="string" office:string-value="0.7253">
            <text:p>0.72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65">
            <text:p>0.3665</text:p>
          </table:table-cell>
          <table:table-cell table:formula="of:=IF([.B1132]&gt;[.$E$1];1;0)" office:value-type="float" office:value="0">
            <text:p>0</text:p>
          </table:table-cell>
          <table:table-cell table:formula="of:=ABS([.A1132]-[.C1132])" office:value-type="float" office:value="1">
            <text:p>1</text:p>
          </table:table-cell>
          <table:table-cell table:number-columns-repeated="4"/>
          <table:table-cell table:style-name="ce2" office:value-type="string">
            <text:p>1, 0.366588 200</text:p>
          </table:table-cell>
          <table:table-cell table:formula="of:=MID([.I1132];1;1)" office:value-type="string" office:string-value="1">
            <text:p>1</text:p>
          </table:table-cell>
          <table:table-cell table:formula="of:=MID([.I1132];4;6)" office:value-type="string" office:string-value="0.3665">
            <text:p>0.36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97">
            <text:p>0.6097</text:p>
          </table:table-cell>
          <table:table-cell table:formula="of:=IF([.B1133]&gt;[.$E$1];1;0)" office:value-type="float" office:value="1">
            <text:p>1</text:p>
          </table:table-cell>
          <table:table-cell table:formula="of:=ABS([.A1133]-[.C1133])" office:value-type="float" office:value="0">
            <text:p>0</text:p>
          </table:table-cell>
          <table:table-cell table:number-columns-repeated="4"/>
          <table:table-cell table:style-name="ce2" office:value-type="string">
            <text:p>1, 0.609711 202</text:p>
          </table:table-cell>
          <table:table-cell table:formula="of:=MID([.I1133];1;1)" office:value-type="string" office:string-value="1">
            <text:p>1</text:p>
          </table:table-cell>
          <table:table-cell table:formula="of:=MID([.I1133];4;6)" office:value-type="string" office:string-value="0.6097">
            <text:p>0.60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07">
            <text:p>0.7307</text:p>
          </table:table-cell>
          <table:table-cell table:formula="of:=IF([.B1134]&gt;[.$E$1];1;0)" office:value-type="float" office:value="1">
            <text:p>1</text:p>
          </table:table-cell>
          <table:table-cell table:formula="of:=ABS([.A1134]-[.C1134])" office:value-type="float" office:value="0">
            <text:p>0</text:p>
          </table:table-cell>
          <table:table-cell table:number-columns-repeated="4"/>
          <table:table-cell table:style-name="ce2" office:value-type="string">
            <text:p>1, 0.730759 203</text:p>
          </table:table-cell>
          <table:table-cell table:formula="of:=MID([.I1134];1;1)" office:value-type="string" office:string-value="1">
            <text:p>1</text:p>
          </table:table-cell>
          <table:table-cell table:formula="of:=MID([.I1134];4;6)" office:value-type="string" office:string-value="0.7307">
            <text:p>0.73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72">
            <text:p>0.3772</text:p>
          </table:table-cell>
          <table:table-cell table:formula="of:=IF([.B1135]&gt;[.$E$1];1;0)" office:value-type="float" office:value="0">
            <text:p>0</text:p>
          </table:table-cell>
          <table:table-cell table:formula="of:=ABS([.A1135]-[.C1135])" office:value-type="float" office:value="1">
            <text:p>1</text:p>
          </table:table-cell>
          <table:table-cell table:number-columns-repeated="4"/>
          <table:table-cell table:style-name="ce2" office:value-type="string">
            <text:p>1, 0.377285 204</text:p>
          </table:table-cell>
          <table:table-cell table:formula="of:=MID([.I1135];1;1)" office:value-type="string" office:string-value="1">
            <text:p>1</text:p>
          </table:table-cell>
          <table:table-cell table:formula="of:=MID([.I1135];4;6)" office:value-type="string" office:string-value="0.3772">
            <text:p>0.37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29">
            <text:p>0.7129</text:p>
          </table:table-cell>
          <table:table-cell table:formula="of:=IF([.B1136]&gt;[.$E$1];1;0)" office:value-type="float" office:value="1">
            <text:p>1</text:p>
          </table:table-cell>
          <table:table-cell table:formula="of:=ABS([.A1136]-[.C1136])" office:value-type="float" office:value="1">
            <text:p>1</text:p>
          </table:table-cell>
          <table:table-cell table:number-columns-repeated="4"/>
          <table:table-cell table:style-name="ce2" office:value-type="string">
            <text:p>0, 0.712931 205</text:p>
          </table:table-cell>
          <table:table-cell table:formula="of:=MID([.I1136];1;1)" office:value-type="string" office:string-value="0">
            <text:p>0</text:p>
          </table:table-cell>
          <table:table-cell table:formula="of:=MID([.I1136];4;6)" office:value-type="string" office:string-value="0.7129">
            <text:p>0.71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61">
            <text:p>0.3261</text:p>
          </table:table-cell>
          <table:table-cell table:formula="of:=IF([.B1137]&gt;[.$E$1];1;0)" office:value-type="float" office:value="0">
            <text:p>0</text:p>
          </table:table-cell>
          <table:table-cell table:formula="of:=ABS([.A1137]-[.C1137])" office:value-type="float" office:value="0">
            <text:p>0</text:p>
          </table:table-cell>
          <table:table-cell table:number-columns-repeated="4"/>
          <table:table-cell table:style-name="ce2" office:value-type="string">
            <text:p>0, 0.326144 206</text:p>
          </table:table-cell>
          <table:table-cell table:formula="of:=MID([.I1137];1;1)" office:value-type="string" office:string-value="0">
            <text:p>0</text:p>
          </table:table-cell>
          <table:table-cell table:formula="of:=MID([.I1137];4;6)" office:value-type="string" office:string-value="0.3261">
            <text:p>0.32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73">
            <text:p>0.5773</text:p>
          </table:table-cell>
          <table:table-cell table:formula="of:=IF([.B1138]&gt;[.$E$1];1;0)" office:value-type="float" office:value="1">
            <text:p>1</text:p>
          </table:table-cell>
          <table:table-cell table:formula="of:=ABS([.A1138]-[.C1138])" office:value-type="float" office:value="0">
            <text:p>0</text:p>
          </table:table-cell>
          <table:table-cell table:number-columns-repeated="4"/>
          <table:table-cell table:style-name="ce2" office:value-type="string">
            <text:p>1, 0.577317 207</text:p>
          </table:table-cell>
          <table:table-cell table:formula="of:=MID([.I1138];1;1)" office:value-type="string" office:string-value="1">
            <text:p>1</text:p>
          </table:table-cell>
          <table:table-cell table:formula="of:=MID([.I1138];4;6)" office:value-type="string" office:string-value="0.5773">
            <text:p>0.57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15">
            <text:p>0.7515</text:p>
          </table:table-cell>
          <table:table-cell table:formula="of:=IF([.B1139]&gt;[.$E$1];1;0)" office:value-type="float" office:value="1">
            <text:p>1</text:p>
          </table:table-cell>
          <table:table-cell table:formula="of:=ABS([.A1139]-[.C1139])" office:value-type="float" office:value="0">
            <text:p>0</text:p>
          </table:table-cell>
          <table:table-cell table:number-columns-repeated="4"/>
          <table:table-cell table:style-name="ce2" office:value-type="string">
            <text:p>1, 0.751518 208</text:p>
          </table:table-cell>
          <table:table-cell table:formula="of:=MID([.I1139];1;1)" office:value-type="string" office:string-value="1">
            <text:p>1</text:p>
          </table:table-cell>
          <table:table-cell table:formula="of:=MID([.I1139];4;6)" office:value-type="string" office:string-value="0.7515">
            <text:p>0.75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7">
            <text:p>0.647</text:p>
          </table:table-cell>
          <table:table-cell table:formula="of:=IF([.B1140]&gt;[.$E$1];1;0)" office:value-type="float" office:value="1">
            <text:p>1</text:p>
          </table:table-cell>
          <table:table-cell table:formula="of:=ABS([.A1140]-[.C1140])" office:value-type="float" office:value="1">
            <text:p>1</text:p>
          </table:table-cell>
          <table:table-cell table:number-columns-repeated="4"/>
          <table:table-cell table:style-name="ce2" office:value-type="string">
            <text:p>0, 0.64701 209</text:p>
          </table:table-cell>
          <table:table-cell table:formula="of:=MID([.I1140];1;1)" office:value-type="string" office:string-value="0">
            <text:p>0</text:p>
          </table:table-cell>
          <table:table-cell table:formula="of:=MID([.I1140];4;6)" office:value-type="string" office:string-value="0.6470">
            <text:p>0.64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76">
            <text:p>0.5876</text:p>
          </table:table-cell>
          <table:table-cell table:formula="of:=IF([.B1141]&gt;[.$E$1];1;0)" office:value-type="float" office:value="1">
            <text:p>1</text:p>
          </table:table-cell>
          <table:table-cell table:formula="of:=ABS([.A1141]-[.C1141])" office:value-type="float" office:value="0">
            <text:p>0</text:p>
          </table:table-cell>
          <table:table-cell table:number-columns-repeated="4"/>
          <table:table-cell table:style-name="ce2" office:value-type="string">
            <text:p>1, 0.587648 210</text:p>
          </table:table-cell>
          <table:table-cell table:formula="of:=MID([.I1141];1;1)" office:value-type="string" office:string-value="1">
            <text:p>1</text:p>
          </table:table-cell>
          <table:table-cell table:formula="of:=MID([.I1141];4;6)" office:value-type="string" office:string-value="0.5876">
            <text:p>0.58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16">
            <text:p>0.5716</text:p>
          </table:table-cell>
          <table:table-cell table:formula="of:=IF([.B1142]&gt;[.$E$1];1;0)" office:value-type="float" office:value="1">
            <text:p>1</text:p>
          </table:table-cell>
          <table:table-cell table:formula="of:=ABS([.A1142]-[.C1142])" office:value-type="float" office:value="0">
            <text:p>0</text:p>
          </table:table-cell>
          <table:table-cell table:number-columns-repeated="4"/>
          <table:table-cell table:style-name="ce2" office:value-type="string">
            <text:p>1, 0.571664 211</text:p>
          </table:table-cell>
          <table:table-cell table:formula="of:=MID([.I1142];1;1)" office:value-type="string" office:string-value="1">
            <text:p>1</text:p>
          </table:table-cell>
          <table:table-cell table:formula="of:=MID([.I1142];4;6)" office:value-type="string" office:string-value="0.5716">
            <text:p>0.57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78">
            <text:p>0.7478</text:p>
          </table:table-cell>
          <table:table-cell table:formula="of:=IF([.B1143]&gt;[.$E$1];1;0)" office:value-type="float" office:value="1">
            <text:p>1</text:p>
          </table:table-cell>
          <table:table-cell table:formula="of:=ABS([.A1143]-[.C1143])" office:value-type="float" office:value="0">
            <text:p>0</text:p>
          </table:table-cell>
          <table:table-cell table:number-columns-repeated="4"/>
          <table:table-cell table:style-name="ce2" office:value-type="string">
            <text:p>1, 0.747846 212</text:p>
          </table:table-cell>
          <table:table-cell table:formula="of:=MID([.I1143];1;1)" office:value-type="string" office:string-value="1">
            <text:p>1</text:p>
          </table:table-cell>
          <table:table-cell table:formula="of:=MID([.I1143];4;6)" office:value-type="string" office:string-value="0.7478">
            <text:p>0.74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68">
            <text:p>0.4568</text:p>
          </table:table-cell>
          <table:table-cell table:formula="of:=IF([.B1144]&gt;[.$E$1];1;0)" office:value-type="float" office:value="0">
            <text:p>0</text:p>
          </table:table-cell>
          <table:table-cell table:formula="of:=ABS([.A1144]-[.C1144])" office:value-type="float" office:value="1">
            <text:p>1</text:p>
          </table:table-cell>
          <table:table-cell table:number-columns-repeated="4"/>
          <table:table-cell table:style-name="ce2" office:value-type="string">
            <text:p>1, 0.456873 213</text:p>
          </table:table-cell>
          <table:table-cell table:formula="of:=MID([.I1144];1;1)" office:value-type="string" office:string-value="1">
            <text:p>1</text:p>
          </table:table-cell>
          <table:table-cell table:formula="of:=MID([.I1144];4;6)" office:value-type="string" office:string-value="0.4568">
            <text:p>0.45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87">
            <text:p>0.6487</text:p>
          </table:table-cell>
          <table:table-cell table:formula="of:=IF([.B1145]&gt;[.$E$1];1;0)" office:value-type="float" office:value="1">
            <text:p>1</text:p>
          </table:table-cell>
          <table:table-cell table:formula="of:=ABS([.A1145]-[.C1145])" office:value-type="float" office:value="0">
            <text:p>0</text:p>
          </table:table-cell>
          <table:table-cell table:number-columns-repeated="4"/>
          <table:table-cell table:style-name="ce2" office:value-type="string">
            <text:p>1, 0.648782 214</text:p>
          </table:table-cell>
          <table:table-cell table:formula="of:=MID([.I1145];1;1)" office:value-type="string" office:string-value="1">
            <text:p>1</text:p>
          </table:table-cell>
          <table:table-cell table:formula="of:=MID([.I1145];4;6)" office:value-type="string" office:string-value="0.6487">
            <text:p>0.64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6">
            <text:p>0.7616</text:p>
          </table:table-cell>
          <table:table-cell table:formula="of:=IF([.B1146]&gt;[.$E$1];1;0)" office:value-type="float" office:value="1">
            <text:p>1</text:p>
          </table:table-cell>
          <table:table-cell table:formula="of:=ABS([.A1146]-[.C1146])" office:value-type="float" office:value="0">
            <text:p>0</text:p>
          </table:table-cell>
          <table:table-cell table:number-columns-repeated="4"/>
          <table:table-cell table:style-name="ce2" office:value-type="string">
            <text:p>1, 0.761687 215</text:p>
          </table:table-cell>
          <table:table-cell table:formula="of:=MID([.I1146];1;1)" office:value-type="string" office:string-value="1">
            <text:p>1</text:p>
          </table:table-cell>
          <table:table-cell table:formula="of:=MID([.I1146];4;6)" office:value-type="string" office:string-value="0.7616">
            <text:p>0.76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9">
            <text:p>0.399</text:p>
          </table:table-cell>
          <table:table-cell table:formula="of:=IF([.B1147]&gt;[.$E$1];1;0)" office:value-type="float" office:value="0">
            <text:p>0</text:p>
          </table:table-cell>
          <table:table-cell table:formula="of:=ABS([.A1147]-[.C1147])" office:value-type="float" office:value="1">
            <text:p>1</text:p>
          </table:table-cell>
          <table:table-cell table:number-columns-repeated="4"/>
          <table:table-cell table:style-name="ce2" office:value-type="string">
            <text:p>1, 0.399054 216</text:p>
          </table:table-cell>
          <table:table-cell table:formula="of:=MID([.I1147];1;1)" office:value-type="string" office:string-value="1">
            <text:p>1</text:p>
          </table:table-cell>
          <table:table-cell table:formula="of:=MID([.I1147];4;6)" office:value-type="string" office:string-value="0.3990">
            <text:p>0.39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29">
            <text:p>0.8629</text:p>
          </table:table-cell>
          <table:table-cell table:formula="of:=IF([.B1148]&gt;[.$E$1];1;0)" office:value-type="float" office:value="1">
            <text:p>1</text:p>
          </table:table-cell>
          <table:table-cell table:formula="of:=ABS([.A1148]-[.C1148])" office:value-type="float" office:value="0">
            <text:p>0</text:p>
          </table:table-cell>
          <table:table-cell table:number-columns-repeated="4"/>
          <table:table-cell table:style-name="ce2" office:value-type="string">
            <text:p>1, 0.862915 217</text:p>
          </table:table-cell>
          <table:table-cell table:formula="of:=MID([.I1148];1;1)" office:value-type="string" office:string-value="1">
            <text:p>1</text:p>
          </table:table-cell>
          <table:table-cell table:formula="of:=MID([.I1148];4;6)" office:value-type="string" office:string-value="0.8629">
            <text:p>0.86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82">
            <text:p>0.5282</text:p>
          </table:table-cell>
          <table:table-cell table:formula="of:=IF([.B1149]&gt;[.$E$1];1;0)" office:value-type="float" office:value="1">
            <text:p>1</text:p>
          </table:table-cell>
          <table:table-cell table:formula="of:=ABS([.A1149]-[.C1149])" office:value-type="float" office:value="1">
            <text:p>1</text:p>
          </table:table-cell>
          <table:table-cell table:number-columns-repeated="4"/>
          <table:table-cell table:style-name="ce2" office:value-type="string">
            <text:p>0, 0.528245 218</text:p>
          </table:table-cell>
          <table:table-cell table:formula="of:=MID([.I1149];1;1)" office:value-type="string" office:string-value="0">
            <text:p>0</text:p>
          </table:table-cell>
          <table:table-cell table:formula="of:=MID([.I1149];4;6)" office:value-type="string" office:string-value="0.5282">
            <text:p>0.52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35">
            <text:p>0.2935</text:p>
          </table:table-cell>
          <table:table-cell table:formula="of:=IF([.B1150]&gt;[.$E$1];1;0)" office:value-type="float" office:value="0">
            <text:p>0</text:p>
          </table:table-cell>
          <table:table-cell table:formula="of:=ABS([.A1150]-[.C1150])" office:value-type="float" office:value="1">
            <text:p>1</text:p>
          </table:table-cell>
          <table:table-cell table:number-columns-repeated="4"/>
          <table:table-cell table:style-name="ce2" office:value-type="string">
            <text:p>1, 0.29359 219</text:p>
          </table:table-cell>
          <table:table-cell table:formula="of:=MID([.I1150];1;1)" office:value-type="string" office:string-value="1">
            <text:p>1</text:p>
          </table:table-cell>
          <table:table-cell table:formula="of:=MID([.I1150];4;6)" office:value-type="string" office:string-value="0.2935">
            <text:p>0.29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34">
            <text:p>0.6534</text:p>
          </table:table-cell>
          <table:table-cell table:formula="of:=IF([.B1151]&gt;[.$E$1];1;0)" office:value-type="float" office:value="1">
            <text:p>1</text:p>
          </table:table-cell>
          <table:table-cell table:formula="of:=ABS([.A1151]-[.C1151])" office:value-type="float" office:value="0">
            <text:p>0</text:p>
          </table:table-cell>
          <table:table-cell table:number-columns-repeated="4"/>
          <table:table-cell table:style-name="ce2" office:value-type="string">
            <text:p>1, 0.653485 220</text:p>
          </table:table-cell>
          <table:table-cell table:formula="of:=MID([.I1151];1;1)" office:value-type="string" office:string-value="1">
            <text:p>1</text:p>
          </table:table-cell>
          <table:table-cell table:formula="of:=MID([.I1151];4;6)" office:value-type="string" office:string-value="0.6534">
            <text:p>0.65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71">
            <text:p>0.5771</text:p>
          </table:table-cell>
          <table:table-cell table:formula="of:=IF([.B1152]&gt;[.$E$1];1;0)" office:value-type="float" office:value="1">
            <text:p>1</text:p>
          </table:table-cell>
          <table:table-cell table:formula="of:=ABS([.A1152]-[.C1152])" office:value-type="float" office:value="0">
            <text:p>0</text:p>
          </table:table-cell>
          <table:table-cell table:number-columns-repeated="4"/>
          <table:table-cell table:style-name="ce2" office:value-type="string">
            <text:p>1, 0.577139 221</text:p>
          </table:table-cell>
          <table:table-cell table:formula="of:=MID([.I1152];1;1)" office:value-type="string" office:string-value="1">
            <text:p>1</text:p>
          </table:table-cell>
          <table:table-cell table:formula="of:=MID([.I1152];4;6)" office:value-type="string" office:string-value="0.5771">
            <text:p>0.57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66">
            <text:p>0.5666</text:p>
          </table:table-cell>
          <table:table-cell table:formula="of:=IF([.B1153]&gt;[.$E$1];1;0)" office:value-type="float" office:value="1">
            <text:p>1</text:p>
          </table:table-cell>
          <table:table-cell table:formula="of:=ABS([.A1153]-[.C1153])" office:value-type="float" office:value="0">
            <text:p>0</text:p>
          </table:table-cell>
          <table:table-cell table:number-columns-repeated="4"/>
          <table:table-cell table:style-name="ce2" office:value-type="string">
            <text:p>1, 0.566692 223</text:p>
          </table:table-cell>
          <table:table-cell table:formula="of:=MID([.I1153];1;1)" office:value-type="string" office:string-value="1">
            <text:p>1</text:p>
          </table:table-cell>
          <table:table-cell table:formula="of:=MID([.I1153];4;6)" office:value-type="string" office:string-value="0.5666">
            <text:p>0.56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49">
            <text:p>0.7649</text:p>
          </table:table-cell>
          <table:table-cell table:formula="of:=IF([.B1154]&gt;[.$E$1];1;0)" office:value-type="float" office:value="1">
            <text:p>1</text:p>
          </table:table-cell>
          <table:table-cell table:formula="of:=ABS([.A1154]-[.C11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64904 224</text:p>
          </table:table-cell>
          <table:table-cell table:formula="of:=MID([.I1154];1;1)" office:value-type="string" office:string-value="1">
            <text:p>1</text:p>
          </table:table-cell>
          <table:table-cell table:formula="of:=MID([.I1154];4;6)" office:value-type="string" office:string-value="0.7649">
            <text:p>0.76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7">
            <text:p>0.377</text:p>
          </table:table-cell>
          <table:table-cell table:formula="of:=IF([.B1155]&gt;[.$E$1];1;0)" office:value-type="float" office:value="0">
            <text:p>0</text:p>
          </table:table-cell>
          <table:table-cell table:formula="of:=ABS([.A1155]-[.C1155])" office:value-type="float" office:value="1">
            <text:p>1</text:p>
          </table:table-cell>
          <table:table-cell table:number-columns-repeated="4"/>
          <table:table-cell table:style-name="ce2" office:value-type="string">
            <text:p>1, 0.377098 225</text:p>
          </table:table-cell>
          <table:table-cell table:formula="of:=MID([.I1155];1;1)" office:value-type="string" office:string-value="1">
            <text:p>1</text:p>
          </table:table-cell>
          <table:table-cell table:formula="of:=MID([.I1155];4;6)" office:value-type="string" office:string-value="0.3770">
            <text:p>0.37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26">
            <text:p>0.8726</text:p>
          </table:table-cell>
          <table:table-cell table:formula="of:=IF([.B1156]&gt;[.$E$1];1;0)" office:value-type="float" office:value="1">
            <text:p>1</text:p>
          </table:table-cell>
          <table:table-cell table:formula="of:=ABS([.A1156]-[.C1156])" office:value-type="float" office:value="0">
            <text:p>0</text:p>
          </table:table-cell>
          <table:table-cell table:number-columns-repeated="4"/>
          <table:table-cell table:style-name="ce2" office:value-type="string">
            <text:p>1, 0.872693 226</text:p>
          </table:table-cell>
          <table:table-cell table:formula="of:=MID([.I1156];1;1)" office:value-type="string" office:string-value="1">
            <text:p>1</text:p>
          </table:table-cell>
          <table:table-cell table:formula="of:=MID([.I1156];4;6)" office:value-type="string" office:string-value="0.8726">
            <text:p>0.87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6">
            <text:p>0.5936</text:p>
          </table:table-cell>
          <table:table-cell table:formula="of:=IF([.B1157]&gt;[.$E$1];1;0)" office:value-type="float" office:value="1">
            <text:p>1</text:p>
          </table:table-cell>
          <table:table-cell table:formula="of:=ABS([.A1157]-[.C1157])" office:value-type="float" office:value="0">
            <text:p>0</text:p>
          </table:table-cell>
          <table:table-cell table:number-columns-repeated="4"/>
          <table:table-cell table:style-name="ce2" office:value-type="string">
            <text:p>1, 0.593627 227</text:p>
          </table:table-cell>
          <table:table-cell table:formula="of:=MID([.I1157];1;1)" office:value-type="string" office:string-value="1">
            <text:p>1</text:p>
          </table:table-cell>
          <table:table-cell table:formula="of:=MID([.I1157];4;6)" office:value-type="string" office:string-value="0.5936">
            <text:p>0.59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8">
            <text:p>0.7328</text:p>
          </table:table-cell>
          <table:table-cell table:formula="of:=IF([.B1158]&gt;[.$E$1];1;0)" office:value-type="float" office:value="1">
            <text:p>1</text:p>
          </table:table-cell>
          <table:table-cell table:formula="of:=ABS([.A1158]-[.C1158])" office:value-type="float" office:value="0">
            <text:p>0</text:p>
          </table:table-cell>
          <table:table-cell table:number-columns-repeated="4"/>
          <table:table-cell table:style-name="ce2" office:value-type="string">
            <text:p>1, 0.732829 228</text:p>
          </table:table-cell>
          <table:table-cell table:formula="of:=MID([.I1158];1;1)" office:value-type="string" office:string-value="1">
            <text:p>1</text:p>
          </table:table-cell>
          <table:table-cell table:formula="of:=MID([.I1158];4;6)" office:value-type="string" office:string-value="0.7328">
            <text:p>0.732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2">
            <text:p>0.4752</text:p>
          </table:table-cell>
          <table:table-cell table:formula="of:=IF([.B1159]&gt;[.$E$1];1;0)" office:value-type="float" office:value="0">
            <text:p>0</text:p>
          </table:table-cell>
          <table:table-cell table:formula="of:=ABS([.A1159]-[.C1159])" office:value-type="float" office:value="0">
            <text:p>0</text:p>
          </table:table-cell>
          <table:table-cell table:number-columns-repeated="4"/>
          <table:table-cell table:style-name="ce2" office:value-type="string">
            <text:p>0, 0.475234 229</text:p>
          </table:table-cell>
          <table:table-cell table:formula="of:=MID([.I1159];1;1)" office:value-type="string" office:string-value="0">
            <text:p>0</text:p>
          </table:table-cell>
          <table:table-cell table:formula="of:=MID([.I1159];4;6)" office:value-type="string" office:string-value="0.4752">
            <text:p>0.47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6">
            <text:p>0.6526</text:p>
          </table:table-cell>
          <table:table-cell table:formula="of:=IF([.B1160]&gt;[.$E$1];1;0)" office:value-type="float" office:value="1">
            <text:p>1</text:p>
          </table:table-cell>
          <table:table-cell table:formula="of:=ABS([.A1160]-[.C1160])" office:value-type="float" office:value="0">
            <text:p>0</text:p>
          </table:table-cell>
          <table:table-cell table:number-columns-repeated="4"/>
          <table:table-cell table:style-name="ce2" office:value-type="string">
            <text:p>1, 0.652608 230</text:p>
          </table:table-cell>
          <table:table-cell table:formula="of:=MID([.I1160];1;1)" office:value-type="string" office:string-value="1">
            <text:p>1</text:p>
          </table:table-cell>
          <table:table-cell table:formula="of:=MID([.I1160];4;6)" office:value-type="string" office:string-value="0.6526">
            <text:p>0.65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07">
            <text:p>0.4307</text:p>
          </table:table-cell>
          <table:table-cell table:formula="of:=IF([.B1161]&gt;[.$E$1];1;0)" office:value-type="float" office:value="0">
            <text:p>0</text:p>
          </table:table-cell>
          <table:table-cell table:formula="of:=ABS([.A1161]-[.C1161])" office:value-type="float" office:value="1">
            <text:p>1</text:p>
          </table:table-cell>
          <table:table-cell table:number-columns-repeated="4"/>
          <table:table-cell table:style-name="ce2" office:value-type="string">
            <text:p>1, 0.430766 231</text:p>
          </table:table-cell>
          <table:table-cell table:formula="of:=MID([.I1161];1;1)" office:value-type="string" office:string-value="1">
            <text:p>1</text:p>
          </table:table-cell>
          <table:table-cell table:formula="of:=MID([.I1161];4;6)" office:value-type="string" office:string-value="0.4307">
            <text:p>0.430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5">
            <text:p>0.525</text:p>
          </table:table-cell>
          <table:table-cell table:formula="of:=IF([.B1162]&gt;[.$E$1];1;0)" office:value-type="float" office:value="1">
            <text:p>1</text:p>
          </table:table-cell>
          <table:table-cell table:formula="of:=ABS([.A1162]-[.C1162])" office:value-type="float" office:value="1">
            <text:p>1</text:p>
          </table:table-cell>
          <table:table-cell table:number-columns-repeated="4"/>
          <table:table-cell table:style-name="ce2" office:value-type="string">
            <text:p>0, 0.525091 233</text:p>
          </table:table-cell>
          <table:table-cell table:formula="of:=MID([.I1162];1;1)" office:value-type="string" office:string-value="0">
            <text:p>0</text:p>
          </table:table-cell>
          <table:table-cell table:formula="of:=MID([.I1162];4;6)" office:value-type="string" office:string-value="0.5250">
            <text:p>0.52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72">
            <text:p>0.6472</text:p>
          </table:table-cell>
          <table:table-cell table:formula="of:=IF([.B1163]&gt;[.$E$1];1;0)" office:value-type="float" office:value="1">
            <text:p>1</text:p>
          </table:table-cell>
          <table:table-cell table:formula="of:=ABS([.A1163]-[.C1163])" office:value-type="float" office:value="0">
            <text:p>0</text:p>
          </table:table-cell>
          <table:table-cell table:number-columns-repeated="4"/>
          <table:table-cell table:style-name="ce2" office:value-type="string">
            <text:p>1, 0.647231 234</text:p>
          </table:table-cell>
          <table:table-cell table:formula="of:=MID([.I1163];1;1)" office:value-type="string" office:string-value="1">
            <text:p>1</text:p>
          </table:table-cell>
          <table:table-cell table:formula="of:=MID([.I1163];4;6)" office:value-type="string" office:string-value="0.6472">
            <text:p>0.64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5">
            <text:p>0.385</text:p>
          </table:table-cell>
          <table:table-cell table:formula="of:=IF([.B1164]&gt;[.$E$1];1;0)" office:value-type="float" office:value="0">
            <text:p>0</text:p>
          </table:table-cell>
          <table:table-cell table:formula="of:=ABS([.A1164]-[.C1164])" office:value-type="float" office:value="0">
            <text:p>0</text:p>
          </table:table-cell>
          <table:table-cell table:number-columns-repeated="4"/>
          <table:table-cell table:style-name="ce2" office:value-type="string">
            <text:p>0, 0.38501 235</text:p>
          </table:table-cell>
          <table:table-cell table:formula="of:=MID([.I1164];1;1)" office:value-type="string" office:string-value="0">
            <text:p>0</text:p>
          </table:table-cell>
          <table:table-cell table:formula="of:=MID([.I1164];4;6)" office:value-type="string" office:string-value="0.3850">
            <text:p>0.38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16">
            <text:p>0.7816</text:p>
          </table:table-cell>
          <table:table-cell table:formula="of:=IF([.B1165]&gt;[.$E$1];1;0)" office:value-type="float" office:value="1">
            <text:p>1</text:p>
          </table:table-cell>
          <table:table-cell table:formula="of:=ABS([.A1165]-[.C1165])" office:value-type="float" office:value="1">
            <text:p>1</text:p>
          </table:table-cell>
          <table:table-cell table:number-columns-repeated="4"/>
          <table:table-cell table:style-name="ce2" office:value-type="string">
            <text:p>0, 0.78169 236</text:p>
          </table:table-cell>
          <table:table-cell table:formula="of:=MID([.I1165];1;1)" office:value-type="string" office:string-value="0">
            <text:p>0</text:p>
          </table:table-cell>
          <table:table-cell table:formula="of:=MID([.I1165];4;6)" office:value-type="string" office:string-value="0.7816">
            <text:p>0.78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67">
            <text:p>0.2867</text:p>
          </table:table-cell>
          <table:table-cell table:formula="of:=IF([.B1166]&gt;[.$E$1];1;0)" office:value-type="float" office:value="0">
            <text:p>0</text:p>
          </table:table-cell>
          <table:table-cell table:formula="of:=ABS([.A1166]-[.C1166])" office:value-type="float" office:value="0">
            <text:p>0</text:p>
          </table:table-cell>
          <table:table-cell table:number-columns-repeated="4"/>
          <table:table-cell table:style-name="ce2" office:value-type="string">
            <text:p>0, 0.286758 237</text:p>
          </table:table-cell>
          <table:table-cell table:formula="of:=MID([.I1166];1;1)" office:value-type="string" office:string-value="0">
            <text:p>0</text:p>
          </table:table-cell>
          <table:table-cell table:formula="of:=MID([.I1166];4;6)" office:value-type="string" office:string-value="0.2867">
            <text:p>0.28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53">
            <text:p>0.3953</text:p>
          </table:table-cell>
          <table:table-cell table:formula="of:=IF([.B1167]&gt;[.$E$1];1;0)" office:value-type="float" office:value="0">
            <text:p>0</text:p>
          </table:table-cell>
          <table:table-cell table:formula="of:=ABS([.A1167]-[.C1167])" office:value-type="float" office:value="0">
            <text:p>0</text:p>
          </table:table-cell>
          <table:table-cell table:number-columns-repeated="4"/>
          <table:table-cell table:style-name="ce2" office:value-type="string">
            <text:p>0, 0.395315 238</text:p>
          </table:table-cell>
          <table:table-cell table:formula="of:=MID([.I1167];1;1)" office:value-type="string" office:string-value="0">
            <text:p>0</text:p>
          </table:table-cell>
          <table:table-cell table:formula="of:=MID([.I1167];4;6)" office:value-type="string" office:string-value="0.3953">
            <text:p>0.39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54">
            <text:p>0.5154</text:p>
          </table:table-cell>
          <table:table-cell table:formula="of:=IF([.B1168]&gt;[.$E$1];1;0)" office:value-type="float" office:value="0">
            <text:p>0</text:p>
          </table:table-cell>
          <table:table-cell table:formula="of:=ABS([.A1168]-[.C1168])" office:value-type="float" office:value="1">
            <text:p>1</text:p>
          </table:table-cell>
          <table:table-cell table:number-columns-repeated="4"/>
          <table:table-cell table:style-name="ce2" office:value-type="string">
            <text:p>1, 0.51548 239</text:p>
          </table:table-cell>
          <table:table-cell table:formula="of:=MID([.I1168];1;1)" office:value-type="string" office:string-value="1">
            <text:p>1</text:p>
          </table:table-cell>
          <table:table-cell table:formula="of:=MID([.I1168];4;6)" office:value-type="string" office:string-value="0.5154">
            <text:p>0.51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01">
            <text:p>0.6501</text:p>
          </table:table-cell>
          <table:table-cell table:formula="of:=IF([.B1169]&gt;[.$E$1];1;0)" office:value-type="float" office:value="1">
            <text:p>1</text:p>
          </table:table-cell>
          <table:table-cell table:formula="of:=ABS([.A1169]-[.C1169])" office:value-type="float" office:value="1">
            <text:p>1</text:p>
          </table:table-cell>
          <table:table-cell table:number-columns-repeated="4"/>
          <table:table-cell table:style-name="ce2" office:value-type="string">
            <text:p>0, 0.650179 241</text:p>
          </table:table-cell>
          <table:table-cell table:formula="of:=MID([.I1169];1;1)" office:value-type="string" office:string-value="0">
            <text:p>0</text:p>
          </table:table-cell>
          <table:table-cell table:formula="of:=MID([.I1169];4;6)" office:value-type="string" office:string-value="0.6501">
            <text:p>0.650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81">
            <text:p>0.6181</text:p>
          </table:table-cell>
          <table:table-cell table:formula="of:=IF([.B1170]&gt;[.$E$1];1;0)" office:value-type="float" office:value="1">
            <text:p>1</text:p>
          </table:table-cell>
          <table:table-cell table:formula="of:=ABS([.A1170]-[.C1170])" office:value-type="float" office:value="1">
            <text:p>1</text:p>
          </table:table-cell>
          <table:table-cell table:number-columns-repeated="4"/>
          <table:table-cell table:style-name="ce2" office:value-type="string">
            <text:p>0, 0.618105 242</text:p>
          </table:table-cell>
          <table:table-cell table:formula="of:=MID([.I1170];1;1)" office:value-type="string" office:string-value="0">
            <text:p>0</text:p>
          </table:table-cell>
          <table:table-cell table:formula="of:=MID([.I1170];4;6)" office:value-type="string" office:string-value="0.6181">
            <text:p>0.618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76">
            <text:p>0.3976</text:p>
          </table:table-cell>
          <table:table-cell table:formula="of:=IF([.B1171]&gt;[.$E$1];1;0)" office:value-type="float" office:value="0">
            <text:p>0</text:p>
          </table:table-cell>
          <table:table-cell table:formula="of:=ABS([.A1171]-[.C1171])" office:value-type="float" office:value="0">
            <text:p>0</text:p>
          </table:table-cell>
          <table:table-cell table:number-columns-repeated="4"/>
          <table:table-cell table:style-name="ce2" office:value-type="string">
            <text:p>0, 0.397608 243</text:p>
          </table:table-cell>
          <table:table-cell table:formula="of:=MID([.I1171];1;1)" office:value-type="string" office:string-value="0">
            <text:p>0</text:p>
          </table:table-cell>
          <table:table-cell table:formula="of:=MID([.I1171];4;6)" office:value-type="string" office:string-value="0.3976">
            <text:p>0.39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57">
            <text:p>0.4957</text:p>
          </table:table-cell>
          <table:table-cell table:formula="of:=IF([.B1172]&gt;[.$E$1];1;0)" office:value-type="float" office:value="0">
            <text:p>0</text:p>
          </table:table-cell>
          <table:table-cell table:formula="of:=ABS([.A1172]-[.C1172])" office:value-type="float" office:value="0">
            <text:p>0</text:p>
          </table:table-cell>
          <table:table-cell table:number-columns-repeated="4"/>
          <table:table-cell table:style-name="ce2" office:value-type="string">
            <text:p>0, 0.495747 244</text:p>
          </table:table-cell>
          <table:table-cell table:formula="of:=MID([.I1172];1;1)" office:value-type="string" office:string-value="0">
            <text:p>0</text:p>
          </table:table-cell>
          <table:table-cell table:formula="of:=MID([.I1172];4;6)" office:value-type="string" office:string-value="0.4957">
            <text:p>0.49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2">
            <text:p>0.622</text:p>
          </table:table-cell>
          <table:table-cell table:formula="of:=IF([.B1173]&gt;[.$E$1];1;0)" office:value-type="float" office:value="1">
            <text:p>1</text:p>
          </table:table-cell>
          <table:table-cell table:formula="of:=ABS([.A1173]-[.C1173])" office:value-type="float" office:value="1">
            <text:p>1</text:p>
          </table:table-cell>
          <table:table-cell table:number-columns-repeated="4"/>
          <table:table-cell table:style-name="ce2" office:value-type="string">
            <text:p>0, 0.622088 245</text:p>
          </table:table-cell>
          <table:table-cell table:formula="of:=MID([.I1173];1;1)" office:value-type="string" office:string-value="0">
            <text:p>0</text:p>
          </table:table-cell>
          <table:table-cell table:formula="of:=MID([.I1173];4;6)" office:value-type="string" office:string-value="0.6220">
            <text:p>0.62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97">
            <text:p>0.5597</text:p>
          </table:table-cell>
          <table:table-cell table:formula="of:=IF([.B1174]&gt;[.$E$1];1;0)" office:value-type="float" office:value="1">
            <text:p>1</text:p>
          </table:table-cell>
          <table:table-cell table:formula="of:=ABS([.A1174]-[.C1174])" office:value-type="float" office:value="0">
            <text:p>0</text:p>
          </table:table-cell>
          <table:table-cell table:number-columns-repeated="4"/>
          <table:table-cell table:style-name="ce2" office:value-type="string">
            <text:p>1, 0.559716 246</text:p>
          </table:table-cell>
          <table:table-cell table:formula="of:=MID([.I1174];1;1)" office:value-type="string" office:string-value="1">
            <text:p>1</text:p>
          </table:table-cell>
          <table:table-cell table:formula="of:=MID([.I1174];4;6)" office:value-type="string" office:string-value="0.5597">
            <text:p>0.55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91">
            <text:p>0.6391</text:p>
          </table:table-cell>
          <table:table-cell table:formula="of:=IF([.B1175]&gt;[.$E$1];1;0)" office:value-type="float" office:value="1">
            <text:p>1</text:p>
          </table:table-cell>
          <table:table-cell table:formula="of:=ABS([.A1175]-[.C117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9146 247</text:p>
          </table:table-cell>
          <table:table-cell table:formula="of:=MID([.I1175];1;1)" office:value-type="string" office:string-value="1">
            <text:p>1</text:p>
          </table:table-cell>
          <table:table-cell table:formula="of:=MID([.I1175];4;6)" office:value-type="string" office:string-value="0.6391">
            <text:p>0.63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8">
            <text:p>0.408</text:p>
          </table:table-cell>
          <table:table-cell table:formula="of:=IF([.B1176]&gt;[.$E$1];1;0)" office:value-type="float" office:value="0">
            <text:p>0</text:p>
          </table:table-cell>
          <table:table-cell table:formula="of:=ABS([.A1176]-[.C1176])" office:value-type="float" office:value="0">
            <text:p>0</text:p>
          </table:table-cell>
          <table:table-cell table:number-columns-repeated="4"/>
          <table:table-cell table:style-name="ce2" office:value-type="string">
            <text:p>0, 0.408055 250</text:p>
          </table:table-cell>
          <table:table-cell table:formula="of:=MID([.I1176];1;1)" office:value-type="string" office:string-value="0">
            <text:p>0</text:p>
          </table:table-cell>
          <table:table-cell table:formula="of:=MID([.I1176];4;6)" office:value-type="string" office:string-value="0.4080">
            <text:p>0.40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09">
            <text:p>0.3809</text:p>
          </table:table-cell>
          <table:table-cell table:formula="of:=IF([.B1177]&gt;[.$E$1];1;0)" office:value-type="float" office:value="0">
            <text:p>0</text:p>
          </table:table-cell>
          <table:table-cell table:formula="of:=ABS([.A1177]-[.C1177])" office:value-type="float" office:value="1">
            <text:p>1</text:p>
          </table:table-cell>
          <table:table-cell table:number-columns-repeated="4"/>
          <table:table-cell table:style-name="ce2" office:value-type="string">
            <text:p>1, 0.380969 251</text:p>
          </table:table-cell>
          <table:table-cell table:formula="of:=MID([.I1177];1;1)" office:value-type="string" office:string-value="1">
            <text:p>1</text:p>
          </table:table-cell>
          <table:table-cell table:formula="of:=MID([.I1177];4;6)" office:value-type="string" office:string-value="0.3809">
            <text:p>0.38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85">
            <text:p>0.7685</text:p>
          </table:table-cell>
          <table:table-cell table:formula="of:=IF([.B1178]&gt;[.$E$1];1;0)" office:value-type="float" office:value="1">
            <text:p>1</text:p>
          </table:table-cell>
          <table:table-cell table:formula="of:=ABS([.A1178]-[.C1178])" office:value-type="float" office:value="0">
            <text:p>0</text:p>
          </table:table-cell>
          <table:table-cell table:number-columns-repeated="4"/>
          <table:table-cell table:style-name="ce2" office:value-type="string">
            <text:p>1, 0.768511 252</text:p>
          </table:table-cell>
          <table:table-cell table:formula="of:=MID([.I1178];1;1)" office:value-type="string" office:string-value="1">
            <text:p>1</text:p>
          </table:table-cell>
          <table:table-cell table:formula="of:=MID([.I1178];4;6)" office:value-type="string" office:string-value="0.7685">
            <text:p>0.76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24">
            <text:p>0.4624</text:p>
          </table:table-cell>
          <table:table-cell table:formula="of:=IF([.B1179]&gt;[.$E$1];1;0)" office:value-type="float" office:value="0">
            <text:p>0</text:p>
          </table:table-cell>
          <table:table-cell table:formula="of:=ABS([.A1179]-[.C1179])" office:value-type="float" office:value="0">
            <text:p>0</text:p>
          </table:table-cell>
          <table:table-cell table:number-columns-repeated="4"/>
          <table:table-cell table:style-name="ce2" office:value-type="string">
            <text:p>0, 0.462408 253</text:p>
          </table:table-cell>
          <table:table-cell table:formula="of:=MID([.I1179];1;1)" office:value-type="string" office:string-value="0">
            <text:p>0</text:p>
          </table:table-cell>
          <table:table-cell table:formula="of:=MID([.I1179];4;6)" office:value-type="string" office:string-value="0.4624">
            <text:p>0.46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3">
            <text:p>0.83</text:p>
          </table:table-cell>
          <table:table-cell table:formula="of:=IF([.B1180]&gt;[.$E$1];1;0)" office:value-type="float" office:value="1">
            <text:p>1</text:p>
          </table:table-cell>
          <table:table-cell table:formula="of:=ABS([.A1180]-[.C1180])" office:value-type="float" office:value="1">
            <text:p>1</text:p>
          </table:table-cell>
          <table:table-cell table:number-columns-repeated="4"/>
          <table:table-cell table:style-name="ce2" office:value-type="string">
            <text:p>0, 0.83001 254</text:p>
          </table:table-cell>
          <table:table-cell table:formula="of:=MID([.I1180];1;1)" office:value-type="string" office:string-value="0">
            <text:p>0</text:p>
          </table:table-cell>
          <table:table-cell table:formula="of:=MID([.I1180];4;6)" office:value-type="string" office:string-value="0.8300">
            <text:p>0.830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99">
            <text:p>0.5699</text:p>
          </table:table-cell>
          <table:table-cell table:formula="of:=IF([.B1181]&gt;[.$E$1];1;0)" office:value-type="float" office:value="1">
            <text:p>1</text:p>
          </table:table-cell>
          <table:table-cell table:formula="of:=ABS([.A1181]-[.C1181])" office:value-type="float" office:value="1">
            <text:p>1</text:p>
          </table:table-cell>
          <table:table-cell table:number-columns-repeated="4"/>
          <table:table-cell table:style-name="ce2" office:value-type="string">
            <text:p>0, 0.56992 255</text:p>
          </table:table-cell>
          <table:table-cell table:formula="of:=MID([.I1181];1;1)" office:value-type="string" office:string-value="0">
            <text:p>0</text:p>
          </table:table-cell>
          <table:table-cell table:formula="of:=MID([.I1181];4;6)" office:value-type="string" office:string-value="0.5699">
            <text:p>0.569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74">
            <text:p>0.3474</text:p>
          </table:table-cell>
          <table:table-cell table:formula="of:=IF([.B1182]&gt;[.$E$1];1;0)" office:value-type="float" office:value="0">
            <text:p>0</text:p>
          </table:table-cell>
          <table:table-cell table:formula="of:=ABS([.A1182]-[.C1182])" office:value-type="float" office:value="0">
            <text:p>0</text:p>
          </table:table-cell>
          <table:table-cell table:number-columns-repeated="4"/>
          <table:table-cell table:style-name="ce2" office:value-type="string">
            <text:p>0, 0.347477 257</text:p>
          </table:table-cell>
          <table:table-cell table:formula="of:=MID([.I1182];1;1)" office:value-type="string" office:string-value="0">
            <text:p>0</text:p>
          </table:table-cell>
          <table:table-cell table:formula="of:=MID([.I1182];4;6)" office:value-type="string" office:string-value="0.3474">
            <text:p>0.34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42">
            <text:p>0.6142</text:p>
          </table:table-cell>
          <table:table-cell table:formula="of:=IF([.B1183]&gt;[.$E$1];1;0)" office:value-type="float" office:value="1">
            <text:p>1</text:p>
          </table:table-cell>
          <table:table-cell table:formula="of:=ABS([.A1183]-[.C1183])" office:value-type="float" office:value="1">
            <text:p>1</text:p>
          </table:table-cell>
          <table:table-cell table:number-columns-repeated="4"/>
          <table:table-cell table:style-name="ce2" office:value-type="string">
            <text:p>0, 0.614261 258</text:p>
          </table:table-cell>
          <table:table-cell table:formula="of:=MID([.I1183];1;1)" office:value-type="string" office:string-value="0">
            <text:p>0</text:p>
          </table:table-cell>
          <table:table-cell table:formula="of:=MID([.I1183];4;6)" office:value-type="string" office:string-value="0.6142">
            <text:p>0.614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46">
            <text:p>0.3946</text:p>
          </table:table-cell>
          <table:table-cell table:formula="of:=IF([.B1184]&gt;[.$E$1];1;0)" office:value-type="float" office:value="0">
            <text:p>0</text:p>
          </table:table-cell>
          <table:table-cell table:formula="of:=ABS([.A1184]-[.C1184])" office:value-type="float" office:value="0">
            <text:p>0</text:p>
          </table:table-cell>
          <table:table-cell table:number-columns-repeated="4"/>
          <table:table-cell table:style-name="ce2" office:value-type="string">
            <text:p>0, 0.394699 259</text:p>
          </table:table-cell>
          <table:table-cell table:formula="of:=MID([.I1184];1;1)" office:value-type="string" office:string-value="0">
            <text:p>0</text:p>
          </table:table-cell>
          <table:table-cell table:formula="of:=MID([.I1184];4;6)" office:value-type="string" office:string-value="0.3946">
            <text:p>0.39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9">
            <text:p>0.6079</text:p>
          </table:table-cell>
          <table:table-cell table:formula="of:=IF([.B1185]&gt;[.$E$1];1;0)" office:value-type="float" office:value="1">
            <text:p>1</text:p>
          </table:table-cell>
          <table:table-cell table:formula="of:=ABS([.A1185]-[.C1185])" office:value-type="float" office:value="0">
            <text:p>0</text:p>
          </table:table-cell>
          <table:table-cell table:number-columns-repeated="4"/>
          <table:table-cell table:style-name="ce2" office:value-type="string">
            <text:p>1, 0.60795 260</text:p>
          </table:table-cell>
          <table:table-cell table:formula="of:=MID([.I1185];1;1)" office:value-type="string" office:string-value="1">
            <text:p>1</text:p>
          </table:table-cell>
          <table:table-cell table:formula="of:=MID([.I1185];4;6)" office:value-type="string" office:string-value="0.6079">
            <text:p>0.60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2">
            <text:p>0.6672</text:p>
          </table:table-cell>
          <table:table-cell table:formula="of:=IF([.B1186]&gt;[.$E$1];1;0)" office:value-type="float" office:value="1">
            <text:p>1</text:p>
          </table:table-cell>
          <table:table-cell table:formula="of:=ABS([.A1186]-[.C1186])" office:value-type="float" office:value="0">
            <text:p>0</text:p>
          </table:table-cell>
          <table:table-cell table:number-columns-repeated="4"/>
          <table:table-cell table:style-name="ce2" office:value-type="string">
            <text:p>1, 0.667272 261</text:p>
          </table:table-cell>
          <table:table-cell table:formula="of:=MID([.I1186];1;1)" office:value-type="string" office:string-value="1">
            <text:p>1</text:p>
          </table:table-cell>
          <table:table-cell table:formula="of:=MID([.I1186];4;6)" office:value-type="string" office:string-value="0.6672">
            <text:p>0.66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4">
            <text:p>0.394</text:p>
          </table:table-cell>
          <table:table-cell table:formula="of:=IF([.B1187]&gt;[.$E$1];1;0)" office:value-type="float" office:value="0">
            <text:p>0</text:p>
          </table:table-cell>
          <table:table-cell table:formula="of:=ABS([.A1187]-[.C1187])" office:value-type="float" office:value="1">
            <text:p>1</text:p>
          </table:table-cell>
          <table:table-cell table:number-columns-repeated="4"/>
          <table:table-cell table:style-name="ce2" office:value-type="string">
            <text:p>1, 0.394088 262</text:p>
          </table:table-cell>
          <table:table-cell table:formula="of:=MID([.I1187];1;1)" office:value-type="string" office:string-value="1">
            <text:p>1</text:p>
          </table:table-cell>
          <table:table-cell table:formula="of:=MID([.I1187];4;6)" office:value-type="string" office:string-value="0.3940">
            <text:p>0.39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03">
            <text:p>0.3703</text:p>
          </table:table-cell>
          <table:table-cell table:formula="of:=IF([.B1188]&gt;[.$E$1];1;0)" office:value-type="float" office:value="0">
            <text:p>0</text:p>
          </table:table-cell>
          <table:table-cell table:formula="of:=ABS([.A1188]-[.C1188])" office:value-type="float" office:value="0">
            <text:p>0</text:p>
          </table:table-cell>
          <table:table-cell table:number-columns-repeated="4"/>
          <table:table-cell table:style-name="ce2" office:value-type="string">
            <text:p>0, 0.370302 263</text:p>
          </table:table-cell>
          <table:table-cell table:formula="of:=MID([.I1188];1;1)" office:value-type="string" office:string-value="0">
            <text:p>0</text:p>
          </table:table-cell>
          <table:table-cell table:formula="of:=MID([.I1188];4;6)" office:value-type="string" office:string-value="0.3703">
            <text:p>0.37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3">
            <text:p>0.4963</text:p>
          </table:table-cell>
          <table:table-cell table:formula="of:=IF([.B1189]&gt;[.$E$1];1;0)" office:value-type="float" office:value="0">
            <text:p>0</text:p>
          </table:table-cell>
          <table:table-cell table:formula="of:=ABS([.A1189]-[.C1189])" office:value-type="float" office:value="1">
            <text:p>1</text:p>
          </table:table-cell>
          <table:table-cell table:number-columns-repeated="4"/>
          <table:table-cell table:style-name="ce2" office:value-type="string">
            <text:p>1, 0.496319 264</text:p>
          </table:table-cell>
          <table:table-cell table:formula="of:=MID([.I1189];1;1)" office:value-type="string" office:string-value="1">
            <text:p>1</text:p>
          </table:table-cell>
          <table:table-cell table:formula="of:=MID([.I1189];4;6)" office:value-type="string" office:string-value="0.4963">
            <text:p>0.49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11">
            <text:p>0.7311</text:p>
          </table:table-cell>
          <table:table-cell table:formula="of:=IF([.B1190]&gt;[.$E$1];1;0)" office:value-type="float" office:value="1">
            <text:p>1</text:p>
          </table:table-cell>
          <table:table-cell table:formula="of:=ABS([.A1190]-[.C1190])" office:value-type="float" office:value="0">
            <text:p>0</text:p>
          </table:table-cell>
          <table:table-cell table:number-columns-repeated="4"/>
          <table:table-cell table:style-name="ce2" office:value-type="string">
            <text:p>1, 0.731157 265</text:p>
          </table:table-cell>
          <table:table-cell table:formula="of:=MID([.I1190];1;1)" office:value-type="string" office:string-value="1">
            <text:p>1</text:p>
          </table:table-cell>
          <table:table-cell table:formula="of:=MID([.I1190];4;6)" office:value-type="string" office:string-value="0.7311">
            <text:p>0.731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9">
            <text:p>0.539</text:p>
          </table:table-cell>
          <table:table-cell table:formula="of:=IF([.B1191]&gt;[.$E$1];1;0)" office:value-type="float" office:value="1">
            <text:p>1</text:p>
          </table:table-cell>
          <table:table-cell table:formula="of:=ABS([.A1191]-[.C1191])" office:value-type="float" office:value="1">
            <text:p>1</text:p>
          </table:table-cell>
          <table:table-cell table:number-columns-repeated="4"/>
          <table:table-cell table:style-name="ce2" office:value-type="string">
            <text:p>0, 0.539097 266</text:p>
          </table:table-cell>
          <table:table-cell table:formula="of:=MID([.I1191];1;1)" office:value-type="string" office:string-value="0">
            <text:p>0</text:p>
          </table:table-cell>
          <table:table-cell table:formula="of:=MID([.I1191];4;6)" office:value-type="string" office:string-value="0.5390">
            <text:p>0.539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91">
            <text:p>0.7991</text:p>
          </table:table-cell>
          <table:table-cell table:formula="of:=IF([.B1192]&gt;[.$E$1];1;0)" office:value-type="float" office:value="1">
            <text:p>1</text:p>
          </table:table-cell>
          <table:table-cell table:formula="of:=ABS([.A1192]-[.C1192])" office:value-type="float" office:value="1">
            <text:p>1</text:p>
          </table:table-cell>
          <table:table-cell table:number-columns-repeated="4"/>
          <table:table-cell table:style-name="ce2" office:value-type="string">
            <text:p>0, 0.799183 267</text:p>
          </table:table-cell>
          <table:table-cell table:formula="of:=MID([.I1192];1;1)" office:value-type="string" office:string-value="0">
            <text:p>0</text:p>
          </table:table-cell>
          <table:table-cell table:formula="of:=MID([.I1192];4;6)" office:value-type="string" office:string-value="0.7991">
            <text:p>0.79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8">
            <text:p>0.5968</text:p>
          </table:table-cell>
          <table:table-cell table:formula="of:=IF([.B1193]&gt;[.$E$1];1;0)" office:value-type="float" office:value="1">
            <text:p>1</text:p>
          </table:table-cell>
          <table:table-cell table:formula="of:=ABS([.A1193]-[.C1193])" office:value-type="float" office:value="0">
            <text:p>0</text:p>
          </table:table-cell>
          <table:table-cell table:number-columns-repeated="4"/>
          <table:table-cell table:style-name="ce2" office:value-type="string">
            <text:p>1, 0.59682 268</text:p>
          </table:table-cell>
          <table:table-cell table:formula="of:=MID([.I1193];1;1)" office:value-type="string" office:string-value="1">
            <text:p>1</text:p>
          </table:table-cell>
          <table:table-cell table:formula="of:=MID([.I1193];4;6)" office:value-type="string" office:string-value="0.5968">
            <text:p>0.59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47">
            <text:p>0.7347</text:p>
          </table:table-cell>
          <table:table-cell table:formula="of:=IF([.B1194]&gt;[.$E$1];1;0)" office:value-type="float" office:value="1">
            <text:p>1</text:p>
          </table:table-cell>
          <table:table-cell table:formula="of:=ABS([.A1194]-[.C1194])" office:value-type="float" office:value="0">
            <text:p>0</text:p>
          </table:table-cell>
          <table:table-cell table:number-columns-repeated="4"/>
          <table:table-cell table:style-name="ce2" office:value-type="string">
            <text:p>1, 0.734743 269</text:p>
          </table:table-cell>
          <table:table-cell table:formula="of:=MID([.I1194];1;1)" office:value-type="string" office:string-value="1">
            <text:p>1</text:p>
          </table:table-cell>
          <table:table-cell table:formula="of:=MID([.I1194];4;6)" office:value-type="string" office:string-value="0.7347">
            <text:p>0.73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11">
            <text:p>0.4411</text:p>
          </table:table-cell>
          <table:table-cell table:formula="of:=IF([.B1195]&gt;[.$E$1];1;0)" office:value-type="float" office:value="0">
            <text:p>0</text:p>
          </table:table-cell>
          <table:table-cell table:formula="of:=ABS([.A1195]-[.C1195])" office:value-type="float" office:value="0">
            <text:p>0</text:p>
          </table:table-cell>
          <table:table-cell table:number-columns-repeated="4"/>
          <table:table-cell table:style-name="ce2" office:value-type="string">
            <text:p>0, 0.441192 270</text:p>
          </table:table-cell>
          <table:table-cell table:formula="of:=MID([.I1195];1;1)" office:value-type="string" office:string-value="0">
            <text:p>0</text:p>
          </table:table-cell>
          <table:table-cell table:formula="of:=MID([.I1195];4;6)" office:value-type="string" office:string-value="0.4411">
            <text:p>0.44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36">
            <text:p>0.7036</text:p>
          </table:table-cell>
          <table:table-cell table:formula="of:=IF([.B1196]&gt;[.$E$1];1;0)" office:value-type="float" office:value="1">
            <text:p>1</text:p>
          </table:table-cell>
          <table:table-cell table:formula="of:=ABS([.A1196]-[.C1196])" office:value-type="float" office:value="0">
            <text:p>0</text:p>
          </table:table-cell>
          <table:table-cell table:number-columns-repeated="4"/>
          <table:table-cell table:style-name="ce2" office:value-type="string">
            <text:p>1, 0.703616 272</text:p>
          </table:table-cell>
          <table:table-cell table:formula="of:=MID([.I1196];1;1)" office:value-type="string" office:string-value="1">
            <text:p>1</text:p>
          </table:table-cell>
          <table:table-cell table:formula="of:=MID([.I1196];4;6)" office:value-type="string" office:string-value="0.7036">
            <text:p>0.70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3">
            <text:p>0.6123</text:p>
          </table:table-cell>
          <table:table-cell table:formula="of:=IF([.B1197]&gt;[.$E$1];1;0)" office:value-type="float" office:value="1">
            <text:p>1</text:p>
          </table:table-cell>
          <table:table-cell table:formula="of:=ABS([.A1197]-[.C1197])" office:value-type="float" office:value="0">
            <text:p>0</text:p>
          </table:table-cell>
          <table:table-cell table:number-columns-repeated="4"/>
          <table:table-cell table:style-name="ce2" office:value-type="string">
            <text:p>1, 0.612355 273</text:p>
          </table:table-cell>
          <table:table-cell table:formula="of:=MID([.I1197];1;1)" office:value-type="string" office:string-value="1">
            <text:p>1</text:p>
          </table:table-cell>
          <table:table-cell table:formula="of:=MID([.I1197];4;6)" office:value-type="string" office:string-value="0.6123">
            <text:p>0.612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87">
            <text:p>0.5587</text:p>
          </table:table-cell>
          <table:table-cell table:formula="of:=IF([.B1198]&gt;[.$E$1];1;0)" office:value-type="float" office:value="1">
            <text:p>1</text:p>
          </table:table-cell>
          <table:table-cell table:formula="of:=ABS([.A1198]-[.C1198])" office:value-type="float" office:value="1">
            <text:p>1</text:p>
          </table:table-cell>
          <table:table-cell table:number-columns-repeated="4"/>
          <table:table-cell table:style-name="ce2" office:value-type="string">
            <text:p>0, 0.558716 274</text:p>
          </table:table-cell>
          <table:table-cell table:formula="of:=MID([.I1198];1;1)" office:value-type="string" office:string-value="0">
            <text:p>0</text:p>
          </table:table-cell>
          <table:table-cell table:formula="of:=MID([.I1198];4;6)" office:value-type="string" office:string-value="0.5587">
            <text:p>0.55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48">
            <text:p>0.5248</text:p>
          </table:table-cell>
          <table:table-cell table:formula="of:=IF([.B1199]&gt;[.$E$1];1;0)" office:value-type="float" office:value="1">
            <text:p>1</text:p>
          </table:table-cell>
          <table:table-cell table:formula="of:=ABS([.A1199]-[.C1199])" office:value-type="float" office:value="0">
            <text:p>0</text:p>
          </table:table-cell>
          <table:table-cell table:number-columns-repeated="4"/>
          <table:table-cell table:style-name="ce2" office:value-type="string">
            <text:p>1, 0.524844 277</text:p>
          </table:table-cell>
          <table:table-cell table:formula="of:=MID([.I1199];1;1)" office:value-type="string" office:string-value="1">
            <text:p>1</text:p>
          </table:table-cell>
          <table:table-cell table:formula="of:=MID([.I1199];4;6)" office:value-type="string" office:string-value="0.5248">
            <text:p>0.52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11">
            <text:p>0.3511</text:p>
          </table:table-cell>
          <table:table-cell table:formula="of:=IF([.B1200]&gt;[.$E$1];1;0)" office:value-type="float" office:value="0">
            <text:p>0</text:p>
          </table:table-cell>
          <table:table-cell table:formula="of:=ABS([.A1200]-[.C1200])" office:value-type="float" office:value="1">
            <text:p>1</text:p>
          </table:table-cell>
          <table:table-cell table:number-columns-repeated="4"/>
          <table:table-cell table:style-name="ce2" office:value-type="string">
            <text:p>1, 0.351138 279</text:p>
          </table:table-cell>
          <table:table-cell table:formula="of:=MID([.I1200];1;1)" office:value-type="string" office:string-value="1">
            <text:p>1</text:p>
          </table:table-cell>
          <table:table-cell table:formula="of:=MID([.I1200];4;6)" office:value-type="string" office:string-value="0.3511">
            <text:p>0.35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83">
            <text:p>0.6083</text:p>
          </table:table-cell>
          <table:table-cell table:formula="of:=IF([.B1201]&gt;[.$E$1];1;0)" office:value-type="float" office:value="1">
            <text:p>1</text:p>
          </table:table-cell>
          <table:table-cell table:formula="of:=ABS([.A1201]-[.C1201])" office:value-type="float" office:value="0">
            <text:p>0</text:p>
          </table:table-cell>
          <table:table-cell table:number-columns-repeated="4"/>
          <table:table-cell table:style-name="ce2" office:value-type="string">
            <text:p>1, 0.608319 280</text:p>
          </table:table-cell>
          <table:table-cell table:formula="of:=MID([.I1201];1;1)" office:value-type="string" office:string-value="1">
            <text:p>1</text:p>
          </table:table-cell>
          <table:table-cell table:formula="of:=MID([.I1201];4;6)" office:value-type="string" office:string-value="0.6083">
            <text:p>0.60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89">
            <text:p>0.8889</text:p>
          </table:table-cell>
          <table:table-cell table:formula="of:=IF([.B1202]&gt;[.$E$1];1;0)" office:value-type="float" office:value="1">
            <text:p>1</text:p>
          </table:table-cell>
          <table:table-cell table:formula="of:=ABS([.A1202]-[.C1202])" office:value-type="float" office:value="0">
            <text:p>0</text:p>
          </table:table-cell>
          <table:table-cell table:number-columns-repeated="4"/>
          <table:table-cell table:style-name="ce2" office:value-type="string">
            <text:p>1, 0.888958 281</text:p>
          </table:table-cell>
          <table:table-cell table:formula="of:=MID([.I1202];1;1)" office:value-type="string" office:string-value="1">
            <text:p>1</text:p>
          </table:table-cell>
          <table:table-cell table:formula="of:=MID([.I1202];4;6)" office:value-type="string" office:string-value="0.8889">
            <text:p>0.88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59">
            <text:p>0.5959</text:p>
          </table:table-cell>
          <table:table-cell table:formula="of:=IF([.B1203]&gt;[.$E$1];1;0)" office:value-type="float" office:value="1">
            <text:p>1</text:p>
          </table:table-cell>
          <table:table-cell table:formula="of:=ABS([.A1203]-[.C1203])" office:value-type="float" office:value="0">
            <text:p>0</text:p>
          </table:table-cell>
          <table:table-cell table:number-columns-repeated="4"/>
          <table:table-cell table:style-name="ce2" office:value-type="string">
            <text:p>1, 0.595942 284</text:p>
          </table:table-cell>
          <table:table-cell table:formula="of:=MID([.I1203];1;1)" office:value-type="string" office:string-value="1">
            <text:p>1</text:p>
          </table:table-cell>
          <table:table-cell table:formula="of:=MID([.I1203];4;6)" office:value-type="string" office:string-value="0.5959">
            <text:p>0.59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09">
            <text:p>0.4809</text:p>
          </table:table-cell>
          <table:table-cell table:formula="of:=IF([.B1204]&gt;[.$E$1];1;0)" office:value-type="float" office:value="0">
            <text:p>0</text:p>
          </table:table-cell>
          <table:table-cell table:formula="of:=ABS([.A1204]-[.C1204])" office:value-type="float" office:value="0">
            <text:p>0</text:p>
          </table:table-cell>
          <table:table-cell table:number-columns-repeated="4"/>
          <table:table-cell table:style-name="ce2" office:value-type="string">
            <text:p>0, 0.480986 286</text:p>
          </table:table-cell>
          <table:table-cell table:formula="of:=MID([.I1204];1;1)" office:value-type="string" office:string-value="0">
            <text:p>0</text:p>
          </table:table-cell>
          <table:table-cell table:formula="of:=MID([.I1204];4;6)" office:value-type="string" office:string-value="0.4809">
            <text:p>0.48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55">
            <text:p>0.5555</text:p>
          </table:table-cell>
          <table:table-cell table:formula="of:=IF([.B1205]&gt;[.$E$1];1;0)" office:value-type="float" office:value="1">
            <text:p>1</text:p>
          </table:table-cell>
          <table:table-cell table:formula="of:=ABS([.A1205]-[.C1205])" office:value-type="float" office:value="1">
            <text:p>1</text:p>
          </table:table-cell>
          <table:table-cell table:number-columns-repeated="4"/>
          <table:table-cell table:style-name="ce2" office:value-type="string">
            <text:p>0, 0.555513 287</text:p>
          </table:table-cell>
          <table:table-cell table:formula="of:=MID([.I1205];1;1)" office:value-type="string" office:string-value="0">
            <text:p>0</text:p>
          </table:table-cell>
          <table:table-cell table:formula="of:=MID([.I1205];4;6)" office:value-type="string" office:string-value="0.5555">
            <text:p>0.55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05">
            <text:p>0.4305</text:p>
          </table:table-cell>
          <table:table-cell table:formula="of:=IF([.B1206]&gt;[.$E$1];1;0)" office:value-type="float" office:value="0">
            <text:p>0</text:p>
          </table:table-cell>
          <table:table-cell table:formula="of:=ABS([.A1206]-[.C1206])" office:value-type="float" office:value="1">
            <text:p>1</text:p>
          </table:table-cell>
          <table:table-cell table:number-columns-repeated="4"/>
          <table:table-cell table:style-name="ce2" office:value-type="string">
            <text:p>1, 0.4305 288</text:p>
          </table:table-cell>
          <table:table-cell table:formula="of:=MID([.I1206];1;1)" office:value-type="string" office:string-value="1">
            <text:p>1</text:p>
          </table:table-cell>
          <table:table-cell table:formula="of:=MID([.I1206];4;6)" office:value-type="string" office:string-value="0.4305">
            <text:p>0.43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13">
            <text:p>0.7613</text:p>
          </table:table-cell>
          <table:table-cell table:formula="of:=IF([.B1207]&gt;[.$E$1];1;0)" office:value-type="float" office:value="1">
            <text:p>1</text:p>
          </table:table-cell>
          <table:table-cell table:formula="of:=ABS([.A1207]-[.C1207])" office:value-type="float" office:value="0">
            <text:p>0</text:p>
          </table:table-cell>
          <table:table-cell table:number-columns-repeated="4"/>
          <table:table-cell table:style-name="ce2" office:value-type="string">
            <text:p>1, 0.761305 289</text:p>
          </table:table-cell>
          <table:table-cell table:formula="of:=MID([.I1207];1;1)" office:value-type="string" office:string-value="1">
            <text:p>1</text:p>
          </table:table-cell>
          <table:table-cell table:formula="of:=MID([.I1207];4;6)" office:value-type="string" office:string-value="0.7613">
            <text:p>0.76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93">
            <text:p>0.5393</text:p>
          </table:table-cell>
          <table:table-cell table:formula="of:=IF([.B1208]&gt;[.$E$1];1;0)" office:value-type="float" office:value="1">
            <text:p>1</text:p>
          </table:table-cell>
          <table:table-cell table:formula="of:=ABS([.A1208]-[.C1208])" office:value-type="float" office:value="0">
            <text:p>0</text:p>
          </table:table-cell>
          <table:table-cell table:number-columns-repeated="4"/>
          <table:table-cell table:style-name="ce2" office:value-type="string">
            <text:p>1, 0.539352 290</text:p>
          </table:table-cell>
          <table:table-cell table:formula="of:=MID([.I1208];1;1)" office:value-type="string" office:string-value="1">
            <text:p>1</text:p>
          </table:table-cell>
          <table:table-cell table:formula="of:=MID([.I1208];4;6)" office:value-type="string" office:string-value="0.5393">
            <text:p>0.53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95">
            <text:p>0.6395</text:p>
          </table:table-cell>
          <table:table-cell table:formula="of:=IF([.B1209]&gt;[.$E$1];1;0)" office:value-type="float" office:value="1">
            <text:p>1</text:p>
          </table:table-cell>
          <table:table-cell table:formula="of:=ABS([.A1209]-[.C1209])" office:value-type="float" office:value="1">
            <text:p>1</text:p>
          </table:table-cell>
          <table:table-cell table:number-columns-repeated="4"/>
          <table:table-cell table:style-name="ce2" office:value-type="string">
            <text:p>0, 0.639591 292</text:p>
          </table:table-cell>
          <table:table-cell table:formula="of:=MID([.I1209];1;1)" office:value-type="string" office:string-value="0">
            <text:p>0</text:p>
          </table:table-cell>
          <table:table-cell table:formula="of:=MID([.I1209];4;6)" office:value-type="string" office:string-value="0.6395">
            <text:p>0.63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8">
            <text:p>0.6388</text:p>
          </table:table-cell>
          <table:table-cell table:formula="of:=IF([.B1210]&gt;[.$E$1];1;0)" office:value-type="float" office:value="1">
            <text:p>1</text:p>
          </table:table-cell>
          <table:table-cell table:formula="of:=ABS([.A1210]-[.C1210])" office:value-type="float" office:value="0">
            <text:p>0</text:p>
          </table:table-cell>
          <table:table-cell table:number-columns-repeated="4"/>
          <table:table-cell table:style-name="ce2" office:value-type="string">
            <text:p>1, 0.638869 293</text:p>
          </table:table-cell>
          <table:table-cell table:formula="of:=MID([.I1210];1;1)" office:value-type="string" office:string-value="1">
            <text:p>1</text:p>
          </table:table-cell>
          <table:table-cell table:formula="of:=MID([.I1210];4;6)" office:value-type="string" office:string-value="0.6388">
            <text:p>0.63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79">
            <text:p>0.6779</text:p>
          </table:table-cell>
          <table:table-cell table:formula="of:=IF([.B1211]&gt;[.$E$1];1;0)" office:value-type="float" office:value="1">
            <text:p>1</text:p>
          </table:table-cell>
          <table:table-cell table:formula="of:=ABS([.A1211]-[.C1211])" office:value-type="float" office:value="0">
            <text:p>0</text:p>
          </table:table-cell>
          <table:table-cell table:number-columns-repeated="4"/>
          <table:table-cell table:style-name="ce2" office:value-type="string">
            <text:p>1, 0.677923 294</text:p>
          </table:table-cell>
          <table:table-cell table:formula="of:=MID([.I1211];1;1)" office:value-type="string" office:string-value="1">
            <text:p>1</text:p>
          </table:table-cell>
          <table:table-cell table:formula="of:=MID([.I1211];4;6)" office:value-type="string" office:string-value="0.6779">
            <text:p>0.67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01">
            <text:p>0.3401</text:p>
          </table:table-cell>
          <table:table-cell table:formula="of:=IF([.B1212]&gt;[.$E$1];1;0)" office:value-type="float" office:value="0">
            <text:p>0</text:p>
          </table:table-cell>
          <table:table-cell table:formula="of:=ABS([.A1212]-[.C1212])" office:value-type="float" office:value="1">
            <text:p>1</text:p>
          </table:table-cell>
          <table:table-cell table:number-columns-repeated="4"/>
          <table:table-cell table:style-name="ce2" office:value-type="string">
            <text:p>1, 0.340119 295</text:p>
          </table:table-cell>
          <table:table-cell table:formula="of:=MID([.I1212];1;1)" office:value-type="string" office:string-value="1">
            <text:p>1</text:p>
          </table:table-cell>
          <table:table-cell table:formula="of:=MID([.I1212];4;6)" office:value-type="string" office:string-value="0.3401">
            <text:p>0.340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25">
            <text:p>0.5025</text:p>
          </table:table-cell>
          <table:table-cell table:formula="of:=IF([.B1213]&gt;[.$E$1];1;0)" office:value-type="float" office:value="0">
            <text:p>0</text:p>
          </table:table-cell>
          <table:table-cell table:formula="of:=ABS([.A1213]-[.C1213])" office:value-type="float" office:value="0">
            <text:p>0</text:p>
          </table:table-cell>
          <table:table-cell table:number-columns-repeated="4"/>
          <table:table-cell table:style-name="ce2" office:value-type="string">
            <text:p>0, 0.50252 296</text:p>
          </table:table-cell>
          <table:table-cell table:formula="of:=MID([.I1213];1;1)" office:value-type="string" office:string-value="0">
            <text:p>0</text:p>
          </table:table-cell>
          <table:table-cell table:formula="of:=MID([.I1213];4;6)" office:value-type="string" office:string-value="0.5025">
            <text:p>0.50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3">
            <text:p>0.6923</text:p>
          </table:table-cell>
          <table:table-cell table:formula="of:=IF([.B1214]&gt;[.$E$1];1;0)" office:value-type="float" office:value="1">
            <text:p>1</text:p>
          </table:table-cell>
          <table:table-cell table:formula="of:=ABS([.A1214]-[.C1214])" office:value-type="float" office:value="0">
            <text:p>0</text:p>
          </table:table-cell>
          <table:table-cell table:number-columns-repeated="4"/>
          <table:table-cell table:style-name="ce2" office:value-type="string">
            <text:p>1, 0.692343 297</text:p>
          </table:table-cell>
          <table:table-cell table:formula="of:=MID([.I1214];1;1)" office:value-type="string" office:string-value="1">
            <text:p>1</text:p>
          </table:table-cell>
          <table:table-cell table:formula="of:=MID([.I1214];4;6)" office:value-type="string" office:string-value="0.6923">
            <text:p>0.69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07">
            <text:p>0.5007</text:p>
          </table:table-cell>
          <table:table-cell table:formula="of:=IF([.B1215]&gt;[.$E$1];1;0)" office:value-type="float" office:value="0">
            <text:p>0</text:p>
          </table:table-cell>
          <table:table-cell table:formula="of:=ABS([.A1215]-[.C1215])" office:value-type="float" office:value="1">
            <text:p>1</text:p>
          </table:table-cell>
          <table:table-cell table:number-columns-repeated="4"/>
          <table:table-cell table:style-name="ce2" office:value-type="string">
            <text:p>1, 0.500775 298</text:p>
          </table:table-cell>
          <table:table-cell table:formula="of:=MID([.I1215];1;1)" office:value-type="string" office:string-value="1">
            <text:p>1</text:p>
          </table:table-cell>
          <table:table-cell table:formula="of:=MID([.I1215];4;6)" office:value-type="string" office:string-value="0.5007">
            <text:p>0.50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09">
            <text:p>0.6809</text:p>
          </table:table-cell>
          <table:table-cell table:formula="of:=IF([.B1216]&gt;[.$E$1];1;0)" office:value-type="float" office:value="1">
            <text:p>1</text:p>
          </table:table-cell>
          <table:table-cell table:formula="of:=ABS([.A1216]-[.C1216])" office:value-type="float" office:value="0">
            <text:p>0</text:p>
          </table:table-cell>
          <table:table-cell table:number-columns-repeated="4"/>
          <table:table-cell table:style-name="ce2" office:value-type="string">
            <text:p>1, 0.680989 299</text:p>
          </table:table-cell>
          <table:table-cell table:formula="of:=MID([.I1216];1;1)" office:value-type="string" office:string-value="1">
            <text:p>1</text:p>
          </table:table-cell>
          <table:table-cell table:formula="of:=MID([.I1216];4;6)" office:value-type="string" office:string-value="0.6809">
            <text:p>0.68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93">
            <text:p>0.4593</text:p>
          </table:table-cell>
          <table:table-cell table:formula="of:=IF([.B1217]&gt;[.$E$1];1;0)" office:value-type="float" office:value="0">
            <text:p>0</text:p>
          </table:table-cell>
          <table:table-cell table:formula="of:=ABS([.A1217]-[.C1217])" office:value-type="float" office:value="0">
            <text:p>0</text:p>
          </table:table-cell>
          <table:table-cell table:number-columns-repeated="4"/>
          <table:table-cell table:style-name="ce2" office:value-type="string">
            <text:p>0, 0.459334 300</text:p>
          </table:table-cell>
          <table:table-cell table:formula="of:=MID([.I1217];1;1)" office:value-type="string" office:string-value="0">
            <text:p>0</text:p>
          </table:table-cell>
          <table:table-cell table:formula="of:=MID([.I1217];4;6)" office:value-type="string" office:string-value="0.4593">
            <text:p>0.45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66">
            <text:p>0.5866</text:p>
          </table:table-cell>
          <table:table-cell table:formula="of:=IF([.B1218]&gt;[.$E$1];1;0)" office:value-type="float" office:value="1">
            <text:p>1</text:p>
          </table:table-cell>
          <table:table-cell table:formula="of:=ABS([.A1218]-[.C1218])" office:value-type="float" office:value="1">
            <text:p>1</text:p>
          </table:table-cell>
          <table:table-cell table:number-columns-repeated="4"/>
          <table:table-cell table:style-name="ce2" office:value-type="string">
            <text:p>0, 0.586657 301</text:p>
          </table:table-cell>
          <table:table-cell table:formula="of:=MID([.I1218];1;1)" office:value-type="string" office:string-value="0">
            <text:p>0</text:p>
          </table:table-cell>
          <table:table-cell table:formula="of:=MID([.I1218];4;6)" office:value-type="string" office:string-value="0.5866">
            <text:p>0.58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3">
            <text:p>0.5533</text:p>
          </table:table-cell>
          <table:table-cell table:formula="of:=IF([.B1219]&gt;[.$E$1];1;0)" office:value-type="float" office:value="1">
            <text:p>1</text:p>
          </table:table-cell>
          <table:table-cell table:formula="of:=ABS([.A1219]-[.C1219])" office:value-type="float" office:value="0">
            <text:p>0</text:p>
          </table:table-cell>
          <table:table-cell table:number-columns-repeated="4"/>
          <table:table-cell table:style-name="ce2" office:value-type="string">
            <text:p>1, 0.553353 302</text:p>
          </table:table-cell>
          <table:table-cell table:formula="of:=MID([.I1219];1;1)" office:value-type="string" office:string-value="1">
            <text:p>1</text:p>
          </table:table-cell>
          <table:table-cell table:formula="of:=MID([.I1219];4;6)" office:value-type="string" office:string-value="0.5533">
            <text:p>0.55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22">
            <text:p>0.3222</text:p>
          </table:table-cell>
          <table:table-cell table:formula="of:=IF([.B1220]&gt;[.$E$1];1;0)" office:value-type="float" office:value="0">
            <text:p>0</text:p>
          </table:table-cell>
          <table:table-cell table:formula="of:=ABS([.A1220]-[.C1220])" office:value-type="float" office:value="0">
            <text:p>0</text:p>
          </table:table-cell>
          <table:table-cell table:number-columns-repeated="4"/>
          <table:table-cell table:style-name="ce2" office:value-type="string">
            <text:p>0, 0.322236 305</text:p>
          </table:table-cell>
          <table:table-cell table:formula="of:=MID([.I1220];1;1)" office:value-type="string" office:string-value="0">
            <text:p>0</text:p>
          </table:table-cell>
          <table:table-cell table:formula="of:=MID([.I1220];4;6)" office:value-type="string" office:string-value="0.3222">
            <text:p>0.32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07">
            <text:p>0.6107</text:p>
          </table:table-cell>
          <table:table-cell table:formula="of:=IF([.B1221]&gt;[.$E$1];1;0)" office:value-type="float" office:value="1">
            <text:p>1</text:p>
          </table:table-cell>
          <table:table-cell table:formula="of:=ABS([.A1221]-[.C1221])" office:value-type="float" office:value="0">
            <text:p>0</text:p>
          </table:table-cell>
          <table:table-cell table:number-columns-repeated="4"/>
          <table:table-cell table:style-name="ce2" office:value-type="string">
            <text:p>1, 0.610786 306</text:p>
          </table:table-cell>
          <table:table-cell table:formula="of:=MID([.I1221];1;1)" office:value-type="string" office:string-value="1">
            <text:p>1</text:p>
          </table:table-cell>
          <table:table-cell table:formula="of:=MID([.I1221];4;6)" office:value-type="string" office:string-value="0.6107">
            <text:p>0.61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56">
            <text:p>0.5556</text:p>
          </table:table-cell>
          <table:table-cell table:formula="of:=IF([.B1222]&gt;[.$E$1];1;0)" office:value-type="float" office:value="1">
            <text:p>1</text:p>
          </table:table-cell>
          <table:table-cell table:formula="of:=ABS([.A1222]-[.C1222])" office:value-type="float" office:value="0">
            <text:p>0</text:p>
          </table:table-cell>
          <table:table-cell table:number-columns-repeated="4"/>
          <table:table-cell table:style-name="ce2" office:value-type="string">
            <text:p>1, 0.555652 307</text:p>
          </table:table-cell>
          <table:table-cell table:formula="of:=MID([.I1222];1;1)" office:value-type="string" office:string-value="1">
            <text:p>1</text:p>
          </table:table-cell>
          <table:table-cell table:formula="of:=MID([.I1222];4;6)" office:value-type="string" office:string-value="0.5556">
            <text:p>0.55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88">
            <text:p>0.8288</text:p>
          </table:table-cell>
          <table:table-cell table:formula="of:=IF([.B1223]&gt;[.$E$1];1;0)" office:value-type="float" office:value="1">
            <text:p>1</text:p>
          </table:table-cell>
          <table:table-cell table:formula="of:=ABS([.A1223]-[.C1223])" office:value-type="float" office:value="0">
            <text:p>0</text:p>
          </table:table-cell>
          <table:table-cell table:number-columns-repeated="4"/>
          <table:table-cell table:style-name="ce2" office:value-type="string">
            <text:p>1, 0.82883 308</text:p>
          </table:table-cell>
          <table:table-cell table:formula="of:=MID([.I1223];1;1)" office:value-type="string" office:string-value="1">
            <text:p>1</text:p>
          </table:table-cell>
          <table:table-cell table:formula="of:=MID([.I1223];4;6)" office:value-type="string" office:string-value="0.8288">
            <text:p>0.82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89">
            <text:p>0.4189</text:p>
          </table:table-cell>
          <table:table-cell table:formula="of:=IF([.B1224]&gt;[.$E$1];1;0)" office:value-type="float" office:value="0">
            <text:p>0</text:p>
          </table:table-cell>
          <table:table-cell table:formula="of:=ABS([.A1224]-[.C1224])" office:value-type="float" office:value="1">
            <text:p>1</text:p>
          </table:table-cell>
          <table:table-cell table:number-columns-repeated="4"/>
          <table:table-cell table:style-name="ce2" office:value-type="string">
            <text:p>1, 0.418975 309</text:p>
          </table:table-cell>
          <table:table-cell table:formula="of:=MID([.I1224];1;1)" office:value-type="string" office:string-value="1">
            <text:p>1</text:p>
          </table:table-cell>
          <table:table-cell table:formula="of:=MID([.I1224];4;6)" office:value-type="string" office:string-value="0.4189">
            <text:p>0.41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78">
            <text:p>0.6078</text:p>
          </table:table-cell>
          <table:table-cell table:formula="of:=IF([.B1225]&gt;[.$E$1];1;0)" office:value-type="float" office:value="1">
            <text:p>1</text:p>
          </table:table-cell>
          <table:table-cell table:formula="of:=ABS([.A1225]-[.C1225])" office:value-type="float" office:value="1">
            <text:p>1</text:p>
          </table:table-cell>
          <table:table-cell table:number-columns-repeated="4"/>
          <table:table-cell table:style-name="ce2" office:value-type="string">
            <text:p>0, 0.607812 310</text:p>
          </table:table-cell>
          <table:table-cell table:formula="of:=MID([.I1225];1;1)" office:value-type="string" office:string-value="0">
            <text:p>0</text:p>
          </table:table-cell>
          <table:table-cell table:formula="of:=MID([.I1225];4;6)" office:value-type="string" office:string-value="0.6078">
            <text:p>0.60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5">
            <text:p>0.6055</text:p>
          </table:table-cell>
          <table:table-cell table:formula="of:=IF([.B1226]&gt;[.$E$1];1;0)" office:value-type="float" office:value="1">
            <text:p>1</text:p>
          </table:table-cell>
          <table:table-cell table:formula="of:=ABS([.A1226]-[.C1226])" office:value-type="float" office:value="0">
            <text:p>0</text:p>
          </table:table-cell>
          <table:table-cell table:number-columns-repeated="4"/>
          <table:table-cell table:style-name="ce2" office:value-type="string">
            <text:p>1, 0.605594 311</text:p>
          </table:table-cell>
          <table:table-cell table:formula="of:=MID([.I1226];1;1)" office:value-type="string" office:string-value="1">
            <text:p>1</text:p>
          </table:table-cell>
          <table:table-cell table:formula="of:=MID([.I1226];4;6)" office:value-type="string" office:string-value="0.6055">
            <text:p>0.60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41">
            <text:p>0.7341</text:p>
          </table:table-cell>
          <table:table-cell table:formula="of:=IF([.B1227]&gt;[.$E$1];1;0)" office:value-type="float" office:value="1">
            <text:p>1</text:p>
          </table:table-cell>
          <table:table-cell table:formula="of:=ABS([.A1227]-[.C1227])" office:value-type="float" office:value="0">
            <text:p>0</text:p>
          </table:table-cell>
          <table:table-cell table:number-columns-repeated="4"/>
          <table:table-cell table:style-name="ce2" office:value-type="string">
            <text:p>1, 0.734132 312</text:p>
          </table:table-cell>
          <table:table-cell table:formula="of:=MID([.I1227];1;1)" office:value-type="string" office:string-value="1">
            <text:p>1</text:p>
          </table:table-cell>
          <table:table-cell table:formula="of:=MID([.I1227];4;6)" office:value-type="string" office:string-value="0.7341">
            <text:p>0.73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82">
            <text:p>0.7682</text:p>
          </table:table-cell>
          <table:table-cell table:formula="of:=IF([.B1228]&gt;[.$E$1];1;0)" office:value-type="float" office:value="1">
            <text:p>1</text:p>
          </table:table-cell>
          <table:table-cell table:formula="of:=ABS([.A1228]-[.C1228])" office:value-type="float" office:value="0">
            <text:p>0</text:p>
          </table:table-cell>
          <table:table-cell table:number-columns-repeated="4"/>
          <table:table-cell table:style-name="ce2" office:value-type="string">
            <text:p>1, 0.768262 313</text:p>
          </table:table-cell>
          <table:table-cell table:formula="of:=MID([.I1228];1;1)" office:value-type="string" office:string-value="1">
            <text:p>1</text:p>
          </table:table-cell>
          <table:table-cell table:formula="of:=MID([.I1228];4;6)" office:value-type="string" office:string-value="0.7682">
            <text:p>0.768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2">
            <text:p>0.352</text:p>
          </table:table-cell>
          <table:table-cell table:formula="of:=IF([.B1229]&gt;[.$E$1];1;0)" office:value-type="float" office:value="0">
            <text:p>0</text:p>
          </table:table-cell>
          <table:table-cell table:formula="of:=ABS([.A1229]-[.C1229])" office:value-type="float" office:value="0">
            <text:p>0</text:p>
          </table:table-cell>
          <table:table-cell table:number-columns-repeated="4"/>
          <table:table-cell table:style-name="ce2" office:value-type="string">
            <text:p>0, 0.352029 314</text:p>
          </table:table-cell>
          <table:table-cell table:formula="of:=MID([.I1229];1;1)" office:value-type="string" office:string-value="0">
            <text:p>0</text:p>
          </table:table-cell>
          <table:table-cell table:formula="of:=MID([.I1229];4;6)" office:value-type="string" office:string-value="0.3520">
            <text:p>0.35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13">
            <text:p>0.3713</text:p>
          </table:table-cell>
          <table:table-cell table:formula="of:=IF([.B1230]&gt;[.$E$1];1;0)" office:value-type="float" office:value="0">
            <text:p>0</text:p>
          </table:table-cell>
          <table:table-cell table:formula="of:=ABS([.A1230]-[.C1230])" office:value-type="float" office:value="1">
            <text:p>1</text:p>
          </table:table-cell>
          <table:table-cell table:number-columns-repeated="4"/>
          <table:table-cell table:style-name="ce2" office:value-type="string">
            <text:p>1, 0.371377 315</text:p>
          </table:table-cell>
          <table:table-cell table:formula="of:=MID([.I1230];1;1)" office:value-type="string" office:string-value="1">
            <text:p>1</text:p>
          </table:table-cell>
          <table:table-cell table:formula="of:=MID([.I1230];4;6)" office:value-type="string" office:string-value="0.3713">
            <text:p>0.37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07">
            <text:p>0.4907</text:p>
          </table:table-cell>
          <table:table-cell table:formula="of:=IF([.B1231]&gt;[.$E$1];1;0)" office:value-type="float" office:value="0">
            <text:p>0</text:p>
          </table:table-cell>
          <table:table-cell table:formula="of:=ABS([.A1231]-[.C1231])" office:value-type="float" office:value="0">
            <text:p>0</text:p>
          </table:table-cell>
          <table:table-cell table:number-columns-repeated="4"/>
          <table:table-cell table:style-name="ce2" office:value-type="string">
            <text:p>0, 0.490746 317</text:p>
          </table:table-cell>
          <table:table-cell table:formula="of:=MID([.I1231];1;1)" office:value-type="string" office:string-value="0">
            <text:p>0</text:p>
          </table:table-cell>
          <table:table-cell table:formula="of:=MID([.I1231];4;6)" office:value-type="string" office:string-value="0.4907">
            <text:p>0.49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57">
            <text:p>0.6857</text:p>
          </table:table-cell>
          <table:table-cell table:formula="of:=IF([.B1232]&gt;[.$E$1];1;0)" office:value-type="float" office:value="1">
            <text:p>1</text:p>
          </table:table-cell>
          <table:table-cell table:formula="of:=ABS([.A1232]-[.C1232])" office:value-type="float" office:value="0">
            <text:p>0</text:p>
          </table:table-cell>
          <table:table-cell table:number-columns-repeated="4"/>
          <table:table-cell table:style-name="ce2" office:value-type="string">
            <text:p>1, 0.68576 318</text:p>
          </table:table-cell>
          <table:table-cell table:formula="of:=MID([.I1232];1;1)" office:value-type="string" office:string-value="1">
            <text:p>1</text:p>
          </table:table-cell>
          <table:table-cell table:formula="of:=MID([.I1232];4;6)" office:value-type="string" office:string-value="0.6857">
            <text:p>0.68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48">
            <text:p>0.5448</text:p>
          </table:table-cell>
          <table:table-cell table:formula="of:=IF([.B1233]&gt;[.$E$1];1;0)" office:value-type="float" office:value="1">
            <text:p>1</text:p>
          </table:table-cell>
          <table:table-cell table:formula="of:=ABS([.A1233]-[.C1233])" office:value-type="float" office:value="1">
            <text:p>1</text:p>
          </table:table-cell>
          <table:table-cell table:number-columns-repeated="4"/>
          <table:table-cell table:style-name="ce2" office:value-type="string">
            <text:p>0, 0.544817 319</text:p>
          </table:table-cell>
          <table:table-cell table:formula="of:=MID([.I1233];1;1)" office:value-type="string" office:string-value="0">
            <text:p>0</text:p>
          </table:table-cell>
          <table:table-cell table:formula="of:=MID([.I1233];4;6)" office:value-type="string" office:string-value="0.5448">
            <text:p>0.54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55">
            <text:p>0.3255</text:p>
          </table:table-cell>
          <table:table-cell table:formula="of:=IF([.B1234]&gt;[.$E$1];1;0)" office:value-type="float" office:value="0">
            <text:p>0</text:p>
          </table:table-cell>
          <table:table-cell table:formula="of:=ABS([.A1234]-[.C1234])" office:value-type="float" office:value="1">
            <text:p>1</text:p>
          </table:table-cell>
          <table:table-cell table:number-columns-repeated="4"/>
          <table:table-cell table:style-name="ce2" office:value-type="string">
            <text:p>1, 0.325553 320</text:p>
          </table:table-cell>
          <table:table-cell table:formula="of:=MID([.I1234];1;1)" office:value-type="string" office:string-value="1">
            <text:p>1</text:p>
          </table:table-cell>
          <table:table-cell table:formula="of:=MID([.I1234];4;6)" office:value-type="string" office:string-value="0.3255">
            <text:p>0.325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36">
            <text:p>0.5436</text:p>
          </table:table-cell>
          <table:table-cell table:formula="of:=IF([.B1235]&gt;[.$E$1];1;0)" office:value-type="float" office:value="1">
            <text:p>1</text:p>
          </table:table-cell>
          <table:table-cell table:formula="of:=ABS([.A1235]-[.C1235])" office:value-type="float" office:value="1">
            <text:p>1</text:p>
          </table:table-cell>
          <table:table-cell table:number-columns-repeated="4"/>
          <table:table-cell table:style-name="ce2" office:value-type="string">
            <text:p>0, 0.543633 321</text:p>
          </table:table-cell>
          <table:table-cell table:formula="of:=MID([.I1235];1;1)" office:value-type="string" office:string-value="0">
            <text:p>0</text:p>
          </table:table-cell>
          <table:table-cell table:formula="of:=MID([.I1235];4;6)" office:value-type="string" office:string-value="0.5436">
            <text:p>0.54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35">
            <text:p>0.6935</text:p>
          </table:table-cell>
          <table:table-cell table:formula="of:=IF([.B1236]&gt;[.$E$1];1;0)" office:value-type="float" office:value="1">
            <text:p>1</text:p>
          </table:table-cell>
          <table:table-cell table:formula="of:=ABS([.A1236]-[.C1236])" office:value-type="float" office:value="1">
            <text:p>1</text:p>
          </table:table-cell>
          <table:table-cell table:number-columns-repeated="4"/>
          <table:table-cell table:style-name="ce2" office:value-type="string">
            <text:p>0, 0.693523 322</text:p>
          </table:table-cell>
          <table:table-cell table:formula="of:=MID([.I1236];1;1)" office:value-type="string" office:string-value="0">
            <text:p>0</text:p>
          </table:table-cell>
          <table:table-cell table:formula="of:=MID([.I1236];4;6)" office:value-type="string" office:string-value="0.6935">
            <text:p>0.69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77">
            <text:p>0.7577</text:p>
          </table:table-cell>
          <table:table-cell table:formula="of:=IF([.B1237]&gt;[.$E$1];1;0)" office:value-type="float" office:value="1">
            <text:p>1</text:p>
          </table:table-cell>
          <table:table-cell table:formula="of:=ABS([.A1237]-[.C1237])" office:value-type="float" office:value="0">
            <text:p>0</text:p>
          </table:table-cell>
          <table:table-cell table:number-columns-repeated="4"/>
          <table:table-cell table:style-name="ce2" office:value-type="string">
            <text:p>1, 0.75779 323</text:p>
          </table:table-cell>
          <table:table-cell table:formula="of:=MID([.I1237];1;1)" office:value-type="string" office:string-value="1">
            <text:p>1</text:p>
          </table:table-cell>
          <table:table-cell table:formula="of:=MID([.I1237];4;6)" office:value-type="string" office:string-value="0.7577">
            <text:p>0.75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52">
            <text:p>0.3652</text:p>
          </table:table-cell>
          <table:table-cell table:formula="of:=IF([.B1238]&gt;[.$E$1];1;0)" office:value-type="float" office:value="0">
            <text:p>0</text:p>
          </table:table-cell>
          <table:table-cell table:formula="of:=ABS([.A1238]-[.C1238])" office:value-type="float" office:value="0">
            <text:p>0</text:p>
          </table:table-cell>
          <table:table-cell table:number-columns-repeated="4"/>
          <table:table-cell table:style-name="ce2" office:value-type="string">
            <text:p>0, 0.365211 324</text:p>
          </table:table-cell>
          <table:table-cell table:formula="of:=MID([.I1238];1;1)" office:value-type="string" office:string-value="0">
            <text:p>0</text:p>
          </table:table-cell>
          <table:table-cell table:formula="of:=MID([.I1238];4;6)" office:value-type="string" office:string-value="0.3652">
            <text:p>0.36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91">
            <text:p>0.6991</text:p>
          </table:table-cell>
          <table:table-cell table:formula="of:=IF([.B1239]&gt;[.$E$1];1;0)" office:value-type="float" office:value="1">
            <text:p>1</text:p>
          </table:table-cell>
          <table:table-cell table:formula="of:=ABS([.A1239]-[.C1239])" office:value-type="float" office:value="0">
            <text:p>0</text:p>
          </table:table-cell>
          <table:table-cell table:number-columns-repeated="4"/>
          <table:table-cell table:style-name="ce2" office:value-type="string">
            <text:p>1, 0.699184 325</text:p>
          </table:table-cell>
          <table:table-cell table:formula="of:=MID([.I1239];1;1)" office:value-type="string" office:string-value="1">
            <text:p>1</text:p>
          </table:table-cell>
          <table:table-cell table:formula="of:=MID([.I1239];4;6)" office:value-type="string" office:string-value="0.6991">
            <text:p>0.69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19">
            <text:p>0.4019</text:p>
          </table:table-cell>
          <table:table-cell table:formula="of:=IF([.B1240]&gt;[.$E$1];1;0)" office:value-type="float" office:value="0">
            <text:p>0</text:p>
          </table:table-cell>
          <table:table-cell table:formula="of:=ABS([.A1240]-[.C1240])" office:value-type="float" office:value="0">
            <text:p>0</text:p>
          </table:table-cell>
          <table:table-cell table:number-columns-repeated="4"/>
          <table:table-cell table:style-name="ce2" office:value-type="string">
            <text:p>0, 0.401958 327</text:p>
          </table:table-cell>
          <table:table-cell table:formula="of:=MID([.I1240];1;1)" office:value-type="string" office:string-value="0">
            <text:p>0</text:p>
          </table:table-cell>
          <table:table-cell table:formula="of:=MID([.I1240];4;6)" office:value-type="string" office:string-value="0.4019">
            <text:p>0.40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62">
            <text:p>0.3662</text:p>
          </table:table-cell>
          <table:table-cell table:formula="of:=IF([.B1241]&gt;[.$E$1];1;0)" office:value-type="float" office:value="0">
            <text:p>0</text:p>
          </table:table-cell>
          <table:table-cell table:formula="of:=ABS([.A1241]-[.C1241])" office:value-type="float" office:value="1">
            <text:p>1</text:p>
          </table:table-cell>
          <table:table-cell table:number-columns-repeated="4"/>
          <table:table-cell table:style-name="ce2" office:value-type="string">
            <text:p>1, 0.366279 328</text:p>
          </table:table-cell>
          <table:table-cell table:formula="of:=MID([.I1241];1;1)" office:value-type="string" office:string-value="1">
            <text:p>1</text:p>
          </table:table-cell>
          <table:table-cell table:formula="of:=MID([.I1241];4;6)" office:value-type="string" office:string-value="0.3662">
            <text:p>0.36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4">
            <text:p>0.514</text:p>
          </table:table-cell>
          <table:table-cell table:formula="of:=IF([.B1242]&gt;[.$E$1];1;0)" office:value-type="float" office:value="0">
            <text:p>0</text:p>
          </table:table-cell>
          <table:table-cell table:formula="of:=ABS([.A1242]-[.C1242])" office:value-type="float" office:value="1">
            <text:p>1</text:p>
          </table:table-cell>
          <table:table-cell table:number-columns-repeated="4"/>
          <table:table-cell table:style-name="ce2" office:value-type="string">
            <text:p>1, 0.514074 329</text:p>
          </table:table-cell>
          <table:table-cell table:formula="of:=MID([.I1242];1;1)" office:value-type="string" office:string-value="1">
            <text:p>1</text:p>
          </table:table-cell>
          <table:table-cell table:formula="of:=MID([.I1242];4;6)" office:value-type="string" office:string-value="0.5140">
            <text:p>0.51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99">
            <text:p>0.5999</text:p>
          </table:table-cell>
          <table:table-cell table:formula="of:=IF([.B1243]&gt;[.$E$1];1;0)" office:value-type="float" office:value="1">
            <text:p>1</text:p>
          </table:table-cell>
          <table:table-cell table:formula="of:=ABS([.A1243]-[.C12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99938 330</text:p>
          </table:table-cell>
          <table:table-cell table:formula="of:=MID([.I1243];1;1)" office:value-type="string" office:string-value="1">
            <text:p>1</text:p>
          </table:table-cell>
          <table:table-cell table:formula="of:=MID([.I1243];4;6)" office:value-type="string" office:string-value="0.5999">
            <text:p>0.59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">
            <text:p>0.694</text:p>
          </table:table-cell>
          <table:table-cell table:formula="of:=IF([.B1244]&gt;[.$E$1];1;0)" office:value-type="float" office:value="1">
            <text:p>1</text:p>
          </table:table-cell>
          <table:table-cell table:formula="of:=ABS([.A1244]-[.C1244])" office:value-type="float" office:value="0">
            <text:p>0</text:p>
          </table:table-cell>
          <table:table-cell table:number-columns-repeated="4"/>
          <table:table-cell table:style-name="ce2" office:value-type="string">
            <text:p>1, 0.69406 331</text:p>
          </table:table-cell>
          <table:table-cell table:formula="of:=MID([.I1244];1;1)" office:value-type="string" office:string-value="1">
            <text:p>1</text:p>
          </table:table-cell>
          <table:table-cell table:formula="of:=MID([.I1244];4;6)" office:value-type="string" office:string-value="0.6940">
            <text:p>0.69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32">
            <text:p>0.7732</text:p>
          </table:table-cell>
          <table:table-cell table:formula="of:=IF([.B1245]&gt;[.$E$1];1;0)" office:value-type="float" office:value="1">
            <text:p>1</text:p>
          </table:table-cell>
          <table:table-cell table:formula="of:=ABS([.A1245]-[.C1245])" office:value-type="float" office:value="0">
            <text:p>0</text:p>
          </table:table-cell>
          <table:table-cell table:number-columns-repeated="4"/>
          <table:table-cell table:style-name="ce2" office:value-type="string">
            <text:p>1, 0.773294 332</text:p>
          </table:table-cell>
          <table:table-cell table:formula="of:=MID([.I1245];1;1)" office:value-type="string" office:string-value="1">
            <text:p>1</text:p>
          </table:table-cell>
          <table:table-cell table:formula="of:=MID([.I1245];4;6)" office:value-type="string" office:string-value="0.7732">
            <text:p>0.773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91">
            <text:p>0.4991</text:p>
          </table:table-cell>
          <table:table-cell table:formula="of:=IF([.B1246]&gt;[.$E$1];1;0)" office:value-type="float" office:value="0">
            <text:p>0</text:p>
          </table:table-cell>
          <table:table-cell table:formula="of:=ABS([.A1246]-[.C1246])" office:value-type="float" office:value="0">
            <text:p>0</text:p>
          </table:table-cell>
          <table:table-cell table:number-columns-repeated="4"/>
          <table:table-cell table:style-name="ce2" office:value-type="string">
            <text:p>0, 0.499111 333</text:p>
          </table:table-cell>
          <table:table-cell table:formula="of:=MID([.I1246];1;1)" office:value-type="string" office:string-value="0">
            <text:p>0</text:p>
          </table:table-cell>
          <table:table-cell table:formula="of:=MID([.I1246];4;6)" office:value-type="string" office:string-value="0.4991">
            <text:p>0.49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58">
            <text:p>0.6058</text:p>
          </table:table-cell>
          <table:table-cell table:formula="of:=IF([.B1247]&gt;[.$E$1];1;0)" office:value-type="float" office:value="1">
            <text:p>1</text:p>
          </table:table-cell>
          <table:table-cell table:formula="of:=ABS([.A1247]-[.C1247])" office:value-type="float" office:value="1">
            <text:p>1</text:p>
          </table:table-cell>
          <table:table-cell table:number-columns-repeated="4"/>
          <table:table-cell table:style-name="ce2" office:value-type="string">
            <text:p>0, 0.605845 334</text:p>
          </table:table-cell>
          <table:table-cell table:formula="of:=MID([.I1247];1;1)" office:value-type="string" office:string-value="0">
            <text:p>0</text:p>
          </table:table-cell>
          <table:table-cell table:formula="of:=MID([.I1247];4;6)" office:value-type="string" office:string-value="0.6058">
            <text:p>0.605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45">
            <text:p>0.6945</text:p>
          </table:table-cell>
          <table:table-cell table:formula="of:=IF([.B1248]&gt;[.$E$1];1;0)" office:value-type="float" office:value="1">
            <text:p>1</text:p>
          </table:table-cell>
          <table:table-cell table:formula="of:=ABS([.A1248]-[.C1248])" office:value-type="float" office:value="1">
            <text:p>1</text:p>
          </table:table-cell>
          <table:table-cell table:number-columns-repeated="4"/>
          <table:table-cell table:style-name="ce2" office:value-type="string">
            <text:p>0, 0.694587 335</text:p>
          </table:table-cell>
          <table:table-cell table:formula="of:=MID([.I1248];1;1)" office:value-type="string" office:string-value="0">
            <text:p>0</text:p>
          </table:table-cell>
          <table:table-cell table:formula="of:=MID([.I1248];4;6)" office:value-type="string" office:string-value="0.6945">
            <text:p>0.69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78">
            <text:p>0.5078</text:p>
          </table:table-cell>
          <table:table-cell table:formula="of:=IF([.B1249]&gt;[.$E$1];1;0)" office:value-type="float" office:value="0">
            <text:p>0</text:p>
          </table:table-cell>
          <table:table-cell table:formula="of:=ABS([.A1249]-[.C1249])" office:value-type="float" office:value="1">
            <text:p>1</text:p>
          </table:table-cell>
          <table:table-cell table:number-columns-repeated="4"/>
          <table:table-cell table:style-name="ce2" office:value-type="string">
            <text:p>1, 0.507875 336</text:p>
          </table:table-cell>
          <table:table-cell table:formula="of:=MID([.I1249];1;1)" office:value-type="string" office:string-value="1">
            <text:p>1</text:p>
          </table:table-cell>
          <table:table-cell table:formula="of:=MID([.I1249];4;6)" office:value-type="string" office:string-value="0.5078">
            <text:p>0.50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87">
            <text:p>0.5787</text:p>
          </table:table-cell>
          <table:table-cell table:formula="of:=IF([.B1250]&gt;[.$E$1];1;0)" office:value-type="float" office:value="1">
            <text:p>1</text:p>
          </table:table-cell>
          <table:table-cell table:formula="of:=ABS([.A1250]-[.C1250])" office:value-type="float" office:value="0">
            <text:p>0</text:p>
          </table:table-cell>
          <table:table-cell table:number-columns-repeated="4"/>
          <table:table-cell table:style-name="ce2" office:value-type="string">
            <text:p>1, 0.578788 337</text:p>
          </table:table-cell>
          <table:table-cell table:formula="of:=MID([.I1250];1;1)" office:value-type="string" office:string-value="1">
            <text:p>1</text:p>
          </table:table-cell>
          <table:table-cell table:formula="of:=MID([.I1250];4;6)" office:value-type="string" office:string-value="0.5787">
            <text:p>0.57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67">
            <text:p>0.8167</text:p>
          </table:table-cell>
          <table:table-cell table:formula="of:=IF([.B1251]&gt;[.$E$1];1;0)" office:value-type="float" office:value="1">
            <text:p>1</text:p>
          </table:table-cell>
          <table:table-cell table:formula="of:=ABS([.A1251]-[.C1251])" office:value-type="float" office:value="0">
            <text:p>0</text:p>
          </table:table-cell>
          <table:table-cell table:number-columns-repeated="4"/>
          <table:table-cell table:style-name="ce2" office:value-type="string">
            <text:p>1, 0.816753 339</text:p>
          </table:table-cell>
          <table:table-cell table:formula="of:=MID([.I1251];1;1)" office:value-type="string" office:string-value="1">
            <text:p>1</text:p>
          </table:table-cell>
          <table:table-cell table:formula="of:=MID([.I1251];4;6)" office:value-type="string" office:string-value="0.8167">
            <text:p>0.81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53">
            <text:p>0.4153</text:p>
          </table:table-cell>
          <table:table-cell table:formula="of:=IF([.B1252]&gt;[.$E$1];1;0)" office:value-type="float" office:value="0">
            <text:p>0</text:p>
          </table:table-cell>
          <table:table-cell table:formula="of:=ABS([.A1252]-[.C1252])" office:value-type="float" office:value="0">
            <text:p>0</text:p>
          </table:table-cell>
          <table:table-cell table:number-columns-repeated="4"/>
          <table:table-cell table:style-name="ce2" office:value-type="string">
            <text:p>0, 0.415337 340</text:p>
          </table:table-cell>
          <table:table-cell table:formula="of:=MID([.I1252];1;1)" office:value-type="string" office:string-value="0">
            <text:p>0</text:p>
          </table:table-cell>
          <table:table-cell table:formula="of:=MID([.I1252];4;6)" office:value-type="string" office:string-value="0.4153">
            <text:p>0.41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67">
            <text:p>0.5567</text:p>
          </table:table-cell>
          <table:table-cell table:formula="of:=IF([.B1253]&gt;[.$E$1];1;0)" office:value-type="float" office:value="1">
            <text:p>1</text:p>
          </table:table-cell>
          <table:table-cell table:formula="of:=ABS([.A1253]-[.C1253])" office:value-type="float" office:value="0">
            <text:p>0</text:p>
          </table:table-cell>
          <table:table-cell table:number-columns-repeated="4"/>
          <table:table-cell table:style-name="ce2" office:value-type="string">
            <text:p>1, 0.556703 341</text:p>
          </table:table-cell>
          <table:table-cell table:formula="of:=MID([.I1253];1;1)" office:value-type="string" office:string-value="1">
            <text:p>1</text:p>
          </table:table-cell>
          <table:table-cell table:formula="of:=MID([.I1253];4;6)" office:value-type="string" office:string-value="0.5567">
            <text:p>0.55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99">
            <text:p>0.5699</text:p>
          </table:table-cell>
          <table:table-cell table:formula="of:=IF([.B1254]&gt;[.$E$1];1;0)" office:value-type="float" office:value="1">
            <text:p>1</text:p>
          </table:table-cell>
          <table:table-cell table:formula="of:=ABS([.A1254]-[.C1254])" office:value-type="float" office:value="1">
            <text:p>1</text:p>
          </table:table-cell>
          <table:table-cell table:number-columns-repeated="4"/>
          <table:table-cell table:style-name="ce2" office:value-type="string">
            <text:p>0, 0.569969 342</text:p>
          </table:table-cell>
          <table:table-cell table:formula="of:=MID([.I1254];1;1)" office:value-type="string" office:string-value="0">
            <text:p>0</text:p>
          </table:table-cell>
          <table:table-cell table:formula="of:=MID([.I1254];4;6)" office:value-type="string" office:string-value="0.5699">
            <text:p>0.5699</text:p>
          </table:table-cell>
          <table:table-cell/>
        </table:table-row>
        <table:table-row table:style-name="ro2">
          <table:table-cell/>
          <table:table-cell/>
          <table:table-cell/>
          <table:table-cell table:formula="of:=ABS([.A1255]-[.C1255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55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6]-[.C1256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56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7]-[.C1257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57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8]-[.C1258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58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9]-[.C1259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59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60]-[.C1260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60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61]-[.C1261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61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62]-[.C1262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62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63]-[.C1263])" office:value-type="float" office:value="0">
            <text:p>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/>
          <table:table-cell/>
          <table:table-cell table:formula="of:=ABS([.A1264]-[.C1264])" office:value-type="float" office:value="0">
            <text:p>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/>
          <table:table-cell/>
          <table:table-cell table:formula="of:=ABS([.A1265]-[.C1265])" office:value-type="float" office:value="0">
            <text:p>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/>
          <table:table-cell/>
          <table:table-cell table:formula="of:=ABS([.A1266]-[.C1266])" office:value-type="float" office:value="0">
            <text:p>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 table:number-rows-repeated="86">
          <table:table-cell table:number-columns-repeated="8"/>
          <table:table-cell table:style-name="ce2"/>
          <table:table-cell table:number-columns-repeated="3"/>
        </table:table-row>
        <table:table-row table:style-name="ro3" table:number-rows-repeated="1047223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 style:data-style-name="N2" text:time-value="0000-00-00T09:44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7:19:38</meta:creation-date>
    <dc:date>2019-09-12T09:46:12</dc:date>
    <meta:editing-duration>PT1M9S</meta:editing-duration>
    <meta:editing-cycles>3</meta:editing-cycles>
    <meta:generator>LibreOffice/4.0.0.3$MacOSX_x86 LibreOffice_project/53fd80e80f44edd735c18dbc5b6cde811e0a15c</meta:generator>
    <meta:document-statistic meta:table-count="1" meta:cell-count="9332" meta:object-count="0"/>
  </office:meta>
</office:document-meta>
</file>